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 style:data-style-name="N110">
      <style:table-cell-properties fo:wrap-option="wrap" style:vertical-align="middle"/>
    </style:style>
    <style:style style:name="ce3" style:family="table-cell" style:parent-style-name="Default" style:data-style-name="N110"/>
  </office:automatic-styles>
  <office:body>
    <office:spreadsheet>
      <table:table table:name="Arkusz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Preskaler</text:p>
          </table:table-cell>
          <table:table-cell office:value-type="float" office:value="0">
            <text:p>0</text:p>
          </table:table-cell>
          <table:table-cell office:value-type="string">
            <text:p>Preskaler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Period</text:p>
          </table:table-cell>
          <table:table-cell table:style-name="ce1" office:value-type="string">
            <text:p>Czestotliwosc wynikowa</text:p>
          </table:table-cell>
          <table:table-cell table:style-name="ce1" office:value-type="string">
            <text:p>Period</text:p>
          </table:table-cell>
          <table:table-cell table:style-name="ce1" table:number-columns-repeated="1021"/>
        </table:table-row>
        <table:table-row table:style-name="ro1">
          <table:table-cell office:value-type="float" office:value="35">
            <text:p>35</text:p>
          </table:table-cell>
          <table:table-cell table:formula="of:=72000000/([.B$1]+1)/([.A3]+1)" office:value-type="float" office:value="2000000">
            <text:p>2000000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formula="of:=[.A3]+1" office:value-type="float" office:value="36">
            <text:p>36</text:p>
          </table:table-cell>
          <table:table-cell table:formula="of:=72000000/([.B$1]+1)/([.A4]+1)" office:value-type="float" office:value="1945945.94594595">
            <text:p>1945945,94594595</text:p>
          </table:table-cell>
          <table:table-cell table:formula="of:=[.C3]+1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formula="of:=[.A4]+1" office:value-type="float" office:value="37">
            <text:p>37</text:p>
          </table:table-cell>
          <table:table-cell table:formula="of:=72000000/([.B$1]+1)/([.A5]+1)" office:value-type="float" office:value="1894736.84210526">
            <text:p>1894736,84210526</text:p>
          </table:table-cell>
          <table:table-cell table:formula="of:=[.C4]+1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formula="of:=[.A5]+1" office:value-type="float" office:value="38">
            <text:p>38</text:p>
          </table:table-cell>
          <table:table-cell table:formula="of:=72000000/([.B$1]+1)/([.A6]+1)" office:value-type="float" office:value="1846153.84615385">
            <text:p>1846153,84615385</text:p>
          </table:table-cell>
          <table:table-cell table:formula="of:=[.C5]+1" office:value-type="float" office:value="38">
            <text:p>38</text:p>
          </table:table-cell>
          <table:table-cell table:number-columns-repeated="1021"/>
        </table:table-row>
        <table:table-row table:style-name="ro1">
          <table:table-cell table:formula="of:=[.A6]+1" office:value-type="float" office:value="39">
            <text:p>39</text:p>
          </table:table-cell>
          <table:table-cell table:formula="of:=72000000/([.B$1]+1)/([.A7]+1)" office:value-type="float" office:value="1800000">
            <text:p>1800000</text:p>
          </table:table-cell>
          <table:table-cell table:formula="of:=[.C6]+1" office:value-type="float" office:value="39">
            <text:p>39</text:p>
          </table:table-cell>
          <table:table-cell table:number-columns-repeated="1021"/>
        </table:table-row>
        <table:table-row table:style-name="ro1">
          <table:table-cell table:formula="of:=[.A7]+1" office:value-type="float" office:value="40">
            <text:p>40</text:p>
          </table:table-cell>
          <table:table-cell table:formula="of:=72000000/([.B$1]+1)/([.A8]+1)" office:value-type="float" office:value="1756097.56097561">
            <text:p>1756097,56097561</text:p>
          </table:table-cell>
          <table:table-cell table:formula="of:=[.C7]+1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table:formula="of:=[.A8]+1" office:value-type="float" office:value="41">
            <text:p>41</text:p>
          </table:table-cell>
          <table:table-cell table:formula="of:=72000000/([.B$1]+1)/([.A9]+1)" office:value-type="float" office:value="1714285.71428571">
            <text:p>1714285,71428571</text:p>
          </table:table-cell>
          <table:table-cell table:formula="of:=[.C8]+1" office:value-type="float" office:value="41">
            <text:p>41</text:p>
          </table:table-cell>
          <table:table-cell table:number-columns-repeated="1021"/>
        </table:table-row>
        <table:table-row table:style-name="ro1">
          <table:table-cell table:formula="of:=[.A9]+1" office:value-type="float" office:value="42">
            <text:p>42</text:p>
          </table:table-cell>
          <table:table-cell table:formula="of:=72000000/([.B$1]+1)/([.A10]+1)" office:value-type="float" office:value="1674418.60465116">
            <text:p>1674418,60465116</text:p>
          </table:table-cell>
          <table:table-cell table:formula="of:=[.C9]+1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table:formula="of:=[.A10]+1" office:value-type="float" office:value="43">
            <text:p>43</text:p>
          </table:table-cell>
          <table:table-cell table:formula="of:=72000000/([.B$1]+1)/([.A11]+1)" office:value-type="float" office:value="1636363.63636364">
            <text:p>1636363,63636364</text:p>
          </table:table-cell>
          <table:table-cell table:formula="of:=[.C10]+1" office:value-type="float" office:value="43">
            <text:p>43</text:p>
          </table:table-cell>
          <table:table-cell table:number-columns-repeated="1021"/>
        </table:table-row>
        <table:table-row table:style-name="ro1">
          <table:table-cell table:formula="of:=[.A11]+1" office:value-type="float" office:value="44">
            <text:p>44</text:p>
          </table:table-cell>
          <table:table-cell table:formula="of:=72000000/([.B$1]+1)/([.A12]+1)" office:value-type="float" office:value="1600000">
            <text:p>1600000</text:p>
          </table:table-cell>
          <table:table-cell table:formula="of:=[.C11]+1" office:value-type="float" office:value="44">
            <text:p>44</text:p>
          </table:table-cell>
          <table:table-cell table:number-columns-repeated="1021"/>
        </table:table-row>
        <table:table-row table:style-name="ro1">
          <table:table-cell table:formula="of:=[.A12]+1" office:value-type="float" office:value="45">
            <text:p>45</text:p>
          </table:table-cell>
          <table:table-cell table:formula="of:=72000000/([.B$1]+1)/([.A13]+1)" office:value-type="float" office:value="1565217.39130435">
            <text:p>1565217,39130435</text:p>
          </table:table-cell>
          <table:table-cell table:formula="of:=[.C12]+1" office:value-type="float" office:value="45">
            <text:p>45</text:p>
          </table:table-cell>
          <table:table-cell table:number-columns-repeated="1021"/>
        </table:table-row>
        <table:table-row table:style-name="ro1">
          <table:table-cell table:formula="of:=[.A13]+1" office:value-type="float" office:value="46">
            <text:p>46</text:p>
          </table:table-cell>
          <table:table-cell table:formula="of:=72000000/([.B$1]+1)/([.A14]+1)" office:value-type="float" office:value="1531914.89361702">
            <text:p>1531914,89361702</text:p>
          </table:table-cell>
          <table:table-cell table:formula="of:=[.C13]+1" office:value-type="float" office:value="46">
            <text:p>46</text:p>
          </table:table-cell>
          <table:table-cell table:number-columns-repeated="1021"/>
        </table:table-row>
        <table:table-row table:style-name="ro1">
          <table:table-cell table:formula="of:=[.A14]+1" office:value-type="float" office:value="47">
            <text:p>47</text:p>
          </table:table-cell>
          <table:table-cell table:formula="of:=72000000/([.B$1]+1)/([.A15]+1)" office:value-type="float" office:value="1500000">
            <text:p>1500000</text:p>
          </table:table-cell>
          <table:table-cell table:formula="of:=[.C14]+1" office:value-type="float" office:value="47">
            <text:p>47</text:p>
          </table:table-cell>
          <table:table-cell table:number-columns-repeated="1021"/>
        </table:table-row>
        <table:table-row table:style-name="ro1">
          <table:table-cell table:formula="of:=[.A15]+1" office:value-type="float" office:value="48">
            <text:p>48</text:p>
          </table:table-cell>
          <table:table-cell table:formula="of:=72000000/([.B$1]+1)/([.A16]+1)" office:value-type="float" office:value="1469387.75510204">
            <text:p>1469387,75510204</text:p>
          </table:table-cell>
          <table:table-cell table:formula="of:=[.C15]+1" office:value-type="float" office:value="48">
            <text:p>48</text:p>
          </table:table-cell>
          <table:table-cell table:number-columns-repeated="1021"/>
        </table:table-row>
        <table:table-row table:style-name="ro1">
          <table:table-cell table:formula="of:=[.A16]+1" office:value-type="float" office:value="49">
            <text:p>49</text:p>
          </table:table-cell>
          <table:table-cell table:formula="of:=72000000/([.B$1]+1)/([.A17]+1)" office:value-type="float" office:value="1440000">
            <text:p>1440000</text:p>
          </table:table-cell>
          <table:table-cell table:formula="of:=[.C16]+1" office:value-type="float" office:value="49">
            <text:p>49</text:p>
          </table:table-cell>
          <table:table-cell table:number-columns-repeated="1021"/>
        </table:table-row>
        <table:table-row table:style-name="ro1">
          <table:table-cell table:formula="of:=[.A17]+1" office:value-type="float" office:value="50">
            <text:p>50</text:p>
          </table:table-cell>
          <table:table-cell table:formula="of:=72000000/([.B$1]+1)/([.A18]+1)" office:value-type="float" office:value="1411764.70588235">
            <text:p>1411764,70588235</text:p>
          </table:table-cell>
          <table:table-cell table:formula="of:=[.C17]+1" office:value-type="float" office:value="50">
            <text:p>50</text:p>
          </table:table-cell>
          <table:table-cell table:number-columns-repeated="1021"/>
        </table:table-row>
        <table:table-row table:style-name="ro1">
          <table:table-cell table:formula="of:=[.A18]+1" office:value-type="float" office:value="51">
            <text:p>51</text:p>
          </table:table-cell>
          <table:table-cell table:formula="of:=72000000/([.B$1]+1)/([.A19]+1)" office:value-type="float" office:value="1384615.38461538">
            <text:p>1384615,38461538</text:p>
          </table:table-cell>
          <table:table-cell table:formula="of:=[.C18]+1" office:value-type="float" office:value="51">
            <text:p>51</text:p>
          </table:table-cell>
          <table:table-cell table:number-columns-repeated="1021"/>
        </table:table-row>
        <table:table-row table:style-name="ro1">
          <table:table-cell table:formula="of:=[.A19]+1" office:value-type="float" office:value="52">
            <text:p>52</text:p>
          </table:table-cell>
          <table:table-cell table:formula="of:=72000000/([.B$1]+1)/([.A20]+1)" office:value-type="float" office:value="1358490.56603774">
            <text:p>1358490,56603774</text:p>
          </table:table-cell>
          <table:table-cell table:formula="of:=[.C19]+1" office:value-type="float" office:value="52">
            <text:p>52</text:p>
          </table:table-cell>
          <table:table-cell table:number-columns-repeated="1021"/>
        </table:table-row>
        <table:table-row table:style-name="ro1">
          <table:table-cell table:formula="of:=[.A20]+1" office:value-type="float" office:value="53">
            <text:p>53</text:p>
          </table:table-cell>
          <table:table-cell table:formula="of:=72000000/([.B$1]+1)/([.A21]+1)" office:value-type="float" office:value="1333333.33333333">
            <text:p>1333333,33333333</text:p>
          </table:table-cell>
          <table:table-cell table:formula="of:=[.C20]+1" office:value-type="float" office:value="53">
            <text:p>53</text:p>
          </table:table-cell>
          <table:table-cell table:number-columns-repeated="1021"/>
        </table:table-row>
        <table:table-row table:style-name="ro1">
          <table:table-cell table:formula="of:=[.A21]+1" office:value-type="float" office:value="54">
            <text:p>54</text:p>
          </table:table-cell>
          <table:table-cell table:formula="of:=72000000/([.B$1]+1)/([.A22]+1)" office:value-type="float" office:value="1309090.90909091">
            <text:p>1309090,90909091</text:p>
          </table:table-cell>
          <table:table-cell table:formula="of:=[.C21]+1" office:value-type="float" office:value="54">
            <text:p>54</text:p>
          </table:table-cell>
          <table:table-cell table:number-columns-repeated="1021"/>
        </table:table-row>
        <table:table-row table:style-name="ro1">
          <table:table-cell table:formula="of:=[.A22]+1" office:value-type="float" office:value="55">
            <text:p>55</text:p>
          </table:table-cell>
          <table:table-cell table:formula="of:=72000000/([.B$1]+1)/([.A23]+1)" office:value-type="float" office:value="1285714.28571429">
            <text:p>1285714,28571429</text:p>
          </table:table-cell>
          <table:table-cell table:formula="of:=[.C22]+1" office:value-type="float" office:value="55">
            <text:p>55</text:p>
          </table:table-cell>
          <table:table-cell table:number-columns-repeated="1021"/>
        </table:table-row>
        <table:table-row table:style-name="ro1">
          <table:table-cell table:formula="of:=[.A23]+1" office:value-type="float" office:value="56">
            <text:p>56</text:p>
          </table:table-cell>
          <table:table-cell table:formula="of:=72000000/([.B$1]+1)/([.A24]+1)" office:value-type="float" office:value="1263157.89473684">
            <text:p>1263157,89473684</text:p>
          </table:table-cell>
          <table:table-cell table:formula="of:=[.C23]+1" office:value-type="float" office:value="56">
            <text:p>56</text:p>
          </table:table-cell>
          <table:table-cell table:number-columns-repeated="1021"/>
        </table:table-row>
        <table:table-row table:style-name="ro1">
          <table:table-cell table:formula="of:=[.A24]+1" office:value-type="float" office:value="57">
            <text:p>57</text:p>
          </table:table-cell>
          <table:table-cell table:formula="of:=72000000/([.B$1]+1)/([.A25]+1)" office:value-type="float" office:value="1241379.31034483">
            <text:p>1241379,31034483</text:p>
          </table:table-cell>
          <table:table-cell table:formula="of:=[.C24]+1" office:value-type="float" office:value="57">
            <text:p>57</text:p>
          </table:table-cell>
          <table:table-cell table:number-columns-repeated="1021"/>
        </table:table-row>
        <table:table-row table:style-name="ro1">
          <table:table-cell table:formula="of:=[.A25]+1" office:value-type="float" office:value="58">
            <text:p>58</text:p>
          </table:table-cell>
          <table:table-cell table:formula="of:=72000000/([.B$1]+1)/([.A26]+1)" office:value-type="float" office:value="1220338.98305085">
            <text:p>1220338,98305085</text:p>
          </table:table-cell>
          <table:table-cell table:formula="of:=[.C25]+1" office:value-type="float" office:value="58">
            <text:p>58</text:p>
          </table:table-cell>
          <table:table-cell table:number-columns-repeated="1021"/>
        </table:table-row>
        <table:table-row table:style-name="ro1">
          <table:table-cell table:formula="of:=[.A26]+1" office:value-type="float" office:value="59">
            <text:p>59</text:p>
          </table:table-cell>
          <table:table-cell table:formula="of:=72000000/([.B$1]+1)/([.A27]+1)" office:value-type="float" office:value="1200000">
            <text:p>1200000</text:p>
          </table:table-cell>
          <table:table-cell table:formula="of:=[.C26]+1" office:value-type="float" office:value="59">
            <text:p>59</text:p>
          </table:table-cell>
          <table:table-cell table:number-columns-repeated="1021"/>
        </table:table-row>
        <table:table-row table:style-name="ro1">
          <table:table-cell table:formula="of:=[.A27]+1" office:value-type="float" office:value="60">
            <text:p>60</text:p>
          </table:table-cell>
          <table:table-cell table:formula="of:=72000000/([.B$1]+1)/([.A28]+1)" office:value-type="float" office:value="1180327.86885246">
            <text:p>1180327,86885246</text:p>
          </table:table-cell>
          <table:table-cell table:formula="of:=[.C27]+1" office:value-type="float" office:value="60">
            <text:p>60</text:p>
          </table:table-cell>
          <table:table-cell table:number-columns-repeated="1021"/>
        </table:table-row>
        <table:table-row table:style-name="ro1">
          <table:table-cell table:formula="of:=[.A28]+1" office:value-type="float" office:value="61">
            <text:p>61</text:p>
          </table:table-cell>
          <table:table-cell table:formula="of:=72000000/([.B$1]+1)/([.A29]+1)" office:value-type="float" office:value="1161290.32258065">
            <text:p>1161290,32258065</text:p>
          </table:table-cell>
          <table:table-cell table:formula="of:=[.C28]+1" office:value-type="float" office:value="61">
            <text:p>61</text:p>
          </table:table-cell>
          <table:table-cell table:number-columns-repeated="1021"/>
        </table:table-row>
        <table:table-row table:style-name="ro1">
          <table:table-cell table:formula="of:=[.A29]+1" office:value-type="float" office:value="62">
            <text:p>62</text:p>
          </table:table-cell>
          <table:table-cell table:formula="of:=72000000/([.B$1]+1)/([.A30]+1)" office:value-type="float" office:value="1142857.14285714">
            <text:p>1142857,14285714</text:p>
          </table:table-cell>
          <table:table-cell table:formula="of:=[.C29]+1" office:value-type="float" office:value="62">
            <text:p>62</text:p>
          </table:table-cell>
          <table:table-cell table:number-columns-repeated="1021"/>
        </table:table-row>
      </table:table>
      <table:table table:name="Arkusz3" table:style-name="ta1" table:protected="true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1010" table:default-cell-style-name="Default"/>
        <table:table-row table:style-name="ro3">
          <table:table-cell table:style-name="ce1" office:value-type="string">
            <text:p>Czestotliwość żądana</text:p>
          </table:table-cell>
          <table:table-cell table:style-name="ce1" office:value-type="string">
            <text:p>Stosunek Fclk/Fd</text:p>
          </table:table-cell>
          <table:table-cell table:style-name="ce1" office:value-type="string">
            <text:p>Stosunek Fclk/Fd zaokr.</text:p>
          </table:table-cell>
          <table:table-cell table:style-name="ce1" office:value-type="string">
            <text:p>Preskaler narzucony</text:p>
          </table:table-cell>
          <table:table-cell table:style-name="ce1" office:value-type="string">
            <text:p>Period narzucony</text:p>
          </table:table-cell>
          <table:table-cell table:style-name="ce1" office:value-type="string">
            <text:p>Częstotliwość wynikowa</text:p>
          </table:table-cell>
          <table:table-cell table:style-name="ce2" office:value-type="string">
            <text:p>Błąd ustawienia</text:p>
          </table:table-cell>
          <table:table-cell table:style-name="ce1" office:value-type="string">
            <text:p><text:a xlink:href="http://calculla.pl/liczba_pierwsza">http://calculla.pl/liczba_pierwsza</text:a></text:p>
          </table:table-cell>
          <table:table-cell table:style-name="ce1" table:number-columns-repeated="1009"/>
        </table:table-row>
        <table:table-row table:style-name="ro1">
          <table:table-cell office:value-type="float" office:value="0.02">
            <text:p>0,02</text:p>
          </table:table-cell>
          <table:table-cell table:formula="of:=72000000/[.A2]" office:value-type="float" office:value="3600000000">
            <text:p>3600000000</text:p>
          </table:table-cell>
          <table:table-cell table:formula="of:=ROUND(72000000/[.A2];0)" office:value-type="float" office:value="3600000000">
            <text:p>3600000000</text:p>
          </table:table-cell>
          <table:table-cell table:number-columns-repeated="2" office:value-type="float" office:value="59999">
            <text:p>59999</text:p>
          </table:table-cell>
          <table:table-cell table:formula="of:=72000000/([.D2]+1)/([.E2]+1)" office:value-type="float" office:value="0.02">
            <text:p>0,02</text:p>
          </table:table-cell>
          <table:table-cell table:formula="of:=ABS([.A2]-[.F2])/[.A2]" office:value-type="float" office:value="0">
            <text:p>0,000000</text:p>
          </table:table-cell>
          <table:table-cell table:formula="of:=IF([.G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]+0.01" office:value-type="float" office:value="0.03">
            <text:p>0,03</text:p>
          </table:table-cell>
          <table:table-cell table:formula="of:=72000000/[.A3]" office:value-type="float" office:value="2400000000">
            <text:p>2400000000</text:p>
          </table:table-cell>
          <table:table-cell table:formula="of:=ROUND(72000000/[.A3];0)" office:value-type="float" office:value="2400000000">
            <text:p>2400000000</text:p>
          </table:table-cell>
          <table:table-cell table:formula="of:=[.C3]/51200 - 1" office:value-type="float" office:value="46874">
            <text:p>46874</text:p>
          </table:table-cell>
          <table:table-cell office:value-type="float" office:value="51199">
            <text:p>51199</text:p>
          </table:table-cell>
          <table:table-cell table:formula="of:=72000000/([.D3]+1)/([.E3]+1)" office:value-type="float" office:value="0.03">
            <text:p>0,03</text:p>
          </table:table-cell>
          <table:table-cell table:formula="of:=ABS([.A3]-[.F3])/[.A3]" office:value-type="float" office:value="0">
            <text:p>0,000000</text:p>
          </table:table-cell>
          <table:table-cell table:formula="of:=IF([.G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]+0.01" office:value-type="float" office:value="0.04">
            <text:p>0,04</text:p>
          </table:table-cell>
          <table:table-cell table:formula="of:=72000000/[.A4]" office:value-type="float" office:value="1800000000">
            <text:p>1800000000</text:p>
          </table:table-cell>
          <table:table-cell table:formula="of:=ROUND(72000000/[.A4];0)" office:value-type="float" office:value="1800000000">
            <text:p>1800000000</text:p>
          </table:table-cell>
          <table:table-cell table:formula="of:=[.C4]/([.E4]+1)-1" office:value-type="float" office:value="31249">
            <text:p>31249</text:p>
          </table:table-cell>
          <table:table-cell table:formula="of:=2^8*3*3*5*5-1" office:value-type="float" office:value="57599">
            <text:p>57599</text:p>
          </table:table-cell>
          <table:table-cell table:formula="of:=72000000/([.D4]+1)/([.E4]+1)" office:value-type="float" office:value="0.04">
            <text:p>0,04</text:p>
          </table:table-cell>
          <table:table-cell table:formula="of:=ABS([.A4]-[.F4])/[.A4]" office:value-type="float" office:value="0">
            <text:p>0,000000</text:p>
          </table:table-cell>
          <table:table-cell table:formula="of:=IF([.G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]+0.01" office:value-type="float" office:value="0.05">
            <text:p>0,05</text:p>
          </table:table-cell>
          <table:table-cell table:formula="of:=72000000/[.A5]" office:value-type="float" office:value="1440000000">
            <text:p>1440000000</text:p>
          </table:table-cell>
          <table:table-cell table:formula="of:=ROUND(72000000/[.A5];0)" office:value-type="float" office:value="1440000000">
            <text:p>1440000000</text:p>
          </table:table-cell>
          <table:table-cell table:formula="of:=[.C5]/([.E5]+1)-1" office:value-type="float" office:value="31249">
            <text:p>31249</text:p>
          </table:table-cell>
          <table:table-cell table:formula="of:=2^10*9*5-1" office:value-type="float" office:value="46079">
            <text:p>46079</text:p>
          </table:table-cell>
          <table:table-cell table:formula="of:=72000000/([.D5]+1)/([.E5]+1)" office:value-type="float" office:value="0.05">
            <text:p>0,05</text:p>
          </table:table-cell>
          <table:table-cell table:formula="of:=ABS([.A5]-[.F5])/[.A5]" office:value-type="float" office:value="0">
            <text:p>0,000000</text:p>
          </table:table-cell>
          <table:table-cell table:formula="of:=IF([.G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]+0.01" office:value-type="float" office:value="0.06">
            <text:p>0,06</text:p>
          </table:table-cell>
          <table:table-cell table:formula="of:=72000000/[.A6]" office:value-type="float" office:value="1200000000">
            <text:p>1200000000</text:p>
          </table:table-cell>
          <table:table-cell table:formula="of:=ROUND(72000000/[.A6];0)" office:value-type="float" office:value="1200000000">
            <text:p>1200000000</text:p>
          </table:table-cell>
          <table:table-cell table:formula="of:=[.C6]/([.E6]+1)-1" office:value-type="float" office:value="31249">
            <text:p>31249</text:p>
          </table:table-cell>
          <table:table-cell table:formula="of:=2^9*3*5*5-1" office:value-type="float" office:value="38399">
            <text:p>38399</text:p>
          </table:table-cell>
          <table:table-cell table:formula="of:=72000000/([.D6]+1)/([.E6]+1)" office:value-type="float" office:value="0.06">
            <text:p>0,06</text:p>
          </table:table-cell>
          <table:table-cell table:formula="of:=ABS([.A6]-[.F6])/[.A6]" office:value-type="float" office:value="0">
            <text:p>0,000000</text:p>
          </table:table-cell>
          <table:table-cell table:formula="of:=IF([.G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]+0.01" office:value-type="float" office:value="0.07">
            <text:p>0,07</text:p>
          </table:table-cell>
          <table:table-cell table:formula="of:=72000000/[.A7]" office:value-type="float" office:value="1028571428.57143">
            <text:p>1028571428,57143</text:p>
          </table:table-cell>
          <table:table-cell table:formula="of:=ROUND(72000000/[.A7];0)" office:value-type="float" office:value="1028571429">
            <text:p>1028571429</text:p>
          </table:table-cell>
          <table:table-cell office:value-type="float" office:value="17164">
            <text:p>17164</text:p>
          </table:table-cell>
          <table:table-cell table:formula="of:=2*3^2*5^0*3329^1*3433^0-1" office:value-type="float" office:value="59921">
            <text:p>59921</text:p>
          </table:table-cell>
          <table:table-cell table:formula="of:=72000000/([.D7]+1)/([.E7]+1)" office:value-type="float" office:value="0.0700007008820176">
            <text:p>0,0700007009</text:p>
          </table:table-cell>
          <table:table-cell table:formula="of:=ABS([.A7]-[.F7])/[.A7]" office:value-type="float" office:value="0.0000100126002508924">
            <text:p>0,000010</text:p>
          </table:table-cell>
          <table:table-cell table:formula="of:=IF([.G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]+0.01" office:value-type="float" office:value="0.08">
            <text:p>0,08</text:p>
          </table:table-cell>
          <table:table-cell table:formula="of:=72000000/[.A8]" office:value-type="float" office:value="900000000">
            <text:p>900000000</text:p>
          </table:table-cell>
          <table:table-cell table:formula="of:=ROUND(72000000/[.A8];0)" office:value-type="float" office:value="900000000">
            <text:p>900000000</text:p>
          </table:table-cell>
          <table:table-cell table:formula="of:=[.C8]/([.E8]+1)-1" office:value-type="float" office:value="15624">
            <text:p>15624</text:p>
          </table:table-cell>
          <table:table-cell table:formula="of:=2^8*3^2*5^2-1" office:value-type="float" office:value="57599">
            <text:p>57599</text:p>
          </table:table-cell>
          <table:table-cell table:formula="of:=72000000/([.D8]+1)/([.E8]+1)" office:value-type="float" office:value="0.08">
            <text:p>0,08</text:p>
          </table:table-cell>
          <table:table-cell table:formula="of:=ABS([.A8]-[.F8])/[.A8]" office:value-type="float" office:value="0">
            <text:p>0,000000</text:p>
          </table:table-cell>
          <table:table-cell table:formula="of:=IF([.G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8]+0.01" office:value-type="float" office:value="0.09">
            <text:p>0,09</text:p>
          </table:table-cell>
          <table:table-cell table:formula="of:=72000000/[.A9]" office:value-type="float" office:value="800000000">
            <text:p>800000000</text:p>
          </table:table-cell>
          <table:table-cell table:formula="of:=ROUND(72000000/[.A9];0)" office:value-type="float" office:value="800000000">
            <text:p>800000000</text:p>
          </table:table-cell>
          <table:table-cell table:formula="of:=[.C9]/([.E9]+1)-1" office:value-type="float" office:value="15624">
            <text:p>15624</text:p>
          </table:table-cell>
          <table:table-cell table:formula="of:=2^11*5*5-1" office:value-type="float" office:value="51199">
            <text:p>51199</text:p>
          </table:table-cell>
          <table:table-cell table:formula="of:=72000000/([.D9]+1)/([.E9]+1)" office:value-type="float" office:value="0.09">
            <text:p>0,09</text:p>
          </table:table-cell>
          <table:table-cell table:formula="of:=ABS([.A9]-[.F9])/[.A9]" office:value-type="float" office:value="0">
            <text:p>0,000000</text:p>
          </table:table-cell>
          <table:table-cell table:formula="of:=IF([.G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9]+0.01" office:value-type="float" office:value="0.1">
            <text:p>0,1</text:p>
          </table:table-cell>
          <table:table-cell table:formula="of:=72000000/[.A10]" office:value-type="float" office:value="720000000">
            <text:p>720000000</text:p>
          </table:table-cell>
          <table:table-cell table:formula="of:=ROUND(72000000/[.A10];0)" office:value-type="float" office:value="720000000">
            <text:p>720000000</text:p>
          </table:table-cell>
          <table:table-cell table:formula="of:=[.C10]/([.E10]+1)-1" office:value-type="float" office:value="15624">
            <text:p>15624</text:p>
          </table:table-cell>
          <table:table-cell table:formula="of:=2^10*9*5-1" office:value-type="float" office:value="46079">
            <text:p>46079</text:p>
          </table:table-cell>
          <table:table-cell table:formula="of:=72000000/([.D10]+1)/([.E10]+1)" office:value-type="float" office:value="0.1">
            <text:p>0,1</text:p>
          </table:table-cell>
          <table:table-cell table:formula="of:=ABS([.A10]-[.F10])/[.A10]" office:value-type="float" office:value="0">
            <text:p>0,000000</text:p>
          </table:table-cell>
          <table:table-cell table:formula="of:=IF([.G1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0]+0.01" office:value-type="float" office:value="0.11">
            <text:p>0,11</text:p>
          </table:table-cell>
          <table:table-cell table:formula="of:=72000000/[.A11]" office:value-type="float" office:value="654545454.545455">
            <text:p>654545454,545455</text:p>
          </table:table-cell>
          <table:table-cell table:formula="of:=ROUND(72000000/[.A11];0)" office:value-type="float" office:value="654545455">
            <text:p>654545455</text:p>
          </table:table-cell>
          <table:table-cell office:value-type="float" office:value="14588">
            <text:p>14588</text:p>
          </table:table-cell>
          <table:table-cell table:formula="of:=5*997*3^2-1" office:value-type="float" office:value="44864">
            <text:p>44864</text:p>
          </table:table-cell>
          <table:table-cell table:formula="of:=72000000/([.D11]+1)/([.E11]+1)" office:value-type="float" office:value="0.110001675463019">
            <text:p>0,1100016755</text:p>
          </table:table-cell>
          <table:table-cell table:formula="of:=ABS([.A11]-[.F11])/[.A11]" office:value-type="float" office:value="0.0000152314819946103">
            <text:p>0,000015</text:p>
          </table:table-cell>
          <table:table-cell table:formula="of:=IF([.G1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1]+0.01" office:value-type="float" office:value="0.12">
            <text:p>0,12</text:p>
          </table:table-cell>
          <table:table-cell table:formula="of:=72000000/[.A12]" office:value-type="float" office:value="600000000">
            <text:p>600000000</text:p>
          </table:table-cell>
          <table:table-cell table:formula="of:=ROUND(72000000/[.A12];0)" office:value-type="float" office:value="600000000">
            <text:p>600000000</text:p>
          </table:table-cell>
          <table:table-cell table:formula="of:=[.C12]/([.E12]+1)-1" office:value-type="float" office:value="12499">
            <text:p>12499</text:p>
          </table:table-cell>
          <table:table-cell table:formula="of:=2^7*3*5*5*5-1" office:value-type="float" office:value="47999">
            <text:p>47999</text:p>
          </table:table-cell>
          <table:table-cell table:formula="of:=72000000/([.D12]+1)/([.E12]+1)" office:value-type="float" office:value="0.12">
            <text:p>0,12</text:p>
          </table:table-cell>
          <table:table-cell table:formula="of:=ABS([.A12]-[.F12])/[.A12]" office:value-type="float" office:value="0">
            <text:p>0,000000</text:p>
          </table:table-cell>
          <table:table-cell table:formula="of:=IF([.G1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2]+0.01" office:value-type="float" office:value="0.13">
            <text:p>0,13</text:p>
          </table:table-cell>
          <table:table-cell table:formula="of:=72000000/[.A13]" office:value-type="float" office:value="553846153.846154">
            <text:p>553846153,846154</text:p>
          </table:table-cell>
          <table:table-cell table:formula="of:=ROUND(72000000/[.A13];0)" office:value-type="float" office:value="553846154">
            <text:p>553846154</text:p>
          </table:table-cell>
          <table:table-cell office:value-type="float" office:value="22870">
            <text:p>22870</text:p>
          </table:table-cell>
          <table:table-cell table:formula="of:=2*1009*4*3-1" office:value-type="float" office:value="24215">
            <text:p>24215</text:p>
          </table:table-cell>
          <table:table-cell table:formula="of:=72000000/([.D13]+1)/([.E13]+1)" office:value-type="float" office:value="0.130000473635059">
            <text:p>0,1300004736</text:p>
          </table:table-cell>
          <table:table-cell table:formula="of:=ABS([.A13]-[.F13])/[.A13]" office:value-type="float" office:value="0.00000364334660731312">
            <text:p>0,000004</text:p>
          </table:table-cell>
          <table:table-cell table:formula="of:=IF([.G1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3]+0.01" office:value-type="float" office:value="0.14">
            <text:p>0,14</text:p>
          </table:table-cell>
          <table:table-cell table:formula="of:=72000000/[.A14]" office:value-type="float" office:value="514285714.285714">
            <text:p>514285714,285714</text:p>
          </table:table-cell>
          <table:table-cell table:formula="of:=ROUND(72000000/[.A14];0)" office:value-type="float" office:value="514285714">
            <text:p>514285714</text:p>
          </table:table-cell>
          <table:table-cell office:value-type="float" office:value="14517">
            <text:p>14517</text:p>
          </table:table-cell>
          <table:table-cell table:formula="of:=41*2^5*3^3-1" office:value-type="float" office:value="35423">
            <text:p>35423</text:p>
          </table:table-cell>
          <table:table-cell table:formula="of:=72000000/([.D14]+1)/([.E14]+1)" office:value-type="float" office:value="0.140000022400004">
            <text:p>0,1400000224</text:p>
          </table:table-cell>
          <table:table-cell table:formula="of:=ABS([.A14]-[.F14])/[.A14]" office:value-type="float" office:value="0.000000160000025728468">
            <text:p>0,000000</text:p>
          </table:table-cell>
          <table:table-cell table:formula="of:=IF([.G1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4]+0.01" office:value-type="float" office:value="0.15">
            <text:p>0,15</text:p>
          </table:table-cell>
          <table:table-cell table:formula="of:=72000000/[.A15]" office:value-type="float" office:value="480000000">
            <text:p>480000000</text:p>
          </table:table-cell>
          <table:table-cell table:formula="of:=ROUND(72000000/[.A15];0)" office:value-type="float" office:value="480000000">
            <text:p>480000000</text:p>
          </table:table-cell>
          <table:table-cell table:formula="of:=[.C15]/([.E15]+1)-1" office:value-type="float" office:value="10239">
            <text:p>10239</text:p>
          </table:table-cell>
          <table:table-cell table:formula="of:=5^6*3-1" office:value-type="float" office:value="46874">
            <text:p>46874</text:p>
          </table:table-cell>
          <table:table-cell table:formula="of:=72000000/([.D15]+1)/([.E15]+1)" office:value-type="float" office:value="0.15">
            <text:p>0,15</text:p>
          </table:table-cell>
          <table:table-cell table:formula="of:=ABS([.A15]-[.F15])/[.A15]" office:value-type="float" office:value="0">
            <text:p>0,000000</text:p>
          </table:table-cell>
          <table:table-cell table:formula="of:=IF([.G1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5]+0.01" office:value-type="float" office:value="0.16">
            <text:p>0,16</text:p>
          </table:table-cell>
          <table:table-cell table:formula="of:=72000000/[.A16]" office:value-type="float" office:value="450000000">
            <text:p>450000000</text:p>
          </table:table-cell>
          <table:table-cell table:formula="of:=ROUND(72000000/[.A16];0)" office:value-type="float" office:value="450000000">
            <text:p>450000000</text:p>
          </table:table-cell>
          <table:table-cell table:formula="of:=[.C16]/([.E16]+1)-1" office:value-type="float" office:value="9599">
            <text:p>9599</text:p>
          </table:table-cell>
          <table:table-cell table:formula="of:=5^6*3-1" office:value-type="float" office:value="46874">
            <text:p>46874</text:p>
          </table:table-cell>
          <table:table-cell table:formula="of:=72000000/([.D16]+1)/([.E16]+1)" office:value-type="float" office:value="0.16">
            <text:p>0,16</text:p>
          </table:table-cell>
          <table:table-cell table:formula="of:=ABS([.A16]-[.F16])/[.A16]" office:value-type="float" office:value="0">
            <text:p>0,000000</text:p>
          </table:table-cell>
          <table:table-cell table:formula="of:=IF([.G1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6]+0.01" office:value-type="float" office:value="0.17">
            <text:p>0,17</text:p>
          </table:table-cell>
          <table:table-cell table:formula="of:=72000000/[.A17]" office:value-type="float" office:value="423529411.764706">
            <text:p>423529411,764706</text:p>
          </table:table-cell>
          <table:table-cell table:formula="of:=ROUND(72000000/[.A17];0)" office:value-type="float" office:value="423529412">
            <text:p>423529412</text:p>
          </table:table-cell>
          <table:table-cell office:value-type="float" office:value="9812">
            <text:p>9812</text:p>
          </table:table-cell>
          <table:table-cell table:formula="of:=2^3*13*83*5-1" office:value-type="float" office:value="43159">
            <text:p>43159</text:p>
          </table:table-cell>
          <table:table-cell table:formula="of:=72000000/([.D17]+1)/([.E17]+1)" office:value-type="float" office:value="0.170000133166771">
            <text:p>0,1700001332</text:p>
          </table:table-cell>
          <table:table-cell table:formula="of:=ABS([.A17]-[.F17])/[.A17]" office:value-type="float" office:value="0.000000783333946890681">
            <text:p>0,000001</text:p>
          </table:table-cell>
          <table:table-cell table:formula="of:=IF([.G1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7]+0.01" office:value-type="float" office:value="0.18">
            <text:p>0,18</text:p>
          </table:table-cell>
          <table:table-cell table:formula="of:=72000000/[.A18]" office:value-type="float" office:value="400000000">
            <text:p>400000000</text:p>
          </table:table-cell>
          <table:table-cell table:formula="of:=ROUND(72000000/[.A18];0)" office:value-type="float" office:value="400000000">
            <text:p>400000000</text:p>
          </table:table-cell>
          <table:table-cell table:formula="of:=[.C18]/([.E18]+1)-1" office:value-type="float" office:value="6249">
            <text:p>6249</text:p>
          </table:table-cell>
          <table:table-cell table:formula="of:=2^9*5*5*5-1" office:value-type="float" office:value="63999">
            <text:p>63999</text:p>
          </table:table-cell>
          <table:table-cell table:formula="of:=72000000/([.D18]+1)/([.E18]+1)" office:value-type="float" office:value="0.18">
            <text:p>0,18</text:p>
          </table:table-cell>
          <table:table-cell table:formula="of:=ABS([.A18]-[.F18])/[.A18]" office:value-type="float" office:value="0">
            <text:p>0,000000</text:p>
          </table:table-cell>
          <table:table-cell table:formula="of:=IF([.G1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8]+0.01" office:value-type="float" office:value="0.19">
            <text:p>0,19</text:p>
          </table:table-cell>
          <table:table-cell table:formula="of:=72000000/[.A19]" office:value-type="float" office:value="378947368.421053">
            <text:p>378947368,421053</text:p>
          </table:table-cell>
          <table:table-cell table:formula="of:=ROUND(72000000/[.A19];0)" office:value-type="float" office:value="378947368">
            <text:p>378947368</text:p>
          </table:table-cell>
          <table:table-cell table:formula="of:=[.C19]/([.E19]+1)-1" office:value-type="float" office:value="6315">
            <text:p>6315</text:p>
          </table:table-cell>
          <table:table-cell table:formula="of:=2*229*131-1" office:value-type="float" office:value="59997">
            <text:p>59997</text:p>
          </table:table-cell>
          <table:table-cell table:formula="of:=72000000/([.D19]+1)/([.E19]+1)" office:value-type="float" office:value="0.190000000211111">
            <text:p>0,1900000002</text:p>
          </table:table-cell>
          <table:table-cell table:formula="of:=ABS([.A19]-[.F19])/[.A19]" office:value-type="float" office:value="0.0000000011111109108809">
            <text:p>0,000000</text:p>
          </table:table-cell>
          <table:table-cell table:formula="of:=IF([.G1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9]+0.01" office:value-type="float" office:value="0.2">
            <text:p>0,2</text:p>
          </table:table-cell>
          <table:table-cell table:formula="of:=72000000/[.A20]" office:value-type="float" office:value="360000000">
            <text:p>360000000</text:p>
          </table:table-cell>
          <table:table-cell table:formula="of:=ROUND(72000000/[.A20];0)" office:value-type="float" office:value="360000000">
            <text:p>360000000</text:p>
          </table:table-cell>
          <table:table-cell table:formula="of:=[.C20]/([.E20]+1)-1" office:value-type="float" office:value="6249">
            <text:p>6249</text:p>
          </table:table-cell>
          <table:table-cell table:formula="of:=2^8*3*3*5*5-1" office:value-type="float" office:value="57599">
            <text:p>57599</text:p>
          </table:table-cell>
          <table:table-cell table:formula="of:=72000000/([.D20]+1)/([.E20]+1)" office:value-type="float" office:value="0.2">
            <text:p>0,2</text:p>
          </table:table-cell>
          <table:table-cell table:formula="of:=ABS([.A20]-[.F20])/[.A20]" office:value-type="float" office:value="0">
            <text:p>0,000000</text:p>
          </table:table-cell>
          <table:table-cell table:formula="of:=IF([.G2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0]+0.01" office:value-type="float" office:value="0.21">
            <text:p>0,21</text:p>
          </table:table-cell>
          <table:table-cell table:formula="of:=72000000/[.A21]" office:value-type="float" office:value="342857142.857143">
            <text:p>342857142,857143</text:p>
          </table:table-cell>
          <table:table-cell table:formula="of:=ROUND(72000000/[.A21];0)" office:value-type="float" office:value="342857143">
            <text:p>342857143</text:p>
          </table:table-cell>
          <table:table-cell office:value-type="float" office:value="6657">
            <text:p>6657</text:p>
          </table:table-cell>
          <table:table-cell table:formula="of:=3433*3*5-1" office:value-type="float" office:value="51494">
            <text:p>51494</text:p>
          </table:table-cell>
          <table:table-cell table:formula="of:=72000000/([.D21]+1)/([.E21]+1)" office:value-type="float" office:value="0.210002102646053">
            <text:p>0,2100021026</text:p>
          </table:table-cell>
          <table:table-cell table:formula="of:=ABS([.A21]-[.F21])/[.A21]" office:value-type="float" office:value="0.0000100126002508924">
            <text:p>0,000010</text:p>
          </table:table-cell>
          <table:table-cell table:formula="of:=IF([.G2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1]+0.01" office:value-type="float" office:value="0.22">
            <text:p>0,22</text:p>
          </table:table-cell>
          <table:table-cell table:formula="of:=72000000/[.A22]" office:value-type="float" office:value="327272727.272727">
            <text:p>327272727,272727</text:p>
          </table:table-cell>
          <table:table-cell table:formula="of:=ROUND(72000000/[.A22];0)" office:value-type="float" office:value="327272727">
            <text:p>327272727</text:p>
          </table:table-cell>
          <table:table-cell office:value-type="float" office:value="5891">
            <text:p>5891</text:p>
          </table:table-cell>
          <table:table-cell table:formula="of:=3*23^2*7*5-1" office:value-type="float" office:value="55544">
            <text:p>55544</text:p>
          </table:table-cell>
          <table:table-cell table:formula="of:=72000000/([.D22]+1)/([.E22]+1)" office:value-type="float" office:value="0.220001067005175">
            <text:p>0,220001067</text:p>
          </table:table-cell>
          <table:table-cell table:formula="of:=ABS([.A22]-[.F22])/[.A22]" office:value-type="float" office:value="0.00000485002352231609">
            <text:p>0,000005</text:p>
          </table:table-cell>
          <table:table-cell table:formula="of:=IF([.G2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2]+0.01" office:value-type="float" office:value="0.23">
            <text:p>0,23</text:p>
          </table:table-cell>
          <table:table-cell table:formula="of:=72000000/[.A23]" office:value-type="float" office:value="313043478.260869">
            <text:p>313043478,260869</text:p>
          </table:table-cell>
          <table:table-cell table:formula="of:=ROUND(72000000/[.A23];0)" office:value-type="float" office:value="313043478">
            <text:p>313043478</text:p>
          </table:table-cell>
          <table:table-cell office:value-type="float" office:value="5891">
            <text:p>5891</text:p>
          </table:table-cell>
          <table:table-cell table:formula="of:=2*3*11*23*5*7-1" office:value-type="float" office:value="53129">
            <text:p>53129</text:p>
          </table:table-cell>
          <table:table-cell table:formula="of:=72000000/([.D23]+1)/([.E23]+1)" office:value-type="float" office:value="0.23000111550541">
            <text:p>0,2300011155</text:p>
          </table:table-cell>
          <table:table-cell table:formula="of:=ABS([.A23]-[.F23])/[.A23]" office:value-type="float" office:value="0.00000485002352228867">
            <text:p>0,000005</text:p>
          </table:table-cell>
          <table:table-cell table:formula="of:=IF([.G2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3]+0.01" office:value-type="float" office:value="0.24">
            <text:p>0,24</text:p>
          </table:table-cell>
          <table:table-cell table:formula="of:=72000000/[.A24]" office:value-type="float" office:value="300000000">
            <text:p>300000000</text:p>
          </table:table-cell>
          <table:table-cell table:formula="of:=ROUND(72000000/[.A24];0)" office:value-type="float" office:value="300000000">
            <text:p>300000000</text:p>
          </table:table-cell>
          <table:table-cell table:formula="of:=[.C24]/([.E24]+1)-1" office:value-type="float" office:value="4999">
            <text:p>4999</text:p>
          </table:table-cell>
          <table:table-cell table:formula="of:=2^5*3*5*5*5*5-1" office:value-type="float" office:value="59999">
            <text:p>59999</text:p>
          </table:table-cell>
          <table:table-cell table:formula="of:=72000000/([.D24]+1)/([.E24]+1)" office:value-type="float" office:value="0.24">
            <text:p>0,24</text:p>
          </table:table-cell>
          <table:table-cell table:formula="of:=ABS([.A24]-[.F24])/[.A24]" office:value-type="float" office:value="0">
            <text:p>0,000000</text:p>
          </table:table-cell>
          <table:table-cell table:formula="of:=IF([.G2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4]+0.01" office:value-type="float" office:value="0.25">
            <text:p>0,25</text:p>
          </table:table-cell>
          <table:table-cell table:formula="of:=72000000/[.A25]" office:value-type="float" office:value="288000000">
            <text:p>288000000</text:p>
          </table:table-cell>
          <table:table-cell table:formula="of:=ROUND(72000000/[.A25];0)" office:value-type="float" office:value="288000000">
            <text:p>288000000</text:p>
          </table:table-cell>
          <table:table-cell table:formula="of:=[.C25]/([.E25]+1)-1" office:value-type="float" office:value="4999">
            <text:p>4999</text:p>
          </table:table-cell>
          <table:table-cell table:formula="of:=2^8*3*3*5*5-1" office:value-type="float" office:value="57599">
            <text:p>57599</text:p>
          </table:table-cell>
          <table:table-cell table:formula="of:=72000000/([.D25]+1)/([.E25]+1)" office:value-type="float" office:value="0.25">
            <text:p>0,25</text:p>
          </table:table-cell>
          <table:table-cell table:formula="of:=ABS([.A25]-[.F25])/[.A25]" office:value-type="float" office:value="0">
            <text:p>0,000000</text:p>
          </table:table-cell>
          <table:table-cell table:formula="of:=IF([.G2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5]+0.01" office:value-type="float" office:value="0.26">
            <text:p>0,26</text:p>
          </table:table-cell>
          <table:table-cell table:formula="of:=72000000/[.A26]" office:value-type="float" office:value="276923076.923077">
            <text:p>276923076,923077</text:p>
          </table:table-cell>
          <table:table-cell table:formula="of:=ROUND(72000000/[.A26];0)" office:value-type="float" office:value="276923077">
            <text:p>276923077</text:p>
          </table:table-cell>
          <table:table-cell office:value-type="float" office:value="6053">
            <text:p>6053</text:p>
          </table:table-cell>
          <table:table-cell table:formula="of:=22871*2-1" office:value-type="float" office:value="45741">
            <text:p>45741</text:p>
          </table:table-cell>
          <table:table-cell table:formula="of:=72000000/([.D26]+1)/([.E26]+1)" office:value-type="float" office:value="0.260000947270118">
            <text:p>0,2600009473</text:p>
          </table:table-cell>
          <table:table-cell table:formula="of:=ABS([.A26]-[.F26])/[.A26]" office:value-type="float" office:value="0.00000364334660688611">
            <text:p>0,000004</text:p>
          </table:table-cell>
          <table:table-cell table:formula="of:=IF([.G2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6]+0.01" office:value-type="float" office:value="0.27">
            <text:p>0,27</text:p>
          </table:table-cell>
          <table:table-cell table:formula="of:=72000000/[.A27]" office:value-type="float" office:value="266666666.666667">
            <text:p>266666666,666667</text:p>
          </table:table-cell>
          <table:table-cell table:formula="of:=ROUND(72000000/[.A27];0)" office:value-type="float" office:value="266666667">
            <text:p>266666667</text:p>
          </table:table-cell>
          <table:table-cell office:value-type="float" office:value="4517">
            <text:p>4517</text:p>
          </table:table-cell>
          <table:table-cell table:formula="of:=59023-1" office:value-type="float" office:value="59022">
            <text:p>59022</text:p>
          </table:table-cell>
          <table:table-cell table:formula="of:=72000000/([.D27]+1)/([.E27]+1)" office:value-type="float" office:value="0.270000762077151">
            <text:p>0,2700007621</text:p>
          </table:table-cell>
          <table:table-cell table:formula="of:=ABS([.A27]-[.F27])/[.A27]" office:value-type="float" office:value="0.00000282250796623806">
            <text:p>0,000003</text:p>
          </table:table-cell>
          <table:table-cell table:formula="of:=IF([.G2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7]+0.01" office:value-type="float" office:value="0.28">
            <text:p>0,28</text:p>
          </table:table-cell>
          <table:table-cell table:formula="of:=72000000/[.A28]" office:value-type="float" office:value="257142857.142857">
            <text:p>257142857,142857</text:p>
          </table:table-cell>
          <table:table-cell table:formula="of:=ROUND(72000000/[.A28];0)" office:value-type="float" office:value="257142857">
            <text:p>257142857</text:p>
          </table:table-cell>
          <table:table-cell office:value-type="float" office:value="4147">
            <text:p>4147</text:p>
          </table:table-cell>
          <table:table-cell table:formula="of:=41*2^3*3^3*7-1" office:value-type="float" office:value="61991">
            <text:p>61991</text:p>
          </table:table-cell>
          <table:table-cell table:formula="of:=72000000/([.D28]+1)/([.E28]+1)" office:value-type="float" office:value="0.280000044800007">
            <text:p>0,2800000448</text:p>
          </table:table-cell>
          <table:table-cell table:formula="of:=ABS([.A28]-[.F28])/[.A28]" office:value-type="float" office:value="0.00000016000002533196">
            <text:p>0,000000</text:p>
          </table:table-cell>
          <table:table-cell table:formula="of:=IF([.G2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8]+0.01" office:value-type="float" office:value="0.29">
            <text:p>0,29</text:p>
          </table:table-cell>
          <table:table-cell table:formula="of:=72000000/[.A29]" office:value-type="float" office:value="248275862.068965">
            <text:p>248275862,068965</text:p>
          </table:table-cell>
          <table:table-cell table:formula="of:=ROUND(72000000/[.A29];0)" office:value-type="float" office:value="248275862">
            <text:p>248275862</text:p>
          </table:table-cell>
          <table:table-cell table:formula="of:=[.C29]/([.E29]+1)-1" office:value-type="float" office:value="4137">
            <text:p>4137</text:p>
          </table:table-cell>
          <table:table-cell table:formula="of:=59999-1" office:value-type="float" office:value="59998">
            <text:p>59998</text:p>
          </table:table-cell>
          <table:table-cell table:formula="of:=72000000/([.D29]+1)/([.E29]+1)" office:value-type="float" office:value="0.290000000080556">
            <text:p>0,2900000001</text:p>
          </table:table-cell>
          <table:table-cell table:formula="of:=ABS([.A29]-[.F29])/[.A29]" office:value-type="float" office:value="0.000000000277777609343451">
            <text:p>0,000000</text:p>
          </table:table-cell>
          <table:table-cell table:formula="of:=IF([.G2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9]+0.01" office:value-type="float" office:value="0.3">
            <text:p>0,3</text:p>
          </table:table-cell>
          <table:table-cell table:formula="of:=72000000/[.A30]" office:value-type="float" office:value="240000000">
            <text:p>240000000</text:p>
          </table:table-cell>
          <table:table-cell table:formula="of:=ROUND(72000000/[.A30];0)" office:value-type="float" office:value="240000000">
            <text:p>240000000</text:p>
          </table:table-cell>
          <table:table-cell table:formula="of:=[.C30]/([.E30]+1)-1" office:value-type="float" office:value="3749">
            <text:p>3749</text:p>
          </table:table-cell>
          <table:table-cell table:formula="of:=2^9*5^3-1" office:value-type="float" office:value="63999">
            <text:p>63999</text:p>
          </table:table-cell>
          <table:table-cell table:formula="of:=72000000/([.D30]+1)/([.E30]+1)" office:value-type="float" office:value="0.3">
            <text:p>0,3</text:p>
          </table:table-cell>
          <table:table-cell table:formula="of:=ABS([.A30]-[.F30])/[.A30]" office:value-type="float" office:value="0">
            <text:p>0,000000</text:p>
          </table:table-cell>
          <table:table-cell table:formula="of:=IF([.G3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0]+0.01" office:value-type="float" office:value="0.31">
            <text:p>0,31</text:p>
          </table:table-cell>
          <table:table-cell table:formula="of:=72000000/[.A31]" office:value-type="float" office:value="232258064.516129">
            <text:p>232258064,516129</text:p>
          </table:table-cell>
          <table:table-cell table:formula="of:=ROUND(72000000/[.A31];0)" office:value-type="float" office:value="232258065">
            <text:p>232258065</text:p>
          </table:table-cell>
          <table:table-cell table:formula="of:=[.C31]/([.E31]+1)-1" office:value-type="float" office:value="7214">
            <text:p>7214</text:p>
          </table:table-cell>
          <table:table-cell table:formula="of:=32191-1" office:value-type="float" office:value="32190">
            <text:p>32190</text:p>
          </table:table-cell>
          <table:table-cell table:formula="of:=72000000/([.D31]+1)/([.E31]+1)" office:value-type="float" office:value="0.309999999354167">
            <text:p>0,3099999994</text:p>
          </table:table-cell>
          <table:table-cell table:formula="of:=ABS([.A31]-[.F31])/[.A31]" office:value-type="float" office:value="0.00000000208333368477733">
            <text:p>0,000000</text:p>
          </table:table-cell>
          <table:table-cell table:formula="of:=IF([.G3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1]+0.01" office:value-type="float" office:value="0.32">
            <text:p>0,32</text:p>
          </table:table-cell>
          <table:table-cell table:formula="of:=72000000/[.A32]" office:value-type="float" office:value="225000000">
            <text:p>225000000</text:p>
          </table:table-cell>
          <table:table-cell table:formula="of:=ROUND(72000000/[.A32];0)" office:value-type="float" office:value="225000000">
            <text:p>225000000</text:p>
          </table:table-cell>
          <table:table-cell table:formula="of:=[.C32]/([.E32]+1)-1" office:value-type="float" office:value="3749">
            <text:p>3749</text:p>
          </table:table-cell>
          <table:table-cell table:formula="of:=2^5*3^1*5^4-1" office:value-type="float" office:value="59999">
            <text:p>59999</text:p>
          </table:table-cell>
          <table:table-cell table:formula="of:=72000000/([.D32]+1)/([.E32]+1)" office:value-type="float" office:value="0.32">
            <text:p>0,32</text:p>
          </table:table-cell>
          <table:table-cell table:formula="of:=ABS([.A32]-[.F32])/[.A32]" office:value-type="float" office:value="0">
            <text:p>0,000000</text:p>
          </table:table-cell>
          <table:table-cell table:formula="of:=IF([.G3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2]+0.01" office:value-type="float" office:value="0.33">
            <text:p>0,33</text:p>
          </table:table-cell>
          <table:table-cell table:formula="of:=72000000/[.A33]" office:value-type="float" office:value="218181818.181818">
            <text:p>218181818,181818</text:p>
          </table:table-cell>
          <table:table-cell table:formula="of:=ROUND(72000000/[.A33];0)" office:value-type="float" office:value="218181818">
            <text:p>218181818</text:p>
          </table:table-cell>
          <table:table-cell office:value-type="float" office:value="3436">
            <text:p>3436</text:p>
          </table:table-cell>
          <table:table-cell table:formula="of:=2*23^2*2^2*3*5-1" office:value-type="float" office:value="63479">
            <text:p>63479</text:p>
          </table:table-cell>
          <table:table-cell table:formula="of:=72000000/([.D33]+1)/([.E33]+1)" office:value-type="float" office:value="0.330001600507762">
            <text:p>0,3300016005</text:p>
          </table:table-cell>
          <table:table-cell table:formula="of:=ABS([.A33]-[.F33])/[.A33]" office:value-type="float" office:value="0.00000485002352218993">
            <text:p>0,000005</text:p>
          </table:table-cell>
          <table:table-cell table:formula="of:=IF([.G3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3]+0.01" office:value-type="float" office:value="0.34">
            <text:p>0,34</text:p>
          </table:table-cell>
          <table:table-cell table:formula="of:=72000000/[.A34]" office:value-type="float" office:value="211764705.882353">
            <text:p>211764705,882353</text:p>
          </table:table-cell>
          <table:table-cell table:formula="of:=ROUND(72000000/[.A34];0)" office:value-type="float" office:value="211764706">
            <text:p>211764706</text:p>
          </table:table-cell>
          <table:table-cell office:value-type="float" office:value="3270">
            <text:p>3270</text:p>
          </table:table-cell>
          <table:table-cell table:formula="of:=2*83*2*3*5*13-1" office:value-type="float" office:value="64739">
            <text:p>64739</text:p>
          </table:table-cell>
          <table:table-cell table:formula="of:=72000000/([.D34]+1)/([.E34]+1)" office:value-type="float" office:value="0.340000266333542">
            <text:p>0,3400002663</text:p>
          </table:table-cell>
          <table:table-cell table:formula="of:=ABS([.A34]-[.F34])/[.A34]" office:value-type="float" office:value="0.000000783333946564144">
            <text:p>0,000001</text:p>
          </table:table-cell>
          <table:table-cell table:formula="of:=IF([.G3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4]+0.01" office:value-type="float" office:value="0.35">
            <text:p>0,35</text:p>
          </table:table-cell>
          <table:table-cell table:formula="of:=72000000/[.A35]" office:value-type="float" office:value="205714285.714286">
            <text:p>205714285,714286</text:p>
          </table:table-cell>
          <table:table-cell table:formula="of:=ROUND(72000000/[.A35];0)" office:value-type="float" office:value="205714286">
            <text:p>205714286</text:p>
          </table:table-cell>
          <table:table-cell office:value-type="float" office:value="4763">
            <text:p>4763</text:p>
          </table:table-cell>
          <table:table-cell table:formula="of:=2^0*3^0*29^1*397^0*1489^1-1" office:value-type="float" office:value="43180">
            <text:p>43180</text:p>
          </table:table-cell>
          <table:table-cell table:formula="of:=72000000/([.D35]+1)/([.E35]+1)" office:value-type="float" office:value="0.350000002916667">
            <text:p>0,3500000029</text:p>
          </table:table-cell>
          <table:table-cell table:formula="of:=ABS([.A35]-[.F35])/[.A35]" office:value-type="float" office:value="0.0000000083333329126134">
            <text:p>0,000000</text:p>
          </table:table-cell>
          <table:table-cell table:formula="of:=IF([.G3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5]+0.01" office:value-type="float" office:value="0.36">
            <text:p>0,36</text:p>
          </table:table-cell>
          <table:table-cell table:formula="of:=72000000/[.A36]" office:value-type="float" office:value="200000000">
            <text:p>200000000</text:p>
          </table:table-cell>
          <table:table-cell table:formula="of:=ROUND(72000000/[.A36];0)" office:value-type="float" office:value="200000000">
            <text:p>200000000</text:p>
          </table:table-cell>
          <table:table-cell table:formula="of:=[.C36]/([.E36]+1)-1" office:value-type="float" office:value="4999">
            <text:p>4999</text:p>
          </table:table-cell>
          <table:table-cell table:formula="of:=2^6*5^4-1" office:value-type="float" office:value="39999">
            <text:p>39999</text:p>
          </table:table-cell>
          <table:table-cell table:formula="of:=72000000/([.D36]+1)/([.E36]+1)" office:value-type="float" office:value="0.36">
            <text:p>0,36</text:p>
          </table:table-cell>
          <table:table-cell table:formula="of:=ABS([.A36]-[.F36])/[.A36]" office:value-type="float" office:value="0">
            <text:p>0,000000</text:p>
          </table:table-cell>
          <table:table-cell table:formula="of:=IF([.G3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6]+0.01" office:value-type="float" office:value="0.37">
            <text:p>0,37</text:p>
          </table:table-cell>
          <table:table-cell table:formula="of:=72000000/[.A37]" office:value-type="float" office:value="194594594.594595">
            <text:p>194594594,594595</text:p>
          </table:table-cell>
          <table:table-cell table:formula="of:=ROUND(72000000/[.A37];0)" office:value-type="float" office:value="194594595">
            <text:p>194594595</text:p>
          </table:table-cell>
          <table:table-cell table:formula="of:=[.C37]/([.E37]+1)-1" office:value-type="float" office:value="6044">
            <text:p>6044</text:p>
          </table:table-cell>
          <table:table-cell table:formula="of:=32191-1" office:value-type="float" office:value="32190">
            <text:p>32190</text:p>
          </table:table-cell>
          <table:table-cell table:formula="of:=72000000/([.D37]+1)/([.E37]+1)" office:value-type="float" office:value="0.369999999229167">
            <text:p>0,3699999992</text:p>
          </table:table-cell>
          <table:table-cell table:formula="of:=ABS([.A37]-[.F37])/[.A37]" office:value-type="float" office:value="0.00000000208333380576938">
            <text:p>0,000000</text:p>
          </table:table-cell>
          <table:table-cell table:formula="of:=IF([.G3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7]+0.01" office:value-type="float" office:value="0.38">
            <text:p>0,38</text:p>
          </table:table-cell>
          <table:table-cell table:formula="of:=72000000/[.A38]" office:value-type="float" office:value="189473684.210526">
            <text:p>189473684,210526</text:p>
          </table:table-cell>
          <table:table-cell table:formula="of:=ROUND(72000000/[.A38];0)" office:value-type="float" office:value="189473684">
            <text:p>189473684</text:p>
          </table:table-cell>
          <table:table-cell table:formula="of:=[.C38]/([.E38]+1)-1" office:value-type="float" office:value="3157">
            <text:p>3157</text:p>
          </table:table-cell>
          <table:table-cell table:formula="of:=2*131*229-1" office:value-type="float" office:value="59997">
            <text:p>59997</text:p>
          </table:table-cell>
          <table:table-cell table:formula="of:=72000000/([.D38]+1)/([.E38]+1)" office:value-type="float" office:value="0.380000000422222">
            <text:p>0,3800000004</text:p>
          </table:table-cell>
          <table:table-cell table:formula="of:=ABS([.A38]-[.F38])/[.A38]" office:value-type="float" office:value="0.00000000111111061871695">
            <text:p>0,000000</text:p>
          </table:table-cell>
          <table:table-cell table:formula="of:=IF([.G3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8]+0.01" office:value-type="float" office:value="0.39">
            <text:p>0,39</text:p>
          </table:table-cell>
          <table:table-cell table:formula="of:=72000000/[.A39]" office:value-type="float" office:value="184615384.615385">
            <text:p>184615384,615385</text:p>
          </table:table-cell>
          <table:table-cell table:formula="of:=ROUND(72000000/[.A39];0)" office:value-type="float" office:value="184615385">
            <text:p>184615385</text:p>
          </table:table-cell>
          <table:table-cell table:formula="of:=[.C39]/([.E39]+1)-1" office:value-type="float" office:value="5734">
            <text:p>5734</text:p>
          </table:table-cell>
          <table:table-cell table:formula="of:=32191-1" office:value-type="float" office:value="32190">
            <text:p>32190</text:p>
          </table:table-cell>
          <table:table-cell table:formula="of:=72000000/([.D39]+1)/([.E39]+1)" office:value-type="float" office:value="0.3899999991875">
            <text:p>0,3899999992</text:p>
          </table:table-cell>
          <table:table-cell table:formula="of:=ABS([.A39]-[.F39])/[.A39]" office:value-type="float" office:value="0.00000000208333379038168">
            <text:p>0,000000</text:p>
          </table:table-cell>
          <table:table-cell table:formula="of:=IF([.G3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9]+0.01" office:value-type="float" office:value="0.4">
            <text:p>0,4</text:p>
          </table:table-cell>
          <table:table-cell table:formula="of:=72000000/[.A40]" office:value-type="float" office:value="180000000">
            <text:p>180000000</text:p>
          </table:table-cell>
          <table:table-cell table:formula="of:=ROUND(72000000/[.A40];0)" office:value-type="float" office:value="180000000">
            <text:p>180000000</text:p>
          </table:table-cell>
          <table:table-cell table:formula="of:=[.C40]/([.E40]+1)-1" office:value-type="float" office:value="3124">
            <text:p>3124</text:p>
          </table:table-cell>
          <table:table-cell table:formula="of:=2^8*3^2*5^2-1" office:value-type="float" office:value="57599">
            <text:p>57599</text:p>
          </table:table-cell>
          <table:table-cell table:formula="of:=72000000/([.D40]+1)/([.E40]+1)" office:value-type="float" office:value="0.4">
            <text:p>0,4</text:p>
          </table:table-cell>
          <table:table-cell table:formula="of:=ABS([.A40]-[.F40])/[.A40]" office:value-type="float" office:value="0">
            <text:p>0,000000</text:p>
          </table:table-cell>
          <table:table-cell table:formula="of:=IF([.G4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0]+0.01" office:value-type="float" office:value="0.41">
            <text:p>0,41</text:p>
          </table:table-cell>
          <table:table-cell table:formula="of:=72000000/[.A41]" office:value-type="float" office:value="175609756.097561">
            <text:p>175609756,097561</text:p>
          </table:table-cell>
          <table:table-cell table:formula="of:=ROUND(72000000/[.A41];0)" office:value-type="float" office:value="175609756">
            <text:p>175609756</text:p>
          </table:table-cell>
          <table:table-cell office:value-type="float" office:value="3110">
            <text:p>3110</text:p>
          </table:table-cell>
          <table:table-cell table:formula="of:=2^2*7*2^5*3^2*7-1" office:value-type="float" office:value="56447">
            <text:p>56447</text:p>
          </table:table-cell>
          <table:table-cell table:formula="of:=72000000/([.D41]+1)/([.E41]+1)" office:value-type="float" office:value="0.41000006560001">
            <text:p>0,4100000656</text:p>
          </table:table-cell>
          <table:table-cell table:formula="of:=ABS([.A41]-[.F41])/[.A41]" office:value-type="float" office:value="0.000000160000025153048">
            <text:p>0,000000</text:p>
          </table:table-cell>
          <table:table-cell table:formula="of:=IF([.G4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1]+0.01" office:value-type="float" office:value="0.42">
            <text:p>0,42</text:p>
          </table:table-cell>
          <table:table-cell table:formula="of:=72000000/[.A42]" office:value-type="float" office:value="171428571.428571">
            <text:p>171428571,428571</text:p>
          </table:table-cell>
          <table:table-cell table:formula="of:=ROUND(72000000/[.A42];0)" office:value-type="float" office:value="171428571">
            <text:p>171428571</text:p>
          </table:table-cell>
          <table:table-cell table:formula="of:=[.C42]/([.E42]+1)-1" office:value-type="float" office:value="6666">
            <text:p>6666</text:p>
          </table:table-cell>
          <table:table-cell table:formula="of:=2857*9-1" office:value-type="float" office:value="25712">
            <text:p>25712</text:p>
          </table:table-cell>
          <table:table-cell table:formula="of:=72000000/([.D42]+1)/([.E42]+1)" office:value-type="float" office:value="0.42000000105">
            <text:p>0,4200000011</text:p>
          </table:table-cell>
          <table:table-cell table:formula="of:=ABS([.A42]-[.F42])/[.A42]" office:value-type="float" office:value="0.00000000249999941383448">
            <text:p>0,000000</text:p>
          </table:table-cell>
          <table:table-cell table:formula="of:=IF([.G4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2]+0.01" office:value-type="float" office:value="0.43">
            <text:p>0,43</text:p>
          </table:table-cell>
          <table:table-cell table:formula="of:=72000000/[.A43]" office:value-type="float" office:value="167441860.465116">
            <text:p>167441860,465116</text:p>
          </table:table-cell>
          <table:table-cell table:formula="of:=ROUND(72000000/[.A43];0)" office:value-type="float" office:value="167441860">
            <text:p>167441860</text:p>
          </table:table-cell>
          <table:table-cell table:formula="of:=[.C43]/([.E43]+1)-1" office:value-type="float" office:value="5652">
            <text:p>5652</text:p>
          </table:table-cell>
          <table:table-cell table:formula="of:=2*2*5*1481-1" office:value-type="float" office:value="29619">
            <text:p>29619</text:p>
          </table:table-cell>
          <table:table-cell table:formula="of:=72000000/([.D43]+1)/([.E43]+1)" office:value-type="float" office:value="0.430000001194444">
            <text:p>0,4300000012</text:p>
          </table:table-cell>
          <table:table-cell table:formula="of:=ABS([.A43]-[.F43])/[.A43]" office:value-type="float" office:value="0.00000000277777723303794">
            <text:p>0,000000</text:p>
          </table:table-cell>
          <table:table-cell table:formula="of:=IF([.G4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3]+0.01" office:value-type="float" office:value="0.44">
            <text:p>0,44</text:p>
          </table:table-cell>
          <table:table-cell table:formula="of:=72000000/[.A44]" office:value-type="float" office:value="163636363.636364">
            <text:p>163636363,636364</text:p>
          </table:table-cell>
          <table:table-cell table:formula="of:=ROUND(72000000/[.A44];0)" office:value-type="float" office:value="163636364">
            <text:p>163636364</text:p>
          </table:table-cell>
          <table:table-cell office:value-type="float" office:value="3003">
            <text:p>3003</text:p>
          </table:table-cell>
          <table:table-cell table:formula="of:=2^3*11*619-1" office:value-type="float" office:value="54471">
            <text:p>54471</text:p>
          </table:table-cell>
          <table:table-cell table:formula="of:=72000000/([.D44]+1)/([.E44]+1)" office:value-type="float" office:value="0.440006656811821">
            <text:p>0,4400066568</text:p>
          </table:table-cell>
          <table:table-cell table:formula="of:=ABS([.A44]-[.F44])/[.A44]" office:value-type="float" office:value="0.0000151291177751105">
            <text:p>0,000015</text:p>
          </table:table-cell>
          <table:table-cell table:formula="of:=IF([.G4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4]+0.01" office:value-type="float" office:value="0.45">
            <text:p>0,45</text:p>
          </table:table-cell>
          <table:table-cell table:formula="of:=72000000/[.A45]" office:value-type="float" office:value="160000000">
            <text:p>160000000</text:p>
          </table:table-cell>
          <table:table-cell table:formula="of:=ROUND(72000000/[.A45];0)" office:value-type="float" office:value="160000000">
            <text:p>160000000</text:p>
          </table:table-cell>
          <table:table-cell table:formula="of:=[.C45]/([.E45]+1)-1" office:value-type="float" office:value="3124">
            <text:p>3124</text:p>
          </table:table-cell>
          <table:table-cell table:formula="of:=2^11*5^2-1" office:value-type="float" office:value="51199">
            <text:p>51199</text:p>
          </table:table-cell>
          <table:table-cell table:formula="of:=72000000/([.D45]+1)/([.E45]+1)" office:value-type="float" office:value="0.45">
            <text:p>0,45</text:p>
          </table:table-cell>
          <table:table-cell table:formula="of:=ABS([.A45]-[.F45])/[.A45]" office:value-type="float" office:value="0">
            <text:p>0,000000</text:p>
          </table:table-cell>
          <table:table-cell table:formula="of:=IF([.G4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5]+0.01" office:value-type="float" office:value="0.46">
            <text:p>0,46</text:p>
          </table:table-cell>
          <table:table-cell table:formula="of:=72000000/[.A46]" office:value-type="float" office:value="156521739.130435">
            <text:p>156521739,130435</text:p>
          </table:table-cell>
          <table:table-cell table:formula="of:=ROUND(72000000/[.A46];0)" office:value-type="float" office:value="156521739">
            <text:p>156521739</text:p>
          </table:table-cell>
          <table:table-cell office:value-type="float" office:value="2454">
            <text:p>2454</text:p>
          </table:table-cell>
          <table:table-cell table:formula="of:=2^2*3^2*7*11*23-1" office:value-type="float" office:value="63755">
            <text:p>63755</text:p>
          </table:table-cell>
          <table:table-cell table:formula="of:=72000000/([.D46]+1)/([.E46]+1)" office:value-type="float" office:value="0.46000223101082">
            <text:p>0,460002231</text:p>
          </table:table-cell>
          <table:table-cell table:formula="of:=ABS([.A46]-[.F46])/[.A46]" office:value-type="float" office:value="0.00000485002352204731">
            <text:p>0,000005</text:p>
          </table:table-cell>
          <table:table-cell table:formula="of:=IF([.G4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6]+0.01" office:value-type="float" office:value="0.47">
            <text:p>0,47</text:p>
          </table:table-cell>
          <table:table-cell table:formula="of:=72000000/[.A47]" office:value-type="float" office:value="153191489.361702">
            <text:p>153191489,361702</text:p>
          </table:table-cell>
          <table:table-cell table:formula="of:=ROUND(72000000/[.A47];0)" office:value-type="float" office:value="153191489">
            <text:p>153191489</text:p>
          </table:table-cell>
          <table:table-cell office:value-type="float" office:value="6688">
            <text:p>6688</text:p>
          </table:table-cell>
          <table:table-cell table:formula="of:=2*3*347*11-1" office:value-type="float" office:value="22901">
            <text:p>22901</text:p>
          </table:table-cell>
          <table:table-cell table:formula="of:=72000000/([.D47]+1)/([.E47]+1)" office:value-type="float" office:value="0.470000034858336">
            <text:p>0,4700000349</text:p>
          </table:table-cell>
          <table:table-cell table:formula="of:=ABS([.A47]-[.F47])/[.A47]" office:value-type="float" office:value="0.0000000741666716221558">
            <text:p>0,000000</text:p>
          </table:table-cell>
          <table:table-cell table:formula="of:=IF([.G4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7]+0.01" office:value-type="float" office:value="0.48">
            <text:p>0,48</text:p>
          </table:table-cell>
          <table:table-cell table:formula="of:=72000000/[.A48]" office:value-type="float" office:value="150000000">
            <text:p>150000000</text:p>
          </table:table-cell>
          <table:table-cell table:formula="of:=ROUND(72000000/[.A48];0)" office:value-type="float" office:value="150000000">
            <text:p>150000000</text:p>
          </table:table-cell>
          <table:table-cell table:formula="of:=[.C48]/([.E48]+1)-1" office:value-type="float" office:value="3124">
            <text:p>3124</text:p>
          </table:table-cell>
          <table:table-cell table:formula="of:=2^7*3*5^3-1" office:value-type="float" office:value="47999">
            <text:p>47999</text:p>
          </table:table-cell>
          <table:table-cell table:formula="of:=72000000/([.D48]+1)/([.E48]+1)" office:value-type="float" office:value="0.48">
            <text:p>0,48</text:p>
          </table:table-cell>
          <table:table-cell table:formula="of:=ABS([.A48]-[.F48])/[.A48]" office:value-type="float" office:value="0">
            <text:p>0,000000</text:p>
          </table:table-cell>
          <table:table-cell table:formula="of:=IF([.G4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8]+0.01" office:value-type="float" office:value="0.49">
            <text:p>0,49</text:p>
          </table:table-cell>
          <table:table-cell table:formula="of:=72000000/[.A49]" office:value-type="float" office:value="146938775.510204">
            <text:p>146938775,510204</text:p>
          </table:table-cell>
          <table:table-cell table:formula="of:=ROUND(72000000/[.A49];0)" office:value-type="float" office:value="146938776">
            <text:p>146938776</text:p>
          </table:table-cell>
          <table:table-cell office:value-type="float" office:value="2500">
            <text:p>2500</text:p>
          </table:table-cell>
          <table:table-cell table:formula="of:=2^7*3^3*17-1" office:value-type="float" office:value="58751">
            <text:p>58751</text:p>
          </table:table-cell>
          <table:table-cell table:formula="of:=72000000/([.D49]+1)/([.E49]+1)" office:value-type="float" office:value="0.490000078400013">
            <text:p>0,4900000784</text:p>
          </table:table-cell>
          <table:table-cell table:formula="of:=ABS([.A49]-[.F49])/[.A49]" office:value-type="float" office:value="0.000000160000025020418">
            <text:p>0,000000</text:p>
          </table:table-cell>
          <table:table-cell table:formula="of:=IF([.G4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9]+0.01" office:value-type="float" office:value="0.5">
            <text:p>0,5</text:p>
          </table:table-cell>
          <table:table-cell table:formula="of:=72000000/[.A50]" office:value-type="float" office:value="144000000">
            <text:p>144000000</text:p>
          </table:table-cell>
          <table:table-cell table:formula="of:=ROUND(72000000/[.A50];0)" office:value-type="float" office:value="144000000">
            <text:p>144000000</text:p>
          </table:table-cell>
          <table:table-cell table:formula="of:=[.C50]/([.E50]+1)-1" office:value-type="float" office:value="3124">
            <text:p>3124</text:p>
          </table:table-cell>
          <table:table-cell table:formula="of:=2^10*3^2*5^1-1" office:value-type="float" office:value="46079">
            <text:p>46079</text:p>
          </table:table-cell>
          <table:table-cell table:formula="of:=72000000/([.D50]+1)/([.E50]+1)" office:value-type="float" office:value="0.5">
            <text:p>0,5</text:p>
          </table:table-cell>
          <table:table-cell table:formula="of:=ABS([.A50]-[.F50])/[.A50]" office:value-type="float" office:value="0">
            <text:p>0,000000</text:p>
          </table:table-cell>
          <table:table-cell table:formula="of:=IF([.G5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0]+0.01" office:value-type="float" office:value="0.51">
            <text:p>0,51</text:p>
          </table:table-cell>
          <table:table-cell table:formula="of:=72000000/[.A51]" office:value-type="float" office:value="141176470.588235">
            <text:p>141176470,588235</text:p>
          </table:table-cell>
          <table:table-cell table:formula="of:=ROUND(72000000/[.A51];0)" office:value-type="float" office:value="141176471">
            <text:p>141176471</text:p>
          </table:table-cell>
          <table:table-cell table:formula="of:=[.C51]/([.E51]+1)-1" office:value-type="float" office:value="3762">
            <text:p>3762</text:p>
          </table:table-cell>
          <table:table-cell table:formula="of:=37517-1" office:value-type="float" office:value="37516">
            <text:p>37516</text:p>
          </table:table-cell>
          <table:table-cell table:formula="of:=72000000/([.D51]+1)/([.E51]+1)" office:value-type="float" office:value="0.5099999985125">
            <text:p>0,5099999985</text:p>
          </table:table-cell>
          <table:table-cell table:formula="of:=ABS([.A51]-[.F51])/[.A51]" office:value-type="float" office:value="0.00000000291666712568354">
            <text:p>0,000000</text:p>
          </table:table-cell>
          <table:table-cell table:formula="of:=IF([.G5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1]+0.01" office:value-type="float" office:value="0.52">
            <text:p>0,52</text:p>
          </table:table-cell>
          <table:table-cell table:formula="of:=72000000/[.A52]" office:value-type="float" office:value="138461538.461538">
            <text:p>138461538,461538</text:p>
          </table:table-cell>
          <table:table-cell table:formula="of:=ROUND(72000000/[.A52];0)" office:value-type="float" office:value="138461538">
            <text:p>138461538</text:p>
          </table:table-cell>
          <table:table-cell office:value-type="float" office:value="2243">
            <text:p>2243</text:p>
          </table:table-cell>
          <table:table-cell table:formula="of:=61703-1" office:value-type="float" office:value="61702">
            <text:p>61702</text:p>
          </table:table-cell>
          <table:table-cell table:formula="of:=72000000/([.D52]+1)/([.E52]+1)" office:value-type="float" office:value="0.520000024266668">
            <text:p>0,5200000243</text:p>
          </table:table-cell>
          <table:table-cell table:formula="of:=ABS([.A52]-[.F52])/[.A52]" office:value-type="float" office:value="0.0000000466666683928397">
            <text:p>0,000000</text:p>
          </table:table-cell>
          <table:table-cell table:formula="of:=IF([.G5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2]+0.01" office:value-type="float" office:value="0.53">
            <text:p>0,53</text:p>
          </table:table-cell>
          <table:table-cell table:formula="of:=72000000/[.A53]" office:value-type="float" office:value="135849056.603774">
            <text:p>135849056,603774</text:p>
          </table:table-cell>
          <table:table-cell table:formula="of:=ROUND(72000000/[.A53];0)" office:value-type="float" office:value="135849057">
            <text:p>135849057</text:p>
          </table:table-cell>
          <table:table-cell table:formula="of:=[.C53]/([.E53]+1)-1" office:value-type="float" office:value="3620">
            <text:p>3620</text:p>
          </table:table-cell>
          <table:table-cell table:formula="of:=37517-1" office:value-type="float" office:value="37516">
            <text:p>37516</text:p>
          </table:table-cell>
          <table:table-cell table:formula="of:=72000000/([.D53]+1)/([.E53]+1)" office:value-type="float" office:value="0.529999998454167">
            <text:p>0,5299999985</text:p>
          </table:table-cell>
          <table:table-cell table:formula="of:=ABS([.A53]-[.F53])/[.A53]" office:value-type="float" office:value="0.00000000291666711746879">
            <text:p>0,000000</text:p>
          </table:table-cell>
          <table:table-cell table:formula="of:=IF([.G5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3]+0.01" office:value-type="float" office:value="0.54">
            <text:p>0,54</text:p>
          </table:table-cell>
          <table:table-cell table:formula="of:=72000000/[.A54]" office:value-type="float" office:value="133333333.333333">
            <text:p>133333333,333333</text:p>
          </table:table-cell>
          <table:table-cell table:formula="of:=ROUND(72000000/[.A54];0)" office:value-type="float" office:value="133333333">
            <text:p>133333333</text:p>
          </table:table-cell>
          <table:table-cell table:formula="of:=[.C54]/([.E54]+1)-1" office:value-type="float" office:value="2856">
            <text:p>2856</text:p>
          </table:table-cell>
          <table:table-cell table:formula="of:=7*59*113-1" office:value-type="float" office:value="46668">
            <text:p>46668</text:p>
          </table:table-cell>
          <table:table-cell table:formula="of:=72000000/([.D54]+1)/([.E54]+1)" office:value-type="float" office:value="0.54000000135">
            <text:p>0,5400000014</text:p>
          </table:table-cell>
          <table:table-cell table:formula="of:=ABS([.A54]-[.F54])/[.A54]" office:value-type="float" office:value="0.0000000024999993844635">
            <text:p>0,000000</text:p>
          </table:table-cell>
          <table:table-cell table:formula="of:=IF([.G5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4]+0.01" office:value-type="float" office:value="0.55">
            <text:p>0,55</text:p>
          </table:table-cell>
          <table:table-cell table:formula="of:=72000000/[.A55]" office:value-type="float" office:value="130909090.909091">
            <text:p>130909090,909091</text:p>
          </table:table-cell>
          <table:table-cell table:formula="of:=ROUND(72000000/[.A55];0)" office:value-type="float" office:value="130909091">
            <text:p>130909091</text:p>
          </table:table-cell>
          <table:table-cell office:value-type="float" office:value="2019">
            <text:p>2019</text:p>
          </table:table-cell>
          <table:table-cell table:formula="of:=2^0*5^1*13*997-1" office:value-type="float" office:value="64804">
            <text:p>64804</text:p>
          </table:table-cell>
          <table:table-cell table:formula="of:=72000000/([.D55]+1)/([.E55]+1)" office:value-type="float" office:value="0.550012566259326">
            <text:p>0,5500125663</text:p>
          </table:table-cell>
          <table:table-cell table:formula="of:=ABS([.A55]-[.F55])/[.A55]" office:value-type="float" office:value="0.0000228477442292868">
            <text:p>0,000023</text:p>
          </table:table-cell>
          <table:table-cell table:formula="of:=IF([.G5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5]+0.01" office:value-type="float" office:value="0.56">
            <text:p>0,56</text:p>
          </table:table-cell>
          <table:table-cell table:formula="of:=72000000/[.A56]" office:value-type="float" office:value="128571428.571429">
            <text:p>128571428,571429</text:p>
          </table:table-cell>
          <table:table-cell table:formula="of:=ROUND(72000000/[.A56];0)" office:value-type="float" office:value="128571429">
            <text:p>128571429</text:p>
          </table:table-cell>
          <table:table-cell office:value-type="float" office:value="2500">
            <text:p>2500</text:p>
          </table:table-cell>
          <table:table-cell table:formula="of:=2^4*3^3*7*17-1" office:value-type="float" office:value="51407">
            <text:p>51407</text:p>
          </table:table-cell>
          <table:table-cell table:formula="of:=72000000/([.D56]+1)/([.E56]+1)" office:value-type="float" office:value="0.560000089600014">
            <text:p>0,5600000896</text:p>
          </table:table-cell>
          <table:table-cell table:formula="of:=ABS([.A56]-[.F56])/[.A56]" office:value-type="float" office:value="0.000000160000025133706">
            <text:p>0,000000</text:p>
          </table:table-cell>
          <table:table-cell table:formula="of:=IF([.G5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6]+0.01" office:value-type="float" office:value="0.57">
            <text:p>0,57</text:p>
          </table:table-cell>
          <table:table-cell table:formula="of:=72000000/[.A57]" office:value-type="float" office:value="126315789.473684">
            <text:p>126315789,473684</text:p>
          </table:table-cell>
          <table:table-cell table:formula="of:=ROUND(72000000/[.A57];0)" office:value-type="float" office:value="126315789">
            <text:p>126315789</text:p>
          </table:table-cell>
          <table:table-cell office:value-type="float" office:value="3791">
            <text:p>3791</text:p>
          </table:table-cell>
          <table:table-cell table:formula="of:=33311-1" office:value-type="float" office:value="33310">
            <text:p>33310</text:p>
          </table:table-cell>
          <table:table-cell table:formula="of:=72000000/([.D57]+1)/([.E57]+1)" office:value-type="float" office:value="0.570002154608144">
            <text:p>0,5700021546</text:p>
          </table:table-cell>
          <table:table-cell table:formula="of:=ABS([.A57]-[.F57])/[.A57]" office:value-type="float" office:value="0.00000378001428793439">
            <text:p>0,000004</text:p>
          </table:table-cell>
          <table:table-cell table:formula="of:=IF([.G5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7]+0.01" office:value-type="float" office:value="0.58">
            <text:p>0,58</text:p>
          </table:table-cell>
          <table:table-cell table:formula="of:=72000000/[.A58]" office:value-type="float" office:value="124137931.034483">
            <text:p>124137931,034483</text:p>
          </table:table-cell>
          <table:table-cell table:formula="of:=ROUND(72000000/[.A58];0)" office:value-type="float" office:value="124137931">
            <text:p>124137931</text:p>
          </table:table-cell>
          <table:table-cell table:formula="of:=[.C58]/([.E58]+1)-1" office:value-type="float" office:value="2068">
            <text:p>2068</text:p>
          </table:table-cell>
          <table:table-cell table:formula="of:=59999-1" office:value-type="float" office:value="59998">
            <text:p>59998</text:p>
          </table:table-cell>
          <table:table-cell table:formula="of:=72000000/([.D58]+1)/([.E58]+1)" office:value-type="float" office:value="0.580000000161111">
            <text:p>0,5800000002</text:p>
          </table:table-cell>
          <table:table-cell table:formula="of:=ABS([.A58]-[.F58])/[.A58]" office:value-type="float" office:value="0.000000000277777417925688">
            <text:p>0,000000</text:p>
          </table:table-cell>
          <table:table-cell table:formula="of:=IF([.G5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8]+0.01" office:value-type="float" office:value="0.59">
            <text:p>0,59</text:p>
          </table:table-cell>
          <table:table-cell table:formula="of:=72000000/[.A59]" office:value-type="float" office:value="122033898.305085">
            <text:p>122033898,305085</text:p>
          </table:table-cell>
          <table:table-cell table:formula="of:=ROUND(72000000/[.A59];0)" office:value-type="float" office:value="122033898">
            <text:p>122033898</text:p>
          </table:table-cell>
          <table:table-cell table:formula="of:=[.C59]/([.E59]+1)-1" office:value-type="float" office:value="2856">
            <text:p>2856</text:p>
          </table:table-cell>
          <table:table-cell table:formula="of:=2*3^3*7*113-1" office:value-type="float" office:value="42713">
            <text:p>42713</text:p>
          </table:table-cell>
          <table:table-cell table:formula="of:=72000000/([.D59]+1)/([.E59]+1)" office:value-type="float" office:value="0.590000001475">
            <text:p>0,5900000015</text:p>
          </table:table-cell>
          <table:table-cell table:formula="of:=ABS([.A59]-[.F59])/[.A59]" office:value-type="float" office:value="0.00000000249999945415735">
            <text:p>0,000000</text:p>
          </table:table-cell>
          <table:table-cell table:formula="of:=IF([.G5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9]+0.01" office:value-type="float" office:value="0.6">
            <text:p>0,6</text:p>
          </table:table-cell>
          <table:table-cell table:formula="of:=72000000/[.A60]" office:value-type="float" office:value="120000000">
            <text:p>120000000</text:p>
          </table:table-cell>
          <table:table-cell table:formula="of:=ROUND(72000000/[.A60];0)" office:value-type="float" office:value="120000000">
            <text:p>120000000</text:p>
          </table:table-cell>
          <table:table-cell table:formula="of:=[.C60]/([.E60]+1)-1" office:value-type="float" office:value="1874">
            <text:p>1874</text:p>
          </table:table-cell>
          <table:table-cell table:formula="of:=2^9*3^0*5^3-1" office:value-type="float" office:value="63999">
            <text:p>63999</text:p>
          </table:table-cell>
          <table:table-cell table:formula="of:=72000000/([.D60]+1)/([.E60]+1)" office:value-type="float" office:value="0.6">
            <text:p>0,6</text:p>
          </table:table-cell>
          <table:table-cell table:formula="of:=ABS([.A60]-[.F60])/[.A60]" office:value-type="float" office:value="0">
            <text:p>0,000000</text:p>
          </table:table-cell>
          <table:table-cell table:formula="of:=IF([.G6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0]+0.01" office:value-type="float" office:value="0.61">
            <text:p>0,61</text:p>
          </table:table-cell>
          <table:table-cell table:formula="of:=72000000/[.A61]" office:value-type="float" office:value="118032786.885246">
            <text:p>118032786,885246</text:p>
          </table:table-cell>
          <table:table-cell table:formula="of:=ROUND(72000000/[.A61];0)" office:value-type="float" office:value="118032787">
            <text:p>118032787</text:p>
          </table:table-cell>
          <table:table-cell office:value-type="float" office:value="1982">
            <text:p>1982</text:p>
          </table:table-cell>
          <table:table-cell table:formula="of:=2*29761*661^0-1" office:value-type="float" office:value="59521">
            <text:p>59521</text:p>
          </table:table-cell>
          <table:table-cell table:formula="of:=72000000/([.D61]+1)/([.E61]+1)" office:value-type="float" office:value="0.610003415510791">
            <text:p>0,6100034155</text:p>
          </table:table-cell>
          <table:table-cell table:formula="of:=ABS([.A61]-[.F61])/[.A61]" office:value-type="float" office:value="0.00000559919801707635">
            <text:p>0,000006</text:p>
          </table:table-cell>
          <table:table-cell table:formula="of:=IF([.G6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1]+0.01" office:value-type="float" office:value="0.62">
            <text:p>0,62</text:p>
          </table:table-cell>
          <table:table-cell table:formula="of:=72000000/[.A62]" office:value-type="float" office:value="116129032.258064">
            <text:p>116129032,258064</text:p>
          </table:table-cell>
          <table:table-cell table:formula="of:=ROUND(72000000/[.A62];0)" office:value-type="float" office:value="116129032">
            <text:p>116129032</text:p>
          </table:table-cell>
          <table:table-cell office:value-type="float" office:value="1792">
            <text:p>1792</text:p>
          </table:table-cell>
          <table:table-cell table:formula="of:=2^8*11^1*23-1" office:value-type="float" office:value="64767">
            <text:p>64767</text:p>
          </table:table-cell>
          <table:table-cell table:formula="of:=72000000/([.D62]+1)/([.E62]+1)" office:value-type="float" office:value="0.620000044088892">
            <text:p>0,6200000441</text:p>
          </table:table-cell>
          <table:table-cell table:formula="of:=ABS([.A62]-[.F62])/[.A62]" office:value-type="float" office:value="0.000000071111115562325">
            <text:p>0,000000</text:p>
          </table:table-cell>
          <table:table-cell table:formula="of:=IF([.G6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2]+0.01" office:value-type="float" office:value="0.63">
            <text:p>0,63</text:p>
          </table:table-cell>
          <table:table-cell table:formula="of:=72000000/[.A63]" office:value-type="float" office:value="114285714.285714">
            <text:p>114285714,285714</text:p>
          </table:table-cell>
          <table:table-cell table:formula="of:=ROUND(72000000/[.A63];0)" office:value-type="float" office:value="114285714">
            <text:p>114285714</text:p>
          </table:table-cell>
          <table:table-cell table:formula="of:=[.C63]/([.E63]+1)-1" office:value-type="float" office:value="2856">
            <text:p>2856</text:p>
          </table:table-cell>
          <table:table-cell table:formula="of:=2*3*59*113-1" office:value-type="float" office:value="40001">
            <text:p>40001</text:p>
          </table:table-cell>
          <table:table-cell table:formula="of:=72000000/([.D63]+1)/([.E63]+1)" office:value-type="float" office:value="0.630000001575">
            <text:p>0,6300000016</text:p>
          </table:table-cell>
          <table:table-cell table:formula="of:=ABS([.A63]-[.F63])/[.A63]" office:value-type="float" office:value="0.00000000249999932572154">
            <text:p>0,000000</text:p>
          </table:table-cell>
          <table:table-cell table:formula="of:=IF([.G6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3]+0.01" office:value-type="float" office:value="0.64">
            <text:p>0,64</text:p>
          </table:table-cell>
          <table:table-cell table:formula="of:=72000000/[.A64]" office:value-type="float" office:value="112500000">
            <text:p>112500000</text:p>
          </table:table-cell>
          <table:table-cell table:formula="of:=ROUND(72000000/[.A64];0)" office:value-type="float" office:value="112500000">
            <text:p>112500000</text:p>
          </table:table-cell>
          <table:table-cell table:formula="of:=[.C64]/([.E64]+1)-1" office:value-type="float" office:value="1874">
            <text:p>1874</text:p>
          </table:table-cell>
          <table:table-cell table:formula="of:=2^5*3^1*5^4-1" office:value-type="float" office:value="59999">
            <text:p>59999</text:p>
          </table:table-cell>
          <table:table-cell table:formula="of:=72000000/([.D64]+1)/([.E64]+1)" office:value-type="float" office:value="0.64">
            <text:p>0,64</text:p>
          </table:table-cell>
          <table:table-cell table:formula="of:=ABS([.A64]-[.F64])/[.A64]" office:value-type="float" office:value="0">
            <text:p>0,000000</text:p>
          </table:table-cell>
          <table:table-cell table:formula="of:=IF([.G6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4]+0.01" office:value-type="float" office:value="0.65">
            <text:p>0,65</text:p>
          </table:table-cell>
          <table:table-cell table:formula="of:=72000000/[.A65]" office:value-type="float" office:value="110769230.769231">
            <text:p>110769230,769231</text:p>
          </table:table-cell>
          <table:table-cell table:formula="of:=ROUND(72000000/[.A65];0)" office:value-type="float" office:value="110769231">
            <text:p>110769231</text:p>
          </table:table-cell>
          <table:table-cell table:formula="of:=[.C65]/([.E65]+1)-1" office:value-type="float" office:value="3440">
            <text:p>3440</text:p>
          </table:table-cell>
          <table:table-cell table:formula="of:=32191-1" office:value-type="float" office:value="32190">
            <text:p>32190</text:p>
          </table:table-cell>
          <table:table-cell table:formula="of:=72000000/([.D65]+1)/([.E65]+1)" office:value-type="float" office:value="0.649999998645833">
            <text:p>0,6499999986</text:p>
          </table:table-cell>
          <table:table-cell table:formula="of:=ABS([.A65]-[.F65])/[.A65]" office:value-type="float" office:value="0.00000000208333384731619">
            <text:p>0,000000</text:p>
          </table:table-cell>
          <table:table-cell table:formula="of:=IF([.G6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5]+0.01" office:value-type="float" office:value="0.66">
            <text:p>0,66</text:p>
          </table:table-cell>
          <table:table-cell table:formula="of:=72000000/[.A66]" office:value-type="float" office:value="109090909.090909">
            <text:p>109090909,090909</text:p>
          </table:table-cell>
          <table:table-cell table:formula="of:=ROUND(72000000/[.A66];0)" office:value-type="float" office:value="109090909">
            <text:p>109090909</text:p>
          </table:table-cell>
          <table:table-cell office:value-type="float" office:value="3436">
            <text:p>3436</text:p>
          </table:table-cell>
          <table:table-cell table:formula="of:=2^2*3*5*23^2-1" office:value-type="float" office:value="31739">
            <text:p>31739</text:p>
          </table:table-cell>
          <table:table-cell table:formula="of:=72000000/([.D66]+1)/([.E66]+1)" office:value-type="float" office:value="0.660003201015525">
            <text:p>0,660003201</text:p>
          </table:table-cell>
          <table:table-cell table:formula="of:=ABS([.A66]-[.F66])/[.A66]" office:value-type="float" office:value="0.00000485002352202172">
            <text:p>0,000005</text:p>
          </table:table-cell>
          <table:table-cell table:formula="of:=IF([.G6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6]+0.01" office:value-type="float" office:value="0.67">
            <text:p>0,67</text:p>
          </table:table-cell>
          <table:table-cell table:formula="of:=72000000/[.A67]" office:value-type="float" office:value="107462686.567164">
            <text:p>107462686,567164</text:p>
          </table:table-cell>
          <table:table-cell table:formula="of:=ROUND(72000000/[.A67];0)" office:value-type="float" office:value="107462687">
            <text:p>107462687</text:p>
          </table:table-cell>
          <table:table-cell office:value-type="float" office:value="3101">
            <text:p>3101</text:p>
          </table:table-cell>
          <table:table-cell table:formula="of:=7^3*101-1" office:value-type="float" office:value="34642">
            <text:p>34642</text:p>
          </table:table-cell>
          <table:table-cell table:formula="of:=72000000/([.D67]+1)/([.E67]+1)" office:value-type="float" office:value="0.67000062700892">
            <text:p>0,670000627</text:p>
          </table:table-cell>
          <table:table-cell table:formula="of:=ABS([.A67]-[.F67])/[.A67]" office:value-type="float" office:value="0.000000935834208468059">
            <text:p>0,000001</text:p>
          </table:table-cell>
          <table:table-cell table:formula="of:=IF([.G6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7]+0.01" office:value-type="float" office:value="0.68">
            <text:p>0,68</text:p>
          </table:table-cell>
          <table:table-cell table:formula="of:=72000000/[.A68]" office:value-type="float" office:value="105882352.941176">
            <text:p>105882352,941176</text:p>
          </table:table-cell>
          <table:table-cell table:formula="of:=ROUND(72000000/[.A68];0)" office:value-type="float" office:value="105882353">
            <text:p>105882353</text:p>
          </table:table-cell>
          <table:table-cell office:value-type="float" office:value="3270">
            <text:p>3270</text:p>
          </table:table-cell>
          <table:table-cell table:formula="of:=2*3*5*13*83-1" office:value-type="float" office:value="32369">
            <text:p>32369</text:p>
          </table:table-cell>
          <table:table-cell table:formula="of:=72000000/([.D68]+1)/([.E68]+1)" office:value-type="float" office:value="0.680000532667084">
            <text:p>0,6800005327</text:p>
          </table:table-cell>
          <table:table-cell table:formula="of:=ABS([.A68]-[.F68])/[.A68]" office:value-type="float" office:value="0.000000783333946400876">
            <text:p>0,000001</text:p>
          </table:table-cell>
          <table:table-cell table:formula="of:=IF([.G6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8]+0.01" office:value-type="float" office:value="0.69">
            <text:p>0,69</text:p>
          </table:table-cell>
          <table:table-cell table:formula="of:=72000000/[.A69]" office:value-type="float" office:value="104347826.086956">
            <text:p>104347826,086956</text:p>
          </table:table-cell>
          <table:table-cell table:formula="of:=ROUND(72000000/[.A69];0)" office:value-type="float" office:value="104347826">
            <text:p>104347826</text:p>
          </table:table-cell>
          <table:table-cell office:value-type="float" office:value="3436">
            <text:p>3436</text:p>
          </table:table-cell>
          <table:table-cell table:formula="of:=2^3*3*5*11*23-1" office:value-type="float" office:value="30359">
            <text:p>30359</text:p>
          </table:table-cell>
          <table:table-cell table:formula="of:=72000000/([.D69]+1)/([.E69]+1)" office:value-type="float" office:value="0.690003346516231">
            <text:p>0,6900033465</text:p>
          </table:table-cell>
          <table:table-cell table:formula="of:=ABS([.A69]-[.F69])/[.A69]" office:value-type="float" office:value="0.00000485002352208754">
            <text:p>0,000005</text:p>
          </table:table-cell>
          <table:table-cell table:formula="of:=IF([.G6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9]+0.01" office:value-type="float" office:value="0.7">
            <text:p>0,7</text:p>
          </table:table-cell>
          <table:table-cell table:formula="of:=72000000/[.A70]" office:value-type="float" office:value="102857142.857143">
            <text:p>102857142,857143</text:p>
          </table:table-cell>
          <table:table-cell table:formula="of:=ROUND(72000000/[.A70];0)" office:value-type="float" office:value="102857143">
            <text:p>102857143</text:p>
          </table:table-cell>
          <table:table-cell office:value-type="float" office:value="2977">
            <text:p>2977</text:p>
          </table:table-cell>
          <table:table-cell table:formula="of:=3*29*397-1" office:value-type="float" office:value="34538">
            <text:p>34538</text:p>
          </table:table-cell>
          <table:table-cell table:formula="of:=72000000/([.D70]+1)/([.E70]+1)" office:value-type="float" office:value="0.700000005833333">
            <text:p>0,7000000058</text:p>
          </table:table-cell>
          <table:table-cell table:formula="of:=ABS([.A70]-[.F70])/[.A70]" office:value-type="float" office:value="0.0000000083333327540101">
            <text:p>0,000000</text:p>
          </table:table-cell>
          <table:table-cell table:formula="of:=IF([.G7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0]+0.01" office:value-type="float" office:value="0.71">
            <text:p>0,71</text:p>
          </table:table-cell>
          <table:table-cell table:formula="of:=72000000/[.A71]" office:value-type="float" office:value="101408450.704225">
            <text:p>101408450,704225</text:p>
          </table:table-cell>
          <table:table-cell table:formula="of:=ROUND(72000000/[.A71];0)" office:value-type="float" office:value="101408451">
            <text:p>101408451</text:p>
          </table:table-cell>
          <table:table-cell table:formula="of:=[.C71]/([.E71]+1)-1" office:value-type="float" office:value="2702">
            <text:p>2702</text:p>
          </table:table-cell>
          <table:table-cell table:formula="of:=37517-1" office:value-type="float" office:value="37516">
            <text:p>37516</text:p>
          </table:table-cell>
          <table:table-cell table:formula="of:=72000000/([.D71]+1)/([.E71]+1)" office:value-type="float" office:value="0.709999997929167">
            <text:p>0,7099999979</text:p>
          </table:table-cell>
          <table:table-cell table:formula="of:=ABS([.A71]-[.F71])/[.A71]" office:value-type="float" office:value="0.00000000291666722073163">
            <text:p>0,000000</text:p>
          </table:table-cell>
          <table:table-cell table:formula="of:=IF([.G7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1]+0.01" office:value-type="float" office:value="0.72">
            <text:p>0,72</text:p>
          </table:table-cell>
          <table:table-cell table:formula="of:=72000000/[.A72]" office:value-type="float" office:value="100000000">
            <text:p>100000000</text:p>
          </table:table-cell>
          <table:table-cell table:formula="of:=ROUND(72000000/[.A72];0)" office:value-type="float" office:value="100000000">
            <text:p>100000000</text:p>
          </table:table-cell>
          <table:table-cell table:formula="of:=[.C72]/([.E72]+1)-1" office:value-type="float" office:value="3124">
            <text:p>3124</text:p>
          </table:table-cell>
          <table:table-cell table:formula="of:=2^8*5^3-1" office:value-type="float" office:value="31999">
            <text:p>31999</text:p>
          </table:table-cell>
          <table:table-cell table:formula="of:=72000000/([.D72]+1)/([.E72]+1)" office:value-type="float" office:value="0.72">
            <text:p>0,72</text:p>
          </table:table-cell>
          <table:table-cell table:formula="of:=ABS([.A72]-[.F72])/[.A72]" office:value-type="float" office:value="0">
            <text:p>0,000000</text:p>
          </table:table-cell>
          <table:table-cell table:formula="of:=IF([.G7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2]+0.01" office:value-type="float" office:value="0.73">
            <text:p>0,73</text:p>
          </table:table-cell>
          <table:table-cell table:formula="of:=72000000/[.A73]" office:value-type="float" office:value="98630136.9863013">
            <text:p>98630136,9863013</text:p>
          </table:table-cell>
          <table:table-cell table:formula="of:=ROUND(72000000/[.A73];0)" office:value-type="float" office:value="98630137">
            <text:p>98630137</text:p>
          </table:table-cell>
          <table:table-cell office:value-type="float" office:value="1680">
            <text:p>1680</text:p>
          </table:table-cell>
          <table:table-cell table:formula="of:=2*5*5867-1" office:value-type="float" office:value="58669">
            <text:p>58669</text:p>
          </table:table-cell>
          <table:table-cell table:formula="of:=72000000/([.D73]+1)/([.E73]+1)" office:value-type="float" office:value="0.730043426430431">
            <text:p>0,7300434264</text:p>
          </table:table-cell>
          <table:table-cell table:formula="of:=ABS([.A73]-[.F73])/[.A73]" office:value-type="float" office:value="0.0000594882608642064">
            <text:p>0,000059</text:p>
          </table:table-cell>
          <table:table-cell table:formula="of:=IF([.G7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3]+0.01" office:value-type="float" office:value="0.74">
            <text:p>0,74</text:p>
          </table:table-cell>
          <table:table-cell table:formula="of:=72000000/[.A74]" office:value-type="float" office:value="97297297.2972972">
            <text:p>97297297,2972972</text:p>
          </table:table-cell>
          <table:table-cell table:formula="of:=ROUND(72000000/[.A74];0)" office:value-type="float" office:value="97297297">
            <text:p>97297297</text:p>
          </table:table-cell>
          <table:table-cell table:formula="of:=[.C74]/([.E74]+1)-1" office:value-type="float" office:value="1930">
            <text:p>1930</text:p>
          </table:table-cell>
          <table:table-cell table:formula="of:=50387-1" office:value-type="float" office:value="50386">
            <text:p>50386</text:p>
          </table:table-cell>
          <table:table-cell table:formula="of:=72000000/([.D74]+1)/([.E74]+1)" office:value-type="float" office:value="0.740000002261111">
            <text:p>0,7400000023</text:p>
          </table:table-cell>
          <table:table-cell table:formula="of:=ABS([.A74]-[.F74])/[.A74]" office:value-type="float" office:value="0.00000000305555505822266">
            <text:p>0,000000</text:p>
          </table:table-cell>
          <table:table-cell table:formula="of:=IF([.G7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4]+0.01" office:value-type="float" office:value="0.75">
            <text:p>0,75</text:p>
          </table:table-cell>
          <table:table-cell table:formula="of:=72000000/[.A75]" office:value-type="float" office:value="95999999.9999999">
            <text:p>95999999,9999999</text:p>
          </table:table-cell>
          <table:table-cell table:formula="of:=ROUND(72000000/[.A75];0)" office:value-type="float" office:value="96000000">
            <text:p>96000000</text:p>
          </table:table-cell>
          <table:table-cell table:formula="of:=[.C75]/([.E75]+1)-1" office:value-type="float" office:value="1874">
            <text:p>1874</text:p>
          </table:table-cell>
          <table:table-cell table:formula="of:=2^11*3^0*5^2-1" office:value-type="float" office:value="51199">
            <text:p>51199</text:p>
          </table:table-cell>
          <table:table-cell table:formula="of:=72000000/([.D75]+1)/([.E75]+1)" office:value-type="float" office:value="0.75">
            <text:p>0,75</text:p>
          </table:table-cell>
          <table:table-cell table:formula="of:=ABS([.A75]-[.F75])/[.A75]" office:value-type="float" office:value="0">
            <text:p>0,000000</text:p>
          </table:table-cell>
          <table:table-cell table:formula="of:=IF([.G7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5]+0.01" office:value-type="float" office:value="0.76">
            <text:p>0,76</text:p>
          </table:table-cell>
          <table:table-cell table:formula="of:=72000000/[.A76]" office:value-type="float" office:value="94736842.1052631">
            <text:p>94736842,1052631</text:p>
          </table:table-cell>
          <table:table-cell table:formula="of:=ROUND(72000000/[.A76];0)" office:value-type="float" office:value="94736842">
            <text:p>94736842</text:p>
          </table:table-cell>
          <table:table-cell table:formula="of:=[.C76]/([.E76]+1)-1" office:value-type="float" office:value="1578">
            <text:p>1578</text:p>
          </table:table-cell>
          <table:table-cell table:formula="of:=2*131*229-1" office:value-type="float" office:value="59997">
            <text:p>59997</text:p>
          </table:table-cell>
          <table:table-cell table:formula="of:=72000000/([.D76]+1)/([.E76]+1)" office:value-type="float" office:value="0.760000000844444">
            <text:p>0,7600000008</text:p>
          </table:table-cell>
          <table:table-cell table:formula="of:=ABS([.A76]-[.F76])/[.A76]" office:value-type="float" office:value="0.00000000111111047263497">
            <text:p>0,000000</text:p>
          </table:table-cell>
          <table:table-cell table:formula="of:=IF([.G7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6]+0.01" office:value-type="float" office:value="0.77">
            <text:p>0,77</text:p>
          </table:table-cell>
          <table:table-cell table:formula="of:=72000000/[.A77]" office:value-type="float" office:value="93506493.5064935">
            <text:p>93506493,5064935</text:p>
          </table:table-cell>
          <table:table-cell table:formula="of:=ROUND(72000000/[.A77];0)" office:value-type="float" office:value="93506494">
            <text:p>93506494</text:p>
          </table:table-cell>
          <table:table-cell table:formula="of:=[.C77]/([.E77]+1)-1" office:value-type="float" office:value="4470">
            <text:p>4470</text:p>
          </table:table-cell>
          <table:table-cell table:formula="of:=2*10457-1" office:value-type="float" office:value="20913">
            <text:p>20913</text:p>
          </table:table-cell>
          <table:table-cell table:formula="of:=72000000/([.D77]+1)/([.E77]+1)" office:value-type="float" office:value="0.769999995936111">
            <text:p>0,7699999959</text:p>
          </table:table-cell>
          <table:table-cell table:formula="of:=ABS([.A77]-[.F77])/[.A77]" office:value-type="float" office:value="0.00000000527777835864787">
            <text:p>0,000000</text:p>
          </table:table-cell>
          <table:table-cell table:formula="of:=IF([.G7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7]+0.01" office:value-type="float" office:value="0.78">
            <text:p>0,78</text:p>
          </table:table-cell>
          <table:table-cell table:formula="of:=72000000/[.A78]" office:value-type="float" office:value="92307692.3076922">
            <text:p>92307692,3076922</text:p>
          </table:table-cell>
          <table:table-cell table:formula="of:=ROUND(72000000/[.A78];0)" office:value-type="float" office:value="92307692">
            <text:p>92307692</text:p>
          </table:table-cell>
          <table:table-cell office:value-type="float" office:value="2991">
            <text:p>2991</text:p>
          </table:table-cell>
          <table:table-cell table:formula="of:=2^0*11^0*17^0*30851-1" office:value-type="float" office:value="30850">
            <text:p>30850</text:p>
          </table:table-cell>
          <table:table-cell table:formula="of:=72000000/([.D78]+1)/([.E78]+1)" office:value-type="float" office:value="0.780012677806057">
            <text:p>0,7800126778</text:p>
          </table:table-cell>
          <table:table-cell table:formula="of:=ABS([.A78]-[.F78])/[.A78]" office:value-type="float" office:value="0.0000162535975079266">
            <text:p>0,000016</text:p>
          </table:table-cell>
          <table:table-cell table:formula="of:=IF([.G7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8]+0.01" office:value-type="float" office:value="0.790000000000001">
            <text:p>0,79</text:p>
          </table:table-cell>
          <table:table-cell table:formula="of:=72000000/[.A79]" office:value-type="float" office:value="91139240.5063291">
            <text:p>91139240,5063291</text:p>
          </table:table-cell>
          <table:table-cell table:formula="of:=ROUND(72000000/[.A79];0)" office:value-type="float" office:value="91139241">
            <text:p>91139241</text:p>
          </table:table-cell>
          <table:table-cell office:value-type="float" office:value="2730">
            <text:p>2730</text:p>
          </table:table-cell>
          <table:table-cell table:formula="of:=2^2*3^4*103-1" office:value-type="float" office:value="33371">
            <text:p>33371</text:p>
          </table:table-cell>
          <table:table-cell table:formula="of:=72000000/([.D79]+1)/([.E79]+1)" office:value-type="float" office:value="0.790002674159052">
            <text:p>0,7900026742</text:p>
          </table:table-cell>
          <table:table-cell table:formula="of:=ABS([.A79]-[.F79])/[.A79]" office:value-type="float" office:value="0.00000338501145763292">
            <text:p>0,000003</text:p>
          </table:table-cell>
          <table:table-cell table:formula="of:=IF([.G7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9]+0.01" office:value-type="float" office:value="0.8">
            <text:p>0,8</text:p>
          </table:table-cell>
          <table:table-cell table:formula="of:=72000000/[.A80]" office:value-type="float" office:value="90000000">
            <text:p>90000000</text:p>
          </table:table-cell>
          <table:table-cell table:formula="of:=ROUND(72000000/[.A80];0)" office:value-type="float" office:value="90000000">
            <text:p>90000000</text:p>
          </table:table-cell>
          <table:table-cell table:formula="of:=[.C80]/([.E80]+1)-1" office:value-type="float" office:value="1874">
            <text:p>1874</text:p>
          </table:table-cell>
          <table:table-cell table:formula="of:=2^7*3^1*5^3-1" office:value-type="float" office:value="47999">
            <text:p>47999</text:p>
          </table:table-cell>
          <table:table-cell table:formula="of:=72000000/([.D80]+1)/([.E80]+1)" office:value-type="float" office:value="0.8">
            <text:p>0,8</text:p>
          </table:table-cell>
          <table:table-cell table:formula="of:=ABS([.A80]-[.F80])/[.A80]" office:value-type="float" office:value="0">
            <text:p>0,000000</text:p>
          </table:table-cell>
          <table:table-cell table:formula="of:=IF([.G8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80]+0.01" office:value-type="float" office:value="0.810000000000001">
            <text:p>0,81</text:p>
          </table:table-cell>
          <table:table-cell table:formula="of:=72000000/[.A81]" office:value-type="float" office:value="88888888.8888888">
            <text:p>88888888,8888888</text:p>
          </table:table-cell>
          <table:table-cell table:formula="of:=ROUND(72000000/[.A81];0)" office:value-type="float" office:value="88888889">
            <text:p>88888889</text:p>
          </table:table-cell>
          <table:table-cell office:value-type="float" office:value="1505">
            <text:p>1505</text:p>
          </table:table-cell>
          <table:table-cell table:formula="of:=251^0*59023-1" office:value-type="float" office:value="59022">
            <text:p>59022</text:p>
          </table:table-cell>
          <table:table-cell table:formula="of:=72000000/([.D81]+1)/([.E81]+1)" office:value-type="float" office:value="0.810002286231453">
            <text:p>0,8100022862</text:p>
          </table:table-cell>
          <table:table-cell table:formula="of:=ABS([.A81]-[.F81])/[.A81]" office:value-type="float" office:value="0.0000028225079658954">
            <text:p>0,000003</text:p>
          </table:table-cell>
          <table:table-cell table:formula="of:=IF([.G8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81]+0.01" office:value-type="float" office:value="0.82">
            <text:p>0,82</text:p>
          </table:table-cell>
          <table:table-cell table:formula="of:=72000000/[.A82]" office:value-type="float" office:value="87804878.0487804">
            <text:p>87804878,0487804</text:p>
          </table:table-cell>
          <table:table-cell table:formula="of:=ROUND(72000000/[.A82];0)" office:value-type="float" office:value="87804878">
            <text:p>87804878</text:p>
          </table:table-cell>
          <table:table-cell office:value-type="float" office:value="2988">
            <text:p>2988</text:p>
          </table:table-cell>
          <table:table-cell table:formula="of:=2^6*3^3*7^0*17^1-1" office:value-type="float" office:value="29375">
            <text:p>29375</text:p>
          </table:table-cell>
          <table:table-cell table:formula="of:=72000000/([.D82]+1)/([.E82]+1)" office:value-type="float" office:value="0.820000131200021">
            <text:p>0,8200001312</text:p>
          </table:table-cell>
          <table:table-cell table:formula="of:=ABS([.A82]-[.F82])/[.A82]" office:value-type="float" office:value="0.000000160000025017655">
            <text:p>0,000000</text:p>
          </table:table-cell>
          <table:table-cell table:formula="of:=IF([.G8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82]+0.01" office:value-type="float" office:value="0.83">
            <text:p>0,83</text:p>
          </table:table-cell>
          <table:table-cell table:formula="of:=72000000/[.A83]" office:value-type="float" office:value="86746987.9518072">
            <text:p>86746987,9518072</text:p>
          </table:table-cell>
          <table:table-cell table:formula="of:=ROUND(72000000/[.A83];0)" office:value-type="float" office:value="86746988">
            <text:p>86746988</text:p>
          </table:table-cell>
          <table:table-cell office:value-type="float" office:value="1325">
            <text:p>1325</text:p>
          </table:table-cell>
          <table:table-cell table:formula="of:=2^2*3^0*5^1*13^0*17^0*3271^1-1" office:value-type="float" office:value="65419">
            <text:p>65419</text:p>
          </table:table-cell>
          <table:table-cell table:formula="of:=72000000/([.D83]+1)/([.E83]+1)" office:value-type="float" office:value="0.830000650167176">
            <text:p>0,8300006502</text:p>
          </table:table-cell>
          <table:table-cell table:formula="of:=ABS([.A83]-[.F83])/[.A83]" office:value-type="float" office:value="0.000000783333946436284">
            <text:p>0,000001</text:p>
          </table:table-cell>
          <table:table-cell table:formula="of:=IF([.G8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83]+0.01" office:value-type="float" office:value="0.84">
            <text:p>0,84</text:p>
          </table:table-cell>
          <table:table-cell table:formula="of:=72000000/[.A84]" office:value-type="float" office:value="85714285.7142857">
            <text:p>85714285,7142857</text:p>
          </table:table-cell>
          <table:table-cell table:formula="of:=ROUND(72000000/[.A84];0)" office:value-type="float" office:value="85714286">
            <text:p>85714286</text:p>
          </table:table-cell>
          <table:table-cell office:value-type="float" office:value="1707">
            <text:p>1707</text:p>
          </table:table-cell>
          <table:table-cell table:formula="of:=2^3*3^2*7^0*17^1*41^1*61^0-1" office:value-type="float" office:value="50183">
            <text:p>50183</text:p>
          </table:table-cell>
          <table:table-cell table:formula="of:=72000000/([.D84]+1)/([.E84]+1)" office:value-type="float" office:value="0.840000134400021">
            <text:p>0,8400001344</text:p>
          </table:table-cell>
          <table:table-cell table:formula="of:=ABS([.A84]-[.F84])/[.A84]" office:value-type="float" office:value="0.000000160000024869367">
            <text:p>0,000000</text:p>
          </table:table-cell>
          <table:table-cell table:formula="of:=IF([.G8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84]+0.01" office:value-type="float" office:value="0.850000000000001">
            <text:p>0,85</text:p>
          </table:table-cell>
          <table:table-cell table:formula="of:=72000000/[.A85]" office:value-type="float" office:value="84705882.3529411">
            <text:p>84705882,3529411</text:p>
          </table:table-cell>
          <table:table-cell table:formula="of:=ROUND(72000000/[.A85];0)" office:value-type="float" office:value="84705882">
            <text:p>84705882</text:p>
          </table:table-cell>
          <table:table-cell office:value-type="float" office:value="1405">
            <text:p>1405</text:p>
          </table:table-cell>
          <table:table-cell table:formula="of:=2^1*3^2*19^0*37^0*3347-1" office:value-type="float" office:value="60245">
            <text:p>60245</text:p>
          </table:table-cell>
          <table:table-cell table:formula="of:=72000000/([.D85]+1)/([.E85]+1)" office:value-type="float" office:value="0.850000063750005">
            <text:p>0,8500000638</text:p>
          </table:table-cell>
          <table:table-cell table:formula="of:=ABS([.A85]-[.F85])/[.A85]" office:value-type="float" office:value="0.0000000750000050299975">
            <text:p>0,000000</text:p>
          </table:table-cell>
          <table:table-cell table:formula="of:=IF([.G8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85]+0.01" office:value-type="float" office:value="0.860000000000001">
            <text:p>0,86</text:p>
          </table:table-cell>
          <table:table-cell table:formula="of:=72000000/[.A86]" office:value-type="float" office:value="83720930.2325581">
            <text:p>83720930,2325581</text:p>
          </table:table-cell>
          <table:table-cell table:formula="of:=ROUND(72000000/[.A86];0)" office:value-type="float" office:value="83720930">
            <text:p>83720930</text:p>
          </table:table-cell>
          <table:table-cell table:formula="of:=[.C86]/([.E86]+1)-1" office:value-type="float" office:value="1480">
            <text:p>1480</text:p>
          </table:table-cell>
          <table:table-cell table:formula="of:=2*5*1481^0*5653-1" office:value-type="float" office:value="56529">
            <text:p>56529</text:p>
          </table:table-cell>
          <table:table-cell table:formula="of:=72000000/([.D86]+1)/([.E86]+1)" office:value-type="float" office:value="0.860000002388889">
            <text:p>0,8600000024</text:p>
          </table:table-cell>
          <table:table-cell table:formula="of:=ABS([.A86]-[.F86])/[.A86]" office:value-type="float" office:value="0.00000000277777710394224">
            <text:p>0,000000</text:p>
          </table:table-cell>
          <table:table-cell table:formula="of:=IF([.G8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86]+0.01" office:value-type="float" office:value="0.87">
            <text:p>0,87</text:p>
          </table:table-cell>
          <table:table-cell table:formula="of:=72000000/[.A87]" office:value-type="float" office:value="82758620.6896551">
            <text:p>82758620,6896551</text:p>
          </table:table-cell>
          <table:table-cell table:formula="of:=ROUND(72000000/[.A87];0)" office:value-type="float" office:value="82758621">
            <text:p>82758621</text:p>
          </table:table-cell>
          <table:table-cell office:value-type="float" office:value="1341">
            <text:p>1341</text:p>
          </table:table-cell>
          <table:table-cell table:formula="of:=2^2*3^3*11^0*61^0*571-1" office:value-type="float" office:value="61667">
            <text:p>61667</text:p>
          </table:table-cell>
          <table:table-cell table:formula="of:=72000000/([.D87]+1)/([.E87]+1)" office:value-type="float" office:value="0.870001731303445">
            <text:p>0,8700017313</text:p>
          </table:table-cell>
          <table:table-cell table:formula="of:=ABS([.A87]-[.F87])/[.A87]" office:value-type="float" office:value="0.00000199000395944668">
            <text:p>0,000002</text:p>
          </table:table-cell>
          <table:table-cell table:formula="of:=IF([.G8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87]+0.01" office:value-type="float" office:value="0.88">
            <text:p>0,88</text:p>
          </table:table-cell>
          <table:table-cell table:formula="of:=72000000/[.A88]" office:value-type="float" office:value="81818181.8181818">
            <text:p>81818181,8181818</text:p>
          </table:table-cell>
          <table:table-cell table:formula="of:=ROUND(72000000/[.A88];0)" office:value-type="float" office:value="81818182">
            <text:p>81818182</text:p>
          </table:table-cell>
          <table:table-cell office:value-type="float" office:value="1501">
            <text:p>1501</text:p>
          </table:table-cell>
          <table:table-cell table:formula="of:=2^3*11^1*619^1-1" office:value-type="float" office:value="54471">
            <text:p>54471</text:p>
          </table:table-cell>
          <table:table-cell table:formula="of:=72000000/([.D88]+1)/([.E88]+1)" office:value-type="float" office:value="0.880013313623643">
            <text:p>0,8800133136</text:p>
          </table:table-cell>
          <table:table-cell table:formula="of:=ABS([.A88]-[.F88])/[.A88]" office:value-type="float" office:value="0.0000151291177749843">
            <text:p>0,000015</text:p>
          </table:table-cell>
          <table:table-cell table:formula="of:=IF([.G8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88]+0.01" office:value-type="float" office:value="0.890000000000001">
            <text:p>0,89</text:p>
          </table:table-cell>
          <table:table-cell table:formula="of:=72000000/[.A89]" office:value-type="float" office:value="80898876.4044943">
            <text:p>80898876,4044943</text:p>
          </table:table-cell>
          <table:table-cell table:formula="of:=ROUND(72000000/[.A89];0)" office:value-type="float" office:value="80898876">
            <text:p>80898876</text:p>
          </table:table-cell>
          <table:table-cell table:formula="of:=[.C89]/([.E89]+1)-1" office:value-type="float" office:value="1552">
            <text:p>1552</text:p>
          </table:table-cell>
          <table:table-cell table:formula="of:=2^2*3^2*1447-1" office:value-type="float" office:value="52091">
            <text:p>52091</text:p>
          </table:table-cell>
          <table:table-cell table:formula="of:=72000000/([.D89]+1)/([.E89]+1)" office:value-type="float" office:value="0.89000000445">
            <text:p>0,8900000045</text:p>
          </table:table-cell>
          <table:table-cell table:formula="of:=ABS([.A89]-[.F89])/[.A89]" office:value-type="float" office:value="0.00000000499999941574857">
            <text:p>0,000000</text:p>
          </table:table-cell>
          <table:table-cell table:formula="of:=IF([.G8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89]+0.01" office:value-type="float" office:value="0.900000000000001">
            <text:p>0,9</text:p>
          </table:table-cell>
          <table:table-cell table:formula="of:=72000000/[.A90]" office:value-type="float" office:value="80000000">
            <text:p>80000000</text:p>
          </table:table-cell>
          <table:table-cell table:formula="of:=ROUND(72000000/[.A90];0)" office:value-type="float" office:value="80000000">
            <text:p>80000000</text:p>
          </table:table-cell>
          <table:table-cell table:formula="of:=[.C90]/([.E90]+1)-1" office:value-type="float" office:value="1249">
            <text:p>1249</text:p>
          </table:table-cell>
          <table:table-cell table:formula="of:=2^9*5^3-1" office:value-type="float" office:value="63999">
            <text:p>63999</text:p>
          </table:table-cell>
          <table:table-cell table:formula="of:=72000000/([.D90]+1)/([.E90]+1)" office:value-type="float" office:value="0.9">
            <text:p>0,9</text:p>
          </table:table-cell>
          <table:table-cell table:formula="of:=ABS([.A90]-[.F90])/[.A90]" office:value-type="float" office:value="0">
            <text:p>0,000000</text:p>
          </table:table-cell>
          <table:table-cell table:formula="of:=IF([.G9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90]+0.01" office:value-type="float" office:value="0.910000000000001">
            <text:p>0,91</text:p>
          </table:table-cell>
          <table:table-cell table:formula="of:=72000000/[.A91]" office:value-type="float" office:value="79120879.1208791">
            <text:p>79120879,1208791</text:p>
          </table:table-cell>
          <table:table-cell table:formula="of:=ROUND(72000000/[.A91];0)" office:value-type="float" office:value="79120879">
            <text:p>79120879</text:p>
          </table:table-cell>
          <table:table-cell office:value-type="float" office:value="1428">
            <text:p>1428</text:p>
          </table:table-cell>
          <table:table-cell table:formula="of:=2^3*3^2*769-1" office:value-type="float" office:value="55367">
            <text:p>55367</text:p>
          </table:table-cell>
          <table:table-cell table:formula="of:=72000000/([.D91]+1)/([.E91]+1)" office:value-type="float" office:value="0.910000081900007">
            <text:p>0,9100000819</text:p>
          </table:table-cell>
          <table:table-cell table:formula="of:=ABS([.A91]-[.F91])/[.A91]" office:value-type="float" office:value="0.0000000900000074466333">
            <text:p>0,000000</text:p>
          </table:table-cell>
          <table:table-cell table:formula="of:=IF([.G9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91]+0.01" office:value-type="float" office:value="0.92">
            <text:p>0,92</text:p>
          </table:table-cell>
          <table:table-cell table:formula="of:=72000000/[.A92]" office:value-type="float" office:value="78260869.5652174">
            <text:p>78260869,5652174</text:p>
          </table:table-cell>
          <table:table-cell table:formula="of:=ROUND(72000000/[.A92];0)" office:value-type="float" office:value="78260870">
            <text:p>78260870</text:p>
          </table:table-cell>
          <table:table-cell office:value-type="float" office:value="1218">
            <text:p>1218</text:p>
          </table:table-cell>
          <table:table-cell table:formula="of:=2^3*3*5^2*107-1" office:value-type="float" office:value="64199">
            <text:p>64199</text:p>
          </table:table-cell>
          <table:table-cell table:formula="of:=72000000/([.D92]+1)/([.E92]+1)" office:value-type="float" office:value="0.920012573505171">
            <text:p>0,9200125735</text:p>
          </table:table-cell>
          <table:table-cell table:formula="of:=ABS([.A92]-[.F92])/[.A92]" office:value-type="float" office:value="0.0000136668534464117">
            <text:p>0,000014</text:p>
          </table:table-cell>
          <table:table-cell table:formula="of:=IF([.G9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92]+0.01" office:value-type="float" office:value="0.930000000000001">
            <text:p>0,93</text:p>
          </table:table-cell>
          <table:table-cell table:formula="of:=72000000/[.A93]" office:value-type="float" office:value="77419354.8387096">
            <text:p>77419354,8387096</text:p>
          </table:table-cell>
          <table:table-cell table:formula="of:=ROUND(72000000/[.A93];0)" office:value-type="float" office:value="77419355">
            <text:p>77419355</text:p>
          </table:table-cell>
          <table:table-cell table:formula="of:=[.C93]/([.E93]+1)-1" office:value-type="float" office:value="2404">
            <text:p>2404</text:p>
          </table:table-cell>
          <table:table-cell table:formula="of:=32191-1" office:value-type="float" office:value="32190">
            <text:p>32190</text:p>
          </table:table-cell>
          <table:table-cell table:formula="of:=72000000/([.D93]+1)/([.E93]+1)" office:value-type="float" office:value="0.9299999980625">
            <text:p>0,9299999981</text:p>
          </table:table-cell>
          <table:table-cell table:formula="of:=ABS([.A93]-[.F93])/[.A93]" office:value-type="float" office:value="0.00000000208333386384556">
            <text:p>0,000000</text:p>
          </table:table-cell>
          <table:table-cell table:formula="of:=IF([.G9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93]+0.01" office:value-type="float" office:value="0.940000000000001">
            <text:p>0,94</text:p>
          </table:table-cell>
          <table:table-cell table:formula="of:=72000000/[.A94]" office:value-type="float" office:value="76595744.680851">
            <text:p>76595744,680851</text:p>
          </table:table-cell>
          <table:table-cell table:formula="of:=ROUND(72000000/[.A94];0)" office:value-type="float" office:value="76595745">
            <text:p>76595745</text:p>
          </table:table-cell>
          <table:table-cell office:value-type="float" office:value="1526">
            <text:p>1526</text:p>
          </table:table-cell>
          <table:table-cell table:formula="of:=2^4*3^1*5*11*19^1*509^0-1" office:value-type="float" office:value="50159">
            <text:p>50159</text:p>
          </table:table-cell>
          <table:table-cell table:formula="of:=72000000/([.D94]+1)/([.E94]+1)" office:value-type="float" office:value="0.940017484325209">
            <text:p>0,9400174843</text:p>
          </table:table-cell>
          <table:table-cell table:formula="of:=ABS([.A94]-[.F94])/[.A94]" office:value-type="float" office:value="0.000018600345965822">
            <text:p>0,000019</text:p>
          </table:table-cell>
          <table:table-cell table:formula="of:=IF([.G9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94]+0.01" office:value-type="float" office:value="0.950000000000001">
            <text:p>0,95</text:p>
          </table:table-cell>
          <table:table-cell table:formula="of:=72000000/[.A95]" office:value-type="float" office:value="75789473.6842105">
            <text:p>75789473,6842105</text:p>
          </table:table-cell>
          <table:table-cell table:formula="of:=ROUND(72000000/[.A95];0)" office:value-type="float" office:value="75789474">
            <text:p>75789474</text:p>
          </table:table-cell>
          <table:table-cell office:value-type="float" office:value="1879">
            <text:p>1879</text:p>
          </table:table-cell>
          <table:table-cell table:formula="of:=2^1*3*5^0*47^0*6719-1" office:value-type="float" office:value="40313">
            <text:p>40313</text:p>
          </table:table-cell>
          <table:table-cell table:formula="of:=72000000/([.D95]+1)/([.E95]+1)" office:value-type="float" office:value="0.949989391785125">
            <text:p>0,9499893918</text:p>
          </table:table-cell>
          <table:table-cell table:formula="of:=ABS([.A95]-[.F95])/[.A95]" office:value-type="float" office:value="0.0000111665419743582">
            <text:p>0,000011</text:p>
          </table:table-cell>
          <table:table-cell table:formula="of:=IF([.G9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95]+0.01" office:value-type="float" office:value="0.960000000000001">
            <text:p>0,96</text:p>
          </table:table-cell>
          <table:table-cell table:formula="of:=72000000/[.A96]" office:value-type="float" office:value="75000000">
            <text:p>75000000</text:p>
          </table:table-cell>
          <table:table-cell table:formula="of:=ROUND(72000000/[.A96];0)" office:value-type="float" office:value="75000000">
            <text:p>75000000</text:p>
          </table:table-cell>
          <table:table-cell table:formula="of:=[.C96]/([.E96]+1)-1" office:value-type="float" office:value="1249">
            <text:p>1249</text:p>
          </table:table-cell>
          <table:table-cell table:formula="of:=2^5*3*5^4-1" office:value-type="float" office:value="59999">
            <text:p>59999</text:p>
          </table:table-cell>
          <table:table-cell table:formula="of:=72000000/([.D96]+1)/([.E96]+1)" office:value-type="float" office:value="0.96">
            <text:p>0,96</text:p>
          </table:table-cell>
          <table:table-cell table:formula="of:=ABS([.A96]-[.F96])/[.A96]" office:value-type="float" office:value="0">
            <text:p>0,000000</text:p>
          </table:table-cell>
          <table:table-cell table:formula="of:=IF([.G9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96]+0.01" office:value-type="float" office:value="0.970000000000001">
            <text:p>0,97</text:p>
          </table:table-cell>
          <table:table-cell table:formula="of:=72000000/[.A97]" office:value-type="float" office:value="74226804.1237113">
            <text:p>74226804,1237113</text:p>
          </table:table-cell>
          <table:table-cell table:formula="of:=ROUND(72000000/[.A97];0)" office:value-type="float" office:value="74226804">
            <text:p>74226804</text:p>
          </table:table-cell>
          <table:table-cell office:value-type="float" office:value="1207">
            <text:p>1207</text:p>
          </table:table-cell>
          <table:table-cell table:formula="of:=2^1*3*7^2*11*19*151^0-1" office:value-type="float" office:value="61445">
            <text:p>61445</text:p>
          </table:table-cell>
          <table:table-cell table:formula="of:=72000000/([.D97]+1)/([.E97]+1)" office:value-type="float" office:value="0.970000472066896">
            <text:p>0,9700004721</text:p>
          </table:table-cell>
          <table:table-cell table:formula="of:=ABS([.A97]-[.F97])/[.A97]" office:value-type="float" office:value="0.000000486666902882288">
            <text:p>0,000000</text:p>
          </table:table-cell>
          <table:table-cell table:formula="of:=IF([.G9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97]+0.01" office:value-type="float" office:value="0.980000000000001">
            <text:p>0,98</text:p>
          </table:table-cell>
          <table:table-cell table:formula="of:=72000000/[.A98]" office:value-type="float" office:value="73469387.755102">
            <text:p>73469387,755102</text:p>
          </table:table-cell>
          <table:table-cell table:formula="of:=ROUND(72000000/[.A98];0)" office:value-type="float" office:value="73469388">
            <text:p>73469388</text:p>
          </table:table-cell>
          <table:table-cell office:value-type="float" office:value="1393">
            <text:p>1393</text:p>
          </table:table-cell>
          <table:table-cell table:formula="of:=2^5*3^3*17^0*41^0*61-1" office:value-type="float" office:value="52703">
            <text:p>52703</text:p>
          </table:table-cell>
          <table:table-cell table:formula="of:=72000000/([.D98]+1)/([.E98]+1)" office:value-type="float" office:value="0.980000156800025">
            <text:p>0,9800001568</text:p>
          </table:table-cell>
          <table:table-cell table:formula="of:=ABS([.A98]-[.F98])/[.A98]" office:value-type="float" office:value="0.00000016000002490713">
            <text:p>0,000000</text:p>
          </table:table-cell>
          <table:table-cell table:formula="of:=IF([.G9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98]+0.01" office:value-type="float" office:value="0.990000000000001">
            <text:p>0,99</text:p>
          </table:table-cell>
          <table:table-cell table:formula="of:=72000000/[.A99]" office:value-type="float" office:value="72727272.7272727">
            <text:p>72727272,7272727</text:p>
          </table:table-cell>
          <table:table-cell table:formula="of:=ROUND(72000000/[.A99];0)" office:value-type="float" office:value="72727273">
            <text:p>72727273</text:p>
          </table:table-cell>
          <table:table-cell office:value-type="float" office:value="1768">
            <text:p>1768</text:p>
          </table:table-cell>
          <table:table-cell table:formula="of:=2^3*3^2*29^0*61^0*571-1" office:value-type="float" office:value="41111">
            <text:p>41111</text:p>
          </table:table-cell>
          <table:table-cell table:formula="of:=72000000/([.D99]+1)/([.E99]+1)" office:value-type="float" office:value="0.99000197010392">
            <text:p>0,9900019701</text:p>
          </table:table-cell>
          <table:table-cell table:formula="of:=ABS([.A99]-[.F99])/[.A99]" office:value-type="float" office:value="0.00000199000395937321">
            <text:p>0,000002</text:p>
          </table:table-cell>
          <table:table-cell table:formula="of:=IF([.G9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99]+0.01" office:value-type="float" office:value="1">
            <text:p>1</text:p>
          </table:table-cell>
          <table:table-cell table:formula="of:=72000000/[.A100]" office:value-type="float" office:value="72000000">
            <text:p>72000000</text:p>
          </table:table-cell>
          <table:table-cell table:formula="of:=ROUND(72000000/[.A100];0)" office:value-type="float" office:value="72000000">
            <text:p>72000000</text:p>
          </table:table-cell>
          <table:table-cell table:formula="of:=[.C100]/([.E100]+1)-1" office:value-type="float" office:value="1249">
            <text:p>1249</text:p>
          </table:table-cell>
          <table:table-cell table:formula="of:=2^8*3^2*5^2-1" office:value-type="float" office:value="57599">
            <text:p>57599</text:p>
          </table:table-cell>
          <table:table-cell table:formula="of:=72000000/([.D100]+1)/([.E100]+1)" office:value-type="float" office:value="1">
            <text:p>1</text:p>
          </table:table-cell>
          <table:table-cell table:formula="of:=ABS([.A100]-[.F100])/[.A100]" office:value-type="float" office:value="0">
            <text:p>0,000000</text:p>
          </table:table-cell>
          <table:table-cell table:formula="of:=IF([.G10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00]+0.1" office:value-type="float" office:value="1.1">
            <text:p>1,1</text:p>
          </table:table-cell>
          <table:table-cell table:formula="of:=72000000/[.A101]" office:value-type="float" office:value="65454545.4545454">
            <text:p>65454545,4545454</text:p>
          </table:table-cell>
          <table:table-cell table:formula="of:=ROUND(72000000/[.A101];0)" office:value-type="float" office:value="65454545">
            <text:p>65454545</text:p>
          </table:table-cell>
          <table:table-cell table:formula="of:=[.C101]/([.E101]+1)-1" office:value-type="float" office:value="1090">
            <text:p>1090</text:p>
          </table:table-cell>
          <table:table-cell table:formula="of:=5^1*13^2*71^1*1091^0-1" office:value-type="float" office:value="59994">
            <text:p>59994</text:p>
          </table:table-cell>
          <table:table-cell table:formula="of:=72000000/([.D101]+1)/([.E101]+1)" office:value-type="float" office:value="1.10000000763889">
            <text:p>1,1000000076</text:p>
          </table:table-cell>
          <table:table-cell table:formula="of:=ABS([.A101]-[.F101])/[.A101]" office:value-type="float" office:value="0.00000000694444380787796">
            <text:p>0,000000</text:p>
          </table:table-cell>
          <table:table-cell table:formula="of:=IF([.G10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01]+0.1" office:value-type="float" office:value="1.2">
            <text:p>1,2</text:p>
          </table:table-cell>
          <table:table-cell table:formula="of:=72000000/[.A102]" office:value-type="float" office:value="60000000">
            <text:p>60000000</text:p>
          </table:table-cell>
          <table:table-cell table:formula="of:=ROUND(72000000/[.A102];0)" office:value-type="float" office:value="60000000">
            <text:p>60000000</text:p>
          </table:table-cell>
          <table:table-cell table:formula="of:=[.C102]/([.E102]+1)-1" office:value-type="float" office:value="1249">
            <text:p>1249</text:p>
          </table:table-cell>
          <table:table-cell table:formula="of:=2^7*3^1*5^3-1" office:value-type="float" office:value="47999">
            <text:p>47999</text:p>
          </table:table-cell>
          <table:table-cell table:formula="of:=72000000/([.D102]+1)/([.E102]+1)" office:value-type="float" office:value="1.2">
            <text:p>1,2</text:p>
          </table:table-cell>
          <table:table-cell table:formula="of:=ABS([.A102]-[.F102])/[.A102]" office:value-type="float" office:value="0">
            <text:p>0,000000</text:p>
          </table:table-cell>
          <table:table-cell table:formula="of:=IF([.G10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02]+0.1" office:value-type="float" office:value="1.3">
            <text:p>1,3</text:p>
          </table:table-cell>
          <table:table-cell table:formula="of:=72000000/[.A103]" office:value-type="float" office:value="55384615.3846154">
            <text:p>55384615,3846154</text:p>
          </table:table-cell>
          <table:table-cell table:formula="of:=ROUND(72000000/[.A103];0)" office:value-type="float" office:value="55384615">
            <text:p>55384615</text:p>
          </table:table-cell>
          <table:table-cell table:formula="of:=[.C103]/([.E103]+1)-1" office:value-type="float" office:value="1090">
            <text:p>1090</text:p>
          </table:table-cell>
          <table:table-cell table:formula="of:=5^1*13^1*11^1*71^1*1091^0-1" office:value-type="float" office:value="50764">
            <text:p>50764</text:p>
          </table:table-cell>
          <table:table-cell table:formula="of:=72000000/([.D103]+1)/([.E103]+1)" office:value-type="float" office:value="1.30000000902778">
            <text:p>1,300000009</text:p>
          </table:table-cell>
          <table:table-cell table:formula="of:=ABS([.A103]-[.F103])/[.A103]" office:value-type="float" office:value="0.00000000694444365260201">
            <text:p>0,000000</text:p>
          </table:table-cell>
          <table:table-cell table:formula="of:=IF([.G10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03]+0.1" office:value-type="float" office:value="1.4">
            <text:p>1,4</text:p>
          </table:table-cell>
          <table:table-cell table:formula="of:=72000000/[.A104]" office:value-type="float" office:value="51428571.4285714">
            <text:p>51428571,4285714</text:p>
          </table:table-cell>
          <table:table-cell table:formula="of:=ROUND(72000000/[.A104];0)" office:value-type="float" office:value="51428571">
            <text:p>51428571</text:p>
          </table:table-cell>
          <table:table-cell office:value-type="float" office:value="1488">
            <text:p>1488</text:p>
          </table:table-cell>
          <table:table-cell table:formula="of:=3*29*397-1" office:value-type="float" office:value="34538">
            <text:p>34538</text:p>
          </table:table-cell>
          <table:table-cell table:formula="of:=72000000/([.D104]+1)/([.E104]+1)" office:value-type="float" office:value="1.40000001166667">
            <text:p>1,4000000117</text:p>
          </table:table-cell>
          <table:table-cell table:formula="of:=ABS([.A104]-[.F104])/[.A104]" office:value-type="float" office:value="0.00000000833333259540682">
            <text:p>0,000000</text:p>
          </table:table-cell>
          <table:table-cell table:formula="of:=IF([.G10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04]+0.1" office:value-type="float" office:value="1.5">
            <text:p>1,5</text:p>
          </table:table-cell>
          <table:table-cell table:formula="of:=72000000/[.A105]" office:value-type="float" office:value="48000000">
            <text:p>48000000</text:p>
          </table:table-cell>
          <table:table-cell table:formula="of:=ROUND(72000000/[.A105];0)" office:value-type="float" office:value="48000000">
            <text:p>48000000</text:p>
          </table:table-cell>
          <table:table-cell table:formula="of:=[.C105]/([.E105]+1)-1" office:value-type="float" office:value="749">
            <text:p>749</text:p>
          </table:table-cell>
          <table:table-cell table:formula="of:=2^9*3^0*5^3-1" office:value-type="float" office:value="63999">
            <text:p>63999</text:p>
          </table:table-cell>
          <table:table-cell table:formula="of:=72000000/([.D105]+1)/([.E105]+1)" office:value-type="float" office:value="1.5">
            <text:p>1,5</text:p>
          </table:table-cell>
          <table:table-cell table:formula="of:=ABS([.A105]-[.F105])/[.A105]" office:value-type="float" office:value="0">
            <text:p>0,000000</text:p>
          </table:table-cell>
          <table:table-cell table:formula="of:=IF([.G10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05]+0.1" office:value-type="float" office:value="1.6">
            <text:p>1,6</text:p>
          </table:table-cell>
          <table:table-cell table:formula="of:=72000000/[.A106]" office:value-type="float" office:value="45000000">
            <text:p>45000000</text:p>
          </table:table-cell>
          <table:table-cell table:formula="of:=ROUND(72000000/[.A106];0)" office:value-type="float" office:value="45000000">
            <text:p>45000000</text:p>
          </table:table-cell>
          <table:table-cell table:formula="of:=[.C106]/([.E106]+1)-1" office:value-type="float" office:value="749">
            <text:p>749</text:p>
          </table:table-cell>
          <table:table-cell table:formula="of:=2^5*3^1*5^4-1" office:value-type="float" office:value="59999">
            <text:p>59999</text:p>
          </table:table-cell>
          <table:table-cell table:formula="of:=72000000/([.D106]+1)/([.E106]+1)" office:value-type="float" office:value="1.6">
            <text:p>1,6</text:p>
          </table:table-cell>
          <table:table-cell table:formula="of:=ABS([.A106]-[.F106])/[.A106]" office:value-type="float" office:value="0">
            <text:p>0,000000</text:p>
          </table:table-cell>
          <table:table-cell table:formula="of:=IF([.G10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06]+0.1" office:value-type="float" office:value="1.7">
            <text:p>1,7</text:p>
          </table:table-cell>
          <table:table-cell table:formula="of:=72000000/[.A107]" office:value-type="float" office:value="42352941.1764706">
            <text:p>42352941,1764706</text:p>
          </table:table-cell>
          <table:table-cell table:formula="of:=ROUND(72000000/[.A107];0)" office:value-type="float" office:value="42352941">
            <text:p>42352941</text:p>
          </table:table-cell>
          <table:table-cell office:value-type="float" office:value="702">
            <text:p>702</text:p>
          </table:table-cell>
          <table:table-cell table:formula="of:=2^1*3^2*19^0*37^0*3347-1" office:value-type="float" office:value="60245">
            <text:p>60245</text:p>
          </table:table-cell>
          <table:table-cell table:formula="of:=72000000/([.D107]+1)/([.E107]+1)" office:value-type="float" office:value="1.70000012750001">
            <text:p>1,7000001275</text:p>
          </table:table-cell>
          <table:table-cell table:formula="of:=ABS([.A107]-[.F107])/[.A107]" office:value-type="float" office:value="0.000000075000004899383">
            <text:p>0,000000</text:p>
          </table:table-cell>
          <table:table-cell table:formula="of:=IF([.G10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07]+0.1" office:value-type="float" office:value="1.8">
            <text:p>1,8</text:p>
          </table:table-cell>
          <table:table-cell table:formula="of:=72000000/[.A108]" office:value-type="float" office:value="40000000">
            <text:p>40000000</text:p>
          </table:table-cell>
          <table:table-cell table:formula="of:=ROUND(72000000/[.A108];0)" office:value-type="float" office:value="40000000">
            <text:p>40000000</text:p>
          </table:table-cell>
          <table:table-cell table:formula="of:=[.C108]/([.E108]+1)-1" office:value-type="float" office:value="624">
            <text:p>624</text:p>
          </table:table-cell>
          <table:table-cell table:formula="of:=2^9*5^3-1" office:value-type="float" office:value="63999">
            <text:p>63999</text:p>
          </table:table-cell>
          <table:table-cell table:formula="of:=72000000/([.D108]+1)/([.E108]+1)" office:value-type="float" office:value="1.8">
            <text:p>1,8</text:p>
          </table:table-cell>
          <table:table-cell table:formula="of:=ABS([.A108]-[.F108])/[.A108]" office:value-type="float" office:value="0">
            <text:p>0,000000</text:p>
          </table:table-cell>
          <table:table-cell table:formula="of:=IF([.G10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08]+0.1" office:value-type="float" office:value="1.9">
            <text:p>1,9</text:p>
          </table:table-cell>
          <table:table-cell table:formula="of:=72000000/[.A109]" office:value-type="float" office:value="37894736.8421052">
            <text:p>37894736,8421052</text:p>
          </table:table-cell>
          <table:table-cell table:formula="of:=ROUND(72000000/[.A109];0)" office:value-type="float" office:value="37894737">
            <text:p>37894737</text:p>
          </table:table-cell>
          <table:table-cell office:value-type="float" office:value="1017">
            <text:p>1017</text:p>
          </table:table-cell>
          <table:table-cell table:formula="of:=2^3*3^2*11^1*47^1-1" office:value-type="float" office:value="37223">
            <text:p>37223</text:p>
          </table:table-cell>
          <table:table-cell table:formula="of:=72000000/([.D109]+1)/([.E109]+1)" office:value-type="float" office:value="1.90003534065734">
            <text:p>1,9000353407</text:p>
          </table:table-cell>
          <table:table-cell table:formula="of:=ABS([.A109]-[.F109])/[.A109]" office:value-type="float" office:value="0.0000186003459656803">
            <text:p>0,000019</text:p>
          </table:table-cell>
          <table:table-cell table:formula="of:=IF([.G10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09]+0.1" office:value-type="float" office:value="2">
            <text:p>2</text:p>
          </table:table-cell>
          <table:table-cell table:formula="of:=72000000/[.A110]" office:value-type="float" office:value="36000000">
            <text:p>36000000</text:p>
          </table:table-cell>
          <table:table-cell table:formula="of:=ROUND(72000000/[.A110];0)" office:value-type="float" office:value="36000000">
            <text:p>36000000</text:p>
          </table:table-cell>
          <table:table-cell table:formula="of:=[.C110]/([.E110]+1)-1" office:value-type="float" office:value="624">
            <text:p>624</text:p>
          </table:table-cell>
          <table:table-cell table:formula="of:=2^8*3^2*5^2-1" office:value-type="float" office:value="57599">
            <text:p>57599</text:p>
          </table:table-cell>
          <table:table-cell table:formula="of:=72000000/([.D110]+1)/([.E110]+1)" office:value-type="float" office:value="2">
            <text:p>2</text:p>
          </table:table-cell>
          <table:table-cell table:formula="of:=ABS([.A110]-[.F110])/[.A110]" office:value-type="float" office:value="0">
            <text:p>0,000000</text:p>
          </table:table-cell>
          <table:table-cell table:formula="of:=IF([.G11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10]+0.1" office:value-type="float" office:value="2.1">
            <text:p>2,1</text:p>
          </table:table-cell>
          <table:table-cell table:formula="of:=72000000/[.A111]" office:value-type="float" office:value="34285714.2857143">
            <text:p>34285714,2857143</text:p>
          </table:table-cell>
          <table:table-cell table:formula="of:=ROUND(72000000/[.A111];0)" office:value-type="float" office:value="34285714">
            <text:p>34285714</text:p>
          </table:table-cell>
          <table:table-cell table:formula="of:=[.C111]/([.E111]+1)-1" office:value-type="float" office:value="793">
            <text:p>793</text:p>
          </table:table-cell>
          <table:table-cell table:formula="of:=2^0*29^1*397^0*1489^1-1" office:value-type="float" office:value="43180">
            <text:p>43180</text:p>
          </table:table-cell>
          <table:table-cell table:formula="of:=72000000/([.D111]+1)/([.E111]+1)" office:value-type="float" office:value="2.1000000175">
            <text:p>2,1000000175</text:p>
          </table:table-cell>
          <table:table-cell table:formula="of:=ABS([.A111]-[.F111])/[.A111]" office:value-type="float" office:value="0.0000000083333327540101">
            <text:p>0,000000</text:p>
          </table:table-cell>
          <table:table-cell table:formula="of:=IF([.G11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11]+0.1" office:value-type="float" office:value="2.2">
            <text:p>2,2</text:p>
          </table:table-cell>
          <table:table-cell table:formula="of:=72000000/[.A112]" office:value-type="float" office:value="32727272.7272727">
            <text:p>32727272,7272727</text:p>
          </table:table-cell>
          <table:table-cell table:formula="of:=ROUND(72000000/[.A112];0)" office:value-type="float" office:value="32727273">
            <text:p>32727273</text:p>
          </table:table-cell>
          <table:table-cell table:formula="of:=[.C112]/([.E112]+1)-1" office:value-type="float" office:value="830">
            <text:p>830</text:p>
          </table:table-cell>
          <table:table-cell table:formula="of:=39383-1" office:value-type="float" office:value="39382">
            <text:p>39382</text:p>
          </table:table-cell>
          <table:table-cell table:formula="of:=72000000/([.D112]+1)/([.E112]+1)" office:value-type="float" office:value="2.19999998166667">
            <text:p>2,1999999817</text:p>
          </table:table-cell>
          <table:table-cell table:formula="of:=ABS([.A112]-[.F112])/[.A112]" office:value-type="float" office:value="0.00000000833333402283642">
            <text:p>0,000000</text:p>
          </table:table-cell>
          <table:table-cell table:formula="of:=IF([.G11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12]+0.1" office:value-type="float" office:value="2.3">
            <text:p>2,3</text:p>
          </table:table-cell>
          <table:table-cell table:formula="of:=72000000/[.A113]" office:value-type="float" office:value="31304347.8260869">
            <text:p>31304347,8260869</text:p>
          </table:table-cell>
          <table:table-cell table:formula="of:=ROUND(72000000/[.A113];0)" office:value-type="float" office:value="31304348">
            <text:p>31304348</text:p>
          </table:table-cell>
          <table:table-cell office:value-type="float" office:value="689">
            <text:p>689</text:p>
          </table:table-cell>
          <table:table-cell table:formula="of:=2^3*3^0*5^0*23^0*53^1*107^1-1" office:value-type="float" office:value="45367">
            <text:p>45367</text:p>
          </table:table-cell>
          <table:table-cell table:formula="of:=72000000/([.D113]+1)/([.E113]+1)" office:value-type="float" office:value="2.30003143376293">
            <text:p>2,3000314338</text:p>
          </table:table-cell>
          <table:table-cell table:formula="of:=ABS([.A113]-[.F113])/[.A113]" office:value-type="float" office:value="0.0000136668534464358">
            <text:p>0,000014</text:p>
          </table:table-cell>
          <table:table-cell table:formula="of:=IF([.G11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13]+0.1" office:value-type="float" office:value="2.4">
            <text:p>2,4</text:p>
          </table:table-cell>
          <table:table-cell table:formula="of:=72000000/[.A114]" office:value-type="float" office:value="30000000">
            <text:p>30000000</text:p>
          </table:table-cell>
          <table:table-cell table:formula="of:=ROUND(72000000/[.A114];0)" office:value-type="float" office:value="30000000">
            <text:p>30000000</text:p>
          </table:table-cell>
          <table:table-cell table:formula="of:=[.C114]/([.E114]+1)-1" office:value-type="float" office:value="624">
            <text:p>624</text:p>
          </table:table-cell>
          <table:table-cell table:formula="of:=2^7*3^1*5^3-1" office:value-type="float" office:value="47999">
            <text:p>47999</text:p>
          </table:table-cell>
          <table:table-cell table:formula="of:=72000000/([.D114]+1)/([.E114]+1)" office:value-type="float" office:value="2.4">
            <text:p>2,4</text:p>
          </table:table-cell>
          <table:table-cell table:formula="of:=ABS([.A114]-[.F114])/[.A114]" office:value-type="float" office:value="0">
            <text:p>0,000000</text:p>
          </table:table-cell>
          <table:table-cell table:formula="of:=IF([.G11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14]+0.1" office:value-type="float" office:value="2.5">
            <text:p>2,5</text:p>
          </table:table-cell>
          <table:table-cell table:formula="of:=72000000/[.A115]" office:value-type="float" office:value="28800000">
            <text:p>28800000</text:p>
          </table:table-cell>
          <table:table-cell table:formula="of:=ROUND(72000000/[.A115];0)" office:value-type="float" office:value="28800000">
            <text:p>28800000</text:p>
          </table:table-cell>
          <table:table-cell table:formula="of:=[.C115]/([.E115]+1)-1" office:value-type="float" office:value="624">
            <text:p>624</text:p>
          </table:table-cell>
          <table:table-cell table:formula="of:=2^10*3^2*5^1-1" office:value-type="float" office:value="46079">
            <text:p>46079</text:p>
          </table:table-cell>
          <table:table-cell table:formula="of:=72000000/([.D115]+1)/([.E115]+1)" office:value-type="float" office:value="2.5">
            <text:p>2,5</text:p>
          </table:table-cell>
          <table:table-cell table:formula="of:=ABS([.A115]-[.F115])/[.A115]" office:value-type="float" office:value="0">
            <text:p>0,000000</text:p>
          </table:table-cell>
          <table:table-cell table:formula="of:=IF([.G11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15]+0.1" office:value-type="float" office:value="2.6">
            <text:p>2,6</text:p>
          </table:table-cell>
          <table:table-cell table:formula="of:=72000000/[.A116]" office:value-type="float" office:value="27692307.6923077">
            <text:p>27692307,6923077</text:p>
          </table:table-cell>
          <table:table-cell table:formula="of:=ROUND(72000000/[.A116];0)" office:value-type="float" office:value="27692308">
            <text:p>27692308</text:p>
          </table:table-cell>
          <table:table-cell office:value-type="float" office:value="461">
            <text:p>461</text:p>
          </table:table-cell>
          <table:table-cell table:formula="of:=2^2*3^4*5^1*7^0*11^0*37^1-1" office:value-type="float" office:value="59939">
            <text:p>59939</text:p>
          </table:table-cell>
          <table:table-cell table:formula="of:=72000000/([.D116]+1)/([.E116]+1)" office:value-type="float" office:value="2.6000026000026">
            <text:p>2,6000026</text:p>
          </table:table-cell>
          <table:table-cell table:formula="of:=ABS([.A116]-[.F116])/[.A116]" office:value-type="float" office:value="0.00000100000099927218">
            <text:p>0,000001</text:p>
          </table:table-cell>
          <table:table-cell table:formula="of:=IF([.G11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16]+0.1" office:value-type="float" office:value="2.7">
            <text:p>2,7</text:p>
          </table:table-cell>
          <table:table-cell table:formula="of:=72000000/[.A117]" office:value-type="float" office:value="26666666.6666666">
            <text:p>26666666,6666666</text:p>
          </table:table-cell>
          <table:table-cell table:formula="of:=ROUND(72000000/[.A117];0)" office:value-type="float" office:value="26666667">
            <text:p>26666667</text:p>
          </table:table-cell>
          <table:table-cell office:value-type="float" office:value="581">
            <text:p>581</text:p>
          </table:table-cell>
          <table:table-cell table:formula="of:=2^0*3^3*97^0*1697^1-1" office:value-type="float" office:value="45818">
            <text:p>45818</text:p>
          </table:table-cell>
          <table:table-cell table:formula="of:=72000000/([.D117]+1)/([.E117]+1)" office:value-type="float" office:value="2.70000087750029">
            <text:p>2,7000008775</text:p>
          </table:table-cell>
          <table:table-cell table:formula="of:=ABS([.A117]-[.F117])/[.A117]" office:value-type="float" office:value="0.000000325000105017426">
            <text:p>0,000000</text:p>
          </table:table-cell>
          <table:table-cell table:formula="of:=IF([.G11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17]+0.1" office:value-type="float" office:value="2.8">
            <text:p>2,8</text:p>
          </table:table-cell>
          <table:table-cell table:formula="of:=72000000/[.A118]" office:value-type="float" office:value="25714285.7142857">
            <text:p>25714285,7142857</text:p>
          </table:table-cell>
          <table:table-cell table:formula="of:=ROUND(72000000/[.A118];0)" office:value-type="float" office:value="25714286">
            <text:p>25714286</text:p>
          </table:table-cell>
          <table:table-cell office:value-type="float" office:value="406">
            <text:p>406</text:p>
          </table:table-cell>
          <table:table-cell table:formula="of:=2^2*3^5*5^1*11^0*13^1*37^0-1" office:value-type="float" office:value="63179">
            <text:p>63179</text:p>
          </table:table-cell>
          <table:table-cell table:formula="of:=72000000/([.D118]+1)/([.E118]+1)" office:value-type="float" office:value="2.8000028000028">
            <text:p>2,8000028</text:p>
          </table:table-cell>
          <table:table-cell table:formula="of:=ABS([.A118]-[.F118])/[.A118]" office:value-type="float" office:value="0.00000100000099930878">
            <text:p>0,000001</text:p>
          </table:table-cell>
          <table:table-cell table:formula="of:=IF([.G11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18]+0.1" office:value-type="float" office:value="2.9">
            <text:p>2,9</text:p>
          </table:table-cell>
          <table:table-cell table:formula="of:=72000000/[.A119]" office:value-type="float" office:value="24827586.2068965">
            <text:p>24827586,2068965</text:p>
          </table:table-cell>
          <table:table-cell table:formula="of:=ROUND(72000000/[.A119];0)" office:value-type="float" office:value="24827586">
            <text:p>24827586</text:p>
          </table:table-cell>
          <table:table-cell table:formula="of:=[.C119]/([.E119]+1)-1" office:value-type="float" office:value="2778">
            <text:p>2778</text:p>
          </table:table-cell>
          <table:table-cell table:formula="of:=2^1*3^1*397^0*1489^1-1" office:value-type="float" office:value="8933">
            <text:p>8933</text:p>
          </table:table-cell>
          <table:table-cell table:formula="of:=72000000/([.D119]+1)/([.E119]+1)" office:value-type="float" office:value="2.90000002416667">
            <text:p>2,9000000242</text:p>
          </table:table-cell>
          <table:table-cell table:formula="of:=ABS([.A119]-[.F119])/[.A119]" office:value-type="float" office:value="0.00000000833333264462853">
            <text:p>0,000000</text:p>
          </table:table-cell>
          <table:table-cell table:formula="of:=IF([.G11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19]+0.1" office:value-type="float" office:value="3">
            <text:p>3</text:p>
          </table:table-cell>
          <table:table-cell table:formula="of:=72000000/[.A120]" office:value-type="float" office:value="24000000">
            <text:p>24000000</text:p>
          </table:table-cell>
          <table:table-cell table:formula="of:=ROUND(72000000/[.A120];0)" office:value-type="float" office:value="24000000">
            <text:p>24000000</text:p>
          </table:table-cell>
          <table:table-cell table:formula="of:=[.C120]/([.E120]+1)-1" office:value-type="float" office:value="499">
            <text:p>499</text:p>
          </table:table-cell>
          <table:table-cell table:formula="of:=2^7*3^1*5^3-1" office:value-type="float" office:value="47999">
            <text:p>47999</text:p>
          </table:table-cell>
          <table:table-cell table:formula="of:=72000000/([.D120]+1)/([.E120]+1)" office:value-type="float" office:value="3">
            <text:p>3</text:p>
          </table:table-cell>
          <table:table-cell table:formula="of:=ABS([.A120]-[.F120])/[.A120]" office:value-type="float" office:value="0">
            <text:p>0,000000</text:p>
          </table:table-cell>
          <table:table-cell table:formula="of:=IF([.G12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20]+0.1" office:value-type="float" office:value="3.1">
            <text:p>3,1</text:p>
          </table:table-cell>
          <table:table-cell table:formula="of:=72000000/[.A121]" office:value-type="float" office:value="23225806.4516129">
            <text:p>23225806,4516129</text:p>
          </table:table-cell>
          <table:table-cell table:formula="of:=ROUND(72000000/[.A121];0)" office:value-type="float" office:value="23225806">
            <text:p>23225806</text:p>
          </table:table-cell>
          <table:table-cell table:formula="of:=[.C121]/([.E121]+1)-1" office:value-type="float" office:value="1038">
            <text:p>1038</text:p>
          </table:table-cell>
          <table:table-cell table:formula="of:=2^1*1039^0*11177^1-1" office:value-type="float" office:value="22353">
            <text:p>22353</text:p>
          </table:table-cell>
          <table:table-cell table:formula="of:=72000000/([.D121]+1)/([.E121]+1)" office:value-type="float" office:value="3.10000006027778">
            <text:p>3,1000000603</text:p>
          </table:table-cell>
          <table:table-cell table:formula="of:=ABS([.A121]-[.F121])/[.A121]" office:value-type="float" office:value="0.0000000194444440477208">
            <text:p>0,000000</text:p>
          </table:table-cell>
          <table:table-cell table:formula="of:=IF([.G12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21]+0.1" office:value-type="float" office:value="3.2">
            <text:p>3,2</text:p>
          </table:table-cell>
          <table:table-cell table:formula="of:=72000000/[.A122]" office:value-type="float" office:value="22500000">
            <text:p>22500000</text:p>
          </table:table-cell>
          <table:table-cell table:formula="of:=ROUND(72000000/[.A122];0)" office:value-type="float" office:value="22500000">
            <text:p>22500000</text:p>
          </table:table-cell>
          <table:table-cell table:formula="of:=[.C122]/([.E122]+1)-1" office:value-type="float" office:value="499">
            <text:p>499</text:p>
          </table:table-cell>
          <table:table-cell table:formula="of:=2^3*3^2*5^4-1" office:value-type="float" office:value="44999">
            <text:p>44999</text:p>
          </table:table-cell>
          <table:table-cell table:formula="of:=72000000/([.D122]+1)/([.E122]+1)" office:value-type="float" office:value="3.2">
            <text:p>3,2</text:p>
          </table:table-cell>
          <table:table-cell table:formula="of:=ABS([.A122]-[.F122])/[.A122]" office:value-type="float" office:value="0">
            <text:p>0,000000</text:p>
          </table:table-cell>
          <table:table-cell table:formula="of:=IF([.G12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22]+0.1" office:value-type="float" office:value="3.3">
            <text:p>3,3</text:p>
          </table:table-cell>
          <table:table-cell table:formula="of:=72000000/[.A123]" office:value-type="float" office:value="21818181.8181818">
            <text:p>21818181,8181818</text:p>
          </table:table-cell>
          <table:table-cell table:formula="of:=ROUND(72000000/[.A123];0)" office:value-type="float" office:value="21818182">
            <text:p>21818182</text:p>
          </table:table-cell>
          <table:table-cell table:formula="of:=[.C123]/([.E123]+1)-1" office:value-type="float" office:value="553">
            <text:p>553</text:p>
          </table:table-cell>
          <table:table-cell table:formula="of:=39383-1" office:value-type="float" office:value="39382">
            <text:p>39382</text:p>
          </table:table-cell>
          <table:table-cell table:formula="of:=72000000/([.D123]+1)/([.E123]+1)" office:value-type="float" office:value="3.2999999725">
            <text:p>3,2999999725</text:p>
          </table:table-cell>
          <table:table-cell table:formula="of:=ABS([.A123]-[.F123])/[.A123]" office:value-type="float" office:value="0.00000000833333402283642">
            <text:p>0,000000</text:p>
          </table:table-cell>
          <table:table-cell table:formula="of:=IF([.G12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23]+0.1" office:value-type="float" office:value="3.4">
            <text:p>3,4</text:p>
          </table:table-cell>
          <table:table-cell table:formula="of:=72000000/[.A124]" office:value-type="float" office:value="21176470.5882353">
            <text:p>21176470,5882353</text:p>
          </table:table-cell>
          <table:table-cell table:formula="of:=ROUND(72000000/[.A124];0)" office:value-type="float" office:value="21176471">
            <text:p>21176471</text:p>
          </table:table-cell>
          <table:table-cell office:value-type="float" office:value="325">
            <text:p>325</text:p>
          </table:table-cell>
          <table:table-cell table:formula="of:=2^1*163^0*32479-1" office:value-type="float" office:value="64957">
            <text:p>64957</text:p>
          </table:table-cell>
          <table:table-cell table:formula="of:=72000000/([.D124]+1)/([.E124]+1)" office:value-type="float" office:value="3.40002610464487">
            <text:p>3,4000261046</text:p>
          </table:table-cell>
          <table:table-cell table:formula="of:=ABS([.A124]-[.F124])/[.A124]" office:value-type="float" office:value="0.00000767783672574103">
            <text:p>0,000008</text:p>
          </table:table-cell>
          <table:table-cell table:formula="of:=IF([.G12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24]+0.1" office:value-type="float" office:value="3.5">
            <text:p>3,5</text:p>
          </table:table-cell>
          <table:table-cell table:formula="of:=72000000/[.A125]" office:value-type="float" office:value="20571428.5714286">
            <text:p>20571428,5714286</text:p>
          </table:table-cell>
          <table:table-cell table:formula="of:=ROUND(72000000/[.A125];0)" office:value-type="float" office:value="20571429">
            <text:p>20571429</text:p>
          </table:table-cell>
          <table:table-cell office:value-type="float" office:value="397">
            <text:p>397</text:p>
          </table:table-cell>
          <table:table-cell table:formula="of:=2^0*3^2*199^0*5743^1-1" office:value-type="float" office:value="51686">
            <text:p>51686</text:p>
          </table:table-cell>
          <table:table-cell table:formula="of:=72000000/([.D125]+1)/([.E125]+1)" office:value-type="float" office:value="3.50000043750005">
            <text:p>3,5000004375</text:p>
          </table:table-cell>
          <table:table-cell table:formula="of:=ABS([.A125]-[.F125])/[.A125]" office:value-type="float" office:value="0.000000125000014783438">
            <text:p>0,000000</text:p>
          </table:table-cell>
          <table:table-cell table:formula="of:=IF([.G12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25]+0.1" office:value-type="float" office:value="3.6">
            <text:p>3,6</text:p>
          </table:table-cell>
          <table:table-cell table:formula="of:=72000000/[.A126]" office:value-type="float" office:value="20000000">
            <text:p>20000000</text:p>
          </table:table-cell>
          <table:table-cell table:formula="of:=ROUND(72000000/[.A126];0)" office:value-type="float" office:value="20000000">
            <text:p>20000000</text:p>
          </table:table-cell>
          <table:table-cell table:formula="of:=[.C126]/([.E126]+1)-1" office:value-type="float" office:value="499">
            <text:p>499</text:p>
          </table:table-cell>
          <table:table-cell table:formula="of:=2^6*5^4-1" office:value-type="float" office:value="39999">
            <text:p>39999</text:p>
          </table:table-cell>
          <table:table-cell table:formula="of:=72000000/([.D126]+1)/([.E126]+1)" office:value-type="float" office:value="3.6">
            <text:p>3,6</text:p>
          </table:table-cell>
          <table:table-cell table:formula="of:=ABS([.A126]-[.F126])/[.A126]" office:value-type="float" office:value="0">
            <text:p>0,000000</text:p>
          </table:table-cell>
          <table:table-cell table:formula="of:=IF([.G12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26]+0.1" office:value-type="float" office:value="3.7">
            <text:p>3,7</text:p>
          </table:table-cell>
          <table:table-cell table:formula="of:=72000000/[.A127]" office:value-type="float" office:value="19459459.4594594">
            <text:p>19459459,4594594</text:p>
          </table:table-cell>
          <table:table-cell table:formula="of:=ROUND(72000000/[.A127];0)" office:value-type="float" office:value="19459459">
            <text:p>19459459</text:p>
          </table:table-cell>
          <table:table-cell office:value-type="float" office:value="322">
            <text:p>322</text:p>
          </table:table-cell>
          <table:table-cell table:formula="of:=2^1*3^2*17^0*19^0*3347^1-1" office:value-type="float" office:value="60245">
            <text:p>60245</text:p>
          </table:table-cell>
          <table:table-cell table:formula="of:=72000000/([.D127]+1)/([.E127]+1)" office:value-type="float" office:value="3.70000027750002">
            <text:p>3,7000002775</text:p>
          </table:table-cell>
          <table:table-cell table:formula="of:=ABS([.A127]-[.F127])/[.A127]" office:value-type="float" office:value="0.0000000750000048852625">
            <text:p>0,000000</text:p>
          </table:table-cell>
          <table:table-cell table:formula="of:=IF([.G12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27]+0.1" office:value-type="float" office:value="3.8">
            <text:p>3,8</text:p>
          </table:table-cell>
          <table:table-cell table:formula="of:=72000000/[.A128]" office:value-type="float" office:value="18947368.4210526">
            <text:p>18947368,4210526</text:p>
          </table:table-cell>
          <table:table-cell table:formula="of:=ROUND(72000000/[.A128];0)" office:value-type="float" office:value="18947368">
            <text:p>18947368</text:p>
          </table:table-cell>
          <table:table-cell table:formula="of:=[.C128]/([.E128]+1)-1" office:value-type="float" office:value="555">
            <text:p>555</text:p>
          </table:table-cell>
          <table:table-cell table:formula="of:=2^1*11^1*139^0*1549^1-1" office:value-type="float" office:value="34077">
            <text:p>34077</text:p>
          </table:table-cell>
          <table:table-cell table:formula="of:=72000000/([.D128]+1)/([.E128]+1)" office:value-type="float" office:value="3.80000008444445">
            <text:p>3,8000000844</text:p>
          </table:table-cell>
          <table:table-cell table:formula="of:=ABS([.A128]-[.F128])/[.A128]" office:value-type="float" office:value="0.0000000222222219573166">
            <text:p>0,000000</text:p>
          </table:table-cell>
          <table:table-cell table:formula="of:=IF([.G12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28]+0.1" office:value-type="float" office:value="3.9">
            <text:p>3,9</text:p>
          </table:table-cell>
          <table:table-cell table:formula="of:=72000000/[.A129]" office:value-type="float" office:value="18461538.4615385">
            <text:p>18461538,4615385</text:p>
          </table:table-cell>
          <table:table-cell table:formula="of:=ROUND(72000000/[.A129];0)" office:value-type="float" office:value="18461538">
            <text:p>18461538</text:p>
          </table:table-cell>
          <table:table-cell office:value-type="float" office:value="461">
            <text:p>461</text:p>
          </table:table-cell>
          <table:table-cell table:formula="of:=2^3*3^3*5^1*7^0*37^1-1" office:value-type="float" office:value="39959">
            <text:p>39959</text:p>
          </table:table-cell>
          <table:table-cell table:formula="of:=72000000/([.D129]+1)/([.E129]+1)" office:value-type="float" office:value="3.9000039000039">
            <text:p>3,9000039</text:p>
          </table:table-cell>
          <table:table-cell table:formula="of:=ABS([.A129]-[.F129])/[.A129]" office:value-type="float" office:value="0.00000100000099927218">
            <text:p>0,000001</text:p>
          </table:table-cell>
          <table:table-cell table:formula="of:=IF([.G12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29]+0.1" office:value-type="float" office:value="4">
            <text:p>4</text:p>
          </table:table-cell>
          <table:table-cell table:formula="of:=72000000/[.A130]" office:value-type="float" office:value="18000000">
            <text:p>18000000</text:p>
          </table:table-cell>
          <table:table-cell table:formula="of:=ROUND(72000000/[.A130];0)" office:value-type="float" office:value="18000000">
            <text:p>18000000</text:p>
          </table:table-cell>
          <table:table-cell table:formula="of:=[.C130]/([.E130]+1)-1" office:value-type="float" office:value="374">
            <text:p>374</text:p>
          </table:table-cell>
          <table:table-cell table:formula="of:=2^7*3^1*5^3-1" office:value-type="float" office:value="47999">
            <text:p>47999</text:p>
          </table:table-cell>
          <table:table-cell table:formula="of:=72000000/([.D130]+1)/([.E130]+1)" office:value-type="float" office:value="4">
            <text:p>4</text:p>
          </table:table-cell>
          <table:table-cell table:formula="of:=ABS([.A130]-[.F130])/[.A130]" office:value-type="float" office:value="0">
            <text:p>0,000000</text:p>
          </table:table-cell>
          <table:table-cell table:formula="of:=IF([.G13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30]+0.1" office:value-type="float" office:value="4.1">
            <text:p>4,1</text:p>
          </table:table-cell>
          <table:table-cell table:formula="of:=72000000/[.A131]" office:value-type="float" office:value="17560975.6097561">
            <text:p>17560975,6097561</text:p>
          </table:table-cell>
          <table:table-cell table:formula="of:=ROUND(72000000/[.A131];0)" office:value-type="float" office:value="17560976">
            <text:p>17560976</text:p>
          </table:table-cell>
          <table:table-cell table:formula="of:=[.C131]/([.E131]+1)-1" office:value-type="float" office:value="346">
            <text:p>346</text:p>
          </table:table-cell>
          <table:table-cell table:formula="of:=2^4*347^0*3163^1-1" office:value-type="float" office:value="50607">
            <text:p>50607</text:p>
          </table:table-cell>
          <table:table-cell table:formula="of:=72000000/([.D131]+1)/([.E131]+1)" office:value-type="float" office:value="4.09999990888889">
            <text:p>4,0999999089</text:p>
          </table:table-cell>
          <table:table-cell table:formula="of:=ABS([.A131]-[.F131])/[.A131]" office:value-type="float" office:value="0.0000000222222223278661">
            <text:p>0,000000</text:p>
          </table:table-cell>
          <table:table-cell table:formula="of:=IF([.G13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31]+0.1" office:value-type="float" office:value="4.2">
            <text:p>4,2</text:p>
          </table:table-cell>
          <table:table-cell table:formula="of:=72000000/[.A132]" office:value-type="float" office:value="17142857.1428571">
            <text:p>17142857,1428571</text:p>
          </table:table-cell>
          <table:table-cell table:formula="of:=ROUND(72000000/[.A132];0)" office:value-type="float" office:value="17142857">
            <text:p>17142857</text:p>
          </table:table-cell>
          <table:table-cell table:formula="of:=[.C132]/([.E132]+1)-1" office:value-type="float" office:value="396">
            <text:p>396</text:p>
          </table:table-cell>
          <table:table-cell table:formula="of:=29^1*397^0*1489-1" office:value-type="float" office:value="43180">
            <text:p>43180</text:p>
          </table:table-cell>
          <table:table-cell table:formula="of:=72000000/([.D132]+1)/([.E132]+1)" office:value-type="float" office:value="4.200000035">
            <text:p>4,200000035</text:p>
          </table:table-cell>
          <table:table-cell table:formula="of:=ABS([.A132]-[.F132])/[.A132]" office:value-type="float" office:value="0.00000000833333296548116">
            <text:p>0,000000</text:p>
          </table:table-cell>
          <table:table-cell table:formula="of:=IF([.G13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32]+0.1" office:value-type="float" office:value="4.3">
            <text:p>4,3</text:p>
          </table:table-cell>
          <table:table-cell table:formula="of:=72000000/[.A133]" office:value-type="float" office:value="16744186.0465116">
            <text:p>16744186,0465116</text:p>
          </table:table-cell>
          <table:table-cell table:formula="of:=ROUND(72000000/[.A133];0)" office:value-type="float" office:value="16744186">
            <text:p>16744186</text:p>
          </table:table-cell>
          <table:table-cell table:formula="of:=[.C133]/([.E133]+1)-1" office:value-type="float" office:value="1480">
            <text:p>1480</text:p>
          </table:table-cell>
          <table:table-cell table:formula="of:=2*1481^0*5653-1" office:value-type="float" office:value="11305">
            <text:p>11305</text:p>
          </table:table-cell>
          <table:table-cell table:formula="of:=72000000/([.D133]+1)/([.E133]+1)" office:value-type="float" office:value="4.30000001194444">
            <text:p>4,3000000119</text:p>
          </table:table-cell>
          <table:table-cell table:formula="of:=ABS([.A133]-[.F133])/[.A133]" office:value-type="float" office:value="0.00000000277777738795278">
            <text:p>0,000000</text:p>
          </table:table-cell>
          <table:table-cell table:formula="of:=IF([.G13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33]+0.1" office:value-type="float" office:value="4.4">
            <text:p>4,4</text:p>
          </table:table-cell>
          <table:table-cell table:formula="of:=72000000/[.A134]" office:value-type="float" office:value="16363636.3636364">
            <text:p>16363636,3636364</text:p>
          </table:table-cell>
          <table:table-cell table:formula="of:=ROUND(72000000/[.A134];0)" office:value-type="float" office:value="16363636">
            <text:p>16363636</text:p>
          </table:table-cell>
          <table:table-cell table:formula="of:=[.C134]/([.E134]+1)-1" office:value-type="float" office:value="1548">
            <text:p>1548</text:p>
          </table:table-cell>
          <table:table-cell table:formula="of:=2^2*19^1*139^1-1" office:value-type="float" office:value="10563">
            <text:p>10563</text:p>
          </table:table-cell>
          <table:table-cell table:formula="of:=72000000/([.D134]+1)/([.E134]+1)" office:value-type="float" office:value="4.40000009777778">
            <text:p>4,4000000978</text:p>
          </table:table-cell>
          <table:table-cell table:formula="of:=ABS([.A134]-[.F134])/[.A134]" office:value-type="float" office:value="0.0000000222222224460273">
            <text:p>0,000000</text:p>
          </table:table-cell>
          <table:table-cell table:formula="of:=IF([.G13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34]+0.1" office:value-type="float" office:value="4.5">
            <text:p>4,5</text:p>
          </table:table-cell>
          <table:table-cell table:formula="of:=72000000/[.A135]" office:value-type="float" office:value="16000000">
            <text:p>16000000</text:p>
          </table:table-cell>
          <table:table-cell table:formula="of:=ROUND(72000000/[.A135];0)" office:value-type="float" office:value="16000000">
            <text:p>16000000</text:p>
          </table:table-cell>
          <table:table-cell table:formula="of:=[.C135]/([.E135]+1)-1" office:value-type="float" office:value="249">
            <text:p>249</text:p>
          </table:table-cell>
          <table:table-cell table:formula="of:=2^9*5^3-1" office:value-type="float" office:value="63999">
            <text:p>63999</text:p>
          </table:table-cell>
          <table:table-cell table:formula="of:=72000000/([.D135]+1)/([.E135]+1)" office:value-type="float" office:value="4.5">
            <text:p>4,5</text:p>
          </table:table-cell>
          <table:table-cell table:formula="of:=ABS([.A135]-[.F135])/[.A135]" office:value-type="float" office:value="0">
            <text:p>0,000000</text:p>
          </table:table-cell>
          <table:table-cell table:formula="of:=IF([.G13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35]+0.1" office:value-type="float" office:value="4.6">
            <text:p>4,6</text:p>
          </table:table-cell>
          <table:table-cell table:formula="of:=72000000/[.A136]" office:value-type="float" office:value="15652173.9130435">
            <text:p>15652173,9130435</text:p>
          </table:table-cell>
          <table:table-cell table:formula="of:=ROUND(72000000/[.A136];0)" office:value-type="float" office:value="15652174">
            <text:p>15652174</text:p>
          </table:table-cell>
          <table:table-cell office:value-type="float" office:value="427">
            <text:p>427</text:p>
          </table:table-cell>
          <table:table-cell table:formula="of:=2^1*3^1*5^1*23^1*53^1*107^0-1" office:value-type="float" office:value="36569">
            <text:p>36569</text:p>
          </table:table-cell>
          <table:table-cell table:formula="of:=72000000/([.D136]+1)/([.E136]+1)" office:value-type="float" office:value="4.60006286752586">
            <text:p>4,6000628675</text:p>
          </table:table-cell>
          <table:table-cell table:formula="of:=ABS([.A136]-[.F136])/[.A136]" office:value-type="float" office:value="0.000013666853446822">
            <text:p>0,000014</text:p>
          </table:table-cell>
          <table:table-cell table:formula="of:=IF([.G13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36]+0.1" office:value-type="float" office:value="4.7">
            <text:p>4,7</text:p>
          </table:table-cell>
          <table:table-cell table:formula="of:=72000000/[.A137]" office:value-type="float" office:value="15319148.9361702">
            <text:p>15319148,9361702</text:p>
          </table:table-cell>
          <table:table-cell table:formula="of:=ROUND(72000000/[.A137];0)" office:value-type="float" office:value="15319149">
            <text:p>15319149</text:p>
          </table:table-cell>
          <table:table-cell office:value-type="float" office:value="417">
            <text:p>417</text:p>
          </table:table-cell>
          <table:table-cell table:formula="of:=2^3*3^2*11^0*19^0*509^1-1" office:value-type="float" office:value="36647">
            <text:p>36647</text:p>
          </table:table-cell>
          <table:table-cell table:formula="of:=72000000/([.D137]+1)/([.E137]+1)" office:value-type="float" office:value="4.70008742162604">
            <text:p>4,7000874216</text:p>
          </table:table-cell>
          <table:table-cell table:formula="of:=ABS([.A137]-[.F137])/[.A137]" office:value-type="float" office:value="0.0000186003459664362">
            <text:p>0,000019</text:p>
          </table:table-cell>
          <table:table-cell table:formula="of:=IF([.G13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37]+0.1" office:value-type="float" office:value="4.8">
            <text:p>4,8</text:p>
          </table:table-cell>
          <table:table-cell table:formula="of:=72000000/[.A138]" office:value-type="float" office:value="15000000">
            <text:p>15000000</text:p>
          </table:table-cell>
          <table:table-cell table:formula="of:=ROUND(72000000/[.A138];0)" office:value-type="float" office:value="15000000">
            <text:p>15000000</text:p>
          </table:table-cell>
          <table:table-cell table:formula="of:=[.C138]/([.E138]+1)-1" office:value-type="float" office:value="249">
            <text:p>249</text:p>
          </table:table-cell>
          <table:table-cell table:formula="of:=2^5*3^1*5^4-1" office:value-type="float" office:value="59999">
            <text:p>59999</text:p>
          </table:table-cell>
          <table:table-cell table:formula="of:=72000000/([.D138]+1)/([.E138]+1)" office:value-type="float" office:value="4.8">
            <text:p>4,8</text:p>
          </table:table-cell>
          <table:table-cell table:formula="of:=ABS([.A138]-[.F138])/[.A138]" office:value-type="float" office:value="0">
            <text:p>0,000000</text:p>
          </table:table-cell>
          <table:table-cell table:formula="of:=IF([.G13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38]+0.1" office:value-type="float" office:value="4.9">
            <text:p>4,9</text:p>
          </table:table-cell>
          <table:table-cell table:formula="of:=72000000/[.A139]" office:value-type="float" office:value="14693877.5510204">
            <text:p>14693877,5510204</text:p>
          </table:table-cell>
          <table:table-cell table:formula="of:=ROUND(72000000/[.A139];0)" office:value-type="float" office:value="14693878">
            <text:p>14693878</text:p>
          </table:table-cell>
          <table:table-cell table:formula="of:=[.C139]/([.E139]+1)-1" office:value-type="float" office:value="1386">
            <text:p>1386</text:p>
          </table:table-cell>
          <table:table-cell table:formula="of:=2^1*19^0*73^0*5297-1" office:value-type="float" office:value="10593">
            <text:p>10593</text:p>
          </table:table-cell>
          <table:table-cell table:formula="of:=72000000/([.D139]+1)/([.E139]+1)" office:value-type="float" office:value="4.89999985027778">
            <text:p>4,8999998503</text:p>
          </table:table-cell>
          <table:table-cell table:formula="of:=ABS([.A139]-[.F139])/[.A139]" office:value-type="float" office:value="0.0000000305555544585155">
            <text:p>0,000000</text:p>
          </table:table-cell>
          <table:table-cell table:formula="of:=IF([.G13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39]+0.1" office:value-type="float" office:value="5">
            <text:p>5</text:p>
          </table:table-cell>
          <table:table-cell table:formula="of:=72000000/[.A140]" office:value-type="float" office:value="14400000">
            <text:p>14400000</text:p>
          </table:table-cell>
          <table:table-cell table:formula="of:=ROUND(72000000/[.A140];0)" office:value-type="float" office:value="14400000">
            <text:p>14400000</text:p>
          </table:table-cell>
          <table:table-cell table:formula="of:=[.C140]/([.E140]+1)-1" office:value-type="float" office:value="249">
            <text:p>249</text:p>
          </table:table-cell>
          <table:table-cell table:formula="of:=2^8*3^2*5^2-1" office:value-type="float" office:value="57599">
            <text:p>57599</text:p>
          </table:table-cell>
          <table:table-cell table:formula="of:=72000000/([.D140]+1)/([.E140]+1)" office:value-type="float" office:value="5">
            <text:p>5</text:p>
          </table:table-cell>
          <table:table-cell table:formula="of:=ABS([.A140]-[.F140])/[.A140]" office:value-type="float" office:value="0">
            <text:p>0,000000</text:p>
          </table:table-cell>
          <table:table-cell table:formula="of:=IF([.G14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40]+0.1" office:value-type="float" office:value="5.1">
            <text:p>5,1</text:p>
          </table:table-cell>
          <table:table-cell table:formula="of:=72000000/[.A141]" office:value-type="float" office:value="14117647.0588235">
            <text:p>14117647,0588235</text:p>
          </table:table-cell>
          <table:table-cell table:formula="of:=ROUND(72000000/[.A141];0)" office:value-type="float" office:value="14117647">
            <text:p>14117647</text:p>
          </table:table-cell>
          <table:table-cell office:value-type="float" office:value="702">
            <text:p>702</text:p>
          </table:table-cell>
          <table:table-cell table:formula="of:=2^1*3^1*19^0*37^0*3347^1-1" office:value-type="float" office:value="20081">
            <text:p>20081</text:p>
          </table:table-cell>
          <table:table-cell table:formula="of:=72000000/([.D141]+1)/([.E141]+1)" office:value-type="float" office:value="5.10000038250003">
            <text:p>5,1000003825</text:p>
          </table:table-cell>
          <table:table-cell table:formula="of:=ABS([.A141]-[.F141])/[.A141]" office:value-type="float" office:value="0.0000000750000058572226">
            <text:p>0,000000</text:p>
          </table:table-cell>
          <table:table-cell table:formula="of:=IF([.G14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41]+0.1" office:value-type="float" office:value="5.2">
            <text:p>5,2</text:p>
          </table:table-cell>
          <table:table-cell table:formula="of:=72000000/[.A142]" office:value-type="float" office:value="13846153.8461539">
            <text:p>13846153,8461539</text:p>
          </table:table-cell>
          <table:table-cell table:formula="of:=ROUND(72000000/[.A142];0)" office:value-type="float" office:value="13846154">
            <text:p>13846154</text:p>
          </table:table-cell>
          <table:table-cell office:value-type="float" office:value="269">
            <text:p>269</text:p>
          </table:table-cell>
          <table:table-cell table:formula="of:=2^1*3^2*5^0*11^1*7^1*37^1-1" office:value-type="float" office:value="51281">
            <text:p>51281</text:p>
          </table:table-cell>
          <table:table-cell table:formula="of:=72000000/([.D142]+1)/([.E142]+1)" office:value-type="float" office:value="5.2000052000052">
            <text:p>5,2000052</text:p>
          </table:table-cell>
          <table:table-cell table:formula="of:=ABS([.A142]-[.F142])/[.A142]" office:value-type="float" office:value="0.000001000001000297">
            <text:p>0,000001</text:p>
          </table:table-cell>
          <table:table-cell table:formula="of:=IF([.G14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42]+0.1" office:value-type="float" office:value="5.3">
            <text:p>5,3</text:p>
          </table:table-cell>
          <table:table-cell table:formula="of:=72000000/[.A143]" office:value-type="float" office:value="13584905.6603774">
            <text:p>13584905,6603774</text:p>
          </table:table-cell>
          <table:table-cell table:formula="of:=ROUND(72000000/[.A143];0)" office:value-type="float" office:value="13584906">
            <text:p>13584906</text:p>
          </table:table-cell>
          <table:table-cell office:value-type="float" office:value="217">
            <text:p>217</text:p>
          </table:table-cell>
          <table:table-cell table:formula="of:=2^2*3^3*109^0*577^1-1" office:value-type="float" office:value="62315">
            <text:p>62315</text:p>
          </table:table-cell>
          <table:table-cell table:formula="of:=72000000/([.D143]+1)/([.E143]+1)" office:value-type="float" office:value="5.30000689000896">
            <text:p>5,30000689</text:p>
          </table:table-cell>
          <table:table-cell table:formula="of:=ABS([.A143]-[.F143])/[.A143]" office:value-type="float" office:value="0.00000130000169036346">
            <text:p>0,000001</text:p>
          </table:table-cell>
          <table:table-cell table:formula="of:=IF([.G14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43]+0.1" office:value-type="float" office:value="5.4">
            <text:p>5,4</text:p>
          </table:table-cell>
          <table:table-cell table:formula="of:=72000000/[.A144]" office:value-type="float" office:value="13333333.3333333">
            <text:p>13333333,3333333</text:p>
          </table:table-cell>
          <table:table-cell table:formula="of:=ROUND(72000000/[.A144];0)" office:value-type="float" office:value="13333333">
            <text:p>13333333</text:p>
          </table:table-cell>
          <table:table-cell office:value-type="float" office:value="263">
            <text:p>263</text:p>
          </table:table-cell>
          <table:table-cell table:formula="of:=2^0*3^1*5^1*7^1*11^0*13^1*37^1-1" office:value-type="float" office:value="50504">
            <text:p>50504</text:p>
          </table:table-cell>
          <table:table-cell table:formula="of:=72000000/([.D144]+1)/([.E144]+1)" office:value-type="float" office:value="5.4000054000054">
            <text:p>5,4000054</text:p>
          </table:table-cell>
          <table:table-cell table:formula="of:=ABS([.A144]-[.F144])/[.A144]" office:value-type="float" office:value="0.00000100000100036026">
            <text:p>0,000001</text:p>
          </table:table-cell>
          <table:table-cell table:formula="of:=IF([.G14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44]+0.1" office:value-type="float" office:value="5.5">
            <text:p>5,5</text:p>
          </table:table-cell>
          <table:table-cell table:formula="of:=72000000/[.A145]" office:value-type="float" office:value="13090909.0909091">
            <text:p>13090909,0909091</text:p>
          </table:table-cell>
          <table:table-cell table:formula="of:=ROUND(72000000/[.A145];0)" office:value-type="float" office:value="13090909">
            <text:p>13090909</text:p>
          </table:table-cell>
          <table:table-cell table:formula="of:=[.C145]/([.E145]+1)-1" office:value-type="float" office:value="922">
            <text:p>922</text:p>
          </table:table-cell>
          <table:table-cell table:formula="of:=13^1*71^0*1091^1-1" office:value-type="float" office:value="14182">
            <text:p>14182</text:p>
          </table:table-cell>
          <table:table-cell table:formula="of:=72000000/([.D145]+1)/([.E145]+1)" office:value-type="float" office:value="5.50000003819445">
            <text:p>5,5000000382</text:p>
          </table:table-cell>
          <table:table-cell table:formula="of:=ABS([.A145]-[.F145])/[.A145]" office:value-type="float" office:value="0.00000000694444501903036">
            <text:p>0,000000</text:p>
          </table:table-cell>
          <table:table-cell table:formula="of:=IF([.G14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45]+0.1" office:value-type="float" office:value="5.6">
            <text:p>5,6</text:p>
          </table:table-cell>
          <table:table-cell table:formula="of:=72000000/[.A146]" office:value-type="float" office:value="12857142.8571429">
            <text:p>12857142,8571429</text:p>
          </table:table-cell>
          <table:table-cell table:formula="of:=ROUND(72000000/[.A146];0)" office:value-type="float" office:value="12857143">
            <text:p>12857143</text:p>
          </table:table-cell>
          <table:table-cell office:value-type="float" office:value="285">
            <text:p>285</text:p>
          </table:table-cell>
          <table:table-cell table:formula="of:=2^0*3^5*5^1*11^0*37^1*13^0-1" office:value-type="float" office:value="44954">
            <text:p>44954</text:p>
          </table:table-cell>
          <table:table-cell table:formula="of:=72000000/([.D146]+1)/([.E146]+1)" office:value-type="float" office:value="5.6000056000056">
            <text:p>5,6000056</text:p>
          </table:table-cell>
          <table:table-cell table:formula="of:=ABS([.A146]-[.F146])/[.A146]" office:value-type="float" office:value="0.00000100000100057761">
            <text:p>0,000001</text:p>
          </table:table-cell>
          <table:table-cell table:formula="of:=IF([.G14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46]+0.1" office:value-type="float" office:value="5.7">
            <text:p>5,7</text:p>
          </table:table-cell>
          <table:table-cell table:formula="of:=72000000/[.A147]" office:value-type="float" office:value="12631578.9473684">
            <text:p>12631578,9473684</text:p>
          </table:table-cell>
          <table:table-cell table:formula="of:=ROUND(72000000/[.A147];0)" office:value-type="float" office:value="12631579">
            <text:p>12631579</text:p>
          </table:table-cell>
          <table:table-cell office:value-type="float" office:value="281">
            <text:p>281</text:p>
          </table:table-cell>
          <table:table-cell table:formula="of:=(2^1*3^0*11^1*509^1)*(2^2)*(47^0)-1" office:value-type="float" office:value="44791">
            <text:p>44791</text:p>
          </table:table-cell>
          <table:table-cell table:formula="of:=72000000/([.D147]+1)/([.E147]+1)" office:value-type="float" office:value="5.70010602197201">
            <text:p>5,700106022</text:p>
          </table:table-cell>
          <table:table-cell table:formula="of:=ABS([.A147]-[.F147])/[.A147]" office:value-type="float" office:value="0.0000186003459670827">
            <text:p>0,000019</text:p>
          </table:table-cell>
          <table:table-cell table:formula="of:=IF([.G14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47]+0.1" office:value-type="float" office:value="5.8">
            <text:p>5,8</text:p>
          </table:table-cell>
          <table:table-cell table:formula="of:=72000000/[.A148]" office:value-type="float" office:value="12413793.1034483">
            <text:p>12413793,1034483</text:p>
          </table:table-cell>
          <table:table-cell table:formula="of:=ROUND(72000000/[.A148];0)" office:value-type="float" office:value="12413793">
            <text:p>12413793</text:p>
          </table:table-cell>
          <table:table-cell table:formula="of:=[.C148]/([.E148]+1)-1" office:value-type="float" office:value="396">
            <text:p>396</text:p>
          </table:table-cell>
          <table:table-cell table:formula="of:=3*7*397^0*1489^1-1" office:value-type="float" office:value="31268">
            <text:p>31268</text:p>
          </table:table-cell>
          <table:table-cell table:formula="of:=72000000/([.D148]+1)/([.E148]+1)" office:value-type="float" office:value="5.80000004833333">
            <text:p>5,8000000483</text:p>
          </table:table-cell>
          <table:table-cell table:formula="of:=ABS([.A148]-[.F148])/[.A148]" office:value-type="float" office:value="0.00000000833333402283643">
            <text:p>0,000000</text:p>
          </table:table-cell>
          <table:table-cell table:formula="of:=IF([.G14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48]+0.1" office:value-type="float" office:value="5.9">
            <text:p>5,9</text:p>
          </table:table-cell>
          <table:table-cell table:formula="of:=72000000/[.A149]" office:value-type="float" office:value="12203389.8305085">
            <text:p>12203389,8305085</text:p>
          </table:table-cell>
          <table:table-cell table:formula="of:=ROUND(72000000/[.A149];0)" office:value-type="float" office:value="12203390">
            <text:p>12203390</text:p>
          </table:table-cell>
          <table:table-cell table:formula="of:=[.C149]/([.E149]+1)-1" office:value-type="float" office:value="192">
            <text:p>192</text:p>
          </table:table-cell>
          <table:table-cell table:formula="of:=2^1*5^1*193^0*6323^1-1" office:value-type="float" office:value="63229">
            <text:p>63229</text:p>
          </table:table-cell>
          <table:table-cell table:formula="of:=72000000/([.D149]+1)/([.E149]+1)" office:value-type="float" office:value="5.89999991805556">
            <text:p>5,8999999181</text:p>
          </table:table-cell>
          <table:table-cell table:formula="of:=ABS([.A149]-[.F149])/[.A149]" office:value-type="float" office:value="0.0000000138888879305187">
            <text:p>0,000000</text:p>
          </table:table-cell>
          <table:table-cell table:formula="of:=IF([.G14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49]+0.1" office:value-type="float" office:value="6">
            <text:p>6</text:p>
          </table:table-cell>
          <table:table-cell table:formula="of:=72000000/[.A150]" office:value-type="float" office:value="12000000">
            <text:p>12000000</text:p>
          </table:table-cell>
          <table:table-cell table:formula="of:=ROUND(72000000/[.A150];0)" office:value-type="float" office:value="12000000">
            <text:p>12000000</text:p>
          </table:table-cell>
          <table:table-cell table:formula="of:=[.C150]/([.E150]+1)-1" office:value-type="float" office:value="249">
            <text:p>249</text:p>
          </table:table-cell>
          <table:table-cell table:formula="of:=2^7*3^1*5^3-1" office:value-type="float" office:value="47999">
            <text:p>47999</text:p>
          </table:table-cell>
          <table:table-cell table:formula="of:=72000000/([.D150]+1)/([.E150]+1)" office:value-type="float" office:value="6">
            <text:p>6</text:p>
          </table:table-cell>
          <table:table-cell table:formula="of:=ABS([.A150]-[.F150])/[.A150]" office:value-type="float" office:value="0">
            <text:p>0,000000</text:p>
          </table:table-cell>
          <table:table-cell table:formula="of:=IF([.G15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50]+0.1" office:value-type="float" office:value="6.1">
            <text:p>6,1</text:p>
          </table:table-cell>
          <table:table-cell table:formula="of:=72000000/[.A151]" office:value-type="float" office:value="11803278.6885246">
            <text:p>11803278,6885246</text:p>
          </table:table-cell>
          <table:table-cell table:formula="of:=ROUND(72000000/[.A151];0)" office:value-type="float" office:value="11803279">
            <text:p>11803279</text:p>
          </table:table-cell>
          <table:table-cell office:value-type="float" office:value="206">
            <text:p>206</text:p>
          </table:table-cell>
          <table:table-cell table:formula="of:=2^2*3^0*5^1*2851^1*23^0-1" office:value-type="float" office:value="57019">
            <text:p>57019</text:p>
          </table:table-cell>
          <table:table-cell table:formula="of:=72000000/([.D151]+1)/([.E151]+1)" office:value-type="float" office:value="6.10007167584219">
            <text:p>6,1000716758</text:p>
          </table:table-cell>
          <table:table-cell table:formula="of:=ABS([.A151]-[.F151])/[.A151]" office:value-type="float" office:value="0.0000117501380648681">
            <text:p>0,000012</text:p>
          </table:table-cell>
          <table:table-cell table:formula="of:=IF([.G15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51]+0.1" office:value-type="float" office:value="6.2">
            <text:p>6,2</text:p>
          </table:table-cell>
          <table:table-cell table:formula="of:=72000000/[.A152]" office:value-type="float" office:value="11612903.2258065">
            <text:p>11612903,2258065</text:p>
          </table:table-cell>
          <table:table-cell table:formula="of:=ROUND(72000000/[.A152];0)" office:value-type="float" office:value="11612903">
            <text:p>11612903</text:p>
          </table:table-cell>
          <table:table-cell table:formula="of:=[.C152]/([.E152]+1)-1" office:value-type="float" office:value="1038">
            <text:p>1038</text:p>
          </table:table-cell>
          <table:table-cell table:formula="of:=11177-1" office:value-type="float" office:value="11176">
            <text:p>11176</text:p>
          </table:table-cell>
          <table:table-cell table:formula="of:=72000000/([.D152]+1)/([.E152]+1)" office:value-type="float" office:value="6.20000012055556">
            <text:p>6,2000001206</text:p>
          </table:table-cell>
          <table:table-cell table:formula="of:=ABS([.A152]-[.F152])/[.A152]" office:value-type="float" office:value="0.0000000194444456235213">
            <text:p>0,000000</text:p>
          </table:table-cell>
          <table:table-cell table:formula="of:=IF([.G15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52]+0.1" office:value-type="float" office:value="6.29999999999999">
            <text:p>6,3</text:p>
          </table:table-cell>
          <table:table-cell table:formula="of:=72000000/[.A153]" office:value-type="float" office:value="11428571.4285714">
            <text:p>11428571,4285714</text:p>
          </table:table-cell>
          <table:table-cell table:formula="of:=ROUND(72000000/[.A153];0)" office:value-type="float" office:value="11428571">
            <text:p>11428571</text:p>
          </table:table-cell>
          <table:table-cell table:formula="of:=[.C153]/([.E153]+1)-1" office:value-type="float" office:value="846">
            <text:p>846</text:p>
          </table:table-cell>
          <table:table-cell table:formula="of:=7^0*11^0*103^1*131^1-1" office:value-type="float" office:value="13492">
            <text:p>13492</text:p>
          </table:table-cell>
          <table:table-cell table:formula="of:=72000000/([.D153]+1)/([.E153]+1)" office:value-type="float" office:value="6.30000023625001">
            <text:p>6,3000002363</text:p>
          </table:table-cell>
          <table:table-cell table:formula="of:=ABS([.A153]-[.F153])/[.A153]" office:value-type="float" office:value="0.0000000375000022568797">
            <text:p>0,000000</text:p>
          </table:table-cell>
          <table:table-cell table:formula="of:=IF([.G15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53]+0.1" office:value-type="float" office:value="6.39999999999999">
            <text:p>6,4</text:p>
          </table:table-cell>
          <table:table-cell table:formula="of:=72000000/[.A154]" office:value-type="float" office:value="11250000">
            <text:p>11250000</text:p>
          </table:table-cell>
          <table:table-cell table:formula="of:=ROUND(72000000/[.A154];0)" office:value-type="float" office:value="11250000">
            <text:p>11250000</text:p>
          </table:table-cell>
          <table:table-cell table:formula="of:=[.C154]/([.E154]+1)-1" office:value-type="float" office:value="249">
            <text:p>249</text:p>
          </table:table-cell>
          <table:table-cell table:formula="of:=2^3*3^2*5^4-1" office:value-type="float" office:value="44999">
            <text:p>44999</text:p>
          </table:table-cell>
          <table:table-cell table:formula="of:=72000000/([.D154]+1)/([.E154]+1)" office:value-type="float" office:value="6.4">
            <text:p>6,4</text:p>
          </table:table-cell>
          <table:table-cell table:formula="of:=ABS([.A154]-[.F154])/[.A154]" office:value-type="float" office:value="0">
            <text:p>0,000000</text:p>
          </table:table-cell>
          <table:table-cell table:formula="of:=IF([.G15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54]+0.1" office:value-type="float" office:value="6.49999999999999">
            <text:p>6,5</text:p>
          </table:table-cell>
          <table:table-cell table:formula="of:=72000000/[.A155]" office:value-type="float" office:value="11076923.0769231">
            <text:p>11076923,0769231</text:p>
          </table:table-cell>
          <table:table-cell table:formula="of:=ROUND(72000000/[.A155];0)" office:value-type="float" office:value="11076923">
            <text:p>11076923</text:p>
          </table:table-cell>
          <table:table-cell table:formula="of:=[.C155]/([.E155]+1)-1" office:value-type="float" office:value="780">
            <text:p>780</text:p>
          </table:table-cell>
          <table:table-cell table:formula="of:=13^1*11^0*71^0*1091^1-1" office:value-type="float" office:value="14182">
            <text:p>14182</text:p>
          </table:table-cell>
          <table:table-cell table:formula="of:=72000000/([.D155]+1)/([.E155]+1)" office:value-type="float" office:value="6.50000004513889">
            <text:p>6,5000000451</text:p>
          </table:table-cell>
          <table:table-cell table:formula="of:=ABS([.A155]-[.F155])/[.A155]" office:value-type="float" office:value="0.00000000694444542895886">
            <text:p>0,000000</text:p>
          </table:table-cell>
          <table:table-cell table:formula="of:=IF([.G15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55]+0.1" office:value-type="float" office:value="6.59999999999999">
            <text:p>6,6</text:p>
          </table:table-cell>
          <table:table-cell table:formula="of:=72000000/[.A156]" office:value-type="float" office:value="10909090.9090909">
            <text:p>10909090,9090909</text:p>
          </table:table-cell>
          <table:table-cell table:formula="of:=ROUND(72000000/[.A156];0)" office:value-type="float" office:value="10909091">
            <text:p>10909091</text:p>
          </table:table-cell>
          <table:table-cell table:formula="of:=[.C156]/([.E156]+1)-1" office:value-type="float" office:value="276">
            <text:p>276</text:p>
          </table:table-cell>
          <table:table-cell table:formula="of:=39383-1" office:value-type="float" office:value="39382">
            <text:p>39382</text:p>
          </table:table-cell>
          <table:table-cell table:formula="of:=72000000/([.D156]+1)/([.E156]+1)" office:value-type="float" office:value="6.599999945">
            <text:p>6,599999945</text:p>
          </table:table-cell>
          <table:table-cell table:formula="of:=ABS([.A156]-[.F156])/[.A156]" office:value-type="float" office:value="0.00000000833333227339409">
            <text:p>0,000000</text:p>
          </table:table-cell>
          <table:table-cell table:formula="of:=IF([.G15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56]+0.1" office:value-type="float" office:value="6.69999999999999">
            <text:p>6,7</text:p>
          </table:table-cell>
          <table:table-cell table:formula="of:=72000000/[.A157]" office:value-type="float" office:value="10746268.6567164">
            <text:p>10746268,6567164</text:p>
          </table:table-cell>
          <table:table-cell table:formula="of:=ROUND(72000000/[.A157];0)" office:value-type="float" office:value="10746269">
            <text:p>10746269</text:p>
          </table:table-cell>
          <table:table-cell office:value-type="float" office:value="192">
            <text:p>192</text:p>
          </table:table-cell>
          <table:table-cell table:formula="of:=2^7*3^1*5^1*193^0*29^1-1" office:value-type="float" office:value="55679">
            <text:p>55679</text:p>
          </table:table-cell>
          <table:table-cell table:formula="of:=72000000/([.D157]+1)/([.E157]+1)" office:value-type="float" office:value="6.70001786671431">
            <text:p>6,7000178667</text:p>
          </table:table-cell>
          <table:table-cell table:formula="of:=ABS([.A157]-[.F157])/[.A157]" office:value-type="float" office:value="0.00000266667377890938">
            <text:p>0,000003</text:p>
          </table:table-cell>
          <table:table-cell table:formula="of:=IF([.G15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57]+0.1" office:value-type="float" office:value="6.79999999999999">
            <text:p>6,8</text:p>
          </table:table-cell>
          <table:table-cell table:formula="of:=72000000/[.A158]" office:value-type="float" office:value="10588235.2941177">
            <text:p>10588235,2941177</text:p>
          </table:table-cell>
          <table:table-cell table:formula="of:=ROUND(72000000/[.A158];0)" office:value-type="float" office:value="10588235">
            <text:p>10588235</text:p>
          </table:table-cell>
          <table:table-cell table:formula="of:=[.C158]/([.E158]+1)-1" office:value-type="float" office:value="352">
            <text:p>352</text:p>
          </table:table-cell>
          <table:table-cell table:formula="of:=5^1*7^1*353^0*857^1-1" office:value-type="float" office:value="29994">
            <text:p>29994</text:p>
          </table:table-cell>
          <table:table-cell table:formula="of:=72000000/([.D158]+1)/([.E158]+1)" office:value-type="float" office:value="6.80000018888889">
            <text:p>6,8000001889</text:p>
          </table:table-cell>
          <table:table-cell table:formula="of:=ABS([.A158]-[.F158])/[.A158]" office:value-type="float" office:value="0.000000027777779684278">
            <text:p>0,000000</text:p>
          </table:table-cell>
          <table:table-cell table:formula="of:=IF([.G15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58]+0.1" office:value-type="float" office:value="6.89999999999999">
            <text:p>6,9</text:p>
          </table:table-cell>
          <table:table-cell table:formula="of:=72000000/[.A159]" office:value-type="float" office:value="10434782.6086957">
            <text:p>10434782,6086957</text:p>
          </table:table-cell>
          <table:table-cell table:formula="of:=ROUND(72000000/[.A159];0)" office:value-type="float" office:value="10434783">
            <text:p>10434783</text:p>
          </table:table-cell>
          <table:table-cell office:value-type="float" office:value="173">
            <text:p>173</text:p>
          </table:table-cell>
          <table:table-cell table:formula="of:=2^1*3^0*5^1*29^0*1999^1*3^1-1" office:value-type="float" office:value="59969">
            <text:p>59969</text:p>
          </table:table-cell>
          <table:table-cell table:formula="of:=72000000/([.D159]+1)/([.E159]+1)" office:value-type="float" office:value="6.90000172500043">
            <text:p>6,900001725</text:p>
          </table:table-cell>
          <table:table-cell table:formula="of:=ABS([.A159]-[.F159])/[.A159]" office:value-type="float" office:value="0.000000250000063678077">
            <text:p>0,000000</text:p>
          </table:table-cell>
          <table:table-cell table:formula="of:=IF([.G15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59]+0.1" office:value-type="float" office:value="6.99999999999999">
            <text:p>7</text:p>
          </table:table-cell>
          <table:table-cell table:formula="of:=72000000/[.A160]" office:value-type="float" office:value="10285714.2857143">
            <text:p>10285714,2857143</text:p>
          </table:table-cell>
          <table:table-cell table:formula="of:=ROUND(72000000/[.A160];0)" office:value-type="float" office:value="10285714">
            <text:p>10285714</text:p>
          </table:table-cell>
          <table:table-cell table:formula="of:=[.C160]/([.E160]+1)-1" office:value-type="float" office:value="352">
            <text:p>352</text:p>
          </table:table-cell>
          <table:table-cell table:formula="of:=2^1*17^1*353^0*857^1-1" office:value-type="float" office:value="29137">
            <text:p>29137</text:p>
          </table:table-cell>
          <table:table-cell table:formula="of:=72000000/([.D160]+1)/([.E160]+1)" office:value-type="float" office:value="7.00000019444445">
            <text:p>7,0000001944</text:p>
          </table:table-cell>
          <table:table-cell table:formula="of:=ABS([.A160]-[.F160])/[.A160]" office:value-type="float" office:value="0.0000000277777796954736">
            <text:p>0,000000</text:p>
          </table:table-cell>
          <table:table-cell table:formula="of:=IF([.G16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60]+0.1" office:value-type="float" office:value="7.09999999999999">
            <text:p>7,1</text:p>
          </table:table-cell>
          <table:table-cell table:formula="of:=72000000/[.A161]" office:value-type="float" office:value="10140845.0704225">
            <text:p>10140845,0704225</text:p>
          </table:table-cell>
          <table:table-cell table:formula="of:=ROUND(72000000/[.A161];0)" office:value-type="float" office:value="10140845">
            <text:p>10140845</text:p>
          </table:table-cell>
          <table:table-cell table:formula="of:=[.C161]/([.E161]+1)-1" office:value-type="float" office:value="168">
            <text:p>168</text:p>
          </table:table-cell>
          <table:table-cell table:formula="of:=5^1*13^0*11^1*1091-1" office:value-type="float" office:value="60004">
            <text:p>60004</text:p>
          </table:table-cell>
          <table:table-cell table:formula="of:=72000000/([.D161]+1)/([.E161]+1)" office:value-type="float" office:value="7.10000004930556">
            <text:p>7,1000000493</text:p>
          </table:table-cell>
          <table:table-cell table:formula="of:=ABS([.A161]-[.F161])/[.A161]" office:value-type="float" office:value="0.00000000694444564450812">
            <text:p>0,000000</text:p>
          </table:table-cell>
          <table:table-cell table:formula="of:=IF([.G16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61]+0.1" office:value-type="float" office:value="7.19999999999999">
            <text:p>7,2</text:p>
          </table:table-cell>
          <table:table-cell table:formula="of:=72000000/[.A162]" office:value-type="float" office:value="10000000">
            <text:p>10000000</text:p>
          </table:table-cell>
          <table:table-cell table:formula="of:=ROUND(72000000/[.A162];0)" office:value-type="float" office:value="10000000">
            <text:p>10000000</text:p>
          </table:table-cell>
          <table:table-cell table:formula="of:=[.C162]/([.E162]+1)-1" office:value-type="float" office:value="199">
            <text:p>199</text:p>
          </table:table-cell>
          <table:table-cell table:formula="of:=2^4*5^5-1" office:value-type="float" office:value="49999">
            <text:p>49999</text:p>
          </table:table-cell>
          <table:table-cell table:formula="of:=72000000/([.D162]+1)/([.E162]+1)" office:value-type="float" office:value="7.2">
            <text:p>7,2</text:p>
          </table:table-cell>
          <table:table-cell table:formula="of:=ABS([.A162]-[.F162])/[.A162]" office:value-type="float" office:value="0">
            <text:p>0,000000</text:p>
          </table:table-cell>
          <table:table-cell table:formula="of:=IF([.G16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62]+0.1" office:value-type="float" office:value="7.29999999999999">
            <text:p>7,3</text:p>
          </table:table-cell>
          <table:table-cell table:formula="of:=72000000/[.A163]" office:value-type="float" office:value="9863013.69863015">
            <text:p>9863013,69863015</text:p>
          </table:table-cell>
          <table:table-cell table:formula="of:=ROUND(72000000/[.A163];0)" office:value-type="float" office:value="9863014">
            <text:p>9863014</text:p>
          </table:table-cell>
          <table:table-cell table:formula="of:=[.C163]/([.E163]+1)-1" office:value-type="float" office:value="265">
            <text:p>265</text:p>
          </table:table-cell>
          <table:table-cell table:formula="of:=2^0*7^1*19^0*5297-1" office:value-type="float" office:value="37078">
            <text:p>37078</text:p>
          </table:table-cell>
          <table:table-cell table:formula="of:=72000000/([.D163]+1)/([.E163]+1)" office:value-type="float" office:value="7.29999977694445">
            <text:p>7,2999997769</text:p>
          </table:table-cell>
          <table:table-cell table:formula="of:=ABS([.A163]-[.F163])/[.A163]" office:value-type="float" office:value="0.0000000305555534603391">
            <text:p>0,000000</text:p>
          </table:table-cell>
          <table:table-cell table:formula="of:=IF([.G16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63]+0.1" office:value-type="float" office:value="7.39999999999999">
            <text:p>7,4</text:p>
          </table:table-cell>
          <table:table-cell table:formula="of:=72000000/[.A164]" office:value-type="float" office:value="9729729.72972974">
            <text:p>9729729,72972974</text:p>
          </table:table-cell>
          <table:table-cell table:formula="of:=ROUND(72000000/[.A164];0)" office:value-type="float" office:value="9729730">
            <text:p>9729730</text:p>
          </table:table-cell>
          <table:table-cell table:formula="of:=[.C164]/([.E164]+1)-1" office:value-type="float" office:value="268">
            <text:p>268</text:p>
          </table:table-cell>
          <table:table-cell table:formula="of:=2^1*5^1*269^0*3617-1" office:value-type="float" office:value="36169">
            <text:p>36169</text:p>
          </table:table-cell>
          <table:table-cell table:formula="of:=72000000/([.D164]+1)/([.E164]+1)" office:value-type="float" office:value="7.39999979444445">
            <text:p>7,3999997944</text:p>
          </table:table-cell>
          <table:table-cell table:formula="of:=ABS([.A164]-[.F164])/[.A164]" office:value-type="float" office:value="0.0000000277777756352294">
            <text:p>0,000000</text:p>
          </table:table-cell>
          <table:table-cell table:formula="of:=IF([.G16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64]+0.1" office:value-type="float" office:value="7.49999999999999">
            <text:p>7,5</text:p>
          </table:table-cell>
          <table:table-cell table:formula="of:=72000000/[.A165]" office:value-type="float" office:value="9600000.00000001">
            <text:p>9600000,00000001</text:p>
          </table:table-cell>
          <table:table-cell table:formula="of:=ROUND(72000000/[.A165];0)" office:value-type="float" office:value="9600000">
            <text:p>9600000</text:p>
          </table:table-cell>
          <table:table-cell table:formula="of:=[.C165]/([.E165]+1)-1" office:value-type="float" office:value="149">
            <text:p>149</text:p>
          </table:table-cell>
          <table:table-cell table:formula="of:=2^9*3^0*5^3-1" office:value-type="float" office:value="63999">
            <text:p>63999</text:p>
          </table:table-cell>
          <table:table-cell table:formula="of:=72000000/([.D165]+1)/([.E165]+1)" office:value-type="float" office:value="7.5">
            <text:p>7,5</text:p>
          </table:table-cell>
          <table:table-cell table:formula="of:=ABS([.A165]-[.F165])/[.A165]" office:value-type="float" office:value="0">
            <text:p>0,000000</text:p>
          </table:table-cell>
          <table:table-cell table:formula="of:=IF([.G16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65]+0.1" office:value-type="float" office:value="7.59999999999999">
            <text:p>7,6</text:p>
          </table:table-cell>
          <table:table-cell table:formula="of:=72000000/[.A166]" office:value-type="float" office:value="9473684.21052633">
            <text:p>9473684,21052633</text:p>
          </table:table-cell>
          <table:table-cell table:formula="of:=ROUND(72000000/[.A166];0)" office:value-type="float" office:value="9473684">
            <text:p>9473684</text:p>
          </table:table-cell>
          <table:table-cell table:formula="of:=[.C166]/([.E166]+1)-1" office:value-type="float" office:value="277">
            <text:p>277</text:p>
          </table:table-cell>
          <table:table-cell table:formula="of:=2^1*11^1*139^0*1549-1" office:value-type="float" office:value="34077">
            <text:p>34077</text:p>
          </table:table-cell>
          <table:table-cell table:formula="of:=72000000/([.D166]+1)/([.E166]+1)" office:value-type="float" office:value="7.60000016888889">
            <text:p>7,6000001689</text:p>
          </table:table-cell>
          <table:table-cell table:formula="of:=ABS([.A166]-[.F166])/[.A166]" office:value-type="float" office:value="0.0000000222222240608972">
            <text:p>0,000000</text:p>
          </table:table-cell>
          <table:table-cell table:formula="of:=IF([.G16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66]+0.1" office:value-type="float" office:value="7.69999999999999">
            <text:p>7,7</text:p>
          </table:table-cell>
          <table:table-cell table:formula="of:=72000000/[.A167]" office:value-type="float" office:value="9350649.35064936">
            <text:p>9350649,35064936</text:p>
          </table:table-cell>
          <table:table-cell table:formula="of:=ROUND(72000000/[.A167];0)" office:value-type="float" office:value="9350649">
            <text:p>9350649</text:p>
          </table:table-cell>
          <table:table-cell table:formula="of:=[.C167]/([.E167]+1)-1" office:value-type="float" office:value="230">
            <text:p>230</text:p>
          </table:table-cell>
          <table:table-cell table:formula="of:=3^1*7^0*11^0*103^1*131^1-1" office:value-type="float" office:value="40478">
            <text:p>40478</text:p>
          </table:table-cell>
          <table:table-cell table:formula="of:=72000000/([.D167]+1)/([.E167]+1)" office:value-type="float" office:value="7.70000028875001">
            <text:p>7,7000002888</text:p>
          </table:table-cell>
          <table:table-cell table:formula="of:=ABS([.A167]-[.F167])/[.A167]" office:value-type="float" office:value="0.0000000375000027567204">
            <text:p>0,000000</text:p>
          </table:table-cell>
          <table:table-cell table:formula="of:=IF([.G16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67]+0.1" office:value-type="float" office:value="7.79999999999999">
            <text:p>7,8</text:p>
          </table:table-cell>
          <table:table-cell table:formula="of:=72000000/[.A168]" office:value-type="float" office:value="9230769.23076924">
            <text:p>9230769,23076924</text:p>
          </table:table-cell>
          <table:table-cell table:formula="of:=ROUND(72000000/[.A168];0)" office:value-type="float" office:value="9230769">
            <text:p>9230769</text:p>
          </table:table-cell>
          <table:table-cell office:value-type="float" office:value="230">
            <text:p>230</text:p>
          </table:table-cell>
          <table:table-cell table:formula="of:=2^3*3^2*5^1*7^0*11^0*37^1*3^1-1" office:value-type="float" office:value="39959">
            <text:p>39959</text:p>
          </table:table-cell>
          <table:table-cell table:formula="of:=72000000/([.D168]+1)/([.E168]+1)" office:value-type="float" office:value="7.8000078000078">
            <text:p>7,8000078</text:p>
          </table:table-cell>
          <table:table-cell table:formula="of:=ABS([.A168]-[.F168])/[.A168]" office:value-type="float" office:value="0.00000100000100143569">
            <text:p>0,000001</text:p>
          </table:table-cell>
          <table:table-cell table:formula="of:=IF([.G16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68]+0.1" office:value-type="float" office:value="7.89999999999999">
            <text:p>7,9</text:p>
          </table:table-cell>
          <table:table-cell table:formula="of:=72000000/[.A169]" office:value-type="float" office:value="9113924.05063292">
            <text:p>9113924,05063292</text:p>
          </table:table-cell>
          <table:table-cell table:formula="of:=ROUND(72000000/[.A169];0)" office:value-type="float" office:value="9113924">
            <text:p>9113924</text:p>
          </table:table-cell>
          <table:table-cell office:value-type="float" office:value="189">
            <text:p>189</text:p>
          </table:table-cell>
          <table:table-cell table:formula="of:=2^4*5^0*19^0*1499*2^1-1" office:value-type="float" office:value="47967">
            <text:p>47967</text:p>
          </table:table-cell>
          <table:table-cell table:formula="of:=72000000/([.D169]+1)/([.E169]+1)" office:value-type="float" office:value="7.90000351111267">
            <text:p>7,9000035111</text:p>
          </table:table-cell>
          <table:table-cell table:formula="of:=ABS([.A169]-[.F169])/[.A169]" office:value-type="float" office:value="0.00000044444464345104">
            <text:p>0,000000</text:p>
          </table:table-cell>
          <table:table-cell table:formula="of:=IF([.G16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69]+0.1" office:value-type="float" office:value="7.99999999999999">
            <text:p>8</text:p>
          </table:table-cell>
          <table:table-cell table:formula="of:=72000000/[.A170]" office:value-type="float" office:value="9000000.00000001">
            <text:p>9000000,00000001</text:p>
          </table:table-cell>
          <table:table-cell table:formula="of:=ROUND(72000000/[.A170];0)" office:value-type="float" office:value="9000000">
            <text:p>9000000</text:p>
          </table:table-cell>
          <table:table-cell table:formula="of:=[.C170]/([.E170]+1)-1" office:value-type="float" office:value="149">
            <text:p>149</text:p>
          </table:table-cell>
          <table:table-cell table:formula="of:=2^5*3^1*5^4-1" office:value-type="float" office:value="59999">
            <text:p>59999</text:p>
          </table:table-cell>
          <table:table-cell table:formula="of:=72000000/([.D170]+1)/([.E170]+1)" office:value-type="float" office:value="8">
            <text:p>8</text:p>
          </table:table-cell>
          <table:table-cell table:formula="of:=ABS([.A170]-[.F170])/[.A170]" office:value-type="float" office:value="0">
            <text:p>0,000000</text:p>
          </table:table-cell>
          <table:table-cell table:formula="of:=IF([.G17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70]+0.1" office:value-type="float" office:value="8.09999999999999">
            <text:p>8,1</text:p>
          </table:table-cell>
          <table:table-cell table:formula="of:=72000000/[.A171]" office:value-type="float" office:value="8888888.8888889">
            <text:p>8888888,8888889</text:p>
          </table:table-cell>
          <table:table-cell table:formula="of:=ROUND(72000000/[.A171];0)" office:value-type="float" office:value="8888889">
            <text:p>8888889</text:p>
          </table:table-cell>
          <table:table-cell office:value-type="float" office:value="193">
            <text:p>193</text:p>
          </table:table-cell>
          <table:table-cell table:formula="of:=2^0*3^2*97^0*1697*3^1-1" office:value-type="float" office:value="45818">
            <text:p>45818</text:p>
          </table:table-cell>
          <table:table-cell table:formula="of:=72000000/([.D171]+1)/([.E171]+1)" office:value-type="float" office:value="8.10000263250086">
            <text:p>8,1000026325</text:p>
          </table:table-cell>
          <table:table-cell table:formula="of:=ABS([.A171]-[.F171])/[.A171]" office:value-type="float" office:value="0.00000032500010693633">
            <text:p>0,000000</text:p>
          </table:table-cell>
          <table:table-cell table:formula="of:=IF([.G17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71]+0.1" office:value-type="float" office:value="8.19999999999999">
            <text:p>8,2</text:p>
          </table:table-cell>
          <table:table-cell table:formula="of:=72000000/[.A172]" office:value-type="float" office:value="8780487.80487806">
            <text:p>8780487,80487806</text:p>
          </table:table-cell>
          <table:table-cell table:formula="of:=ROUND(72000000/[.A172];0)" office:value-type="float" office:value="8780488">
            <text:p>8780488</text:p>
          </table:table-cell>
          <table:table-cell table:formula="of:=[.C172]/([.E172]+1)-1" office:value-type="float" office:value="346">
            <text:p>346</text:p>
          </table:table-cell>
          <table:table-cell table:formula="of:=2^3*347^0*3163-1" office:value-type="float" office:value="25303">
            <text:p>25303</text:p>
          </table:table-cell>
          <table:table-cell table:formula="of:=72000000/([.D172]+1)/([.E172]+1)" office:value-type="float" office:value="8.19999981777778">
            <text:p>8,1999998178</text:p>
          </table:table-cell>
          <table:table-cell table:formula="of:=ABS([.A172]-[.F172])/[.A172]" office:value-type="float" office:value="0.0000000222222203782062">
            <text:p>0,000000</text:p>
          </table:table-cell>
          <table:table-cell table:formula="of:=IF([.G17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72]+0.1" office:value-type="float" office:value="8.29999999999999">
            <text:p>8,3</text:p>
          </table:table-cell>
          <table:table-cell table:formula="of:=72000000/[.A173]" office:value-type="float" office:value="8674698.79518074">
            <text:p>8674698,79518074</text:p>
          </table:table-cell>
          <table:table-cell table:formula="of:=ROUND(72000000/[.A173];0)" office:value-type="float" office:value="8674699">
            <text:p>8674699</text:p>
          </table:table-cell>
          <table:table-cell table:formula="of:=[.C173]/([.E173]+1)-1" office:value-type="float" office:value="340">
            <text:p>340</text:p>
          </table:table-cell>
          <table:table-cell table:formula="of:=25439-1" office:value-type="float" office:value="25438">
            <text:p>25438</text:p>
          </table:table-cell>
          <table:table-cell table:formula="of:=72000000/([.D173]+1)/([.E173]+1)" office:value-type="float" office:value="8.29999980402778">
            <text:p>8,299999804</text:p>
          </table:table-cell>
          <table:table-cell table:formula="of:=ABS([.A173]-[.F173])/[.A173]" office:value-type="float" office:value="0.0000000236111091053537">
            <text:p>0,000000</text:p>
          </table:table-cell>
          <table:table-cell table:formula="of:=IF([.G17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73]+0.1" office:value-type="float" office:value="8.39999999999999">
            <text:p>8,4</text:p>
          </table:table-cell>
          <table:table-cell table:formula="of:=72000000/[.A174]" office:value-type="float" office:value="8571428.57142858">
            <text:p>8571428,57142858</text:p>
          </table:table-cell>
          <table:table-cell table:formula="of:=ROUND(72000000/[.A174];0)" office:value-type="float" office:value="8571429">
            <text:p>8571429</text:p>
          </table:table-cell>
          <table:table-cell office:value-type="float" office:value="184">
            <text:p>184</text:p>
          </table:table-cell>
          <table:table-cell table:formula="of:=2^2*3^2*5^0*13^1*11^1*37^0*3^2-1" office:value-type="float" office:value="46331">
            <text:p>46331</text:p>
          </table:table-cell>
          <table:table-cell table:formula="of:=72000000/([.D174]+1)/([.E174]+1)" office:value-type="float" office:value="8.4000084000084">
            <text:p>8,4000084</text:p>
          </table:table-cell>
          <table:table-cell table:formula="of:=ABS([.A174]-[.F174])/[.A174]" office:value-type="float" office:value="0.00000100000100137062">
            <text:p>0,000001</text:p>
          </table:table-cell>
          <table:table-cell table:formula="of:=IF([.G17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74]+0.1" office:value-type="float" office:value="8.49999999999999">
            <text:p>8,5</text:p>
          </table:table-cell>
          <table:table-cell table:formula="of:=72000000/[.A175]" office:value-type="float" office:value="8470588.23529413">
            <text:p>8470588,23529413</text:p>
          </table:table-cell>
          <table:table-cell table:formula="of:=ROUND(72000000/[.A175];0)" office:value-type="float" office:value="8470588">
            <text:p>8470588</text:p>
          </table:table-cell>
          <table:table-cell table:formula="of:=[.C175]/([.E175]+1)-1" office:value-type="float" office:value="352">
            <text:p>352</text:p>
          </table:table-cell>
          <table:table-cell table:formula="of:=2^2*7^1*353^0*857-1" office:value-type="float" office:value="23995">
            <text:p>23995</text:p>
          </table:table-cell>
          <table:table-cell table:formula="of:=72000000/([.D175]+1)/([.E175]+1)" office:value-type="float" office:value="8.50000023611112">
            <text:p>8,5000002361</text:p>
          </table:table-cell>
          <table:table-cell table:formula="of:=ABS([.A175]-[.F175])/[.A175]" office:value-type="float" office:value="0.0000000277777800761215">
            <text:p>0,000000</text:p>
          </table:table-cell>
          <table:table-cell table:formula="of:=IF([.G17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75]+0.1" office:value-type="float" office:value="8.59999999999999">
            <text:p>8,6</text:p>
          </table:table-cell>
          <table:table-cell table:formula="of:=72000000/[.A176]" office:value-type="float" office:value="8372093.02325583">
            <text:p>8372093,02325583</text:p>
          </table:table-cell>
          <table:table-cell table:formula="of:=ROUND(72000000/[.A176];0)" office:value-type="float" office:value="8372093">
            <text:p>8372093</text:p>
          </table:table-cell>
          <table:table-cell table:formula="of:=[.C176]/([.E176]+1)-1" office:value-type="float" office:value="1480">
            <text:p>1480</text:p>
          </table:table-cell>
          <table:table-cell table:formula="of:=5653-1" office:value-type="float" office:value="5652">
            <text:p>5652</text:p>
          </table:table-cell>
          <table:table-cell table:formula="of:=72000000/([.D176]+1)/([.E176]+1)" office:value-type="float" office:value="8.60000002388889">
            <text:p>8,6000000239</text:p>
          </table:table-cell>
          <table:table-cell table:formula="of:=ABS([.A176]-[.F176])/[.A176]" office:value-type="float" office:value="0.00000000277777924693087">
            <text:p>0,000000</text:p>
          </table:table-cell>
          <table:table-cell table:formula="of:=IF([.G17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76]+0.1" office:value-type="float" office:value="8.69999999999999">
            <text:p>8,7</text:p>
          </table:table-cell>
          <table:table-cell table:formula="of:=72000000/[.A177]" office:value-type="float" office:value="8275862.06896553">
            <text:p>8275862,06896553</text:p>
          </table:table-cell>
          <table:table-cell table:formula="of:=ROUND(72000000/[.A177];0)" office:value-type="float" office:value="8275862">
            <text:p>8275862</text:p>
          </table:table-cell>
          <table:table-cell table:formula="of:=[.C177]/([.E177]+1)-1" office:value-type="float" office:value="396">
            <text:p>396</text:p>
          </table:table-cell>
          <table:table-cell table:formula="of:=2*7*1489-1" office:value-type="float" office:value="20845">
            <text:p>20845</text:p>
          </table:table-cell>
          <table:table-cell table:formula="of:=72000000/([.D177]+1)/([.E177]+1)" office:value-type="float" office:value="8.7000000725">
            <text:p>8,7000000725</text:p>
          </table:table-cell>
          <table:table-cell table:formula="of:=ABS([.A177]-[.F177])/[.A177]" office:value-type="float" office:value="0.00000000833333483955222">
            <text:p>0,000000</text:p>
          </table:table-cell>
          <table:table-cell table:formula="of:=IF([.G17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77]+0.1" office:value-type="float" office:value="8.79999999999999">
            <text:p>8,8</text:p>
          </table:table-cell>
          <table:table-cell table:formula="of:=72000000/[.A178]" office:value-type="float" office:value="8181818.18181819">
            <text:p>8181818,18181819</text:p>
          </table:table-cell>
          <table:table-cell table:formula="of:=ROUND(72000000/[.A178];0)" office:value-type="float" office:value="8181818">
            <text:p>8181818</text:p>
          </table:table-cell>
          <table:table-cell table:formula="of:=[.C178]/([.E178]+1)-1" office:value-type="float" office:value="277">
            <text:p>277</text:p>
          </table:table-cell>
          <table:table-cell table:formula="of:=19*1549-1" office:value-type="float" office:value="29430">
            <text:p>29430</text:p>
          </table:table-cell>
          <table:table-cell table:formula="of:=72000000/([.D178]+1)/([.E178]+1)" office:value-type="float" office:value="8.80000019555556">
            <text:p>8,8000001956</text:p>
          </table:table-cell>
          <table:table-cell table:formula="of:=ABS([.A178]-[.F178])/[.A178]" office:value-type="float" office:value="0.0000000222222242627559">
            <text:p>0,000000</text:p>
          </table:table-cell>
          <table:table-cell table:formula="of:=IF([.G17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78]+0.1" office:value-type="float" office:value="8.89999999999999">
            <text:p>8,9</text:p>
          </table:table-cell>
          <table:table-cell table:formula="of:=72000000/[.A179]" office:value-type="float" office:value="8089887.64044945">
            <text:p>8089887,64044945</text:p>
          </table:table-cell>
          <table:table-cell table:formula="of:=ROUND(72000000/[.A179];0)" office:value-type="float" office:value="8089888">
            <text:p>8089888</text:p>
          </table:table-cell>
          <table:table-cell table:formula="of:=[.C179]/([.E179]+1)-1" office:value-type="float" office:value="240">
            <text:p>240</text:p>
          </table:table-cell>
          <table:table-cell table:formula="of:=2^5*1049-1" office:value-type="float" office:value="33567">
            <text:p>33567</text:p>
          </table:table-cell>
          <table:table-cell table:formula="of:=72000000/([.D179]+1)/([.E179]+1)" office:value-type="float" office:value="8.89999960444446">
            <text:p>8,8999996044</text:p>
          </table:table-cell>
          <table:table-cell table:formula="of:=ABS([.A179]-[.F179])/[.A179]" office:value-type="float" office:value="0.0000000444444409365307">
            <text:p>0,000000</text:p>
          </table:table-cell>
          <table:table-cell table:formula="of:=IF([.G17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79]+0.1" office:value-type="float" office:value="8.99999999999999">
            <text:p>9</text:p>
          </table:table-cell>
          <table:table-cell table:formula="of:=72000000/[.A180]" office:value-type="float" office:value="8000000.00000001">
            <text:p>8000000,00000001</text:p>
          </table:table-cell>
          <table:table-cell table:formula="of:=ROUND(72000000/[.A180];0)" office:value-type="float" office:value="8000000">
            <text:p>8000000</text:p>
          </table:table-cell>
          <table:table-cell table:formula="of:=[.C180]/([.E180]+1)-1" office:value-type="float" office:value="124">
            <text:p>124</text:p>
          </table:table-cell>
          <table:table-cell table:formula="of:=2^9*5^3-1" office:value-type="float" office:value="63999">
            <text:p>63999</text:p>
          </table:table-cell>
          <table:table-cell table:formula="of:=72000000/([.D180]+1)/([.E180]+1)" office:value-type="float" office:value="9">
            <text:p>9</text:p>
          </table:table-cell>
          <table:table-cell table:formula="of:=ABS([.A180]-[.F180])/[.A180]" office:value-type="float" office:value="0">
            <text:p>0,000000</text:p>
          </table:table-cell>
          <table:table-cell table:formula="of:=IF([.G18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80]+0.1" office:value-type="float" office:value="9.09999999999999">
            <text:p>9,1</text:p>
          </table:table-cell>
          <table:table-cell table:formula="of:=72000000/[.A181]" office:value-type="float" office:value="7912087.91208793">
            <text:p>7912087,91208793</text:p>
          </table:table-cell>
          <table:table-cell table:formula="of:=ROUND(72000000/[.A181];0)" office:value-type="float" office:value="7912088">
            <text:p>7912088</text:p>
          </table:table-cell>
          <table:table-cell office:value-type="float" office:value="147">
            <text:p>147</text:p>
          </table:table-cell>
          <table:table-cell table:formula="of:=2^1*3^5*5^1*11^1*37^0*2^1-1" office:value-type="float" office:value="53459">
            <text:p>53459</text:p>
          </table:table-cell>
          <table:table-cell table:formula="of:=72000000/([.D181]+1)/([.E181]+1)" office:value-type="float" office:value="9.1000091000091">
            <text:p>9,1000091</text:p>
          </table:table-cell>
          <table:table-cell table:formula="of:=ABS([.A181]-[.F181])/[.A181]" office:value-type="float" office:value="0.00000100000100156583">
            <text:p>0,000001</text:p>
          </table:table-cell>
          <table:table-cell table:formula="of:=IF([.G18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81]+0.1" office:value-type="float" office:value="9.19999999999999">
            <text:p>9,2</text:p>
          </table:table-cell>
          <table:table-cell table:formula="of:=72000000/[.A182]" office:value-type="float" office:value="7826086.95652175">
            <text:p>7826086,95652175</text:p>
          </table:table-cell>
          <table:table-cell table:formula="of:=ROUND(72000000/[.A182];0)" office:value-type="float" office:value="7826087">
            <text:p>7826087</text:p>
          </table:table-cell>
          <table:table-cell office:value-type="float" office:value="158">
            <text:p>158</text:p>
          </table:table-cell>
          <table:table-cell table:formula="of:=2^2*3^0*5^1*23^1*53^0*107^1-1" office:value-type="float" office:value="49219">
            <text:p>49219</text:p>
          </table:table-cell>
          <table:table-cell table:formula="of:=72000000/([.D182]+1)/([.E182]+1)" office:value-type="float" office:value="9.20012573505171">
            <text:p>9,2001257351</text:p>
          </table:table-cell>
          <table:table-cell table:formula="of:=ABS([.A182]-[.F182])/[.A182]" office:value-type="float" office:value="0.0000136668534487529">
            <text:p>0,000014</text:p>
          </table:table-cell>
          <table:table-cell table:formula="of:=IF([.G18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82]+0.1" office:value-type="float" office:value="9.29999999999999">
            <text:p>9,3</text:p>
          </table:table-cell>
          <table:table-cell table:formula="of:=72000000/[.A183]" office:value-type="float" office:value="7741935.48387098">
            <text:p>7741935,48387098</text:p>
          </table:table-cell>
          <table:table-cell table:formula="of:=ROUND(72000000/[.A183];0)" office:value-type="float" office:value="7741935">
            <text:p>7741935</text:p>
          </table:table-cell>
          <table:table-cell table:formula="of:=[.C183]/([.E183]+1)-1" office:value-type="float" office:value="128">
            <text:p>128</text:p>
          </table:table-cell>
          <table:table-cell table:formula="of:=3^1*5*43^0*4001-1" office:value-type="float" office:value="60014">
            <text:p>60014</text:p>
          </table:table-cell>
          <table:table-cell table:formula="of:=72000000/([.D183]+1)/([.E183]+1)" office:value-type="float" office:value="9.30000058125004">
            <text:p>9,3000005813</text:p>
          </table:table-cell>
          <table:table-cell table:formula="of:=ABS([.A183]-[.F183])/[.A183]" office:value-type="float" office:value="0.0000000625000054577825">
            <text:p>0,000000</text:p>
          </table:table-cell>
          <table:table-cell table:formula="of:=IF([.G18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83]+0.1" office:value-type="float" office:value="9.39999999999998">
            <text:p>9,4</text:p>
          </table:table-cell>
          <table:table-cell table:formula="of:=72000000/[.A184]" office:value-type="float" office:value="7659574.46808512">
            <text:p>7659574,46808512</text:p>
          </table:table-cell>
          <table:table-cell table:formula="of:=ROUND(72000000/[.A184];0)" office:value-type="float" office:value="7659574">
            <text:p>7659574</text:p>
          </table:table-cell>
          <table:table-cell table:formula="of:=[.C184]/([.E184]+1)-1" office:value-type="float" office:value="133">
            <text:p>133</text:p>
          </table:table-cell>
          <table:table-cell table:formula="of:=2^0*13*67^0*4397-1" office:value-type="float" office:value="57160">
            <text:p>57160</text:p>
          </table:table-cell>
          <table:table-cell table:formula="of:=72000000/([.D184]+1)/([.E184]+1)" office:value-type="float" office:value="9.40000057444448">
            <text:p>9,4000005744</text:p>
          </table:table-cell>
          <table:table-cell table:formula="of:=ABS([.A184]-[.F184])/[.A184]" office:value-type="float" office:value="0.0000000611111165454155">
            <text:p>0,000000</text:p>
          </table:table-cell>
          <table:table-cell table:formula="of:=IF([.G18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84]+0.1" office:value-type="float" office:value="9.49999999999998">
            <text:p>9,5</text:p>
          </table:table-cell>
          <table:table-cell table:formula="of:=72000000/[.A185]" office:value-type="float" office:value="7578947.36842107">
            <text:p>7578947,36842107</text:p>
          </table:table-cell>
          <table:table-cell table:formula="of:=ROUND(72000000/[.A185];0)" office:value-type="float" office:value="7578947">
            <text:p>7578947</text:p>
          </table:table-cell>
          <table:table-cell table:formula="of:=[.C185]/([.E185]+1)-1" office:value-type="float" office:value="1536">
            <text:p>1536</text:p>
          </table:table-cell>
          <table:table-cell table:formula="of:=4931-1" office:value-type="float" office:value="4930">
            <text:p>4930</text:p>
          </table:table-cell>
          <table:table-cell table:formula="of:=72000000/([.D185]+1)/([.E185]+1)" office:value-type="float" office:value="9.50000046180558">
            <text:p>9,5000004618</text:p>
          </table:table-cell>
          <table:table-cell table:formula="of:=ABS([.A185]-[.F185])/[.A185]" office:value-type="float" office:value="0.000000048611115226705">
            <text:p>0,000000</text:p>
          </table:table-cell>
          <table:table-cell table:formula="of:=IF([.G18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85]+0.1" office:value-type="float" office:value="9.59999999999998">
            <text:p>9,6</text:p>
          </table:table-cell>
          <table:table-cell table:formula="of:=72000000/[.A186]" office:value-type="float" office:value="7500000.00000001">
            <text:p>7500000,00000001</text:p>
          </table:table-cell>
          <table:table-cell table:formula="of:=ROUND(72000000/[.A186];0)" office:value-type="float" office:value="7500000">
            <text:p>7500000</text:p>
          </table:table-cell>
          <table:table-cell table:formula="of:=[.C186]/([.E186]+1)-1" office:value-type="float" office:value="124">
            <text:p>124</text:p>
          </table:table-cell>
          <table:table-cell table:formula="of:=2^5*3*5^4-1" office:value-type="float" office:value="59999">
            <text:p>59999</text:p>
          </table:table-cell>
          <table:table-cell table:formula="of:=72000000/([.D186]+1)/([.E186]+1)" office:value-type="float" office:value="9.6">
            <text:p>9,6</text:p>
          </table:table-cell>
          <table:table-cell table:formula="of:=ABS([.A186]-[.F186])/[.A186]" office:value-type="float" office:value="0">
            <text:p>0,000000</text:p>
          </table:table-cell>
          <table:table-cell table:formula="of:=IF([.G18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86]+0.1" office:value-type="float" office:value="9.69999999999998">
            <text:p>9,7</text:p>
          </table:table-cell>
          <table:table-cell table:formula="of:=72000000/[.A187]" office:value-type="float" office:value="7422680.41237115">
            <text:p>7422680,41237115</text:p>
          </table:table-cell>
          <table:table-cell table:formula="of:=ROUND(72000000/[.A187];0)" office:value-type="float" office:value="7422680">
            <text:p>7422680</text:p>
          </table:table-cell>
          <table:table-cell office:value-type="float" office:value="145">
            <text:p>145</text:p>
          </table:table-cell>
          <table:table-cell table:formula="of:=2*31*41*73^0*2^2*5-1" office:value-type="float" office:value="50839">
            <text:p>50839</text:p>
          </table:table-cell>
          <table:table-cell table:formula="of:=72000000/([.D187]+1)/([.E187]+1)" office:value-type="float" office:value="9.70005281139864">
            <text:p>9,7000528114</text:p>
          </table:table-cell>
          <table:table-cell table:formula="of:=ABS([.A187]-[.F187])/[.A187]" office:value-type="float" office:value="0.00000544447408833725">
            <text:p>0,000005</text:p>
          </table:table-cell>
          <table:table-cell table:formula="of:=IF([.G18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87]+0.1" office:value-type="float" office:value="9.79999999999998">
            <text:p>9,8</text:p>
          </table:table-cell>
          <table:table-cell table:formula="of:=72000000/[.A188]" office:value-type="float" office:value="7346938.77551022">
            <text:p>7346938,77551022</text:p>
          </table:table-cell>
          <table:table-cell table:formula="of:=ROUND(72000000/[.A188];0)" office:value-type="float" office:value="7346939">
            <text:p>7346939</text:p>
          </table:table-cell>
          <table:table-cell table:formula="of:=[.C188]/([.E188]+1)-1" office:value-type="float" office:value="1386">
            <text:p>1386</text:p>
          </table:table-cell>
          <table:table-cell table:formula="of:=5297-1" office:value-type="float" office:value="5296">
            <text:p>5296</text:p>
          </table:table-cell>
          <table:table-cell table:formula="of:=72000000/([.D188]+1)/([.E188]+1)" office:value-type="float" office:value="9.79999970055557">
            <text:p>9,7999997006</text:p>
          </table:table-cell>
          <table:table-cell table:formula="of:=ABS([.A188]-[.F188])/[.A188]" office:value-type="float" office:value="0.0000000305555528271675">
            <text:p>0,000000</text:p>
          </table:table-cell>
          <table:table-cell table:formula="of:=IF([.G18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88]+0.1" office:value-type="float" office:value="9.89999999999998">
            <text:p>9,9</text:p>
          </table:table-cell>
          <table:table-cell table:formula="of:=72000000/[.A189]" office:value-type="float" office:value="7272727.27272729">
            <text:p>7272727,27272729</text:p>
          </table:table-cell>
          <table:table-cell table:formula="of:=ROUND(72000000/[.A189];0)" office:value-type="float" office:value="7272727">
            <text:p>7272727</text:p>
          </table:table-cell>
          <table:table-cell table:formula="of:=[.C189]/([.E189]+1)-1" office:value-type="float" office:value="130">
            <text:p>130</text:p>
          </table:table-cell>
          <table:table-cell table:formula="of:=7^2*11*103*131^0-1" office:value-type="float" office:value="55516">
            <text:p>55516</text:p>
          </table:table-cell>
          <table:table-cell table:formula="of:=72000000/([.D189]+1)/([.E189]+1)" office:value-type="float" office:value="9.90000037125001">
            <text:p>9,9000003713</text:p>
          </table:table-cell>
          <table:table-cell table:formula="of:=ABS([.A189]-[.F189])/[.A189]" office:value-type="float" office:value="0.000000037500003192479">
            <text:p>0,000000</text:p>
          </table:table-cell>
          <table:table-cell table:formula="of:=IF([.G18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89]+0.1" office:value-type="float" office:value="9.99999999999998">
            <text:p>10</text:p>
          </table:table-cell>
          <table:table-cell table:formula="of:=72000000/[.A190]" office:value-type="float" office:value="7200000.00000001">
            <text:p>7200000,00000001</text:p>
          </table:table-cell>
          <table:table-cell table:formula="of:=ROUND(72000000/[.A190];0)" office:value-type="float" office:value="7200000">
            <text:p>7200000</text:p>
          </table:table-cell>
          <table:table-cell table:formula="of:=[.C190]/([.E190]+1)-1" office:value-type="float" office:value="124">
            <text:p>124</text:p>
          </table:table-cell>
          <table:table-cell table:formula="of:=2^8*3^2*5^2-1" office:value-type="float" office:value="57599">
            <text:p>57599</text:p>
          </table:table-cell>
          <table:table-cell table:formula="of:=72000000/([.D190]+1)/([.E190]+1)" office:value-type="float" office:value="10">
            <text:p>10</text:p>
          </table:table-cell>
          <table:table-cell table:formula="of:=ABS([.A190]-[.F190])/[.A190]" office:value-type="float" office:value="0">
            <text:p>0,000000</text:p>
          </table:table-cell>
          <table:table-cell table:formula="of:=IF([.G19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90]+1" office:value-type="float" office:value="11">
            <text:p>11</text:p>
          </table:table-cell>
          <table:table-cell table:formula="of:=72000000/[.A191]" office:value-type="float" office:value="6545454.54545456">
            <text:p>6545454,54545456</text:p>
          </table:table-cell>
          <table:table-cell table:formula="of:=ROUND(72000000/[.A191];0)" office:value-type="float" office:value="6545455">
            <text:p>6545455</text:p>
          </table:table-cell>
          <table:table-cell table:formula="of:=[.C191]/([.E191]+1)-1" office:value-type="float" office:value="114">
            <text:p>114</text:p>
          </table:table-cell>
          <table:table-cell table:formula="of:=5^0*7*23^0*47*173-1" office:value-type="float" office:value="56916">
            <text:p>56916</text:p>
          </table:table-cell>
          <table:table-cell table:formula="of:=72000000/([.D191]+1)/([.E191]+1)" office:value-type="float" office:value="10.9999992361112">
            <text:p>10,9999992361</text:p>
          </table:table-cell>
          <table:table-cell table:formula="of:=ABS([.A191]-[.F191])/[.A191]" office:value-type="float" office:value="0.0000000694444380787798">
            <text:p>0,000000</text:p>
          </table:table-cell>
          <table:table-cell table:formula="of:=IF([.G19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91]+1" office:value-type="float" office:value="12">
            <text:p>12</text:p>
          </table:table-cell>
          <table:table-cell table:formula="of:=72000000/[.A192]" office:value-type="float" office:value="6000000.00000001">
            <text:p>6000000,00000001</text:p>
          </table:table-cell>
          <table:table-cell table:formula="of:=ROUND(72000000/[.A192];0)" office:value-type="float" office:value="6000000">
            <text:p>6000000</text:p>
          </table:table-cell>
          <table:table-cell table:formula="of:=[.C192]/([.E192]+1)-1" office:value-type="float" office:value="124">
            <text:p>124</text:p>
          </table:table-cell>
          <table:table-cell table:formula="of:=2^7*3*5^3-1" office:value-type="float" office:value="47999">
            <text:p>47999</text:p>
          </table:table-cell>
          <table:table-cell table:formula="of:=72000000/([.D192]+1)/([.E192]+1)" office:value-type="float" office:value="12">
            <text:p>12</text:p>
          </table:table-cell>
          <table:table-cell table:formula="of:=ABS([.A192]-[.F192])/[.A192]" office:value-type="float" office:value="0">
            <text:p>0,000000</text:p>
          </table:table-cell>
          <table:table-cell table:formula="of:=IF([.G19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92]+1" office:value-type="float" office:value="13">
            <text:p>13</text:p>
          </table:table-cell>
          <table:table-cell table:formula="of:=72000000/[.A193]" office:value-type="float" office:value="5538461.53846155">
            <text:p>5538461,53846155</text:p>
          </table:table-cell>
          <table:table-cell table:formula="of:=ROUND(72000000/[.A193];0)" office:value-type="float" office:value="5538462">
            <text:p>5538462</text:p>
          </table:table-cell>
          <table:table-cell table:formula="of:=[.C193]/([.E193]+1)-1" office:value-type="float" office:value="113">
            <text:p>113</text:p>
          </table:table-cell>
          <table:table-cell table:formula="of:=2^0*3^0*19^1*2557-1" office:value-type="float" office:value="48582">
            <text:p>48582</text:p>
          </table:table-cell>
          <table:table-cell table:formula="of:=72000000/([.D193]+1)/([.E193]+1)" office:value-type="float" office:value="12.9999989166668">
            <text:p>12,9999989167</text:p>
          </table:table-cell>
          <table:table-cell table:formula="of:=ABS([.A193]-[.F193])/[.A193]" office:value-type="float" office:value="0.0000000833333250610098">
            <text:p>0,000000</text:p>
          </table:table-cell>
          <table:table-cell table:formula="of:=IF([.G19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93]+1" office:value-type="float" office:value="14">
            <text:p>14</text:p>
          </table:table-cell>
          <table:table-cell table:formula="of:=72000000/[.A194]" office:value-type="float" office:value="5142857.14285715">
            <text:p>5142857,14285715</text:p>
          </table:table-cell>
          <table:table-cell table:formula="of:=ROUND(72000000/[.A194];0)" office:value-type="float" office:value="5142857">
            <text:p>5142857</text:p>
          </table:table-cell>
          <table:table-cell table:formula="of:=[.C194]/([.E194]+1)-1" office:value-type="float" office:value="352">
            <text:p>352</text:p>
          </table:table-cell>
          <table:table-cell table:formula="of:=17*857-1" office:value-type="float" office:value="14568">
            <text:p>14568</text:p>
          </table:table-cell>
          <table:table-cell table:formula="of:=72000000/([.D194]+1)/([.E194]+1)" office:value-type="float" office:value="14.0000003888889">
            <text:p>14,0000003889</text:p>
          </table:table-cell>
          <table:table-cell table:formula="of:=ABS([.A194]-[.F194])/[.A194]" office:value-type="float" office:value="0.0000000277777798223562">
            <text:p>0,000000</text:p>
          </table:table-cell>
          <table:table-cell table:formula="of:=IF([.G19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94]+1" office:value-type="float" office:value="15">
            <text:p>15</text:p>
          </table:table-cell>
          <table:table-cell table:formula="of:=72000000/[.A195]" office:value-type="float" office:value="4800000.00000001">
            <text:p>4800000,00000001</text:p>
          </table:table-cell>
          <table:table-cell table:formula="of:=ROUND(72000000/[.A195];0)" office:value-type="float" office:value="4800000">
            <text:p>4800000</text:p>
          </table:table-cell>
          <table:table-cell table:formula="of:=[.C195]/([.E195]+1)-1" office:value-type="float" office:value="74">
            <text:p>74</text:p>
          </table:table-cell>
          <table:table-cell table:formula="of:=2^9*3^0*5^3-1" office:value-type="float" office:value="63999">
            <text:p>63999</text:p>
          </table:table-cell>
          <table:table-cell table:formula="of:=72000000/([.D195]+1)/([.E195]+1)" office:value-type="float" office:value="15">
            <text:p>15</text:p>
          </table:table-cell>
          <table:table-cell table:formula="of:=ABS([.A195]-[.F195])/[.A195]" office:value-type="float" office:value="0">
            <text:p>0,000000</text:p>
          </table:table-cell>
          <table:table-cell table:formula="of:=IF([.G19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95]+1" office:value-type="float" office:value="16">
            <text:p>16</text:p>
          </table:table-cell>
          <table:table-cell table:formula="of:=72000000/[.A196]" office:value-type="float" office:value="4500000">
            <text:p>4500000</text:p>
          </table:table-cell>
          <table:table-cell table:formula="of:=ROUND(72000000/[.A196];0)" office:value-type="float" office:value="4500000">
            <text:p>4500000</text:p>
          </table:table-cell>
          <table:table-cell table:formula="of:=[.C196]/([.E196]+1)-1" office:value-type="float" office:value="74">
            <text:p>74</text:p>
          </table:table-cell>
          <table:table-cell table:formula="of:=2^5*3^1*5^4-1" office:value-type="float" office:value="59999">
            <text:p>59999</text:p>
          </table:table-cell>
          <table:table-cell table:formula="of:=72000000/([.D196]+1)/([.E196]+1)" office:value-type="float" office:value="16">
            <text:p>16</text:p>
          </table:table-cell>
          <table:table-cell table:formula="of:=ABS([.A196]-[.F196])/[.A196]" office:value-type="float" office:value="0">
            <text:p>0,000000</text:p>
          </table:table-cell>
          <table:table-cell table:formula="of:=IF([.G19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96]+1" office:value-type="float" office:value="17">
            <text:p>17</text:p>
          </table:table-cell>
          <table:table-cell table:formula="of:=72000000/[.A197]" office:value-type="float" office:value="4235294.11764706">
            <text:p>4235294,11764706</text:p>
          </table:table-cell>
          <table:table-cell table:formula="of:=ROUND(72000000/[.A197];0)" office:value-type="float" office:value="4235294">
            <text:p>4235294</text:p>
          </table:table-cell>
          <table:table-cell table:formula="of:=[.C197]/([.E197]+1)-1" office:value-type="float" office:value="352">
            <text:p>352</text:p>
          </table:table-cell>
          <table:table-cell table:formula="of:=2*7*353^0*857-1" office:value-type="float" office:value="11997">
            <text:p>11997</text:p>
          </table:table-cell>
          <table:table-cell table:formula="of:=72000000/([.D197]+1)/([.E197]+1)" office:value-type="float" office:value="17.0000004722222">
            <text:p>17,0000004722</text:p>
          </table:table-cell>
          <table:table-cell table:formula="of:=ABS([.A197]-[.F197])/[.A197]" office:value-type="float" office:value="0.0000000277777796581551">
            <text:p>0,000000</text:p>
          </table:table-cell>
          <table:table-cell table:formula="of:=IF([.G19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97]+1" office:value-type="float" office:value="18">
            <text:p>18</text:p>
          </table:table-cell>
          <table:table-cell table:formula="of:=72000000/[.A198]" office:value-type="float" office:value="4000000">
            <text:p>4000000</text:p>
          </table:table-cell>
          <table:table-cell table:formula="of:=ROUND(72000000/[.A198];0)" office:value-type="float" office:value="4000000">
            <text:p>4000000</text:p>
          </table:table-cell>
          <table:table-cell table:formula="of:=[.C198]/([.E198]+1)-1" office:value-type="float" office:value="124">
            <text:p>124</text:p>
          </table:table-cell>
          <table:table-cell table:formula="of:=2^8*5^3-1" office:value-type="float" office:value="31999">
            <text:p>31999</text:p>
          </table:table-cell>
          <table:table-cell table:formula="of:=72000000/([.D198]+1)/([.E198]+1)" office:value-type="float" office:value="18">
            <text:p>18</text:p>
          </table:table-cell>
          <table:table-cell table:formula="of:=ABS([.A198]-[.F198])/[.A198]" office:value-type="float" office:value="0">
            <text:p>0,000000</text:p>
          </table:table-cell>
          <table:table-cell table:formula="of:=IF([.G19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98]+1" office:value-type="float" office:value="19">
            <text:p>19</text:p>
          </table:table-cell>
          <table:table-cell table:formula="of:=72000000/[.A199]" office:value-type="float" office:value="3789473.68421053">
            <text:p>3789473,68421053</text:p>
          </table:table-cell>
          <table:table-cell table:formula="of:=ROUND(72000000/[.A199];0)" office:value-type="float" office:value="3789474">
            <text:p>3789474</text:p>
          </table:table-cell>
          <table:table-cell table:formula="of:=[.C199]/([.E199]+1)-1" office:value-type="float" office:value="113">
            <text:p>113</text:p>
          </table:table-cell>
          <table:table-cell table:formula="of:=2^0*3^0*13^1*19^0*2557-1" office:value-type="float" office:value="33240">
            <text:p>33240</text:p>
          </table:table-cell>
          <table:table-cell table:formula="of:=72000000/([.D199]+1)/([.E199]+1)" office:value-type="float" office:value="18.9999984166668">
            <text:p>18,9999984167</text:p>
          </table:table-cell>
          <table:table-cell table:formula="of:=ABS([.A199]-[.F199])/[.A199]" office:value-type="float" office:value="0.0000000833333254565548">
            <text:p>0,000000</text:p>
          </table:table-cell>
          <table:table-cell table:formula="of:=IF([.G19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199]+1" office:value-type="float" office:value="20">
            <text:p>20</text:p>
          </table:table-cell>
          <table:table-cell table:formula="of:=72000000/[.A200]" office:value-type="float" office:value="3600000">
            <text:p>3600000</text:p>
          </table:table-cell>
          <table:table-cell table:formula="of:=ROUND(72000000/[.A200];0)" office:value-type="float" office:value="3600000">
            <text:p>3600000</text:p>
          </table:table-cell>
          <table:table-cell table:formula="of:=[.C200]/([.E200]+1)-1" office:value-type="float" office:value="74">
            <text:p>74</text:p>
          </table:table-cell>
          <table:table-cell table:formula="of:=2^7*3^1*5^3-1" office:value-type="float" office:value="47999">
            <text:p>47999</text:p>
          </table:table-cell>
          <table:table-cell table:formula="of:=72000000/([.D200]+1)/([.E200]+1)" office:value-type="float" office:value="20">
            <text:p>20</text:p>
          </table:table-cell>
          <table:table-cell table:formula="of:=ABS([.A200]-[.F200])/[.A200]" office:value-type="float" office:value="0">
            <text:p>0,000000</text:p>
          </table:table-cell>
          <table:table-cell table:formula="of:=IF([.G20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00]+1" office:value-type="float" office:value="21">
            <text:p>21</text:p>
          </table:table-cell>
          <table:table-cell table:formula="of:=72000000/[.A201]" office:value-type="float" office:value="3428571.42857143">
            <text:p>3428571,42857143</text:p>
          </table:table-cell>
          <table:table-cell table:formula="of:=ROUND(72000000/[.A201];0)" office:value-type="float" office:value="3428571">
            <text:p>3428571</text:p>
          </table:table-cell>
          <table:table-cell table:formula="of:=[.C201]/([.E201]+1)-1" office:value-type="float" office:value="198">
            <text:p>198</text:p>
          </table:table-cell>
          <table:table-cell table:formula="of:=3*5743-1" office:value-type="float" office:value="17228">
            <text:p>17228</text:p>
          </table:table-cell>
          <table:table-cell table:formula="of:=72000000/([.D201]+1)/([.E201]+1)" office:value-type="float" office:value="21.0000026250003">
            <text:p>21,000002625</text:p>
          </table:table-cell>
          <table:table-cell table:formula="of:=ABS([.A201]-[.F201])/[.A201]" office:value-type="float" office:value="0.000000125000016432913">
            <text:p>0,000000</text:p>
          </table:table-cell>
          <table:table-cell table:formula="of:=IF([.G20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01]+1" office:value-type="float" office:value="22">
            <text:p>22</text:p>
          </table:table-cell>
          <table:table-cell table:formula="of:=72000000/[.A202]" office:value-type="float" office:value="3272727.27272728">
            <text:p>3272727,27272728</text:p>
          </table:table-cell>
          <table:table-cell table:formula="of:=ROUND(72000000/[.A202];0)" office:value-type="float" office:value="3272727">
            <text:p>3272727</text:p>
          </table:table-cell>
          <table:table-cell office:value-type="float" office:value="73">
            <text:p>73</text:p>
          </table:table-cell>
          <table:table-cell table:formula="of:=2^1*3^4*7*13*37^0*3-1" office:value-type="float" office:value="44225">
            <text:p>44225</text:p>
          </table:table-cell>
          <table:table-cell table:formula="of:=72000000/([.D202]+1)/([.E202]+1)" office:value-type="float" office:value="22.000022000022">
            <text:p>22,000022</text:p>
          </table:table-cell>
          <table:table-cell table:formula="of:=ABS([.A202]-[.F202])/[.A202]" office:value-type="float" office:value="0.00000100000100079388">
            <text:p>0,000001</text:p>
          </table:table-cell>
          <table:table-cell table:formula="of:=IF([.G20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02]+1" office:value-type="float" office:value="23">
            <text:p>23</text:p>
          </table:table-cell>
          <table:table-cell table:formula="of:=72000000/[.A203]" office:value-type="float" office:value="3130434.7826087">
            <text:p>3130434,7826087</text:p>
          </table:table-cell>
          <table:table-cell table:formula="of:=ROUND(72000000/[.A203];0)" office:value-type="float" office:value="3130435">
            <text:p>3130435</text:p>
          </table:table-cell>
          <table:table-cell table:formula="of:=[.C203]/([.E203]+1)-1" office:value-type="float" office:value="54">
            <text:p>54</text:p>
          </table:table-cell>
          <table:table-cell table:formula="of:=5^0*7*11^0*47*173-1" office:value-type="float" office:value="56916">
            <text:p>56916</text:p>
          </table:table-cell>
          <table:table-cell table:formula="of:=72000000/([.D203]+1)/([.E203]+1)" office:value-type="float" office:value="22.9999984027779">
            <text:p>22,9999984028</text:p>
          </table:table-cell>
          <table:table-cell table:formula="of:=ABS([.A203]-[.F203])/[.A203]" office:value-type="float" office:value="0.0000000694444387598335">
            <text:p>0,000000</text:p>
          </table:table-cell>
          <table:table-cell table:formula="of:=IF([.G20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03]+1" office:value-type="float" office:value="24">
            <text:p>24</text:p>
          </table:table-cell>
          <table:table-cell table:formula="of:=72000000/[.A204]" office:value-type="float" office:value="3000000">
            <text:p>3000000</text:p>
          </table:table-cell>
          <table:table-cell table:formula="of:=ROUND(72000000/[.A204];0)" office:value-type="float" office:value="3000000">
            <text:p>3000000</text:p>
          </table:table-cell>
          <table:table-cell table:formula="of:=[.C204]/([.E204]+1)-1" office:value-type="float" office:value="59">
            <text:p>59</text:p>
          </table:table-cell>
          <table:table-cell table:formula="of:=2^4*3^0*5^5-1" office:value-type="float" office:value="49999">
            <text:p>49999</text:p>
          </table:table-cell>
          <table:table-cell table:formula="of:=72000000/([.D204]+1)/([.E204]+1)" office:value-type="float" office:value="24">
            <text:p>24</text:p>
          </table:table-cell>
          <table:table-cell table:formula="of:=ABS([.A204]-[.F204])/[.A204]" office:value-type="float" office:value="0">
            <text:p>0,000000</text:p>
          </table:table-cell>
          <table:table-cell table:formula="of:=IF([.G20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04]+1" office:value-type="float" office:value="25">
            <text:p>25</text:p>
          </table:table-cell>
          <table:table-cell table:formula="of:=72000000/[.A205]" office:value-type="float" office:value="2880000">
            <text:p>2880000</text:p>
          </table:table-cell>
          <table:table-cell table:formula="of:=ROUND(72000000/[.A205];0)" office:value-type="float" office:value="2880000">
            <text:p>2880000</text:p>
          </table:table-cell>
          <table:table-cell table:formula="of:=[.C205]/([.E205]+1)-1" office:value-type="float" office:value="44">
            <text:p>44</text:p>
          </table:table-cell>
          <table:table-cell table:formula="of:=2^9*3^0*5^3-1" office:value-type="float" office:value="63999">
            <text:p>63999</text:p>
          </table:table-cell>
          <table:table-cell table:formula="of:=72000000/([.D205]+1)/([.E205]+1)" office:value-type="float" office:value="25">
            <text:p>25</text:p>
          </table:table-cell>
          <table:table-cell table:formula="of:=ABS([.A205]-[.F205])/[.A205]" office:value-type="float" office:value="0">
            <text:p>0,000000</text:p>
          </table:table-cell>
          <table:table-cell table:formula="of:=IF([.G20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05]+1" office:value-type="float" office:value="26">
            <text:p>26</text:p>
          </table:table-cell>
          <table:table-cell table:formula="of:=72000000/[.A206]" office:value-type="float" office:value="2769230.76923077">
            <text:p>2769230,76923077</text:p>
          </table:table-cell>
          <table:table-cell table:formula="of:=ROUND(72000000/[.A206];0)" office:value-type="float" office:value="2769231">
            <text:p>2769231</text:p>
          </table:table-cell>
          <table:table-cell table:formula="of:=[.C206]/([.E206]+1)-1" office:value-type="float" office:value="56">
            <text:p>56</text:p>
          </table:table-cell>
          <table:table-cell table:formula="of:=3^0*19^1*2557-1" office:value-type="float" office:value="48582">
            <text:p>48582</text:p>
          </table:table-cell>
          <table:table-cell table:formula="of:=72000000/([.D206]+1)/([.E206]+1)" office:value-type="float" office:value="25.9999978333335">
            <text:p>25,9999978333</text:p>
          </table:table-cell>
          <table:table-cell table:formula="of:=ABS([.A206]-[.F206])/[.A206]" office:value-type="float" office:value="0.0000000833333257442239">
            <text:p>0,000000</text:p>
          </table:table-cell>
          <table:table-cell table:formula="of:=IF([.G20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06]+1" office:value-type="float" office:value="27">
            <text:p>27</text:p>
          </table:table-cell>
          <table:table-cell table:formula="of:=72000000/[.A207]" office:value-type="float" office:value="2666666.66666667">
            <text:p>2666666,66666667</text:p>
          </table:table-cell>
          <table:table-cell table:formula="of:=ROUND(72000000/[.A207];0)" office:value-type="float" office:value="2666667">
            <text:p>2666667</text:p>
          </table:table-cell>
          <table:table-cell table:formula="of:=[.C207]/([.E207]+1)-1" office:value-type="float" office:value="66">
            <text:p>66</text:p>
          </table:table-cell>
          <table:table-cell table:formula="of:=3*13267-1" office:value-type="float" office:value="39800">
            <text:p>39800</text:p>
          </table:table-cell>
          <table:table-cell table:formula="of:=72000000/([.D207]+1)/([.E207]+1)" office:value-type="float" office:value="26.9999966250004">
            <text:p>26,999996625</text:p>
          </table:table-cell>
          <table:table-cell table:formula="of:=ABS([.A207]-[.F207])/[.A207]" office:value-type="float" office:value="0.000000124999983631403">
            <text:p>0,000000</text:p>
          </table:table-cell>
          <table:table-cell table:formula="of:=IF([.G20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07]+1" office:value-type="float" office:value="28">
            <text:p>28</text:p>
          </table:table-cell>
          <table:table-cell table:formula="of:=72000000/[.A208]" office:value-type="float" office:value="2571428.57142857">
            <text:p>2571428,57142857</text:p>
          </table:table-cell>
          <table:table-cell table:formula="of:=ROUND(72000000/[.A208];0)" office:value-type="float" office:value="2571429">
            <text:p>2571429</text:p>
          </table:table-cell>
          <table:table-cell office:value-type="float" office:value="47">
            <text:p>47</text:p>
          </table:table-cell>
          <table:table-cell table:formula="of:=2^0*3^0*2551*3*7-1" office:value-type="float" office:value="53570">
            <text:p>53570</text:p>
          </table:table-cell>
          <table:table-cell table:formula="of:=72000000/([.D208]+1)/([.E208]+1)" office:value-type="float" office:value="28.000224001792">
            <text:p>28,0002240018</text:p>
          </table:table-cell>
          <table:table-cell table:formula="of:=ABS([.A208]-[.F208])/[.A208]" office:value-type="float" office:value="0.00000800006400109815">
            <text:p>0,000008</text:p>
          </table:table-cell>
          <table:table-cell table:formula="of:=IF([.G20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08]+1" office:value-type="float" office:value="29">
            <text:p>29</text:p>
          </table:table-cell>
          <table:table-cell table:formula="of:=72000000/[.A209]" office:value-type="float" office:value="2482758.62068966">
            <text:p>2482758,62068966</text:p>
          </table:table-cell>
          <table:table-cell table:formula="of:=ROUND(72000000/[.A209];0)" office:value-type="float" office:value="2482759">
            <text:p>2482759</text:p>
          </table:table-cell>
          <table:table-cell table:formula="of:=[.C209]/([.E209]+1)-1" office:value-type="float" office:value="282">
            <text:p>282</text:p>
          </table:table-cell>
          <table:table-cell table:formula="of:=31^1*283^1-1" office:value-type="float" office:value="8772">
            <text:p>8772</text:p>
          </table:table-cell>
          <table:table-cell table:formula="of:=72000000/([.D209]+1)/([.E209]+1)" office:value-type="float" office:value="28.9999955694451">
            <text:p>28,9999955694</text:p>
          </table:table-cell>
          <table:table-cell table:formula="of:=ABS([.A209]-[.F209])/[.A209]" office:value-type="float" office:value="0.000000152777753911472">
            <text:p>0,000000</text:p>
          </table:table-cell>
          <table:table-cell table:formula="of:=IF([.G20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09]+1" office:value-type="float" office:value="30">
            <text:p>30</text:p>
          </table:table-cell>
          <table:table-cell table:formula="of:=72000000/[.A210]" office:value-type="float" office:value="2400000">
            <text:p>2400000</text:p>
          </table:table-cell>
          <table:table-cell table:formula="of:=ROUND(72000000/[.A210];0)" office:value-type="float" office:value="2400000">
            <text:p>2400000</text:p>
          </table:table-cell>
          <table:table-cell table:formula="of:=[.C210]/([.E210]+1)-1" office:value-type="float" office:value="49">
            <text:p>49</text:p>
          </table:table-cell>
          <table:table-cell table:formula="of:=2^7*3*5^3-1" office:value-type="float" office:value="47999">
            <text:p>47999</text:p>
          </table:table-cell>
          <table:table-cell table:formula="of:=72000000/([.D210]+1)/([.E210]+1)" office:value-type="float" office:value="30">
            <text:p>30</text:p>
          </table:table-cell>
          <table:table-cell table:formula="of:=ABS([.A210]-[.F210])/[.A210]" office:value-type="float" office:value="0">
            <text:p>0,000000</text:p>
          </table:table-cell>
          <table:table-cell table:formula="of:=IF([.G21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10]+1" office:value-type="float" office:value="31">
            <text:p>31</text:p>
          </table:table-cell>
          <table:table-cell table:formula="of:=72000000/[.A211]" office:value-type="float" office:value="2322580.64516129">
            <text:p>2322580,64516129</text:p>
          </table:table-cell>
          <table:table-cell table:formula="of:=ROUND(72000000/[.A211];0)" office:value-type="float" office:value="2322581">
            <text:p>2322581</text:p>
          </table:table-cell>
          <table:table-cell table:formula="of:=[.C211]/([.E211]+1)-1" office:value-type="float" office:value="282">
            <text:p>282</text:p>
          </table:table-cell>
          <table:table-cell table:formula="of:=29*283-1" office:value-type="float" office:value="8206">
            <text:p>8206</text:p>
          </table:table-cell>
          <table:table-cell table:formula="of:=72000000/([.D211]+1)/([.E211]+1)" office:value-type="float" office:value="30.9999952638896">
            <text:p>30,9999952639</text:p>
          </table:table-cell>
          <table:table-cell table:formula="of:=ABS([.A211]-[.F211])/[.A211]" office:value-type="float" office:value="0.000000152777753860098">
            <text:p>0,000000</text:p>
          </table:table-cell>
          <table:table-cell table:formula="of:=IF([.G21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11]+1" office:value-type="float" office:value="32">
            <text:p>32</text:p>
          </table:table-cell>
          <table:table-cell table:formula="of:=72000000/[.A212]" office:value-type="float" office:value="2250000">
            <text:p>2250000</text:p>
          </table:table-cell>
          <table:table-cell table:formula="of:=ROUND(72000000/[.A212];0)" office:value-type="float" office:value="2250000">
            <text:p>2250000</text:p>
          </table:table-cell>
          <table:table-cell table:formula="of:=[.C212]/([.E212]+1)-1" office:value-type="float" office:value="49">
            <text:p>49</text:p>
          </table:table-cell>
          <table:table-cell table:formula="of:=2^3*3^2*5^4-1" office:value-type="float" office:value="44999">
            <text:p>44999</text:p>
          </table:table-cell>
          <table:table-cell table:formula="of:=72000000/([.D212]+1)/([.E212]+1)" office:value-type="float" office:value="32">
            <text:p>32</text:p>
          </table:table-cell>
          <table:table-cell table:formula="of:=ABS([.A212]-[.F212])/[.A212]" office:value-type="float" office:value="0">
            <text:p>0,000000</text:p>
          </table:table-cell>
          <table:table-cell table:formula="of:=IF([.G21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12]+1" office:value-type="float" office:value="33">
            <text:p>33</text:p>
          </table:table-cell>
          <table:table-cell table:formula="of:=72000000/[.A213]" office:value-type="float" office:value="2181818.18181818">
            <text:p>2181818,18181818</text:p>
          </table:table-cell>
          <table:table-cell table:formula="of:=ROUND(72000000/[.A213];0)" office:value-type="float" office:value="2181818">
            <text:p>2181818</text:p>
          </table:table-cell>
          <table:table-cell office:value-type="float" office:value="53">
            <text:p>53</text:p>
          </table:table-cell>
          <table:table-cell table:formula="of:=2^2*3^1*7*13*37*1-1" office:value-type="float" office:value="40403">
            <text:p>40403</text:p>
          </table:table-cell>
          <table:table-cell table:formula="of:=72000000/([.D213]+1)/([.E213]+1)" office:value-type="float" office:value="33.000033000033">
            <text:p>33,000033</text:p>
          </table:table-cell>
          <table:table-cell table:formula="of:=ABS([.A213]-[.F213])/[.A213]" office:value-type="float" office:value="0.00000100000100041708">
            <text:p>0,000001</text:p>
          </table:table-cell>
          <table:table-cell table:formula="of:=IF([.G21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13]+1" office:value-type="float" office:value="34">
            <text:p>34</text:p>
          </table:table-cell>
          <table:table-cell table:formula="of:=72000000/[.A214]" office:value-type="float" office:value="2117647.05882353">
            <text:p>2117647,05882353</text:p>
          </table:table-cell>
          <table:table-cell table:formula="of:=ROUND(72000000/[.A214];0)" office:value-type="float" office:value="2117647">
            <text:p>2117647</text:p>
          </table:table-cell>
          <table:table-cell table:formula="of:=[.C214]/([.E214]+1)-1" office:value-type="float" office:value="352">
            <text:p>352</text:p>
          </table:table-cell>
          <table:table-cell table:formula="of:=7*857-1" office:value-type="float" office:value="5998">
            <text:p>5998</text:p>
          </table:table-cell>
          <table:table-cell table:formula="of:=72000000/([.D214]+1)/([.E214]+1)" office:value-type="float" office:value="34.0000009444445">
            <text:p>34,0000009444</text:p>
          </table:table-cell>
          <table:table-cell table:formula="of:=ABS([.A214]-[.F214])/[.A214]" office:value-type="float" office:value="0.0000000277777790312056">
            <text:p>0,000000</text:p>
          </table:table-cell>
          <table:table-cell table:formula="of:=IF([.G21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14]+1" office:value-type="float" office:value="35">
            <text:p>35</text:p>
          </table:table-cell>
          <table:table-cell table:formula="of:=72000000/[.A215]" office:value-type="float" office:value="2057142.85714286">
            <text:p>2057142,85714286</text:p>
          </table:table-cell>
          <table:table-cell table:formula="of:=ROUND(72000000/[.A215];0)" office:value-type="float" office:value="2057143">
            <text:p>2057143</text:p>
          </table:table-cell>
          <table:table-cell table:formula="of:=[.C215]/([.E215]+1)-1" office:value-type="float" office:value="172">
            <text:p>172</text:p>
          </table:table-cell>
          <table:table-cell table:formula="of:=11*23^1*47^1*174^0-1" office:value-type="float" office:value="11890">
            <text:p>11890</text:p>
          </table:table-cell>
          <table:table-cell table:formula="of:=72000000/([.D215]+1)/([.E215]+1)" office:value-type="float" office:value="34.9999975694446">
            <text:p>34,9999975694</text:p>
          </table:table-cell>
          <table:table-cell table:formula="of:=ABS([.A215]-[.F215])/[.A215]" office:value-type="float" office:value="0.0000000694444391261381">
            <text:p>0,000000</text:p>
          </table:table-cell>
          <table:table-cell table:formula="of:=IF([.G21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15]+1" office:value-type="float" office:value="36">
            <text:p>36</text:p>
          </table:table-cell>
          <table:table-cell table:formula="of:=72000000/[.A216]" office:value-type="float" office:value="2000000">
            <text:p>2000000</text:p>
          </table:table-cell>
          <table:table-cell table:formula="of:=ROUND(72000000/[.A216];0)" office:value-type="float" office:value="2000000">
            <text:p>2000000</text:p>
          </table:table-cell>
          <table:table-cell table:formula="of:=[.C216]/([.E216]+1)-1" office:value-type="float" office:value="39">
            <text:p>39</text:p>
          </table:table-cell>
          <table:table-cell table:formula="of:=2^4*5^5-1" office:value-type="float" office:value="49999">
            <text:p>49999</text:p>
          </table:table-cell>
          <table:table-cell table:formula="of:=72000000/([.D216]+1)/([.E216]+1)" office:value-type="float" office:value="36">
            <text:p>36</text:p>
          </table:table-cell>
          <table:table-cell table:formula="of:=ABS([.A216]-[.F216])/[.A216]" office:value-type="float" office:value="0">
            <text:p>0,000000</text:p>
          </table:table-cell>
          <table:table-cell table:formula="of:=IF([.G21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16]+1" office:value-type="float" office:value="37">
            <text:p>37</text:p>
          </table:table-cell>
          <table:table-cell table:formula="of:=72000000/[.A217]" office:value-type="float" office:value="1945945.94594595">
            <text:p>1945945,94594595</text:p>
          </table:table-cell>
          <table:table-cell table:formula="of:=ROUND(72000000/[.A217];0)" office:value-type="float" office:value="1945946">
            <text:p>1945946</text:p>
          </table:table-cell>
          <table:table-cell table:formula="of:=[.C217]/([.E217]+1)-1" office:value-type="float" office:value="268">
            <text:p>268</text:p>
          </table:table-cell>
          <table:table-cell table:formula="of:=2*269^0*3617-1" office:value-type="float" office:value="7233">
            <text:p>7233</text:p>
          </table:table-cell>
          <table:table-cell table:formula="of:=72000000/([.D217]+1)/([.E217]+1)" office:value-type="float" office:value="36.9999989722222">
            <text:p>36,9999989722</text:p>
          </table:table-cell>
          <table:table-cell table:formula="of:=ABS([.A217]-[.F217])/[.A217]" office:value-type="float" office:value="0.000000027777776619427">
            <text:p>0,000000</text:p>
          </table:table-cell>
          <table:table-cell table:formula="of:=IF([.G21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17]+1" office:value-type="float" office:value="38">
            <text:p>38</text:p>
          </table:table-cell>
          <table:table-cell table:formula="of:=72000000/[.A218]" office:value-type="float" office:value="1894736.84210526">
            <text:p>1894736,84210526</text:p>
          </table:table-cell>
          <table:table-cell table:formula="of:=ROUND(72000000/[.A218];0)" office:value-type="float" office:value="1894737">
            <text:p>1894737</text:p>
          </table:table-cell>
          <table:table-cell table:formula="of:=[.C218]/([.E218]+1)-1" office:value-type="float" office:value="38">
            <text:p>38</text:p>
          </table:table-cell>
          <table:table-cell table:formula="of:=3^0*13^0*19^1*2557-1" office:value-type="float" office:value="48582">
            <text:p>48582</text:p>
          </table:table-cell>
          <table:table-cell table:formula="of:=72000000/([.D218]+1)/([.E218]+1)" office:value-type="float" office:value="37.9999968333336">
            <text:p>37,9999968333</text:p>
          </table:table-cell>
          <table:table-cell table:formula="of:=ABS([.A218]-[.F218])/[.A218]" office:value-type="float" office:value="0.0000000833333260175096">
            <text:p>0,000000</text:p>
          </table:table-cell>
          <table:table-cell table:formula="of:=IF([.G21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18]+1" office:value-type="float" office:value="39">
            <text:p>39</text:p>
          </table:table-cell>
          <table:table-cell table:formula="of:=72000000/[.A219]" office:value-type="float" office:value="1846153.84615385">
            <text:p>1846153,84615385</text:p>
          </table:table-cell>
          <table:table-cell table:formula="of:=ROUND(72000000/[.A219];0)" office:value-type="float" office:value="1846154">
            <text:p>1846154</text:p>
          </table:table-cell>
          <table:table-cell table:formula="of:=[.C219]/([.E219]+1)-1" office:value-type="float" office:value="37">
            <text:p>37</text:p>
          </table:table-cell>
          <table:table-cell table:formula="of:=2^0*19^1*2557-1" office:value-type="float" office:value="48582">
            <text:p>48582</text:p>
          </table:table-cell>
          <table:table-cell table:formula="of:=72000000/([.D219]+1)/([.E219]+1)" office:value-type="float" office:value="38.9999967500003">
            <text:p>38,99999675</text:p>
          </table:table-cell>
          <table:table-cell table:formula="of:=ABS([.A219]-[.F219])/[.A219]" office:value-type="float" office:value="0.0000000833333260175096">
            <text:p>0,000000</text:p>
          </table:table-cell>
          <table:table-cell table:formula="of:=IF([.G21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19]+1" office:value-type="float" office:value="40">
            <text:p>40</text:p>
          </table:table-cell>
          <table:table-cell table:formula="of:=72000000/[.A220]" office:value-type="float" office:value="1800000">
            <text:p>1800000</text:p>
          </table:table-cell>
          <table:table-cell table:formula="of:=ROUND(72000000/[.A220];0)" office:value-type="float" office:value="1800000">
            <text:p>1800000</text:p>
          </table:table-cell>
          <table:table-cell table:formula="of:=[.C220]/([.E220]+1)-1" office:value-type="float" office:value="29">
            <text:p>29</text:p>
          </table:table-cell>
          <table:table-cell table:formula="of:=2^5*3^1*5^4-1" office:value-type="float" office:value="59999">
            <text:p>59999</text:p>
          </table:table-cell>
          <table:table-cell table:formula="of:=72000000/([.D220]+1)/([.E220]+1)" office:value-type="float" office:value="40">
            <text:p>40</text:p>
          </table:table-cell>
          <table:table-cell table:formula="of:=ABS([.A220]-[.F220])/[.A220]" office:value-type="float" office:value="0">
            <text:p>0,000000</text:p>
          </table:table-cell>
          <table:table-cell table:formula="of:=IF([.G22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20]+1" office:value-type="float" office:value="41">
            <text:p>41</text:p>
          </table:table-cell>
          <table:table-cell table:formula="of:=72000000/[.A221]" office:value-type="float" office:value="1756097.56097561">
            <text:p>1756097,56097561</text:p>
          </table:table-cell>
          <table:table-cell table:formula="of:=ROUND(72000000/[.A221];0)" office:value-type="float" office:value="1756098">
            <text:p>1756098</text:p>
          </table:table-cell>
          <table:table-cell office:value-type="float" office:value="26">
            <text:p>26</text:p>
          </table:table-cell>
          <table:table-cell table:formula="of:=2^3*3^0*5*271*2*3^1-1" office:value-type="float" office:value="65039">
            <text:p>65039</text:p>
          </table:table-cell>
          <table:table-cell table:formula="of:=72000000/([.D221]+1)/([.E221]+1)" office:value-type="float" office:value="41.0004100041">
            <text:p>41,0004100041</text:p>
          </table:table-cell>
          <table:table-cell table:formula="of:=ABS([.A221]-[.F221])/[.A221]" office:value-type="float" office:value="0.0000100001000013194">
            <text:p>0,000010</text:p>
          </table:table-cell>
          <table:table-cell table:formula="of:=IF([.G22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21]+1" office:value-type="float" office:value="42">
            <text:p>42</text:p>
          </table:table-cell>
          <table:table-cell table:formula="of:=72000000/[.A222]" office:value-type="float" office:value="1714285.71428571">
            <text:p>1714285,71428571</text:p>
          </table:table-cell>
          <table:table-cell table:formula="of:=ROUND(72000000/[.A222];0)" office:value-type="float" office:value="1714286">
            <text:p>1714286</text:p>
          </table:table-cell>
          <table:table-cell office:value-type="float" office:value="41">
            <text:p>41</text:p>
          </table:table-cell>
          <table:table-cell table:formula="of:=2^3*3^0*2551*2^1*7^0-1" office:value-type="float" office:value="40815">
            <text:p>40815</text:p>
          </table:table-cell>
          <table:table-cell table:formula="of:=72000000/([.D222]+1)/([.E222]+1)" office:value-type="float" office:value="42.000336002688">
            <text:p>42,0003360027</text:p>
          </table:table-cell>
          <table:table-cell table:formula="of:=ABS([.A222]-[.F222])/[.A222]" office:value-type="float" office:value="0.00000800006400088667">
            <text:p>0,000008</text:p>
          </table:table-cell>
          <table:table-cell table:formula="of:=IF([.G22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22]+1" office:value-type="float" office:value="43">
            <text:p>43</text:p>
          </table:table-cell>
          <table:table-cell table:formula="of:=72000000/[.A223]" office:value-type="float" office:value="1674418.60465116">
            <text:p>1674418,60465116</text:p>
          </table:table-cell>
          <table:table-cell table:formula="of:=ROUND(72000000/[.A223];0)" office:value-type="float" office:value="1674419">
            <text:p>1674419</text:p>
          </table:table-cell>
          <table:table-cell table:formula="of:=[.C223]/([.E223]+1)-1" office:value-type="float" office:value="936">
            <text:p>936</text:p>
          </table:table-cell>
          <table:table-cell table:formula="of:=1787-1" office:value-type="float" office:value="1786">
            <text:p>1786</text:p>
          </table:table-cell>
          <table:table-cell table:formula="of:=72000000/([.D223]+1)/([.E223]+1)" office:value-type="float" office:value="42.9999898472246">
            <text:p>42,9999898472</text:p>
          </table:table-cell>
          <table:table-cell table:formula="of:=ABS([.A223]-[.F223])/[.A223]" office:value-type="float" office:value="0.000000236111054883347">
            <text:p>0,000000</text:p>
          </table:table-cell>
          <table:table-cell table:formula="of:=IF([.G22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23]+1" office:value-type="float" office:value="44">
            <text:p>44</text:p>
          </table:table-cell>
          <table:table-cell table:formula="of:=72000000/[.A224]" office:value-type="float" office:value="1636363.63636364">
            <text:p>1636363,63636364</text:p>
          </table:table-cell>
          <table:table-cell table:formula="of:=ROUND(72000000/[.A224];0)" office:value-type="float" office:value="1636364">
            <text:p>1636364</text:p>
          </table:table-cell>
          <table:table-cell table:formula="of:=[.C224]/([.E224]+1)-1" office:value-type="float" office:value="312">
            <text:p>312</text:p>
          </table:table-cell>
          <table:table-cell table:formula="of:=2^2*1307-1" office:value-type="float" office:value="5227">
            <text:p>5227</text:p>
          </table:table-cell>
          <table:table-cell table:formula="of:=72000000/([.D224]+1)/([.E224]+1)" office:value-type="float" office:value="43.9999902222244">
            <text:p>43,9999902222</text:p>
          </table:table-cell>
          <table:table-cell table:formula="of:=ABS([.A224]-[.F224])/[.A224]" office:value-type="float" office:value="0.000000222222172461464">
            <text:p>0,000000</text:p>
          </table:table-cell>
          <table:table-cell table:formula="of:=IF([.G22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24]+1" office:value-type="float" office:value="45">
            <text:p>45</text:p>
          </table:table-cell>
          <table:table-cell table:formula="of:=72000000/[.A225]" office:value-type="float" office:value="1600000">
            <text:p>1600000</text:p>
          </table:table-cell>
          <table:table-cell table:formula="of:=ROUND(72000000/[.A225];0)" office:value-type="float" office:value="1600000">
            <text:p>1600000</text:p>
          </table:table-cell>
          <table:table-cell table:formula="of:=[.C225]/([.E225]+1)-1" office:value-type="float" office:value="24">
            <text:p>24</text:p>
          </table:table-cell>
          <table:table-cell table:formula="of:=2^9*5^3-1" office:value-type="float" office:value="63999">
            <text:p>63999</text:p>
          </table:table-cell>
          <table:table-cell table:formula="of:=72000000/([.D225]+1)/([.E225]+1)" office:value-type="float" office:value="45">
            <text:p>45</text:p>
          </table:table-cell>
          <table:table-cell table:formula="of:=ABS([.A225]-[.F225])/[.A225]" office:value-type="float" office:value="0">
            <text:p>0,000000</text:p>
          </table:table-cell>
          <table:table-cell table:formula="of:=IF([.G22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25]+1" office:value-type="float" office:value="46">
            <text:p>46</text:p>
          </table:table-cell>
          <table:table-cell table:formula="of:=72000000/[.A226]" office:value-type="float" office:value="1565217.39130435">
            <text:p>1565217,39130435</text:p>
          </table:table-cell>
          <table:table-cell table:formula="of:=ROUND(72000000/[.A226];0)" office:value-type="float" office:value="1565217">
            <text:p>1565217</text:p>
          </table:table-cell>
          <table:table-cell table:formula="of:=[.C226]/([.E226]+1)-1" office:value-type="float" office:value="28">
            <text:p>28</text:p>
          </table:table-cell>
          <table:table-cell table:formula="of:=3^3*29^0*1999-1" office:value-type="float" office:value="53972">
            <text:p>53972</text:p>
          </table:table-cell>
          <table:table-cell table:formula="of:=72000000/([.D226]+1)/([.E226]+1)" office:value-type="float" office:value="46.0000115000029">
            <text:p>46,0000115</text:p>
          </table:table-cell>
          <table:table-cell table:formula="of:=ABS([.A226]-[.F226])/[.A226]" office:value-type="float" office:value="0.00000025000006285426">
            <text:p>0,000000</text:p>
          </table:table-cell>
          <table:table-cell table:formula="of:=IF([.G22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26]+1" office:value-type="float" office:value="47">
            <text:p>47</text:p>
          </table:table-cell>
          <table:table-cell table:formula="of:=72000000/[.A227]" office:value-type="float" office:value="1531914.89361702">
            <text:p>1531914,89361702</text:p>
          </table:table-cell>
          <table:table-cell table:formula="of:=ROUND(72000000/[.A227];0)" office:value-type="float" office:value="1531915">
            <text:p>1531915</text:p>
          </table:table-cell>
          <table:table-cell table:formula="of:=[.C227]/([.E227]+1)-1" office:value-type="float" office:value="34">
            <text:p>34</text:p>
          </table:table-cell>
          <table:table-cell table:formula="of:=5^0*7^0*11*23*173-1" office:value-type="float" office:value="43768">
            <text:p>43768</text:p>
          </table:table-cell>
          <table:table-cell table:formula="of:=72000000/([.D227]+1)/([.E227]+1)" office:value-type="float" office:value="46.9999967361113">
            <text:p>46,9999967361</text:p>
          </table:table-cell>
          <table:table-cell table:formula="of:=ABS([.A227]-[.F227])/[.A227]" office:value-type="float" office:value="0.0000000694444393809832">
            <text:p>0,000000</text:p>
          </table:table-cell>
          <table:table-cell table:formula="of:=IF([.G22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27]+1" office:value-type="float" office:value="48">
            <text:p>48</text:p>
          </table:table-cell>
          <table:table-cell table:formula="of:=72000000/[.A228]" office:value-type="float" office:value="1500000">
            <text:p>1500000</text:p>
          </table:table-cell>
          <table:table-cell table:formula="of:=ROUND(72000000/[.A228];0)" office:value-type="float" office:value="1500000">
            <text:p>1500000</text:p>
          </table:table-cell>
          <table:table-cell table:formula="of:=[.C228]/([.E228]+1)-1" office:value-type="float" office:value="24">
            <text:p>24</text:p>
          </table:table-cell>
          <table:table-cell table:formula="of:=2^5*3*5^4-1" office:value-type="float" office:value="59999">
            <text:p>59999</text:p>
          </table:table-cell>
          <table:table-cell table:formula="of:=72000000/([.D228]+1)/([.E228]+1)" office:value-type="float" office:value="48">
            <text:p>48</text:p>
          </table:table-cell>
          <table:table-cell table:formula="of:=ABS([.A228]-[.F228])/[.A228]" office:value-type="float" office:value="0">
            <text:p>0,000000</text:p>
          </table:table-cell>
          <table:table-cell table:formula="of:=IF([.G22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28]+1" office:value-type="float" office:value="49">
            <text:p>49</text:p>
          </table:table-cell>
          <table:table-cell table:formula="of:=72000000/[.A229]" office:value-type="float" office:value="1469387.75510204">
            <text:p>1469387,75510204</text:p>
          </table:table-cell>
          <table:table-cell table:formula="of:=ROUND(72000000/[.A229];0)" office:value-type="float" office:value="1469388">
            <text:p>1469388</text:p>
          </table:table-cell>
          <table:table-cell office:value-type="float" office:value="23">
            <text:p>23</text:p>
          </table:table-cell>
          <table:table-cell table:formula="of:=2^3*3^0*2551*2^0*3-1" office:value-type="float" office:value="61223">
            <text:p>61223</text:p>
          </table:table-cell>
          <table:table-cell table:formula="of:=72000000/([.D229]+1)/([.E229]+1)" office:value-type="float" office:value="49.000392003136">
            <text:p>49,0003920031</text:p>
          </table:table-cell>
          <table:table-cell table:formula="of:=ABS([.A229]-[.F229])/[.A229]" office:value-type="float" office:value="0.00000800006400086251">
            <text:p>0,000008</text:p>
          </table:table-cell>
          <table:table-cell table:formula="of:=IF([.G22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29]+1" office:value-type="float" office:value="50">
            <text:p>50</text:p>
          </table:table-cell>
          <table:table-cell table:formula="of:=72000000/[.A230]" office:value-type="float" office:value="1440000">
            <text:p>1440000</text:p>
          </table:table-cell>
          <table:table-cell table:formula="of:=ROUND(72000000/[.A230];0)" office:value-type="float" office:value="1440000">
            <text:p>1440000</text:p>
          </table:table-cell>
          <table:table-cell table:formula="of:=[.C230]/([.E230]+1)-1" office:value-type="float" office:value="24">
            <text:p>24</text:p>
          </table:table-cell>
          <table:table-cell table:formula="of:=2^8*3^2*5^2-1" office:value-type="float" office:value="57599">
            <text:p>57599</text:p>
          </table:table-cell>
          <table:table-cell table:formula="of:=72000000/([.D230]+1)/([.E230]+1)" office:value-type="float" office:value="50">
            <text:p>50</text:p>
          </table:table-cell>
          <table:table-cell table:formula="of:=ABS([.A230]-[.F230])/[.A230]" office:value-type="float" office:value="0">
            <text:p>0,000000</text:p>
          </table:table-cell>
          <table:table-cell table:formula="of:=IF([.G23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30]+1" office:value-type="float" office:value="51">
            <text:p>51</text:p>
          </table:table-cell>
          <table:table-cell table:formula="of:=72000000/[.A231]" office:value-type="float" office:value="1411764.70588235">
            <text:p>1411764,70588235</text:p>
          </table:table-cell>
          <table:table-cell table:formula="of:=ROUND(72000000/[.A231];0)" office:value-type="float" office:value="1411765">
            <text:p>1411765</text:p>
          </table:table-cell>
          <table:table-cell table:formula="of:=[.C231]/([.E231]+1)-1" office:value-type="float" office:value="84">
            <text:p>84</text:p>
          </table:table-cell>
          <table:table-cell table:formula="of:=5^0*17^1*977-1" office:value-type="float" office:value="16608">
            <text:p>16608</text:p>
          </table:table-cell>
          <table:table-cell table:formula="of:=72000000/([.D231]+1)/([.E231]+1)" office:value-type="float" office:value="50.9999893750022">
            <text:p>50,999989375</text:p>
          </table:table-cell>
          <table:table-cell table:formula="of:=ABS([.A231]-[.F231])/[.A231]" office:value-type="float" office:value="0.00000020833328961749">
            <text:p>0,000000</text:p>
          </table:table-cell>
          <table:table-cell table:formula="of:=IF([.G23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31]+1" office:value-type="float" office:value="52">
            <text:p>52</text:p>
          </table:table-cell>
          <table:table-cell table:formula="of:=72000000/[.A232]" office:value-type="float" office:value="1384615.38461539">
            <text:p>1384615,38461539</text:p>
          </table:table-cell>
          <table:table-cell table:formula="of:=ROUND(72000000/[.A232];0)" office:value-type="float" office:value="1384615">
            <text:p>1384615</text:p>
          </table:table-cell>
          <table:table-cell table:formula="of:=[.C232]/([.E232]+1)-1" office:value-type="float" office:value="30">
            <text:p>30</text:p>
          </table:table-cell>
          <table:table-cell table:formula="of:=5*31^0*8933-1" office:value-type="float" office:value="44664">
            <text:p>44664</text:p>
          </table:table-cell>
          <table:table-cell table:formula="of:=72000000/([.D232]+1)/([.E232]+1)" office:value-type="float" office:value="52.0000144444485">
            <text:p>52,0000144444</text:p>
          </table:table-cell>
          <table:table-cell table:formula="of:=ABS([.A232]-[.F232])/[.A232]" office:value-type="float" office:value="0.000000277777855145062">
            <text:p>0,000000</text:p>
          </table:table-cell>
          <table:table-cell table:formula="of:=IF([.G23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32]+1" office:value-type="float" office:value="53">
            <text:p>53</text:p>
          </table:table-cell>
          <table:table-cell table:formula="of:=72000000/[.A233]" office:value-type="float" office:value="1358490.56603774">
            <text:p>1358490,56603774</text:p>
          </table:table-cell>
          <table:table-cell table:formula="of:=ROUND(72000000/[.A233];0)" office:value-type="float" office:value="1358491">
            <text:p>1358491</text:p>
          </table:table-cell>
          <table:table-cell office:value-type="float" office:value="20">
            <text:p>20</text:p>
          </table:table-cell>
          <table:table-cell table:formula="of:=2*3^0*5*7^0*6469-1" office:value-type="float" office:value="64689">
            <text:p>64689</text:p>
          </table:table-cell>
          <table:table-cell table:formula="of:=72000000/([.D233]+1)/([.E233]+1)" office:value-type="float" office:value="53.0000220833425">
            <text:p>53,0000220833</text:p>
          </table:table-cell>
          <table:table-cell table:formula="of:=ABS([.A233]-[.F233])/[.A233]" office:value-type="float" office:value="0.000000416666840569075">
            <text:p>0,000000</text:p>
          </table:table-cell>
          <table:table-cell table:formula="of:=IF([.G23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33]+1" office:value-type="float" office:value="54">
            <text:p>54</text:p>
          </table:table-cell>
          <table:table-cell table:formula="of:=72000000/[.A234]" office:value-type="float" office:value="1333333.33333333">
            <text:p>1333333,33333333</text:p>
          </table:table-cell>
          <table:table-cell table:formula="of:=ROUND(72000000/[.A234];0)" office:value-type="float" office:value="1333333">
            <text:p>1333333</text:p>
          </table:table-cell>
          <table:table-cell table:formula="of:=[.C234]/([.E234]+1)-1" office:value-type="float" office:value="22">
            <text:p>22</text:p>
          </table:table-cell>
          <table:table-cell table:formula="of:=29*1999-1" office:value-type="float" office:value="57970">
            <text:p>57970</text:p>
          </table:table-cell>
          <table:table-cell table:formula="of:=72000000/([.D234]+1)/([.E234]+1)" office:value-type="float" office:value="54.0000135000034">
            <text:p>54,0000135</text:p>
          </table:table-cell>
          <table:table-cell table:formula="of:=ABS([.A234]-[.F234])/[.A234]" office:value-type="float" office:value="0.000000250000062791329">
            <text:p>0,000000</text:p>
          </table:table-cell>
          <table:table-cell table:formula="of:=IF([.G23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34]+1" office:value-type="float" office:value="55">
            <text:p>55</text:p>
          </table:table-cell>
          <table:table-cell table:formula="of:=72000000/[.A235]" office:value-type="float" office:value="1309090.90909091">
            <text:p>1309090,90909091</text:p>
          </table:table-cell>
          <table:table-cell table:formula="of:=ROUND(72000000/[.A235];0)" office:value-type="float" office:value="1309091">
            <text:p>1309091</text:p>
          </table:table-cell>
          <table:table-cell table:formula="of:=[.C235]/([.E235]+1)-1" office:value-type="float" office:value="22">
            <text:p>22</text:p>
          </table:table-cell>
          <table:table-cell table:formula="of:=7*23^0*47*173-1" office:value-type="float" office:value="56916">
            <text:p>56916</text:p>
          </table:table-cell>
          <table:table-cell table:formula="of:=72000000/([.D235]+1)/([.E235]+1)" office:value-type="float" office:value="54.9999961805558">
            <text:p>54,9999961806</text:p>
          </table:table-cell>
          <table:table-cell table:formula="of:=ABS([.A235]-[.F235])/[.A235]" office:value-type="float" office:value="0.0000000694444392737834">
            <text:p>0,000000</text:p>
          </table:table-cell>
          <table:table-cell table:formula="of:=IF([.G23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35]+1" office:value-type="float" office:value="56">
            <text:p>56</text:p>
          </table:table-cell>
          <table:table-cell table:formula="of:=72000000/[.A236]" office:value-type="float" office:value="1285714.28571429">
            <text:p>1285714,28571429</text:p>
          </table:table-cell>
          <table:table-cell table:formula="of:=ROUND(72000000/[.A236];0)" office:value-type="float" office:value="1285714">
            <text:p>1285714</text:p>
          </table:table-cell>
          <table:table-cell table:formula="of:=[.C236]/([.E236]+1)-1" office:value-type="float" office:value="112">
            <text:p>112</text:p>
          </table:table-cell>
          <table:table-cell table:formula="of:=2*5689-1" office:value-type="float" office:value="11377">
            <text:p>11377</text:p>
          </table:table-cell>
          <table:table-cell table:formula="of:=72000000/([.D236]+1)/([.E236]+1)" office:value-type="float" office:value="56.0000124444472">
            <text:p>56,0000124444</text:p>
          </table:table-cell>
          <table:table-cell table:formula="of:=ABS([.A236]-[.F236])/[.A236]" office:value-type="float" office:value="0.000000222222271948981">
            <text:p>0,000000</text:p>
          </table:table-cell>
          <table:table-cell table:formula="of:=IF([.G23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36]+1" office:value-type="float" office:value="57">
            <text:p>57</text:p>
          </table:table-cell>
          <table:table-cell table:formula="of:=72000000/[.A237]" office:value-type="float" office:value="1263157.89473684">
            <text:p>1263157,89473684</text:p>
          </table:table-cell>
          <table:table-cell table:formula="of:=ROUND(72000000/[.A237];0)" office:value-type="float" office:value="1263158">
            <text:p>1263158</text:p>
          </table:table-cell>
          <table:table-cell table:formula="of:=[.C237]/([.E237]+1)-1" office:value-type="float" office:value="25">
            <text:p>25</text:p>
          </table:table-cell>
          <table:table-cell table:formula="of:=2^0*13^0*19*2557-1" office:value-type="float" office:value="48582">
            <text:p>48582</text:p>
          </table:table-cell>
          <table:table-cell table:formula="of:=72000000/([.D237]+1)/([.E237]+1)" office:value-type="float" office:value="56.9999952500004">
            <text:p>56,99999525</text:p>
          </table:table-cell>
          <table:table-cell table:formula="of:=ABS([.A237]-[.F237])/[.A237]" office:value-type="float" office:value="0.0000000833333262668228">
            <text:p>0,000000</text:p>
          </table:table-cell>
          <table:table-cell table:formula="of:=IF([.G23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37]+1" office:value-type="float" office:value="58">
            <text:p>58</text:p>
          </table:table-cell>
          <table:table-cell table:formula="of:=72000000/[.A238]" office:value-type="float" office:value="1241379.31034483">
            <text:p>1241379,31034483</text:p>
          </table:table-cell>
          <table:table-cell table:formula="of:=ROUND(72000000/[.A238];0)" office:value-type="float" office:value="1241379">
            <text:p>1241379</text:p>
          </table:table-cell>
          <table:table-cell table:formula="of:=[.C238]/([.E238]+1)-1" office:value-type="float" office:value="22">
            <text:p>22</text:p>
          </table:table-cell>
          <table:table-cell table:formula="of:=3^3*23^0*1999-1" office:value-type="float" office:value="53972">
            <text:p>53972</text:p>
          </table:table-cell>
          <table:table-cell table:formula="of:=72000000/([.D238]+1)/([.E238]+1)" office:value-type="float" office:value="58.0000145000036">
            <text:p>58,0000145</text:p>
          </table:table-cell>
          <table:table-cell table:formula="of:=ABS([.A238]-[.F238])/[.A238]" office:value-type="float" office:value="0.000000250000062827627">
            <text:p>0,000000</text:p>
          </table:table-cell>
          <table:table-cell table:formula="of:=IF([.G23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38]+1" office:value-type="float" office:value="59">
            <text:p>59</text:p>
          </table:table-cell>
          <table:table-cell table:formula="of:=72000000/[.A239]" office:value-type="float" office:value="1220338.98305085">
            <text:p>1220338,98305085</text:p>
          </table:table-cell>
          <table:table-cell table:formula="of:=ROUND(72000000/[.A239];0)" office:value-type="float" office:value="1220339">
            <text:p>1220339</text:p>
          </table:table-cell>
          <table:table-cell table:formula="of:=[.C239]/([.E239]+1)-1" office:value-type="float" office:value="192">
            <text:p>192</text:p>
          </table:table-cell>
          <table:table-cell table:formula="of:=6323-1" office:value-type="float" office:value="6322">
            <text:p>6322</text:p>
          </table:table-cell>
          <table:table-cell table:formula="of:=72000000/([.D239]+1)/([.E239]+1)" office:value-type="float" office:value="58.9999991805556">
            <text:p>58,9999991806</text:p>
          </table:table-cell>
          <table:table-cell table:formula="of:=ABS([.A239]-[.F239])/[.A239]" office:value-type="float" office:value="0.0000000138888884122426">
            <text:p>0,000000</text:p>
          </table:table-cell>
          <table:table-cell table:formula="of:=IF([.G23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39]+1" office:value-type="float" office:value="60">
            <text:p>60</text:p>
          </table:table-cell>
          <table:table-cell table:formula="of:=72000000/[.A240]" office:value-type="float" office:value="1200000">
            <text:p>1200000</text:p>
          </table:table-cell>
          <table:table-cell table:formula="of:=ROUND(72000000/[.A240];0)" office:value-type="float" office:value="1200000">
            <text:p>1200000</text:p>
          </table:table-cell>
          <table:table-cell table:formula="of:=[.C240]/([.E240]+1)-1" office:value-type="float" office:value="24">
            <text:p>24</text:p>
          </table:table-cell>
          <table:table-cell table:formula="of:=2^7*3*5^3-1" office:value-type="float" office:value="47999">
            <text:p>47999</text:p>
          </table:table-cell>
          <table:table-cell table:formula="of:=72000000/([.D240]+1)/([.E240]+1)" office:value-type="float" office:value="60">
            <text:p>60</text:p>
          </table:table-cell>
          <table:table-cell table:formula="of:=ABS([.A240]-[.F240])/[.A240]" office:value-type="float" office:value="0">
            <text:p>0,000000</text:p>
          </table:table-cell>
          <table:table-cell table:formula="of:=IF([.G24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40]+1" office:value-type="float" office:value="61">
            <text:p>61</text:p>
          </table:table-cell>
          <table:table-cell table:formula="of:=72000000/[.A241]" office:value-type="float" office:value="1180327.86885246">
            <text:p>1180327,86885246</text:p>
          </table:table-cell>
          <table:table-cell table:formula="of:=ROUND(72000000/[.A241];0)" office:value-type="float" office:value="1180328">
            <text:p>1180328</text:p>
          </table:table-cell>
          <table:table-cell office:value-type="float" office:value="19">
            <text:p>19</text:p>
          </table:table-cell>
          <table:table-cell table:formula="of:=2^0*3*5^0*2459*2^3-1" office:value-type="float" office:value="59015">
            <text:p>59015</text:p>
          </table:table-cell>
          <table:table-cell table:formula="of:=72000000/([.D241]+1)/([.E241]+1)" office:value-type="float" office:value="61.0004066693778">
            <text:p>61,0004066694</text:p>
          </table:table-cell>
          <table:table-cell table:formula="of:=ABS([.A241]-[.F241])/[.A241]" office:value-type="float" office:value="0.00000666671111163895">
            <text:p>0,000007</text:p>
          </table:table-cell>
          <table:table-cell table:formula="of:=IF([.G24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41]+1" office:value-type="float" office:value="62">
            <text:p>62</text:p>
          </table:table-cell>
          <table:table-cell table:formula="of:=72000000/[.A242]" office:value-type="float" office:value="1161290.32258065">
            <text:p>1161290,32258065</text:p>
          </table:table-cell>
          <table:table-cell table:formula="of:=ROUND(72000000/[.A242];0)" office:value-type="float" office:value="1161290">
            <text:p>1161290</text:p>
          </table:table-cell>
          <table:table-cell table:formula="of:=[.C242]/([.E242]+1)-1" office:value-type="float" office:value="25">
            <text:p>25</text:p>
          </table:table-cell>
          <table:table-cell table:formula="of:=2^0*5*13^0*8933-1" office:value-type="float" office:value="44664">
            <text:p>44664</text:p>
          </table:table-cell>
          <table:table-cell table:formula="of:=72000000/([.D242]+1)/([.E242]+1)" office:value-type="float" office:value="62.000017222227">
            <text:p>62,0000172222</text:p>
          </table:table-cell>
          <table:table-cell table:formula="of:=ABS([.A242]-[.F242])/[.A242]" office:value-type="float" office:value="0.000000277777855083352">
            <text:p>0,000000</text:p>
          </table:table-cell>
          <table:table-cell table:formula="of:=IF([.G24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42]+1" office:value-type="float" office:value="63">
            <text:p>63</text:p>
          </table:table-cell>
          <table:table-cell table:formula="of:=72000000/[.A243]" office:value-type="float" office:value="1142857.14285714">
            <text:p>1142857,14285714</text:p>
          </table:table-cell>
          <table:table-cell table:formula="of:=ROUND(72000000/[.A243];0)" office:value-type="float" office:value="1142857">
            <text:p>1142857</text:p>
          </table:table-cell>
          <table:table-cell table:formula="of:=[.C243]/([.E243]+1)-1" office:value-type="float" office:value="198">
            <text:p>198</text:p>
          </table:table-cell>
          <table:table-cell table:formula="of:=5743-1" office:value-type="float" office:value="5742">
            <text:p>5742</text:p>
          </table:table-cell>
          <table:table-cell table:formula="of:=72000000/([.D243]+1)/([.E243]+1)" office:value-type="float" office:value="63.000007875001">
            <text:p>63,000007875</text:p>
          </table:table-cell>
          <table:table-cell table:formula="of:=ABS([.A243]-[.F243])/[.A243]" office:value-type="float" office:value="0.000000125000015812598">
            <text:p>0,000000</text:p>
          </table:table-cell>
          <table:table-cell table:formula="of:=IF([.G24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43]+1" office:value-type="float" office:value="64">
            <text:p>64</text:p>
          </table:table-cell>
          <table:table-cell table:formula="of:=72000000/[.A244]" office:value-type="float" office:value="1125000">
            <text:p>1125000</text:p>
          </table:table-cell>
          <table:table-cell table:formula="of:=ROUND(72000000/[.A244];0)" office:value-type="float" office:value="1125000">
            <text:p>1125000</text:p>
          </table:table-cell>
          <table:table-cell table:formula="of:=[.C244]/([.E244]+1)-1" office:value-type="float" office:value="24">
            <text:p>24</text:p>
          </table:table-cell>
          <table:table-cell table:formula="of:=2^3*3^2*5^4-1" office:value-type="float" office:value="44999">
            <text:p>44999</text:p>
          </table:table-cell>
          <table:table-cell table:formula="of:=72000000/([.D244]+1)/([.E244]+1)" office:value-type="float" office:value="64">
            <text:p>64</text:p>
          </table:table-cell>
          <table:table-cell table:formula="of:=ABS([.A244]-[.F244])/[.A244]" office:value-type="float" office:value="0">
            <text:p>0,000000</text:p>
          </table:table-cell>
          <table:table-cell table:formula="of:=IF([.G24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44]+1" office:value-type="float" office:value="65">
            <text:p>65</text:p>
          </table:table-cell>
          <table:table-cell table:formula="of:=72000000/[.A245]" office:value-type="float" office:value="1107692.30769231">
            <text:p>1107692,30769231</text:p>
          </table:table-cell>
          <table:table-cell table:formula="of:=ROUND(72000000/[.A245];0)" office:value-type="float" office:value="1107692">
            <text:p>1107692</text:p>
          </table:table-cell>
          <table:table-cell table:formula="of:=[.C245]/([.E245]+1)-1" office:value-type="float" office:value="30">
            <text:p>30</text:p>
          </table:table-cell>
          <table:table-cell table:formula="of:=2^2*31^0*8933-1" office:value-type="float" office:value="35731">
            <text:p>35731</text:p>
          </table:table-cell>
          <table:table-cell table:formula="of:=72000000/([.D245]+1)/([.E245]+1)" office:value-type="float" office:value="65.0000180555606">
            <text:p>65,0000180556</text:p>
          </table:table-cell>
          <table:table-cell table:formula="of:=ABS([.A245]-[.F245])/[.A245]" office:value-type="float" office:value="0.000000277777855199719">
            <text:p>0,000000</text:p>
          </table:table-cell>
          <table:table-cell table:formula="of:=IF([.G24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66">
            <text:p>66</text:p>
          </table:table-cell>
          <table:table-cell table:formula="of:=72000000/[.A246]" office:value-type="float" office:value="1090909.09090909">
            <text:p>1090909,09090909</text:p>
          </table:table-cell>
          <table:table-cell table:formula="of:=ROUND(72000000/[.A246];0)" office:value-type="float" office:value="1090909">
            <text:p>1090909</text:p>
          </table:table-cell>
          <table:table-cell office:value-type="float" office:value="35">
            <text:p>35</text:p>
          </table:table-cell>
          <table:table-cell table:formula="of:=2^0*3^2*7*13*37-1" office:value-type="float" office:value="30302">
            <text:p>30302</text:p>
          </table:table-cell>
          <table:table-cell table:formula="of:=72000000/([.D246]+1)/([.E246]+1)" office:value-type="float" office:value="66.000066000066">
            <text:p>66,0000660001</text:p>
          </table:table-cell>
          <table:table-cell table:formula="of:=ABS([.A246]-[.F246])/[.A246]" office:value-type="float" office:value="0.00000100000100020176">
            <text:p>0,000001</text:p>
          </table:table-cell>
          <table:table-cell table:formula="of:=IF([.G24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46]+1" office:value-type="float" office:value="67">
            <text:p>67</text:p>
          </table:table-cell>
          <table:table-cell table:formula="of:=72000000/[.A247]" office:value-type="float" office:value="1074626.86567164">
            <text:p>1074626,86567164</text:p>
          </table:table-cell>
          <table:table-cell table:formula="of:=ROUND(72000000/[.A247];0)" office:value-type="float" office:value="1074627">
            <text:p>1074627</text:p>
          </table:table-cell>
          <table:table-cell table:formula="of:=[.C247]/([.E247]+1)-1" office:value-type="float" office:value="26">
            <text:p>26</text:p>
          </table:table-cell>
          <table:table-cell table:formula="of:=3^1*13267-1" office:value-type="float" office:value="39800">
            <text:p>39800</text:p>
          </table:table-cell>
          <table:table-cell table:formula="of:=72000000/([.D247]+1)/([.E247]+1)" office:value-type="float" office:value="66.999991625001">
            <text:p>66,999991625</text:p>
          </table:table-cell>
          <table:table-cell table:formula="of:=ABS([.A247]-[.F247])/[.A247]" office:value-type="float" office:value="0.000000124999984200937">
            <text:p>0,000000</text:p>
          </table:table-cell>
          <table:table-cell table:formula="of:=IF([.G24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47]+1" office:value-type="float" office:value="68">
            <text:p>68</text:p>
          </table:table-cell>
          <table:table-cell table:formula="of:=72000000/[.A248]" office:value-type="float" office:value="1058823.52941176">
            <text:p>1058823,52941176</text:p>
          </table:table-cell>
          <table:table-cell table:formula="of:=ROUND(72000000/[.A248];0)" office:value-type="float" office:value="1058824">
            <text:p>1058824</text:p>
          </table:table-cell>
          <table:table-cell table:formula="of:=[.C248]/([.E248]+1)-1" office:value-type="float" office:value="25">
            <text:p>25</text:p>
          </table:table-cell>
          <table:table-cell table:formula="of:=2^2*13^0*10181-1" office:value-type="float" office:value="40723">
            <text:p>40723</text:p>
          </table:table-cell>
          <table:table-cell table:formula="of:=72000000/([.D248]+1)/([.E248]+1)" office:value-type="float" office:value="67.9999697777912">
            <text:p>67,9999697778</text:p>
          </table:table-cell>
          <table:table-cell table:formula="of:=ABS([.A248]-[.F248])/[.A248]" office:value-type="float" office:value="0.00000044444424673884">
            <text:p>0,000000</text:p>
          </table:table-cell>
          <table:table-cell table:formula="of:=IF([.G24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48]+1" office:value-type="float" office:value="69">
            <text:p>69</text:p>
          </table:table-cell>
          <table:table-cell table:formula="of:=72000000/[.A249]" office:value-type="float" office:value="1043478.26086957">
            <text:p>1043478,26086957</text:p>
          </table:table-cell>
          <table:table-cell table:formula="of:=ROUND(72000000/[.A249];0)" office:value-type="float" office:value="1043478">
            <text:p>1043478</text:p>
          </table:table-cell>
          <table:table-cell table:formula="of:=[.C249]/([.E249]+1)-1" office:value-type="float" office:value="17">
            <text:p>17</text:p>
          </table:table-cell>
          <table:table-cell table:formula="of:=2^0*3^0*29*1999-1" office:value-type="float" office:value="57970">
            <text:p>57970</text:p>
          </table:table-cell>
          <table:table-cell table:formula="of:=72000000/([.D249]+1)/([.E249]+1)" office:value-type="float" office:value="69.0000172500043">
            <text:p>69,00001725</text:p>
          </table:table-cell>
          <table:table-cell table:formula="of:=ABS([.A249]-[.F249])/[.A249]" office:value-type="float" office:value="0.000000250000062802771">
            <text:p>0,000000</text:p>
          </table:table-cell>
          <table:table-cell table:formula="of:=IF([.G24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49]+1" office:value-type="float" office:value="70">
            <text:p>70</text:p>
          </table:table-cell>
          <table:table-cell table:formula="of:=72000000/[.A250]" office:value-type="float" office:value="1028571.42857143">
            <text:p>1028571,42857143</text:p>
          </table:table-cell>
          <table:table-cell table:formula="of:=ROUND(72000000/[.A250];0)" office:value-type="float" office:value="1028571">
            <text:p>1028571</text:p>
          </table:table-cell>
          <table:table-cell table:formula="of:=[.C250]/([.E250]+1)-1" office:value-type="float" office:value="52">
            <text:p>52</text:p>
          </table:table-cell>
          <table:table-cell table:formula="of:=3*53^0*6469-1" office:value-type="float" office:value="19406">
            <text:p>19406</text:p>
          </table:table-cell>
          <table:table-cell table:formula="of:=72000000/([.D250]+1)/([.E250]+1)" office:value-type="float" office:value="70.0000291666788">
            <text:p>70,0000291667</text:p>
          </table:table-cell>
          <table:table-cell table:formula="of:=ABS([.A250]-[.F250])/[.A250]" office:value-type="float" office:value="0.00000041666684061121">
            <text:p>0,000000</text:p>
          </table:table-cell>
          <table:table-cell table:formula="of:=IF([.G25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50]+1" office:value-type="float" office:value="71">
            <text:p>71</text:p>
          </table:table-cell>
          <table:table-cell table:formula="of:=72000000/[.A251]" office:value-type="float" office:value="1014084.50704225">
            <text:p>1014084,50704225</text:p>
          </table:table-cell>
          <table:table-cell table:formula="of:=ROUND(72000000/[.A251];0)" office:value-type="float" office:value="1014085">
            <text:p>1014085</text:p>
          </table:table-cell>
          <table:table-cell office:value-type="float" office:value="19">
            <text:p>19</text:p>
          </table:table-cell>
          <table:table-cell table:formula="of:=2^4*3169*5^0-1" office:value-type="float" office:value="50703">
            <text:p>50703</text:p>
          </table:table-cell>
          <table:table-cell table:formula="of:=72000000/([.D251]+1)/([.E251]+1)" office:value-type="float" office:value="71.000315556958">
            <text:p>71,000315557</text:p>
          </table:table-cell>
          <table:table-cell table:formula="of:=ABS([.A251]-[.F251])/[.A251]" office:value-type="float" office:value="0.00000444446419778679">
            <text:p>0,000004</text:p>
          </table:table-cell>
          <table:table-cell table:formula="of:=IF([.G25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51]+1" office:value-type="float" office:value="72">
            <text:p>72</text:p>
          </table:table-cell>
          <table:table-cell table:formula="of:=72000000/[.A252]" office:value-type="float" office:value="1000000">
            <text:p>1000000</text:p>
          </table:table-cell>
          <table:table-cell table:formula="of:=ROUND(72000000/[.A252];0)" office:value-type="float" office:value="1000000">
            <text:p>1000000</text:p>
          </table:table-cell>
          <table:table-cell table:formula="of:=[.C252]/([.E252]+1)-1" office:value-type="float" office:value="19">
            <text:p>19</text:p>
          </table:table-cell>
          <table:table-cell table:formula="of:=2^4*5^5-1" office:value-type="float" office:value="49999">
            <text:p>49999</text:p>
          </table:table-cell>
          <table:table-cell table:formula="of:=72000000/([.D252]+1)/([.E252]+1)" office:value-type="float" office:value="72">
            <text:p>72</text:p>
          </table:table-cell>
          <table:table-cell table:formula="of:=ABS([.A252]-[.F252])/[.A252]" office:value-type="float" office:value="0">
            <text:p>0,000000</text:p>
          </table:table-cell>
          <table:table-cell table:formula="of:=IF([.G25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52]+1" office:value-type="float" office:value="73">
            <text:p>73</text:p>
          </table:table-cell>
          <table:table-cell table:formula="of:=72000000/[.A253]" office:value-type="float" office:value="986301.369863014">
            <text:p>986301,369863014</text:p>
          </table:table-cell>
          <table:table-cell table:formula="of:=ROUND(72000000/[.A253];0)" office:value-type="float" office:value="986301">
            <text:p>986301</text:p>
          </table:table-cell>
          <table:table-cell office:value-type="float" office:value="17">
            <text:p>17</text:p>
          </table:table-cell>
          <table:table-cell table:formula="of:=2^1*27397*3^0-1" office:value-type="float" office:value="54793">
            <text:p>54793</text:p>
          </table:table-cell>
          <table:table-cell table:formula="of:=72000000/([.D253]+1)/([.E253]+1)" office:value-type="float" office:value="73.0006935065883">
            <text:p>73,0006935066</text:p>
          </table:table-cell>
          <table:table-cell table:formula="of:=ABS([.A253]-[.F253])/[.A253]" office:value-type="float" office:value="0.00000950009025095606">
            <text:p>0,000010</text:p>
          </table:table-cell>
          <table:table-cell table:formula="of:=IF([.G25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53]+1" office:value-type="float" office:value="74">
            <text:p>74</text:p>
          </table:table-cell>
          <table:table-cell table:formula="of:=72000000/[.A254]" office:value-type="float" office:value="972972.972972973">
            <text:p>972972,972972973</text:p>
          </table:table-cell>
          <table:table-cell table:formula="of:=ROUND(72000000/[.A254];0)" office:value-type="float" office:value="972973">
            <text:p>972973</text:p>
          </table:table-cell>
          <table:table-cell table:formula="of:=[.C254]/([.E254]+1)-1" office:value-type="float" office:value="268">
            <text:p>268</text:p>
          </table:table-cell>
          <table:table-cell table:formula="of:=3617-1" office:value-type="float" office:value="3616">
            <text:p>3616</text:p>
          </table:table-cell>
          <table:table-cell table:formula="of:=72000000/([.D254]+1)/([.E254]+1)" office:value-type="float" office:value="73.9999979444445">
            <text:p>73,9999979444</text:p>
          </table:table-cell>
          <table:table-cell table:formula="of:=ABS([.A254]-[.F254])/[.A254]" office:value-type="float" office:value="0.0000000277777768114656">
            <text:p>0,000000</text:p>
          </table:table-cell>
          <table:table-cell table:formula="of:=IF([.G25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54]+1" office:value-type="float" office:value="75">
            <text:p>75</text:p>
          </table:table-cell>
          <table:table-cell table:formula="of:=72000000/[.A255]" office:value-type="float" office:value="960000">
            <text:p>960000</text:p>
          </table:table-cell>
          <table:table-cell table:formula="of:=ROUND(72000000/[.A255];0)" office:value-type="float" office:value="960000">
            <text:p>960000</text:p>
          </table:table-cell>
          <table:table-cell table:formula="of:=[.C255]/([.E255]+1)-1" office:value-type="float" office:value="19">
            <text:p>19</text:p>
          </table:table-cell>
          <table:table-cell table:formula="of:=2^7*3*5^3-1" office:value-type="float" office:value="47999">
            <text:p>47999</text:p>
          </table:table-cell>
          <table:table-cell table:formula="of:=72000000/([.D255]+1)/([.E255]+1)" office:value-type="float" office:value="75">
            <text:p>75</text:p>
          </table:table-cell>
          <table:table-cell table:formula="of:=ABS([.A255]-[.F255])/[.A255]" office:value-type="float" office:value="0">
            <text:p>0,000000</text:p>
          </table:table-cell>
          <table:table-cell table:formula="of:=IF([.G25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55]+1" office:value-type="float" office:value="76">
            <text:p>76</text:p>
          </table:table-cell>
          <table:table-cell table:formula="of:=72000000/[.A256]" office:value-type="float" office:value="947368.421052632">
            <text:p>947368,421052632</text:p>
          </table:table-cell>
          <table:table-cell table:formula="of:=ROUND(72000000/[.A256];0)" office:value-type="float" office:value="947368">
            <text:p>947368</text:p>
          </table:table-cell>
          <table:table-cell table:formula="of:=[.C256]/([.E256]+1)-1" office:value-type="float" office:value="78">
            <text:p>78</text:p>
          </table:table-cell>
          <table:table-cell table:formula="of:=2^3*79^0*1499-1" office:value-type="float" office:value="11991">
            <text:p>11991</text:p>
          </table:table-cell>
          <table:table-cell table:formula="of:=72000000/([.D256]+1)/([.E256]+1)" office:value-type="float" office:value="76.0000337777928">
            <text:p>76,0000337778</text:p>
          </table:table-cell>
          <table:table-cell table:formula="of:=ABS([.A256]-[.F256])/[.A256]" office:value-type="float" office:value="0.000000444444642211968">
            <text:p>0,000000</text:p>
          </table:table-cell>
          <table:table-cell table:formula="of:=IF([.G25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56]+1" office:value-type="float" office:value="77">
            <text:p>77</text:p>
          </table:table-cell>
          <table:table-cell table:formula="of:=72000000/[.A257]" office:value-type="float" office:value="935064.935064935">
            <text:p>935064,935064935</text:p>
          </table:table-cell>
          <table:table-cell table:formula="of:=ROUND(72000000/[.A257];0)" office:value-type="float" office:value="935065">
            <text:p>935065</text:p>
          </table:table-cell>
          <table:table-cell table:formula="of:=[.C257]/([.E257]+1)-1" office:value-type="float" office:value="22">
            <text:p>22</text:p>
          </table:table-cell>
          <table:table-cell table:formula="of:=5*23^0*47*173-1" office:value-type="float" office:value="40654">
            <text:p>40654</text:p>
          </table:table-cell>
          <table:table-cell table:formula="of:=72000000/([.D257]+1)/([.E257]+1)" office:value-type="float" office:value="76.9999946527782">
            <text:p>76,9999946528</text:p>
          </table:table-cell>
          <table:table-cell table:formula="of:=ABS([.A257]-[.F257])/[.A257]" office:value-type="float" office:value="0.000000069444439347606">
            <text:p>0,000000</text:p>
          </table:table-cell>
          <table:table-cell table:formula="of:=IF([.G25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57]+1" office:value-type="float" office:value="78">
            <text:p>78</text:p>
          </table:table-cell>
          <table:table-cell table:formula="of:=72000000/[.A258]" office:value-type="float" office:value="923076.923076923">
            <text:p>923076,923076923</text:p>
          </table:table-cell>
          <table:table-cell table:formula="of:=ROUND(72000000/[.A258];0)" office:value-type="float" office:value="923077">
            <text:p>923077</text:p>
          </table:table-cell>
          <table:table-cell table:formula="of:=[.C258]/([.E258]+1)-1" office:value-type="float" office:value="18">
            <text:p>18</text:p>
          </table:table-cell>
          <table:table-cell table:formula="of:=19^1*2557-1" office:value-type="float" office:value="48582">
            <text:p>48582</text:p>
          </table:table-cell>
          <table:table-cell table:formula="of:=72000000/([.D258]+1)/([.E258]+1)" office:value-type="float" office:value="77.9999935000005">
            <text:p>77,9999935</text:p>
          </table:table-cell>
          <table:table-cell table:formula="of:=ABS([.A258]-[.F258])/[.A258]" office:value-type="float" office:value="0.0000000833333261997">
            <text:p>0,000000</text:p>
          </table:table-cell>
          <table:table-cell table:formula="of:=IF([.G25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58]+1" office:value-type="float" office:value="79">
            <text:p>79</text:p>
          </table:table-cell>
          <table:table-cell table:formula="of:=72000000/[.A259]" office:value-type="float" office:value="911392.405063291">
            <text:p>911392,405063291</text:p>
          </table:table-cell>
          <table:table-cell table:formula="of:=ROUND(72000000/[.A259];0)" office:value-type="float" office:value="911392">
            <text:p>911392</text:p>
          </table:table-cell>
          <table:table-cell table:formula="of:=[.C259]/([.E259]+1)-1" office:value-type="float" office:value="18">
            <text:p>18</text:p>
          </table:table-cell>
          <table:table-cell table:formula="of:=2^5*19^0*1499-1" office:value-type="float" office:value="47967">
            <text:p>47967</text:p>
          </table:table-cell>
          <table:table-cell table:formula="of:=72000000/([.D259]+1)/([.E259]+1)" office:value-type="float" office:value="79.0000351111267">
            <text:p>79,0000351111</text:p>
          </table:table-cell>
          <table:table-cell table:formula="of:=ABS([.A259]-[.F259])/[.A259]" office:value-type="float" office:value="0.000000444444642214335">
            <text:p>0,000000</text:p>
          </table:table-cell>
          <table:table-cell table:formula="of:=IF([.G25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59]+1" office:value-type="float" office:value="80">
            <text:p>80</text:p>
          </table:table-cell>
          <table:table-cell table:formula="of:=72000000/[.A260]" office:value-type="float" office:value="900000">
            <text:p>900000</text:p>
          </table:table-cell>
          <table:table-cell table:formula="of:=ROUND(72000000/[.A260];0)" office:value-type="float" office:value="900000">
            <text:p>900000</text:p>
          </table:table-cell>
          <table:table-cell table:formula="of:=[.C260]/([.E260]+1)-1" office:value-type="float" office:value="17">
            <text:p>17</text:p>
          </table:table-cell>
          <table:table-cell table:formula="of:=2^4*3^0*5^5-1" office:value-type="float" office:value="49999">
            <text:p>49999</text:p>
          </table:table-cell>
          <table:table-cell table:formula="of:=72000000/([.D260]+1)/([.E260]+1)" office:value-type="float" office:value="80">
            <text:p>80</text:p>
          </table:table-cell>
          <table:table-cell table:formula="of:=ABS([.A260]-[.F260])/[.A260]" office:value-type="float" office:value="0">
            <text:p>0,000000</text:p>
          </table:table-cell>
          <table:table-cell table:formula="of:=IF([.G26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60]+1" office:value-type="float" office:value="81">
            <text:p>81</text:p>
          </table:table-cell>
          <table:table-cell table:formula="of:=72000000/[.A261]" office:value-type="float" office:value="888888.888888889">
            <text:p>888888,888888889</text:p>
          </table:table-cell>
          <table:table-cell table:formula="of:=ROUND(72000000/[.A261];0)" office:value-type="float" office:value="888889">
            <text:p>888889</text:p>
          </table:table-cell>
          <table:table-cell table:formula="of:=[.C261]/([.E261]+1)-1" office:value-type="float" office:value="66">
            <text:p>66</text:p>
          </table:table-cell>
          <table:table-cell table:formula="of:=13267-1" office:value-type="float" office:value="13266">
            <text:p>13266</text:p>
          </table:table-cell>
          <table:table-cell table:formula="of:=72000000/([.D261]+1)/([.E261]+1)" office:value-type="float" office:value="80.9999898750013">
            <text:p>80,999989875</text:p>
          </table:table-cell>
          <table:table-cell table:formula="of:=ABS([.A261]-[.F261])/[.A261]" office:value-type="float" office:value="0.000000124999984070009">
            <text:p>0,000000</text:p>
          </table:table-cell>
          <table:table-cell table:formula="of:=IF([.G26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61]+1" office:value-type="float" office:value="82">
            <text:p>82</text:p>
          </table:table-cell>
          <table:table-cell table:formula="of:=72000000/[.A262]" office:value-type="float" office:value="878048.780487805">
            <text:p>878048,780487805</text:p>
          </table:table-cell>
          <table:table-cell table:formula="of:=ROUND(72000000/[.A262];0)" office:value-type="float" office:value="878049">
            <text:p>878049</text:p>
          </table:table-cell>
          <table:table-cell office:value-type="float" office:value="17">
            <text:p>17</text:p>
          </table:table-cell>
          <table:table-cell table:formula="of:=2^2*3^0*5*271*3^2-1" office:value-type="float" office:value="48779">
            <text:p>48779</text:p>
          </table:table-cell>
          <table:table-cell table:formula="of:=72000000/([.D262]+1)/([.E262]+1)" office:value-type="float" office:value="82.0008200082001">
            <text:p>82,0008200082</text:p>
          </table:table-cell>
          <table:table-cell table:formula="of:=ABS([.A262]-[.F262])/[.A262]" office:value-type="float" office:value="0.0000100001000011461">
            <text:p>0,000010</text:p>
          </table:table-cell>
          <table:table-cell table:formula="of:=IF([.G26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62]+1" office:value-type="float" office:value="83">
            <text:p>83</text:p>
          </table:table-cell>
          <table:table-cell table:formula="of:=72000000/[.A263]" office:value-type="float" office:value="867469.879518072">
            <text:p>867469,879518072</text:p>
          </table:table-cell>
          <table:table-cell table:formula="of:=ROUND(72000000/[.A263];0)" office:value-type="float" office:value="867470">
            <text:p>867470</text:p>
          </table:table-cell>
          <table:table-cell table:formula="of:=[.C263]/([.E263]+1)-1" office:value-type="float" office:value="222">
            <text:p>222</text:p>
          </table:table-cell>
          <table:table-cell table:formula="of:=2*5*223^0*389-1" office:value-type="float" office:value="3889">
            <text:p>3889</text:p>
          </table:table-cell>
          <table:table-cell table:formula="of:=72000000/([.D263]+1)/([.E263]+1)" office:value-type="float" office:value="82.9999884722238">
            <text:p>82,9999884722</text:p>
          </table:table-cell>
          <table:table-cell table:formula="of:=ABS([.A263]-[.F263])/[.A263]" office:value-type="float" office:value="0.000000138888869305063">
            <text:p>0,000000</text:p>
          </table:table-cell>
          <table:table-cell table:formula="of:=IF([.G26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63]+1" office:value-type="float" office:value="84">
            <text:p>84</text:p>
          </table:table-cell>
          <table:table-cell table:formula="of:=72000000/[.A264]" office:value-type="float" office:value="857142.857142857">
            <text:p>857142,857142857</text:p>
          </table:table-cell>
          <table:table-cell table:formula="of:=ROUND(72000000/[.A264];0)" office:value-type="float" office:value="857143">
            <text:p>857143</text:p>
          </table:table-cell>
          <table:table-cell office:value-type="float" office:value="23">
            <text:p>23</text:p>
          </table:table-cell>
          <table:table-cell table:formula="of:=2^1*3^0*2551*7-1" office:value-type="float" office:value="35713">
            <text:p>35713</text:p>
          </table:table-cell>
          <table:table-cell table:formula="of:=72000000/([.D264]+1)/([.E264]+1)" office:value-type="float" office:value="84.000672005376">
            <text:p>84,0006720054</text:p>
          </table:table-cell>
          <table:table-cell table:formula="of:=ABS([.A264]-[.F264])/[.A264]" office:value-type="float" office:value="0.0000080000640007175">
            <text:p>0,000008</text:p>
          </table:table-cell>
          <table:table-cell table:formula="of:=IF([.G26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64]+1" office:value-type="float" office:value="85">
            <text:p>85</text:p>
          </table:table-cell>
          <table:table-cell table:formula="of:=72000000/[.A265]" office:value-type="float" office:value="847058.823529412">
            <text:p>847058,823529412</text:p>
          </table:table-cell>
          <table:table-cell table:formula="of:=ROUND(72000000/[.A265];0)" office:value-type="float" office:value="847059">
            <text:p>847059</text:p>
          </table:table-cell>
          <table:table-cell table:formula="of:=[.C265]/([.E265]+1)-1" office:value-type="float" office:value="16">
            <text:p>16</text:p>
          </table:table-cell>
          <table:table-cell table:formula="of:=3*17^1*977-1" office:value-type="float" office:value="49826">
            <text:p>49826</text:p>
          </table:table-cell>
          <table:table-cell table:formula="of:=72000000/([.D265]+1)/([.E265]+1)" office:value-type="float" office:value="84.9999822916704">
            <text:p>84,9999822917</text:p>
          </table:table-cell>
          <table:table-cell table:formula="of:=ABS([.A265]-[.F265])/[.A265]" office:value-type="float" office:value="0.000000208333289673219">
            <text:p>0,000000</text:p>
          </table:table-cell>
          <table:table-cell table:formula="of:=IF([.G26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65]+1" office:value-type="float" office:value="86">
            <text:p>86</text:p>
          </table:table-cell>
          <table:table-cell table:formula="of:=72000000/[.A266]" office:value-type="float" office:value="837209.302325581">
            <text:p>837209,302325581</text:p>
          </table:table-cell>
          <table:table-cell table:formula="of:=ROUND(72000000/[.A266];0)" office:value-type="float" office:value="837209">
            <text:p>837209</text:p>
          </table:table-cell>
          <table:table-cell table:formula="of:=[.C266]/([.E266]+1)-1" office:value-type="float" office:value="910">
            <text:p>910</text:p>
          </table:table-cell>
          <table:table-cell table:formula="of:=919-1" office:value-type="float" office:value="918">
            <text:p>918</text:p>
          </table:table-cell>
          <table:table-cell table:formula="of:=72000000/([.D266]+1)/([.E266]+1)" office:value-type="float" office:value="86.0000310555668">
            <text:p>86,0000310556</text:p>
          </table:table-cell>
          <table:table-cell table:formula="of:=ABS([.A266]-[.F266])/[.A266]" office:value-type="float" office:value="0.000000361111241622259">
            <text:p>0,000000</text:p>
          </table:table-cell>
          <table:table-cell table:formula="of:=IF([.G26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66]+1" office:value-type="float" office:value="87">
            <text:p>87</text:p>
          </table:table-cell>
          <table:table-cell table:formula="of:=72000000/[.A267]" office:value-type="float" office:value="827586.206896552">
            <text:p>827586,206896552</text:p>
          </table:table-cell>
          <table:table-cell table:formula="of:=ROUND(72000000/[.A267];0)" office:value-type="float" office:value="827586">
            <text:p>827586</text:p>
          </table:table-cell>
          <table:table-cell table:formula="of:=[.C267]/([.E267]+1)-1" office:value-type="float" office:value="17">
            <text:p>17</text:p>
          </table:table-cell>
          <table:table-cell table:formula="of:=2^0*3^0*23*1999-1" office:value-type="float" office:value="45976">
            <text:p>45976</text:p>
          </table:table-cell>
          <table:table-cell table:formula="of:=72000000/([.D267]+1)/([.E267]+1)" office:value-type="float" office:value="87.0000217500054">
            <text:p>87,00002175</text:p>
          </table:table-cell>
          <table:table-cell table:formula="of:=ABS([.A267]-[.F267])/[.A267]" office:value-type="float" office:value="0.000000250000062582613">
            <text:p>0,000000</text:p>
          </table:table-cell>
          <table:table-cell table:formula="of:=IF([.G26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67]+1" office:value-type="float" office:value="88">
            <text:p>88</text:p>
          </table:table-cell>
          <table:table-cell table:formula="of:=72000000/[.A268]" office:value-type="float" office:value="818181.818181818">
            <text:p>818181,818181818</text:p>
          </table:table-cell>
          <table:table-cell table:formula="of:=ROUND(72000000/[.A268];0)" office:value-type="float" office:value="818182">
            <text:p>818182</text:p>
          </table:table-cell>
          <table:table-cell table:formula="of:=[.C268]/([.E268]+1)-1" office:value-type="float" office:value="312">
            <text:p>312</text:p>
          </table:table-cell>
          <table:table-cell table:formula="of:=2*1307-1" office:value-type="float" office:value="2613">
            <text:p>2613</text:p>
          </table:table-cell>
          <table:table-cell table:formula="of:=72000000/([.D268]+1)/([.E268]+1)" office:value-type="float" office:value="87.9999804444488">
            <text:p>87,9999804444</text:p>
          </table:table-cell>
          <table:table-cell table:formula="of:=ABS([.A268]-[.F268])/[.A268]" office:value-type="float" office:value="0.000000222222172622951">
            <text:p>0,000000</text:p>
          </table:table-cell>
          <table:table-cell table:formula="of:=IF([.G26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68]+1" office:value-type="float" office:value="89">
            <text:p>89</text:p>
          </table:table-cell>
          <table:table-cell table:formula="of:=72000000/[.A269]" office:value-type="float" office:value="808988.764044944">
            <text:p>808988,764044944</text:p>
          </table:table-cell>
          <table:table-cell table:formula="of:=ROUND(72000000/[.A269];0)" office:value-type="float" office:value="808989">
            <text:p>808989</text:p>
          </table:table-cell>
          <table:table-cell office:value-type="float" office:value="72">
            <text:p>72</text:p>
          </table:table-cell>
          <table:table-cell table:formula="of:=2*73^0*1847*3-1" office:value-type="float" office:value="11081">
            <text:p>11081</text:p>
          </table:table-cell>
          <table:table-cell table:formula="of:=72000000/([.D269]+1)/([.E269]+1)" office:value-type="float" office:value="89.0003040843723">
            <text:p>89,0003040844</text:p>
          </table:table-cell>
          <table:table-cell table:formula="of:=ABS([.A269]-[.F269])/[.A269]" office:value-type="float" office:value="0.0000034166783404807">
            <text:p>0,000003</text:p>
          </table:table-cell>
          <table:table-cell table:formula="of:=IF([.G26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69]+1" office:value-type="float" office:value="90">
            <text:p>90</text:p>
          </table:table-cell>
          <table:table-cell table:formula="of:=72000000/[.A270]" office:value-type="float" office:value="800000">
            <text:p>800000</text:p>
          </table:table-cell>
          <table:table-cell table:formula="of:=ROUND(72000000/[.A270];0)" office:value-type="float" office:value="800000">
            <text:p>800000</text:p>
          </table:table-cell>
          <table:table-cell table:formula="of:=[.C270]/([.E270]+1)-1" office:value-type="float" office:value="19">
            <text:p>19</text:p>
          </table:table-cell>
          <table:table-cell table:formula="of:=2^6*5^4-1" office:value-type="float" office:value="39999">
            <text:p>39999</text:p>
          </table:table-cell>
          <table:table-cell table:formula="of:=72000000/([.D270]+1)/([.E270]+1)" office:value-type="float" office:value="90">
            <text:p>90</text:p>
          </table:table-cell>
          <table:table-cell table:formula="of:=ABS([.A270]-[.F270])/[.A270]" office:value-type="float" office:value="0">
            <text:p>0,000000</text:p>
          </table:table-cell>
          <table:table-cell table:formula="of:=IF([.G27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70]+1" office:value-type="float" office:value="91">
            <text:p>91</text:p>
          </table:table-cell>
          <table:table-cell table:formula="of:=72000000/[.A271]" office:value-type="float" office:value="791208.791208791">
            <text:p>791208,791208791</text:p>
          </table:table-cell>
          <table:table-cell table:formula="of:=ROUND(72000000/[.A271];0)" office:value-type="float" office:value="791209">
            <text:p>791209</text:p>
          </table:table-cell>
          <table:table-cell office:value-type="float" office:value="17">
            <text:p>17</text:p>
          </table:table-cell>
          <table:table-cell table:formula="of:=2^2*3^3*11*37-1" office:value-type="float" office:value="43955">
            <text:p>43955</text:p>
          </table:table-cell>
          <table:table-cell table:formula="of:=72000000/([.D271]+1)/([.E271]+1)" office:value-type="float" office:value="91.000091000091">
            <text:p>91,0000910001</text:p>
          </table:table-cell>
          <table:table-cell table:formula="of:=ABS([.A271]-[.F271])/[.A271]" office:value-type="float" office:value="0.0000010000010001994">
            <text:p>0,000001</text:p>
          </table:table-cell>
          <table:table-cell table:formula="of:=IF([.G27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71]+1" office:value-type="float" office:value="92">
            <text:p>92</text:p>
          </table:table-cell>
          <table:table-cell table:formula="of:=72000000/[.A272]" office:value-type="float" office:value="782608.695652174">
            <text:p>782608,695652174</text:p>
          </table:table-cell>
          <table:table-cell table:formula="of:=ROUND(72000000/[.A272];0)" office:value-type="float" office:value="782609">
            <text:p>782609</text:p>
          </table:table-cell>
          <table:table-cell table:formula="of:=[.C272]/([.E272]+1)-1" office:value-type="float" office:value="486">
            <text:p>486</text:p>
          </table:table-cell>
          <table:table-cell table:formula="of:=1607-1" office:value-type="float" office:value="1606">
            <text:p>1606</text:p>
          </table:table-cell>
          <table:table-cell table:formula="of:=72000000/([.D272]+1)/([.E272]+1)" office:value-type="float" office:value="91.9999642222362">
            <text:p>91,9999642222</text:p>
          </table:table-cell>
          <table:table-cell table:formula="of:=ABS([.A272]-[.F272])/[.A272]" office:value-type="float" office:value="0.000000388888737405849">
            <text:p>0,000000</text:p>
          </table:table-cell>
          <table:table-cell table:formula="of:=IF([.G27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72]+1" office:value-type="float" office:value="93">
            <text:p>93</text:p>
          </table:table-cell>
          <table:table-cell table:formula="of:=72000000/[.A273]" office:value-type="float" office:value="774193.548387097">
            <text:p>774193,548387097</text:p>
          </table:table-cell>
          <table:table-cell table:formula="of:=ROUND(72000000/[.A273];0)" office:value-type="float" office:value="774194">
            <text:p>774194</text:p>
          </table:table-cell>
          <table:table-cell table:formula="of:=[.C273]/([.E273]+1)-1" office:value-type="float" office:value="30">
            <text:p>30</text:p>
          </table:table-cell>
          <table:table-cell table:formula="of:=2*12487-1" office:value-type="float" office:value="24973">
            <text:p>24973</text:p>
          </table:table-cell>
          <table:table-cell table:formula="of:=72000000/([.D273]+1)/([.E273]+1)" office:value-type="float" office:value="92.9999457500317">
            <text:p>92,99994575</text:p>
          </table:table-cell>
          <table:table-cell table:formula="of:=ABS([.A273]-[.F273])/[.A273]" office:value-type="float" office:value="0.000000583332992939314">
            <text:p>0,000001</text:p>
          </table:table-cell>
          <table:table-cell table:formula="of:=IF([.G27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73]+1" office:value-type="float" office:value="94">
            <text:p>94</text:p>
          </table:table-cell>
          <table:table-cell table:formula="of:=72000000/[.A274]" office:value-type="float" office:value="765957.446808511">
            <text:p>765957,446808511</text:p>
          </table:table-cell>
          <table:table-cell table:formula="of:=ROUND(72000000/[.A274];0)" office:value-type="float" office:value="765957">
            <text:p>765957</text:p>
          </table:table-cell>
          <table:table-cell table:formula="of:=[.C274]/([.E274]+1)-1" office:value-type="float" office:value="130">
            <text:p>130</text:p>
          </table:table-cell>
          <table:table-cell table:formula="of:=3*1949-1" office:value-type="float" office:value="5846">
            <text:p>5846</text:p>
          </table:table-cell>
          <table:table-cell table:formula="of:=72000000/([.D274]+1)/([.E274]+1)" office:value-type="float" office:value="94.0000548333653">
            <text:p>94,0000548334</text:p>
          </table:table-cell>
          <table:table-cell table:formula="of:=ABS([.A274]-[.F274])/[.A274]" office:value-type="float" office:value="0.000000583333673828147">
            <text:p>0,000001</text:p>
          </table:table-cell>
          <table:table-cell table:formula="of:=IF([.G27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74]+1" office:value-type="float" office:value="95">
            <text:p>95</text:p>
          </table:table-cell>
          <table:table-cell table:formula="of:=72000000/[.A275]" office:value-type="float" office:value="757894.736842105">
            <text:p>757894,736842105</text:p>
          </table:table-cell>
          <table:table-cell table:formula="of:=ROUND(72000000/[.A275];0)" office:value-type="float" office:value="757895">
            <text:p>757895</text:p>
          </table:table-cell>
          <table:table-cell office:value-type="float" office:value="17">
            <text:p>17</text:p>
          </table:table-cell>
          <table:table-cell table:formula="of:=2^0*3^1*7^1*401*5-1" office:value-type="float" office:value="42104">
            <text:p>42104</text:p>
          </table:table-cell>
          <table:table-cell table:formula="of:=72000000/([.D275]+1)/([.E275]+1)" office:value-type="float" office:value="95.000593753711">
            <text:p>95,0005937537</text:p>
          </table:table-cell>
          <table:table-cell table:formula="of:=ABS([.A275]-[.F275])/[.A275]" office:value-type="float" office:value="0.00000625003906287403">
            <text:p>0,000006</text:p>
          </table:table-cell>
          <table:table-cell table:formula="of:=IF([.G27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75]+1" office:value-type="float" office:value="96">
            <text:p>96</text:p>
          </table:table-cell>
          <table:table-cell table:formula="of:=72000000/[.A276]" office:value-type="float" office:value="750000">
            <text:p>750000</text:p>
          </table:table-cell>
          <table:table-cell table:formula="of:=ROUND(72000000/[.A276];0)" office:value-type="float" office:value="750000">
            <text:p>750000</text:p>
          </table:table-cell>
          <table:table-cell table:formula="of:=[.C276]/([.E276]+1)-1" office:value-type="float" office:value="14">
            <text:p>14</text:p>
          </table:table-cell>
          <table:table-cell table:formula="of:=2^4*3^0*5^5-1" office:value-type="float" office:value="49999">
            <text:p>49999</text:p>
          </table:table-cell>
          <table:table-cell table:formula="of:=72000000/([.D276]+1)/([.E276]+1)" office:value-type="float" office:value="96">
            <text:p>96</text:p>
          </table:table-cell>
          <table:table-cell table:formula="of:=ABS([.A276]-[.F276])/[.A276]" office:value-type="float" office:value="0">
            <text:p>0,000000</text:p>
          </table:table-cell>
          <table:table-cell table:formula="of:=IF([.G27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76]+1" office:value-type="float" office:value="97">
            <text:p>97</text:p>
          </table:table-cell>
          <table:table-cell table:formula="of:=72000000/[.A277]" office:value-type="float" office:value="742268.041237114">
            <text:p>742268,041237114</text:p>
          </table:table-cell>
          <table:table-cell table:formula="of:=ROUND(72000000/[.A277];0)" office:value-type="float" office:value="742268">
            <text:p>742268</text:p>
          </table:table-cell>
          <table:table-cell office:value-type="float" office:value="30">
            <text:p>30</text:p>
          </table:table-cell>
          <table:table-cell table:formula="of:=2*31^0*41*73*2^2-1" office:value-type="float" office:value="23943">
            <text:p>23943</text:p>
          </table:table-cell>
          <table:table-cell table:formula="of:=72000000/([.D277]+1)/([.E277]+1)" office:value-type="float" office:value="97.0005281139864">
            <text:p>97,000528114</text:p>
          </table:table-cell>
          <table:table-cell table:formula="of:=ABS([.A277]-[.F277])/[.A277]" office:value-type="float" office:value="0.00000544447408665245">
            <text:p>0,000005</text:p>
          </table:table-cell>
          <table:table-cell table:formula="of:=IF([.G27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77]+1" office:value-type="float" office:value="98">
            <text:p>98</text:p>
          </table:table-cell>
          <table:table-cell table:formula="of:=72000000/[.A278]" office:value-type="float" office:value="734693.877551021">
            <text:p>734693,877551021</text:p>
          </table:table-cell>
          <table:table-cell table:formula="of:=ROUND(72000000/[.A278];0)" office:value-type="float" office:value="734694">
            <text:p>734694</text:p>
          </table:table-cell>
          <table:table-cell office:value-type="float" office:value="11">
            <text:p>11</text:p>
          </table:table-cell>
          <table:table-cell table:formula="of:=2^2*3^0*2551*2*3-1" office:value-type="float" office:value="61223">
            <text:p>61223</text:p>
          </table:table-cell>
          <table:table-cell table:formula="of:=72000000/([.D278]+1)/([.E278]+1)" office:value-type="float" office:value="98.0007840062721">
            <text:p>98,0007840063</text:p>
          </table:table-cell>
          <table:table-cell table:formula="of:=ABS([.A278]-[.F278])/[.A278]" office:value-type="float" office:value="0.0000080000640007175">
            <text:p>0,000008</text:p>
          </table:table-cell>
          <table:table-cell table:formula="of:=IF([.G27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78]+1" office:value-type="float" office:value="99">
            <text:p>99</text:p>
          </table:table-cell>
          <table:table-cell table:formula="of:=72000000/[.A279]" office:value-type="float" office:value="727272.727272727">
            <text:p>727272,727272727</text:p>
          </table:table-cell>
          <table:table-cell table:formula="of:=ROUND(72000000/[.A279];0)" office:value-type="float" office:value="727273">
            <text:p>727273</text:p>
          </table:table-cell>
          <table:table-cell office:value-type="float" office:value="12">
            <text:p>12</text:p>
          </table:table-cell>
          <table:table-cell table:formula="of:=2^3*3^3*7*13^0*37-1" office:value-type="float" office:value="55943">
            <text:p>55943</text:p>
          </table:table-cell>
          <table:table-cell table:formula="of:=72000000/([.D279]+1)/([.E279]+1)" office:value-type="float" office:value="99.000099000099">
            <text:p>99,0000990001</text:p>
          </table:table-cell>
          <table:table-cell table:formula="of:=ABS([.A279]-[.F279])/[.A279]" office:value-type="float" office:value="0.00000100000100012999">
            <text:p>0,000001</text:p>
          </table:table-cell>
          <table:table-cell table:formula="of:=IF([.G27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79]+1" office:value-type="float" office:value="100">
            <text:p>100</text:p>
          </table:table-cell>
          <table:table-cell table:formula="of:=72000000/[.A280]" office:value-type="float" office:value="720000">
            <text:p>720000</text:p>
          </table:table-cell>
          <table:table-cell table:formula="of:=ROUND(72000000/[.A280];0)" office:value-type="float" office:value="720000">
            <text:p>720000</text:p>
          </table:table-cell>
          <table:table-cell table:formula="of:=[.C280]/([.E280]+1)-1" office:value-type="float" office:value="14">
            <text:p>14</text:p>
          </table:table-cell>
          <table:table-cell table:formula="of:=2^7*3^1*5^3-1" office:value-type="float" office:value="47999">
            <text:p>47999</text:p>
          </table:table-cell>
          <table:table-cell table:formula="of:=72000000/([.D280]+1)/([.E280]+1)" office:value-type="float" office:value="100">
            <text:p>100</text:p>
          </table:table-cell>
          <table:table-cell table:formula="of:=ABS([.A280]-[.F280])/[.A280]" office:value-type="float" office:value="0">
            <text:p>0,000000</text:p>
          </table:table-cell>
          <table:table-cell table:formula="of:=IF([.G28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80]+10" office:value-type="float" office:value="110">
            <text:p>110</text:p>
          </table:table-cell>
          <table:table-cell table:formula="of:=72000000/[.A281]" office:value-type="float" office:value="654545.454545455">
            <text:p>654545,454545455</text:p>
          </table:table-cell>
          <table:table-cell table:formula="of:=ROUND(72000000/[.A281];0)" office:value-type="float" office:value="654545">
            <text:p>654545</text:p>
          </table:table-cell>
          <table:table-cell table:formula="of:=[.C281]/([.E281]+1)-1" office:value-type="float" office:value="108">
            <text:p>108</text:p>
          </table:table-cell>
          <table:table-cell table:formula="of:=5*109^0*1201-1" office:value-type="float" office:value="6004">
            <text:p>6004</text:p>
          </table:table-cell>
          <table:table-cell table:formula="of:=72000000/([.D281]+1)/([.E281]+1)" office:value-type="float" office:value="110.000076388942">
            <text:p>110,0000763889</text:p>
          </table:table-cell>
          <table:table-cell table:formula="of:=ABS([.A281]-[.F281])/[.A281]" office:value-type="float" office:value="0.000000694444926807592">
            <text:p>0,000001</text:p>
          </table:table-cell>
          <table:table-cell table:formula="of:=IF([.G28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81]+10" office:value-type="float" office:value="120">
            <text:p>120</text:p>
          </table:table-cell>
          <table:table-cell table:formula="of:=72000000/[.A282]" office:value-type="float" office:value="600000">
            <text:p>600000</text:p>
          </table:table-cell>
          <table:table-cell table:formula="of:=ROUND(72000000/[.A282];0)" office:value-type="float" office:value="600000">
            <text:p>600000</text:p>
          </table:table-cell>
          <table:table-cell table:formula="of:=[.C282]/([.E282]+1)-1" office:value-type="float" office:value="9">
            <text:p>9</text:p>
          </table:table-cell>
          <table:table-cell table:formula="of:=2^5*3*5^4-1" office:value-type="float" office:value="59999">
            <text:p>59999</text:p>
          </table:table-cell>
          <table:table-cell table:formula="of:=72000000/([.D282]+1)/([.E282]+1)" office:value-type="float" office:value="120">
            <text:p>120</text:p>
          </table:table-cell>
          <table:table-cell table:formula="of:=ABS([.A282]-[.F282])/[.A282]" office:value-type="float" office:value="0">
            <text:p>0,000000</text:p>
          </table:table-cell>
          <table:table-cell table:formula="of:=IF([.G28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82]+10" office:value-type="float" office:value="130">
            <text:p>130</text:p>
          </table:table-cell>
          <table:table-cell table:formula="of:=72000000/[.A283]" office:value-type="float" office:value="553846.153846154">
            <text:p>553846,153846154</text:p>
          </table:table-cell>
          <table:table-cell table:formula="of:=ROUND(72000000/[.A283];0)" office:value-type="float" office:value="553846">
            <text:p>553846</text:p>
          </table:table-cell>
          <table:table-cell table:formula="of:=[.C283]/([.E283]+1)-1" office:value-type="float" office:value="30">
            <text:p>30</text:p>
          </table:table-cell>
          <table:table-cell table:formula="of:=2*8933-1" office:value-type="float" office:value="17865">
            <text:p>17865</text:p>
          </table:table-cell>
          <table:table-cell table:formula="of:=72000000/([.D283]+1)/([.E283]+1)" office:value-type="float" office:value="130.000036111121">
            <text:p>130,0000361111</text:p>
          </table:table-cell>
          <table:table-cell table:formula="of:=ABS([.A283]-[.F283])/[.A283]" office:value-type="float" office:value="0.000000277777854981091">
            <text:p>0,000000</text:p>
          </table:table-cell>
          <table:table-cell table:formula="of:=IF([.G28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83]+10" office:value-type="float" office:value="140">
            <text:p>140</text:p>
          </table:table-cell>
          <table:table-cell table:formula="of:=72000000/[.A284]" office:value-type="float" office:value="514285.714285714">
            <text:p>514285,714285714</text:p>
          </table:table-cell>
          <table:table-cell table:formula="of:=ROUND(72000000/[.A284];0)" office:value-type="float" office:value="514286">
            <text:p>514286</text:p>
          </table:table-cell>
          <table:table-cell table:formula="of:=[.C284]/([.E284]+1)-1" office:value-type="float" office:value="28">
            <text:p>28</text:p>
          </table:table-cell>
          <table:table-cell table:formula="of:=2*29^0*8867-1" office:value-type="float" office:value="17733">
            <text:p>17733</text:p>
          </table:table-cell>
          <table:table-cell table:formula="of:=72000000/([.D284]+1)/([.E284]+1)" office:value-type="float" office:value="139.999922222265">
            <text:p>139,9999222223</text:p>
          </table:table-cell>
          <table:table-cell table:formula="of:=ABS([.A284]-[.F284])/[.A284]" office:value-type="float" office:value="0.000000555555246860097">
            <text:p>0,000001</text:p>
          </table:table-cell>
          <table:table-cell table:formula="of:=IF([.G28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84]+10" office:value-type="float" office:value="150">
            <text:p>150</text:p>
          </table:table-cell>
          <table:table-cell table:formula="of:=72000000/[.A285]" office:value-type="float" office:value="480000">
            <text:p>480000</text:p>
          </table:table-cell>
          <table:table-cell table:formula="of:=ROUND(72000000/[.A285];0)" office:value-type="float" office:value="480000">
            <text:p>480000</text:p>
          </table:table-cell>
          <table:table-cell table:formula="of:=[.C285]/([.E285]+1)-1" office:value-type="float" office:value="11">
            <text:p>11</text:p>
          </table:table-cell>
          <table:table-cell table:formula="of:=2^6*3^0*5^4-1" office:value-type="float" office:value="39999">
            <text:p>39999</text:p>
          </table:table-cell>
          <table:table-cell table:formula="of:=72000000/([.D285]+1)/([.E285]+1)" office:value-type="float" office:value="150">
            <text:p>150</text:p>
          </table:table-cell>
          <table:table-cell table:formula="of:=ABS([.A285]-[.F285])/[.A285]" office:value-type="float" office:value="0">
            <text:p>0,000000</text:p>
          </table:table-cell>
          <table:table-cell table:formula="of:=IF([.G28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85]+10" office:value-type="float" office:value="160">
            <text:p>160</text:p>
          </table:table-cell>
          <table:table-cell table:formula="of:=72000000/[.A286]" office:value-type="float" office:value="450000">
            <text:p>450000</text:p>
          </table:table-cell>
          <table:table-cell table:formula="of:=ROUND(72000000/[.A286];0)" office:value-type="float" office:value="450000">
            <text:p>450000</text:p>
          </table:table-cell>
          <table:table-cell table:formula="of:=[.C286]/([.E286]+1)-1" office:value-type="float" office:value="9">
            <text:p>9</text:p>
          </table:table-cell>
          <table:table-cell table:formula="of:=2^3*3^2*5^4-1" office:value-type="float" office:value="44999">
            <text:p>44999</text:p>
          </table:table-cell>
          <table:table-cell table:formula="of:=72000000/([.D286]+1)/([.E286]+1)" office:value-type="float" office:value="160">
            <text:p>160</text:p>
          </table:table-cell>
          <table:table-cell table:formula="of:=ABS([.A286]-[.F286])/[.A286]" office:value-type="float" office:value="0">
            <text:p>0,000000</text:p>
          </table:table-cell>
          <table:table-cell table:formula="of:=IF([.G28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86]+10" office:value-type="float" office:value="170">
            <text:p>170</text:p>
          </table:table-cell>
          <table:table-cell table:formula="of:=72000000/[.A287]" office:value-type="float" office:value="423529.411764706">
            <text:p>423529,411764706</text:p>
          </table:table-cell>
          <table:table-cell table:formula="of:=ROUND(72000000/[.A287];0)" office:value-type="float" office:value="423529">
            <text:p>423529</text:p>
          </table:table-cell>
          <table:table-cell office:value-type="float" office:value="9">
            <text:p>9</text:p>
          </table:table-cell>
          <table:table-cell table:formula="of:=2^0*3*5^0*743*19-1" office:value-type="float" office:value="42350">
            <text:p>42350</text:p>
          </table:table-cell>
          <table:table-cell table:formula="of:=72000000/([.D287]+1)/([.E287]+1)" office:value-type="float" office:value="170.007792023801">
            <text:p>170,0077920238</text:p>
          </table:table-cell>
          <table:table-cell table:formula="of:=ABS([.A287]-[.F287])/[.A287]" office:value-type="float" office:value="0.0000458354341241281">
            <text:p>0,000046</text:p>
          </table:table-cell>
          <table:table-cell table:formula="of:=IF([.G28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87]+10" office:value-type="float" office:value="180">
            <text:p>180</text:p>
          </table:table-cell>
          <table:table-cell table:formula="of:=72000000/[.A288]" office:value-type="float" office:value="400000">
            <text:p>400000</text:p>
          </table:table-cell>
          <table:table-cell table:formula="of:=ROUND(72000000/[.A288];0)" office:value-type="float" office:value="400000">
            <text:p>400000</text:p>
          </table:table-cell>
          <table:table-cell table:formula="of:=[.C288]/([.E288]+1)-1" office:value-type="float" office:value="9">
            <text:p>9</text:p>
          </table:table-cell>
          <table:table-cell table:formula="of:=2^6*5^4-1" office:value-type="float" office:value="39999">
            <text:p>39999</text:p>
          </table:table-cell>
          <table:table-cell table:formula="of:=72000000/([.D288]+1)/([.E288]+1)" office:value-type="float" office:value="180">
            <text:p>180</text:p>
          </table:table-cell>
          <table:table-cell table:formula="of:=ABS([.A288]-[.F288])/[.A288]" office:value-type="float" office:value="0">
            <text:p>0,000000</text:p>
          </table:table-cell>
          <table:table-cell table:formula="of:=IF([.G28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88]+10" office:value-type="float" office:value="190">
            <text:p>190</text:p>
          </table:table-cell>
          <table:table-cell table:formula="of:=72000000/[.A289]" office:value-type="float" office:value="378947.368421053">
            <text:p>378947,368421053</text:p>
          </table:table-cell>
          <table:table-cell table:formula="of:=ROUND(72000000/[.A289];0)" office:value-type="float" office:value="378947">
            <text:p>378947</text:p>
          </table:table-cell>
          <table:table-cell table:formula="of:=[.C289]/([.E289]+1)-1" office:value-type="float" office:value="16">
            <text:p>16</text:p>
          </table:table-cell>
          <table:table-cell table:formula="of:=22291-1" office:value-type="float" office:value="22290">
            <text:p>22290</text:p>
          </table:table-cell>
          <table:table-cell table:formula="of:=72000000/([.D289]+1)/([.E289]+1)" office:value-type="float" office:value="190.000184722402">
            <text:p>190,0001847224</text:p>
          </table:table-cell>
          <table:table-cell table:formula="of:=ABS([.A289]-[.F289])/[.A289]" office:value-type="float" office:value="0.00000097222316750695">
            <text:p>0,000001</text:p>
          </table:table-cell>
          <table:table-cell table:formula="of:=IF([.G28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89]+10" office:value-type="float" office:value="200">
            <text:p>200</text:p>
          </table:table-cell>
          <table:table-cell table:formula="of:=72000000/[.A290]" office:value-type="float" office:value="360000">
            <text:p>360000</text:p>
          </table:table-cell>
          <table:table-cell table:formula="of:=ROUND(72000000/[.A290];0)" office:value-type="float" office:value="360000">
            <text:p>360000</text:p>
          </table:table-cell>
          <table:table-cell table:formula="of:=[.C290]/([.E290]+1)-1" office:value-type="float" office:value="5">
            <text:p>5</text:p>
          </table:table-cell>
          <table:table-cell table:formula="of:=2^5*3^1*5^4-1" office:value-type="float" office:value="59999">
            <text:p>59999</text:p>
          </table:table-cell>
          <table:table-cell table:formula="of:=72000000/([.D290]+1)/([.E290]+1)" office:value-type="float" office:value="200">
            <text:p>200</text:p>
          </table:table-cell>
          <table:table-cell table:formula="of:=ABS([.A290]-[.F290])/[.A290]" office:value-type="float" office:value="0">
            <text:p>0,000000</text:p>
          </table:table-cell>
          <table:table-cell table:formula="of:=IF([.G29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90]+10" office:value-type="float" office:value="210">
            <text:p>210</text:p>
          </table:table-cell>
          <table:table-cell table:formula="of:=72000000/[.A291]" office:value-type="float" office:value="342857.142857143">
            <text:p>342857,142857143</text:p>
          </table:table-cell>
          <table:table-cell table:formula="of:=ROUND(72000000/[.A291];0)" office:value-type="float" office:value="342857">
            <text:p>342857</text:p>
          </table:table-cell>
          <table:table-cell table:formula="of:=[.C291]/([.E291]+1)-1" office:value-type="float" office:value="52">
            <text:p>52</text:p>
          </table:table-cell>
          <table:table-cell table:formula="of:=6469-1" office:value-type="float" office:value="6468">
            <text:p>6468</text:p>
          </table:table-cell>
          <table:table-cell table:formula="of:=72000000/([.D291]+1)/([.E291]+1)" office:value-type="float" office:value="210.000087500036">
            <text:p>210,0000875</text:p>
          </table:table-cell>
          <table:table-cell table:formula="of:=ABS([.A291]-[.F291])/[.A291]" office:value-type="float" office:value="0.000000416666840340527">
            <text:p>0,000000</text:p>
          </table:table-cell>
          <table:table-cell table:formula="of:=IF([.G29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91]+10" office:value-type="float" office:value="220">
            <text:p>220</text:p>
          </table:table-cell>
          <table:table-cell table:formula="of:=72000000/[.A292]" office:value-type="float" office:value="327272.727272727">
            <text:p>327272,727272727</text:p>
          </table:table-cell>
          <table:table-cell table:formula="of:=ROUND(72000000/[.A292];0)" office:value-type="float" office:value="327273">
            <text:p>327273</text:p>
          </table:table-cell>
          <table:table-cell table:formula="of:=[.C292]/([.E292]+1)-1" office:value-type="float" office:value="42">
            <text:p>42</text:p>
          </table:table-cell>
          <table:table-cell table:formula="of:=3*43^1*59-1" office:value-type="float" office:value="7610">
            <text:p>7610</text:p>
          </table:table-cell>
          <table:table-cell table:formula="of:=72000000/([.D292]+1)/([.E292]+1)" office:value-type="float" office:value="219.999816666819">
            <text:p>219,9998166668</text:p>
          </table:table-cell>
          <table:table-cell table:formula="of:=ABS([.A292]-[.F292])/[.A292]" office:value-type="float" office:value="0.000000833332638902365">
            <text:p>0,000001</text:p>
          </table:table-cell>
          <table:table-cell table:formula="of:=IF([.G29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92]+10" office:value-type="float" office:value="230">
            <text:p>230</text:p>
          </table:table-cell>
          <table:table-cell table:formula="of:=72000000/[.A293]" office:value-type="float" office:value="313043.47826087">
            <text:p>313043,47826087</text:p>
          </table:table-cell>
          <table:table-cell table:formula="of:=ROUND(72000000/[.A293];0)" office:value-type="float" office:value="313043">
            <text:p>313043</text:p>
          </table:table-cell>
          <table:table-cell table:formula="of:=[.C293]/([.E293]+1)-1" office:value-type="float" office:value="228">
            <text:p>228</text:p>
          </table:table-cell>
          <table:table-cell table:formula="of:=1367-1" office:value-type="float" office:value="1366">
            <text:p>1366</text:p>
          </table:table-cell>
          <table:table-cell table:formula="of:=72000000/([.D293]+1)/([.E293]+1)" office:value-type="float" office:value="230.000351389426">
            <text:p>230,0003513894</text:p>
          </table:table-cell>
          <table:table-cell table:formula="of:=ABS([.A293]-[.F293])/[.A293]" office:value-type="float" office:value="0.00000152778011187385">
            <text:p>0,000002</text:p>
          </table:table-cell>
          <table:table-cell table:formula="of:=IF([.G29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93]+10" office:value-type="float" office:value="240">
            <text:p>240</text:p>
          </table:table-cell>
          <table:table-cell table:formula="of:=72000000/[.A294]" office:value-type="float" office:value="300000">
            <text:p>300000</text:p>
          </table:table-cell>
          <table:table-cell table:formula="of:=ROUND(72000000/[.A294];0)" office:value-type="float" office:value="300000">
            <text:p>300000</text:p>
          </table:table-cell>
          <table:table-cell table:formula="of:=[.C294]/([.E294]+1)-1" office:value-type="float" office:value="4">
            <text:p>4</text:p>
          </table:table-cell>
          <table:table-cell table:formula="of:=2^5*3*5^4-1" office:value-type="float" office:value="59999">
            <text:p>59999</text:p>
          </table:table-cell>
          <table:table-cell table:formula="of:=72000000/([.D294]+1)/([.E294]+1)" office:value-type="float" office:value="240">
            <text:p>240</text:p>
          </table:table-cell>
          <table:table-cell table:formula="of:=ABS([.A294]-[.F294])/[.A294]" office:value-type="float" office:value="0">
            <text:p>0,000000</text:p>
          </table:table-cell>
          <table:table-cell table:formula="of:=IF([.G29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94]+10" office:value-type="float" office:value="250">
            <text:p>250</text:p>
          </table:table-cell>
          <table:table-cell table:formula="of:=72000000/[.A295]" office:value-type="float" office:value="288000">
            <text:p>288000</text:p>
          </table:table-cell>
          <table:table-cell table:formula="of:=ROUND(72000000/[.A295];0)" office:value-type="float" office:value="288000">
            <text:p>288000</text:p>
          </table:table-cell>
          <table:table-cell table:formula="of:=[.C295]/([.E295]+1)-1" office:value-type="float" office:value="4">
            <text:p>4</text:p>
          </table:table-cell>
          <table:table-cell table:formula="of:=2^8*3^2*5^2-1" office:value-type="float" office:value="57599">
            <text:p>57599</text:p>
          </table:table-cell>
          <table:table-cell table:formula="of:=72000000/([.D295]+1)/([.E295]+1)" office:value-type="float" office:value="250">
            <text:p>250</text:p>
          </table:table-cell>
          <table:table-cell table:formula="of:=ABS([.A295]-[.F295])/[.A295]" office:value-type="float" office:value="0">
            <text:p>0,000000</text:p>
          </table:table-cell>
          <table:table-cell table:formula="of:=IF([.G29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95]+10" office:value-type="float" office:value="260">
            <text:p>260</text:p>
          </table:table-cell>
          <table:table-cell table:formula="of:=72000000/[.A296]" office:value-type="float" office:value="276923.076923077">
            <text:p>276923,076923077</text:p>
          </table:table-cell>
          <table:table-cell table:formula="of:=ROUND(72000000/[.A296];0)" office:value-type="float" office:value="276923">
            <text:p>276923</text:p>
          </table:table-cell>
          <table:table-cell table:formula="of:=[.C296]/([.E296]+1)-1" office:value-type="float" office:value="30">
            <text:p>30</text:p>
          </table:table-cell>
          <table:table-cell table:formula="of:=8933-1" office:value-type="float" office:value="8932">
            <text:p>8932</text:p>
          </table:table-cell>
          <table:table-cell table:formula="of:=72000000/([.D296]+1)/([.E296]+1)" office:value-type="float" office:value="260.000072222242">
            <text:p>260,0000722222</text:p>
          </table:table-cell>
          <table:table-cell table:formula="of:=ABS([.A296]-[.F296])/[.A296]" office:value-type="float" office:value="0.000000277777854981091">
            <text:p>0,000000</text:p>
          </table:table-cell>
          <table:table-cell table:formula="of:=IF([.G29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96]+10" office:value-type="float" office:value="270">
            <text:p>270</text:p>
          </table:table-cell>
          <table:table-cell table:formula="of:=72000000/[.A297]" office:value-type="float" office:value="266666.666666667">
            <text:p>266666,666666667</text:p>
          </table:table-cell>
          <table:table-cell table:formula="of:=ROUND(72000000/[.A297];0)" office:value-type="float" office:value="266667">
            <text:p>266667</text:p>
          </table:table-cell>
          <table:table-cell table:formula="of:=[.C297]/([.E297]+1)-1" office:value-type="float" office:value="102">
            <text:p>102</text:p>
          </table:table-cell>
          <table:table-cell table:formula="of:=3*863-1" office:value-type="float" office:value="2588">
            <text:p>2588</text:p>
          </table:table-cell>
          <table:table-cell table:formula="of:=72000000/([.D297]+1)/([.E297]+1)" office:value-type="float" office:value="269.999662500422">
            <text:p>269,9996625004</text:p>
          </table:table-cell>
          <table:table-cell table:formula="of:=ABS([.A297]-[.F297])/[.A297]" office:value-type="float" office:value="0.0000012499984374396">
            <text:p>0,000001</text:p>
          </table:table-cell>
          <table:table-cell table:formula="of:=IF([.G29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97]+10" office:value-type="float" office:value="280">
            <text:p>280</text:p>
          </table:table-cell>
          <table:table-cell table:formula="of:=72000000/[.A298]" office:value-type="float" office:value="257142.857142857">
            <text:p>257142,857142857</text:p>
          </table:table-cell>
          <table:table-cell table:formula="of:=ROUND(72000000/[.A298];0)" office:value-type="float" office:value="257143">
            <text:p>257143</text:p>
          </table:table-cell>
          <table:table-cell table:formula="of:=[.C298]/([.E298]+1)-1" office:value-type="float" office:value="28">
            <text:p>28</text:p>
          </table:table-cell>
          <table:table-cell table:formula="of:=8867-1" office:value-type="float" office:value="8866">
            <text:p>8866</text:p>
          </table:table-cell>
          <table:table-cell table:formula="of:=72000000/([.D298]+1)/([.E298]+1)" office:value-type="float" office:value="279.999844444531">
            <text:p>279,9998444445</text:p>
          </table:table-cell>
          <table:table-cell table:formula="of:=ABS([.A298]-[.F298])/[.A298]" office:value-type="float" office:value="0.000000555555246860097">
            <text:p>0,000001</text:p>
          </table:table-cell>
          <table:table-cell table:formula="of:=IF([.G29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98]+10" office:value-type="float" office:value="290">
            <text:p>290</text:p>
          </table:table-cell>
          <table:table-cell table:formula="of:=72000000/[.A299]" office:value-type="float" office:value="248275.862068966">
            <text:p>248275,862068966</text:p>
          </table:table-cell>
          <table:table-cell table:formula="of:=ROUND(72000000/[.A299];0)" office:value-type="float" office:value="248276">
            <text:p>248276</text:p>
          </table:table-cell>
          <table:table-cell table:formula="of:=[.C299]/([.E299]+1)-1" office:value-type="float" office:value="3">
            <text:p>3</text:p>
          </table:table-cell>
          <table:table-cell table:formula="of:=2^0*7*8867-1" office:value-type="float" office:value="62068">
            <text:p>62068</text:p>
          </table:table-cell>
          <table:table-cell table:formula="of:=72000000/([.D299]+1)/([.E299]+1)" office:value-type="float" office:value="289.999838888978">
            <text:p>289,999838889</text:p>
          </table:table-cell>
          <table:table-cell table:formula="of:=ABS([.A299]-[.F299])/[.A299]" office:value-type="float" office:value="0.000000555555246937102">
            <text:p>0,000001</text:p>
          </table:table-cell>
          <table:table-cell table:formula="of:=IF([.G29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299]+10" office:value-type="float" office:value="300">
            <text:p>300</text:p>
          </table:table-cell>
          <table:table-cell table:formula="of:=72000000/[.A300]" office:value-type="float" office:value="240000">
            <text:p>240000</text:p>
          </table:table-cell>
          <table:table-cell table:formula="of:=ROUND(72000000/[.A300];0)" office:value-type="float" office:value="240000">
            <text:p>240000</text:p>
          </table:table-cell>
          <table:table-cell table:formula="of:=[.C300]/([.E300]+1)-1" office:value-type="float" office:value="3">
            <text:p>3</text:p>
          </table:table-cell>
          <table:table-cell table:formula="of:=2^5*3*5^4-1" office:value-type="float" office:value="59999">
            <text:p>59999</text:p>
          </table:table-cell>
          <table:table-cell table:formula="of:=72000000/([.D300]+1)/([.E300]+1)" office:value-type="float" office:value="300">
            <text:p>300</text:p>
          </table:table-cell>
          <table:table-cell table:formula="of:=ABS([.A300]-[.F300])/[.A300]" office:value-type="float" office:value="0">
            <text:p>0,000000</text:p>
          </table:table-cell>
          <table:table-cell table:formula="of:=IF([.G30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00]+10" office:value-type="float" office:value="310">
            <text:p>310</text:p>
          </table:table-cell>
          <table:table-cell table:formula="of:=72000000/[.A301]" office:value-type="float" office:value="232258.064516129">
            <text:p>232258,064516129</text:p>
          </table:table-cell>
          <table:table-cell table:formula="of:=ROUND(72000000/[.A301];0)" office:value-type="float" office:value="232258">
            <text:p>232258</text:p>
          </table:table-cell>
          <table:table-cell table:formula="of:=[.C301]/([.E301]+1)-1" office:value-type="float" office:value="12">
            <text:p>12</text:p>
          </table:table-cell>
          <table:table-cell table:formula="of:=2*13^0*8933-1" office:value-type="float" office:value="17865">
            <text:p>17865</text:p>
          </table:table-cell>
          <table:table-cell table:formula="of:=72000000/([.D301]+1)/([.E301]+1)" office:value-type="float" office:value="310.000086111135">
            <text:p>310,0000861111</text:p>
          </table:table-cell>
          <table:table-cell table:formula="of:=ABS([.A301]-[.F301])/[.A301]" office:value-type="float" office:value="0.000000277777854945828">
            <text:p>0,000000</text:p>
          </table:table-cell>
          <table:table-cell table:formula="of:=IF([.G30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01]+10" office:value-type="float" office:value="320">
            <text:p>320</text:p>
          </table:table-cell>
          <table:table-cell table:formula="of:=72000000/[.A302]" office:value-type="float" office:value="225000">
            <text:p>225000</text:p>
          </table:table-cell>
          <table:table-cell table:formula="of:=ROUND(72000000/[.A302];0)" office:value-type="float" office:value="225000">
            <text:p>225000</text:p>
          </table:table-cell>
          <table:table-cell table:formula="of:=[.C302]/([.E302]+1)-1" office:value-type="float" office:value="3">
            <text:p>3</text:p>
          </table:table-cell>
          <table:table-cell table:formula="of:=2^1*3^2*5^5-1" office:value-type="float" office:value="56249">
            <text:p>56249</text:p>
          </table:table-cell>
          <table:table-cell table:formula="of:=72000000/([.D302]+1)/([.E302]+1)" office:value-type="float" office:value="320">
            <text:p>320</text:p>
          </table:table-cell>
          <table:table-cell table:formula="of:=ABS([.A302]-[.F302])/[.A302]" office:value-type="float" office:value="0">
            <text:p>0,000000</text:p>
          </table:table-cell>
          <table:table-cell table:formula="of:=IF([.G30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02]+10" office:value-type="float" office:value="330">
            <text:p>330</text:p>
          </table:table-cell>
          <table:table-cell table:formula="of:=72000000/[.A303]" office:value-type="float" office:value="218181.818181818">
            <text:p>218181,818181818</text:p>
          </table:table-cell>
          <table:table-cell table:formula="of:=ROUND(72000000/[.A303];0)" office:value-type="float" office:value="218182">
            <text:p>218182</text:p>
          </table:table-cell>
          <table:table-cell table:formula="of:=[.C303]/([.E303]+1)-1" office:value-type="float" office:value="42">
            <text:p>42</text:p>
          </table:table-cell>
          <table:table-cell table:formula="of:=2*43^1*59-1" office:value-type="float" office:value="5073">
            <text:p>5073</text:p>
          </table:table-cell>
          <table:table-cell table:formula="of:=72000000/([.D303]+1)/([.E303]+1)" office:value-type="float" office:value="329.999725000229">
            <text:p>329,9997250002</text:p>
          </table:table-cell>
          <table:table-cell table:formula="of:=ABS([.A303]-[.F303])/[.A303]" office:value-type="float" office:value="0.000000833332638773176">
            <text:p>0,000001</text:p>
          </table:table-cell>
          <table:table-cell table:formula="of:=IF([.G30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03]+10" office:value-type="float" office:value="340">
            <text:p>340</text:p>
          </table:table-cell>
          <table:table-cell table:formula="of:=72000000/[.A304]" office:value-type="float" office:value="211764.705882353">
            <text:p>211764,705882353</text:p>
          </table:table-cell>
          <table:table-cell table:formula="of:=ROUND(72000000/[.A304];0)" office:value-type="float" office:value="211765">
            <text:p>211765</text:p>
          </table:table-cell>
          <table:table-cell table:formula="of:=[.C304]/([.E304]+1)-1" office:value-type="float" office:value="4">
            <text:p>4</text:p>
          </table:table-cell>
          <table:table-cell table:formula="of:=5^0*41*1033-1" office:value-type="float" office:value="42352">
            <text:p>42352</text:p>
          </table:table-cell>
          <table:table-cell table:formula="of:=72000000/([.D304]+1)/([.E304]+1)" office:value-type="float" office:value="339.999527778434">
            <text:p>339,9995277784</text:p>
          </table:table-cell>
          <table:table-cell table:formula="of:=ABS([.A304]-[.F304])/[.A304]" office:value-type="float" office:value="0.00000138888695995079">
            <text:p>0,000001</text:p>
          </table:table-cell>
          <table:table-cell table:formula="of:=IF([.G30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04]+10" office:value-type="float" office:value="350">
            <text:p>350</text:p>
          </table:table-cell>
          <table:table-cell table:formula="of:=72000000/[.A305]" office:value-type="float" office:value="205714.285714286">
            <text:p>205714,285714286</text:p>
          </table:table-cell>
          <table:table-cell table:formula="of:=ROUND(72000000/[.A305];0)" office:value-type="float" office:value="205714">
            <text:p>205714</text:p>
          </table:table-cell>
          <table:table-cell table:formula="of:=[.C305]/([.E305]+1)-1" office:value-type="float" office:value="72">
            <text:p>72</text:p>
          </table:table-cell>
          <table:table-cell table:formula="of:=2*73^0*1409-1" office:value-type="float" office:value="2817">
            <text:p>2817</text:p>
          </table:table-cell>
          <table:table-cell table:formula="of:=72000000/([.D305]+1)/([.E305]+1)" office:value-type="float" office:value="350.000486111786">
            <text:p>350,0004861118</text:p>
          </table:table-cell>
          <table:table-cell table:formula="of:=ABS([.A305]-[.F305])/[.A305]" office:value-type="float" office:value="0.00000138889081800439">
            <text:p>0,000001</text:p>
          </table:table-cell>
          <table:table-cell table:formula="of:=IF([.G30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05]+10" office:value-type="float" office:value="360">
            <text:p>360</text:p>
          </table:table-cell>
          <table:table-cell table:formula="of:=72000000/[.A306]" office:value-type="float" office:value="200000">
            <text:p>200000</text:p>
          </table:table-cell>
          <table:table-cell table:formula="of:=ROUND(72000000/[.A306];0)" office:value-type="float" office:value="200000">
            <text:p>200000</text:p>
          </table:table-cell>
          <table:table-cell table:formula="of:=[.C306]/([.E306]+1)-1" office:value-type="float" office:value="3">
            <text:p>3</text:p>
          </table:table-cell>
          <table:table-cell table:formula="of:=2^4*5^5-1" office:value-type="float" office:value="49999">
            <text:p>49999</text:p>
          </table:table-cell>
          <table:table-cell table:formula="of:=72000000/([.D306]+1)/([.E306]+1)" office:value-type="float" office:value="360">
            <text:p>360</text:p>
          </table:table-cell>
          <table:table-cell table:formula="of:=ABS([.A306]-[.F306])/[.A306]" office:value-type="float" office:value="0">
            <text:p>0,000000</text:p>
          </table:table-cell>
          <table:table-cell table:formula="of:=IF([.G30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06]+10" office:value-type="float" office:value="370">
            <text:p>370</text:p>
          </table:table-cell>
          <table:table-cell table:formula="of:=72000000/[.A307]" office:value-type="float" office:value="194594.594594595">
            <text:p>194594,594594595</text:p>
          </table:table-cell>
          <table:table-cell table:formula="of:=ROUND(72000000/[.A307];0)" office:value-type="float" office:value="194595">
            <text:p>194595</text:p>
          </table:table-cell>
          <table:table-cell table:formula="of:=[.C307]/([.E307]+1)-1" office:value-type="float" office:value="2">
            <text:p>2</text:p>
          </table:table-cell>
          <table:table-cell table:formula="of:=3^0*5*12973-1" office:value-type="float" office:value="64864">
            <text:p>64864</text:p>
          </table:table-cell>
          <table:table-cell table:formula="of:=72000000/([.D307]+1)/([.E307]+1)" office:value-type="float" office:value="369.999229168273">
            <text:p>369,9992291683</text:p>
          </table:table-cell>
          <table:table-cell table:formula="of:=ABS([.A307]-[.F307])/[.A307]" office:value-type="float" office:value="0.0000020833289930714">
            <text:p>0,000002</text:p>
          </table:table-cell>
          <table:table-cell table:formula="of:=IF([.G30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07]+10" office:value-type="float" office:value="380">
            <text:p>380</text:p>
          </table:table-cell>
          <table:table-cell table:formula="of:=72000000/[.A308]" office:value-type="float" office:value="189473.684210526">
            <text:p>189473,684210526</text:p>
          </table:table-cell>
          <table:table-cell table:formula="of:=ROUND(72000000/[.A308];0)" office:value-type="float" office:value="189474">
            <text:p>189474</text:p>
          </table:table-cell>
          <table:table-cell table:formula="of:=[.C308]/([.E308]+1)-1" office:value-type="float" office:value="2">
            <text:p>2</text:p>
          </table:table-cell>
          <table:table-cell table:formula="of:=2*3^0*23*1373-1" office:value-type="float" office:value="63157">
            <text:p>63157</text:p>
          </table:table-cell>
          <table:table-cell table:formula="of:=72000000/([.D308]+1)/([.E308]+1)" office:value-type="float" office:value="379.999366667722">
            <text:p>379,9993666677</text:p>
          </table:table-cell>
          <table:table-cell table:formula="of:=ABS([.A308]-[.F308])/[.A308]" office:value-type="float" office:value="0.00000166666388894866">
            <text:p>0,000002</text:p>
          </table:table-cell>
          <table:table-cell table:formula="of:=IF([.G30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08]+10" office:value-type="float" office:value="390">
            <text:p>390</text:p>
          </table:table-cell>
          <table:table-cell table:formula="of:=72000000/[.A309]" office:value-type="float" office:value="184615.384615385">
            <text:p>184615,384615385</text:p>
          </table:table-cell>
          <table:table-cell table:formula="of:=ROUND(72000000/[.A309];0)" office:value-type="float" office:value="184615">
            <text:p>184615</text:p>
          </table:table-cell>
          <table:table-cell office:value-type="float" office:value="2">
            <text:p>2</text:p>
          </table:table-cell>
          <table:table-cell table:formula="of:=2*3^0*17*181*(2*5)-1" office:value-type="float" office:value="61539">
            <text:p>61539</text:p>
          </table:table-cell>
          <table:table-cell table:formula="of:=72000000/([.D309]+1)/([.E309]+1)" office:value-type="float" office:value="389.990250243744">
            <text:p>389,9902502437</text:p>
          </table:table-cell>
          <table:table-cell table:formula="of:=ABS([.A309]-[.F309])/[.A309]" office:value-type="float" office:value="0.0000249993750156381">
            <text:p>0,000025</text:p>
          </table:table-cell>
          <table:table-cell table:formula="of:=IF([.G30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09]+10" office:value-type="float" office:value="400">
            <text:p>400</text:p>
          </table:table-cell>
          <table:table-cell table:formula="of:=72000000/[.A310]" office:value-type="float" office:value="180000">
            <text:p>180000</text:p>
          </table:table-cell>
          <table:table-cell table:formula="of:=ROUND(72000000/[.A310];0)" office:value-type="float" office:value="180000">
            <text:p>180000</text:p>
          </table:table-cell>
          <table:table-cell table:formula="of:=[.C310]/([.E310]+1)-1" office:value-type="float" office:value="2">
            <text:p>2</text:p>
          </table:table-cell>
          <table:table-cell table:formula="of:=2^5*3^1*5^4-1" office:value-type="float" office:value="59999">
            <text:p>59999</text:p>
          </table:table-cell>
          <table:table-cell table:formula="of:=72000000/([.D310]+1)/([.E310]+1)" office:value-type="float" office:value="400">
            <text:p>400</text:p>
          </table:table-cell>
          <table:table-cell table:formula="of:=ABS([.A310]-[.F310])/[.A310]" office:value-type="float" office:value="0">
            <text:p>0,000000</text:p>
          </table:table-cell>
          <table:table-cell table:formula="of:=IF([.G31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10]+10" office:value-type="float" office:value="410">
            <text:p>410</text:p>
          </table:table-cell>
          <table:table-cell table:formula="of:=72000000/[.A311]" office:value-type="float" office:value="175609.756097561">
            <text:p>175609,756097561</text:p>
          </table:table-cell>
          <table:table-cell table:formula="of:=ROUND(72000000/[.A311];0)" office:value-type="float" office:value="175610">
            <text:p>175610</text:p>
          </table:table-cell>
          <table:table-cell table:formula="of:=[.C311]/([.E311]+1)-1" office:value-type="float" office:value="4">
            <text:p>4</text:p>
          </table:table-cell>
          <table:table-cell table:formula="of:=2*5^0*17*1033-1" office:value-type="float" office:value="35121">
            <text:p>35121</text:p>
          </table:table-cell>
          <table:table-cell table:formula="of:=72000000/([.D311]+1)/([.E311]+1)" office:value-type="float" office:value="409.999430556347">
            <text:p>409,9994305563</text:p>
          </table:table-cell>
          <table:table-cell table:formula="of:=ABS([.A311]-[.F311])/[.A311]" office:value-type="float" office:value="0.00000138888695986924">
            <text:p>0,000001</text:p>
          </table:table-cell>
          <table:table-cell table:formula="of:=IF([.G31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11]+10" office:value-type="float" office:value="420">
            <text:p>420</text:p>
          </table:table-cell>
          <table:table-cell table:formula="of:=72000000/[.A312]" office:value-type="float" office:value="171428.571428571">
            <text:p>171428,571428571</text:p>
          </table:table-cell>
          <table:table-cell table:formula="of:=ROUND(72000000/[.A312];0)" office:value-type="float" office:value="171429">
            <text:p>171429</text:p>
          </table:table-cell>
          <table:table-cell table:formula="of:=[.C312]/([.E312]+1)-1" office:value-type="float" office:value="2">
            <text:p>2</text:p>
          </table:table-cell>
          <table:table-cell table:formula="of:=57143-1" office:value-type="float" office:value="57142">
            <text:p>57142</text:p>
          </table:table-cell>
          <table:table-cell table:formula="of:=72000000/([.D312]+1)/([.E312]+1)" office:value-type="float" office:value="419.998950002625">
            <text:p>419,9989500026</text:p>
          </table:table-cell>
          <table:table-cell table:formula="of:=ABS([.A312]-[.F312])/[.A312]" office:value-type="float" office:value="0.00000249999374997991">
            <text:p>0,000002</text:p>
          </table:table-cell>
          <table:table-cell table:formula="of:=IF([.G31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12]+10" office:value-type="float" office:value="430">
            <text:p>430</text:p>
          </table:table-cell>
          <table:table-cell table:formula="of:=72000000/[.A313]" office:value-type="float" office:value="167441.860465116">
            <text:p>167441,860465116</text:p>
          </table:table-cell>
          <table:table-cell table:formula="of:=ROUND(72000000/[.A313];0)" office:value-type="float" office:value="167442">
            <text:p>167442</text:p>
          </table:table-cell>
          <table:table-cell table:formula="of:=[.C313]/([.E313]+1)-1" office:value-type="float" office:value="2">
            <text:p>2</text:p>
          </table:table-cell>
          <table:table-cell table:formula="of:=2*3^0*11*43*59-1" office:value-type="float" office:value="55813">
            <text:p>55813</text:p>
          </table:table-cell>
          <table:table-cell table:formula="of:=72000000/([.D313]+1)/([.E313]+1)" office:value-type="float" office:value="429.999641666965">
            <text:p>429,999641667</text:p>
          </table:table-cell>
          <table:table-cell table:formula="of:=ABS([.A313]-[.F313])/[.A313]" office:value-type="float" office:value="0.000000833332638929405">
            <text:p>0,000001</text:p>
          </table:table-cell>
          <table:table-cell table:formula="of:=IF([.G31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13]+10" office:value-type="float" office:value="440">
            <text:p>440</text:p>
          </table:table-cell>
          <table:table-cell table:formula="of:=72000000/[.A314]" office:value-type="float" office:value="163636.363636364">
            <text:p>163636,363636364</text:p>
          </table:table-cell>
          <table:table-cell table:formula="of:=ROUND(72000000/[.A314];0)" office:value-type="float" office:value="163636">
            <text:p>163636</text:p>
          </table:table-cell>
          <table:table-cell table:formula="of:=[.C314]/([.E314]+1)-1" office:value-type="float" office:value="3">
            <text:p>3</text:p>
          </table:table-cell>
          <table:table-cell table:formula="of:=2^0*11*3719-1" office:value-type="float" office:value="40908">
            <text:p>40908</text:p>
          </table:table-cell>
          <table:table-cell table:formula="of:=72000000/([.D314]+1)/([.E314]+1)" office:value-type="float" office:value="440.000977779951">
            <text:p>440,00097778</text:p>
          </table:table-cell>
          <table:table-cell table:formula="of:=ABS([.A314]-[.F314])/[.A314]" office:value-type="float" office:value="0.00000222222716052494">
            <text:p>0,000002</text:p>
          </table:table-cell>
          <table:table-cell table:formula="of:=IF([.G31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14]+10" office:value-type="float" office:value="450">
            <text:p>450</text:p>
          </table:table-cell>
          <table:table-cell table:formula="of:=72000000/[.A315]" office:value-type="float" office:value="160000">
            <text:p>160000</text:p>
          </table:table-cell>
          <table:table-cell table:formula="of:=ROUND(72000000/[.A315];0)" office:value-type="float" office:value="160000">
            <text:p>160000</text:p>
          </table:table-cell>
          <table:table-cell table:formula="of:=[.C315]/([.E315]+1)-1" office:value-type="float" office:value="3">
            <text:p>3</text:p>
          </table:table-cell>
          <table:table-cell table:formula="of:=2^6*5^4-1" office:value-type="float" office:value="39999">
            <text:p>39999</text:p>
          </table:table-cell>
          <table:table-cell table:formula="of:=72000000/([.D315]+1)/([.E315]+1)" office:value-type="float" office:value="450">
            <text:p>450</text:p>
          </table:table-cell>
          <table:table-cell table:formula="of:=ABS([.A315]-[.F315])/[.A315]" office:value-type="float" office:value="0">
            <text:p>0,000000</text:p>
          </table:table-cell>
          <table:table-cell table:formula="of:=IF([.G31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15]+10" office:value-type="float" office:value="460">
            <text:p>460</text:p>
          </table:table-cell>
          <table:table-cell table:formula="of:=72000000/[.A316]" office:value-type="float" office:value="156521.739130435">
            <text:p>156521,739130435</text:p>
          </table:table-cell>
          <table:table-cell table:formula="of:=ROUND(72000000/[.A316];0)" office:value-type="float" office:value="156522">
            <text:p>156522</text:p>
          </table:table-cell>
          <table:table-cell table:formula="of:=[.C316]/([.E316]+1)-1" office:value-type="float" office:value="2">
            <text:p>2</text:p>
          </table:table-cell>
          <table:table-cell table:formula="of:=2*3^0*19*1373-1" office:value-type="float" office:value="52173">
            <text:p>52173</text:p>
          </table:table-cell>
          <table:table-cell table:formula="of:=72000000/([.D316]+1)/([.E316]+1)" office:value-type="float" office:value="459.999233334611">
            <text:p>459,9992333346</text:p>
          </table:table-cell>
          <table:table-cell table:formula="of:=ABS([.A316]-[.F316])/[.A316]" office:value-type="float" office:value="0.00000166666388887062">
            <text:p>0,000002</text:p>
          </table:table-cell>
          <table:table-cell table:formula="of:=IF([.G31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16]+10" office:value-type="float" office:value="470">
            <text:p>470</text:p>
          </table:table-cell>
          <table:table-cell table:formula="of:=72000000/[.A317]" office:value-type="float" office:value="153191.489361702">
            <text:p>153191,489361702</text:p>
          </table:table-cell>
          <table:table-cell table:formula="of:=ROUND(72000000/[.A317];0)" office:value-type="float" office:value="153191">
            <text:p>153191</text:p>
          </table:table-cell>
          <table:table-cell office:value-type="float" office:value="2">
            <text:p>2</text:p>
          </table:table-cell>
          <table:table-cell table:formula="of:=2^3*3^0*13*491-1" office:value-type="float" office:value="51063">
            <text:p>51063</text:p>
          </table:table-cell>
          <table:table-cell table:formula="of:=72000000/([.D317]+1)/([.E317]+1)" office:value-type="float" office:value="469.998433338556">
            <text:p>469,9984333386</text:p>
          </table:table-cell>
          <table:table-cell table:formula="of:=ABS([.A317]-[.F317])/[.A317]" office:value-type="float" office:value="0.00000333332222230928">
            <text:p>0,000003</text:p>
          </table:table-cell>
          <table:table-cell table:formula="of:=IF([.G31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17]+10" office:value-type="float" office:value="480">
            <text:p>480</text:p>
          </table:table-cell>
          <table:table-cell table:formula="of:=72000000/[.A318]" office:value-type="float" office:value="150000">
            <text:p>150000</text:p>
          </table:table-cell>
          <table:table-cell table:formula="of:=ROUND(72000000/[.A318];0)" office:value-type="float" office:value="150000">
            <text:p>150000</text:p>
          </table:table-cell>
          <table:table-cell table:formula="of:=[.C318]/([.E318]+1)-1" office:value-type="float" office:value="2">
            <text:p>2</text:p>
          </table:table-cell>
          <table:table-cell table:formula="of:=2^4*3^0*5^5-1" office:value-type="float" office:value="49999">
            <text:p>49999</text:p>
          </table:table-cell>
          <table:table-cell table:formula="of:=72000000/([.D318]+1)/([.E318]+1)" office:value-type="float" office:value="480">
            <text:p>480</text:p>
          </table:table-cell>
          <table:table-cell table:formula="of:=ABS([.A318]-[.F318])/[.A318]" office:value-type="float" office:value="0">
            <text:p>0,000000</text:p>
          </table:table-cell>
          <table:table-cell table:formula="of:=IF([.G31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18]+10" office:value-type="float" office:value="490">
            <text:p>490</text:p>
          </table:table-cell>
          <table:table-cell table:formula="of:=72000000/[.A319]" office:value-type="float" office:value="146938.775510204">
            <text:p>146938,775510204</text:p>
          </table:table-cell>
          <table:table-cell table:formula="of:=ROUND(72000000/[.A319];0)" office:value-type="float" office:value="146939">
            <text:p>146939</text:p>
          </table:table-cell>
          <table:table-cell table:formula="of:=[.C319]/([.E319]+1)-1" office:value-type="float" office:value="12">
            <text:p>12</text:p>
          </table:table-cell>
          <table:table-cell table:formula="of:=13^0*89*127-1" office:value-type="float" office:value="11302">
            <text:p>11302</text:p>
          </table:table-cell>
          <table:table-cell table:formula="of:=72000000/([.D319]+1)/([.E319]+1)" office:value-type="float" office:value="489.999251390033">
            <text:p>489,99925139</text:p>
          </table:table-cell>
          <table:table-cell table:formula="of:=ABS([.A319]-[.F319])/[.A319]" office:value-type="float" office:value="0.0000015277754437657">
            <text:p>0,000002</text:p>
          </table:table-cell>
          <table:table-cell table:formula="of:=IF([.G31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19]+10" office:value-type="float" office:value="500">
            <text:p>500</text:p>
          </table:table-cell>
          <table:table-cell table:formula="of:=72000000/[.A320]" office:value-type="float" office:value="144000">
            <text:p>144000</text:p>
          </table:table-cell>
          <table:table-cell table:formula="of:=ROUND(72000000/[.A320];0)" office:value-type="float" office:value="144000">
            <text:p>144000</text:p>
          </table:table-cell>
          <table:table-cell table:formula="of:=[.C320]/([.E320]+1)-1" office:value-type="float" office:value="2">
            <text:p>2</text:p>
          </table:table-cell>
          <table:table-cell table:formula="of:=2^7*3^1*5^3-1" office:value-type="float" office:value="47999">
            <text:p>47999</text:p>
          </table:table-cell>
          <table:table-cell table:formula="of:=72000000/([.D320]+1)/([.E320]+1)" office:value-type="float" office:value="500">
            <text:p>500</text:p>
          </table:table-cell>
          <table:table-cell table:formula="of:=ABS([.A320]-[.F320])/[.A320]" office:value-type="float" office:value="0">
            <text:p>0,000000</text:p>
          </table:table-cell>
          <table:table-cell table:formula="of:=IF([.G32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20]+10" office:value-type="float" office:value="510">
            <text:p>510</text:p>
          </table:table-cell>
          <table:table-cell table:formula="of:=72000000/[.A321]" office:value-type="float" office:value="141176.470588235">
            <text:p>141176,470588235</text:p>
          </table:table-cell>
          <table:table-cell table:formula="of:=ROUND(72000000/[.A321];0)" office:value-type="float" office:value="141176">
            <text:p>141176</text:p>
          </table:table-cell>
          <table:table-cell table:formula="of:=[.C321]/([.E321]+1)-1" office:value-type="float" office:value="3">
            <text:p>3</text:p>
          </table:table-cell>
          <table:table-cell table:formula="of:=2^1*7*2521-1" office:value-type="float" office:value="35293">
            <text:p>35293</text:p>
          </table:table-cell>
          <table:table-cell table:formula="of:=72000000/([.D321]+1)/([.E321]+1)" office:value-type="float" office:value="510.001700005667">
            <text:p>510,0017000057</text:p>
          </table:table-cell>
          <table:table-cell table:formula="of:=ABS([.A321]-[.F321])/[.A321]" office:value-type="float" office:value="0.00000333334444449332">
            <text:p>0,000003</text:p>
          </table:table-cell>
          <table:table-cell table:formula="of:=IF([.G32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21]+10" office:value-type="float" office:value="520">
            <text:p>520</text:p>
          </table:table-cell>
          <table:table-cell table:formula="of:=72000000/[.A322]" office:value-type="float" office:value="138461.538461538">
            <text:p>138461,538461538</text:p>
          </table:table-cell>
          <table:table-cell table:formula="of:=ROUND(72000000/[.A322];0)" office:value-type="float" office:value="138462">
            <text:p>138462</text:p>
          </table:table-cell>
          <table:table-cell table:formula="of:=[.C322]/([.E322]+1)-1" office:value-type="float" office:value="2">
            <text:p>2</text:p>
          </table:table-cell>
          <table:table-cell table:formula="of:=2*3^0*47*491-1" office:value-type="float" office:value="46153">
            <text:p>46153</text:p>
          </table:table-cell>
          <table:table-cell table:formula="of:=72000000/([.D322]+1)/([.E322]+1)" office:value-type="float" office:value="519.998266672444">
            <text:p>519,9982666724</text:p>
          </table:table-cell>
          <table:table-cell table:formula="of:=ABS([.A322]-[.F322])/[.A322]" office:value-type="float" office:value="0.00000333332222230463">
            <text:p>0,000003</text:p>
          </table:table-cell>
          <table:table-cell table:formula="of:=IF([.G32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22]+10" office:value-type="float" office:value="530">
            <text:p>530</text:p>
          </table:table-cell>
          <table:table-cell table:formula="of:=72000000/[.A323]" office:value-type="float" office:value="135849.056603774">
            <text:p>135849,056603774</text:p>
          </table:table-cell>
          <table:table-cell table:formula="of:=ROUND(72000000/[.A323];0)" office:value-type="float" office:value="135849">
            <text:p>135849</text:p>
          </table:table-cell>
          <table:table-cell table:formula="of:=[.C323]/([.E323]+1)-1" office:value-type="float" office:value="2">
            <text:p>2</text:p>
          </table:table-cell>
          <table:table-cell table:formula="of:=7*6469-1" office:value-type="float" office:value="45282">
            <text:p>45282</text:p>
          </table:table-cell>
          <table:table-cell table:formula="of:=72000000/([.D323]+1)/([.E323]+1)" office:value-type="float" office:value="530.000220833425">
            <text:p>530,0002208334</text:p>
          </table:table-cell>
          <table:table-cell table:formula="of:=ABS([.A323]-[.F323])/[.A323]" office:value-type="float" office:value="0.000000416666840327759">
            <text:p>0,000000</text:p>
          </table:table-cell>
          <table:table-cell table:formula="of:=IF([.G32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23]+10" office:value-type="float" office:value="540">
            <text:p>540</text:p>
          </table:table-cell>
          <table:table-cell table:formula="of:=72000000/[.A324]" office:value-type="float" office:value="133333.333333333">
            <text:p>133333,333333333</text:p>
          </table:table-cell>
          <table:table-cell table:formula="of:=ROUND(72000000/[.A324];0)" office:value-type="float" office:value="133333">
            <text:p>133333</text:p>
          </table:table-cell>
          <table:table-cell table:formula="of:=[.C324]/([.E324]+1)-1" office:value-type="float" office:value="150">
            <text:p>150</text:p>
          </table:table-cell>
          <table:table-cell table:formula="of:=883-1" office:value-type="float" office:value="882">
            <text:p>882</text:p>
          </table:table-cell>
          <table:table-cell table:formula="of:=72000000/([.D324]+1)/([.E324]+1)" office:value-type="float" office:value="540.001350003375">
            <text:p>540,0013500034</text:p>
          </table:table-cell>
          <table:table-cell table:formula="of:=ABS([.A324]-[.F324])/[.A324]" office:value-type="float" office:value="0.00000250000625004321">
            <text:p>0,000003</text:p>
          </table:table-cell>
          <table:table-cell table:formula="of:=IF([.G32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24]+10" office:value-type="float" office:value="550">
            <text:p>550</text:p>
          </table:table-cell>
          <table:table-cell table:formula="of:=72000000/[.A325]" office:value-type="float" office:value="130909.090909091">
            <text:p>130909,090909091</text:p>
          </table:table-cell>
          <table:table-cell table:formula="of:=ROUND(72000000/[.A325];0)" office:value-type="float" office:value="130909">
            <text:p>130909</text:p>
          </table:table-cell>
          <table:table-cell table:formula="of:=[.C325]/([.E325]+1)-1" office:value-type="float" office:value="108">
            <text:p>108</text:p>
          </table:table-cell>
          <table:table-cell table:formula="of:=1201-1" office:value-type="float" office:value="1200">
            <text:p>1200</text:p>
          </table:table-cell>
          <table:table-cell table:formula="of:=72000000/([.D325]+1)/([.E325]+1)" office:value-type="float" office:value="550.00038194471">
            <text:p>550,0003819447</text:p>
          </table:table-cell>
          <table:table-cell table:formula="of:=ABS([.A325]-[.F325])/[.A325]" office:value-type="float" office:value="0.000000694444926755916">
            <text:p>0,000001</text:p>
          </table:table-cell>
          <table:table-cell table:formula="of:=IF([.G32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25]+10" office:value-type="float" office:value="560">
            <text:p>560</text:p>
          </table:table-cell>
          <table:table-cell table:formula="of:=72000000/[.A326]" office:value-type="float" office:value="128571.428571429">
            <text:p>128571,428571429</text:p>
          </table:table-cell>
          <table:table-cell table:formula="of:=ROUND(72000000/[.A326];0)" office:value-type="float" office:value="128571">
            <text:p>128571</text:p>
          </table:table-cell>
          <table:table-cell table:formula="of:=[.C326]/([.E326]+1)-1" office:value-type="float" office:value="2">
            <text:p>2</text:p>
          </table:table-cell>
          <table:table-cell table:formula="of:=17*2521-1" office:value-type="float" office:value="42856">
            <text:p>42856</text:p>
          </table:table-cell>
          <table:table-cell table:formula="of:=72000000/([.D326]+1)/([.E326]+1)" office:value-type="float" office:value="560.001866672889">
            <text:p>560,0018666729</text:p>
          </table:table-cell>
          <table:table-cell table:formula="of:=ABS([.A326]-[.F326])/[.A326]" office:value-type="float" office:value="0.00000333334444450527">
            <text:p>0,000003</text:p>
          </table:table-cell>
          <table:table-cell table:formula="of:=IF([.G32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26]+10" office:value-type="float" office:value="570">
            <text:p>570</text:p>
          </table:table-cell>
          <table:table-cell table:formula="of:=72000000/[.A327]" office:value-type="float" office:value="126315.789473684">
            <text:p>126315,789473684</text:p>
          </table:table-cell>
          <table:table-cell table:formula="of:=ROUND(72000000/[.A327];0)" office:value-type="float" office:value="126316">
            <text:p>126316</text:p>
          </table:table-cell>
          <table:table-cell table:formula="of:=[.C327]/([.E327]+1)-1" office:value-type="float" office:value="3">
            <text:p>3</text:p>
          </table:table-cell>
          <table:table-cell table:formula="of:=2^0*23*1373-1" office:value-type="float" office:value="31578">
            <text:p>31578</text:p>
          </table:table-cell>
          <table:table-cell table:formula="of:=72000000/([.D327]+1)/([.E327]+1)" office:value-type="float" office:value="569.999050001583">
            <text:p>569,9990500016</text:p>
          </table:table-cell>
          <table:table-cell table:formula="of:=ABS([.A327]-[.F327])/[.A327]" office:value-type="float" office:value="0.0000016666638888988">
            <text:p>0,000002</text:p>
          </table:table-cell>
          <table:table-cell table:formula="of:=IF([.G32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27]+10" office:value-type="float" office:value="580">
            <text:p>580</text:p>
          </table:table-cell>
          <table:table-cell table:formula="of:=72000000/[.A328]" office:value-type="float" office:value="124137.931034483">
            <text:p>124137,931034483</text:p>
          </table:table-cell>
          <table:table-cell table:formula="of:=ROUND(72000000/[.A328];0)" office:value-type="float" office:value="124138">
            <text:p>124138</text:p>
          </table:table-cell>
          <table:table-cell table:formula="of:=[.C328]/([.E328]+1)-1" office:value-type="float" office:value="1">
            <text:p>1</text:p>
          </table:table-cell>
          <table:table-cell table:formula="of:=2^0*7*8867-1" office:value-type="float" office:value="62068">
            <text:p>62068</text:p>
          </table:table-cell>
          <table:table-cell table:formula="of:=72000000/([.D328]+1)/([.E328]+1)" office:value-type="float" office:value="579.999677777957">
            <text:p>579,999677778</text:p>
          </table:table-cell>
          <table:table-cell table:formula="of:=ABS([.A328]-[.F328])/[.A328]" office:value-type="float" office:value="0.000000555555246937102">
            <text:p>0,000001</text:p>
          </table:table-cell>
          <table:table-cell table:formula="of:=IF([.G32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28]+10" office:value-type="float" office:value="590">
            <text:p>590</text:p>
          </table:table-cell>
          <table:table-cell table:formula="of:=72000000/[.A329]" office:value-type="float" office:value="122033.898305085">
            <text:p>122033,898305085</text:p>
          </table:table-cell>
          <table:table-cell table:formula="of:=ROUND(72000000/[.A329];0)" office:value-type="float" office:value="122034">
            <text:p>122034</text:p>
          </table:table-cell>
          <table:table-cell table:formula="of:=[.C329]/([.E329]+1)-1" office:value-type="float" office:value="1">
            <text:p>1</text:p>
          </table:table-cell>
          <table:table-cell table:formula="of:=2^0*3*11*43^2-1" office:value-type="float" office:value="61016">
            <text:p>61016</text:p>
          </table:table-cell>
          <table:table-cell table:formula="of:=72000000/([.D329]+1)/([.E329]+1)" office:value-type="float" office:value="589.999508333743">
            <text:p>589,9995083337</text:p>
          </table:table-cell>
          <table:table-cell table:formula="of:=ABS([.A329]-[.F329])/[.A329]" office:value-type="float" office:value="0.000000833332638895796">
            <text:p>0,000001</text:p>
          </table:table-cell>
          <table:table-cell table:formula="of:=IF([.G32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29]+10" office:value-type="float" office:value="600">
            <text:p>600</text:p>
          </table:table-cell>
          <table:table-cell table:formula="of:=72000000/[.A330]" office:value-type="float" office:value="120000">
            <text:p>120000</text:p>
          </table:table-cell>
          <table:table-cell table:formula="of:=ROUND(72000000/[.A330];0)" office:value-type="float" office:value="120000">
            <text:p>120000</text:p>
          </table:table-cell>
          <table:table-cell table:formula="of:=[.C330]/([.E330]+1)-1" office:value-type="float" office:value="1">
            <text:p>1</text:p>
          </table:table-cell>
          <table:table-cell table:formula="of:=2^5*3*5^4-1" office:value-type="float" office:value="59999">
            <text:p>59999</text:p>
          </table:table-cell>
          <table:table-cell table:formula="of:=72000000/([.D330]+1)/([.E330]+1)" office:value-type="float" office:value="600">
            <text:p>600</text:p>
          </table:table-cell>
          <table:table-cell table:formula="of:=ABS([.A330]-[.F330])/[.A330]" office:value-type="float" office:value="0">
            <text:p>0,000000</text:p>
          </table:table-cell>
          <table:table-cell table:formula="of:=IF([.G33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30]+10" office:value-type="float" office:value="610">
            <text:p>610</text:p>
          </table:table-cell>
          <table:table-cell table:formula="of:=72000000/[.A331]" office:value-type="float" office:value="118032.786885246">
            <text:p>118032,786885246</text:p>
          </table:table-cell>
          <table:table-cell table:formula="of:=ROUND(72000000/[.A331];0)" office:value-type="float" office:value="118033">
            <text:p>118033</text:p>
          </table:table-cell>
          <table:table-cell office:value-type="float" office:value="1">
            <text:p>1</text:p>
          </table:table-cell>
          <table:table-cell table:formula="of:=2^3*3*2459-1" office:value-type="float" office:value="59015">
            <text:p>59015</text:p>
          </table:table-cell>
          <table:table-cell table:formula="of:=72000000/([.D331]+1)/([.E331]+1)" office:value-type="float" office:value="610.004066693778">
            <text:p>610,0040666938</text:p>
          </table:table-cell>
          <table:table-cell table:formula="of:=ABS([.A331]-[.F331])/[.A331]" office:value-type="float" office:value="0.00000666671111145258">
            <text:p>0,000007</text:p>
          </table:table-cell>
          <table:table-cell table:formula="of:=IF([.G33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31]+10" office:value-type="float" office:value="620">
            <text:p>620</text:p>
          </table:table-cell>
          <table:table-cell table:formula="of:=72000000/[.A332]" office:value-type="float" office:value="116129.032258065">
            <text:p>116129,032258065</text:p>
          </table:table-cell>
          <table:table-cell table:formula="of:=ROUND(72000000/[.A332];0)" office:value-type="float" office:value="116129">
            <text:p>116129</text:p>
          </table:table-cell>
          <table:table-cell table:formula="of:=[.C332]/([.E332]+1)-1" office:value-type="float" office:value="12">
            <text:p>12</text:p>
          </table:table-cell>
          <table:table-cell table:formula="of:=8933-1" office:value-type="float" office:value="8932">
            <text:p>8932</text:p>
          </table:table-cell>
          <table:table-cell table:formula="of:=72000000/([.D332]+1)/([.E332]+1)" office:value-type="float" office:value="620.00017222227">
            <text:p>620,0001722223</text:p>
          </table:table-cell>
          <table:table-cell table:formula="of:=ABS([.A332]-[.F332])/[.A332]" office:value-type="float" office:value="0.000000277777854945828">
            <text:p>0,000000</text:p>
          </table:table-cell>
          <table:table-cell table:formula="of:=IF([.G33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32]+10" office:value-type="float" office:value="630">
            <text:p>630</text:p>
          </table:table-cell>
          <table:table-cell table:formula="of:=72000000/[.A333]" office:value-type="float" office:value="114285.714285714">
            <text:p>114285,714285714</text:p>
          </table:table-cell>
          <table:table-cell table:formula="of:=ROUND(72000000/[.A333];0)" office:value-type="float" office:value="114286">
            <text:p>114286</text:p>
          </table:table-cell>
          <table:table-cell table:formula="of:=[.C333]/([.E333]+1)-1" office:value-type="float" office:value="1">
            <text:p>1</text:p>
          </table:table-cell>
          <table:table-cell table:formula="of:=57143-1" office:value-type="float" office:value="57142">
            <text:p>57142</text:p>
          </table:table-cell>
          <table:table-cell table:formula="of:=72000000/([.D333]+1)/([.E333]+1)" office:value-type="float" office:value="629.998425003938">
            <text:p>629,9984250039</text:p>
          </table:table-cell>
          <table:table-cell table:formula="of:=ABS([.A333]-[.F333])/[.A333]" office:value-type="float" office:value="0.0000024999937499348">
            <text:p>0,000002</text:p>
          </table:table-cell>
          <table:table-cell table:formula="of:=IF([.G33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33]+10" office:value-type="float" office:value="640">
            <text:p>640</text:p>
          </table:table-cell>
          <table:table-cell table:formula="of:=72000000/[.A334]" office:value-type="float" office:value="112500">
            <text:p>112500</text:p>
          </table:table-cell>
          <table:table-cell table:formula="of:=ROUND(72000000/[.A334];0)" office:value-type="float" office:value="112500">
            <text:p>112500</text:p>
          </table:table-cell>
          <table:table-cell table:formula="of:=[.C334]/([.E334]+1)-1" office:value-type="float" office:value="1">
            <text:p>1</text:p>
          </table:table-cell>
          <table:table-cell table:formula="of:=2^1*3^2*5^5-1" office:value-type="float" office:value="56249">
            <text:p>56249</text:p>
          </table:table-cell>
          <table:table-cell table:formula="of:=72000000/([.D334]+1)/([.E334]+1)" office:value-type="float" office:value="640">
            <text:p>640</text:p>
          </table:table-cell>
          <table:table-cell table:formula="of:=ABS([.A334]-[.F334])/[.A334]" office:value-type="float" office:value="0">
            <text:p>0,000000</text:p>
          </table:table-cell>
          <table:table-cell table:formula="of:=IF([.G33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34]+10" office:value-type="float" office:value="650">
            <text:p>650</text:p>
          </table:table-cell>
          <table:table-cell table:formula="of:=72000000/[.A335]" office:value-type="float" office:value="110769.230769231">
            <text:p>110769,230769231</text:p>
          </table:table-cell>
          <table:table-cell table:formula="of:=ROUND(72000000/[.A335];0)" office:value-type="float" office:value="110769">
            <text:p>110769</text:p>
          </table:table-cell>
          <table:table-cell table:formula="of:=[.C335]/([.E335]+1)-1" office:value-type="float" office:value="2">
            <text:p>2</text:p>
          </table:table-cell>
          <table:table-cell table:formula="of:=36923-1" office:value-type="float" office:value="36922">
            <text:p>36922</text:p>
          </table:table-cell>
          <table:table-cell table:formula="of:=72000000/([.D335]+1)/([.E335]+1)" office:value-type="float" office:value="650.001354169488">
            <text:p>650,0013541695</text:p>
          </table:table-cell>
          <table:table-cell table:formula="of:=ABS([.A335]-[.F335])/[.A335]" office:value-type="float" office:value="0.00000208333767362162">
            <text:p>0,000002</text:p>
          </table:table-cell>
          <table:table-cell table:formula="of:=IF([.G33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35]+10" office:value-type="float" office:value="660">
            <text:p>660</text:p>
          </table:table-cell>
          <table:table-cell table:formula="of:=72000000/[.A336]" office:value-type="float" office:value="109090.909090909">
            <text:p>109090,909090909</text:p>
          </table:table-cell>
          <table:table-cell table:formula="of:=ROUND(72000000/[.A336];0)" office:value-type="float" office:value="109091">
            <text:p>109091</text:p>
          </table:table-cell>
          <table:table-cell table:formula="of:=[.C336]/([.E336]+1)-1" office:value-type="float" office:value="42">
            <text:p>42</text:p>
          </table:table-cell>
          <table:table-cell table:formula="of:=43*59-1" office:value-type="float" office:value="2536">
            <text:p>2536</text:p>
          </table:table-cell>
          <table:table-cell table:formula="of:=72000000/([.D336]+1)/([.E336]+1)" office:value-type="float" office:value="659.999450000458">
            <text:p>659,9994500005</text:p>
          </table:table-cell>
          <table:table-cell table:formula="of:=ABS([.A336]-[.F336])/[.A336]" office:value-type="float" office:value="0.000000833332638773176">
            <text:p>0,000001</text:p>
          </table:table-cell>
          <table:table-cell table:formula="of:=IF([.G33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36]+10" office:value-type="float" office:value="670">
            <text:p>670</text:p>
          </table:table-cell>
          <table:table-cell table:formula="of:=72000000/[.A337]" office:value-type="float" office:value="107462.686567164">
            <text:p>107462,686567164</text:p>
          </table:table-cell>
          <table:table-cell table:formula="of:=ROUND(72000000/[.A337];0)" office:value-type="float" office:value="107463">
            <text:p>107463</text:p>
          </table:table-cell>
          <table:table-cell table:formula="of:=[.C337]/([.E337]+1)-1" office:value-type="float" office:value="2">
            <text:p>2</text:p>
          </table:table-cell>
          <table:table-cell table:formula="of:=113*317-1" office:value-type="float" office:value="35820">
            <text:p>35820</text:p>
          </table:table-cell>
          <table:table-cell table:formula="of:=72000000/([.D337]+1)/([.E337]+1)" office:value-type="float" office:value="669.998045839033">
            <text:p>669,998045839</text:p>
          </table:table-cell>
          <table:table-cell table:formula="of:=ABS([.A337]-[.F337])/[.A337]" office:value-type="float" office:value="0.00000291665815968454">
            <text:p>0,000003</text:p>
          </table:table-cell>
          <table:table-cell table:formula="of:=IF([.G33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37]+10" office:value-type="float" office:value="680">
            <text:p>680</text:p>
          </table:table-cell>
          <table:table-cell table:formula="of:=72000000/[.A338]" office:value-type="float" office:value="105882.352941176">
            <text:p>105882,352941176</text:p>
          </table:table-cell>
          <table:table-cell table:formula="of:=ROUND(72000000/[.A338];0)" office:value-type="float" office:value="105882">
            <text:p>105882</text:p>
          </table:table-cell>
          <table:table-cell table:formula="of:=[.C338]/([.E338]+1)-1" office:value-type="float" office:value="1">
            <text:p>1</text:p>
          </table:table-cell>
          <table:table-cell table:formula="of:=3*7*2521-1" office:value-type="float" office:value="52940">
            <text:p>52940</text:p>
          </table:table-cell>
          <table:table-cell table:formula="of:=72000000/([.D338]+1)/([.E338]+1)" office:value-type="float" office:value="680.002266674222">
            <text:p>680,0022666742</text:p>
          </table:table-cell>
          <table:table-cell table:formula="of:=ABS([.A338]-[.F338])/[.A338]" office:value-type="float" office:value="0.00000333334444449332">
            <text:p>0,000003</text:p>
          </table:table-cell>
          <table:table-cell table:formula="of:=IF([.G33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38]+10" office:value-type="float" office:value="690">
            <text:p>690</text:p>
          </table:table-cell>
          <table:table-cell table:formula="of:=72000000/[.A339]" office:value-type="float" office:value="104347.826086957">
            <text:p>104347,826086957</text:p>
          </table:table-cell>
          <table:table-cell table:formula="of:=ROUND(72000000/[.A339];0)" office:value-type="float" office:value="104348">
            <text:p>104348</text:p>
          </table:table-cell>
          <table:table-cell table:formula="of:=[.C339]/([.E339]+1)-1" office:value-type="float" office:value="1">
            <text:p>1</text:p>
          </table:table-cell>
          <table:table-cell table:formula="of:=2^1*19*1373-1" office:value-type="float" office:value="52173">
            <text:p>52173</text:p>
          </table:table-cell>
          <table:table-cell table:formula="of:=72000000/([.D339]+1)/([.E339]+1)" office:value-type="float" office:value="689.998850001917">
            <text:p>689,9988500019</text:p>
          </table:table-cell>
          <table:table-cell table:formula="of:=ABS([.A339]-[.F339])/[.A339]" office:value-type="float" office:value="0.00000166666388882942">
            <text:p>0,000002</text:p>
          </table:table-cell>
          <table:table-cell table:formula="of:=IF([.G33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39]+10" office:value-type="float" office:value="700">
            <text:p>700</text:p>
          </table:table-cell>
          <table:table-cell table:formula="of:=72000000/[.A340]" office:value-type="float" office:value="102857.142857143">
            <text:p>102857,142857143</text:p>
          </table:table-cell>
          <table:table-cell table:formula="of:=ROUND(72000000/[.A340];0)" office:value-type="float" office:value="102857">
            <text:p>102857</text:p>
          </table:table-cell>
          <table:table-cell table:formula="of:=[.C340]/([.E340]+1)-1" office:value-type="float" office:value="72">
            <text:p>72</text:p>
          </table:table-cell>
          <table:table-cell table:formula="of:=1409-1" office:value-type="float" office:value="1408">
            <text:p>1408</text:p>
          </table:table-cell>
          <table:table-cell table:formula="of:=72000000/([.D340]+1)/([.E340]+1)" office:value-type="float" office:value="700.000972223573">
            <text:p>700,0009722236</text:p>
          </table:table-cell>
          <table:table-cell table:formula="of:=ABS([.A340]-[.F340])/[.A340]" office:value-type="float" office:value="0.00000138889081800439">
            <text:p>0,000001</text:p>
          </table:table-cell>
          <table:table-cell table:formula="of:=IF([.G34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40]+10" office:value-type="float" office:value="710">
            <text:p>710</text:p>
          </table:table-cell>
          <table:table-cell table:formula="of:=72000000/[.A341]" office:value-type="float" office:value="101408.450704225">
            <text:p>101408,450704225</text:p>
          </table:table-cell>
          <table:table-cell table:formula="of:=ROUND(72000000/[.A341];0)" office:value-type="float" office:value="101408">
            <text:p>101408</text:p>
          </table:table-cell>
          <table:table-cell table:formula="of:=[.C341]/([.E341]+1)-1" office:value-type="float" office:value="1">
            <text:p>1</text:p>
          </table:table-cell>
          <table:table-cell table:formula="of:=2^4*3169-1" office:value-type="float" office:value="50703">
            <text:p>50703</text:p>
          </table:table-cell>
          <table:table-cell table:formula="of:=72000000/([.D341]+1)/([.E341]+1)" office:value-type="float" office:value="710.00315556958">
            <text:p>710,0031555696</text:p>
          </table:table-cell>
          <table:table-cell table:formula="of:=ABS([.A341]-[.F341])/[.A341]" office:value-type="float" office:value="0.0000044444641975466">
            <text:p>0,000004</text:p>
          </table:table-cell>
          <table:table-cell table:formula="of:=IF([.G34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41]+10" office:value-type="float" office:value="720">
            <text:p>720</text:p>
          </table:table-cell>
          <table:table-cell table:formula="of:=72000000/[.A342]" office:value-type="float" office:value="100000">
            <text:p>100000</text:p>
          </table:table-cell>
          <table:table-cell table:formula="of:=ROUND(72000000/[.A342];0)" office:value-type="float" office:value="100000">
            <text:p>100000</text:p>
          </table:table-cell>
          <table:table-cell table:formula="of:=[.C342]/([.E342]+1)-1" office:value-type="float" office:value="1">
            <text:p>1</text:p>
          </table:table-cell>
          <table:table-cell table:formula="of:=2^4*5^5-1" office:value-type="float" office:value="49999">
            <text:p>49999</text:p>
          </table:table-cell>
          <table:table-cell table:formula="of:=72000000/([.D342]+1)/([.E342]+1)" office:value-type="float" office:value="720">
            <text:p>720</text:p>
          </table:table-cell>
          <table:table-cell table:formula="of:=ABS([.A342]-[.F342])/[.A342]" office:value-type="float" office:value="0">
            <text:p>0,000000</text:p>
          </table:table-cell>
          <table:table-cell table:formula="of:=IF([.G34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42]+10" office:value-type="float" office:value="730">
            <text:p>730</text:p>
          </table:table-cell>
          <table:table-cell table:formula="of:=72000000/[.A343]" office:value-type="float" office:value="98630.1369863014">
            <text:p>98630,1369863014</text:p>
          </table:table-cell>
          <table:table-cell table:formula="of:=ROUND(72000000/[.A343];0)" office:value-type="float" office:value="98630">
            <text:p>98630</text:p>
          </table:table-cell>
          <table:table-cell table:formula="of:=[.C343]/([.E343]+1)-1" office:value-type="float" office:value="1">
            <text:p>1</text:p>
          </table:table-cell>
          <table:table-cell table:formula="of:=5*7*1409-1" office:value-type="float" office:value="49314">
            <text:p>49314</text:p>
          </table:table-cell>
          <table:table-cell table:formula="of:=72000000/([.D343]+1)/([.E343]+1)" office:value-type="float" office:value="730.001013890297">
            <text:p>730,0010138903</text:p>
          </table:table-cell>
          <table:table-cell table:formula="of:=ABS([.A343]-[.F343])/[.A343]" office:value-type="float" office:value="0.00000138889081785088">
            <text:p>0,000001</text:p>
          </table:table-cell>
          <table:table-cell table:formula="of:=IF([.G34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43]+10" office:value-type="float" office:value="740">
            <text:p>740</text:p>
          </table:table-cell>
          <table:table-cell table:formula="of:=72000000/[.A344]" office:value-type="float" office:value="97297.2972972973">
            <text:p>97297,2972972973</text:p>
          </table:table-cell>
          <table:table-cell table:formula="of:=ROUND(72000000/[.A344];0)" office:value-type="float" office:value="97297">
            <text:p>97297</text:p>
          </table:table-cell>
          <table:table-cell table:formula="of:=[.C344]/([.E344]+1)-1" office:value-type="float" office:value="148">
            <text:p>148</text:p>
          </table:table-cell>
          <table:table-cell table:formula="of:=653-1" office:value-type="float" office:value="652">
            <text:p>652</text:p>
          </table:table-cell>
          <table:table-cell table:formula="of:=72000000/([.D344]+1)/([.E344]+1)" office:value-type="float" office:value="740.00226111802">
            <text:p>740,002261118</text:p>
          </table:table-cell>
          <table:table-cell table:formula="of:=ABS([.A344]-[.F344])/[.A344]" office:value-type="float" office:value="0.00000305556489202851">
            <text:p>0,000003</text:p>
          </table:table-cell>
          <table:table-cell table:formula="of:=IF([.G34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44]+10" office:value-type="float" office:value="750">
            <text:p>750</text:p>
          </table:table-cell>
          <table:table-cell table:formula="of:=72000000/[.A345]" office:value-type="float" office:value="96000">
            <text:p>96000</text:p>
          </table:table-cell>
          <table:table-cell table:formula="of:=ROUND(72000000/[.A345];0)" office:value-type="float" office:value="96000">
            <text:p>96000</text:p>
          </table:table-cell>
          <table:table-cell table:formula="of:=[.C345]/([.E345]+1)-1" office:value-type="float" office:value="1">
            <text:p>1</text:p>
          </table:table-cell>
          <table:table-cell table:formula="of:=2^7*3*5^3-1" office:value-type="float" office:value="47999">
            <text:p>47999</text:p>
          </table:table-cell>
          <table:table-cell table:formula="of:=72000000/([.D345]+1)/([.E345]+1)" office:value-type="float" office:value="750">
            <text:p>750</text:p>
          </table:table-cell>
          <table:table-cell table:formula="of:=ABS([.A345]-[.F345])/[.A345]" office:value-type="float" office:value="0">
            <text:p>0,000000</text:p>
          </table:table-cell>
          <table:table-cell table:formula="of:=IF([.G34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45]+10" office:value-type="float" office:value="760">
            <text:p>760</text:p>
          </table:table-cell>
          <table:table-cell table:formula="of:=72000000/[.A346]" office:value-type="float" office:value="94736.8421052632">
            <text:p>94736,8421052632</text:p>
          </table:table-cell>
          <table:table-cell table:formula="of:=ROUND(72000000/[.A346];0)" office:value-type="float" office:value="94737">
            <text:p>94737</text:p>
          </table:table-cell>
          <table:table-cell table:formula="of:=[.C346]/([.E346]+1)-1" office:value-type="float" office:value="2">
            <text:p>2</text:p>
          </table:table-cell>
          <table:table-cell table:formula="of:=23*1373-1" office:value-type="float" office:value="31578">
            <text:p>31578</text:p>
          </table:table-cell>
          <table:table-cell table:formula="of:=72000000/([.D346]+1)/([.E346]+1)" office:value-type="float" office:value="759.998733335444">
            <text:p>759,9987333354</text:p>
          </table:table-cell>
          <table:table-cell table:formula="of:=ABS([.A346]-[.F346])/[.A346]" office:value-type="float" office:value="0.00000166666388894866">
            <text:p>0,000002</text:p>
          </table:table-cell>
          <table:table-cell table:formula="of:=IF([.G34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46]+10" office:value-type="float" office:value="770">
            <text:p>770</text:p>
          </table:table-cell>
          <table:table-cell table:formula="of:=72000000/[.A347]" office:value-type="float" office:value="93506.4935064935">
            <text:p>93506,4935064935</text:p>
          </table:table-cell>
          <table:table-cell table:formula="of:=ROUND(72000000/[.A347];0)" office:value-type="float" office:value="93506">
            <text:p>93506</text:p>
          </table:table-cell>
          <table:table-cell table:formula="of:=[.C347]/([.E347]+1)-1" office:value-type="float" office:value="1">
            <text:p>1</text:p>
          </table:table-cell>
          <table:table-cell table:formula="of:=7*6679-1" office:value-type="float" office:value="46752">
            <text:p>46752</text:p>
          </table:table-cell>
          <table:table-cell table:formula="of:=72000000/([.D347]+1)/([.E347]+1)" office:value-type="float" office:value="770.004063910337">
            <text:p>770,0040639103</text:p>
          </table:table-cell>
          <table:table-cell table:formula="of:=ABS([.A347]-[.F347])/[.A347]" office:value-type="float" office:value="0.00000527780563288616">
            <text:p>0,000005</text:p>
          </table:table-cell>
          <table:table-cell table:formula="of:=IF([.G34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47]+10" office:value-type="float" office:value="780">
            <text:p>780</text:p>
          </table:table-cell>
          <table:table-cell table:formula="of:=72000000/[.A348]" office:value-type="float" office:value="92307.6923076923">
            <text:p>92307,6923076923</text:p>
          </table:table-cell>
          <table:table-cell table:formula="of:=ROUND(72000000/[.A348];0)" office:value-type="float" office:value="92308">
            <text:p>92308</text:p>
          </table:table-cell>
          <table:table-cell table:formula="of:=[.C348]/([.E348]+1)-1" office:value-type="float" office:value="1">
            <text:p>1</text:p>
          </table:table-cell>
          <table:table-cell table:formula="of:=2*47*491-1" office:value-type="float" office:value="46153">
            <text:p>46153</text:p>
          </table:table-cell>
          <table:table-cell table:formula="of:=72000000/([.D348]+1)/([.E348]+1)" office:value-type="float" office:value="779.997400008667">
            <text:p>779,9974000087</text:p>
          </table:table-cell>
          <table:table-cell table:formula="of:=ABS([.A348]-[.F348])/[.A348]" office:value-type="float" office:value="0.00000333332222223175">
            <text:p>0,000003</text:p>
          </table:table-cell>
          <table:table-cell table:formula="of:=IF([.G34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48]+10" office:value-type="float" office:value="790">
            <text:p>790</text:p>
          </table:table-cell>
          <table:table-cell table:formula="of:=72000000/[.A349]" office:value-type="float" office:value="91139.2405063291">
            <text:p>91139,2405063291</text:p>
          </table:table-cell>
          <table:table-cell table:formula="of:=ROUND(72000000/[.A349];0)" office:value-type="float" office:value="91139">
            <text:p>91139</text:p>
          </table:table-cell>
          <table:table-cell office:value-type="float" office:value="1">
            <text:p>1</text:p>
          </table:table-cell>
          <table:table-cell table:formula="of:=45569-1" office:value-type="float" office:value="45568">
            <text:p>45568</text:p>
          </table:table-cell>
          <table:table-cell table:formula="of:=72000000/([.D349]+1)/([.E349]+1)" office:value-type="float" office:value="790.010752924137">
            <text:p>790,0107529241</text:p>
          </table:table-cell>
          <table:table-cell table:formula="of:=ABS([.A349]-[.F349])/[.A349]" office:value-type="float" office:value="0.0000136112963759785">
            <text:p>0,000014</text:p>
          </table:table-cell>
          <table:table-cell table:formula="of:=IF([.G34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49]+10" office:value-type="float" office:value="800">
            <text:p>800</text:p>
          </table:table-cell>
          <table:table-cell table:formula="of:=72000000/[.A350]" office:value-type="float" office:value="90000">
            <text:p>90000</text:p>
          </table:table-cell>
          <table:table-cell table:formula="of:=ROUND(72000000/[.A350];0)" office:value-type="float" office:value="90000">
            <text:p>90000</text:p>
          </table:table-cell>
          <table:table-cell table:formula="of:=[.C350]/([.E350]+1)-1" office:value-type="float" office:value="1">
            <text:p>1</text:p>
          </table:table-cell>
          <table:table-cell table:formula="of:=2^3*3^2*5^4-1" office:value-type="float" office:value="44999">
            <text:p>44999</text:p>
          </table:table-cell>
          <table:table-cell table:formula="of:=72000000/([.D350]+1)/([.E350]+1)" office:value-type="float" office:value="800">
            <text:p>800</text:p>
          </table:table-cell>
          <table:table-cell table:formula="of:=ABS([.A350]-[.F350])/[.A350]" office:value-type="float" office:value="0">
            <text:p>0,000000</text:p>
          </table:table-cell>
          <table:table-cell table:formula="of:=IF([.G35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50]+10" office:value-type="float" office:value="810">
            <text:p>810</text:p>
          </table:table-cell>
          <table:table-cell table:formula="of:=72000000/[.A351]" office:value-type="float" office:value="88888.8888888889">
            <text:p>88888,8888888889</text:p>
          </table:table-cell>
          <table:table-cell table:formula="of:=ROUND(72000000/[.A351];0)" office:value-type="float" office:value="88889">
            <text:p>88889</text:p>
          </table:table-cell>
          <table:table-cell table:formula="of:=[.C351]/([.E351]+1)-1" office:value-type="float" office:value="102">
            <text:p>102</text:p>
          </table:table-cell>
          <table:table-cell table:formula="of:=863-1" office:value-type="float" office:value="862">
            <text:p>862</text:p>
          </table:table-cell>
          <table:table-cell table:formula="of:=72000000/([.D351]+1)/([.E351]+1)" office:value-type="float" office:value="809.998987501266">
            <text:p>809,9989875013</text:p>
          </table:table-cell>
          <table:table-cell table:formula="of:=ABS([.A351]-[.F351])/[.A351]" office:value-type="float" office:value="0.0000012499984374396">
            <text:p>0,000001</text:p>
          </table:table-cell>
          <table:table-cell table:formula="of:=IF([.G35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51]+10" office:value-type="float" office:value="820">
            <text:p>820</text:p>
          </table:table-cell>
          <table:table-cell table:formula="of:=72000000/[.A352]" office:value-type="float" office:value="87804.8780487805">
            <text:p>87804,8780487805</text:p>
          </table:table-cell>
          <table:table-cell table:formula="of:=ROUND(72000000/[.A352];0)" office:value-type="float" office:value="87805">
            <text:p>87805</text:p>
          </table:table-cell>
          <table:table-cell table:formula="of:=[.C352]/([.E352]+1)-1" office:value-type="float" office:value="4">
            <text:p>4</text:p>
          </table:table-cell>
          <table:table-cell table:formula="of:=17*1033-1" office:value-type="float" office:value="17560">
            <text:p>17560</text:p>
          </table:table-cell>
          <table:table-cell table:formula="of:=72000000/([.D352]+1)/([.E352]+1)" office:value-type="float" office:value="819.998861112693">
            <text:p>819,9988611127</text:p>
          </table:table-cell>
          <table:table-cell table:formula="of:=ABS([.A352]-[.F352])/[.A352]" office:value-type="float" office:value="0.00000138888695986924">
            <text:p>0,000001</text:p>
          </table:table-cell>
          <table:table-cell table:formula="of:=IF([.G35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52]+10" office:value-type="float" office:value="830">
            <text:p>830</text:p>
          </table:table-cell>
          <table:table-cell table:formula="of:=72000000/[.A353]" office:value-type="float" office:value="86746.9879518072">
            <text:p>86746,9879518072</text:p>
          </table:table-cell>
          <table:table-cell table:formula="of:=ROUND(72000000/[.A353];0)" office:value-type="float" office:value="86747">
            <text:p>86747</text:p>
          </table:table-cell>
          <table:table-cell table:formula="of:=[.C353]/([.E353]+1)-1" office:value-type="float" office:value="222">
            <text:p>222</text:p>
          </table:table-cell>
          <table:table-cell table:formula="of:=389-1" office:value-type="float" office:value="388">
            <text:p>388</text:p>
          </table:table-cell>
          <table:table-cell table:formula="of:=72000000/([.D353]+1)/([.E353]+1)" office:value-type="float" office:value="829.999884722238">
            <text:p>829,9998847222</text:p>
          </table:table-cell>
          <table:table-cell table:formula="of:=ABS([.A353]-[.F353])/[.A353]" office:value-type="float" office:value="0.000000138888869613251">
            <text:p>0,000000</text:p>
          </table:table-cell>
          <table:table-cell table:formula="of:=IF([.G35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53]+10" office:value-type="float" office:value="840">
            <text:p>840</text:p>
          </table:table-cell>
          <table:table-cell table:formula="of:=72000000/[.A354]" office:value-type="float" office:value="85714.2857142857">
            <text:p>85714,2857142857</text:p>
          </table:table-cell>
          <table:table-cell table:formula="of:=ROUND(72000000/[.A354];0)" office:value-type="float" office:value="85714">
            <text:p>85714</text:p>
          </table:table-cell>
          <table:table-cell table:formula="of:=[.C354]/([.E354]+1)-1" office:value-type="float" office:value="1">
            <text:p>1</text:p>
          </table:table-cell>
          <table:table-cell table:formula="of:=17*2521-1" office:value-type="float" office:value="42856">
            <text:p>42856</text:p>
          </table:table-cell>
          <table:table-cell table:formula="of:=72000000/([.D354]+1)/([.E354]+1)" office:value-type="float" office:value="840.002800009333">
            <text:p>840,0028000093</text:p>
          </table:table-cell>
          <table:table-cell table:formula="of:=ABS([.A354]-[.F354])/[.A354]" office:value-type="float" office:value="0.0000033333444444376">
            <text:p>0,000003</text:p>
          </table:table-cell>
          <table:table-cell table:formula="of:=IF([.G35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54]+10" office:value-type="float" office:value="850">
            <text:p>850</text:p>
          </table:table-cell>
          <table:table-cell table:formula="of:=72000000/[.A355]" office:value-type="float" office:value="84705.8823529412">
            <text:p>84705,8823529412</text:p>
          </table:table-cell>
          <table:table-cell table:formula="of:=ROUND(72000000/[.A355];0)" office:value-type="float" office:value="84706">
            <text:p>84706</text:p>
          </table:table-cell>
          <table:table-cell table:formula="of:=[.C355]/([.E355]+1)-1" office:value-type="float" office:value="1">
            <text:p>1</text:p>
          </table:table-cell>
          <table:table-cell table:formula="of:=41*1033-1" office:value-type="float" office:value="42352">
            <text:p>42352</text:p>
          </table:table-cell>
          <table:table-cell table:formula="of:=72000000/([.D355]+1)/([.E355]+1)" office:value-type="float" office:value="849.998819446084">
            <text:p>849,9988194461</text:p>
          </table:table-cell>
          <table:table-cell table:formula="of:=ABS([.A355]-[.F355])/[.A355]" office:value-type="float" office:value="0.00000138888695988392">
            <text:p>0,000001</text:p>
          </table:table-cell>
          <table:table-cell table:formula="of:=IF([.G35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55]+10" office:value-type="float" office:value="860">
            <text:p>860</text:p>
          </table:table-cell>
          <table:table-cell table:formula="of:=72000000/[.A356]" office:value-type="float" office:value="83720.9302325581">
            <text:p>83720,9302325581</text:p>
          </table:table-cell>
          <table:table-cell table:formula="of:=ROUND(72000000/[.A356];0)" office:value-type="float" office:value="83721">
            <text:p>83721</text:p>
          </table:table-cell>
          <table:table-cell table:formula="of:=[.C356]/([.E356]+1)-1" office:value-type="float" office:value="2">
            <text:p>2</text:p>
          </table:table-cell>
          <table:table-cell table:formula="of:=11*43*59-1" office:value-type="float" office:value="27906">
            <text:p>27906</text:p>
          </table:table-cell>
          <table:table-cell table:formula="of:=72000000/([.D356]+1)/([.E356]+1)" office:value-type="float" office:value="859.999283333931">
            <text:p>859,9992833339</text:p>
          </table:table-cell>
          <table:table-cell table:formula="of:=ABS([.A356]-[.F356])/[.A356]" office:value-type="float" office:value="0.000000833332638929405">
            <text:p>0,000001</text:p>
          </table:table-cell>
          <table:table-cell table:formula="of:=IF([.G35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56]+10" office:value-type="float" office:value="870">
            <text:p>870</text:p>
          </table:table-cell>
          <table:table-cell table:formula="of:=72000000/[.A357]" office:value-type="float" office:value="82758.6206896552">
            <text:p>82758,6206896552</text:p>
          </table:table-cell>
          <table:table-cell table:formula="of:=ROUND(72000000/[.A357];0)" office:value-type="float" office:value="82759">
            <text:p>82759</text:p>
          </table:table-cell>
          <table:table-cell office:value-type="float" office:value="1">
            <text:p>1</text:p>
          </table:table-cell>
          <table:table-cell table:formula="of:=3*13*1061-1" office:value-type="float" office:value="41378">
            <text:p>41378</text:p>
          </table:table-cell>
          <table:table-cell table:formula="of:=72000000/([.D357]+1)/([.E357]+1)" office:value-type="float" office:value="870.006525048938">
            <text:p>870,0065250489</text:p>
          </table:table-cell>
          <table:table-cell table:formula="of:=ABS([.A357]-[.F357])/[.A357]" office:value-type="float" office:value="0.00000750005625042999">
            <text:p>0,000008</text:p>
          </table:table-cell>
          <table:table-cell table:formula="of:=IF([.G35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57]+10" office:value-type="float" office:value="880">
            <text:p>880</text:p>
          </table:table-cell>
          <table:table-cell table:formula="of:=72000000/[.A358]" office:value-type="float" office:value="81818.1818181818">
            <text:p>81818,1818181818</text:p>
          </table:table-cell>
          <table:table-cell table:formula="of:=ROUND(72000000/[.A358];0)" office:value-type="float" office:value="81818">
            <text:p>81818</text:p>
          </table:table-cell>
          <table:table-cell table:formula="of:=[.C358]/([.E358]+1)-1" office:value-type="float" office:value="1">
            <text:p>1</text:p>
          </table:table-cell>
          <table:table-cell table:formula="of:=11*3719-1" office:value-type="float" office:value="40908">
            <text:p>40908</text:p>
          </table:table-cell>
          <table:table-cell table:formula="of:=72000000/([.D358]+1)/([.E358]+1)" office:value-type="float" office:value="880.001955559901">
            <text:p>880,0019555599</text:p>
          </table:table-cell>
          <table:table-cell table:formula="of:=ABS([.A358]-[.F358])/[.A358]" office:value-type="float" office:value="0.00000222222716052494">
            <text:p>0,000002</text:p>
          </table:table-cell>
          <table:table-cell table:formula="of:=IF([.G35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58]+10" office:value-type="float" office:value="890">
            <text:p>890</text:p>
          </table:table-cell>
          <table:table-cell table:formula="of:=72000000/[.A359]" office:value-type="float" office:value="80898.8764044944">
            <text:p>80898,8764044944</text:p>
          </table:table-cell>
          <table:table-cell table:formula="of:=ROUND(72000000/[.A359];0)" office:value-type="float" office:value="80899">
            <text:p>80899</text:p>
          </table:table-cell>
          <table:table-cell table:formula="of:=[.C359]/([.E359]+1)-1" office:value-type="float" office:value="6">
            <text:p>6</text:p>
          </table:table-cell>
          <table:table-cell table:formula="of:=7*13*127-1" office:value-type="float" office:value="11556">
            <text:p>11556</text:p>
          </table:table-cell>
          <table:table-cell table:formula="of:=72000000/([.D359]+1)/([.E359]+1)" office:value-type="float" office:value="889.998640279855">
            <text:p>889,9986402799</text:p>
          </table:table-cell>
          <table:table-cell table:formula="of:=ABS([.A359]-[.F359])/[.A359]" office:value-type="float" office:value="0.00000152777544374484">
            <text:p>0,000002</text:p>
          </table:table-cell>
          <table:table-cell table:formula="of:=IF([.G35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59]+10" office:value-type="float" office:value="900">
            <text:p>900</text:p>
          </table:table-cell>
          <table:table-cell table:formula="of:=72000000/[.A360]" office:value-type="float" office:value="80000">
            <text:p>80000</text:p>
          </table:table-cell>
          <table:table-cell table:formula="of:=ROUND(72000000/[.A360];0)" office:value-type="float" office:value="80000">
            <text:p>80000</text:p>
          </table:table-cell>
          <table:table-cell table:formula="of:=[.C360]/([.E360]+1)-1" office:value-type="float" office:value="1">
            <text:p>1</text:p>
          </table:table-cell>
          <table:table-cell table:formula="of:=2^6*5^4-1" office:value-type="float" office:value="39999">
            <text:p>39999</text:p>
          </table:table-cell>
          <table:table-cell table:formula="of:=72000000/([.D360]+1)/([.E360]+1)" office:value-type="float" office:value="900">
            <text:p>900</text:p>
          </table:table-cell>
          <table:table-cell table:formula="of:=ABS([.A360]-[.F360])/[.A360]" office:value-type="float" office:value="0">
            <text:p>0,000000</text:p>
          </table:table-cell>
          <table:table-cell table:formula="of:=IF([.G36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60]+10" office:value-type="float" office:value="910">
            <text:p>910</text:p>
          </table:table-cell>
          <table:table-cell table:formula="of:=72000000/[.A361]" office:value-type="float" office:value="79120.8791208791">
            <text:p>79120,8791208791</text:p>
          </table:table-cell>
          <table:table-cell table:formula="of:=ROUND(72000000/[.A361];0)" office:value-type="float" office:value="79121">
            <text:p>79121</text:p>
          </table:table-cell>
          <table:table-cell table:formula="of:=[.C361]/([.E361]+1)-1" office:value-type="float" office:value="6">
            <text:p>6</text:p>
          </table:table-cell>
          <table:table-cell table:formula="of:=89*127-1" office:value-type="float" office:value="11302">
            <text:p>11302</text:p>
          </table:table-cell>
          <table:table-cell table:formula="of:=72000000/([.D361]+1)/([.E361]+1)" office:value-type="float" office:value="909.998609724346">
            <text:p>909,9986097243</text:p>
          </table:table-cell>
          <table:table-cell table:formula="of:=ABS([.A361]-[.F361])/[.A361]" office:value-type="float" office:value="0.00000152777544369431">
            <text:p>0,000002</text:p>
          </table:table-cell>
          <table:table-cell table:formula="of:=IF([.G36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61]+10" office:value-type="float" office:value="920">
            <text:p>920</text:p>
          </table:table-cell>
          <table:table-cell table:formula="of:=72000000/[.A362]" office:value-type="float" office:value="78260.8695652174">
            <text:p>78260,8695652174</text:p>
          </table:table-cell>
          <table:table-cell table:formula="of:=ROUND(72000000/[.A362];0)" office:value-type="float" office:value="78261">
            <text:p>78261</text:p>
          </table:table-cell>
          <table:table-cell table:formula="of:=[.C362]/([.E362]+1)-1" office:value-type="float" office:value="2">
            <text:p>2</text:p>
          </table:table-cell>
          <table:table-cell table:formula="of:=19*1373-1" office:value-type="float" office:value="26086">
            <text:p>26086</text:p>
          </table:table-cell>
          <table:table-cell table:formula="of:=72000000/([.D362]+1)/([.E362]+1)" office:value-type="float" office:value="919.998466669222">
            <text:p>919,9984666692</text:p>
          </table:table-cell>
          <table:table-cell table:formula="of:=ABS([.A362]-[.F362])/[.A362]" office:value-type="float" office:value="0.00000166666388887062">
            <text:p>0,000002</text:p>
          </table:table-cell>
          <table:table-cell table:formula="of:=IF([.G36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62]+10" office:value-type="float" office:value="930">
            <text:p>930</text:p>
          </table:table-cell>
          <table:table-cell table:formula="of:=72000000/[.A363]" office:value-type="float" office:value="77419.3548387097">
            <text:p>77419,3548387097</text:p>
          </table:table-cell>
          <table:table-cell table:formula="of:=ROUND(72000000/[.A363];0)" office:value-type="float" office:value="77419">
            <text:p>77419</text:p>
          </table:table-cell>
          <table:table-cell office:value-type="float" office:value="1">
            <text:p>1</text:p>
          </table:table-cell>
          <table:table-cell table:formula="of:=3^2*11*17*23-1" office:value-type="float" office:value="38708">
            <text:p>38708</text:p>
          </table:table-cell>
          <table:table-cell table:formula="of:=72000000/([.D363]+1)/([.E363]+1)" office:value-type="float" office:value="930.016275284818">
            <text:p>930,0162752848</text:p>
          </table:table-cell>
          <table:table-cell table:formula="of:=ABS([.A363]-[.F363])/[.A363]" office:value-type="float" office:value="0.000017500306255418">
            <text:p>0,000018</text:p>
          </table:table-cell>
          <table:table-cell table:formula="of:=IF([.G36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63]+10" office:value-type="float" office:value="940">
            <text:p>940</text:p>
          </table:table-cell>
          <table:table-cell table:formula="of:=72000000/[.A364]" office:value-type="float" office:value="76595.7446808511">
            <text:p>76595,7446808511</text:p>
          </table:table-cell>
          <table:table-cell table:formula="of:=ROUND(72000000/[.A364];0)" office:value-type="float" office:value="76596">
            <text:p>76596</text:p>
          </table:table-cell>
          <table:table-cell table:formula="of:=[.C364]/([.E364]+1)-1" office:value-type="float" office:value="1">
            <text:p>1</text:p>
          </table:table-cell>
          <table:table-cell table:formula="of:=2*3*13*491-1" office:value-type="float" office:value="38297">
            <text:p>38297</text:p>
          </table:table-cell>
          <table:table-cell table:formula="of:=72000000/([.D364]+1)/([.E364]+1)" office:value-type="float" office:value="939.996866677111">
            <text:p>939,9968666771</text:p>
          </table:table-cell>
          <table:table-cell table:formula="of:=ABS([.A364]-[.F364])/[.A364]" office:value-type="float" office:value="0.00000333332222230928">
            <text:p>0,000003</text:p>
          </table:table-cell>
          <table:table-cell table:formula="of:=IF([.G36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64]+10" office:value-type="float" office:value="950">
            <text:p>950</text:p>
          </table:table-cell>
          <table:table-cell table:formula="of:=72000000/[.A365]" office:value-type="float" office:value="75789.4736842105">
            <text:p>75789,4736842105</text:p>
          </table:table-cell>
          <table:table-cell table:formula="of:=ROUND(72000000/[.A365];0)" office:value-type="float" office:value="75789">
            <text:p>75789</text:p>
          </table:table-cell>
          <table:table-cell table:formula="of:=[.C365]/([.E365]+1)-1" office:value-type="float" office:value="2">
            <text:p>2</text:p>
          </table:table-cell>
          <table:table-cell table:formula="of:=3^2*7*401-1" office:value-type="float" office:value="25262">
            <text:p>25262</text:p>
          </table:table-cell>
          <table:table-cell table:formula="of:=72000000/([.D365]+1)/([.E365]+1)" office:value-type="float" office:value="950.00593753711">
            <text:p>950,0059375371</text:p>
          </table:table-cell>
          <table:table-cell table:formula="of:=ABS([.A365]-[.F365])/[.A365]" office:value-type="float" office:value="0.00000625003906275436">
            <text:p>0,000006</text:p>
          </table:table-cell>
          <table:table-cell table:formula="of:=IF([.G36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65]+10" office:value-type="float" office:value="960">
            <text:p>960</text:p>
          </table:table-cell>
          <table:table-cell table:formula="of:=72000000/[.A366]" office:value-type="float" office:value="75000">
            <text:p>75000</text:p>
          </table:table-cell>
          <table:table-cell table:formula="of:=ROUND(72000000/[.A366];0)" office:value-type="float" office:value="75000">
            <text:p>75000</text:p>
          </table:table-cell>
          <table:table-cell table:formula="of:=[.C366]/([.E366]+1)-1" office:value-type="float" office:value="1">
            <text:p>1</text:p>
          </table:table-cell>
          <table:table-cell table:formula="of:=2^2*3*5^5-1" office:value-type="float" office:value="37499">
            <text:p>37499</text:p>
          </table:table-cell>
          <table:table-cell table:formula="of:=72000000/([.D366]+1)/([.E366]+1)" office:value-type="float" office:value="960">
            <text:p>960</text:p>
          </table:table-cell>
          <table:table-cell table:formula="of:=ABS([.A366]-[.F366])/[.A366]" office:value-type="float" office:value="0">
            <text:p>0,000000</text:p>
          </table:table-cell>
          <table:table-cell table:formula="of:=IF([.G36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66]+10" office:value-type="float" office:value="970">
            <text:p>970</text:p>
          </table:table-cell>
          <table:table-cell table:formula="of:=72000000/[.A367]" office:value-type="float" office:value="74226.8041237113">
            <text:p>74226,8041237113</text:p>
          </table:table-cell>
          <table:table-cell table:formula="of:=ROUND(72000000/[.A367];0)" office:value-type="float" office:value="74227">
            <text:p>74227</text:p>
          </table:table-cell>
          <table:table-cell table:formula="of:=[.C367]/([.E367]+1)-1" office:value-type="float" office:value="198">
            <text:p>198</text:p>
          </table:table-cell>
          <table:table-cell table:formula="of:=373-1" office:value-type="float" office:value="372">
            <text:p>372</text:p>
          </table:table-cell>
          <table:table-cell table:formula="of:=72000000/([.D367]+1)/([.E367]+1)" office:value-type="float" office:value="969.997440284533">
            <text:p>969,9974402845</text:p>
          </table:table-cell>
          <table:table-cell table:formula="of:=ABS([.A367]-[.F367])/[.A367]" office:value-type="float" office:value="0.00000263888192519742">
            <text:p>0,000003</text:p>
          </table:table-cell>
          <table:table-cell table:formula="of:=IF([.G36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67]+10" office:value-type="float" office:value="980">
            <text:p>980</text:p>
          </table:table-cell>
          <table:table-cell table:formula="of:=72000000/[.A368]" office:value-type="float" office:value="73469.387755102">
            <text:p>73469,387755102</text:p>
          </table:table-cell>
          <table:table-cell table:formula="of:=ROUND(72000000/[.A368];0)" office:value-type="float" office:value="73469">
            <text:p>73469</text:p>
          </table:table-cell>
          <table:table-cell table:formula="of:=[.C368]/([.E368]+1)-1" office:value-type="float" office:value="10">
            <text:p>10</text:p>
          </table:table-cell>
          <table:table-cell table:formula="of:=6679-1" office:value-type="float" office:value="6678">
            <text:p>6678</text:p>
          </table:table-cell>
          <table:table-cell table:formula="of:=72000000/([.D368]+1)/([.E368]+1)" office:value-type="float" office:value="980.00517224952">
            <text:p>980,0051722495</text:p>
          </table:table-cell>
          <table:table-cell table:formula="of:=ABS([.A368]-[.F368])/[.A368]" office:value-type="float" office:value="0.00000527780563288616">
            <text:p>0,000005</text:p>
          </table:table-cell>
          <table:table-cell table:formula="of:=IF([.G36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68]+10" office:value-type="float" office:value="990">
            <text:p>990</text:p>
          </table:table-cell>
          <table:table-cell table:formula="of:=72000000/[.A369]" office:value-type="float" office:value="72727.2727272727">
            <text:p>72727,2727272727</text:p>
          </table:table-cell>
          <table:table-cell table:formula="of:=ROUND(72000000/[.A369];0)" office:value-type="float" office:value="72727">
            <text:p>72727</text:p>
          </table:table-cell>
          <table:table-cell office:value-type="float" office:value="1">
            <text:p>1</text:p>
          </table:table-cell>
          <table:table-cell table:formula="of:=3*17*23*31-1" office:value-type="float" office:value="36362">
            <text:p>36362</text:p>
          </table:table-cell>
          <table:table-cell table:formula="of:=72000000/([.D369]+1)/([.E369]+1)" office:value-type="float" office:value="990.017325303193">
            <text:p>990,0173253032</text:p>
          </table:table-cell>
          <table:table-cell table:formula="of:=ABS([.A369]-[.F369])/[.A369]" office:value-type="float" office:value="0.0000175003062553735">
            <text:p>0,000018</text:p>
          </table:table-cell>
          <table:table-cell table:formula="of:=IF([.G36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69]+10" office:value-type="float" office:value="1000">
            <text:p>1000</text:p>
          </table:table-cell>
          <table:table-cell table:formula="of:=72000000/[.A370]" office:value-type="float" office:value="72000">
            <text:p>72000</text:p>
          </table:table-cell>
          <table:table-cell table:formula="of:=ROUND(72000000/[.A370];0)" office:value-type="float" office:value="72000">
            <text:p>72000</text:p>
          </table:table-cell>
          <table:table-cell table:formula="of:=[.C370]/([.E370]+1)-1" office:value-type="float" office:value="1">
            <text:p>1</text:p>
          </table:table-cell>
          <table:table-cell table:formula="of:=2^5*3^2*5^3-1" office:value-type="float" office:value="35999">
            <text:p>35999</text:p>
          </table:table-cell>
          <table:table-cell table:formula="of:=72000000/([.D370]+1)/([.E370]+1)" office:value-type="float" office:value="1000">
            <text:p>1000</text:p>
          </table:table-cell>
          <table:table-cell table:formula="of:=ABS([.A370]-[.F370])/[.A370]" office:value-type="float" office:value="0">
            <text:p>0,000000</text:p>
          </table:table-cell>
          <table:table-cell table:formula="of:=IF([.G37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70]+100" office:value-type="float" office:value="1100">
            <text:p>1100</text:p>
          </table:table-cell>
          <table:table-cell table:formula="of:=72000000/[.A371]" office:value-type="float" office:value="65454.5454545455">
            <text:p>65454,5454545455</text:p>
          </table:table-cell>
          <table:table-cell table:formula="of:=ROUND(72000000/[.A371];0)" office:value-type="float" office:value="65455">
            <text:p>65455</text:p>
          </table:table-cell>
          <table:table-cell table:formula="of:=[.C371]/([.E371]+1)-1" office:value-type="float" office:value="0">
            <text:p>0</text:p>
          </table:table-cell>
          <table:table-cell table:formula="of:=65455-1" office:value-type="float" office:value="65454">
            <text:p>65454</text:p>
          </table:table-cell>
          <table:table-cell table:formula="of:=72000000/([.D371]+1)/([.E371]+1)" office:value-type="float" office:value="1099.99236116416">
            <text:p>1099,9923611642</text:p>
          </table:table-cell>
          <table:table-cell table:formula="of:=ABS([.A371]-[.F371])/[.A371]" office:value-type="float" office:value="0.00000694439621942035">
            <text:p>0,000007</text:p>
          </table:table-cell>
          <table:table-cell table:formula="of:=IF([.G37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71]+100" office:value-type="float" office:value="1200">
            <text:p>1200</text:p>
          </table:table-cell>
          <table:table-cell table:formula="of:=72000000/[.A372]" office:value-type="float" office:value="60000">
            <text:p>60000</text:p>
          </table:table-cell>
          <table:table-cell table:formula="of:=ROUND(72000000/[.A372];0)" office:value-type="float" office:value="60000">
            <text:p>60000</text:p>
          </table:table-cell>
          <table:table-cell table:formula="of:=[.C372]/([.E372]+1)-1" office:value-type="float" office:value="0">
            <text:p>0</text:p>
          </table:table-cell>
          <table:table-cell table:formula="of:=60000-1" office:value-type="float" office:value="59999">
            <text:p>59999</text:p>
          </table:table-cell>
          <table:table-cell table:formula="of:=72000000/([.D372]+1)/([.E372]+1)" office:value-type="float" office:value="1200">
            <text:p>1200</text:p>
          </table:table-cell>
          <table:table-cell table:formula="of:=ABS([.A372]-[.F372])/[.A372]" office:value-type="float" office:value="0">
            <text:p>0,000000</text:p>
          </table:table-cell>
          <table:table-cell table:formula="of:=IF([.G37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72]+100" office:value-type="float" office:value="1300">
            <text:p>1300</text:p>
          </table:table-cell>
          <table:table-cell table:formula="of:=72000000/[.A373]" office:value-type="float" office:value="55384.6153846154">
            <text:p>55384,6153846154</text:p>
          </table:table-cell>
          <table:table-cell table:formula="of:=ROUND(72000000/[.A373];0)" office:value-type="float" office:value="55385">
            <text:p>55385</text:p>
          </table:table-cell>
          <table:table-cell table:formula="of:=[.C373]/([.E373]+1)-1" office:value-type="float" office:value="0">
            <text:p>0</text:p>
          </table:table-cell>
          <table:table-cell table:formula="of:=55385-1" office:value-type="float" office:value="55384">
            <text:p>55384</text:p>
          </table:table-cell>
          <table:table-cell table:formula="of:=72000000/([.D373]+1)/([.E373]+1)" office:value-type="float" office:value="1299.99097228491">
            <text:p>1299,9909722849</text:p>
          </table:table-cell>
          <table:table-cell table:formula="of:=ABS([.A373]-[.F373])/[.A373]" office:value-type="float" office:value="0.00000694439621943625">
            <text:p>0,000007</text:p>
          </table:table-cell>
          <table:table-cell table:formula="of:=IF([.G37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73]+100" office:value-type="float" office:value="1400">
            <text:p>1400</text:p>
          </table:table-cell>
          <table:table-cell table:formula="of:=72000000/[.A374]" office:value-type="float" office:value="51428.5714285714">
            <text:p>51428,5714285714</text:p>
          </table:table-cell>
          <table:table-cell table:formula="of:=ROUND(72000000/[.A374];0)" office:value-type="float" office:value="51429">
            <text:p>51429</text:p>
          </table:table-cell>
          <table:table-cell table:formula="of:=[.C374]/([.E374]+1)-1" office:value-type="float" office:value="0">
            <text:p>0</text:p>
          </table:table-cell>
          <table:table-cell table:formula="of:=51429-1" office:value-type="float" office:value="51428">
            <text:p>51428</text:p>
          </table:table-cell>
          <table:table-cell table:formula="of:=72000000/([.D374]+1)/([.E374]+1)" office:value-type="float" office:value="1399.98833343055">
            <text:p>1399,9883334306</text:p>
          </table:table-cell>
          <table:table-cell table:formula="of:=ABS([.A374]-[.F374])/[.A374]" office:value-type="float" office:value="0.00000833326388942623">
            <text:p>0,000008</text:p>
          </table:table-cell>
          <table:table-cell table:formula="of:=IF([.G37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74]+100" office:value-type="float" office:value="1500">
            <text:p>1500</text:p>
          </table:table-cell>
          <table:table-cell table:formula="of:=72000000/[.A375]" office:value-type="float" office:value="48000">
            <text:p>48000</text:p>
          </table:table-cell>
          <table:table-cell table:formula="of:=ROUND(72000000/[.A375];0)" office:value-type="float" office:value="48000">
            <text:p>48000</text:p>
          </table:table-cell>
          <table:table-cell table:formula="of:=[.C375]/([.E375]+1)-1" office:value-type="float" office:value="0">
            <text:p>0</text:p>
          </table:table-cell>
          <table:table-cell table:formula="of:=48000-1" office:value-type="float" office:value="47999">
            <text:p>47999</text:p>
          </table:table-cell>
          <table:table-cell table:formula="of:=72000000/([.D375]+1)/([.E375]+1)" office:value-type="float" office:value="1500">
            <text:p>1500</text:p>
          </table:table-cell>
          <table:table-cell table:formula="of:=ABS([.A375]-[.F375])/[.A375]" office:value-type="float" office:value="0">
            <text:p>0,000000</text:p>
          </table:table-cell>
          <table:table-cell table:formula="of:=IF([.G37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75]+100" office:value-type="float" office:value="1600">
            <text:p>1600</text:p>
          </table:table-cell>
          <table:table-cell table:formula="of:=72000000/[.A376]" office:value-type="float" office:value="45000">
            <text:p>45000</text:p>
          </table:table-cell>
          <table:table-cell table:formula="of:=ROUND(72000000/[.A376];0)" office:value-type="float" office:value="45000">
            <text:p>45000</text:p>
          </table:table-cell>
          <table:table-cell table:formula="of:=[.C376]/([.E376]+1)-1" office:value-type="float" office:value="0">
            <text:p>0</text:p>
          </table:table-cell>
          <table:table-cell table:formula="of:=45000-1" office:value-type="float" office:value="44999">
            <text:p>44999</text:p>
          </table:table-cell>
          <table:table-cell table:formula="of:=72000000/([.D376]+1)/([.E376]+1)" office:value-type="float" office:value="1600">
            <text:p>1600</text:p>
          </table:table-cell>
          <table:table-cell table:formula="of:=ABS([.A376]-[.F376])/[.A376]" office:value-type="float" office:value="0">
            <text:p>0,000000</text:p>
          </table:table-cell>
          <table:table-cell table:formula="of:=IF([.G37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76]+100" office:value-type="float" office:value="1700">
            <text:p>1700</text:p>
          </table:table-cell>
          <table:table-cell table:formula="of:=72000000/[.A377]" office:value-type="float" office:value="42352.9411764706">
            <text:p>42352,9411764706</text:p>
          </table:table-cell>
          <table:table-cell table:formula="of:=ROUND(72000000/[.A377];0)" office:value-type="float" office:value="42353">
            <text:p>42353</text:p>
          </table:table-cell>
          <table:table-cell table:formula="of:=[.C377]/([.E377]+1)-1" office:value-type="float" office:value="0">
            <text:p>0</text:p>
          </table:table-cell>
          <table:table-cell table:formula="of:=42353-1" office:value-type="float" office:value="42352">
            <text:p>42352</text:p>
          </table:table-cell>
          <table:table-cell table:formula="of:=72000000/([.D377]+1)/([.E377]+1)" office:value-type="float" office:value="1699.99763889217">
            <text:p>1699,9976388922</text:p>
          </table:table-cell>
          <table:table-cell table:formula="of:=ABS([.A377]-[.F377])/[.A377]" office:value-type="float" office:value="0.00000138888695988392">
            <text:p>0,000001</text:p>
          </table:table-cell>
          <table:table-cell table:formula="of:=IF([.G37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77]+100" office:value-type="float" office:value="1800">
            <text:p>1800</text:p>
          </table:table-cell>
          <table:table-cell table:formula="of:=72000000/[.A378]" office:value-type="float" office:value="40000">
            <text:p>40000</text:p>
          </table:table-cell>
          <table:table-cell table:formula="of:=ROUND(72000000/[.A378];0)" office:value-type="float" office:value="40000">
            <text:p>40000</text:p>
          </table:table-cell>
          <table:table-cell table:formula="of:=[.C378]/([.E378]+1)-1" office:value-type="float" office:value="0">
            <text:p>0</text:p>
          </table:table-cell>
          <table:table-cell table:formula="of:=40000-1" office:value-type="float" office:value="39999">
            <text:p>39999</text:p>
          </table:table-cell>
          <table:table-cell table:formula="of:=72000000/([.D378]+1)/([.E378]+1)" office:value-type="float" office:value="1800">
            <text:p>1800</text:p>
          </table:table-cell>
          <table:table-cell table:formula="of:=ABS([.A378]-[.F378])/[.A378]" office:value-type="float" office:value="0">
            <text:p>0,000000</text:p>
          </table:table-cell>
          <table:table-cell table:formula="of:=IF([.G37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78]+100" office:value-type="float" office:value="1900">
            <text:p>1900</text:p>
          </table:table-cell>
          <table:table-cell table:formula="of:=72000000/[.A379]" office:value-type="float" office:value="37894.7368421053">
            <text:p>37894,7368421053</text:p>
          </table:table-cell>
          <table:table-cell table:formula="of:=ROUND(72000000/[.A379];0)" office:value-type="float" office:value="37895">
            <text:p>37895</text:p>
          </table:table-cell>
          <table:table-cell table:formula="of:=[.C379]/([.E379]+1)-1" office:value-type="float" office:value="0">
            <text:p>0</text:p>
          </table:table-cell>
          <table:table-cell table:formula="of:=37895-1" office:value-type="float" office:value="37894">
            <text:p>37894</text:p>
          </table:table-cell>
          <table:table-cell table:formula="of:=72000000/([.D379]+1)/([.E379]+1)" office:value-type="float" office:value="1899.98680564718">
            <text:p>1899,9868056472</text:p>
          </table:table-cell>
          <table:table-cell table:formula="of:=ABS([.A379]-[.F379])/[.A379]" office:value-type="float" office:value="0.00000694439621946386">
            <text:p>0,000007</text:p>
          </table:table-cell>
          <table:table-cell table:formula="of:=IF([.G37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79]+100" office:value-type="float" office:value="2000">
            <text:p>2000</text:p>
          </table:table-cell>
          <table:table-cell table:formula="of:=72000000/[.A380]" office:value-type="float" office:value="36000">
            <text:p>36000</text:p>
          </table:table-cell>
          <table:table-cell table:formula="of:=ROUND(72000000/[.A380];0)" office:value-type="float" office:value="36000">
            <text:p>36000</text:p>
          </table:table-cell>
          <table:table-cell table:formula="of:=[.C380]/([.E380]+1)-1" office:value-type="float" office:value="0">
            <text:p>0</text:p>
          </table:table-cell>
          <table:table-cell table:formula="of:=36000-1" office:value-type="float" office:value="35999">
            <text:p>35999</text:p>
          </table:table-cell>
          <table:table-cell table:formula="of:=72000000/([.D380]+1)/([.E380]+1)" office:value-type="float" office:value="2000">
            <text:p>2000</text:p>
          </table:table-cell>
          <table:table-cell table:formula="of:=ABS([.A380]-[.F380])/[.A380]" office:value-type="float" office:value="0">
            <text:p>0,000000</text:p>
          </table:table-cell>
          <table:table-cell table:formula="of:=IF([.G38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80]+100" office:value-type="float" office:value="2100">
            <text:p>2100</text:p>
          </table:table-cell>
          <table:table-cell table:formula="of:=72000000/[.A381]" office:value-type="float" office:value="34285.7142857143">
            <text:p>34285,7142857143</text:p>
          </table:table-cell>
          <table:table-cell table:formula="of:=ROUND(72000000/[.A381];0)" office:value-type="float" office:value="34286">
            <text:p>34286</text:p>
          </table:table-cell>
          <table:table-cell table:formula="of:=[.C381]/([.E381]+1)-1" office:value-type="float" office:value="0">
            <text:p>0</text:p>
          </table:table-cell>
          <table:table-cell table:formula="of:=34286-1" office:value-type="float" office:value="34285">
            <text:p>34285</text:p>
          </table:table-cell>
          <table:table-cell table:formula="of:=72000000/([.D381]+1)/([.E381]+1)" office:value-type="float" office:value="2099.98250014583">
            <text:p>2099,9825001458</text:p>
          </table:table-cell>
          <table:table-cell table:formula="of:=ABS([.A381]-[.F381])/[.A381]" office:value-type="float" office:value="0.00000833326388948037">
            <text:p>0,000008</text:p>
          </table:table-cell>
          <table:table-cell table:formula="of:=IF([.G38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81]+100" office:value-type="float" office:value="2200">
            <text:p>2200</text:p>
          </table:table-cell>
          <table:table-cell table:formula="of:=72000000/[.A382]" office:value-type="float" office:value="32727.2727272727">
            <text:p>32727,2727272727</text:p>
          </table:table-cell>
          <table:table-cell table:formula="of:=ROUND(72000000/[.A382];0)" office:value-type="float" office:value="32727">
            <text:p>32727</text:p>
          </table:table-cell>
          <table:table-cell table:formula="of:=[.C382]/([.E382]+1)-1" office:value-type="float" office:value="0">
            <text:p>0</text:p>
          </table:table-cell>
          <table:table-cell table:formula="of:=32727-1" office:value-type="float" office:value="32726">
            <text:p>32726</text:p>
          </table:table-cell>
          <table:table-cell table:formula="of:=72000000/([.D382]+1)/([.E382]+1)" office:value-type="float" office:value="2200.01833348611">
            <text:p>2200,0183334861</text:p>
          </table:table-cell>
          <table:table-cell table:formula="of:=ABS([.A382]-[.F382])/[.A382]" office:value-type="float" office:value="0.00000833340277825879">
            <text:p>0,000008</text:p>
          </table:table-cell>
          <table:table-cell table:formula="of:=IF([.G38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82]+100" office:value-type="float" office:value="2300">
            <text:p>2300</text:p>
          </table:table-cell>
          <table:table-cell table:formula="of:=72000000/[.A383]" office:value-type="float" office:value="31304.347826087">
            <text:p>31304,347826087</text:p>
          </table:table-cell>
          <table:table-cell table:formula="of:=ROUND(72000000/[.A383];0)" office:value-type="float" office:value="31304">
            <text:p>31304</text:p>
          </table:table-cell>
          <table:table-cell table:formula="of:=[.C383]/([.E383]+1)-1" office:value-type="float" office:value="0">
            <text:p>0</text:p>
          </table:table-cell>
          <table:table-cell table:formula="of:=31304-1" office:value-type="float" office:value="31303">
            <text:p>31303</text:p>
          </table:table-cell>
          <table:table-cell table:formula="of:=72000000/([.D383]+1)/([.E383]+1)" office:value-type="float" office:value="2300.02555583951">
            <text:p>2300,0255558395</text:p>
          </table:table-cell>
          <table:table-cell table:formula="of:=ABS([.A383]-[.F383])/[.A383]" office:value-type="float" office:value="0.00001111123456924">
            <text:p>0,000011</text:p>
          </table:table-cell>
          <table:table-cell table:formula="of:=IF([.G38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83]+100" office:value-type="float" office:value="2400">
            <text:p>2400</text:p>
          </table:table-cell>
          <table:table-cell table:formula="of:=72000000/[.A384]" office:value-type="float" office:value="30000">
            <text:p>30000</text:p>
          </table:table-cell>
          <table:table-cell table:formula="of:=ROUND(72000000/[.A384];0)" office:value-type="float" office:value="30000">
            <text:p>30000</text:p>
          </table:table-cell>
          <table:table-cell table:formula="of:=[.C384]/([.E384]+1)-1" office:value-type="float" office:value="0">
            <text:p>0</text:p>
          </table:table-cell>
          <table:table-cell table:formula="of:=30000-1" office:value-type="float" office:value="29999">
            <text:p>29999</text:p>
          </table:table-cell>
          <table:table-cell table:formula="of:=72000000/([.D384]+1)/([.E384]+1)" office:value-type="float" office:value="2400">
            <text:p>2400</text:p>
          </table:table-cell>
          <table:table-cell table:formula="of:=ABS([.A384]-[.F384])/[.A384]" office:value-type="float" office:value="0">
            <text:p>0,000000</text:p>
          </table:table-cell>
          <table:table-cell table:formula="of:=IF([.G38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84]+100" office:value-type="float" office:value="2500">
            <text:p>2500</text:p>
          </table:table-cell>
          <table:table-cell table:formula="of:=72000000/[.A385]" office:value-type="float" office:value="28800">
            <text:p>28800</text:p>
          </table:table-cell>
          <table:table-cell table:formula="of:=ROUND(72000000/[.A385];0)" office:value-type="float" office:value="28800">
            <text:p>28800</text:p>
          </table:table-cell>
          <table:table-cell table:formula="of:=[.C385]/([.E385]+1)-1" office:value-type="float" office:value="0">
            <text:p>0</text:p>
          </table:table-cell>
          <table:table-cell table:formula="of:=28800-1" office:value-type="float" office:value="28799">
            <text:p>28799</text:p>
          </table:table-cell>
          <table:table-cell table:formula="of:=72000000/([.D385]+1)/([.E385]+1)" office:value-type="float" office:value="2500">
            <text:p>2500</text:p>
          </table:table-cell>
          <table:table-cell table:formula="of:=ABS([.A385]-[.F385])/[.A385]" office:value-type="float" office:value="0">
            <text:p>0,000000</text:p>
          </table:table-cell>
          <table:table-cell table:formula="of:=IF([.G38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85]+100" office:value-type="float" office:value="2600">
            <text:p>2600</text:p>
          </table:table-cell>
          <table:table-cell table:formula="of:=72000000/[.A386]" office:value-type="float" office:value="27692.3076923077">
            <text:p>27692,3076923077</text:p>
          </table:table-cell>
          <table:table-cell table:formula="of:=ROUND(72000000/[.A386];0)" office:value-type="float" office:value="27692">
            <text:p>27692</text:p>
          </table:table-cell>
          <table:table-cell table:formula="of:=[.C386]/([.E386]+1)-1" office:value-type="float" office:value="0">
            <text:p>0</text:p>
          </table:table-cell>
          <table:table-cell table:formula="of:=27692-1" office:value-type="float" office:value="27691">
            <text:p>27691</text:p>
          </table:table-cell>
          <table:table-cell table:formula="of:=72000000/([.D386]+1)/([.E386]+1)" office:value-type="float" office:value="2600.02888920988">
            <text:p>2600,0288892099</text:p>
          </table:table-cell>
          <table:table-cell table:formula="of:=ABS([.A386]-[.F386])/[.A386]" office:value-type="float" office:value="0.0000111112345692933">
            <text:p>0,000011</text:p>
          </table:table-cell>
          <table:table-cell table:formula="of:=IF([.G38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86]+100" office:value-type="float" office:value="2700">
            <text:p>2700</text:p>
          </table:table-cell>
          <table:table-cell table:formula="of:=72000000/[.A387]" office:value-type="float" office:value="26666.6666666667">
            <text:p>26666,6666666667</text:p>
          </table:table-cell>
          <table:table-cell table:formula="of:=ROUND(72000000/[.A387];0)" office:value-type="float" office:value="26667">
            <text:p>26667</text:p>
          </table:table-cell>
          <table:table-cell table:formula="of:=[.C387]/([.E387]+1)-1" office:value-type="float" office:value="0">
            <text:p>0</text:p>
          </table:table-cell>
          <table:table-cell table:formula="of:=26667-1" office:value-type="float" office:value="26666">
            <text:p>26666</text:p>
          </table:table-cell>
          <table:table-cell table:formula="of:=72000000/([.D387]+1)/([.E387]+1)" office:value-type="float" office:value="2699.96625042187">
            <text:p>2699,9662504219</text:p>
          </table:table-cell>
          <table:table-cell table:formula="of:=ABS([.A387]-[.F387])/[.A387]" office:value-type="float" office:value="0.0000124998437520305">
            <text:p>0,000012</text:p>
          </table:table-cell>
          <table:table-cell table:formula="of:=IF([.G38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87]+100" office:value-type="float" office:value="2800">
            <text:p>2800</text:p>
          </table:table-cell>
          <table:table-cell table:formula="of:=72000000/[.A388]" office:value-type="float" office:value="25714.2857142857">
            <text:p>25714,2857142857</text:p>
          </table:table-cell>
          <table:table-cell table:formula="of:=ROUND(72000000/[.A388];0)" office:value-type="float" office:value="25714">
            <text:p>25714</text:p>
          </table:table-cell>
          <table:table-cell table:formula="of:=[.C388]/([.E388]+1)-1" office:value-type="float" office:value="0">
            <text:p>0</text:p>
          </table:table-cell>
          <table:table-cell table:formula="of:=25714-1" office:value-type="float" office:value="25713">
            <text:p>25713</text:p>
          </table:table-cell>
          <table:table-cell table:formula="of:=72000000/([.D388]+1)/([.E388]+1)" office:value-type="float" office:value="2800.03111145679">
            <text:p>2800,0311114568</text:p>
          </table:table-cell>
          <table:table-cell table:formula="of:=ABS([.A388]-[.F388])/[.A388]" office:value-type="float" office:value="0.0000111112345692683">
            <text:p>0,000011</text:p>
          </table:table-cell>
          <table:table-cell table:formula="of:=IF([.G38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88]+100" office:value-type="float" office:value="2900">
            <text:p>2900</text:p>
          </table:table-cell>
          <table:table-cell table:formula="of:=72000000/[.A389]" office:value-type="float" office:value="24827.5862068966">
            <text:p>24827,5862068966</text:p>
          </table:table-cell>
          <table:table-cell table:formula="of:=ROUND(72000000/[.A389];0)" office:value-type="float" office:value="24828">
            <text:p>24828</text:p>
          </table:table-cell>
          <table:table-cell table:formula="of:=[.C389]/([.E389]+1)-1" office:value-type="float" office:value="0">
            <text:p>0</text:p>
          </table:table-cell>
          <table:table-cell table:formula="of:=24828-1" office:value-type="float" office:value="24827">
            <text:p>24827</text:p>
          </table:table-cell>
          <table:table-cell table:formula="of:=72000000/([.D389]+1)/([.E389]+1)" office:value-type="float" office:value="2899.95166747221">
            <text:p>2899,9516674722</text:p>
          </table:table-cell>
          <table:table-cell table:formula="of:=ABS([.A389]-[.F389])/[.A389]" office:value-type="float" office:value="0.0000166663888934448">
            <text:p>0,000017</text:p>
          </table:table-cell>
          <table:table-cell table:formula="of:=IF([.G38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89]+100" office:value-type="float" office:value="3000">
            <text:p>3000</text:p>
          </table:table-cell>
          <table:table-cell table:formula="of:=72000000/[.A390]" office:value-type="float" office:value="24000">
            <text:p>24000</text:p>
          </table:table-cell>
          <table:table-cell table:formula="of:=ROUND(72000000/[.A390];0)" office:value-type="float" office:value="24000">
            <text:p>24000</text:p>
          </table:table-cell>
          <table:table-cell table:formula="of:=[.C390]/([.E390]+1)-1" office:value-type="float" office:value="0">
            <text:p>0</text:p>
          </table:table-cell>
          <table:table-cell table:formula="of:=24000-1" office:value-type="float" office:value="23999">
            <text:p>23999</text:p>
          </table:table-cell>
          <table:table-cell table:formula="of:=72000000/([.D390]+1)/([.E390]+1)" office:value-type="float" office:value="3000">
            <text:p>3000</text:p>
          </table:table-cell>
          <table:table-cell table:formula="of:=ABS([.A390]-[.F390])/[.A390]" office:value-type="float" office:value="0">
            <text:p>0,000000</text:p>
          </table:table-cell>
          <table:table-cell table:formula="of:=IF([.G39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90]+100" office:value-type="float" office:value="3100">
            <text:p>3100</text:p>
          </table:table-cell>
          <table:table-cell table:formula="of:=72000000/[.A391]" office:value-type="float" office:value="23225.8064516129">
            <text:p>23225,8064516129</text:p>
          </table:table-cell>
          <table:table-cell table:formula="of:=ROUND(72000000/[.A391];0)" office:value-type="float" office:value="23226">
            <text:p>23226</text:p>
          </table:table-cell>
          <table:table-cell table:formula="of:=[.C391]/([.E391]+1)-1" office:value-type="float" office:value="0">
            <text:p>0</text:p>
          </table:table-cell>
          <table:table-cell table:formula="of:=23226-1" office:value-type="float" office:value="23225">
            <text:p>23225</text:p>
          </table:table-cell>
          <table:table-cell table:formula="of:=72000000/([.D391]+1)/([.E391]+1)" office:value-type="float" office:value="3099.97416688194">
            <text:p>3099,974166882</text:p>
          </table:table-cell>
          <table:table-cell table:formula="of:=ABS([.A391]-[.F391])/[.A391]" office:value-type="float" office:value="0.00000833326388953625">
            <text:p>0,000008</text:p>
          </table:table-cell>
          <table:table-cell table:formula="of:=IF([.G39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91]+100" office:value-type="float" office:value="3200">
            <text:p>3200</text:p>
          </table:table-cell>
          <table:table-cell table:formula="of:=72000000/[.A392]" office:value-type="float" office:value="22500">
            <text:p>22500</text:p>
          </table:table-cell>
          <table:table-cell table:formula="of:=ROUND(72000000/[.A392];0)" office:value-type="float" office:value="22500">
            <text:p>22500</text:p>
          </table:table-cell>
          <table:table-cell table:formula="of:=[.C392]/([.E392]+1)-1" office:value-type="float" office:value="0">
            <text:p>0</text:p>
          </table:table-cell>
          <table:table-cell table:formula="of:=22500-1" office:value-type="float" office:value="22499">
            <text:p>22499</text:p>
          </table:table-cell>
          <table:table-cell table:formula="of:=72000000/([.D392]+1)/([.E392]+1)" office:value-type="float" office:value="3200">
            <text:p>3200</text:p>
          </table:table-cell>
          <table:table-cell table:formula="of:=ABS([.A392]-[.F392])/[.A392]" office:value-type="float" office:value="0">
            <text:p>0,000000</text:p>
          </table:table-cell>
          <table:table-cell table:formula="of:=IF([.G39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92]+100" office:value-type="float" office:value="3300">
            <text:p>3300</text:p>
          </table:table-cell>
          <table:table-cell table:formula="of:=72000000/[.A393]" office:value-type="float" office:value="21818.1818181818">
            <text:p>21818,1818181818</text:p>
          </table:table-cell>
          <table:table-cell table:formula="of:=ROUND(72000000/[.A393];0)" office:value-type="float" office:value="21818">
            <text:p>21818</text:p>
          </table:table-cell>
          <table:table-cell table:formula="of:=[.C393]/([.E393]+1)-1" office:value-type="float" office:value="0">
            <text:p>0</text:p>
          </table:table-cell>
          <table:table-cell table:formula="of:=21818-1" office:value-type="float" office:value="21817">
            <text:p>21817</text:p>
          </table:table-cell>
          <table:table-cell table:formula="of:=72000000/([.D393]+1)/([.E393]+1)" office:value-type="float" office:value="3300.02750022917">
            <text:p>3300,0275002292</text:p>
          </table:table-cell>
          <table:table-cell table:formula="of:=ABS([.A393]-[.F393])/[.A393]" office:value-type="float" office:value="0.00000833340277839659">
            <text:p>0,000008</text:p>
          </table:table-cell>
          <table:table-cell table:formula="of:=IF([.G39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93]+100" office:value-type="float" office:value="3400">
            <text:p>3400</text:p>
          </table:table-cell>
          <table:table-cell table:formula="of:=72000000/[.A394]" office:value-type="float" office:value="21176.4705882353">
            <text:p>21176,4705882353</text:p>
          </table:table-cell>
          <table:table-cell table:formula="of:=ROUND(72000000/[.A394];0)" office:value-type="float" office:value="21176">
            <text:p>21176</text:p>
          </table:table-cell>
          <table:table-cell table:formula="of:=[.C394]/([.E394]+1)-1" office:value-type="float" office:value="0">
            <text:p>0</text:p>
          </table:table-cell>
          <table:table-cell table:formula="of:=21176-1" office:value-type="float" office:value="21175">
            <text:p>21175</text:p>
          </table:table-cell>
          <table:table-cell table:formula="of:=72000000/([.D394]+1)/([.E394]+1)" office:value-type="float" office:value="3400.07555723461">
            <text:p>3400,0755572346</text:p>
          </table:table-cell>
          <table:table-cell table:formula="of:=ABS([.A394]-[.F394])/[.A394]" office:value-type="float" office:value="0.0000222227160603485">
            <text:p>0,000022</text:p>
          </table:table-cell>
          <table:table-cell table:formula="of:=IF([.G39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94]+100" office:value-type="float" office:value="3500">
            <text:p>3500</text:p>
          </table:table-cell>
          <table:table-cell table:formula="of:=72000000/[.A395]" office:value-type="float" office:value="20571.4285714286">
            <text:p>20571,4285714286</text:p>
          </table:table-cell>
          <table:table-cell table:formula="of:=ROUND(72000000/[.A395];0)" office:value-type="float" office:value="20571">
            <text:p>20571</text:p>
          </table:table-cell>
          <table:table-cell table:formula="of:=[.C395]/([.E395]+1)-1" office:value-type="float" office:value="0">
            <text:p>0</text:p>
          </table:table-cell>
          <table:table-cell table:formula="of:=20571-1" office:value-type="float" office:value="20570">
            <text:p>20570</text:p>
          </table:table-cell>
          <table:table-cell table:formula="of:=72000000/([.D395]+1)/([.E395]+1)" office:value-type="float" office:value="3500.0729181858">
            <text:p>3500,0729181858</text:p>
          </table:table-cell>
          <table:table-cell table:formula="of:=ABS([.A395]-[.F395])/[.A395]" office:value-type="float" office:value="0.0000208337673701473">
            <text:p>0,000021</text:p>
          </table:table-cell>
          <table:table-cell table:formula="of:=IF([.G39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95]+100" office:value-type="float" office:value="3600">
            <text:p>3600</text:p>
          </table:table-cell>
          <table:table-cell table:formula="of:=72000000/[.A396]" office:value-type="float" office:value="20000">
            <text:p>20000</text:p>
          </table:table-cell>
          <table:table-cell table:formula="of:=ROUND(72000000/[.A396];0)" office:value-type="float" office:value="20000">
            <text:p>20000</text:p>
          </table:table-cell>
          <table:table-cell table:formula="of:=[.C396]/([.E396]+1)-1" office:value-type="float" office:value="0">
            <text:p>0</text:p>
          </table:table-cell>
          <table:table-cell table:formula="of:=20000-1" office:value-type="float" office:value="19999">
            <text:p>19999</text:p>
          </table:table-cell>
          <table:table-cell table:formula="of:=72000000/([.D396]+1)/([.E396]+1)" office:value-type="float" office:value="3600">
            <text:p>3600</text:p>
          </table:table-cell>
          <table:table-cell table:formula="of:=ABS([.A396]-[.F396])/[.A396]" office:value-type="float" office:value="0">
            <text:p>0,000000</text:p>
          </table:table-cell>
          <table:table-cell table:formula="of:=IF([.G39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96]+100" office:value-type="float" office:value="3700">
            <text:p>3700</text:p>
          </table:table-cell>
          <table:table-cell table:formula="of:=72000000/[.A397]" office:value-type="float" office:value="19459.4594594595">
            <text:p>19459,4594594595</text:p>
          </table:table-cell>
          <table:table-cell table:formula="of:=ROUND(72000000/[.A397];0)" office:value-type="float" office:value="19459">
            <text:p>19459</text:p>
          </table:table-cell>
          <table:table-cell table:formula="of:=[.C397]/([.E397]+1)-1" office:value-type="float" office:value="0">
            <text:p>0</text:p>
          </table:table-cell>
          <table:table-cell table:formula="of:=19459-1" office:value-type="float" office:value="19458">
            <text:p>19458</text:p>
          </table:table-cell>
          <table:table-cell table:formula="of:=72000000/([.D397]+1)/([.E397]+1)" office:value-type="float" office:value="3700.08736317385">
            <text:p>3700,0873631739</text:p>
          </table:table-cell>
          <table:table-cell table:formula="of:=ABS([.A397]-[.F397])/[.A397]" office:value-type="float" office:value="0.0000236116686088477">
            <text:p>0,000024</text:p>
          </table:table-cell>
          <table:table-cell table:formula="of:=IF([.G39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97]+100" office:value-type="float" office:value="3800">
            <text:p>3800</text:p>
          </table:table-cell>
          <table:table-cell table:formula="of:=72000000/[.A398]" office:value-type="float" office:value="18947.3684210526">
            <text:p>18947,3684210526</text:p>
          </table:table-cell>
          <table:table-cell table:formula="of:=ROUND(72000000/[.A398];0)" office:value-type="float" office:value="18947">
            <text:p>18947</text:p>
          </table:table-cell>
          <table:table-cell table:formula="of:=[.C398]/([.E398]+1)-1" office:value-type="float" office:value="0">
            <text:p>0</text:p>
          </table:table-cell>
          <table:table-cell table:formula="of:=18947-1" office:value-type="float" office:value="18946">
            <text:p>18946</text:p>
          </table:table-cell>
          <table:table-cell table:formula="of:=72000000/([.D398]+1)/([.E398]+1)" office:value-type="float" office:value="3800.07389032564">
            <text:p>3800,0738903257</text:p>
          </table:table-cell>
          <table:table-cell table:formula="of:=ABS([.A398]-[.F398])/[.A398]" office:value-type="float" office:value="0.0000194448225381979">
            <text:p>0,000019</text:p>
          </table:table-cell>
          <table:table-cell table:formula="of:=IF([.G39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98]+100" office:value-type="float" office:value="3900">
            <text:p>3900</text:p>
          </table:table-cell>
          <table:table-cell table:formula="of:=72000000/[.A399]" office:value-type="float" office:value="18461.5384615385">
            <text:p>18461,5384615385</text:p>
          </table:table-cell>
          <table:table-cell table:formula="of:=ROUND(72000000/[.A399];0)" office:value-type="float" office:value="18462">
            <text:p>18462</text:p>
          </table:table-cell>
          <table:table-cell table:formula="of:=[.C399]/([.E399]+1)-1" office:value-type="float" office:value="0">
            <text:p>0</text:p>
          </table:table-cell>
          <table:table-cell table:formula="of:=18462-1" office:value-type="float" office:value="18461">
            <text:p>18461</text:p>
          </table:table-cell>
          <table:table-cell table:formula="of:=72000000/([.D399]+1)/([.E399]+1)" office:value-type="float" office:value="3899.90250243744">
            <text:p>3899,9025024374</text:p>
          </table:table-cell>
          <table:table-cell table:formula="of:=ABS([.A399]-[.F399])/[.A399]" office:value-type="float" office:value="0.000024999375015609">
            <text:p>0,000025</text:p>
          </table:table-cell>
          <table:table-cell table:formula="of:=IF([.G39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399]+100" office:value-type="float" office:value="4000">
            <text:p>4000</text:p>
          </table:table-cell>
          <table:table-cell table:formula="of:=72000000/[.A400]" office:value-type="float" office:value="18000">
            <text:p>18000</text:p>
          </table:table-cell>
          <table:table-cell table:formula="of:=ROUND(72000000/[.A400];0)" office:value-type="float" office:value="18000">
            <text:p>18000</text:p>
          </table:table-cell>
          <table:table-cell table:formula="of:=[.C400]/([.E400]+1)-1" office:value-type="float" office:value="0">
            <text:p>0</text:p>
          </table:table-cell>
          <table:table-cell table:formula="of:=18000-1" office:value-type="float" office:value="17999">
            <text:p>17999</text:p>
          </table:table-cell>
          <table:table-cell table:formula="of:=72000000/([.D400]+1)/([.E400]+1)" office:value-type="float" office:value="4000">
            <text:p>4000</text:p>
          </table:table-cell>
          <table:table-cell table:formula="of:=ABS([.A400]-[.F400])/[.A400]" office:value-type="float" office:value="0">
            <text:p>0,000000</text:p>
          </table:table-cell>
          <table:table-cell table:formula="of:=IF([.G40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00]+100" office:value-type="float" office:value="4100">
            <text:p>4100</text:p>
          </table:table-cell>
          <table:table-cell table:formula="of:=72000000/[.A401]" office:value-type="float" office:value="17560.9756097561">
            <text:p>17560,9756097561</text:p>
          </table:table-cell>
          <table:table-cell table:formula="of:=ROUND(72000000/[.A401];0)" office:value-type="float" office:value="17561">
            <text:p>17561</text:p>
          </table:table-cell>
          <table:table-cell table:formula="of:=[.C401]/([.E401]+1)-1" office:value-type="float" office:value="0">
            <text:p>0</text:p>
          </table:table-cell>
          <table:table-cell table:formula="of:=17561-1" office:value-type="float" office:value="17560">
            <text:p>17560</text:p>
          </table:table-cell>
          <table:table-cell table:formula="of:=72000000/([.D401]+1)/([.E401]+1)" office:value-type="float" office:value="4099.99430556347">
            <text:p>4099,9943055635</text:p>
          </table:table-cell>
          <table:table-cell table:formula="of:=ABS([.A401]-[.F401])/[.A401]" office:value-type="float" office:value="0.00000138888695978605">
            <text:p>0,000001</text:p>
          </table:table-cell>
          <table:table-cell table:formula="of:=IF([.G40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01]+100" office:value-type="float" office:value="4200">
            <text:p>4200</text:p>
          </table:table-cell>
          <table:table-cell table:formula="of:=72000000/[.A402]" office:value-type="float" office:value="17142.8571428571">
            <text:p>17142,8571428571</text:p>
          </table:table-cell>
          <table:table-cell table:formula="of:=ROUND(72000000/[.A402];0)" office:value-type="float" office:value="17143">
            <text:p>17143</text:p>
          </table:table-cell>
          <table:table-cell table:formula="of:=[.C402]/([.E402]+1)-1" office:value-type="float" office:value="0">
            <text:p>0</text:p>
          </table:table-cell>
          <table:table-cell table:formula="of:=17143-1" office:value-type="float" office:value="17142">
            <text:p>17142</text:p>
          </table:table-cell>
          <table:table-cell table:formula="of:=72000000/([.D402]+1)/([.E402]+1)" office:value-type="float" office:value="4199.96500029166">
            <text:p>4199,9650002917</text:p>
          </table:table-cell>
          <table:table-cell table:formula="of:=ABS([.A402]-[.F402])/[.A402]" office:value-type="float" office:value="0.00000833326388948037">
            <text:p>0,000008</text:p>
          </table:table-cell>
          <table:table-cell table:formula="of:=IF([.G40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02]+100" office:value-type="float" office:value="4300">
            <text:p>4300</text:p>
          </table:table-cell>
          <table:table-cell table:formula="of:=72000000/[.A403]" office:value-type="float" office:value="16744.1860465116">
            <text:p>16744,1860465116</text:p>
          </table:table-cell>
          <table:table-cell table:formula="of:=ROUND(72000000/[.A403];0)" office:value-type="float" office:value="16744">
            <text:p>16744</text:p>
          </table:table-cell>
          <table:table-cell table:formula="of:=[.C403]/([.E403]+1)-1" office:value-type="float" office:value="0">
            <text:p>0</text:p>
          </table:table-cell>
          <table:table-cell table:formula="of:=16744-1" office:value-type="float" office:value="16743">
            <text:p>16743</text:p>
          </table:table-cell>
          <table:table-cell table:formula="of:=72000000/([.D403]+1)/([.E403]+1)" office:value-type="float" office:value="4300.04777830865">
            <text:p>4300,0477783087</text:p>
          </table:table-cell>
          <table:table-cell table:formula="of:=ABS([.A403]-[.F403])/[.A403]" office:value-type="float" office:value="0.0000111112345693136">
            <text:p>0,000011</text:p>
          </table:table-cell>
          <table:table-cell table:formula="of:=IF([.G40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03]+100" office:value-type="float" office:value="4400">
            <text:p>4400</text:p>
          </table:table-cell>
          <table:table-cell table:formula="of:=72000000/[.A404]" office:value-type="float" office:value="16363.6363636364">
            <text:p>16363,6363636364</text:p>
          </table:table-cell>
          <table:table-cell table:formula="of:=ROUND(72000000/[.A404];0)" office:value-type="float" office:value="16364">
            <text:p>16364</text:p>
          </table:table-cell>
          <table:table-cell table:formula="of:=[.C404]/([.E404]+1)-1" office:value-type="float" office:value="0">
            <text:p>0</text:p>
          </table:table-cell>
          <table:table-cell table:formula="of:=16364-1" office:value-type="float" office:value="16363">
            <text:p>16363</text:p>
          </table:table-cell>
          <table:table-cell table:formula="of:=72000000/([.D404]+1)/([.E404]+1)" office:value-type="float" office:value="4399.90222439501">
            <text:p>4399,902224395</text:p>
          </table:table-cell>
          <table:table-cell table:formula="of:=ABS([.A404]-[.F404])/[.A404]" office:value-type="float" office:value="0.0000222217284061282">
            <text:p>0,000022</text:p>
          </table:table-cell>
          <table:table-cell table:formula="of:=IF([.G40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04]+100" office:value-type="float" office:value="4500">
            <text:p>4500</text:p>
          </table:table-cell>
          <table:table-cell table:formula="of:=72000000/[.A405]" office:value-type="float" office:value="16000">
            <text:p>16000</text:p>
          </table:table-cell>
          <table:table-cell table:formula="of:=ROUND(72000000/[.A405];0)" office:value-type="float" office:value="16000">
            <text:p>16000</text:p>
          </table:table-cell>
          <table:table-cell table:formula="of:=[.C405]/([.E405]+1)-1" office:value-type="float" office:value="0">
            <text:p>0</text:p>
          </table:table-cell>
          <table:table-cell table:formula="of:=16000-1" office:value-type="float" office:value="15999">
            <text:p>15999</text:p>
          </table:table-cell>
          <table:table-cell table:formula="of:=72000000/([.D405]+1)/([.E405]+1)" office:value-type="float" office:value="4500">
            <text:p>4500</text:p>
          </table:table-cell>
          <table:table-cell table:formula="of:=ABS([.A405]-[.F405])/[.A405]" office:value-type="float" office:value="0">
            <text:p>0,000000</text:p>
          </table:table-cell>
          <table:table-cell table:formula="of:=IF([.G40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05]+100" office:value-type="float" office:value="4600">
            <text:p>4600</text:p>
          </table:table-cell>
          <table:table-cell table:formula="of:=72000000/[.A406]" office:value-type="float" office:value="15652.1739130435">
            <text:p>15652,1739130435</text:p>
          </table:table-cell>
          <table:table-cell table:formula="of:=ROUND(72000000/[.A406];0)" office:value-type="float" office:value="15652">
            <text:p>15652</text:p>
          </table:table-cell>
          <table:table-cell table:formula="of:=[.C406]/([.E406]+1)-1" office:value-type="float" office:value="0">
            <text:p>0</text:p>
          </table:table-cell>
          <table:table-cell table:formula="of:=15652-1" office:value-type="float" office:value="15651">
            <text:p>15651</text:p>
          </table:table-cell>
          <table:table-cell table:formula="of:=72000000/([.D406]+1)/([.E406]+1)" office:value-type="float" office:value="4600.05111167902">
            <text:p>4600,051111679</text:p>
          </table:table-cell>
          <table:table-cell table:formula="of:=ABS([.A406]-[.F406])/[.A406]" office:value-type="float" office:value="0.00001111123456924">
            <text:p>0,000011</text:p>
          </table:table-cell>
          <table:table-cell table:formula="of:=IF([.G40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06]+100" office:value-type="float" office:value="4700">
            <text:p>4700</text:p>
          </table:table-cell>
          <table:table-cell table:formula="of:=72000000/[.A407]" office:value-type="float" office:value="15319.1489361702">
            <text:p>15319,1489361702</text:p>
          </table:table-cell>
          <table:table-cell table:formula="of:=ROUND(72000000/[.A407];0)" office:value-type="float" office:value="15319">
            <text:p>15319</text:p>
          </table:table-cell>
          <table:table-cell table:formula="of:=[.C407]/([.E407]+1)-1" office:value-type="float" office:value="0">
            <text:p>0</text:p>
          </table:table-cell>
          <table:table-cell table:formula="of:=15319-1" office:value-type="float" office:value="15318">
            <text:p>15318</text:p>
          </table:table-cell>
          <table:table-cell table:formula="of:=72000000/([.D407]+1)/([.E407]+1)" office:value-type="float" office:value="4700.0456948887">
            <text:p>4700,0456948887</text:p>
          </table:table-cell>
          <table:table-cell table:formula="of:=ABS([.A407]-[.F407])/[.A407]" office:value-type="float" office:value="0.0000097223167447621">
            <text:p>0,000010</text:p>
          </table:table-cell>
          <table:table-cell table:formula="of:=IF([.G40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07]+100" office:value-type="float" office:value="4800">
            <text:p>4800</text:p>
          </table:table-cell>
          <table:table-cell table:formula="of:=72000000/[.A408]" office:value-type="float" office:value="15000">
            <text:p>15000</text:p>
          </table:table-cell>
          <table:table-cell table:formula="of:=ROUND(72000000/[.A408];0)" office:value-type="float" office:value="15000">
            <text:p>15000</text:p>
          </table:table-cell>
          <table:table-cell table:formula="of:=[.C408]/([.E408]+1)-1" office:value-type="float" office:value="0">
            <text:p>0</text:p>
          </table:table-cell>
          <table:table-cell table:formula="of:=15000-1" office:value-type="float" office:value="14999">
            <text:p>14999</text:p>
          </table:table-cell>
          <table:table-cell table:formula="of:=72000000/([.D408]+1)/([.E408]+1)" office:value-type="float" office:value="4800">
            <text:p>4800</text:p>
          </table:table-cell>
          <table:table-cell table:formula="of:=ABS([.A408]-[.F408])/[.A408]" office:value-type="float" office:value="0">
            <text:p>0,000000</text:p>
          </table:table-cell>
          <table:table-cell table:formula="of:=IF([.G40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08]+100" office:value-type="float" office:value="4900">
            <text:p>4900</text:p>
          </table:table-cell>
          <table:table-cell table:formula="of:=72000000/[.A409]" office:value-type="float" office:value="14693.8775510204">
            <text:p>14693,8775510204</text:p>
          </table:table-cell>
          <table:table-cell table:formula="of:=ROUND(72000000/[.A409];0)" office:value-type="float" office:value="14694">
            <text:p>14694</text:p>
          </table:table-cell>
          <table:table-cell table:formula="of:=[.C409]/([.E409]+1)-1" office:value-type="float" office:value="0">
            <text:p>0</text:p>
          </table:table-cell>
          <table:table-cell table:formula="of:=14694-1" office:value-type="float" office:value="14693">
            <text:p>14693</text:p>
          </table:table-cell>
          <table:table-cell table:formula="of:=72000000/([.D409]+1)/([.E409]+1)" office:value-type="float" office:value="4899.95916700694">
            <text:p>4899,959167007</text:p>
          </table:table-cell>
          <table:table-cell table:formula="of:=ABS([.A409]-[.F409])/[.A409]" office:value-type="float" office:value="0.00000833326388954224">
            <text:p>0,000008</text:p>
          </table:table-cell>
          <table:table-cell table:formula="of:=IF([.G40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09]+100" office:value-type="float" office:value="5000">
            <text:p>5000</text:p>
          </table:table-cell>
          <table:table-cell table:formula="of:=72000000/[.A410]" office:value-type="float" office:value="14400">
            <text:p>14400</text:p>
          </table:table-cell>
          <table:table-cell table:formula="of:=ROUND(72000000/[.A410];0)" office:value-type="float" office:value="14400">
            <text:p>14400</text:p>
          </table:table-cell>
          <table:table-cell table:formula="of:=[.C410]/([.E410]+1)-1" office:value-type="float" office:value="0">
            <text:p>0</text:p>
          </table:table-cell>
          <table:table-cell table:formula="of:=14400-1" office:value-type="float" office:value="14399">
            <text:p>14399</text:p>
          </table:table-cell>
          <table:table-cell table:formula="of:=72000000/([.D410]+1)/([.E410]+1)" office:value-type="float" office:value="5000">
            <text:p>5000</text:p>
          </table:table-cell>
          <table:table-cell table:formula="of:=ABS([.A410]-[.F410])/[.A410]" office:value-type="float" office:value="0">
            <text:p>0,000000</text:p>
          </table:table-cell>
          <table:table-cell table:formula="of:=IF([.G41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10]+100" office:value-type="float" office:value="5100">
            <text:p>5100</text:p>
          </table:table-cell>
          <table:table-cell table:formula="of:=72000000/[.A411]" office:value-type="float" office:value="14117.6470588235">
            <text:p>14117,6470588235</text:p>
          </table:table-cell>
          <table:table-cell table:formula="of:=ROUND(72000000/[.A411];0)" office:value-type="float" office:value="14118">
            <text:p>14118</text:p>
          </table:table-cell>
          <table:table-cell table:formula="of:=[.C411]/([.E411]+1)-1" office:value-type="float" office:value="0">
            <text:p>0</text:p>
          </table:table-cell>
          <table:table-cell table:formula="of:=14118-1" office:value-type="float" office:value="14117">
            <text:p>14117</text:p>
          </table:table-cell>
          <table:table-cell table:formula="of:=72000000/([.D411]+1)/([.E411]+1)" office:value-type="float" office:value="5099.87250318742">
            <text:p>5099,8725031874</text:p>
          </table:table-cell>
          <table:table-cell table:formula="of:=ABS([.A411]-[.F411])/[.A411]" office:value-type="float" office:value="0.0000249993750156707">
            <text:p>0,000025</text:p>
          </table:table-cell>
          <table:table-cell table:formula="of:=IF([.G41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11]+100" office:value-type="float" office:value="5200">
            <text:p>5200</text:p>
          </table:table-cell>
          <table:table-cell table:formula="of:=72000000/[.A412]" office:value-type="float" office:value="13846.1538461538">
            <text:p>13846,1538461538</text:p>
          </table:table-cell>
          <table:table-cell table:formula="of:=ROUND(72000000/[.A412];0)" office:value-type="float" office:value="13846">
            <text:p>13846</text:p>
          </table:table-cell>
          <table:table-cell table:formula="of:=[.C412]/([.E412]+1)-1" office:value-type="float" office:value="0">
            <text:p>0</text:p>
          </table:table-cell>
          <table:table-cell table:formula="of:=13846-1" office:value-type="float" office:value="13845">
            <text:p>13845</text:p>
          </table:table-cell>
          <table:table-cell table:formula="of:=72000000/([.D412]+1)/([.E412]+1)" office:value-type="float" office:value="5200.05777841976">
            <text:p>5200,0577784198</text:p>
          </table:table-cell>
          <table:table-cell table:formula="of:=ABS([.A412]-[.F412])/[.A412]" office:value-type="float" office:value="0.0000111112345692933">
            <text:p>0,000011</text:p>
          </table:table-cell>
          <table:table-cell table:formula="of:=IF([.G41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12]+100" office:value-type="float" office:value="5300">
            <text:p>5300</text:p>
          </table:table-cell>
          <table:table-cell table:formula="of:=72000000/[.A413]" office:value-type="float" office:value="13584.9056603774">
            <text:p>13584,9056603774</text:p>
          </table:table-cell>
          <table:table-cell table:formula="of:=ROUND(72000000/[.A413];0)" office:value-type="float" office:value="13585">
            <text:p>13585</text:p>
          </table:table-cell>
          <table:table-cell table:formula="of:=[.C413]/([.E413]+1)-1" office:value-type="float" office:value="0">
            <text:p>0</text:p>
          </table:table-cell>
          <table:table-cell table:formula="of:=13585-1" office:value-type="float" office:value="13584">
            <text:p>13584</text:p>
          </table:table-cell>
          <table:table-cell table:formula="of:=72000000/([.D413]+1)/([.E413]+1)" office:value-type="float" office:value="5299.96319470004">
            <text:p>5299,9631947</text:p>
          </table:table-cell>
          <table:table-cell table:formula="of:=ABS([.A413]-[.F413])/[.A413]" office:value-type="float" office:value="0.00000694439621941645">
            <text:p>0,000007</text:p>
          </table:table-cell>
          <table:table-cell table:formula="of:=IF([.G41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13]+100" office:value-type="float" office:value="5400">
            <text:p>5400</text:p>
          </table:table-cell>
          <table:table-cell table:formula="of:=72000000/[.A414]" office:value-type="float" office:value="13333.3333333333">
            <text:p>13333,3333333333</text:p>
          </table:table-cell>
          <table:table-cell table:formula="of:=ROUND(72000000/[.A414];0)" office:value-type="float" office:value="13333">
            <text:p>13333</text:p>
          </table:table-cell>
          <table:table-cell table:formula="of:=[.C414]/([.E414]+1)-1" office:value-type="float" office:value="0">
            <text:p>0</text:p>
          </table:table-cell>
          <table:table-cell table:formula="of:=13333-1" office:value-type="float" office:value="13332">
            <text:p>13332</text:p>
          </table:table-cell>
          <table:table-cell table:formula="of:=72000000/([.D414]+1)/([.E414]+1)" office:value-type="float" office:value="5400.13500337508">
            <text:p>5400,1350033751</text:p>
          </table:table-cell>
          <table:table-cell table:formula="of:=ABS([.A414]-[.F414])/[.A414]" office:value-type="float" office:value="0.0000250006250155787">
            <text:p>0,000025</text:p>
          </table:table-cell>
          <table:table-cell table:formula="of:=IF([.G41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14]+100" office:value-type="float" office:value="5500">
            <text:p>5500</text:p>
          </table:table-cell>
          <table:table-cell table:formula="of:=72000000/[.A415]" office:value-type="float" office:value="13090.9090909091">
            <text:p>13090,9090909091</text:p>
          </table:table-cell>
          <table:table-cell table:formula="of:=ROUND(72000000/[.A415];0)" office:value-type="float" office:value="13091">
            <text:p>13091</text:p>
          </table:table-cell>
          <table:table-cell table:formula="of:=[.C415]/([.E415]+1)-1" office:value-type="float" office:value="0">
            <text:p>0</text:p>
          </table:table-cell>
          <table:table-cell table:formula="of:=13091-1" office:value-type="float" office:value="13090">
            <text:p>13090</text:p>
          </table:table-cell>
          <table:table-cell table:formula="of:=72000000/([.D415]+1)/([.E415]+1)" office:value-type="float" office:value="5499.96180582079">
            <text:p>5499,9618058208</text:p>
          </table:table-cell>
          <table:table-cell table:formula="of:=ABS([.A415]-[.F415])/[.A415]" office:value-type="float" office:value="0.00000694439621954437">
            <text:p>0,000007</text:p>
          </table:table-cell>
          <table:table-cell table:formula="of:=IF([.G41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15]+100" office:value-type="float" office:value="5600">
            <text:p>5600</text:p>
          </table:table-cell>
          <table:table-cell table:formula="of:=72000000/[.A416]" office:value-type="float" office:value="12857.1428571429">
            <text:p>12857,1428571429</text:p>
          </table:table-cell>
          <table:table-cell table:formula="of:=ROUND(72000000/[.A416];0)" office:value-type="float" office:value="12857">
            <text:p>12857</text:p>
          </table:table-cell>
          <table:table-cell table:formula="of:=[.C416]/([.E416]+1)-1" office:value-type="float" office:value="0">
            <text:p>0</text:p>
          </table:table-cell>
          <table:table-cell table:formula="of:=12857-1" office:value-type="float" office:value="12856">
            <text:p>12856</text:p>
          </table:table-cell>
          <table:table-cell table:formula="of:=72000000/([.D416]+1)/([.E416]+1)" office:value-type="float" office:value="5600.06222291359">
            <text:p>5600,0622229136</text:p>
          </table:table-cell>
          <table:table-cell table:formula="of:=ABS([.A416]-[.F416])/[.A416]" office:value-type="float" office:value="0.0000111112345692683">
            <text:p>0,000011</text:p>
          </table:table-cell>
          <table:table-cell table:formula="of:=IF([.G41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16]+100" office:value-type="float" office:value="5700">
            <text:p>5700</text:p>
          </table:table-cell>
          <table:table-cell table:formula="of:=72000000/[.A417]" office:value-type="float" office:value="12631.5789473684">
            <text:p>12631,5789473684</text:p>
          </table:table-cell>
          <table:table-cell table:formula="of:=ROUND(72000000/[.A417];0)" office:value-type="float" office:value="12632">
            <text:p>12632</text:p>
          </table:table-cell>
          <table:table-cell table:formula="of:=[.C417]/([.E417]+1)-1" office:value-type="float" office:value="0">
            <text:p>0</text:p>
          </table:table-cell>
          <table:table-cell table:formula="of:=12632-1" office:value-type="float" office:value="12631">
            <text:p>12631</text:p>
          </table:table-cell>
          <table:table-cell table:formula="of:=72000000/([.D417]+1)/([.E417]+1)" office:value-type="float" office:value="5699.81000633312">
            <text:p>5699,8100063331</text:p>
          </table:table-cell>
          <table:table-cell table:formula="of:=ABS([.A417]-[.F417])/[.A417]" office:value-type="float" office:value="0.0000333322222592726">
            <text:p>0,000033</text:p>
          </table:table-cell>
          <table:table-cell table:formula="of:=IF([.G41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17]+100" office:value-type="float" office:value="5800">
            <text:p>5800</text:p>
          </table:table-cell>
          <table:table-cell table:formula="of:=72000000/[.A418]" office:value-type="float" office:value="12413.7931034483">
            <text:p>12413,7931034483</text:p>
          </table:table-cell>
          <table:table-cell table:formula="of:=ROUND(72000000/[.A418];0)" office:value-type="float" office:value="12414">
            <text:p>12414</text:p>
          </table:table-cell>
          <table:table-cell table:formula="of:=[.C418]/([.E418]+1)-1" office:value-type="float" office:value="0">
            <text:p>0</text:p>
          </table:table-cell>
          <table:table-cell table:formula="of:=12414-1" office:value-type="float" office:value="12413">
            <text:p>12413</text:p>
          </table:table-cell>
          <table:table-cell table:formula="of:=72000000/([.D418]+1)/([.E418]+1)" office:value-type="float" office:value="5799.90333494442">
            <text:p>5799,9033349444</text:p>
          </table:table-cell>
          <table:table-cell table:formula="of:=ABS([.A418]-[.F418])/[.A418]" office:value-type="float" office:value="0.0000166663888934448">
            <text:p>0,000017</text:p>
          </table:table-cell>
          <table:table-cell table:formula="of:=IF([.G41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18]+100" office:value-type="float" office:value="5900">
            <text:p>5900</text:p>
          </table:table-cell>
          <table:table-cell table:formula="of:=72000000/[.A419]" office:value-type="float" office:value="12203.3898305085">
            <text:p>12203,3898305085</text:p>
          </table:table-cell>
          <table:table-cell table:formula="of:=ROUND(72000000/[.A419];0)" office:value-type="float" office:value="12203">
            <text:p>12203</text:p>
          </table:table-cell>
          <table:table-cell table:formula="of:=[.C419]/([.E419]+1)-1" office:value-type="float" office:value="0">
            <text:p>0</text:p>
          </table:table-cell>
          <table:table-cell table:formula="of:=12203-1" office:value-type="float" office:value="12202">
            <text:p>12202</text:p>
          </table:table-cell>
          <table:table-cell table:formula="of:=72000000/([.D419]+1)/([.E419]+1)" office:value-type="float" office:value="5900.18847824306">
            <text:p>5900,1884782431</text:p>
          </table:table-cell>
          <table:table-cell table:formula="of:=ABS([.A419]-[.F419])/[.A419]" office:value-type="float" office:value="0.0000319454649246127">
            <text:p>0,000032</text:p>
          </table:table-cell>
          <table:table-cell table:formula="of:=IF([.G41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19]+100" office:value-type="float" office:value="6000">
            <text:p>6000</text:p>
          </table:table-cell>
          <table:table-cell table:formula="of:=72000000/[.A420]" office:value-type="float" office:value="12000">
            <text:p>12000</text:p>
          </table:table-cell>
          <table:table-cell table:formula="of:=ROUND(72000000/[.A420];0)" office:value-type="float" office:value="12000">
            <text:p>12000</text:p>
          </table:table-cell>
          <table:table-cell table:formula="of:=[.C420]/([.E420]+1)-1" office:value-type="float" office:value="0">
            <text:p>0</text:p>
          </table:table-cell>
          <table:table-cell table:formula="of:=12000-1" office:value-type="float" office:value="11999">
            <text:p>11999</text:p>
          </table:table-cell>
          <table:table-cell table:formula="of:=72000000/([.D420]+1)/([.E420]+1)" office:value-type="float" office:value="6000">
            <text:p>6000</text:p>
          </table:table-cell>
          <table:table-cell table:formula="of:=ABS([.A420]-[.F420])/[.A420]" office:value-type="float" office:value="0">
            <text:p>0,000000</text:p>
          </table:table-cell>
          <table:table-cell table:formula="of:=IF([.G42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20]+100" office:value-type="float" office:value="6100">
            <text:p>6100</text:p>
          </table:table-cell>
          <table:table-cell table:formula="of:=72000000/[.A421]" office:value-type="float" office:value="11803.2786885246">
            <text:p>11803,2786885246</text:p>
          </table:table-cell>
          <table:table-cell table:formula="of:=ROUND(72000000/[.A421];0)" office:value-type="float" office:value="11803">
            <text:p>11803</text:p>
          </table:table-cell>
          <table:table-cell table:formula="of:=[.C421]/([.E421]+1)-1" office:value-type="float" office:value="0">
            <text:p>0</text:p>
          </table:table-cell>
          <table:table-cell table:formula="of:=11803-1" office:value-type="float" office:value="11802">
            <text:p>11802</text:p>
          </table:table-cell>
          <table:table-cell table:formula="of:=72000000/([.D421]+1)/([.E421]+1)" office:value-type="float" office:value="6100.14403117851">
            <text:p>6100,1440311785</text:p>
          </table:table-cell>
          <table:table-cell table:formula="of:=ABS([.A421]-[.F421])/[.A421]" office:value-type="float" office:value="0.0000236116686087893">
            <text:p>0,000024</text:p>
          </table:table-cell>
          <table:table-cell table:formula="of:=IF([.G42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21]+100" office:value-type="float" office:value="6200">
            <text:p>6200</text:p>
          </table:table-cell>
          <table:table-cell table:formula="of:=72000000/[.A422]" office:value-type="float" office:value="11612.9032258065">
            <text:p>11612,9032258065</text:p>
          </table:table-cell>
          <table:table-cell table:formula="of:=ROUND(72000000/[.A422];0)" office:value-type="float" office:value="11613">
            <text:p>11613</text:p>
          </table:table-cell>
          <table:table-cell table:formula="of:=[.C422]/([.E422]+1)-1" office:value-type="float" office:value="0">
            <text:p>0</text:p>
          </table:table-cell>
          <table:table-cell table:formula="of:=11613-1" office:value-type="float" office:value="11612">
            <text:p>11612</text:p>
          </table:table-cell>
          <table:table-cell table:formula="of:=72000000/([.D422]+1)/([.E422]+1)" office:value-type="float" office:value="6199.94833376389">
            <text:p>6199,9483337639</text:p>
          </table:table-cell>
          <table:table-cell table:formula="of:=ABS([.A422]-[.F422])/[.A422]" office:value-type="float" office:value="0.00000833326388953625">
            <text:p>0,000008</text:p>
          </table:table-cell>
          <table:table-cell table:formula="of:=IF([.G42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22]+100" office:value-type="float" office:value="6300">
            <text:p>6300</text:p>
          </table:table-cell>
          <table:table-cell table:formula="of:=72000000/[.A423]" office:value-type="float" office:value="11428.5714285714">
            <text:p>11428,5714285714</text:p>
          </table:table-cell>
          <table:table-cell table:formula="of:=ROUND(72000000/[.A423];0)" office:value-type="float" office:value="11429">
            <text:p>11429</text:p>
          </table:table-cell>
          <table:table-cell table:formula="of:=[.C423]/([.E423]+1)-1" office:value-type="float" office:value="0">
            <text:p>0</text:p>
          </table:table-cell>
          <table:table-cell table:formula="of:=11429-1" office:value-type="float" office:value="11428">
            <text:p>11428</text:p>
          </table:table-cell>
          <table:table-cell table:formula="of:=72000000/([.D423]+1)/([.E423]+1)" office:value-type="float" office:value="6299.76375885904">
            <text:p>6299,7637588591</text:p>
          </table:table-cell>
          <table:table-cell table:formula="of:=ABS([.A423]-[.F423])/[.A423]" office:value-type="float" office:value="0.0000374985938028008">
            <text:p>0,000037</text:p>
          </table:table-cell>
          <table:table-cell table:formula="of:=IF([.G42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23]+100" office:value-type="float" office:value="6400">
            <text:p>6400</text:p>
          </table:table-cell>
          <table:table-cell table:formula="of:=72000000/[.A424]" office:value-type="float" office:value="11250">
            <text:p>11250</text:p>
          </table:table-cell>
          <table:table-cell table:formula="of:=ROUND(72000000/[.A424];0)" office:value-type="float" office:value="11250">
            <text:p>11250</text:p>
          </table:table-cell>
          <table:table-cell table:formula="of:=[.C424]/([.E424]+1)-1" office:value-type="float" office:value="0">
            <text:p>0</text:p>
          </table:table-cell>
          <table:table-cell table:formula="of:=11250-1" office:value-type="float" office:value="11249">
            <text:p>11249</text:p>
          </table:table-cell>
          <table:table-cell table:formula="of:=72000000/([.D424]+1)/([.E424]+1)" office:value-type="float" office:value="6400">
            <text:p>6400</text:p>
          </table:table-cell>
          <table:table-cell table:formula="of:=ABS([.A424]-[.F424])/[.A424]" office:value-type="float" office:value="0">
            <text:p>0,000000</text:p>
          </table:table-cell>
          <table:table-cell table:formula="of:=IF([.G42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24]+100" office:value-type="float" office:value="6500">
            <text:p>6500</text:p>
          </table:table-cell>
          <table:table-cell table:formula="of:=72000000/[.A425]" office:value-type="float" office:value="11076.9230769231">
            <text:p>11076,9230769231</text:p>
          </table:table-cell>
          <table:table-cell table:formula="of:=ROUND(72000000/[.A425];0)" office:value-type="float" office:value="11077">
            <text:p>11077</text:p>
          </table:table-cell>
          <table:table-cell table:formula="of:=[.C425]/([.E425]+1)-1" office:value-type="float" office:value="0">
            <text:p>0</text:p>
          </table:table-cell>
          <table:table-cell table:formula="of:=11077-1" office:value-type="float" office:value="11076">
            <text:p>11076</text:p>
          </table:table-cell>
          <table:table-cell table:formula="of:=72000000/([.D425]+1)/([.E425]+1)" office:value-type="float" office:value="6499.95486142457">
            <text:p>6499,9548614246</text:p>
          </table:table-cell>
          <table:table-cell table:formula="of:=ABS([.A425]-[.F425])/[.A425]" office:value-type="float" office:value="0.00000694439621950621">
            <text:p>0,000007</text:p>
          </table:table-cell>
          <table:table-cell table:formula="of:=IF([.G42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25]+100" office:value-type="float" office:value="6600">
            <text:p>6600</text:p>
          </table:table-cell>
          <table:table-cell table:formula="of:=72000000/[.A426]" office:value-type="float" office:value="10909.0909090909">
            <text:p>10909,0909090909</text:p>
          </table:table-cell>
          <table:table-cell table:formula="of:=ROUND(72000000/[.A426];0)" office:value-type="float" office:value="10909">
            <text:p>10909</text:p>
          </table:table-cell>
          <table:table-cell table:formula="of:=[.C426]/([.E426]+1)-1" office:value-type="float" office:value="0">
            <text:p>0</text:p>
          </table:table-cell>
          <table:table-cell table:formula="of:=10909-1" office:value-type="float" office:value="10908">
            <text:p>10908</text:p>
          </table:table-cell>
          <table:table-cell table:formula="of:=72000000/([.D426]+1)/([.E426]+1)" office:value-type="float" office:value="6600.05500045834">
            <text:p>6600,0550004583</text:p>
          </table:table-cell>
          <table:table-cell table:formula="of:=ABS([.A426]-[.F426])/[.A426]" office:value-type="float" office:value="0.00000833340277839659">
            <text:p>0,000008</text:p>
          </table:table-cell>
          <table:table-cell table:formula="of:=IF([.G42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26]+100" office:value-type="float" office:value="6700">
            <text:p>6700</text:p>
          </table:table-cell>
          <table:table-cell table:formula="of:=72000000/[.A427]" office:value-type="float" office:value="10746.2686567164">
            <text:p>10746,2686567164</text:p>
          </table:table-cell>
          <table:table-cell table:formula="of:=ROUND(72000000/[.A427];0)" office:value-type="float" office:value="10746">
            <text:p>10746</text:p>
          </table:table-cell>
          <table:table-cell table:formula="of:=[.C427]/([.E427]+1)-1" office:value-type="float" office:value="0">
            <text:p>0</text:p>
          </table:table-cell>
          <table:table-cell table:formula="of:=10746-1" office:value-type="float" office:value="10745">
            <text:p>10745</text:p>
          </table:table-cell>
          <table:table-cell table:formula="of:=72000000/([.D427]+1)/([.E427]+1)" office:value-type="float" office:value="6700.16750418761">
            <text:p>6700,1675041876</text:p>
          </table:table-cell>
          <table:table-cell table:formula="of:=ABS([.A427]-[.F427])/[.A427]" office:value-type="float" office:value="0.0000250006250156893">
            <text:p>0,000025</text:p>
          </table:table-cell>
          <table:table-cell table:formula="of:=IF([.G42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27]+100" office:value-type="float" office:value="6800">
            <text:p>6800</text:p>
          </table:table-cell>
          <table:table-cell table:formula="of:=72000000/[.A428]" office:value-type="float" office:value="10588.2352941176">
            <text:p>10588,2352941176</text:p>
          </table:table-cell>
          <table:table-cell table:formula="of:=ROUND(72000000/[.A428];0)" office:value-type="float" office:value="10588">
            <text:p>10588</text:p>
          </table:table-cell>
          <table:table-cell table:formula="of:=[.C428]/([.E428]+1)-1" office:value-type="float" office:value="0">
            <text:p>0</text:p>
          </table:table-cell>
          <table:table-cell table:formula="of:=10588-1" office:value-type="float" office:value="10587">
            <text:p>10587</text:p>
          </table:table-cell>
          <table:table-cell table:formula="of:=72000000/([.D428]+1)/([.E428]+1)" office:value-type="float" office:value="6800.15111446921">
            <text:p>6800,1511144692</text:p>
          </table:table-cell>
          <table:table-cell table:formula="of:=ABS([.A428]-[.F428])/[.A428]" office:value-type="float" office:value="0.0000222227160603485">
            <text:p>0,000022</text:p>
          </table:table-cell>
          <table:table-cell table:formula="of:=IF([.G42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28]+100" office:value-type="float" office:value="6900">
            <text:p>6900</text:p>
          </table:table-cell>
          <table:table-cell table:formula="of:=72000000/[.A429]" office:value-type="float" office:value="10434.7826086957">
            <text:p>10434,7826086957</text:p>
          </table:table-cell>
          <table:table-cell table:formula="of:=ROUND(72000000/[.A429];0)" office:value-type="float" office:value="10435">
            <text:p>10435</text:p>
          </table:table-cell>
          <table:table-cell table:formula="of:=[.C429]/([.E429]+1)-1" office:value-type="float" office:value="0">
            <text:p>0</text:p>
          </table:table-cell>
          <table:table-cell table:formula="of:=10435-1" office:value-type="float" office:value="10434">
            <text:p>10434</text:p>
          </table:table-cell>
          <table:table-cell table:formula="of:=72000000/([.D429]+1)/([.E429]+1)" office:value-type="float" office:value="6899.85625299473">
            <text:p>6899,8562529947</text:p>
          </table:table-cell>
          <table:table-cell table:formula="of:=ABS([.A429]-[.F429])/[.A429]" office:value-type="float" office:value="0.0000208328993145794">
            <text:p>0,000021</text:p>
          </table:table-cell>
          <table:table-cell table:formula="of:=IF([.G42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29]+100" office:value-type="float" office:value="7000">
            <text:p>7000</text:p>
          </table:table-cell>
          <table:table-cell table:formula="of:=72000000/[.A430]" office:value-type="float" office:value="10285.7142857143">
            <text:p>10285,7142857143</text:p>
          </table:table-cell>
          <table:table-cell table:formula="of:=ROUND(72000000/[.A430];0)" office:value-type="float" office:value="10286">
            <text:p>10286</text:p>
          </table:table-cell>
          <table:table-cell table:formula="of:=[.C430]/([.E430]+1)-1" office:value-type="float" office:value="0">
            <text:p>0</text:p>
          </table:table-cell>
          <table:table-cell table:formula="of:=10286-1" office:value-type="float" office:value="10285">
            <text:p>10285</text:p>
          </table:table-cell>
          <table:table-cell table:formula="of:=72000000/([.D430]+1)/([.E430]+1)" office:value-type="float" office:value="6999.80556095664">
            <text:p>6999,8055609566</text:p>
          </table:table-cell>
          <table:table-cell table:formula="of:=ABS([.A430]-[.F430])/[.A430]" office:value-type="float" office:value="0.0000277770061942907">
            <text:p>0,000028</text:p>
          </table:table-cell>
          <table:table-cell table:formula="of:=IF([.G43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30]+100" office:value-type="float" office:value="7100">
            <text:p>7100</text:p>
          </table:table-cell>
          <table:table-cell table:formula="of:=72000000/[.A431]" office:value-type="float" office:value="10140.8450704225">
            <text:p>10140,8450704225</text:p>
          </table:table-cell>
          <table:table-cell table:formula="of:=ROUND(72000000/[.A431];0)" office:value-type="float" office:value="10141">
            <text:p>10141</text:p>
          </table:table-cell>
          <table:table-cell table:formula="of:=[.C431]/([.E431]+1)-1" office:value-type="float" office:value="0">
            <text:p>0</text:p>
          </table:table-cell>
          <table:table-cell table:formula="of:=10141-1" office:value-type="float" office:value="10140">
            <text:p>10140</text:p>
          </table:table-cell>
          <table:table-cell table:formula="of:=72000000/([.D431]+1)/([.E431]+1)" office:value-type="float" office:value="7099.89152943497">
            <text:p>7099,891529435</text:p>
          </table:table-cell>
          <table:table-cell table:formula="of:=ABS([.A431]-[.F431])/[.A431]" office:value-type="float" office:value="0.0000152775443708174">
            <text:p>0,000015</text:p>
          </table:table-cell>
          <table:table-cell table:formula="of:=IF([.G43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31]+100" office:value-type="float" office:value="7200">
            <text:p>7200</text:p>
          </table:table-cell>
          <table:table-cell table:formula="of:=72000000/[.A432]" office:value-type="float" office:value="10000">
            <text:p>10000</text:p>
          </table:table-cell>
          <table:table-cell table:formula="of:=ROUND(72000000/[.A432];0)" office:value-type="float" office:value="10000">
            <text:p>10000</text:p>
          </table:table-cell>
          <table:table-cell table:formula="of:=[.C432]/([.E432]+1)-1" office:value-type="float" office:value="0">
            <text:p>0</text:p>
          </table:table-cell>
          <table:table-cell table:formula="of:=10000-1" office:value-type="float" office:value="9999">
            <text:p>9999</text:p>
          </table:table-cell>
          <table:table-cell table:formula="of:=72000000/([.D432]+1)/([.E432]+1)" office:value-type="float" office:value="7200">
            <text:p>7200</text:p>
          </table:table-cell>
          <table:table-cell table:formula="of:=ABS([.A432]-[.F432])/[.A432]" office:value-type="float" office:value="0">
            <text:p>0,000000</text:p>
          </table:table-cell>
          <table:table-cell table:formula="of:=IF([.G43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32]+100" office:value-type="float" office:value="7300">
            <text:p>7300</text:p>
          </table:table-cell>
          <table:table-cell table:formula="of:=72000000/[.A433]" office:value-type="float" office:value="9863.01369863014">
            <text:p>9863,0136986301</text:p>
          </table:table-cell>
          <table:table-cell table:formula="of:=ROUND(72000000/[.A433];0)" office:value-type="float" office:value="9863">
            <text:p>9863</text:p>
          </table:table-cell>
          <table:table-cell table:formula="of:=[.C433]/([.E433]+1)-1" office:value-type="float" office:value="0">
            <text:p>0</text:p>
          </table:table-cell>
          <table:table-cell table:formula="of:=9863-1" office:value-type="float" office:value="9862">
            <text:p>9862</text:p>
          </table:table-cell>
          <table:table-cell table:formula="of:=72000000/([.D433]+1)/([.E433]+1)" office:value-type="float" office:value="7300.01013890297">
            <text:p>7300,010138903</text:p>
          </table:table-cell>
          <table:table-cell table:formula="of:=ABS([.A433]-[.F433])/[.A433]" office:value-type="float" office:value="0.00000138889081788202">
            <text:p>0,000001</text:p>
          </table:table-cell>
          <table:table-cell table:formula="of:=IF([.G43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33]+100" office:value-type="float" office:value="7400">
            <text:p>7400</text:p>
          </table:table-cell>
          <table:table-cell table:formula="of:=72000000/[.A434]" office:value-type="float" office:value="9729.72972972973">
            <text:p>9729,7297297297</text:p>
          </table:table-cell>
          <table:table-cell table:formula="of:=ROUND(72000000/[.A434];0)" office:value-type="float" office:value="9730">
            <text:p>9730</text:p>
          </table:table-cell>
          <table:table-cell table:formula="of:=[.C434]/([.E434]+1)-1" office:value-type="float" office:value="0">
            <text:p>0</text:p>
          </table:table-cell>
          <table:table-cell table:formula="of:=9730-1" office:value-type="float" office:value="9729">
            <text:p>9729</text:p>
          </table:table-cell>
          <table:table-cell table:formula="of:=72000000/([.D434]+1)/([.E434]+1)" office:value-type="float" office:value="7399.79445015416">
            <text:p>7399,7944501542</text:p>
          </table:table-cell>
          <table:table-cell table:formula="of:=ABS([.A434]-[.F434])/[.A434]" office:value-type="float" office:value="0.0000277770061942696">
            <text:p>0,000028</text:p>
          </table:table-cell>
          <table:table-cell table:formula="of:=IF([.G43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34]+100" office:value-type="float" office:value="7500">
            <text:p>7500</text:p>
          </table:table-cell>
          <table:table-cell table:formula="of:=72000000/[.A435]" office:value-type="float" office:value="9600">
            <text:p>9600</text:p>
          </table:table-cell>
          <table:table-cell table:formula="of:=ROUND(72000000/[.A435];0)" office:value-type="float" office:value="9600">
            <text:p>9600</text:p>
          </table:table-cell>
          <table:table-cell table:formula="of:=[.C435]/([.E435]+1)-1" office:value-type="float" office:value="0">
            <text:p>0</text:p>
          </table:table-cell>
          <table:table-cell table:formula="of:=9600-1" office:value-type="float" office:value="9599">
            <text:p>9599</text:p>
          </table:table-cell>
          <table:table-cell table:formula="of:=72000000/([.D435]+1)/([.E435]+1)" office:value-type="float" office:value="7500">
            <text:p>7500</text:p>
          </table:table-cell>
          <table:table-cell table:formula="of:=ABS([.A435]-[.F435])/[.A435]" office:value-type="float" office:value="0">
            <text:p>0,000000</text:p>
          </table:table-cell>
          <table:table-cell table:formula="of:=IF([.G43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35]+100" office:value-type="float" office:value="7600">
            <text:p>7600</text:p>
          </table:table-cell>
          <table:table-cell table:formula="of:=72000000/[.A436]" office:value-type="float" office:value="9473.68421052632">
            <text:p>9473,6842105263</text:p>
          </table:table-cell>
          <table:table-cell table:formula="of:=ROUND(72000000/[.A436];0)" office:value-type="float" office:value="9474">
            <text:p>9474</text:p>
          </table:table-cell>
          <table:table-cell table:formula="of:=[.C436]/([.E436]+1)-1" office:value-type="float" office:value="0">
            <text:p>0</text:p>
          </table:table-cell>
          <table:table-cell table:formula="of:=9474-1" office:value-type="float" office:value="9473">
            <text:p>9473</text:p>
          </table:table-cell>
          <table:table-cell table:formula="of:=72000000/([.D436]+1)/([.E436]+1)" office:value-type="float" office:value="7599.74667511083">
            <text:p>7599,7466751108</text:p>
          </table:table-cell>
          <table:table-cell table:formula="of:=ABS([.A436]-[.F436])/[.A436]" office:value-type="float" office:value="0.0000333322222592726">
            <text:p>0,000033</text:p>
          </table:table-cell>
          <table:table-cell table:formula="of:=IF([.G43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36]+100" office:value-type="float" office:value="7700">
            <text:p>7700</text:p>
          </table:table-cell>
          <table:table-cell table:formula="of:=72000000/[.A437]" office:value-type="float" office:value="9350.64935064935">
            <text:p>9350,6493506494</text:p>
          </table:table-cell>
          <table:table-cell table:formula="of:=ROUND(72000000/[.A437];0)" office:value-type="float" office:value="9351">
            <text:p>9351</text:p>
          </table:table-cell>
          <table:table-cell table:formula="of:=[.C437]/([.E437]+1)-1" office:value-type="float" office:value="0">
            <text:p>0</text:p>
          </table:table-cell>
          <table:table-cell table:formula="of:=9351-1" office:value-type="float" office:value="9350">
            <text:p>9350</text:p>
          </table:table-cell>
          <table:table-cell table:formula="of:=72000000/([.D437]+1)/([.E437]+1)" office:value-type="float" office:value="7699.71126082772">
            <text:p>7699,7112608277</text:p>
          </table:table-cell>
          <table:table-cell table:formula="of:=ABS([.A437]-[.F437])/[.A437]" office:value-type="float" office:value="0.0000374985938026827">
            <text:p>0,000037</text:p>
          </table:table-cell>
          <table:table-cell table:formula="of:=IF([.G43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37]+100" office:value-type="float" office:value="7800">
            <text:p>7800</text:p>
          </table:table-cell>
          <table:table-cell table:formula="of:=72000000/[.A438]" office:value-type="float" office:value="9230.76923076923">
            <text:p>9230,7692307692</text:p>
          </table:table-cell>
          <table:table-cell table:formula="of:=ROUND(72000000/[.A438];0)" office:value-type="float" office:value="9231">
            <text:p>9231</text:p>
          </table:table-cell>
          <table:table-cell table:formula="of:=[.C438]/([.E438]+1)-1" office:value-type="float" office:value="0">
            <text:p>0</text:p>
          </table:table-cell>
          <table:table-cell table:formula="of:=9231-1" office:value-type="float" office:value="9230">
            <text:p>9230</text:p>
          </table:table-cell>
          <table:table-cell table:formula="of:=72000000/([.D438]+1)/([.E438]+1)" office:value-type="float" office:value="7799.80500487488">
            <text:p>7799,8050048749</text:p>
          </table:table-cell>
          <table:table-cell table:formula="of:=ABS([.A438]-[.F438])/[.A438]" office:value-type="float" office:value="0.000024999375015609">
            <text:p>0,000025</text:p>
          </table:table-cell>
          <table:table-cell table:formula="of:=IF([.G43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38]+100" office:value-type="float" office:value="7900">
            <text:p>7900</text:p>
          </table:table-cell>
          <table:table-cell table:formula="of:=72000000/[.A439]" office:value-type="float" office:value="9113.92405063291">
            <text:p>9113,9240506329</text:p>
          </table:table-cell>
          <table:table-cell table:formula="of:=ROUND(72000000/[.A439];0)" office:value-type="float" office:value="9114">
            <text:p>9114</text:p>
          </table:table-cell>
          <table:table-cell table:formula="of:=[.C439]/([.E439]+1)-1" office:value-type="float" office:value="0">
            <text:p>0</text:p>
          </table:table-cell>
          <table:table-cell table:formula="of:=9114-1" office:value-type="float" office:value="9113">
            <text:p>9113</text:p>
          </table:table-cell>
          <table:table-cell table:formula="of:=72000000/([.D439]+1)/([.E439]+1)" office:value-type="float" office:value="7899.93416721527">
            <text:p>7899,9341672153</text:p>
          </table:table-cell>
          <table:table-cell table:formula="of:=ABS([.A439]-[.F439])/[.A439]" office:value-type="float" office:value="0.00000833326388946941">
            <text:p>0,000008</text:p>
          </table:table-cell>
          <table:table-cell table:formula="of:=IF([.G43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39]+100" office:value-type="float" office:value="8000">
            <text:p>8000</text:p>
          </table:table-cell>
          <table:table-cell table:formula="of:=72000000/[.A440]" office:value-type="float" office:value="9000">
            <text:p>9000</text:p>
          </table:table-cell>
          <table:table-cell table:formula="of:=ROUND(72000000/[.A440];0)" office:value-type="float" office:value="9000">
            <text:p>9000</text:p>
          </table:table-cell>
          <table:table-cell table:formula="of:=[.C440]/([.E440]+1)-1" office:value-type="float" office:value="0">
            <text:p>0</text:p>
          </table:table-cell>
          <table:table-cell table:formula="of:=9000-1" office:value-type="float" office:value="8999">
            <text:p>8999</text:p>
          </table:table-cell>
          <table:table-cell table:formula="of:=72000000/([.D440]+1)/([.E440]+1)" office:value-type="float" office:value="8000">
            <text:p>8000</text:p>
          </table:table-cell>
          <table:table-cell table:formula="of:=ABS([.A440]-[.F440])/[.A440]" office:value-type="float" office:value="0">
            <text:p>0,000000</text:p>
          </table:table-cell>
          <table:table-cell table:formula="of:=IF([.G44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40]+100" office:value-type="float" office:value="8100">
            <text:p>8100</text:p>
          </table:table-cell>
          <table:table-cell table:formula="of:=72000000/[.A441]" office:value-type="float" office:value="8888.88888888889">
            <text:p>8888,8888888889</text:p>
          </table:table-cell>
          <table:table-cell table:formula="of:=ROUND(72000000/[.A441];0)" office:value-type="float" office:value="8889">
            <text:p>8889</text:p>
          </table:table-cell>
          <table:table-cell table:formula="of:=[.C441]/([.E441]+1)-1" office:value-type="float" office:value="0">
            <text:p>0</text:p>
          </table:table-cell>
          <table:table-cell table:formula="of:=8889-1" office:value-type="float" office:value="8888">
            <text:p>8888</text:p>
          </table:table-cell>
          <table:table-cell table:formula="of:=72000000/([.D441]+1)/([.E441]+1)" office:value-type="float" office:value="8099.89875126561">
            <text:p>8099,8987512656</text:p>
          </table:table-cell>
          <table:table-cell table:formula="of:=ABS([.A441]-[.F441])/[.A441]" office:value-type="float" office:value="0.0000124998437519182">
            <text:p>0,000012</text:p>
          </table:table-cell>
          <table:table-cell table:formula="of:=IF([.G44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41]+100" office:value-type="float" office:value="8200">
            <text:p>8200</text:p>
          </table:table-cell>
          <table:table-cell table:formula="of:=72000000/[.A442]" office:value-type="float" office:value="8780.48780487805">
            <text:p>8780,4878048781</text:p>
          </table:table-cell>
          <table:table-cell table:formula="of:=ROUND(72000000/[.A442];0)" office:value-type="float" office:value="8780">
            <text:p>8780</text:p>
          </table:table-cell>
          <table:table-cell table:formula="of:=[.C442]/([.E442]+1)-1" office:value-type="float" office:value="0">
            <text:p>0</text:p>
          </table:table-cell>
          <table:table-cell table:formula="of:=8780-1" office:value-type="float" office:value="8779">
            <text:p>8779</text:p>
          </table:table-cell>
          <table:table-cell table:formula="of:=72000000/([.D442]+1)/([.E442]+1)" office:value-type="float" office:value="8200.4555808656">
            <text:p>8200,4555808656</text:p>
          </table:table-cell>
          <table:table-cell table:formula="of:=ABS([.A442]-[.F442])/[.A442]" office:value-type="float" office:value="0.0000555586421468456">
            <text:p>0,000056</text:p>
          </table:table-cell>
          <table:table-cell table:formula="of:=IF([.G44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42]+100" office:value-type="float" office:value="8300">
            <text:p>8300</text:p>
          </table:table-cell>
          <table:table-cell table:formula="of:=72000000/[.A443]" office:value-type="float" office:value="8674.69879518072">
            <text:p>8674,6987951807</text:p>
          </table:table-cell>
          <table:table-cell table:formula="of:=ROUND(72000000/[.A443];0)" office:value-type="float" office:value="8675">
            <text:p>8675</text:p>
          </table:table-cell>
          <table:table-cell table:formula="of:=[.C443]/([.E443]+1)-1" office:value-type="float" office:value="0">
            <text:p>0</text:p>
          </table:table-cell>
          <table:table-cell table:formula="of:=8675-1" office:value-type="float" office:value="8674">
            <text:p>8674</text:p>
          </table:table-cell>
          <table:table-cell table:formula="of:=72000000/([.D443]+1)/([.E443]+1)" office:value-type="float" office:value="8299.71181556196">
            <text:p>8299,711815562</text:p>
          </table:table-cell>
          <table:table-cell table:formula="of:=ABS([.A443]-[.F443])/[.A443]" office:value-type="float" office:value="0.000034721016631427">
            <text:p>0,000035</text:p>
          </table:table-cell>
          <table:table-cell table:formula="of:=IF([.G44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43]+100" office:value-type="float" office:value="8400">
            <text:p>8400</text:p>
          </table:table-cell>
          <table:table-cell table:formula="of:=72000000/[.A444]" office:value-type="float" office:value="8571.42857142857">
            <text:p>8571,4285714286</text:p>
          </table:table-cell>
          <table:table-cell table:formula="of:=ROUND(72000000/[.A444];0)" office:value-type="float" office:value="8571">
            <text:p>8571</text:p>
          </table:table-cell>
          <table:table-cell table:formula="of:=[.C444]/([.E444]+1)-1" office:value-type="float" office:value="0">
            <text:p>0</text:p>
          </table:table-cell>
          <table:table-cell table:formula="of:=8571-1" office:value-type="float" office:value="8570">
            <text:p>8570</text:p>
          </table:table-cell>
          <table:table-cell table:formula="of:=72000000/([.D444]+1)/([.E444]+1)" office:value-type="float" office:value="8400.42002100105">
            <text:p>8400,4200210011</text:p>
          </table:table-cell>
          <table:table-cell table:formula="of:=ABS([.A444]-[.F444])/[.A444]" office:value-type="float" office:value="0.0000500025001249361">
            <text:p>0,000050</text:p>
          </table:table-cell>
          <table:table-cell table:formula="of:=IF([.G44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44]+100" office:value-type="float" office:value="8500">
            <text:p>8500</text:p>
          </table:table-cell>
          <table:table-cell table:formula="of:=72000000/[.A445]" office:value-type="float" office:value="8470.58823529412">
            <text:p>8470,5882352941</text:p>
          </table:table-cell>
          <table:table-cell table:formula="of:=ROUND(72000000/[.A445];0)" office:value-type="float" office:value="8471">
            <text:p>8471</text:p>
          </table:table-cell>
          <table:table-cell table:formula="of:=[.C445]/([.E445]+1)-1" office:value-type="float" office:value="0">
            <text:p>0</text:p>
          </table:table-cell>
          <table:table-cell table:formula="of:=8471-1" office:value-type="float" office:value="8470">
            <text:p>8470</text:p>
          </table:table-cell>
          <table:table-cell table:formula="of:=72000000/([.D445]+1)/([.E445]+1)" office:value-type="float" office:value="8499.58682564042">
            <text:p>8499,5868256404</text:p>
          </table:table-cell>
          <table:table-cell table:formula="of:=ABS([.A445]-[.F445])/[.A445]" office:value-type="float" office:value="0.0000486087481857634">
            <text:p>0,000049</text:p>
          </table:table-cell>
          <table:table-cell table:formula="of:=IF([.G44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45]+100" office:value-type="float" office:value="8600">
            <text:p>8600</text:p>
          </table:table-cell>
          <table:table-cell table:formula="of:=72000000/[.A446]" office:value-type="float" office:value="8372.09302325581">
            <text:p>8372,0930232558</text:p>
          </table:table-cell>
          <table:table-cell table:formula="of:=ROUND(72000000/[.A446];0)" office:value-type="float" office:value="8372">
            <text:p>8372</text:p>
          </table:table-cell>
          <table:table-cell table:formula="of:=[.C446]/([.E446]+1)-1" office:value-type="float" office:value="0">
            <text:p>0</text:p>
          </table:table-cell>
          <table:table-cell table:formula="of:=8372-1" office:value-type="float" office:value="8371">
            <text:p>8371</text:p>
          </table:table-cell>
          <table:table-cell table:formula="of:=72000000/([.D446]+1)/([.E446]+1)" office:value-type="float" office:value="8600.0955566173">
            <text:p>8600,0955566173</text:p>
          </table:table-cell>
          <table:table-cell table:formula="of:=ABS([.A446]-[.F446])/[.A446]" office:value-type="float" office:value="0.0000111112345693136">
            <text:p>0,000011</text:p>
          </table:table-cell>
          <table:table-cell table:formula="of:=IF([.G44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46]+100" office:value-type="float" office:value="8700">
            <text:p>8700</text:p>
          </table:table-cell>
          <table:table-cell table:formula="of:=72000000/[.A447]" office:value-type="float" office:value="8275.86206896552">
            <text:p>8275,8620689655</text:p>
          </table:table-cell>
          <table:table-cell table:formula="of:=ROUND(72000000/[.A447];0)" office:value-type="float" office:value="8276">
            <text:p>8276</text:p>
          </table:table-cell>
          <table:table-cell table:formula="of:=[.C447]/([.E447]+1)-1" office:value-type="float" office:value="0">
            <text:p>0</text:p>
          </table:table-cell>
          <table:table-cell table:formula="of:=8276-1" office:value-type="float" office:value="8275">
            <text:p>8275</text:p>
          </table:table-cell>
          <table:table-cell table:formula="of:=72000000/([.D447]+1)/([.E447]+1)" office:value-type="float" office:value="8699.85500241663">
            <text:p>8699,8550024166</text:p>
          </table:table-cell>
          <table:table-cell table:formula="of:=ABS([.A447]-[.F447])/[.A447]" office:value-type="float" office:value="0.0000166663888934448">
            <text:p>0,000017</text:p>
          </table:table-cell>
          <table:table-cell table:formula="of:=IF([.G44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47]+100" office:value-type="float" office:value="8800">
            <text:p>8800</text:p>
          </table:table-cell>
          <table:table-cell table:formula="of:=72000000/[.A448]" office:value-type="float" office:value="8181.81818181818">
            <text:p>8181,8181818182</text:p>
          </table:table-cell>
          <table:table-cell table:formula="of:=ROUND(72000000/[.A448];0)" office:value-type="float" office:value="8182">
            <text:p>8182</text:p>
          </table:table-cell>
          <table:table-cell table:formula="of:=[.C448]/([.E448]+1)-1" office:value-type="float" office:value="0">
            <text:p>0</text:p>
          </table:table-cell>
          <table:table-cell table:formula="of:=8182-1" office:value-type="float" office:value="8181">
            <text:p>8181</text:p>
          </table:table-cell>
          <table:table-cell table:formula="of:=72000000/([.D448]+1)/([.E448]+1)" office:value-type="float" office:value="8799.80444879003">
            <text:p>8799,80444879</text:p>
          </table:table-cell>
          <table:table-cell table:formula="of:=ABS([.A448]-[.F448])/[.A448]" office:value-type="float" office:value="0.0000222217284061282">
            <text:p>0,000022</text:p>
          </table:table-cell>
          <table:table-cell table:formula="of:=IF([.G44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48]+100" office:value-type="float" office:value="8900">
            <text:p>8900</text:p>
          </table:table-cell>
          <table:table-cell table:formula="of:=72000000/[.A449]" office:value-type="float" office:value="8089.88764044944">
            <text:p>8089,8876404494</text:p>
          </table:table-cell>
          <table:table-cell table:formula="of:=ROUND(72000000/[.A449];0)" office:value-type="float" office:value="8090">
            <text:p>8090</text:p>
          </table:table-cell>
          <table:table-cell table:formula="of:=[.C449]/([.E449]+1)-1" office:value-type="float" office:value="0">
            <text:p>0</text:p>
          </table:table-cell>
          <table:table-cell table:formula="of:=8090-1" office:value-type="float" office:value="8089">
            <text:p>8089</text:p>
          </table:table-cell>
          <table:table-cell table:formula="of:=72000000/([.D449]+1)/([.E449]+1)" office:value-type="float" office:value="8899.87639060569">
            <text:p>8899,8763906057</text:p>
          </table:table-cell>
          <table:table-cell table:formula="of:=ABS([.A449]-[.F449])/[.A449]" office:value-type="float" office:value="0.0000138886959902766">
            <text:p>0,000014</text:p>
          </table:table-cell>
          <table:table-cell table:formula="of:=IF([.G44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49]+100" office:value-type="float" office:value="9000">
            <text:p>9000</text:p>
          </table:table-cell>
          <table:table-cell table:formula="of:=72000000/[.A450]" office:value-type="float" office:value="8000">
            <text:p>8000</text:p>
          </table:table-cell>
          <table:table-cell table:formula="of:=ROUND(72000000/[.A450];0)" office:value-type="float" office:value="8000">
            <text:p>8000</text:p>
          </table:table-cell>
          <table:table-cell table:formula="of:=[.C450]/([.E450]+1)-1" office:value-type="float" office:value="0">
            <text:p>0</text:p>
          </table:table-cell>
          <table:table-cell table:formula="of:=8000-1" office:value-type="float" office:value="7999">
            <text:p>7999</text:p>
          </table:table-cell>
          <table:table-cell table:formula="of:=72000000/([.D450]+1)/([.E450]+1)" office:value-type="float" office:value="9000">
            <text:p>9000</text:p>
          </table:table-cell>
          <table:table-cell table:formula="of:=ABS([.A450]-[.F450])/[.A450]" office:value-type="float" office:value="0">
            <text:p>0,000000</text:p>
          </table:table-cell>
          <table:table-cell table:formula="of:=IF([.G45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50]+100" office:value-type="float" office:value="9100">
            <text:p>9100</text:p>
          </table:table-cell>
          <table:table-cell table:formula="of:=72000000/[.A451]" office:value-type="float" office:value="7912.08791208791">
            <text:p>7912,0879120879</text:p>
          </table:table-cell>
          <table:table-cell table:formula="of:=ROUND(72000000/[.A451];0)" office:value-type="float" office:value="7912">
            <text:p>7912</text:p>
          </table:table-cell>
          <table:table-cell table:formula="of:=[.C451]/([.E451]+1)-1" office:value-type="float" office:value="0">
            <text:p>0</text:p>
          </table:table-cell>
          <table:table-cell table:formula="of:=7912-1" office:value-type="float" office:value="7911">
            <text:p>7911</text:p>
          </table:table-cell>
          <table:table-cell table:formula="of:=72000000/([.D451]+1)/([.E451]+1)" office:value-type="float" office:value="9100.10111223458">
            <text:p>9100,1011122346</text:p>
          </table:table-cell>
          <table:table-cell table:formula="of:=ABS([.A451]-[.F451])/[.A451]" office:value-type="float" office:value="0.0000111112345693183">
            <text:p>0,000011</text:p>
          </table:table-cell>
          <table:table-cell table:formula="of:=IF([.G45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51]+100" office:value-type="float" office:value="9200">
            <text:p>9200</text:p>
          </table:table-cell>
          <table:table-cell table:formula="of:=72000000/[.A452]" office:value-type="float" office:value="7826.08695652174">
            <text:p>7826,0869565217</text:p>
          </table:table-cell>
          <table:table-cell table:formula="of:=ROUND(72000000/[.A452];0)" office:value-type="float" office:value="7826">
            <text:p>7826</text:p>
          </table:table-cell>
          <table:table-cell table:formula="of:=[.C452]/([.E452]+1)-1" office:value-type="float" office:value="0">
            <text:p>0</text:p>
          </table:table-cell>
          <table:table-cell table:formula="of:=7826-1" office:value-type="float" office:value="7825">
            <text:p>7825</text:p>
          </table:table-cell>
          <table:table-cell table:formula="of:=72000000/([.D452]+1)/([.E452]+1)" office:value-type="float" office:value="9200.10222335804">
            <text:p>9200,102223358</text:p>
          </table:table-cell>
          <table:table-cell table:formula="of:=ABS([.A452]-[.F452])/[.A452]" office:value-type="float" office:value="0.00001111123456924">
            <text:p>0,000011</text:p>
          </table:table-cell>
          <table:table-cell table:formula="of:=IF([.G45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52]+100" office:value-type="float" office:value="9300">
            <text:p>9300</text:p>
          </table:table-cell>
          <table:table-cell table:formula="of:=72000000/[.A453]" office:value-type="float" office:value="7741.93548387097">
            <text:p>7741,935483871</text:p>
          </table:table-cell>
          <table:table-cell table:formula="of:=ROUND(72000000/[.A453];0)" office:value-type="float" office:value="7742">
            <text:p>7742</text:p>
          </table:table-cell>
          <table:table-cell table:formula="of:=[.C453]/([.E453]+1)-1" office:value-type="float" office:value="0">
            <text:p>0</text:p>
          </table:table-cell>
          <table:table-cell table:formula="of:=7742-1" office:value-type="float" office:value="7741">
            <text:p>7741</text:p>
          </table:table-cell>
          <table:table-cell table:formula="of:=72000000/([.D453]+1)/([.E453]+1)" office:value-type="float" office:value="9299.92250064583">
            <text:p>9299,9225006458</text:p>
          </table:table-cell>
          <table:table-cell table:formula="of:=ABS([.A453]-[.F453])/[.A453]" office:value-type="float" office:value="0.00000833326388953625">
            <text:p>0,000008</text:p>
          </table:table-cell>
          <table:table-cell table:formula="of:=IF([.G45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53]+100" office:value-type="float" office:value="9400">
            <text:p>9400</text:p>
          </table:table-cell>
          <table:table-cell table:formula="of:=72000000/[.A454]" office:value-type="float" office:value="7659.57446808511">
            <text:p>7659,5744680851</text:p>
          </table:table-cell>
          <table:table-cell table:formula="of:=ROUND(72000000/[.A454];0)" office:value-type="float" office:value="7660">
            <text:p>7660</text:p>
          </table:table-cell>
          <table:table-cell table:formula="of:=[.C454]/([.E454]+1)-1" office:value-type="float" office:value="0">
            <text:p>0</text:p>
          </table:table-cell>
          <table:table-cell table:formula="of:=7660-1" office:value-type="float" office:value="7659">
            <text:p>7659</text:p>
          </table:table-cell>
          <table:table-cell table:formula="of:=72000000/([.D454]+1)/([.E454]+1)" office:value-type="float" office:value="9399.47780678851">
            <text:p>9399,4778067885</text:p>
          </table:table-cell>
          <table:table-cell table:formula="of:=ABS([.A454]-[.F454])/[.A454]" office:value-type="float" office:value="0.0000555524693073552">
            <text:p>0,000056</text:p>
          </table:table-cell>
          <table:table-cell table:formula="of:=IF([.G45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54]+100" office:value-type="float" office:value="9500">
            <text:p>9500</text:p>
          </table:table-cell>
          <table:table-cell table:formula="of:=72000000/[.A455]" office:value-type="float" office:value="7578.94736842105">
            <text:p>7578,9473684211</text:p>
          </table:table-cell>
          <table:table-cell table:formula="of:=ROUND(72000000/[.A455];0)" office:value-type="float" office:value="7579">
            <text:p>7579</text:p>
          </table:table-cell>
          <table:table-cell table:formula="of:=[.C455]/([.E455]+1)-1" office:value-type="float" office:value="0">
            <text:p>0</text:p>
          </table:table-cell>
          <table:table-cell table:formula="of:=7579-1" office:value-type="float" office:value="7578">
            <text:p>7578</text:p>
          </table:table-cell>
          <table:table-cell table:formula="of:=72000000/([.D455]+1)/([.E455]+1)" office:value-type="float" office:value="9499.93402823591">
            <text:p>9499,9340282359</text:p>
          </table:table-cell>
          <table:table-cell table:formula="of:=ABS([.A455]-[.F455])/[.A455]" office:value-type="float" office:value="0.00000694439621943993">
            <text:p>0,000007</text:p>
          </table:table-cell>
          <table:table-cell table:formula="of:=IF([.G45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55]+100" office:value-type="float" office:value="9600">
            <text:p>9600</text:p>
          </table:table-cell>
          <table:table-cell table:formula="of:=72000000/[.A456]" office:value-type="float" office:value="7500">
            <text:p>7500</text:p>
          </table:table-cell>
          <table:table-cell table:formula="of:=ROUND(72000000/[.A456];0)" office:value-type="float" office:value="7500">
            <text:p>7500</text:p>
          </table:table-cell>
          <table:table-cell table:formula="of:=[.C456]/([.E456]+1)-1" office:value-type="float" office:value="0">
            <text:p>0</text:p>
          </table:table-cell>
          <table:table-cell table:formula="of:=7500-1" office:value-type="float" office:value="7499">
            <text:p>7499</text:p>
          </table:table-cell>
          <table:table-cell table:formula="of:=72000000/([.D456]+1)/([.E456]+1)" office:value-type="float" office:value="9600">
            <text:p>9600</text:p>
          </table:table-cell>
          <table:table-cell table:formula="of:=ABS([.A456]-[.F456])/[.A456]" office:value-type="float" office:value="0">
            <text:p>0,000000</text:p>
          </table:table-cell>
          <table:table-cell table:formula="of:=IF([.G45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56]+100" office:value-type="float" office:value="9700">
            <text:p>9700</text:p>
          </table:table-cell>
          <table:table-cell table:formula="of:=72000000/[.A457]" office:value-type="float" office:value="7422.68041237113">
            <text:p>7422,6804123711</text:p>
          </table:table-cell>
          <table:table-cell table:formula="of:=ROUND(72000000/[.A457];0)" office:value-type="float" office:value="7423">
            <text:p>7423</text:p>
          </table:table-cell>
          <table:table-cell table:formula="of:=[.C457]/([.E457]+1)-1" office:value-type="float" office:value="0">
            <text:p>0</text:p>
          </table:table-cell>
          <table:table-cell table:formula="of:=7423-1" office:value-type="float" office:value="7422">
            <text:p>7422</text:p>
          </table:table-cell>
          <table:table-cell table:formula="of:=72000000/([.D457]+1)/([.E457]+1)" office:value-type="float" office:value="9699.58237909201">
            <text:p>9699,582379092</text:p>
          </table:table-cell>
          <table:table-cell table:formula="of:=ABS([.A457]-[.F457])/[.A457]" office:value-type="float" office:value="0.0000430537018545102">
            <text:p>0,000043</text:p>
          </table:table-cell>
          <table:table-cell table:formula="of:=IF([.G45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57]+100" office:value-type="float" office:value="9800">
            <text:p>9800</text:p>
          </table:table-cell>
          <table:table-cell table:formula="of:=72000000/[.A458]" office:value-type="float" office:value="7346.9387755102">
            <text:p>7346,9387755102</text:p>
          </table:table-cell>
          <table:table-cell table:formula="of:=ROUND(72000000/[.A458];0)" office:value-type="float" office:value="7347">
            <text:p>7347</text:p>
          </table:table-cell>
          <table:table-cell table:formula="of:=[.C458]/([.E458]+1)-1" office:value-type="float" office:value="0">
            <text:p>0</text:p>
          </table:table-cell>
          <table:table-cell table:formula="of:=7347-1" office:value-type="float" office:value="7346">
            <text:p>7346</text:p>
          </table:table-cell>
          <table:table-cell table:formula="of:=72000000/([.D458]+1)/([.E458]+1)" office:value-type="float" office:value="9799.91833401388">
            <text:p>9799,9183340139</text:p>
          </table:table-cell>
          <table:table-cell table:formula="of:=ABS([.A458]-[.F458])/[.A458]" office:value-type="float" office:value="0.00000833326388954224">
            <text:p>0,000008</text:p>
          </table:table-cell>
          <table:table-cell table:formula="of:=IF([.G45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58]+100" office:value-type="float" office:value="9900">
            <text:p>9900</text:p>
          </table:table-cell>
          <table:table-cell table:formula="of:=72000000/[.A459]" office:value-type="float" office:value="7272.72727272727">
            <text:p>7272,7272727273</text:p>
          </table:table-cell>
          <table:table-cell table:formula="of:=ROUND(72000000/[.A459];0)" office:value-type="float" office:value="7273">
            <text:p>7273</text:p>
          </table:table-cell>
          <table:table-cell table:formula="of:=[.C459]/([.E459]+1)-1" office:value-type="float" office:value="0">
            <text:p>0</text:p>
          </table:table-cell>
          <table:table-cell table:formula="of:=7273-1" office:value-type="float" office:value="7272">
            <text:p>7272</text:p>
          </table:table-cell>
          <table:table-cell table:formula="of:=72000000/([.D459]+1)/([.E459]+1)" office:value-type="float" office:value="9899.62876392135">
            <text:p>9899,6287639214</text:p>
          </table:table-cell>
          <table:table-cell table:formula="of:=ABS([.A459]-[.F459])/[.A459]" office:value-type="float" office:value="0.0000374985938026958">
            <text:p>0,000037</text:p>
          </table:table-cell>
          <table:table-cell table:formula="of:=IF([.G45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59]+100" office:value-type="float" office:value="10000">
            <text:p>10000</text:p>
          </table:table-cell>
          <table:table-cell table:formula="of:=72000000/[.A460]" office:value-type="float" office:value="7200">
            <text:p>7200</text:p>
          </table:table-cell>
          <table:table-cell table:formula="of:=ROUND(72000000/[.A460];0)" office:value-type="float" office:value="7200">
            <text:p>7200</text:p>
          </table:table-cell>
          <table:table-cell table:formula="of:=[.C460]/([.E460]+1)-1" office:value-type="float" office:value="0">
            <text:p>0</text:p>
          </table:table-cell>
          <table:table-cell table:formula="of:=7200-1" office:value-type="float" office:value="7199">
            <text:p>7199</text:p>
          </table:table-cell>
          <table:table-cell table:formula="of:=72000000/([.D460]+1)/([.E460]+1)" office:value-type="float" office:value="10000">
            <text:p>10000</text:p>
          </table:table-cell>
          <table:table-cell table:formula="of:=ABS([.A460]-[.F460])/[.A460]" office:value-type="float" office:value="0">
            <text:p>0,000000</text:p>
          </table:table-cell>
          <table:table-cell table:formula="of:=IF([.G46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60]+1000" office:value-type="float" office:value="11000">
            <text:p>11000</text:p>
          </table:table-cell>
          <table:table-cell table:formula="of:=72000000/[.A461]" office:value-type="float" office:value="6545.45454545455">
            <text:p>6545,4545454546</text:p>
          </table:table-cell>
          <table:table-cell table:formula="of:=ROUND(72000000/[.A461];0)" office:value-type="float" office:value="6545">
            <text:p>6545</text:p>
          </table:table-cell>
          <table:table-cell table:formula="of:=[.C461]/([.E461]+1)-1" office:value-type="float" office:value="0">
            <text:p>0</text:p>
          </table:table-cell>
          <table:table-cell table:formula="of:=6545-1" office:value-type="float" office:value="6544">
            <text:p>6544</text:p>
          </table:table-cell>
          <table:table-cell table:formula="of:=72000000/([.D461]+1)/([.E461]+1)" office:value-type="float" office:value="11000.7639419404">
            <text:p>11000,7639419404</text:p>
          </table:table-cell>
          <table:table-cell table:formula="of:=ABS([.A461]-[.F461])/[.A461]" office:value-type="float" office:value="0.0000694492673102848">
            <text:p>0,000069</text:p>
          </table:table-cell>
          <table:table-cell table:formula="of:=IF([.G46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61]+1000" office:value-type="float" office:value="12000">
            <text:p>12000</text:p>
          </table:table-cell>
          <table:table-cell table:formula="of:=72000000/[.A462]" office:value-type="float" office:value="6000">
            <text:p>6000</text:p>
          </table:table-cell>
          <table:table-cell table:formula="of:=ROUND(72000000/[.A462];0)" office:value-type="float" office:value="6000">
            <text:p>6000</text:p>
          </table:table-cell>
          <table:table-cell table:formula="of:=[.C462]/([.E462]+1)-1" office:value-type="float" office:value="0">
            <text:p>0</text:p>
          </table:table-cell>
          <table:table-cell table:formula="of:=6000-1" office:value-type="float" office:value="5999">
            <text:p>5999</text:p>
          </table:table-cell>
          <table:table-cell table:formula="of:=72000000/([.D462]+1)/([.E462]+1)" office:value-type="float" office:value="12000">
            <text:p>12000</text:p>
          </table:table-cell>
          <table:table-cell table:formula="of:=ABS([.A462]-[.F462])/[.A462]" office:value-type="float" office:value="0">
            <text:p>0,000000</text:p>
          </table:table-cell>
          <table:table-cell table:formula="of:=IF([.G46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62]+1000" office:value-type="float" office:value="13000">
            <text:p>13000</text:p>
          </table:table-cell>
          <table:table-cell table:formula="of:=72000000/[.A463]" office:value-type="float" office:value="5538.46153846154">
            <text:p>5538,4615384615</text:p>
          </table:table-cell>
          <table:table-cell table:formula="of:=ROUND(72000000/[.A463];0)" office:value-type="float" office:value="5538">
            <text:p>5538</text:p>
          </table:table-cell>
          <table:table-cell table:formula="of:=[.C463]/([.E463]+1)-1" office:value-type="float" office:value="0">
            <text:p>0</text:p>
          </table:table-cell>
          <table:table-cell table:formula="of:=5538-1" office:value-type="float" office:value="5537">
            <text:p>5537</text:p>
          </table:table-cell>
          <table:table-cell table:formula="of:=72000000/([.D463]+1)/([.E463]+1)" office:value-type="float" office:value="13001.0834236186">
            <text:p>13001,0834236186</text:p>
          </table:table-cell>
          <table:table-cell table:formula="of:=ABS([.A463]-[.F463])/[.A463]" office:value-type="float" office:value="0.0000833402783565152">
            <text:p>0,000083</text:p>
          </table:table-cell>
          <table:table-cell table:formula="of:=IF([.G46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63]+1000" office:value-type="float" office:value="14000">
            <text:p>14000</text:p>
          </table:table-cell>
          <table:table-cell table:formula="of:=72000000/[.A464]" office:value-type="float" office:value="5142.85714285714">
            <text:p>5142,8571428572</text:p>
          </table:table-cell>
          <table:table-cell table:formula="of:=ROUND(72000000/[.A464];0)" office:value-type="float" office:value="5143">
            <text:p>5143</text:p>
          </table:table-cell>
          <table:table-cell table:formula="of:=[.C464]/([.E464]+1)-1" office:value-type="float" office:value="0">
            <text:p>0</text:p>
          </table:table-cell>
          <table:table-cell table:formula="of:=5143-1" office:value-type="float" office:value="5142">
            <text:p>5142</text:p>
          </table:table-cell>
          <table:table-cell table:formula="of:=72000000/([.D464]+1)/([.E464]+1)" office:value-type="float" office:value="13999.6111219133">
            <text:p>13999,6111219133</text:p>
          </table:table-cell>
          <table:table-cell table:formula="of:=ABS([.A464]-[.F464])/[.A464]" office:value-type="float" office:value="0.0000277770061942907">
            <text:p>0,000028</text:p>
          </table:table-cell>
          <table:table-cell table:formula="of:=IF([.G46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64]+1000" office:value-type="float" office:value="15000">
            <text:p>15000</text:p>
          </table:table-cell>
          <table:table-cell table:formula="of:=72000000/[.A465]" office:value-type="float" office:value="4800">
            <text:p>4800</text:p>
          </table:table-cell>
          <table:table-cell table:formula="of:=ROUND(72000000/[.A465];0)" office:value-type="float" office:value="4800">
            <text:p>4800</text:p>
          </table:table-cell>
          <table:table-cell table:formula="of:=[.C465]/([.E465]+1)-1" office:value-type="float" office:value="0">
            <text:p>0</text:p>
          </table:table-cell>
          <table:table-cell table:formula="of:=4800-1" office:value-type="float" office:value="4799">
            <text:p>4799</text:p>
          </table:table-cell>
          <table:table-cell table:formula="of:=72000000/([.D465]+1)/([.E465]+1)" office:value-type="float" office:value="15000">
            <text:p>15000</text:p>
          </table:table-cell>
          <table:table-cell table:formula="of:=ABS([.A465]-[.F465])/[.A465]" office:value-type="float" office:value="0">
            <text:p>0,000000</text:p>
          </table:table-cell>
          <table:table-cell table:formula="of:=IF([.G46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65]+1000" office:value-type="float" office:value="16000">
            <text:p>16000</text:p>
          </table:table-cell>
          <table:table-cell table:formula="of:=72000000/[.A466]" office:value-type="float" office:value="4500">
            <text:p>4500</text:p>
          </table:table-cell>
          <table:table-cell table:formula="of:=ROUND(72000000/[.A466];0)" office:value-type="float" office:value="4500">
            <text:p>4500</text:p>
          </table:table-cell>
          <table:table-cell table:formula="of:=[.C466]/([.E466]+1)-1" office:value-type="float" office:value="0">
            <text:p>0</text:p>
          </table:table-cell>
          <table:table-cell table:formula="of:=4500-1" office:value-type="float" office:value="4499">
            <text:p>4499</text:p>
          </table:table-cell>
          <table:table-cell table:formula="of:=72000000/([.D466]+1)/([.E466]+1)" office:value-type="float" office:value="16000">
            <text:p>16000</text:p>
          </table:table-cell>
          <table:table-cell table:formula="of:=ABS([.A466]-[.F466])/[.A466]" office:value-type="float" office:value="0">
            <text:p>0,000000</text:p>
          </table:table-cell>
          <table:table-cell table:formula="of:=IF([.G46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66]+1000" office:value-type="float" office:value="17000">
            <text:p>17000</text:p>
          </table:table-cell>
          <table:table-cell table:formula="of:=72000000/[.A467]" office:value-type="float" office:value="4235.29411764706">
            <text:p>4235,2941176471</text:p>
          </table:table-cell>
          <table:table-cell table:formula="of:=ROUND(72000000/[.A467];0)" office:value-type="float" office:value="4235">
            <text:p>4235</text:p>
          </table:table-cell>
          <table:table-cell table:formula="of:=[.C467]/([.E467]+1)-1" office:value-type="float" office:value="0">
            <text:p>0</text:p>
          </table:table-cell>
          <table:table-cell table:formula="of:=4235-1" office:value-type="float" office:value="4234">
            <text:p>4234</text:p>
          </table:table-cell>
          <table:table-cell table:formula="of:=72000000/([.D467]+1)/([.E467]+1)" office:value-type="float" office:value="17001.1806375443">
            <text:p>17001,1806375443</text:p>
          </table:table-cell>
          <table:table-cell table:formula="of:=ABS([.A467]-[.F467])/[.A467]" office:value-type="float" office:value="0.0000694492673103335">
            <text:p>0,000069</text:p>
          </table:table-cell>
          <table:table-cell table:formula="of:=IF([.G46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67]+1000" office:value-type="float" office:value="18000">
            <text:p>18000</text:p>
          </table:table-cell>
          <table:table-cell table:formula="of:=72000000/[.A468]" office:value-type="float" office:value="4000">
            <text:p>4000</text:p>
          </table:table-cell>
          <table:table-cell table:formula="of:=ROUND(72000000/[.A468];0)" office:value-type="float" office:value="4000">
            <text:p>4000</text:p>
          </table:table-cell>
          <table:table-cell table:formula="of:=[.C468]/([.E468]+1)-1" office:value-type="float" office:value="0">
            <text:p>0</text:p>
          </table:table-cell>
          <table:table-cell table:formula="of:=4000-1" office:value-type="float" office:value="3999">
            <text:p>3999</text:p>
          </table:table-cell>
          <table:table-cell table:formula="of:=72000000/([.D468]+1)/([.E468]+1)" office:value-type="float" office:value="18000">
            <text:p>18000</text:p>
          </table:table-cell>
          <table:table-cell table:formula="of:=ABS([.A468]-[.F468])/[.A468]" office:value-type="float" office:value="0">
            <text:p>0,000000</text:p>
          </table:table-cell>
          <table:table-cell table:formula="of:=IF([.G46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68]+1000" office:value-type="float" office:value="19000">
            <text:p>19000</text:p>
          </table:table-cell>
          <table:table-cell table:formula="of:=72000000/[.A469]" office:value-type="float" office:value="3789.47368421053">
            <text:p>3789,4736842105</text:p>
          </table:table-cell>
          <table:table-cell table:formula="of:=ROUND(72000000/[.A469];0)" office:value-type="float" office:value="3789">
            <text:p>3789</text:p>
          </table:table-cell>
          <table:table-cell table:formula="of:=[.C469]/([.E469]+1)-1" office:value-type="float" office:value="0">
            <text:p>0</text:p>
          </table:table-cell>
          <table:table-cell table:formula="of:=3789-1" office:value-type="float" office:value="3788">
            <text:p>3788</text:p>
          </table:table-cell>
          <table:table-cell table:formula="of:=72000000/([.D469]+1)/([.E469]+1)" office:value-type="float" office:value="19002.3752969121">
            <text:p>19002,3752969121</text:p>
          </table:table-cell>
          <table:table-cell table:formula="of:=ABS([.A469]-[.F469])/[.A469]" office:value-type="float" office:value="0.000125015626953284">
            <text:p>0,000125</text:p>
          </table:table-cell>
          <table:table-cell table:formula="of:=IF([.G46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69]+1000" office:value-type="float" office:value="20000">
            <text:p>20000</text:p>
          </table:table-cell>
          <table:table-cell table:formula="of:=72000000/[.A470]" office:value-type="float" office:value="3600">
            <text:p>3600</text:p>
          </table:table-cell>
          <table:table-cell table:formula="of:=ROUND(72000000/[.A470];0)" office:value-type="float" office:value="3600">
            <text:p>3600</text:p>
          </table:table-cell>
          <table:table-cell table:formula="of:=[.C470]/([.E470]+1)-1" office:value-type="float" office:value="0">
            <text:p>0</text:p>
          </table:table-cell>
          <table:table-cell table:formula="of:=3600-1" office:value-type="float" office:value="3599">
            <text:p>3599</text:p>
          </table:table-cell>
          <table:table-cell table:formula="of:=72000000/([.D470]+1)/([.E470]+1)" office:value-type="float" office:value="20000">
            <text:p>20000</text:p>
          </table:table-cell>
          <table:table-cell table:formula="of:=ABS([.A470]-[.F470])/[.A470]" office:value-type="float" office:value="0">
            <text:p>0,000000</text:p>
          </table:table-cell>
          <table:table-cell table:formula="of:=IF([.G47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70]+1000" office:value-type="float" office:value="21000">
            <text:p>21000</text:p>
          </table:table-cell>
          <table:table-cell table:formula="of:=72000000/[.A471]" office:value-type="float" office:value="3428.57142857143">
            <text:p>3428,5714285714</text:p>
          </table:table-cell>
          <table:table-cell table:formula="of:=ROUND(72000000/[.A471];0)" office:value-type="float" office:value="3429">
            <text:p>3429</text:p>
          </table:table-cell>
          <table:table-cell table:formula="of:=[.C471]/([.E471]+1)-1" office:value-type="float" office:value="0">
            <text:p>0</text:p>
          </table:table-cell>
          <table:table-cell table:formula="of:=3429-1" office:value-type="float" office:value="3428">
            <text:p>3428</text:p>
          </table:table-cell>
          <table:table-cell table:formula="of:=72000000/([.D471]+1)/([.E471]+1)" office:value-type="float" office:value="20997.375328084">
            <text:p>20997,375328084</text:p>
          </table:table-cell>
          <table:table-cell table:formula="of:=ABS([.A471]-[.F471])/[.A471]" office:value-type="float" office:value="0.000124984376952939">
            <text:p>0,000125</text:p>
          </table:table-cell>
          <table:table-cell table:formula="of:=IF([.G47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71]+1000" office:value-type="float" office:value="22000">
            <text:p>22000</text:p>
          </table:table-cell>
          <table:table-cell table:formula="of:=72000000/[.A472]" office:value-type="float" office:value="3272.72727272727">
            <text:p>3272,7272727273</text:p>
          </table:table-cell>
          <table:table-cell table:formula="of:=ROUND(72000000/[.A472];0)" office:value-type="float" office:value="3273">
            <text:p>3273</text:p>
          </table:table-cell>
          <table:table-cell table:formula="of:=[.C472]/([.E472]+1)-1" office:value-type="float" office:value="0">
            <text:p>0</text:p>
          </table:table-cell>
          <table:table-cell table:formula="of:=3273-1" office:value-type="float" office:value="3272">
            <text:p>3272</text:p>
          </table:table-cell>
          <table:table-cell table:formula="of:=72000000/([.D472]+1)/([.E472]+1)" office:value-type="float" office:value="21998.1668194317">
            <text:p>21998,1668194317</text:p>
          </table:table-cell>
          <table:table-cell table:formula="of:=ABS([.A472]-[.F472])/[.A472]" office:value-type="float" office:value="0.0000833263894675672">
            <text:p>0,000083</text:p>
          </table:table-cell>
          <table:table-cell table:formula="of:=IF([.G47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72]+1000" office:value-type="float" office:value="23000">
            <text:p>23000</text:p>
          </table:table-cell>
          <table:table-cell table:formula="of:=72000000/[.A473]" office:value-type="float" office:value="3130.4347826087">
            <text:p>3130,4347826087</text:p>
          </table:table-cell>
          <table:table-cell table:formula="of:=ROUND(72000000/[.A473];0)" office:value-type="float" office:value="3130">
            <text:p>3130</text:p>
          </table:table-cell>
          <table:table-cell table:formula="of:=[.C473]/([.E473]+1)-1" office:value-type="float" office:value="0">
            <text:p>0</text:p>
          </table:table-cell>
          <table:table-cell table:formula="of:=3130-1" office:value-type="float" office:value="3129">
            <text:p>3129</text:p>
          </table:table-cell>
          <table:table-cell table:formula="of:=72000000/([.D473]+1)/([.E473]+1)" office:value-type="float" office:value="23003.1948881789">
            <text:p>23003,1948881789</text:p>
          </table:table-cell>
          <table:table-cell table:formula="of:=ABS([.A473]-[.F473])/[.A473]" office:value-type="float" office:value="0.000138908181691912">
            <text:p>0,000139</text:p>
          </table:table-cell>
          <table:table-cell table:formula="of:=IF([.G47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73]+1000" office:value-type="float" office:value="24000">
            <text:p>24000</text:p>
          </table:table-cell>
          <table:table-cell table:formula="of:=72000000/[.A474]" office:value-type="float" office:value="3000">
            <text:p>3000</text:p>
          </table:table-cell>
          <table:table-cell table:formula="of:=ROUND(72000000/[.A474];0)" office:value-type="float" office:value="3000">
            <text:p>3000</text:p>
          </table:table-cell>
          <table:table-cell table:formula="of:=[.C474]/([.E474]+1)-1" office:value-type="float" office:value="0">
            <text:p>0</text:p>
          </table:table-cell>
          <table:table-cell table:formula="of:=3000-1" office:value-type="float" office:value="2999">
            <text:p>2999</text:p>
          </table:table-cell>
          <table:table-cell table:formula="of:=72000000/([.D474]+1)/([.E474]+1)" office:value-type="float" office:value="24000">
            <text:p>24000</text:p>
          </table:table-cell>
          <table:table-cell table:formula="of:=ABS([.A474]-[.F474])/[.A474]" office:value-type="float" office:value="0">
            <text:p>0,000000</text:p>
          </table:table-cell>
          <table:table-cell table:formula="of:=IF([.G47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74]+1000" office:value-type="float" office:value="25000">
            <text:p>25000</text:p>
          </table:table-cell>
          <table:table-cell table:formula="of:=72000000/[.A475]" office:value-type="float" office:value="2880">
            <text:p>2880</text:p>
          </table:table-cell>
          <table:table-cell table:formula="of:=ROUND(72000000/[.A475];0)" office:value-type="float" office:value="2880">
            <text:p>2880</text:p>
          </table:table-cell>
          <table:table-cell table:formula="of:=[.C475]/([.E475]+1)-1" office:value-type="float" office:value="0">
            <text:p>0</text:p>
          </table:table-cell>
          <table:table-cell table:formula="of:=2880-1" office:value-type="float" office:value="2879">
            <text:p>2879</text:p>
          </table:table-cell>
          <table:table-cell table:formula="of:=72000000/([.D475]+1)/([.E475]+1)" office:value-type="float" office:value="25000">
            <text:p>25000</text:p>
          </table:table-cell>
          <table:table-cell table:formula="of:=ABS([.A475]-[.F475])/[.A475]" office:value-type="float" office:value="0">
            <text:p>0,000000</text:p>
          </table:table-cell>
          <table:table-cell table:formula="of:=IF([.G47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75]+1000" office:value-type="float" office:value="26000">
            <text:p>26000</text:p>
          </table:table-cell>
          <table:table-cell table:formula="of:=72000000/[.A476]" office:value-type="float" office:value="2769.23076923077">
            <text:p>2769,2307692308</text:p>
          </table:table-cell>
          <table:table-cell table:formula="of:=ROUND(72000000/[.A476];0)" office:value-type="float" office:value="2769">
            <text:p>2769</text:p>
          </table:table-cell>
          <table:table-cell table:formula="of:=[.C476]/([.E476]+1)-1" office:value-type="float" office:value="0">
            <text:p>0</text:p>
          </table:table-cell>
          <table:table-cell table:formula="of:=2769-1" office:value-type="float" office:value="2768">
            <text:p>2768</text:p>
          </table:table-cell>
          <table:table-cell table:formula="of:=72000000/([.D476]+1)/([.E476]+1)" office:value-type="float" office:value="26002.1668472373">
            <text:p>26002,1668472373</text:p>
          </table:table-cell>
          <table:table-cell table:formula="of:=ABS([.A476]-[.F476])/[.A476]" office:value-type="float" office:value="0.0000833402783565152">
            <text:p>0,000083</text:p>
          </table:table-cell>
          <table:table-cell table:formula="of:=IF([.G47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76]+1000" office:value-type="float" office:value="27000">
            <text:p>27000</text:p>
          </table:table-cell>
          <table:table-cell table:formula="of:=72000000/[.A477]" office:value-type="float" office:value="2666.66666666667">
            <text:p>2666,6666666667</text:p>
          </table:table-cell>
          <table:table-cell table:formula="of:=ROUND(72000000/[.A477];0)" office:value-type="float" office:value="2667">
            <text:p>2667</text:p>
          </table:table-cell>
          <table:table-cell table:formula="of:=[.C477]/([.E477]+1)-1" office:value-type="float" office:value="0">
            <text:p>0</text:p>
          </table:table-cell>
          <table:table-cell table:formula="of:=2667-1" office:value-type="float" office:value="2666">
            <text:p>2666</text:p>
          </table:table-cell>
          <table:table-cell table:formula="of:=72000000/([.D477]+1)/([.E477]+1)" office:value-type="float" office:value="26996.6254218223">
            <text:p>26996,6254218223</text:p>
          </table:table-cell>
          <table:table-cell table:formula="of:=ABS([.A477]-[.F477])/[.A477]" office:value-type="float" office:value="0.00012498437695292">
            <text:p>0,000125</text:p>
          </table:table-cell>
          <table:table-cell table:formula="of:=IF([.G47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77]+1000" office:value-type="float" office:value="28000">
            <text:p>28000</text:p>
          </table:table-cell>
          <table:table-cell table:formula="of:=72000000/[.A478]" office:value-type="float" office:value="2571.42857142857">
            <text:p>2571,4285714286</text:p>
          </table:table-cell>
          <table:table-cell table:formula="of:=ROUND(72000000/[.A478];0)" office:value-type="float" office:value="2571">
            <text:p>2571</text:p>
          </table:table-cell>
          <table:table-cell table:formula="of:=[.C478]/([.E478]+1)-1" office:value-type="float" office:value="0">
            <text:p>0</text:p>
          </table:table-cell>
          <table:table-cell table:formula="of:=2571-1" office:value-type="float" office:value="2570">
            <text:p>2570</text:p>
          </table:table-cell>
          <table:table-cell table:formula="of:=72000000/([.D478]+1)/([.E478]+1)" office:value-type="float" office:value="28004.6674445741">
            <text:p>28004,6674445741</text:p>
          </table:table-cell>
          <table:table-cell table:formula="of:=ABS([.A478]-[.F478])/[.A478]" office:value-type="float" office:value="0.000166694449074904">
            <text:p>0,000167</text:p>
          </table:table-cell>
          <table:table-cell table:formula="of:=IF([.G47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78]+1000" office:value-type="float" office:value="29000">
            <text:p>29000</text:p>
          </table:table-cell>
          <table:table-cell table:formula="of:=72000000/[.A479]" office:value-type="float" office:value="2482.75862068966">
            <text:p>2482,7586206897</text:p>
          </table:table-cell>
          <table:table-cell table:formula="of:=ROUND(72000000/[.A479];0)" office:value-type="float" office:value="2483">
            <text:p>2483</text:p>
          </table:table-cell>
          <table:table-cell table:formula="of:=[.C479]/([.E479]+1)-1" office:value-type="float" office:value="0">
            <text:p>0</text:p>
          </table:table-cell>
          <table:table-cell table:formula="of:=2483-1" office:value-type="float" office:value="2482">
            <text:p>2482</text:p>
          </table:table-cell>
          <table:table-cell table:formula="of:=72000000/([.D479]+1)/([.E479]+1)" office:value-type="float" office:value="28997.1808296416">
            <text:p>28997,1808296416</text:p>
          </table:table-cell>
          <table:table-cell table:formula="of:=ABS([.A479]-[.F479])/[.A479]" office:value-type="float" office:value="0.0000972127709806202">
            <text:p>0,000097</text:p>
          </table:table-cell>
          <table:table-cell table:formula="of:=IF([.G47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79]+1000" office:value-type="float" office:value="30000">
            <text:p>30000</text:p>
          </table:table-cell>
          <table:table-cell table:formula="of:=72000000/[.A480]" office:value-type="float" office:value="2400">
            <text:p>2400</text:p>
          </table:table-cell>
          <table:table-cell table:formula="of:=ROUND(72000000/[.A480];0)" office:value-type="float" office:value="2400">
            <text:p>2400</text:p>
          </table:table-cell>
          <table:table-cell table:formula="of:=[.C480]/([.E480]+1)-1" office:value-type="float" office:value="0">
            <text:p>0</text:p>
          </table:table-cell>
          <table:table-cell table:formula="of:=2400-1" office:value-type="float" office:value="2399">
            <text:p>2399</text:p>
          </table:table-cell>
          <table:table-cell table:formula="of:=72000000/([.D480]+1)/([.E480]+1)" office:value-type="float" office:value="30000">
            <text:p>30000</text:p>
          </table:table-cell>
          <table:table-cell table:formula="of:=ABS([.A480]-[.F480])/[.A480]" office:value-type="float" office:value="0">
            <text:p>0,000000</text:p>
          </table:table-cell>
          <table:table-cell table:formula="of:=IF([.G48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80]+1000" office:value-type="float" office:value="31000">
            <text:p>31000</text:p>
          </table:table-cell>
          <table:table-cell table:formula="of:=72000000/[.A481]" office:value-type="float" office:value="2322.58064516129">
            <text:p>2322,5806451613</text:p>
          </table:table-cell>
          <table:table-cell table:formula="of:=ROUND(72000000/[.A481];0)" office:value-type="float" office:value="2323">
            <text:p>2323</text:p>
          </table:table-cell>
          <table:table-cell table:formula="of:=[.C481]/([.E481]+1)-1" office:value-type="float" office:value="0">
            <text:p>0</text:p>
          </table:table-cell>
          <table:table-cell table:formula="of:=2323-1" office:value-type="float" office:value="2322">
            <text:p>2322</text:p>
          </table:table-cell>
          <table:table-cell table:formula="of:=72000000/([.D481]+1)/([.E481]+1)" office:value-type="float" office:value="30994.4037882049">
            <text:p>30994,4037882049</text:p>
          </table:table-cell>
          <table:table-cell table:formula="of:=ABS([.A481]-[.F481])/[.A481]" office:value-type="float" office:value="0.000180522961131975">
            <text:p>0,000181</text:p>
          </table:table-cell>
          <table:table-cell table:formula="of:=IF([.G48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2000">
            <text:p>32000</text:p>
          </table:table-cell>
          <table:table-cell table:formula="of:=72000000/[.A482]" office:value-type="float" office:value="2250">
            <text:p>2250</text:p>
          </table:table-cell>
          <table:table-cell table:formula="of:=ROUND(72000000/[.A482];0)" office:value-type="float" office:value="2250">
            <text:p>2250</text:p>
          </table:table-cell>
          <table:table-cell table:formula="of:=[.C482]/([.E482]+1)-1" office:value-type="float" office:value="0">
            <text:p>0</text:p>
          </table:table-cell>
          <table:table-cell table:formula="of:=2250-1" office:value-type="float" office:value="2249">
            <text:p>2249</text:p>
          </table:table-cell>
          <table:table-cell table:formula="of:=72000000/([.D482]+1)/([.E482]+1)" office:value-type="float" office:value="32000">
            <text:p>32000</text:p>
          </table:table-cell>
          <table:table-cell table:formula="of:=ABS([.A482]-[.F482])/[.A482]" office:value-type="float" office:value="0">
            <text:p>0,000000</text:p>
          </table:table-cell>
          <table:table-cell table:formula="of:=IF([.G48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82]+1000" office:value-type="float" office:value="33000">
            <text:p>33000</text:p>
          </table:table-cell>
          <table:table-cell table:formula="of:=72000000/[.A483]" office:value-type="float" office:value="2181.81818181818">
            <text:p>2181,8181818182</text:p>
          </table:table-cell>
          <table:table-cell table:formula="of:=ROUND(72000000/[.A483];0)" office:value-type="float" office:value="2182">
            <text:p>2182</text:p>
          </table:table-cell>
          <table:table-cell table:formula="of:=[.C483]/([.E483]+1)-1" office:value-type="float" office:value="0">
            <text:p>0</text:p>
          </table:table-cell>
          <table:table-cell table:formula="of:=2182-1" office:value-type="float" office:value="2181">
            <text:p>2181</text:p>
          </table:table-cell>
          <table:table-cell table:formula="of:=72000000/([.D483]+1)/([.E483]+1)" office:value-type="float" office:value="32997.2502291476">
            <text:p>32997,2502291476</text:p>
          </table:table-cell>
          <table:table-cell table:formula="of:=ABS([.A483]-[.F483])/[.A483]" office:value-type="float" office:value="0.0000833263894676224">
            <text:p>0,000083</text:p>
          </table:table-cell>
          <table:table-cell table:formula="of:=IF([.G48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83]+1000" office:value-type="float" office:value="34000">
            <text:p>34000</text:p>
          </table:table-cell>
          <table:table-cell table:formula="of:=72000000/[.A484]" office:value-type="float" office:value="2117.64705882353">
            <text:p>2117,6470588235</text:p>
          </table:table-cell>
          <table:table-cell table:formula="of:=ROUND(72000000/[.A484];0)" office:value-type="float" office:value="2118">
            <text:p>2118</text:p>
          </table:table-cell>
          <table:table-cell table:formula="of:=[.C484]/([.E484]+1)-1" office:value-type="float" office:value="0">
            <text:p>0</text:p>
          </table:table-cell>
          <table:table-cell table:formula="of:=2118-1" office:value-type="float" office:value="2117">
            <text:p>2117</text:p>
          </table:table-cell>
          <table:table-cell table:formula="of:=72000000/([.D484]+1)/([.E484]+1)" office:value-type="float" office:value="33994.3342776204">
            <text:p>33994,3342776204</text:p>
          </table:table-cell>
          <table:table-cell table:formula="of:=ABS([.A484]-[.F484])/[.A484]" office:value-type="float" office:value="0.000166638893517837">
            <text:p>0,000167</text:p>
          </table:table-cell>
          <table:table-cell table:formula="of:=IF([.G48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84]+1000" office:value-type="float" office:value="35000">
            <text:p>35000</text:p>
          </table:table-cell>
          <table:table-cell table:formula="of:=72000000/[.A485]" office:value-type="float" office:value="2057.14285714286">
            <text:p>2057,1428571429</text:p>
          </table:table-cell>
          <table:table-cell table:formula="of:=ROUND(72000000/[.A485];0)" office:value-type="float" office:value="2057">
            <text:p>2057</text:p>
          </table:table-cell>
          <table:table-cell table:formula="of:=[.C485]/([.E485]+1)-1" office:value-type="float" office:value="0">
            <text:p>0</text:p>
          </table:table-cell>
          <table:table-cell table:formula="of:=2057-1" office:value-type="float" office:value="2056">
            <text:p>2056</text:p>
          </table:table-cell>
          <table:table-cell table:formula="of:=72000000/([.D485]+1)/([.E485]+1)" office:value-type="float" office:value="35002.4307243559">
            <text:p>35002,4307243559</text:p>
          </table:table-cell>
          <table:table-cell table:formula="of:=ABS([.A485]-[.F485])/[.A485]" office:value-type="float" office:value="0.0000694492673102234">
            <text:p>0,000069</text:p>
          </table:table-cell>
          <table:table-cell table:formula="of:=IF([.G48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6000">
            <text:p>36000</text:p>
          </table:table-cell>
          <table:table-cell table:formula="of:=72000000/[.A486]" office:value-type="float" office:value="2000">
            <text:p>2000</text:p>
          </table:table-cell>
          <table:table-cell table:formula="of:=ROUND(72000000/[.A486];0)" office:value-type="float" office:value="2000">
            <text:p>2000</text:p>
          </table:table-cell>
          <table:table-cell table:formula="of:=[.C486]/([.E486]+1)-1" office:value-type="float" office:value="0">
            <text:p>0</text:p>
          </table:table-cell>
          <table:table-cell table:formula="of:=2000-1" office:value-type="float" office:value="1999">
            <text:p>1999</text:p>
          </table:table-cell>
          <table:table-cell table:formula="of:=72000000/([.D486]+1)/([.E486]+1)" office:value-type="float" office:value="36000">
            <text:p>36000</text:p>
          </table:table-cell>
          <table:table-cell table:formula="of:=ABS([.A486]-[.F486])/[.A486]" office:value-type="float" office:value="0">
            <text:p>0,000000</text:p>
          </table:table-cell>
          <table:table-cell table:formula="of:=IF([.G48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86]+1000" office:value-type="float" office:value="37000">
            <text:p>37000</text:p>
          </table:table-cell>
          <table:table-cell table:formula="of:=72000000/[.A487]" office:value-type="float" office:value="1945.94594594595">
            <text:p>1945,945945946</text:p>
          </table:table-cell>
          <table:table-cell table:formula="of:=ROUND(72000000/[.A487];0)" office:value-type="float" office:value="1946">
            <text:p>1946</text:p>
          </table:table-cell>
          <table:table-cell table:formula="of:=[.C487]/([.E487]+1)-1" office:value-type="float" office:value="0">
            <text:p>0</text:p>
          </table:table-cell>
          <table:table-cell table:formula="of:=1946-1" office:value-type="float" office:value="1945">
            <text:p>1945</text:p>
          </table:table-cell>
          <table:table-cell table:formula="of:=72000000/([.D487]+1)/([.E487]+1)" office:value-type="float" office:value="36998.9722507708">
            <text:p>36998,9722507708</text:p>
          </table:table-cell>
          <table:table-cell table:formula="of:=ABS([.A487]-[.F487])/[.A487]" office:value-type="float" office:value="0.0000277770061942204">
            <text:p>0,000028</text:p>
          </table:table-cell>
          <table:table-cell table:formula="of:=IF([.G48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87]+1000" office:value-type="float" office:value="38000">
            <text:p>38000</text:p>
          </table:table-cell>
          <table:table-cell table:formula="of:=72000000/[.A488]" office:value-type="float" office:value="1894.73684210526">
            <text:p>1894,7368421053</text:p>
          </table:table-cell>
          <table:table-cell table:formula="of:=ROUND(72000000/[.A488];0)" office:value-type="float" office:value="1895">
            <text:p>1895</text:p>
          </table:table-cell>
          <table:table-cell table:formula="of:=[.C488]/([.E488]+1)-1" office:value-type="float" office:value="0">
            <text:p>0</text:p>
          </table:table-cell>
          <table:table-cell table:formula="of:=1895-1" office:value-type="float" office:value="1894">
            <text:p>1894</text:p>
          </table:table-cell>
          <table:table-cell table:formula="of:=72000000/([.D488]+1)/([.E488]+1)" office:value-type="float" office:value="37994.7229551451">
            <text:p>37994,7229551451</text:p>
          </table:table-cell>
          <table:table-cell table:formula="of:=ABS([.A488]-[.F488])/[.A488]" office:value-type="float" office:value="0.000138869601444304">
            <text:p>0,000139</text:p>
          </table:table-cell>
          <table:table-cell table:formula="of:=IF([.G48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88]+1000" office:value-type="float" office:value="39000">
            <text:p>39000</text:p>
          </table:table-cell>
          <table:table-cell table:formula="of:=72000000/[.A489]" office:value-type="float" office:value="1846.15384615385">
            <text:p>1846,1538461539</text:p>
          </table:table-cell>
          <table:table-cell table:formula="of:=ROUND(72000000/[.A489];0)" office:value-type="float" office:value="1846">
            <text:p>1846</text:p>
          </table:table-cell>
          <table:table-cell table:formula="of:=[.C489]/([.E489]+1)-1" office:value-type="float" office:value="0">
            <text:p>0</text:p>
          </table:table-cell>
          <table:table-cell table:formula="of:=1846-1" office:value-type="float" office:value="1845">
            <text:p>1845</text:p>
          </table:table-cell>
          <table:table-cell table:formula="of:=72000000/([.D489]+1)/([.E489]+1)" office:value-type="float" office:value="39003.2502708559">
            <text:p>39003,2502708559</text:p>
          </table:table-cell>
          <table:table-cell table:formula="of:=ABS([.A489]-[.F489])/[.A489]" office:value-type="float" office:value="0.0000833402783565152">
            <text:p>0,000083</text:p>
          </table:table-cell>
          <table:table-cell table:formula="of:=IF([.G48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0000">
            <text:p>40000</text:p>
          </table:table-cell>
          <table:table-cell table:formula="of:=72000000/[.A490]" office:value-type="float" office:value="1800">
            <text:p>1800</text:p>
          </table:table-cell>
          <table:table-cell table:formula="of:=ROUND(72000000/[.A490];0)" office:value-type="float" office:value="1800">
            <text:p>1800</text:p>
          </table:table-cell>
          <table:table-cell table:formula="of:=[.C490]/([.E490]+1)-1" office:value-type="float" office:value="0">
            <text:p>0</text:p>
          </table:table-cell>
          <table:table-cell table:formula="of:=1800-1" office:value-type="float" office:value="1799">
            <text:p>1799</text:p>
          </table:table-cell>
          <table:table-cell table:formula="of:=72000000/([.D490]+1)/([.E490]+1)" office:value-type="float" office:value="40000">
            <text:p>40000</text:p>
          </table:table-cell>
          <table:table-cell table:formula="of:=ABS([.A490]-[.F490])/[.A490]" office:value-type="float" office:value="0">
            <text:p>0,000000</text:p>
          </table:table-cell>
          <table:table-cell table:formula="of:=IF([.G49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90]+1000" office:value-type="float" office:value="41000">
            <text:p>41000</text:p>
          </table:table-cell>
          <table:table-cell table:formula="of:=72000000/[.A491]" office:value-type="float" office:value="1756.09756097561">
            <text:p>1756,0975609756</text:p>
          </table:table-cell>
          <table:table-cell table:formula="of:=ROUND(72000000/[.A491];0)" office:value-type="float" office:value="1756">
            <text:p>1756</text:p>
          </table:table-cell>
          <table:table-cell table:formula="of:=[.C491]/([.E491]+1)-1" office:value-type="float" office:value="0">
            <text:p>0</text:p>
          </table:table-cell>
          <table:table-cell table:formula="of:=1756-1" office:value-type="float" office:value="1755">
            <text:p>1755</text:p>
          </table:table-cell>
          <table:table-cell table:formula="of:=72000000/([.D491]+1)/([.E491]+1)" office:value-type="float" office:value="41002.277904328">
            <text:p>41002,277904328</text:p>
          </table:table-cell>
          <table:table-cell table:formula="of:=ABS([.A491]-[.F491])/[.A491]" office:value-type="float" office:value="0.0000555586421467568">
            <text:p>0,000056</text:p>
          </table:table-cell>
          <table:table-cell table:formula="of:=IF([.G49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91]+1000" office:value-type="float" office:value="42000">
            <text:p>42000</text:p>
          </table:table-cell>
          <table:table-cell table:formula="of:=72000000/[.A492]" office:value-type="float" office:value="1714.28571428571">
            <text:p>1714,2857142857</text:p>
          </table:table-cell>
          <table:table-cell table:formula="of:=ROUND(72000000/[.A492];0)" office:value-type="float" office:value="1714">
            <text:p>1714</text:p>
          </table:table-cell>
          <table:table-cell table:formula="of:=[.C492]/([.E492]+1)-1" office:value-type="float" office:value="0">
            <text:p>0</text:p>
          </table:table-cell>
          <table:table-cell table:formula="of:=1714-1" office:value-type="float" office:value="1713">
            <text:p>1713</text:p>
          </table:table-cell>
          <table:table-cell table:formula="of:=72000000/([.D492]+1)/([.E492]+1)" office:value-type="float" office:value="42007.0011668611">
            <text:p>42007,0011668611</text:p>
          </table:table-cell>
          <table:table-cell table:formula="of:=ABS([.A492]-[.F492])/[.A492]" office:value-type="float" office:value="0.000166694449074774">
            <text:p>0,000167</text:p>
          </table:table-cell>
          <table:table-cell table:formula="of:=IF([.G49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92]+1000" office:value-type="float" office:value="43000">
            <text:p>43000</text:p>
          </table:table-cell>
          <table:table-cell table:formula="of:=72000000/[.A493]" office:value-type="float" office:value="1674.41860465116">
            <text:p>1674,4186046512</text:p>
          </table:table-cell>
          <table:table-cell table:formula="of:=ROUND(72000000/[.A493];0)" office:value-type="float" office:value="1674">
            <text:p>1674</text:p>
          </table:table-cell>
          <table:table-cell table:formula="of:=[.C493]/([.E493]+1)-1" office:value-type="float" office:value="0">
            <text:p>0</text:p>
          </table:table-cell>
          <table:table-cell table:formula="of:=1674-1" office:value-type="float" office:value="1673">
            <text:p>1673</text:p>
          </table:table-cell>
          <table:table-cell table:formula="of:=72000000/([.D493]+1)/([.E493]+1)" office:value-type="float" office:value="43010.752688172">
            <text:p>43010,752688172</text:p>
          </table:table-cell>
          <table:table-cell table:formula="of:=ABS([.A493]-[.F493])/[.A493]" office:value-type="float" office:value="0.000250062515628849">
            <text:p>0,000250</text:p>
          </table:table-cell>
          <table:table-cell table:formula="of:=IF([.G49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93]+1000" office:value-type="float" office:value="44000">
            <text:p>44000</text:p>
          </table:table-cell>
          <table:table-cell table:formula="of:=72000000/[.A494]" office:value-type="float" office:value="1636.36363636364">
            <text:p>1636,3636363636</text:p>
          </table:table-cell>
          <table:table-cell table:formula="of:=ROUND(72000000/[.A494];0)" office:value-type="float" office:value="1636">
            <text:p>1636</text:p>
          </table:table-cell>
          <table:table-cell table:formula="of:=[.C494]/([.E494]+1)-1" office:value-type="float" office:value="0">
            <text:p>0</text:p>
          </table:table-cell>
          <table:table-cell table:formula="of:=1636-1" office:value-type="float" office:value="1635">
            <text:p>1635</text:p>
          </table:table-cell>
          <table:table-cell table:formula="of:=72000000/([.D494]+1)/([.E494]+1)" office:value-type="float" office:value="44009.7799511003">
            <text:p>44009,7799511003</text:p>
          </table:table-cell>
          <table:table-cell table:formula="of:=ABS([.A494]-[.F494])/[.A494]" office:value-type="float" office:value="0.000222271615914658">
            <text:p>0,000222</text:p>
          </table:table-cell>
          <table:table-cell table:formula="of:=IF([.G49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5000">
            <text:p>45000</text:p>
          </table:table-cell>
          <table:table-cell table:formula="of:=72000000/[.A495]" office:value-type="float" office:value="1600">
            <text:p>1600</text:p>
          </table:table-cell>
          <table:table-cell table:formula="of:=ROUND(72000000/[.A495];0)" office:value-type="float" office:value="1600">
            <text:p>1600</text:p>
          </table:table-cell>
          <table:table-cell table:formula="of:=[.C495]/([.E495]+1)-1" office:value-type="float" office:value="0">
            <text:p>0</text:p>
          </table:table-cell>
          <table:table-cell table:formula="of:=1600-1" office:value-type="float" office:value="1599">
            <text:p>1599</text:p>
          </table:table-cell>
          <table:table-cell table:formula="of:=72000000/([.D495]+1)/([.E495]+1)" office:value-type="float" office:value="45000">
            <text:p>45000</text:p>
          </table:table-cell>
          <table:table-cell table:formula="of:=ABS([.A495]-[.F495])/[.A495]" office:value-type="float" office:value="0">
            <text:p>0,000000</text:p>
          </table:table-cell>
          <table:table-cell table:formula="of:=IF([.G49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95]+1000" office:value-type="float" office:value="46000">
            <text:p>46000</text:p>
          </table:table-cell>
          <table:table-cell table:formula="of:=72000000/[.A496]" office:value-type="float" office:value="1565.21739130435">
            <text:p>1565,2173913044</text:p>
          </table:table-cell>
          <table:table-cell table:formula="of:=ROUND(72000000/[.A496];0)" office:value-type="float" office:value="1565">
            <text:p>1565</text:p>
          </table:table-cell>
          <table:table-cell table:formula="of:=[.C496]/([.E496]+1)-1" office:value-type="float" office:value="0">
            <text:p>0</text:p>
          </table:table-cell>
          <table:table-cell table:formula="of:=1565-1" office:value-type="float" office:value="1564">
            <text:p>1564</text:p>
          </table:table-cell>
          <table:table-cell table:formula="of:=72000000/([.D496]+1)/([.E496]+1)" office:value-type="float" office:value="46006.3897763578">
            <text:p>46006,3897763578</text:p>
          </table:table-cell>
          <table:table-cell table:formula="of:=ABS([.A496]-[.F496])/[.A496]" office:value-type="float" office:value="0.000138908181691912">
            <text:p>0,000139</text:p>
          </table:table-cell>
          <table:table-cell table:formula="of:=IF([.G49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96]+1000" office:value-type="float" office:value="47000">
            <text:p>47000</text:p>
          </table:table-cell>
          <table:table-cell table:formula="of:=72000000/[.A497]" office:value-type="float" office:value="1531.91489361702">
            <text:p>1531,914893617</text:p>
          </table:table-cell>
          <table:table-cell table:formula="of:=ROUND(72000000/[.A497];0)" office:value-type="float" office:value="1532">
            <text:p>1532</text:p>
          </table:table-cell>
          <table:table-cell table:formula="of:=[.C497]/([.E497]+1)-1" office:value-type="float" office:value="0">
            <text:p>0</text:p>
          </table:table-cell>
          <table:table-cell table:formula="of:=1532-1" office:value-type="float" office:value="1531">
            <text:p>1531</text:p>
          </table:table-cell>
          <table:table-cell table:formula="of:=72000000/([.D497]+1)/([.E497]+1)" office:value-type="float" office:value="46997.3890339426">
            <text:p>46997,3890339426</text:p>
          </table:table-cell>
          <table:table-cell table:formula="of:=ABS([.A497]-[.F497])/[.A497]" office:value-type="float" office:value="0.0000555524693073165">
            <text:p>0,000056</text:p>
          </table:table-cell>
          <table:table-cell table:formula="of:=IF([.G49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8000">
            <text:p>48000</text:p>
          </table:table-cell>
          <table:table-cell table:formula="of:=72000000/[.A498]" office:value-type="float" office:value="1500">
            <text:p>1500</text:p>
          </table:table-cell>
          <table:table-cell table:formula="of:=ROUND(72000000/[.A498];0)" office:value-type="float" office:value="1500">
            <text:p>1500</text:p>
          </table:table-cell>
          <table:table-cell table:formula="of:=[.C498]/([.E498]+1)-1" office:value-type="float" office:value="0">
            <text:p>0</text:p>
          </table:table-cell>
          <table:table-cell table:formula="of:=1500-1" office:value-type="float" office:value="1499">
            <text:p>1499</text:p>
          </table:table-cell>
          <table:table-cell table:formula="of:=72000000/([.D498]+1)/([.E498]+1)" office:value-type="float" office:value="48000">
            <text:p>48000</text:p>
          </table:table-cell>
          <table:table-cell table:formula="of:=ABS([.A498]-[.F498])/[.A498]" office:value-type="float" office:value="0">
            <text:p>0,000000</text:p>
          </table:table-cell>
          <table:table-cell table:formula="of:=IF([.G49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498]+1000" office:value-type="float" office:value="49000">
            <text:p>49000</text:p>
          </table:table-cell>
          <table:table-cell table:formula="of:=72000000/[.A499]" office:value-type="float" office:value="1469.38775510204">
            <text:p>1469,387755102</text:p>
          </table:table-cell>
          <table:table-cell table:formula="of:=ROUND(72000000/[.A499];0)" office:value-type="float" office:value="1469">
            <text:p>1469</text:p>
          </table:table-cell>
          <table:table-cell table:formula="of:=[.C499]/([.E499]+1)-1" office:value-type="float" office:value="0">
            <text:p>0</text:p>
          </table:table-cell>
          <table:table-cell table:formula="of:=1469-1" office:value-type="float" office:value="1468">
            <text:p>1468</text:p>
          </table:table-cell>
          <table:table-cell table:formula="of:=72000000/([.D499]+1)/([.E499]+1)" office:value-type="float" office:value="49012.9339686862">
            <text:p>49012,9339686862</text:p>
          </table:table-cell>
          <table:table-cell table:formula="of:=ABS([.A499]-[.F499])/[.A499]" office:value-type="float" office:value="0.000263958544615889">
            <text:p>0,000264</text:p>
          </table:table-cell>
          <table:table-cell table:formula="of:=IF([.G49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0000">
            <text:p>50000</text:p>
          </table:table-cell>
          <table:table-cell table:formula="of:=72000000/[.A500]" office:value-type="float" office:value="1440">
            <text:p>1440</text:p>
          </table:table-cell>
          <table:table-cell table:formula="of:=ROUND(72000000/[.A500];0)" office:value-type="float" office:value="1440">
            <text:p>1440</text:p>
          </table:table-cell>
          <table:table-cell table:formula="of:=[.C500]/([.E500]+1)-1" office:value-type="float" office:value="0">
            <text:p>0</text:p>
          </table:table-cell>
          <table:table-cell table:formula="of:=1440-1" office:value-type="float" office:value="1439">
            <text:p>1439</text:p>
          </table:table-cell>
          <table:table-cell table:formula="of:=72000000/([.D500]+1)/([.E500]+1)" office:value-type="float" office:value="50000">
            <text:p>50000</text:p>
          </table:table-cell>
          <table:table-cell table:formula="of:=ABS([.A500]-[.F500])/[.A500]" office:value-type="float" office:value="0">
            <text:p>0,000000</text:p>
          </table:table-cell>
          <table:table-cell table:formula="of:=IF([.G50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00]+1000" office:value-type="float" office:value="51000">
            <text:p>51000</text:p>
          </table:table-cell>
          <table:table-cell table:formula="of:=72000000/[.A501]" office:value-type="float" office:value="1411.76470588235">
            <text:p>1411,7647058824</text:p>
          </table:table-cell>
          <table:table-cell table:formula="of:=ROUND(72000000/[.A501];0)" office:value-type="float" office:value="1412">
            <text:p>1412</text:p>
          </table:table-cell>
          <table:table-cell table:formula="of:=[.C501]/([.E501]+1)-1" office:value-type="float" office:value="0">
            <text:p>0</text:p>
          </table:table-cell>
          <table:table-cell table:formula="of:=1412-1" office:value-type="float" office:value="1411">
            <text:p>1411</text:p>
          </table:table-cell>
          <table:table-cell table:formula="of:=72000000/([.D501]+1)/([.E501]+1)" office:value-type="float" office:value="50991.5014164306">
            <text:p>50991,5014164306</text:p>
          </table:table-cell>
          <table:table-cell table:formula="of:=ABS([.A501]-[.F501])/[.A501]" office:value-type="float" office:value="0.000166638893517694">
            <text:p>0,000167</text:p>
          </table:table-cell>
          <table:table-cell table:formula="of:=IF([.G50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01]+1000" office:value-type="float" office:value="52000">
            <text:p>52000</text:p>
          </table:table-cell>
          <table:table-cell table:formula="of:=72000000/[.A502]" office:value-type="float" office:value="1384.61538461538">
            <text:p>1384,6153846154</text:p>
          </table:table-cell>
          <table:table-cell table:formula="of:=ROUND(72000000/[.A502];0)" office:value-type="float" office:value="1385">
            <text:p>1385</text:p>
          </table:table-cell>
          <table:table-cell table:formula="of:=[.C502]/([.E502]+1)-1" office:value-type="float" office:value="0">
            <text:p>0</text:p>
          </table:table-cell>
          <table:table-cell table:formula="of:=1385-1" office:value-type="float" office:value="1384">
            <text:p>1384</text:p>
          </table:table-cell>
          <table:table-cell table:formula="of:=72000000/([.D502]+1)/([.E502]+1)" office:value-type="float" office:value="51985.559566787">
            <text:p>51985,559566787</text:p>
          </table:table-cell>
          <table:table-cell table:formula="of:=ABS([.A502]-[.F502])/[.A502]" office:value-type="float" office:value="0.000277700638711534">
            <text:p>0,000278</text:p>
          </table:table-cell>
          <table:table-cell table:formula="of:=IF([.G50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02]+1000" office:value-type="float" office:value="53000">
            <text:p>53000</text:p>
          </table:table-cell>
          <table:table-cell table:formula="of:=72000000/[.A503]" office:value-type="float" office:value="1358.49056603774">
            <text:p>1358,4905660377</text:p>
          </table:table-cell>
          <table:table-cell table:formula="of:=ROUND(72000000/[.A503];0)" office:value-type="float" office:value="1358">
            <text:p>1358</text:p>
          </table:table-cell>
          <table:table-cell table:formula="of:=[.C503]/([.E503]+1)-1" office:value-type="float" office:value="0">
            <text:p>0</text:p>
          </table:table-cell>
          <table:table-cell table:formula="of:=1358-1" office:value-type="float" office:value="1357">
            <text:p>1357</text:p>
          </table:table-cell>
          <table:table-cell table:formula="of:=72000000/([.D503]+1)/([.E503]+1)" office:value-type="float" office:value="53019.145802651">
            <text:p>53019,145802651</text:p>
          </table:table-cell>
          <table:table-cell table:formula="of:=ABS([.A503]-[.F503])/[.A503]" office:value-type="float" office:value="0.000361241559452022">
            <text:p>0,000361</text:p>
          </table:table-cell>
          <table:table-cell table:formula="of:=IF([.G50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03]+1000" office:value-type="float" office:value="54000">
            <text:p>54000</text:p>
          </table:table-cell>
          <table:table-cell table:formula="of:=72000000/[.A504]" office:value-type="float" office:value="1333.33333333333">
            <text:p>1333,3333333333</text:p>
          </table:table-cell>
          <table:table-cell table:formula="of:=ROUND(72000000/[.A504];0)" office:value-type="float" office:value="1333">
            <text:p>1333</text:p>
          </table:table-cell>
          <table:table-cell table:formula="of:=[.C504]/([.E504]+1)-1" office:value-type="float" office:value="0">
            <text:p>0</text:p>
          </table:table-cell>
          <table:table-cell table:formula="of:=1333-1" office:value-type="float" office:value="1332">
            <text:p>1332</text:p>
          </table:table-cell>
          <table:table-cell table:formula="of:=72000000/([.D504]+1)/([.E504]+1)" office:value-type="float" office:value="54013.503375844">
            <text:p>54013,503375844</text:p>
          </table:table-cell>
          <table:table-cell table:formula="of:=ABS([.A504]-[.F504])/[.A504]" office:value-type="float" office:value="0.000250062515628896">
            <text:p>0,000250</text:p>
          </table:table-cell>
          <table:table-cell table:formula="of:=IF([.G50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04]+1000" office:value-type="float" office:value="55000">
            <text:p>55000</text:p>
          </table:table-cell>
          <table:table-cell table:formula="of:=72000000/[.A505]" office:value-type="float" office:value="1309.09090909091">
            <text:p>1309,0909090909</text:p>
          </table:table-cell>
          <table:table-cell table:formula="of:=ROUND(72000000/[.A505];0)" office:value-type="float" office:value="1309">
            <text:p>1309</text:p>
          </table:table-cell>
          <table:table-cell table:formula="of:=[.C505]/([.E505]+1)-1" office:value-type="float" office:value="0">
            <text:p>0</text:p>
          </table:table-cell>
          <table:table-cell table:formula="of:=1309-1" office:value-type="float" office:value="1308">
            <text:p>1308</text:p>
          </table:table-cell>
          <table:table-cell table:formula="of:=72000000/([.D505]+1)/([.E505]+1)" office:value-type="float" office:value="55003.8197097021">
            <text:p>55003,8197097021</text:p>
          </table:table-cell>
          <table:table-cell table:formula="of:=ABS([.A505]-[.F505])/[.A505]" office:value-type="float" office:value="0.0000694492673101856">
            <text:p>0,000069</text:p>
          </table:table-cell>
          <table:table-cell table:formula="of:=IF([.G50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05]+1000" office:value-type="float" office:value="56000">
            <text:p>56000</text:p>
          </table:table-cell>
          <table:table-cell table:formula="of:=72000000/[.A506]" office:value-type="float" office:value="1285.71428571429">
            <text:p>1285,7142857143</text:p>
          </table:table-cell>
          <table:table-cell table:formula="of:=ROUND(72000000/[.A506];0)" office:value-type="float" office:value="1286">
            <text:p>1286</text:p>
          </table:table-cell>
          <table:table-cell table:formula="of:=[.C506]/([.E506]+1)-1" office:value-type="float" office:value="0">
            <text:p>0</text:p>
          </table:table-cell>
          <table:table-cell table:formula="of:=1286-1" office:value-type="float" office:value="1285">
            <text:p>1285</text:p>
          </table:table-cell>
          <table:table-cell table:formula="of:=72000000/([.D506]+1)/([.E506]+1)" office:value-type="float" office:value="55987.5583203733">
            <text:p>55987,5583203733</text:p>
          </table:table-cell>
          <table:table-cell table:formula="of:=ABS([.A506]-[.F506])/[.A506]" office:value-type="float" office:value="0.000222172850477624">
            <text:p>0,000222</text:p>
          </table:table-cell>
          <table:table-cell table:formula="of:=IF([.G50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06]+1000" office:value-type="float" office:value="57000">
            <text:p>57000</text:p>
          </table:table-cell>
          <table:table-cell table:formula="of:=72000000/[.A507]" office:value-type="float" office:value="1263.15789473684">
            <text:p>1263,1578947369</text:p>
          </table:table-cell>
          <table:table-cell table:formula="of:=ROUND(72000000/[.A507];0)" office:value-type="float" office:value="1263">
            <text:p>1263</text:p>
          </table:table-cell>
          <table:table-cell table:formula="of:=[.C507]/([.E507]+1)-1" office:value-type="float" office:value="0">
            <text:p>0</text:p>
          </table:table-cell>
          <table:table-cell table:formula="of:=1263-1" office:value-type="float" office:value="1262">
            <text:p>1262</text:p>
          </table:table-cell>
          <table:table-cell table:formula="of:=72000000/([.D507]+1)/([.E507]+1)" office:value-type="float" office:value="57007.1258907363">
            <text:p>57007,1258907363</text:p>
          </table:table-cell>
          <table:table-cell table:formula="of:=ABS([.A507]-[.F507])/[.A507]" office:value-type="float" office:value="0.000125015626953411">
            <text:p>0,000125</text:p>
          </table:table-cell>
          <table:table-cell table:formula="of:=IF([.G50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07]+1000" office:value-type="float" office:value="58000">
            <text:p>58000</text:p>
          </table:table-cell>
          <table:table-cell table:formula="of:=72000000/[.A508]" office:value-type="float" office:value="1241.37931034483">
            <text:p>1241,3793103448</text:p>
          </table:table-cell>
          <table:table-cell table:formula="of:=ROUND(72000000/[.A508];0)" office:value-type="float" office:value="1241">
            <text:p>1241</text:p>
          </table:table-cell>
          <table:table-cell table:formula="of:=[.C508]/([.E508]+1)-1" office:value-type="float" office:value="0">
            <text:p>0</text:p>
          </table:table-cell>
          <table:table-cell table:formula="of:=1241-1" office:value-type="float" office:value="1240">
            <text:p>1240</text:p>
          </table:table-cell>
          <table:table-cell table:formula="of:=72000000/([.D508]+1)/([.E508]+1)" office:value-type="float" office:value="58017.7276390008">
            <text:p>58017,7276390008</text:p>
          </table:table-cell>
          <table:table-cell table:formula="of:=ABS([.A508]-[.F508])/[.A508]" office:value-type="float" office:value="0.000305648948289735">
            <text:p>0,000306</text:p>
          </table:table-cell>
          <table:table-cell table:formula="of:=IF([.G50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08]+1000" office:value-type="float" office:value="59000">
            <text:p>59000</text:p>
          </table:table-cell>
          <table:table-cell table:formula="of:=72000000/[.A509]" office:value-type="float" office:value="1220.33898305085">
            <text:p>1220,3389830509</text:p>
          </table:table-cell>
          <table:table-cell table:formula="of:=ROUND(72000000/[.A509];0)" office:value-type="float" office:value="1220">
            <text:p>1220</text:p>
          </table:table-cell>
          <table:table-cell table:formula="of:=[.C509]/([.E509]+1)-1" office:value-type="float" office:value="0">
            <text:p>0</text:p>
          </table:table-cell>
          <table:table-cell table:formula="of:=1220-1" office:value-type="float" office:value="1219">
            <text:p>1219</text:p>
          </table:table-cell>
          <table:table-cell table:formula="of:=72000000/([.D509]+1)/([.E509]+1)" office:value-type="float" office:value="59016.393442623">
            <text:p>59016,393442623</text:p>
          </table:table-cell>
          <table:table-cell table:formula="of:=ABS([.A509]-[.F509])/[.A509]" office:value-type="float" office:value="0.000277854959711075">
            <text:p>0,000278</text:p>
          </table:table-cell>
          <table:table-cell table:formula="of:=IF([.G50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0000">
            <text:p>60000</text:p>
          </table:table-cell>
          <table:table-cell table:formula="of:=72000000/[.A510]" office:value-type="float" office:value="1200">
            <text:p>1200</text:p>
          </table:table-cell>
          <table:table-cell table:formula="of:=ROUND(72000000/[.A510];0)" office:value-type="float" office:value="1200">
            <text:p>1200</text:p>
          </table:table-cell>
          <table:table-cell table:formula="of:=[.C510]/([.E510]+1)-1" office:value-type="float" office:value="0">
            <text:p>0</text:p>
          </table:table-cell>
          <table:table-cell table:formula="of:=1200-1" office:value-type="float" office:value="1199">
            <text:p>1199</text:p>
          </table:table-cell>
          <table:table-cell table:formula="of:=72000000/([.D510]+1)/([.E510]+1)" office:value-type="float" office:value="60000">
            <text:p>60000</text:p>
          </table:table-cell>
          <table:table-cell table:formula="of:=ABS([.A510]-[.F510])/[.A510]" office:value-type="float" office:value="0">
            <text:p>0,000000</text:p>
          </table:table-cell>
          <table:table-cell table:formula="of:=IF([.G51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10]+1000" office:value-type="float" office:value="61000">
            <text:p>61000</text:p>
          </table:table-cell>
          <table:table-cell table:formula="of:=72000000/[.A511]" office:value-type="float" office:value="1180.32786885246">
            <text:p>1180,3278688525</text:p>
          </table:table-cell>
          <table:table-cell table:formula="of:=ROUND(72000000/[.A511];0)" office:value-type="float" office:value="1180">
            <text:p>1180</text:p>
          </table:table-cell>
          <table:table-cell table:formula="of:=[.C511]/([.E511]+1)-1" office:value-type="float" office:value="0">
            <text:p>0</text:p>
          </table:table-cell>
          <table:table-cell table:formula="of:=1180-1" office:value-type="float" office:value="1179">
            <text:p>1179</text:p>
          </table:table-cell>
          <table:table-cell table:formula="of:=72000000/([.D511]+1)/([.E511]+1)" office:value-type="float" office:value="61016.9491525424">
            <text:p>61016,9491525424</text:p>
          </table:table-cell>
          <table:table-cell table:formula="of:=ABS([.A511]-[.F511])/[.A511]" office:value-type="float" office:value="0.000277854959711029">
            <text:p>0,000278</text:p>
          </table:table-cell>
          <table:table-cell table:formula="of:=IF([.G51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11]+1000" office:value-type="float" office:value="62000">
            <text:p>62000</text:p>
          </table:table-cell>
          <table:table-cell table:formula="of:=72000000/[.A512]" office:value-type="float" office:value="1161.29032258065">
            <text:p>1161,2903225807</text:p>
          </table:table-cell>
          <table:table-cell table:formula="of:=ROUND(72000000/[.A512];0)" office:value-type="float" office:value="1161">
            <text:p>1161</text:p>
          </table:table-cell>
          <table:table-cell table:formula="of:=[.C512]/([.E512]+1)-1" office:value-type="float" office:value="0">
            <text:p>0</text:p>
          </table:table-cell>
          <table:table-cell table:formula="of:=1161-1" office:value-type="float" office:value="1160">
            <text:p>1160</text:p>
          </table:table-cell>
          <table:table-cell table:formula="of:=72000000/([.D512]+1)/([.E512]+1)" office:value-type="float" office:value="62015.503875969">
            <text:p>62015,503875969</text:p>
          </table:table-cell>
          <table:table-cell table:formula="of:=ABS([.A512]-[.F512])/[.A512]" office:value-type="float" office:value="0.000250062515628909">
            <text:p>0,000250</text:p>
          </table:table-cell>
          <table:table-cell table:formula="of:=IF([.G51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12]+1000" office:value-type="float" office:value="63000">
            <text:p>63000</text:p>
          </table:table-cell>
          <table:table-cell table:formula="of:=72000000/[.A513]" office:value-type="float" office:value="1142.85714285714">
            <text:p>1142,8571428572</text:p>
          </table:table-cell>
          <table:table-cell table:formula="of:=ROUND(72000000/[.A513];0)" office:value-type="float" office:value="1143">
            <text:p>1143</text:p>
          </table:table-cell>
          <table:table-cell table:formula="of:=[.C513]/([.E513]+1)-1" office:value-type="float" office:value="0">
            <text:p>0</text:p>
          </table:table-cell>
          <table:table-cell table:formula="of:=1143-1" office:value-type="float" office:value="1142">
            <text:p>1142</text:p>
          </table:table-cell>
          <table:table-cell table:formula="of:=72000000/([.D513]+1)/([.E513]+1)" office:value-type="float" office:value="62992.125984252">
            <text:p>62992,125984252</text:p>
          </table:table-cell>
          <table:table-cell table:formula="of:=ABS([.A513]-[.F513])/[.A513]" office:value-type="float" office:value="0.000124984376952824">
            <text:p>0,000125</text:p>
          </table:table-cell>
          <table:table-cell table:formula="of:=IF([.G51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4000">
            <text:p>64000</text:p>
          </table:table-cell>
          <table:table-cell table:formula="of:=72000000/[.A514]" office:value-type="float" office:value="1125">
            <text:p>1125</text:p>
          </table:table-cell>
          <table:table-cell table:formula="of:=ROUND(72000000/[.A514];0)" office:value-type="float" office:value="1125">
            <text:p>1125</text:p>
          </table:table-cell>
          <table:table-cell table:formula="of:=[.C514]/([.E514]+1)-1" office:value-type="float" office:value="0">
            <text:p>0</text:p>
          </table:table-cell>
          <table:table-cell table:formula="of:=1125-1" office:value-type="float" office:value="1124">
            <text:p>1124</text:p>
          </table:table-cell>
          <table:table-cell table:formula="of:=72000000/([.D514]+1)/([.E514]+1)" office:value-type="float" office:value="64000">
            <text:p>64000</text:p>
          </table:table-cell>
          <table:table-cell table:formula="of:=ABS([.A514]-[.F514])/[.A514]" office:value-type="float" office:value="0">
            <text:p>0,000000</text:p>
          </table:table-cell>
          <table:table-cell table:formula="of:=IF([.G51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14]+1000" office:value-type="float" office:value="65000">
            <text:p>65000</text:p>
          </table:table-cell>
          <table:table-cell table:formula="of:=72000000/[.A515]" office:value-type="float" office:value="1107.69230769231">
            <text:p>1107,6923076923</text:p>
          </table:table-cell>
          <table:table-cell table:formula="of:=ROUND(72000000/[.A515];0)" office:value-type="float" office:value="1108">
            <text:p>1108</text:p>
          </table:table-cell>
          <table:table-cell table:formula="of:=[.C515]/([.E515]+1)-1" office:value-type="float" office:value="0">
            <text:p>0</text:p>
          </table:table-cell>
          <table:table-cell table:formula="of:=1108-1" office:value-type="float" office:value="1107">
            <text:p>1107</text:p>
          </table:table-cell>
          <table:table-cell table:formula="of:=72000000/([.D515]+1)/([.E515]+1)" office:value-type="float" office:value="64981.9494584838">
            <text:p>64981,9494584838</text:p>
          </table:table-cell>
          <table:table-cell table:formula="of:=ABS([.A515]-[.F515])/[.A515]" office:value-type="float" office:value="0.000277700638711506">
            <text:p>0,000278</text:p>
          </table:table-cell>
          <table:table-cell table:formula="of:=IF([.G51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15]+1000" office:value-type="float" office:value="66000">
            <text:p>66000</text:p>
          </table:table-cell>
          <table:table-cell table:formula="of:=72000000/[.A516]" office:value-type="float" office:value="1090.90909090909">
            <text:p>1090,9090909091</text:p>
          </table:table-cell>
          <table:table-cell table:formula="of:=ROUND(72000000/[.A516];0)" office:value-type="float" office:value="1091">
            <text:p>1091</text:p>
          </table:table-cell>
          <table:table-cell table:formula="of:=[.C516]/([.E516]+1)-1" office:value-type="float" office:value="0">
            <text:p>0</text:p>
          </table:table-cell>
          <table:table-cell table:formula="of:=1091-1" office:value-type="float" office:value="1090">
            <text:p>1090</text:p>
          </table:table-cell>
          <table:table-cell table:formula="of:=72000000/([.D516]+1)/([.E516]+1)" office:value-type="float" office:value="65994.5004582951">
            <text:p>65994,5004582951</text:p>
          </table:table-cell>
          <table:table-cell table:formula="of:=ABS([.A516]-[.F516])/[.A516]" office:value-type="float" office:value="0.0000833263894676224">
            <text:p>0,000083</text:p>
          </table:table-cell>
          <table:table-cell table:formula="of:=IF([.G51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16]+1000" office:value-type="float" office:value="67000">
            <text:p>67000</text:p>
          </table:table-cell>
          <table:table-cell table:formula="of:=72000000/[.A517]" office:value-type="float" office:value="1074.62686567164">
            <text:p>1074,6268656717</text:p>
          </table:table-cell>
          <table:table-cell table:formula="of:=ROUND(72000000/[.A517];0)" office:value-type="float" office:value="1075">
            <text:p>1075</text:p>
          </table:table-cell>
          <table:table-cell table:formula="of:=[.C517]/([.E517]+1)-1" office:value-type="float" office:value="0">
            <text:p>0</text:p>
          </table:table-cell>
          <table:table-cell table:formula="of:=1075-1" office:value-type="float" office:value="1074">
            <text:p>1074</text:p>
          </table:table-cell>
          <table:table-cell table:formula="of:=72000000/([.D517]+1)/([.E517]+1)" office:value-type="float" office:value="66976.7441860465">
            <text:p>66976,7441860465</text:p>
          </table:table-cell>
          <table:table-cell table:formula="of:=ABS([.A517]-[.F517])/[.A517]" office:value-type="float" office:value="0.000347101700798228">
            <text:p>0,000347</text:p>
          </table:table-cell>
          <table:table-cell table:formula="of:=IF([.G51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17]+1000" office:value-type="float" office:value="68000">
            <text:p>68000</text:p>
          </table:table-cell>
          <table:table-cell table:formula="of:=72000000/[.A518]" office:value-type="float" office:value="1058.82352941176">
            <text:p>1058,8235294118</text:p>
          </table:table-cell>
          <table:table-cell table:formula="of:=ROUND(72000000/[.A518];0)" office:value-type="float" office:value="1059">
            <text:p>1059</text:p>
          </table:table-cell>
          <table:table-cell table:formula="of:=[.C518]/([.E518]+1)-1" office:value-type="float" office:value="0">
            <text:p>0</text:p>
          </table:table-cell>
          <table:table-cell table:formula="of:=1059-1" office:value-type="float" office:value="1058">
            <text:p>1058</text:p>
          </table:table-cell>
          <table:table-cell table:formula="of:=72000000/([.D518]+1)/([.E518]+1)" office:value-type="float" office:value="67988.6685552408">
            <text:p>67988,6685552408</text:p>
          </table:table-cell>
          <table:table-cell table:formula="of:=ABS([.A518]-[.F518])/[.A518]" office:value-type="float" office:value="0.000166638893517837">
            <text:p>0,000167</text:p>
          </table:table-cell>
          <table:table-cell table:formula="of:=IF([.G51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18]+1000" office:value-type="float" office:value="69000">
            <text:p>69000</text:p>
          </table:table-cell>
          <table:table-cell table:formula="of:=72000000/[.A519]" office:value-type="float" office:value="1043.47826086957">
            <text:p>1043,4782608696</text:p>
          </table:table-cell>
          <table:table-cell table:formula="of:=ROUND(72000000/[.A519];0)" office:value-type="float" office:value="1043">
            <text:p>1043</text:p>
          </table:table-cell>
          <table:table-cell table:formula="of:=[.C519]/([.E519]+1)-1" office:value-type="float" office:value="0">
            <text:p>0</text:p>
          </table:table-cell>
          <table:table-cell table:formula="of:=1043-1" office:value-type="float" office:value="1042">
            <text:p>1042</text:p>
          </table:table-cell>
          <table:table-cell table:formula="of:=72000000/([.D519]+1)/([.E519]+1)" office:value-type="float" office:value="69031.6395014382">
            <text:p>69031,6395014382</text:p>
          </table:table-cell>
          <table:table-cell table:formula="of:=ABS([.A519]-[.F519])/[.A519]" office:value-type="float" office:value="0.00045854349910371">
            <text:p>0,000459</text:p>
          </table:table-cell>
          <table:table-cell table:formula="of:=IF([.G51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19]+1000" office:value-type="float" office:value="70000">
            <text:p>70000</text:p>
          </table:table-cell>
          <table:table-cell table:formula="of:=72000000/[.A520]" office:value-type="float" office:value="1028.57142857143">
            <text:p>1028,5714285714</text:p>
          </table:table-cell>
          <table:table-cell table:formula="of:=ROUND(72000000/[.A520];0)" office:value-type="float" office:value="1029">
            <text:p>1029</text:p>
          </table:table-cell>
          <table:table-cell table:formula="of:=[.C520]/([.E520]+1)-1" office:value-type="float" office:value="0">
            <text:p>0</text:p>
          </table:table-cell>
          <table:table-cell table:formula="of:=1029-1" office:value-type="float" office:value="1028">
            <text:p>1028</text:p>
          </table:table-cell>
          <table:table-cell table:formula="of:=72000000/([.D520]+1)/([.E520]+1)" office:value-type="float" office:value="69970.8454810496">
            <text:p>69970,8454810496</text:p>
          </table:table-cell>
          <table:table-cell table:formula="of:=ABS([.A520]-[.F520])/[.A520]" office:value-type="float" office:value="0.000416493127863422">
            <text:p>0,000416</text:p>
          </table:table-cell>
          <table:table-cell table:formula="of:=IF([.G52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20]+1000" office:value-type="float" office:value="71000">
            <text:p>71000</text:p>
          </table:table-cell>
          <table:table-cell table:formula="of:=72000000/[.A521]" office:value-type="float" office:value="1014.08450704225">
            <text:p>1014,0845070423</text:p>
          </table:table-cell>
          <table:table-cell table:formula="of:=ROUND(72000000/[.A521];0)" office:value-type="float" office:value="1014">
            <text:p>1014</text:p>
          </table:table-cell>
          <table:table-cell table:formula="of:=[.C521]/([.E521]+1)-1" office:value-type="float" office:value="0">
            <text:p>0</text:p>
          </table:table-cell>
          <table:table-cell table:formula="of:=1014-1" office:value-type="float" office:value="1013">
            <text:p>1013</text:p>
          </table:table-cell>
          <table:table-cell table:formula="of:=72000000/([.D521]+1)/([.E521]+1)" office:value-type="float" office:value="71005.9171597633">
            <text:p>71005,9171597633</text:p>
          </table:table-cell>
          <table:table-cell table:formula="of:=ABS([.A521]-[.F521])/[.A521]" office:value-type="float" office:value="0.0000833402783564836">
            <text:p>0,000083</text:p>
          </table:table-cell>
          <table:table-cell table:formula="of:=IF([.G52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2000">
            <text:p>72000</text:p>
          </table:table-cell>
          <table:table-cell table:formula="of:=72000000/[.A522]" office:value-type="float" office:value="1000">
            <text:p>1000</text:p>
          </table:table-cell>
          <table:table-cell table:formula="of:=ROUND(72000000/[.A522];0)" office:value-type="float" office:value="1000">
            <text:p>1000</text:p>
          </table:table-cell>
          <table:table-cell table:formula="of:=[.C522]/([.E522]+1)-1" office:value-type="float" office:value="0">
            <text:p>0</text:p>
          </table:table-cell>
          <table:table-cell table:formula="of:=1000-1" office:value-type="float" office:value="999">
            <text:p>999</text:p>
          </table:table-cell>
          <table:table-cell table:formula="of:=72000000/([.D522]+1)/([.E522]+1)" office:value-type="float" office:value="72000">
            <text:p>72000</text:p>
          </table:table-cell>
          <table:table-cell table:formula="of:=ABS([.A522]-[.F522])/[.A522]" office:value-type="float" office:value="0">
            <text:p>0,000000</text:p>
          </table:table-cell>
          <table:table-cell table:formula="of:=IF([.G52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22]+1000" office:value-type="float" office:value="73000">
            <text:p>73000</text:p>
          </table:table-cell>
          <table:table-cell table:formula="of:=72000000/[.A523]" office:value-type="float" office:value="986.301369863014">
            <text:p>986,301369863</text:p>
          </table:table-cell>
          <table:table-cell table:formula="of:=ROUND(72000000/[.A523];0)" office:value-type="float" office:value="986">
            <text:p>986</text:p>
          </table:table-cell>
          <table:table-cell table:formula="of:=[.C523]/([.E523]+1)-1" office:value-type="float" office:value="0">
            <text:p>0</text:p>
          </table:table-cell>
          <table:table-cell table:formula="of:=986-1" office:value-type="float" office:value="985">
            <text:p>985</text:p>
          </table:table-cell>
          <table:table-cell table:formula="of:=72000000/([.D523]+1)/([.E523]+1)" office:value-type="float" office:value="73022.3123732252">
            <text:p>73022,3123732252</text:p>
          </table:table-cell>
          <table:table-cell table:formula="of:=ABS([.A523]-[.F523])/[.A523]" office:value-type="float" office:value="0.000305648948289797">
            <text:p>0,000306</text:p>
          </table:table-cell>
          <table:table-cell table:formula="of:=IF([.G52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23]+1000" office:value-type="float" office:value="74000">
            <text:p>74000</text:p>
          </table:table-cell>
          <table:table-cell table:formula="of:=72000000/[.A524]" office:value-type="float" office:value="972.972972972973">
            <text:p>972,972972973</text:p>
          </table:table-cell>
          <table:table-cell table:formula="of:=ROUND(72000000/[.A524];0)" office:value-type="float" office:value="973">
            <text:p>973</text:p>
          </table:table-cell>
          <table:table-cell table:formula="of:=[.C524]/([.E524]+1)-1" office:value-type="float" office:value="0">
            <text:p>0</text:p>
          </table:table-cell>
          <table:table-cell table:formula="of:=973-1" office:value-type="float" office:value="972">
            <text:p>972</text:p>
          </table:table-cell>
          <table:table-cell table:formula="of:=72000000/([.D524]+1)/([.E524]+1)" office:value-type="float" office:value="73997.9445015416">
            <text:p>73997,9445015416</text:p>
          </table:table-cell>
          <table:table-cell table:formula="of:=ABS([.A524]-[.F524])/[.A524]" office:value-type="float" office:value="0.0000277770061942204">
            <text:p>0,000028</text:p>
          </table:table-cell>
          <table:table-cell table:formula="of:=IF([.G52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5000">
            <text:p>75000</text:p>
          </table:table-cell>
          <table:table-cell table:formula="of:=72000000/[.A525]" office:value-type="float" office:value="960">
            <text:p>960</text:p>
          </table:table-cell>
          <table:table-cell table:formula="of:=ROUND(72000000/[.A525];0)" office:value-type="float" office:value="960">
            <text:p>960</text:p>
          </table:table-cell>
          <table:table-cell table:formula="of:=[.C525]/([.E525]+1)-1" office:value-type="float" office:value="0">
            <text:p>0</text:p>
          </table:table-cell>
          <table:table-cell table:formula="of:=960-1" office:value-type="float" office:value="959">
            <text:p>959</text:p>
          </table:table-cell>
          <table:table-cell table:formula="of:=72000000/([.D525]+1)/([.E525]+1)" office:value-type="float" office:value="75000">
            <text:p>75000</text:p>
          </table:table-cell>
          <table:table-cell table:formula="of:=ABS([.A525]-[.F525])/[.A525]" office:value-type="float" office:value="0">
            <text:p>0,000000</text:p>
          </table:table-cell>
          <table:table-cell table:formula="of:=IF([.G52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25]+1000" office:value-type="float" office:value="76000">
            <text:p>76000</text:p>
          </table:table-cell>
          <table:table-cell table:formula="of:=72000000/[.A526]" office:value-type="float" office:value="947.368421052632">
            <text:p>947,3684210526</text:p>
          </table:table-cell>
          <table:table-cell table:formula="of:=ROUND(72000000/[.A526];0)" office:value-type="float" office:value="947">
            <text:p>947</text:p>
          </table:table-cell>
          <table:table-cell table:formula="of:=[.C526]/([.E526]+1)-1" office:value-type="float" office:value="0">
            <text:p>0</text:p>
          </table:table-cell>
          <table:table-cell table:formula="of:=947-1" office:value-type="float" office:value="946">
            <text:p>946</text:p>
          </table:table-cell>
          <table:table-cell table:formula="of:=72000000/([.D526]+1)/([.E526]+1)" office:value-type="float" office:value="76029.5670538543">
            <text:p>76029,5670538543</text:p>
          </table:table-cell>
          <table:table-cell table:formula="of:=ABS([.A526]-[.F526])/[.A526]" office:value-type="float" office:value="0.000389040182293109">
            <text:p>0,000389</text:p>
          </table:table-cell>
          <table:table-cell table:formula="of:=IF([.G52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26]+1000" office:value-type="float" office:value="77000">
            <text:p>77000</text:p>
          </table:table-cell>
          <table:table-cell table:formula="of:=72000000/[.A527]" office:value-type="float" office:value="935.064935064935">
            <text:p>935,0649350649</text:p>
          </table:table-cell>
          <table:table-cell table:formula="of:=ROUND(72000000/[.A527];0)" office:value-type="float" office:value="935">
            <text:p>935</text:p>
          </table:table-cell>
          <table:table-cell table:formula="of:=[.C527]/([.E527]+1)-1" office:value-type="float" office:value="0">
            <text:p>0</text:p>
          </table:table-cell>
          <table:table-cell table:formula="of:=935-1" office:value-type="float" office:value="934">
            <text:p>934</text:p>
          </table:table-cell>
          <table:table-cell table:formula="of:=72000000/([.D527]+1)/([.E527]+1)" office:value-type="float" office:value="77005.3475935829">
            <text:p>77005,3475935829</text:p>
          </table:table-cell>
          <table:table-cell table:formula="of:=ABS([.A527]-[.F527])/[.A527]" office:value-type="float" office:value="0.0000694492673102612">
            <text:p>0,000069</text:p>
          </table:table-cell>
          <table:table-cell table:formula="of:=IF([.G52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27]+1000" office:value-type="float" office:value="78000">
            <text:p>78000</text:p>
          </table:table-cell>
          <table:table-cell table:formula="of:=72000000/[.A528]" office:value-type="float" office:value="923.076923076923">
            <text:p>923,0769230769</text:p>
          </table:table-cell>
          <table:table-cell table:formula="of:=ROUND(72000000/[.A528];0)" office:value-type="float" office:value="923">
            <text:p>923</text:p>
          </table:table-cell>
          <table:table-cell table:formula="of:=[.C528]/([.E528]+1)-1" office:value-type="float" office:value="0">
            <text:p>0</text:p>
          </table:table-cell>
          <table:table-cell table:formula="of:=923-1" office:value-type="float" office:value="922">
            <text:p>922</text:p>
          </table:table-cell>
          <table:table-cell table:formula="of:=72000000/([.D528]+1)/([.E528]+1)" office:value-type="float" office:value="78006.5005417118">
            <text:p>78006,5005417118</text:p>
          </table:table-cell>
          <table:table-cell table:formula="of:=ABS([.A528]-[.F528])/[.A528]" office:value-type="float" office:value="0.0000833402783565152">
            <text:p>0,000083</text:p>
          </table:table-cell>
          <table:table-cell table:formula="of:=IF([.G52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28]+1000" office:value-type="float" office:value="79000">
            <text:p>79000</text:p>
          </table:table-cell>
          <table:table-cell table:formula="of:=72000000/[.A529]" office:value-type="float" office:value="911.392405063291">
            <text:p>911,3924050633</text:p>
          </table:table-cell>
          <table:table-cell table:formula="of:=ROUND(72000000/[.A529];0)" office:value-type="float" office:value="911">
            <text:p>911</text:p>
          </table:table-cell>
          <table:table-cell table:formula="of:=[.C529]/([.E529]+1)-1" office:value-type="float" office:value="0">
            <text:p>0</text:p>
          </table:table-cell>
          <table:table-cell table:formula="of:=911-1" office:value-type="float" office:value="910">
            <text:p>910</text:p>
          </table:table-cell>
          <table:table-cell table:formula="of:=72000000/([.D529]+1)/([.E529]+1)" office:value-type="float" office:value="79034.0285400659">
            <text:p>79034,0285400659</text:p>
          </table:table-cell>
          <table:table-cell table:formula="of:=ABS([.A529]-[.F529])/[.A529]" office:value-type="float" office:value="0.000430741013491915">
            <text:p>0,000431</text:p>
          </table:table-cell>
          <table:table-cell table:formula="of:=IF([.G52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80000">
            <text:p>80000</text:p>
          </table:table-cell>
          <table:table-cell table:formula="of:=72000000/[.A530]" office:value-type="float" office:value="900">
            <text:p>900</text:p>
          </table:table-cell>
          <table:table-cell table:formula="of:=ROUND(72000000/[.A530];0)" office:value-type="float" office:value="900">
            <text:p>900</text:p>
          </table:table-cell>
          <table:table-cell table:formula="of:=[.C530]/([.E530]+1)-1" office:value-type="float" office:value="0">
            <text:p>0</text:p>
          </table:table-cell>
          <table:table-cell table:formula="of:=900-1" office:value-type="float" office:value="899">
            <text:p>899</text:p>
          </table:table-cell>
          <table:table-cell table:formula="of:=72000000/([.D530]+1)/([.E530]+1)" office:value-type="float" office:value="80000">
            <text:p>80000</text:p>
          </table:table-cell>
          <table:table-cell table:formula="of:=ABS([.A530]-[.F530])/[.A530]" office:value-type="float" office:value="0">
            <text:p>0,000000</text:p>
          </table:table-cell>
          <table:table-cell table:formula="of:=IF([.G53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30]+1000" office:value-type="float" office:value="81000">
            <text:p>81000</text:p>
          </table:table-cell>
          <table:table-cell table:formula="of:=72000000/[.A531]" office:value-type="float" office:value="888.888888888889">
            <text:p>888,8888888889</text:p>
          </table:table-cell>
          <table:table-cell table:formula="of:=ROUND(72000000/[.A531];0)" office:value-type="float" office:value="889">
            <text:p>889</text:p>
          </table:table-cell>
          <table:table-cell table:formula="of:=[.C531]/([.E531]+1)-1" office:value-type="float" office:value="0">
            <text:p>0</text:p>
          </table:table-cell>
          <table:table-cell table:formula="of:=889-1" office:value-type="float" office:value="888">
            <text:p>888</text:p>
          </table:table-cell>
          <table:table-cell table:formula="of:=72000000/([.D531]+1)/([.E531]+1)" office:value-type="float" office:value="80989.8762654668">
            <text:p>80989,8762654668</text:p>
          </table:table-cell>
          <table:table-cell table:formula="of:=ABS([.A531]-[.F531])/[.A531]" office:value-type="float" office:value="0.000124984376952965">
            <text:p>0,000125</text:p>
          </table:table-cell>
          <table:table-cell table:formula="of:=IF([.G53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31]+1000" office:value-type="float" office:value="82000">
            <text:p>82000</text:p>
          </table:table-cell>
          <table:table-cell table:formula="of:=72000000/[.A532]" office:value-type="float" office:value="878.048780487805">
            <text:p>878,0487804878</text:p>
          </table:table-cell>
          <table:table-cell table:formula="of:=ROUND(72000000/[.A532];0)" office:value-type="float" office:value="878">
            <text:p>878</text:p>
          </table:table-cell>
          <table:table-cell table:formula="of:=[.C532]/([.E532]+1)-1" office:value-type="float" office:value="0">
            <text:p>0</text:p>
          </table:table-cell>
          <table:table-cell table:formula="of:=878-1" office:value-type="float" office:value="877">
            <text:p>877</text:p>
          </table:table-cell>
          <table:table-cell table:formula="of:=72000000/([.D532]+1)/([.E532]+1)" office:value-type="float" office:value="82004.555808656">
            <text:p>82004,555808656</text:p>
          </table:table-cell>
          <table:table-cell table:formula="of:=ABS([.A532]-[.F532])/[.A532]" office:value-type="float" office:value="0.0000555586421467568">
            <text:p>0,000056</text:p>
          </table:table-cell>
          <table:table-cell table:formula="of:=IF([.G53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32]+1000" office:value-type="float" office:value="83000">
            <text:p>83000</text:p>
          </table:table-cell>
          <table:table-cell table:formula="of:=72000000/[.A533]" office:value-type="float" office:value="867.469879518072">
            <text:p>867,4698795181</text:p>
          </table:table-cell>
          <table:table-cell table:formula="of:=ROUND(72000000/[.A533];0)" office:value-type="float" office:value="867">
            <text:p>867</text:p>
          </table:table-cell>
          <table:table-cell table:formula="of:=[.C533]/([.E533]+1)-1" office:value-type="float" office:value="0">
            <text:p>0</text:p>
          </table:table-cell>
          <table:table-cell table:formula="of:=867-1" office:value-type="float" office:value="866">
            <text:p>866</text:p>
          </table:table-cell>
          <table:table-cell table:formula="of:=72000000/([.D533]+1)/([.E533]+1)" office:value-type="float" office:value="83044.9826989619">
            <text:p>83044,9826989619</text:p>
          </table:table-cell>
          <table:table-cell table:formula="of:=ABS([.A533]-[.F533])/[.A533]" office:value-type="float" office:value="0.000541960228457016">
            <text:p>0,000542</text:p>
          </table:table-cell>
          <table:table-cell table:formula="of:=IF([.G53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33]+1000" office:value-type="float" office:value="84000">
            <text:p>84000</text:p>
          </table:table-cell>
          <table:table-cell table:formula="of:=72000000/[.A534]" office:value-type="float" office:value="857.142857142857">
            <text:p>857,1428571429</text:p>
          </table:table-cell>
          <table:table-cell table:formula="of:=ROUND(72000000/[.A534];0)" office:value-type="float" office:value="857">
            <text:p>857</text:p>
          </table:table-cell>
          <table:table-cell table:formula="of:=[.C534]/([.E534]+1)-1" office:value-type="float" office:value="0">
            <text:p>0</text:p>
          </table:table-cell>
          <table:table-cell table:formula="of:=857-1" office:value-type="float" office:value="856">
            <text:p>856</text:p>
          </table:table-cell>
          <table:table-cell table:formula="of:=72000000/([.D534]+1)/([.E534]+1)" office:value-type="float" office:value="84014.0023337223">
            <text:p>84014,0023337223</text:p>
          </table:table-cell>
          <table:table-cell table:formula="of:=ABS([.A534]-[.F534])/[.A534]" office:value-type="float" office:value="0.000166694449074774">
            <text:p>0,000167</text:p>
          </table:table-cell>
          <table:table-cell table:formula="of:=IF([.G53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34]+1000" office:value-type="float" office:value="85000">
            <text:p>85000</text:p>
          </table:table-cell>
          <table:table-cell table:formula="of:=72000000/[.A535]" office:value-type="float" office:value="847.058823529412">
            <text:p>847,0588235294</text:p>
          </table:table-cell>
          <table:table-cell table:formula="of:=ROUND(72000000/[.A535];0)" office:value-type="float" office:value="847">
            <text:p>847</text:p>
          </table:table-cell>
          <table:table-cell table:formula="of:=[.C535]/([.E535]+1)-1" office:value-type="float" office:value="0">
            <text:p>0</text:p>
          </table:table-cell>
          <table:table-cell table:formula="of:=847-1" office:value-type="float" office:value="846">
            <text:p>846</text:p>
          </table:table-cell>
          <table:table-cell table:formula="of:=72000000/([.D535]+1)/([.E535]+1)" office:value-type="float" office:value="85005.9031877214">
            <text:p>85005,9031877214</text:p>
          </table:table-cell>
          <table:table-cell table:formula="of:=ABS([.A535]-[.F535])/[.A535]" office:value-type="float" office:value="0.0000694492673102479">
            <text:p>0,000069</text:p>
          </table:table-cell>
          <table:table-cell table:formula="of:=IF([.G53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35]+1000" office:value-type="float" office:value="86000">
            <text:p>86000</text:p>
          </table:table-cell>
          <table:table-cell table:formula="of:=72000000/[.A536]" office:value-type="float" office:value="837.209302325581">
            <text:p>837,2093023256</text:p>
          </table:table-cell>
          <table:table-cell table:formula="of:=ROUND(72000000/[.A536];0)" office:value-type="float" office:value="837">
            <text:p>837</text:p>
          </table:table-cell>
          <table:table-cell table:formula="of:=[.C536]/([.E536]+1)-1" office:value-type="float" office:value="0">
            <text:p>0</text:p>
          </table:table-cell>
          <table:table-cell table:formula="of:=837-1" office:value-type="float" office:value="836">
            <text:p>836</text:p>
          </table:table-cell>
          <table:table-cell table:formula="of:=72000000/([.D536]+1)/([.E536]+1)" office:value-type="float" office:value="86021.5053763441">
            <text:p>86021,5053763441</text:p>
          </table:table-cell>
          <table:table-cell table:formula="of:=ABS([.A536]-[.F536])/[.A536]" office:value-type="float" office:value="0.000250062515628849">
            <text:p>0,000250</text:p>
          </table:table-cell>
          <table:table-cell table:formula="of:=IF([.G53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36]+1000" office:value-type="float" office:value="87000">
            <text:p>87000</text:p>
          </table:table-cell>
          <table:table-cell table:formula="of:=72000000/[.A537]" office:value-type="float" office:value="827.586206896552">
            <text:p>827,5862068966</text:p>
          </table:table-cell>
          <table:table-cell table:formula="of:=ROUND(72000000/[.A537];0)" office:value-type="float" office:value="828">
            <text:p>828</text:p>
          </table:table-cell>
          <table:table-cell table:formula="of:=[.C537]/([.E537]+1)-1" office:value-type="float" office:value="0">
            <text:p>0</text:p>
          </table:table-cell>
          <table:table-cell table:formula="of:=828-1" office:value-type="float" office:value="827">
            <text:p>827</text:p>
          </table:table-cell>
          <table:table-cell table:formula="of:=72000000/([.D537]+1)/([.E537]+1)" office:value-type="float" office:value="86956.5217391304">
            <text:p>86956,5217391304</text:p>
          </table:table-cell>
          <table:table-cell table:formula="of:=ABS([.A537]-[.F537])/[.A537]" office:value-type="float" office:value="0.00049975012493756">
            <text:p>0,000500</text:p>
          </table:table-cell>
          <table:table-cell table:formula="of:=IF([.G53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37]+1000" office:value-type="float" office:value="88000">
            <text:p>88000</text:p>
          </table:table-cell>
          <table:table-cell table:formula="of:=72000000/[.A538]" office:value-type="float" office:value="818.181818181818">
            <text:p>818,1818181818</text:p>
          </table:table-cell>
          <table:table-cell table:formula="of:=ROUND(72000000/[.A538];0)" office:value-type="float" office:value="818">
            <text:p>818</text:p>
          </table:table-cell>
          <table:table-cell table:formula="of:=[.C538]/([.E538]+1)-1" office:value-type="float" office:value="0">
            <text:p>0</text:p>
          </table:table-cell>
          <table:table-cell table:formula="of:=818-1" office:value-type="float" office:value="817">
            <text:p>817</text:p>
          </table:table-cell>
          <table:table-cell table:formula="of:=72000000/([.D538]+1)/([.E538]+1)" office:value-type="float" office:value="88019.5599022005">
            <text:p>88019,5599022005</text:p>
          </table:table-cell>
          <table:table-cell table:formula="of:=ABS([.A538]-[.F538])/[.A538]" office:value-type="float" office:value="0.000222271615914658">
            <text:p>0,000222</text:p>
          </table:table-cell>
          <table:table-cell table:formula="of:=IF([.G53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38]+1000" office:value-type="float" office:value="89000">
            <text:p>89000</text:p>
          </table:table-cell>
          <table:table-cell table:formula="of:=72000000/[.A539]" office:value-type="float" office:value="808.988764044944">
            <text:p>808,9887640449</text:p>
          </table:table-cell>
          <table:table-cell table:formula="of:=ROUND(72000000/[.A539];0)" office:value-type="float" office:value="809">
            <text:p>809</text:p>
          </table:table-cell>
          <table:table-cell table:formula="of:=[.C539]/([.E539]+1)-1" office:value-type="float" office:value="0">
            <text:p>0</text:p>
          </table:table-cell>
          <table:table-cell table:formula="of:=809-1" office:value-type="float" office:value="808">
            <text:p>808</text:p>
          </table:table-cell>
          <table:table-cell table:formula="of:=72000000/([.D539]+1)/([.E539]+1)" office:value-type="float" office:value="88998.7639060569">
            <text:p>88998,7639060569</text:p>
          </table:table-cell>
          <table:table-cell table:formula="of:=ABS([.A539]-[.F539])/[.A539]" office:value-type="float" office:value="0.0000138886959903175">
            <text:p>0,000014</text:p>
          </table:table-cell>
          <table:table-cell table:formula="of:=IF([.G53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90000">
            <text:p>90000</text:p>
          </table:table-cell>
          <table:table-cell table:formula="of:=72000000/[.A540]" office:value-type="float" office:value="800">
            <text:p>800</text:p>
          </table:table-cell>
          <table:table-cell table:formula="of:=ROUND(72000000/[.A540];0)" office:value-type="float" office:value="800">
            <text:p>800</text:p>
          </table:table-cell>
          <table:table-cell table:formula="of:=[.C540]/([.E540]+1)-1" office:value-type="float" office:value="0">
            <text:p>0</text:p>
          </table:table-cell>
          <table:table-cell table:formula="of:=800-1" office:value-type="float" office:value="799">
            <text:p>799</text:p>
          </table:table-cell>
          <table:table-cell table:formula="of:=72000000/([.D540]+1)/([.E540]+1)" office:value-type="float" office:value="90000">
            <text:p>90000</text:p>
          </table:table-cell>
          <table:table-cell table:formula="of:=ABS([.A540]-[.F540])/[.A540]" office:value-type="float" office:value="0">
            <text:p>0,000000</text:p>
          </table:table-cell>
          <table:table-cell table:formula="of:=IF([.G54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40]+1000" office:value-type="float" office:value="91000">
            <text:p>91000</text:p>
          </table:table-cell>
          <table:table-cell table:formula="of:=72000000/[.A541]" office:value-type="float" office:value="791.208791208791">
            <text:p>791,2087912088</text:p>
          </table:table-cell>
          <table:table-cell table:formula="of:=ROUND(72000000/[.A541];0)" office:value-type="float" office:value="791">
            <text:p>791</text:p>
          </table:table-cell>
          <table:table-cell table:formula="of:=[.C541]/([.E541]+1)-1" office:value-type="float" office:value="0">
            <text:p>0</text:p>
          </table:table-cell>
          <table:table-cell table:formula="of:=791-1" office:value-type="float" office:value="790">
            <text:p>790</text:p>
          </table:table-cell>
          <table:table-cell table:formula="of:=72000000/([.D541]+1)/([.E541]+1)" office:value-type="float" office:value="91024.0202275601">
            <text:p>91024,0202275601</text:p>
          </table:table-cell>
          <table:table-cell table:formula="of:=ABS([.A541]-[.F541])/[.A541]" office:value-type="float" office:value="0.000263958544615889">
            <text:p>0,000264</text:p>
          </table:table-cell>
          <table:table-cell table:formula="of:=IF([.G54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41]+1000" office:value-type="float" office:value="92000">
            <text:p>92000</text:p>
          </table:table-cell>
          <table:table-cell table:formula="of:=72000000/[.A542]" office:value-type="float" office:value="782.608695652174">
            <text:p>782,6086956522</text:p>
          </table:table-cell>
          <table:table-cell table:formula="of:=ROUND(72000000/[.A542];0)" office:value-type="float" office:value="783">
            <text:p>783</text:p>
          </table:table-cell>
          <table:table-cell table:formula="of:=[.C542]/([.E542]+1)-1" office:value-type="float" office:value="0">
            <text:p>0</text:p>
          </table:table-cell>
          <table:table-cell table:formula="of:=783-1" office:value-type="float" office:value="782">
            <text:p>782</text:p>
          </table:table-cell>
          <table:table-cell table:formula="of:=72000000/([.D542]+1)/([.E542]+1)" office:value-type="float" office:value="91954.0229885057">
            <text:p>91954,0229885057</text:p>
          </table:table-cell>
          <table:table-cell table:formula="of:=ABS([.A542]-[.F542])/[.A542]" office:value-type="float" office:value="0.000499750124937513">
            <text:p>0,000500</text:p>
          </table:table-cell>
          <table:table-cell table:formula="of:=IF([.G54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42]+1000" office:value-type="float" office:value="93000">
            <text:p>93000</text:p>
          </table:table-cell>
          <table:table-cell table:formula="of:=72000000/[.A543]" office:value-type="float" office:value="774.193548387097">
            <text:p>774,1935483871</text:p>
          </table:table-cell>
          <table:table-cell table:formula="of:=ROUND(72000000/[.A543];0)" office:value-type="float" office:value="774">
            <text:p>774</text:p>
          </table:table-cell>
          <table:table-cell table:formula="of:=[.C543]/([.E543]+1)-1" office:value-type="float" office:value="0">
            <text:p>0</text:p>
          </table:table-cell>
          <table:table-cell table:formula="of:=774-1" office:value-type="float" office:value="773">
            <text:p>773</text:p>
          </table:table-cell>
          <table:table-cell table:formula="of:=72000000/([.D543]+1)/([.E543]+1)" office:value-type="float" office:value="93023.2558139535">
            <text:p>93023,2558139535</text:p>
          </table:table-cell>
          <table:table-cell table:formula="of:=ABS([.A543]-[.F543])/[.A543]" office:value-type="float" office:value="0.000250062515628831">
            <text:p>0,000250</text:p>
          </table:table-cell>
          <table:table-cell table:formula="of:=IF([.G54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43]+1000" office:value-type="float" office:value="94000">
            <text:p>94000</text:p>
          </table:table-cell>
          <table:table-cell table:formula="of:=72000000/[.A544]" office:value-type="float" office:value="765.957446808511">
            <text:p>765,9574468085</text:p>
          </table:table-cell>
          <table:table-cell table:formula="of:=ROUND(72000000/[.A544];0)" office:value-type="float" office:value="766">
            <text:p>766</text:p>
          </table:table-cell>
          <table:table-cell table:formula="of:=[.C544]/([.E544]+1)-1" office:value-type="float" office:value="0">
            <text:p>0</text:p>
          </table:table-cell>
          <table:table-cell table:formula="of:=766-1" office:value-type="float" office:value="765">
            <text:p>765</text:p>
          </table:table-cell>
          <table:table-cell table:formula="of:=72000000/([.D544]+1)/([.E544]+1)" office:value-type="float" office:value="93994.7780678851">
            <text:p>93994,7780678851</text:p>
          </table:table-cell>
          <table:table-cell table:formula="of:=ABS([.A544]-[.F544])/[.A544]" office:value-type="float" office:value="0.0000555524693073165">
            <text:p>0,000056</text:p>
          </table:table-cell>
          <table:table-cell table:formula="of:=IF([.G54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44]+1000" office:value-type="float" office:value="95000">
            <text:p>95000</text:p>
          </table:table-cell>
          <table:table-cell table:formula="of:=72000000/[.A545]" office:value-type="float" office:value="757.894736842105">
            <text:p>757,8947368421</text:p>
          </table:table-cell>
          <table:table-cell table:formula="of:=ROUND(72000000/[.A545];0)" office:value-type="float" office:value="758">
            <text:p>758</text:p>
          </table:table-cell>
          <table:table-cell table:formula="of:=[.C545]/([.E545]+1)-1" office:value-type="float" office:value="0">
            <text:p>0</text:p>
          </table:table-cell>
          <table:table-cell table:formula="of:=758-1" office:value-type="float" office:value="757">
            <text:p>757</text:p>
          </table:table-cell>
          <table:table-cell table:formula="of:=72000000/([.D545]+1)/([.E545]+1)" office:value-type="float" office:value="94986.8073878628">
            <text:p>94986,8073878628</text:p>
          </table:table-cell>
          <table:table-cell table:formula="of:=ABS([.A545]-[.F545])/[.A545]" office:value-type="float" office:value="0.000138869601444304">
            <text:p>0,000139</text:p>
          </table:table-cell>
          <table:table-cell table:formula="of:=IF([.G54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96000">
            <text:p>96000</text:p>
          </table:table-cell>
          <table:table-cell table:formula="of:=72000000/[.A546]" office:value-type="float" office:value="750">
            <text:p>750</text:p>
          </table:table-cell>
          <table:table-cell table:formula="of:=ROUND(72000000/[.A546];0)" office:value-type="float" office:value="750">
            <text:p>750</text:p>
          </table:table-cell>
          <table:table-cell table:formula="of:=[.C546]/([.E546]+1)-1" office:value-type="float" office:value="0">
            <text:p>0</text:p>
          </table:table-cell>
          <table:table-cell table:formula="of:=750-1" office:value-type="float" office:value="749">
            <text:p>749</text:p>
          </table:table-cell>
          <table:table-cell table:formula="of:=72000000/([.D546]+1)/([.E546]+1)" office:value-type="float" office:value="96000">
            <text:p>96000</text:p>
          </table:table-cell>
          <table:table-cell table:formula="of:=ABS([.A546]-[.F546])/[.A546]" office:value-type="float" office:value="0">
            <text:p>0,000000</text:p>
          </table:table-cell>
          <table:table-cell table:formula="of:=IF([.G54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46]+1000" office:value-type="float" office:value="97000">
            <text:p>97000</text:p>
          </table:table-cell>
          <table:table-cell table:formula="of:=72000000/[.A547]" office:value-type="float" office:value="742.268041237113">
            <text:p>742,2680412371</text:p>
          </table:table-cell>
          <table:table-cell table:formula="of:=ROUND(72000000/[.A547];0)" office:value-type="float" office:value="742">
            <text:p>742</text:p>
          </table:table-cell>
          <table:table-cell table:formula="of:=[.C547]/([.E547]+1)-1" office:value-type="float" office:value="0">
            <text:p>0</text:p>
          </table:table-cell>
          <table:table-cell table:formula="of:=742-1" office:value-type="float" office:value="741">
            <text:p>741</text:p>
          </table:table-cell>
          <table:table-cell table:formula="of:=72000000/([.D547]+1)/([.E547]+1)" office:value-type="float" office:value="97035.0404312668">
            <text:p>97035,0404312668</text:p>
          </table:table-cell>
          <table:table-cell table:formula="of:=ABS([.A547]-[.F547])/[.A547]" office:value-type="float" office:value="0.000361241559451956">
            <text:p>0,000361</text:p>
          </table:table-cell>
          <table:table-cell table:formula="of:=IF([.G54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47]+1000" office:value-type="float" office:value="98000">
            <text:p>98000</text:p>
          </table:table-cell>
          <table:table-cell table:formula="of:=72000000/[.A548]" office:value-type="float" office:value="734.69387755102">
            <text:p>734,693877551</text:p>
          </table:table-cell>
          <table:table-cell table:formula="of:=ROUND(72000000/[.A548];0)" office:value-type="float" office:value="735">
            <text:p>735</text:p>
          </table:table-cell>
          <table:table-cell table:formula="of:=[.C548]/([.E548]+1)-1" office:value-type="float" office:value="0">
            <text:p>0</text:p>
          </table:table-cell>
          <table:table-cell table:formula="of:=735-1" office:value-type="float" office:value="734">
            <text:p>734</text:p>
          </table:table-cell>
          <table:table-cell table:formula="of:=72000000/([.D548]+1)/([.E548]+1)" office:value-type="float" office:value="97959.1836734694">
            <text:p>97959,1836734694</text:p>
          </table:table-cell>
          <table:table-cell table:formula="of:=ABS([.A548]-[.F548])/[.A548]" office:value-type="float" office:value="0.000416493127863333">
            <text:p>0,000416</text:p>
          </table:table-cell>
          <table:table-cell table:formula="of:=IF([.G54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48]+1000" office:value-type="float" office:value="99000">
            <text:p>99000</text:p>
          </table:table-cell>
          <table:table-cell table:formula="of:=72000000/[.A549]" office:value-type="float" office:value="727.272727272727">
            <text:p>727,2727272727</text:p>
          </table:table-cell>
          <table:table-cell table:formula="of:=ROUND(72000000/[.A549];0)" office:value-type="float" office:value="727">
            <text:p>727</text:p>
          </table:table-cell>
          <table:table-cell table:formula="of:=[.C549]/([.E549]+1)-1" office:value-type="float" office:value="0">
            <text:p>0</text:p>
          </table:table-cell>
          <table:table-cell table:formula="of:=727-1" office:value-type="float" office:value="726">
            <text:p>726</text:p>
          </table:table-cell>
          <table:table-cell table:formula="of:=72000000/([.D549]+1)/([.E549]+1)" office:value-type="float" office:value="99037.1389270977">
            <text:p>99037,1389270977</text:p>
          </table:table-cell>
          <table:table-cell table:formula="of:=ABS([.A549]-[.F549])/[.A549]" office:value-type="float" office:value="0.000375140677754193">
            <text:p>0,000375</text:p>
          </table:table-cell>
          <table:table-cell table:formula="of:=IF([.G54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00000">
            <text:p>100000</text:p>
          </table:table-cell>
          <table:table-cell table:formula="of:=72000000/[.A550]" office:value-type="float" office:value="720">
            <text:p>720</text:p>
          </table:table-cell>
          <table:table-cell table:formula="of:=ROUND(72000000/[.A550];0)" office:value-type="float" office:value="720">
            <text:p>720</text:p>
          </table:table-cell>
          <table:table-cell table:formula="of:=[.C550]/([.E550]+1)-1" office:value-type="float" office:value="0">
            <text:p>0</text:p>
          </table:table-cell>
          <table:table-cell table:formula="of:=720-1" office:value-type="float" office:value="719">
            <text:p>719</text:p>
          </table:table-cell>
          <table:table-cell table:formula="of:=72000000/([.D550]+1)/([.E550]+1)" office:value-type="float" office:value="100000">
            <text:p>100000</text:p>
          </table:table-cell>
          <table:table-cell table:formula="of:=ABS([.A550]-[.F550])/[.A550]" office:value-type="float" office:value="0">
            <text:p>0,000000</text:p>
          </table:table-cell>
          <table:table-cell table:formula="of:=IF([.G55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50]+1000" office:value-type="float" office:value="101000">
            <text:p>101000</text:p>
          </table:table-cell>
          <table:table-cell table:formula="of:=72000000/[.A551]" office:value-type="float" office:value="712.871287128713">
            <text:p>712,8712871287</text:p>
          </table:table-cell>
          <table:table-cell table:formula="of:=ROUND(72000000/[.A551];0)" office:value-type="float" office:value="713">
            <text:p>713</text:p>
          </table:table-cell>
          <table:table-cell table:formula="of:=[.C551]/([.E551]+1)-1" office:value-type="float" office:value="0">
            <text:p>0</text:p>
          </table:table-cell>
          <table:table-cell table:formula="of:=713-1" office:value-type="float" office:value="712">
            <text:p>712</text:p>
          </table:table-cell>
          <table:table-cell table:formula="of:=72000000/([.D551]+1)/([.E551]+1)" office:value-type="float" office:value="100981.767180926">
            <text:p>100981,767180926</text:p>
          </table:table-cell>
          <table:table-cell table:formula="of:=ABS([.A551]-[.F551])/[.A551]" office:value-type="float" office:value="0.000180522961131963">
            <text:p>0,000181</text:p>
          </table:table-cell>
          <table:table-cell table:formula="of:=IF([.G55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51]+1000" office:value-type="float" office:value="102000">
            <text:p>102000</text:p>
          </table:table-cell>
          <table:table-cell table:formula="of:=72000000/[.A552]" office:value-type="float" office:value="705.882352941176">
            <text:p>705,8823529412</text:p>
          </table:table-cell>
          <table:table-cell table:formula="of:=ROUND(72000000/[.A552];0)" office:value-type="float" office:value="706">
            <text:p>706</text:p>
          </table:table-cell>
          <table:table-cell table:formula="of:=[.C552]/([.E552]+1)-1" office:value-type="float" office:value="0">
            <text:p>0</text:p>
          </table:table-cell>
          <table:table-cell table:formula="of:=706-1" office:value-type="float" office:value="705">
            <text:p>705</text:p>
          </table:table-cell>
          <table:table-cell table:formula="of:=72000000/([.D552]+1)/([.E552]+1)" office:value-type="float" office:value="101983.002832861">
            <text:p>101983,002832861</text:p>
          </table:table-cell>
          <table:table-cell table:formula="of:=ABS([.A552]-[.F552])/[.A552]" office:value-type="float" office:value="0.000166638893517694">
            <text:p>0,000167</text:p>
          </table:table-cell>
          <table:table-cell table:formula="of:=IF([.G55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52]+1000" office:value-type="float" office:value="103000">
            <text:p>103000</text:p>
          </table:table-cell>
          <table:table-cell table:formula="of:=72000000/[.A553]" office:value-type="float" office:value="699.029126213592">
            <text:p>699,0291262136</text:p>
          </table:table-cell>
          <table:table-cell table:formula="of:=ROUND(72000000/[.A553];0)" office:value-type="float" office:value="699">
            <text:p>699</text:p>
          </table:table-cell>
          <table:table-cell table:formula="of:=[.C553]/([.E553]+1)-1" office:value-type="float" office:value="0">
            <text:p>0</text:p>
          </table:table-cell>
          <table:table-cell table:formula="of:=699-1" office:value-type="float" office:value="698">
            <text:p>698</text:p>
          </table:table-cell>
          <table:table-cell table:formula="of:=72000000/([.D553]+1)/([.E553]+1)" office:value-type="float" office:value="103004.291845494">
            <text:p>103004,291845494</text:p>
          </table:table-cell>
          <table:table-cell table:formula="of:=ABS([.A553]-[.F553])/[.A553]" office:value-type="float" office:value="0.0000416684028500684">
            <text:p>0,000042</text:p>
          </table:table-cell>
          <table:table-cell table:formula="of:=IF([.G55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53]+1000" office:value-type="float" office:value="104000">
            <text:p>104000</text:p>
          </table:table-cell>
          <table:table-cell table:formula="of:=72000000/[.A554]" office:value-type="float" office:value="692.307692307692">
            <text:p>692,3076923077</text:p>
          </table:table-cell>
          <table:table-cell table:formula="of:=ROUND(72000000/[.A554];0)" office:value-type="float" office:value="692">
            <text:p>692</text:p>
          </table:table-cell>
          <table:table-cell table:formula="of:=[.C554]/([.E554]+1)-1" office:value-type="float" office:value="0">
            <text:p>0</text:p>
          </table:table-cell>
          <table:table-cell table:formula="of:=692-1" office:value-type="float" office:value="691">
            <text:p>691</text:p>
          </table:table-cell>
          <table:table-cell table:formula="of:=72000000/([.D554]+1)/([.E554]+1)" office:value-type="float" office:value="104046.242774566">
            <text:p>104046,242774566</text:p>
          </table:table-cell>
          <table:table-cell table:formula="of:=ABS([.A554]-[.F554])/[.A554]" office:value-type="float" office:value="0.000444642063139187">
            <text:p>0,000445</text:p>
          </table:table-cell>
          <table:table-cell table:formula="of:=IF([.G55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54]+1000" office:value-type="float" office:value="105000">
            <text:p>105000</text:p>
          </table:table-cell>
          <table:table-cell table:formula="of:=72000000/[.A555]" office:value-type="float" office:value="685.714285714286">
            <text:p>685,7142857143</text:p>
          </table:table-cell>
          <table:table-cell table:formula="of:=ROUND(72000000/[.A555];0)" office:value-type="float" office:value="686">
            <text:p>686</text:p>
          </table:table-cell>
          <table:table-cell table:formula="of:=[.C555]/([.E555]+1)-1" office:value-type="float" office:value="0">
            <text:p>0</text:p>
          </table:table-cell>
          <table:table-cell table:formula="of:=686-1" office:value-type="float" office:value="685">
            <text:p>685</text:p>
          </table:table-cell>
          <table:table-cell table:formula="of:=72000000/([.D555]+1)/([.E555]+1)" office:value-type="float" office:value="104956.268221574">
            <text:p>104956,268221574</text:p>
          </table:table-cell>
          <table:table-cell table:formula="of:=ABS([.A555]-[.F555])/[.A555]" office:value-type="float" office:value="0.000416493127863422">
            <text:p>0,000416</text:p>
          </table:table-cell>
          <table:table-cell table:formula="of:=IF([.G55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55]+1000" office:value-type="float" office:value="106000">
            <text:p>106000</text:p>
          </table:table-cell>
          <table:table-cell table:formula="of:=72000000/[.A556]" office:value-type="float" office:value="679.245283018868">
            <text:p>679,2452830189</text:p>
          </table:table-cell>
          <table:table-cell table:formula="of:=ROUND(72000000/[.A556];0)" office:value-type="float" office:value="679">
            <text:p>679</text:p>
          </table:table-cell>
          <table:table-cell table:formula="of:=[.C556]/([.E556]+1)-1" office:value-type="float" office:value="0">
            <text:p>0</text:p>
          </table:table-cell>
          <table:table-cell table:formula="of:=679-1" office:value-type="float" office:value="678">
            <text:p>678</text:p>
          </table:table-cell>
          <table:table-cell table:formula="of:=72000000/([.D556]+1)/([.E556]+1)" office:value-type="float" office:value="106038.291605302">
            <text:p>106038,291605302</text:p>
          </table:table-cell>
          <table:table-cell table:formula="of:=ABS([.A556]-[.F556])/[.A556]" office:value-type="float" office:value="0.000361241559452022">
            <text:p>0,000361</text:p>
          </table:table-cell>
          <table:table-cell table:formula="of:=IF([.G55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56]+1000" office:value-type="float" office:value="107000">
            <text:p>107000</text:p>
          </table:table-cell>
          <table:table-cell table:formula="of:=72000000/[.A557]" office:value-type="float" office:value="672.897196261682">
            <text:p>672,8971962617</text:p>
          </table:table-cell>
          <table:table-cell table:formula="of:=ROUND(72000000/[.A557];0)" office:value-type="float" office:value="673">
            <text:p>673</text:p>
          </table:table-cell>
          <table:table-cell table:formula="of:=[.C557]/([.E557]+1)-1" office:value-type="float" office:value="0">
            <text:p>0</text:p>
          </table:table-cell>
          <table:table-cell table:formula="of:=673-1" office:value-type="float" office:value="672">
            <text:p>672</text:p>
          </table:table-cell>
          <table:table-cell table:formula="of:=72000000/([.D557]+1)/([.E557]+1)" office:value-type="float" office:value="106983.655274889">
            <text:p>106983,655274889</text:p>
          </table:table-cell>
          <table:table-cell table:formula="of:=ABS([.A557]-[.F557])/[.A557]" office:value-type="float" office:value="0.000152754440293843">
            <text:p>0,000153</text:p>
          </table:table-cell>
          <table:table-cell table:formula="of:=IF([.G55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57]+1000" office:value-type="float" office:value="108000">
            <text:p>108000</text:p>
          </table:table-cell>
          <table:table-cell table:formula="of:=72000000/[.A558]" office:value-type="float" office:value="666.666666666667">
            <text:p>666,6666666667</text:p>
          </table:table-cell>
          <table:table-cell table:formula="of:=ROUND(72000000/[.A558];0)" office:value-type="float" office:value="667">
            <text:p>667</text:p>
          </table:table-cell>
          <table:table-cell table:formula="of:=[.C558]/([.E558]+1)-1" office:value-type="float" office:value="0">
            <text:p>0</text:p>
          </table:table-cell>
          <table:table-cell table:formula="of:=667-1" office:value-type="float" office:value="666">
            <text:p>666</text:p>
          </table:table-cell>
          <table:table-cell table:formula="of:=72000000/([.D558]+1)/([.E558]+1)" office:value-type="float" office:value="107946.026986507">
            <text:p>107946,026986507</text:p>
          </table:table-cell>
          <table:table-cell table:formula="of:=ABS([.A558]-[.F558])/[.A558]" office:value-type="float" office:value="0.000499750124937472">
            <text:p>0,000500</text:p>
          </table:table-cell>
          <table:table-cell table:formula="of:=IF([.G55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58]+1000" office:value-type="float" office:value="109000">
            <text:p>109000</text:p>
          </table:table-cell>
          <table:table-cell table:formula="of:=72000000/[.A559]" office:value-type="float" office:value="660.550458715596">
            <text:p>660,5504587156</text:p>
          </table:table-cell>
          <table:table-cell table:formula="of:=ROUND(72000000/[.A559];0)" office:value-type="float" office:value="661">
            <text:p>661</text:p>
          </table:table-cell>
          <table:table-cell table:formula="of:=[.C559]/([.E559]+1)-1" office:value-type="float" office:value="0">
            <text:p>0</text:p>
          </table:table-cell>
          <table:table-cell table:formula="of:=661-1" office:value-type="float" office:value="660">
            <text:p>660</text:p>
          </table:table-cell>
          <table:table-cell table:formula="of:=72000000/([.D559]+1)/([.E559]+1)" office:value-type="float" office:value="108925.8698941">
            <text:p>108925,8698941</text:p>
          </table:table-cell>
          <table:table-cell table:formula="of:=ABS([.A559]-[.F559])/[.A559]" office:value-type="float" office:value="0.000680092714680332">
            <text:p>0,000680</text:p>
          </table:table-cell>
          <table:table-cell table:formula="of:=IF([.G55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59]+1000" office:value-type="float" office:value="110000">
            <text:p>110000</text:p>
          </table:table-cell>
          <table:table-cell table:formula="of:=72000000/[.A560]" office:value-type="float" office:value="654.545454545455">
            <text:p>654,5454545455</text:p>
          </table:table-cell>
          <table:table-cell table:formula="of:=ROUND(72000000/[.A560];0)" office:value-type="float" office:value="655">
            <text:p>655</text:p>
          </table:table-cell>
          <table:table-cell table:formula="of:=[.C560]/([.E560]+1)-1" office:value-type="float" office:value="0">
            <text:p>0</text:p>
          </table:table-cell>
          <table:table-cell table:formula="of:=655-1" office:value-type="float" office:value="654">
            <text:p>654</text:p>
          </table:table-cell>
          <table:table-cell table:formula="of:=72000000/([.D560]+1)/([.E560]+1)" office:value-type="float" office:value="109923.664122137">
            <text:p>109923,664122137</text:p>
          </table:table-cell>
          <table:table-cell table:formula="of:=ABS([.A560]-[.F560])/[.A560]" office:value-type="float" office:value="0.000693962526023626">
            <text:p>0,000694</text:p>
          </table:table-cell>
          <table:table-cell table:formula="of:=IF([.G56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60]+1000" office:value-type="float" office:value="111000">
            <text:p>111000</text:p>
          </table:table-cell>
          <table:table-cell table:formula="of:=72000000/[.A561]" office:value-type="float" office:value="648.648648648649">
            <text:p>648,6486486486</text:p>
          </table:table-cell>
          <table:table-cell table:formula="of:=ROUND(72000000/[.A561];0)" office:value-type="float" office:value="649">
            <text:p>649</text:p>
          </table:table-cell>
          <table:table-cell table:formula="of:=[.C561]/([.E561]+1)-1" office:value-type="float" office:value="0">
            <text:p>0</text:p>
          </table:table-cell>
          <table:table-cell table:formula="of:=649-1" office:value-type="float" office:value="648">
            <text:p>648</text:p>
          </table:table-cell>
          <table:table-cell table:formula="of:=72000000/([.D561]+1)/([.E561]+1)" office:value-type="float" office:value="110939.907550077">
            <text:p>110939,907550077</text:p>
          </table:table-cell>
          <table:table-cell table:formula="of:=ABS([.A561]-[.F561])/[.A561]" office:value-type="float" office:value="0.000541373422729357">
            <text:p>0,000541</text:p>
          </table:table-cell>
          <table:table-cell table:formula="of:=IF([.G56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61]+1000" office:value-type="float" office:value="112000">
            <text:p>112000</text:p>
          </table:table-cell>
          <table:table-cell table:formula="of:=72000000/[.A562]" office:value-type="float" office:value="642.857142857143">
            <text:p>642,8571428571</text:p>
          </table:table-cell>
          <table:table-cell table:formula="of:=ROUND(72000000/[.A562];0)" office:value-type="float" office:value="643">
            <text:p>643</text:p>
          </table:table-cell>
          <table:table-cell table:formula="of:=[.C562]/([.E562]+1)-1" office:value-type="float" office:value="0">
            <text:p>0</text:p>
          </table:table-cell>
          <table:table-cell table:formula="of:=643-1" office:value-type="float" office:value="642">
            <text:p>642</text:p>
          </table:table-cell>
          <table:table-cell table:formula="of:=72000000/([.D562]+1)/([.E562]+1)" office:value-type="float" office:value="111975.116640747">
            <text:p>111975,116640747</text:p>
          </table:table-cell>
          <table:table-cell table:formula="of:=ABS([.A562]-[.F562])/[.A562]" office:value-type="float" office:value="0.000222172850477624">
            <text:p>0,000222</text:p>
          </table:table-cell>
          <table:table-cell table:formula="of:=IF([.G56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62]+1000" office:value-type="float" office:value="113000">
            <text:p>113000</text:p>
          </table:table-cell>
          <table:table-cell table:formula="of:=72000000/[.A563]" office:value-type="float" office:value="637.16814159292">
            <text:p>637,1681415929</text:p>
          </table:table-cell>
          <table:table-cell table:formula="of:=ROUND(72000000/[.A563];0)" office:value-type="float" office:value="637">
            <text:p>637</text:p>
          </table:table-cell>
          <table:table-cell table:formula="of:=[.C563]/([.E563]+1)-1" office:value-type="float" office:value="0">
            <text:p>0</text:p>
          </table:table-cell>
          <table:table-cell table:formula="of:=637-1" office:value-type="float" office:value="636">
            <text:p>636</text:p>
          </table:table-cell>
          <table:table-cell table:formula="of:=72000000/([.D563]+1)/([.E563]+1)" office:value-type="float" office:value="113029.827315542">
            <text:p>113029,827315542</text:p>
          </table:table-cell>
          <table:table-cell table:formula="of:=ABS([.A563]-[.F563])/[.A563]" office:value-type="float" office:value="0.000263958544615889">
            <text:p>0,000264</text:p>
          </table:table-cell>
          <table:table-cell table:formula="of:=IF([.G56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63]+1000" office:value-type="float" office:value="114000">
            <text:p>114000</text:p>
          </table:table-cell>
          <table:table-cell table:formula="of:=72000000/[.A564]" office:value-type="float" office:value="631.578947368421">
            <text:p>631,5789473684</text:p>
          </table:table-cell>
          <table:table-cell table:formula="of:=ROUND(72000000/[.A564];0)" office:value-type="float" office:value="632">
            <text:p>632</text:p>
          </table:table-cell>
          <table:table-cell table:formula="of:=[.C564]/([.E564]+1)-1" office:value-type="float" office:value="0">
            <text:p>0</text:p>
          </table:table-cell>
          <table:table-cell table:formula="of:=632-1" office:value-type="float" office:value="631">
            <text:p>631</text:p>
          </table:table-cell>
          <table:table-cell table:formula="of:=72000000/([.D564]+1)/([.E564]+1)" office:value-type="float" office:value="113924.050632911">
            <text:p>113924,050632911</text:p>
          </table:table-cell>
          <table:table-cell table:formula="of:=ABS([.A564]-[.F564])/[.A564]" office:value-type="float" office:value="0.000666222518321056">
            <text:p>0,000666</text:p>
          </table:table-cell>
          <table:table-cell table:formula="of:=IF([.G56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64]+1000" office:value-type="float" office:value="115000">
            <text:p>115000</text:p>
          </table:table-cell>
          <table:table-cell table:formula="of:=72000000/[.A565]" office:value-type="float" office:value="626.086956521739">
            <text:p>626,0869565217</text:p>
          </table:table-cell>
          <table:table-cell table:formula="of:=ROUND(72000000/[.A565];0)" office:value-type="float" office:value="626">
            <text:p>626</text:p>
          </table:table-cell>
          <table:table-cell table:formula="of:=[.C565]/([.E565]+1)-1" office:value-type="float" office:value="0">
            <text:p>0</text:p>
          </table:table-cell>
          <table:table-cell table:formula="of:=626-1" office:value-type="float" office:value="625">
            <text:p>625</text:p>
          </table:table-cell>
          <table:table-cell table:formula="of:=72000000/([.D565]+1)/([.E565]+1)" office:value-type="float" office:value="115015.974440895">
            <text:p>115015,974440895</text:p>
          </table:table-cell>
          <table:table-cell table:formula="of:=ABS([.A565]-[.F565])/[.A565]" office:value-type="float" office:value="0.000138908181691912">
            <text:p>0,000139</text:p>
          </table:table-cell>
          <table:table-cell table:formula="of:=IF([.G56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65]+1000" office:value-type="float" office:value="116000">
            <text:p>116000</text:p>
          </table:table-cell>
          <table:table-cell table:formula="of:=72000000/[.A566]" office:value-type="float" office:value="620.689655172414">
            <text:p>620,6896551724</text:p>
          </table:table-cell>
          <table:table-cell table:formula="of:=ROUND(72000000/[.A566];0)" office:value-type="float" office:value="621">
            <text:p>621</text:p>
          </table:table-cell>
          <table:table-cell table:formula="of:=[.C566]/([.E566]+1)-1" office:value-type="float" office:value="0">
            <text:p>0</text:p>
          </table:table-cell>
          <table:table-cell office:value-type="float" office:value="620">
            <text:p>620</text:p>
          </table:table-cell>
          <table:table-cell table:formula="of:=72000000/([.D566]+1)/([.E566]+1)" office:value-type="float" office:value="115942.028985507">
            <text:p>115942,028985507</text:p>
          </table:table-cell>
          <table:table-cell table:formula="of:=ABS([.A566]-[.F566])/[.A566]" office:value-type="float" office:value="0.000499750124937519">
            <text:p>0,000500</text:p>
          </table:table-cell>
          <table:table-cell table:formula="of:=IF([.G56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66]+1000" office:value-type="float" office:value="117000">
            <text:p>117000</text:p>
          </table:table-cell>
          <table:table-cell table:formula="of:=72000000/[.A567]" office:value-type="float" office:value="615.384615384615">
            <text:p>615,3846153846</text:p>
          </table:table-cell>
          <table:table-cell table:formula="of:=ROUND(72000000/[.A567];0)" office:value-type="float" office:value="615">
            <text:p>615</text:p>
          </table:table-cell>
          <table:table-cell table:formula="of:=[.C567]/([.E567]+1)-1" office:value-type="float" office:value="0">
            <text:p>0</text:p>
          </table:table-cell>
          <table:table-cell office:value-type="float" office:value="614">
            <text:p>614</text:p>
          </table:table-cell>
          <table:table-cell table:formula="of:=72000000/([.D567]+1)/([.E567]+1)" office:value-type="float" office:value="117073.170731707">
            <text:p>117073,170731707</text:p>
          </table:table-cell>
          <table:table-cell table:formula="of:=ABS([.A567]-[.F567])/[.A567]" office:value-type="float" office:value="0.000625390869293299">
            <text:p>0,000625</text:p>
          </table:table-cell>
          <table:table-cell table:formula="of:=IF([.G56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67]+1000" office:value-type="float" office:value="118000">
            <text:p>118000</text:p>
          </table:table-cell>
          <table:table-cell table:formula="of:=72000000/[.A568]" office:value-type="float" office:value="610.169491525424">
            <text:p>610,1694915254</text:p>
          </table:table-cell>
          <table:table-cell table:formula="of:=ROUND(72000000/[.A568];0)" office:value-type="float" office:value="610">
            <text:p>610</text:p>
          </table:table-cell>
          <table:table-cell table:formula="of:=[.C568]/([.E568]+1)-1" office:value-type="float" office:value="0">
            <text:p>0</text:p>
          </table:table-cell>
          <table:table-cell office:value-type="float" office:value="609">
            <text:p>609</text:p>
          </table:table-cell>
          <table:table-cell table:formula="of:=72000000/([.D568]+1)/([.E568]+1)" office:value-type="float" office:value="118032.786885246">
            <text:p>118032,786885246</text:p>
          </table:table-cell>
          <table:table-cell table:formula="of:=ABS([.A568]-[.F568])/[.A568]" office:value-type="float" office:value="0.000277854959711075">
            <text:p>0,000278</text:p>
          </table:table-cell>
          <table:table-cell table:formula="of:=IF([.G56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68]+1000" office:value-type="float" office:value="119000">
            <text:p>119000</text:p>
          </table:table-cell>
          <table:table-cell table:formula="of:=72000000/[.A569]" office:value-type="float" office:value="605.042016806723">
            <text:p>605,0420168067</text:p>
          </table:table-cell>
          <table:table-cell table:formula="of:=ROUND(72000000/[.A569];0)" office:value-type="float" office:value="605">
            <text:p>605</text:p>
          </table:table-cell>
          <table:table-cell table:formula="of:=[.C569]/([.E569]+1)-1" office:value-type="float" office:value="0">
            <text:p>0</text:p>
          </table:table-cell>
          <table:table-cell office:value-type="float" office:value="604">
            <text:p>604</text:p>
          </table:table-cell>
          <table:table-cell table:formula="of:=72000000/([.D569]+1)/([.E569]+1)" office:value-type="float" office:value="119008.26446281">
            <text:p>119008,26446281</text:p>
          </table:table-cell>
          <table:table-cell table:formula="of:=ABS([.A569]-[.F569])/[.A569]" office:value-type="float" office:value="0.0000694492673102723">
            <text:p>0,000069</text:p>
          </table:table-cell>
          <table:table-cell table:formula="of:=IF([.G56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20000">
            <text:p>120000</text:p>
          </table:table-cell>
          <table:table-cell table:formula="of:=72000000/[.A570]" office:value-type="float" office:value="600">
            <text:p>600</text:p>
          </table:table-cell>
          <table:table-cell table:formula="of:=ROUND(72000000/[.A570];0)" office:value-type="float" office:value="600">
            <text:p>600</text:p>
          </table:table-cell>
          <table:table-cell table:formula="of:=[.C570]/([.E570]+1)-1" office:value-type="float" office:value="0">
            <text:p>0</text:p>
          </table:table-cell>
          <table:table-cell office:value-type="float" office:value="599">
            <text:p>599</text:p>
          </table:table-cell>
          <table:table-cell table:formula="of:=72000000/([.D570]+1)/([.E570]+1)" office:value-type="float" office:value="120000">
            <text:p>120000</text:p>
          </table:table-cell>
          <table:table-cell table:formula="of:=ABS([.A570]-[.F570])/[.A570]" office:value-type="float" office:value="0">
            <text:p>0,000000</text:p>
          </table:table-cell>
          <table:table-cell table:formula="of:=IF([.G57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70]+1000" office:value-type="float" office:value="121000">
            <text:p>121000</text:p>
          </table:table-cell>
          <table:table-cell table:formula="of:=72000000/[.A571]" office:value-type="float" office:value="595.04132231405">
            <text:p>595,0413223141</text:p>
          </table:table-cell>
          <table:table-cell table:formula="of:=ROUND(72000000/[.A571];0)" office:value-type="float" office:value="595">
            <text:p>595</text:p>
          </table:table-cell>
          <table:table-cell table:formula="of:=[.C571]/([.E571]+1)-1" office:value-type="float" office:value="0">
            <text:p>0</text:p>
          </table:table-cell>
          <table:table-cell office:value-type="float" office:value="594">
            <text:p>594</text:p>
          </table:table-cell>
          <table:table-cell table:formula="of:=72000000/([.D571]+1)/([.E571]+1)" office:value-type="float" office:value="121008.403361345">
            <text:p>121008,403361345</text:p>
          </table:table-cell>
          <table:table-cell table:formula="of:=ABS([.A571]-[.F571])/[.A571]" office:value-type="float" office:value="0.0000694492673102097">
            <text:p>0,000069</text:p>
          </table:table-cell>
          <table:table-cell table:formula="of:=IF([.G57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71]+1000" office:value-type="float" office:value="122000">
            <text:p>122000</text:p>
          </table:table-cell>
          <table:table-cell table:formula="of:=72000000/[.A572]" office:value-type="float" office:value="590.16393442623">
            <text:p>590,1639344262</text:p>
          </table:table-cell>
          <table:table-cell table:formula="of:=ROUND(72000000/[.A572];0)" office:value-type="float" office:value="590">
            <text:p>590</text:p>
          </table:table-cell>
          <table:table-cell table:formula="of:=[.C572]/([.E572]+1)-1" office:value-type="float" office:value="0">
            <text:p>0</text:p>
          </table:table-cell>
          <table:table-cell office:value-type="float" office:value="589">
            <text:p>589</text:p>
          </table:table-cell>
          <table:table-cell table:formula="of:=72000000/([.D572]+1)/([.E572]+1)" office:value-type="float" office:value="122033.898305085">
            <text:p>122033,898305085</text:p>
          </table:table-cell>
          <table:table-cell table:formula="of:=ABS([.A572]-[.F572])/[.A572]" office:value-type="float" office:value="0.000277854959711029">
            <text:p>0,000278</text:p>
          </table:table-cell>
          <table:table-cell table:formula="of:=IF([.G57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72]+1000" office:value-type="float" office:value="123000">
            <text:p>123000</text:p>
          </table:table-cell>
          <table:table-cell table:formula="of:=72000000/[.A573]" office:value-type="float" office:value="585.365853658537">
            <text:p>585,3658536585</text:p>
          </table:table-cell>
          <table:table-cell table:formula="of:=ROUND(72000000/[.A573];0)" office:value-type="float" office:value="585">
            <text:p>585</text:p>
          </table:table-cell>
          <table:table-cell table:formula="of:=[.C573]/([.E573]+1)-1" office:value-type="float" office:value="0">
            <text:p>0</text:p>
          </table:table-cell>
          <table:table-cell office:value-type="float" office:value="584">
            <text:p>584</text:p>
          </table:table-cell>
          <table:table-cell table:formula="of:=72000000/([.D573]+1)/([.E573]+1)" office:value-type="float" office:value="123076.923076923">
            <text:p>123076,923076923</text:p>
          </table:table-cell>
          <table:table-cell table:formula="of:=ABS([.A573]-[.F573])/[.A573]" office:value-type="float" office:value="0.000625390869293317">
            <text:p>0,000625</text:p>
          </table:table-cell>
          <table:table-cell table:formula="of:=IF([.G57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73]+1000" office:value-type="float" office:value="124000">
            <text:p>124000</text:p>
          </table:table-cell>
          <table:table-cell table:formula="of:=72000000/[.A574]" office:value-type="float" office:value="580.645161290323">
            <text:p>580,6451612903</text:p>
          </table:table-cell>
          <table:table-cell table:formula="of:=ROUND(72000000/[.A574];0)" office:value-type="float" office:value="581">
            <text:p>581</text:p>
          </table:table-cell>
          <table:table-cell table:formula="of:=[.C574]/([.E574]+1)-1" office:value-type="float" office:value="0">
            <text:p>0</text:p>
          </table:table-cell>
          <table:table-cell office:value-type="float" office:value="580">
            <text:p>580</text:p>
          </table:table-cell>
          <table:table-cell table:formula="of:=72000000/([.D574]+1)/([.E574]+1)" office:value-type="float" office:value="123924.268502582">
            <text:p>123924,268502582</text:p>
          </table:table-cell>
          <table:table-cell table:formula="of:=ABS([.A574]-[.F574])/[.A574]" office:value-type="float" office:value="0.000610737882405139">
            <text:p>0,000611</text:p>
          </table:table-cell>
          <table:table-cell table:formula="of:=IF([.G57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25000">
            <text:p>125000</text:p>
          </table:table-cell>
          <table:table-cell table:formula="of:=72000000/[.A575]" office:value-type="float" office:value="576">
            <text:p>576</text:p>
          </table:table-cell>
          <table:table-cell table:formula="of:=ROUND(72000000/[.A575];0)" office:value-type="float" office:value="576">
            <text:p>576</text:p>
          </table:table-cell>
          <table:table-cell table:formula="of:=[.C575]/([.E575]+1)-1" office:value-type="float" office:value="0">
            <text:p>0</text:p>
          </table:table-cell>
          <table:table-cell office:value-type="float" office:value="575">
            <text:p>575</text:p>
          </table:table-cell>
          <table:table-cell table:formula="of:=72000000/([.D575]+1)/([.E575]+1)" office:value-type="float" office:value="125000">
            <text:p>125000</text:p>
          </table:table-cell>
          <table:table-cell table:formula="of:=ABS([.A575]-[.F575])/[.A575]" office:value-type="float" office:value="0">
            <text:p>0,000000</text:p>
          </table:table-cell>
          <table:table-cell table:formula="of:=IF([.G57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75]+1000" office:value-type="float" office:value="126000">
            <text:p>126000</text:p>
          </table:table-cell>
          <table:table-cell table:formula="of:=72000000/[.A576]" office:value-type="float" office:value="571.428571428571">
            <text:p>571,4285714286</text:p>
          </table:table-cell>
          <table:table-cell table:formula="of:=ROUND(72000000/[.A576];0)" office:value-type="float" office:value="571">
            <text:p>571</text:p>
          </table:table-cell>
          <table:table-cell table:formula="of:=[.C576]/([.E576]+1)-1" office:value-type="float" office:value="0">
            <text:p>0</text:p>
          </table:table-cell>
          <table:table-cell office:value-type="float" office:value="570">
            <text:p>570</text:p>
          </table:table-cell>
          <table:table-cell table:formula="of:=72000000/([.D576]+1)/([.E576]+1)" office:value-type="float" office:value="126094.570928196">
            <text:p>126094,570928196</text:p>
          </table:table-cell>
          <table:table-cell table:formula="of:=ABS([.A576]-[.F576])/[.A576]" office:value-type="float" office:value="0.000750562922191637">
            <text:p>0,000751</text:p>
          </table:table-cell>
          <table:table-cell table:formula="of:=IF([.G57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76]+1000" office:value-type="float" office:value="127000">
            <text:p>127000</text:p>
          </table:table-cell>
          <table:table-cell table:formula="of:=72000000/[.A577]" office:value-type="float" office:value="566.929133858268">
            <text:p>566,9291338583</text:p>
          </table:table-cell>
          <table:table-cell table:formula="of:=ROUND(72000000/[.A577];0)" office:value-type="float" office:value="567">
            <text:p>567</text:p>
          </table:table-cell>
          <table:table-cell table:formula="of:=[.C577]/([.E577]+1)-1" office:value-type="float" office:value="0">
            <text:p>0</text:p>
          </table:table-cell>
          <table:table-cell office:value-type="float" office:value="566">
            <text:p>566</text:p>
          </table:table-cell>
          <table:table-cell table:formula="of:=72000000/([.D577]+1)/([.E577]+1)" office:value-type="float" office:value="126984.126984127">
            <text:p>126984,126984127</text:p>
          </table:table-cell>
          <table:table-cell table:formula="of:=ABS([.A577]-[.F577])/[.A577]" office:value-type="float" office:value="0.000124984376952895">
            <text:p>0,000125</text:p>
          </table:table-cell>
          <table:table-cell table:formula="of:=IF([.G57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77]+1000" office:value-type="float" office:value="128000">
            <text:p>128000</text:p>
          </table:table-cell>
          <table:table-cell table:formula="of:=72000000/[.A578]" office:value-type="float" office:value="562.5">
            <text:p>562,5</text:p>
          </table:table-cell>
          <table:table-cell table:formula="of:=ROUND(72000000/[.A578];0)" office:value-type="float" office:value="563">
            <text:p>563</text:p>
          </table:table-cell>
          <table:table-cell table:formula="of:=[.C578]/([.E578]+1)-1" office:value-type="float" office:value="0">
            <text:p>0</text:p>
          </table:table-cell>
          <table:table-cell office:value-type="float" office:value="562">
            <text:p>562</text:p>
          </table:table-cell>
          <table:table-cell table:formula="of:=72000000/([.D578]+1)/([.E578]+1)" office:value-type="float" office:value="127886.323268206">
            <text:p>127886,323268206</text:p>
          </table:table-cell>
          <table:table-cell table:formula="of:=ABS([.A578]-[.F578])/[.A578]" office:value-type="float" office:value="0.000888099467140364">
            <text:p>0,000888</text:p>
          </table:table-cell>
          <table:table-cell table:formula="of:=IF([.G57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78]+1000" office:value-type="float" office:value="129000">
            <text:p>129000</text:p>
          </table:table-cell>
          <table:table-cell table:formula="of:=72000000/[.A579]" office:value-type="float" office:value="558.139534883721">
            <text:p>558,1395348837</text:p>
          </table:table-cell>
          <table:table-cell table:formula="of:=ROUND(72000000/[.A579];0)" office:value-type="float" office:value="558">
            <text:p>558</text:p>
          </table:table-cell>
          <table:table-cell table:formula="of:=[.C579]/([.E579]+1)-1" office:value-type="float" office:value="0">
            <text:p>0</text:p>
          </table:table-cell>
          <table:table-cell office:value-type="float" office:value="557">
            <text:p>557</text:p>
          </table:table-cell>
          <table:table-cell table:formula="of:=72000000/([.D579]+1)/([.E579]+1)" office:value-type="float" office:value="129032.258064516">
            <text:p>129032,258064516</text:p>
          </table:table-cell>
          <table:table-cell table:formula="of:=ABS([.A579]-[.F579])/[.A579]" office:value-type="float" office:value="0.000250062515628962">
            <text:p>0,000250</text:p>
          </table:table-cell>
          <table:table-cell table:formula="of:=IF([.G57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79]+1000" office:value-type="float" office:value="130000">
            <text:p>130000</text:p>
          </table:table-cell>
          <table:table-cell table:formula="of:=72000000/[.A580]" office:value-type="float" office:value="553.846153846154">
            <text:p>553,8461538462</text:p>
          </table:table-cell>
          <table:table-cell table:formula="of:=ROUND(72000000/[.A580];0)" office:value-type="float" office:value="554">
            <text:p>554</text:p>
          </table:table-cell>
          <table:table-cell table:formula="of:=[.C580]/([.E580]+1)-1" office:value-type="float" office:value="0">
            <text:p>0</text:p>
          </table:table-cell>
          <table:table-cell office:value-type="float" office:value="553">
            <text:p>553</text:p>
          </table:table-cell>
          <table:table-cell table:formula="of:=72000000/([.D580]+1)/([.E580]+1)" office:value-type="float" office:value="129963.898916968">
            <text:p>129963,898916968</text:p>
          </table:table-cell>
          <table:table-cell table:formula="of:=ABS([.A580]-[.F580])/[.A580]" office:value-type="float" office:value="0.000277700638711506">
            <text:p>0,000278</text:p>
          </table:table-cell>
          <table:table-cell table:formula="of:=IF([.G58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80]+1000" office:value-type="float" office:value="131000">
            <text:p>131000</text:p>
          </table:table-cell>
          <table:table-cell table:formula="of:=72000000/[.A581]" office:value-type="float" office:value="549.618320610687">
            <text:p>549,6183206107</text:p>
          </table:table-cell>
          <table:table-cell table:formula="of:=ROUND(72000000/[.A581];0)" office:value-type="float" office:value="550">
            <text:p>550</text:p>
          </table:table-cell>
          <table:table-cell table:formula="of:=[.C581]/([.E581]+1)-1" office:value-type="float" office:value="0">
            <text:p>0</text:p>
          </table:table-cell>
          <table:table-cell office:value-type="float" office:value="549">
            <text:p>549</text:p>
          </table:table-cell>
          <table:table-cell table:formula="of:=72000000/([.D581]+1)/([.E581]+1)" office:value-type="float" office:value="130909.090909091">
            <text:p>130909,090909091</text:p>
          </table:table-cell>
          <table:table-cell table:formula="of:=ABS([.A581]-[.F581])/[.A581]" office:value-type="float" office:value="0.000693962526023575">
            <text:p>0,000694</text:p>
          </table:table-cell>
          <table:table-cell table:formula="of:=IF([.G58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81]+1000" office:value-type="float" office:value="132000">
            <text:p>132000</text:p>
          </table:table-cell>
          <table:table-cell table:formula="of:=72000000/[.A582]" office:value-type="float" office:value="545.454545454546">
            <text:p>545,4545454545</text:p>
          </table:table-cell>
          <table:table-cell table:formula="of:=ROUND(72000000/[.A582];0)" office:value-type="float" office:value="545">
            <text:p>545</text:p>
          </table:table-cell>
          <table:table-cell table:formula="of:=[.C582]/([.E582]+1)-1" office:value-type="float" office:value="0">
            <text:p>0</text:p>
          </table:table-cell>
          <table:table-cell office:value-type="float" office:value="544">
            <text:p>544</text:p>
          </table:table-cell>
          <table:table-cell table:formula="of:=72000000/([.D582]+1)/([.E582]+1)" office:value-type="float" office:value="132110.091743119">
            <text:p>132110,091743119</text:p>
          </table:table-cell>
          <table:table-cell table:formula="of:=ABS([.A582]-[.F582])/[.A582]" office:value-type="float" office:value="0.000834028356964127">
            <text:p>0,000834</text:p>
          </table:table-cell>
          <table:table-cell table:formula="of:=IF([.G58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82]+1000" office:value-type="float" office:value="133000">
            <text:p>133000</text:p>
          </table:table-cell>
          <table:table-cell table:formula="of:=72000000/[.A583]" office:value-type="float" office:value="541.353383458647">
            <text:p>541,3533834586</text:p>
          </table:table-cell>
          <table:table-cell table:formula="of:=ROUND(72000000/[.A583];0)" office:value-type="float" office:value="541">
            <text:p>541</text:p>
          </table:table-cell>
          <table:table-cell table:formula="of:=[.C583]/([.E583]+1)-1" office:value-type="float" office:value="0">
            <text:p>0</text:p>
          </table:table-cell>
          <table:table-cell office:value-type="float" office:value="540">
            <text:p>540</text:p>
          </table:table-cell>
          <table:table-cell table:formula="of:=72000000/([.D583]+1)/([.E583]+1)" office:value-type="float" office:value="133086.876155268">
            <text:p>133086,876155268</text:p>
          </table:table-cell>
          <table:table-cell table:formula="of:=ABS([.A583]-[.F583])/[.A583]" office:value-type="float" office:value="0.000653204174947538">
            <text:p>0,000653</text:p>
          </table:table-cell>
          <table:table-cell table:formula="of:=IF([.G58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83]+1000" office:value-type="float" office:value="134000">
            <text:p>134000</text:p>
          </table:table-cell>
          <table:table-cell table:formula="of:=72000000/[.A584]" office:value-type="float" office:value="537.313432835821">
            <text:p>537,3134328358</text:p>
          </table:table-cell>
          <table:table-cell table:formula="of:=ROUND(72000000/[.A584];0)" office:value-type="float" office:value="537">
            <text:p>537</text:p>
          </table:table-cell>
          <table:table-cell table:formula="of:=[.C584]/([.E584]+1)-1" office:value-type="float" office:value="0">
            <text:p>0</text:p>
          </table:table-cell>
          <table:table-cell office:value-type="float" office:value="536">
            <text:p>536</text:p>
          </table:table-cell>
          <table:table-cell table:formula="of:=72000000/([.D584]+1)/([.E584]+1)" office:value-type="float" office:value="134078.212290503">
            <text:p>134078,212290503</text:p>
          </table:table-cell>
          <table:table-cell table:formula="of:=ABS([.A584]-[.F584])/[.A584]" office:value-type="float" office:value="0.00058367380972234">
            <text:p>0,000584</text:p>
          </table:table-cell>
          <table:table-cell table:formula="of:=IF([.G58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84]+1000" office:value-type="float" office:value="135000">
            <text:p>135000</text:p>
          </table:table-cell>
          <table:table-cell table:formula="of:=72000000/[.A585]" office:value-type="float" office:value="533.333333333333">
            <text:p>533,3333333333</text:p>
          </table:table-cell>
          <table:table-cell table:formula="of:=ROUND(72000000/[.A585];0)" office:value-type="float" office:value="533">
            <text:p>533</text:p>
          </table:table-cell>
          <table:table-cell table:formula="of:=[.C585]/([.E585]+1)-1" office:value-type="float" office:value="0">
            <text:p>0</text:p>
          </table:table-cell>
          <table:table-cell office:value-type="float" office:value="532">
            <text:p>532</text:p>
          </table:table-cell>
          <table:table-cell table:formula="of:=72000000/([.D585]+1)/([.E585]+1)" office:value-type="float" office:value="135084.427767355">
            <text:p>135084,427767355</text:p>
          </table:table-cell>
          <table:table-cell table:formula="of:=ABS([.A585]-[.F585])/[.A585]" office:value-type="float" office:value="0.000625390869293241">
            <text:p>0,000625</text:p>
          </table:table-cell>
          <table:table-cell table:formula="of:=IF([.G58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85]+1000" office:value-type="float" office:value="136000">
            <text:p>136000</text:p>
          </table:table-cell>
          <table:table-cell table:formula="of:=72000000/[.A586]" office:value-type="float" office:value="529.411764705882">
            <text:p>529,4117647059</text:p>
          </table:table-cell>
          <table:table-cell table:formula="of:=ROUND(72000000/[.A586];0)" office:value-type="float" office:value="529">
            <text:p>529</text:p>
          </table:table-cell>
          <table:table-cell table:formula="of:=[.C586]/([.E586]+1)-1" office:value-type="float" office:value="0">
            <text:p>0</text:p>
          </table:table-cell>
          <table:table-cell office:value-type="float" office:value="528">
            <text:p>528</text:p>
          </table:table-cell>
          <table:table-cell table:formula="of:=72000000/([.D586]+1)/([.E586]+1)" office:value-type="float" office:value="136105.860113422">
            <text:p>136105,860113422</text:p>
          </table:table-cell>
          <table:table-cell table:formula="of:=ABS([.A586]-[.F586])/[.A586]" office:value-type="float" office:value="0.000778383186923105">
            <text:p>0,000778</text:p>
          </table:table-cell>
          <table:table-cell table:formula="of:=IF([.G58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86]+1000" office:value-type="float" office:value="137000">
            <text:p>137000</text:p>
          </table:table-cell>
          <table:table-cell table:formula="of:=72000000/[.A587]" office:value-type="float" office:value="525.547445255475">
            <text:p>525,5474452555</text:p>
          </table:table-cell>
          <table:table-cell table:formula="of:=ROUND(72000000/[.A587];0)" office:value-type="float" office:value="526">
            <text:p>526</text:p>
          </table:table-cell>
          <table:table-cell table:formula="of:=[.C587]/([.E587]+1)-1" office:value-type="float" office:value="0">
            <text:p>0</text:p>
          </table:table-cell>
          <table:table-cell office:value-type="float" office:value="525">
            <text:p>525</text:p>
          </table:table-cell>
          <table:table-cell table:formula="of:=72000000/([.D587]+1)/([.E587]+1)" office:value-type="float" office:value="136882.129277567">
            <text:p>136882,129277567</text:p>
          </table:table-cell>
          <table:table-cell table:formula="of:=ABS([.A587]-[.F587])/[.A587]" office:value-type="float" office:value="0.000860370236740619">
            <text:p>0,000860</text:p>
          </table:table-cell>
          <table:table-cell table:formula="of:=IF([.G58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87]+1000" office:value-type="float" office:value="138000">
            <text:p>138000</text:p>
          </table:table-cell>
          <table:table-cell table:formula="of:=72000000/[.A588]" office:value-type="float" office:value="521.739130434783">
            <text:p>521,7391304348</text:p>
          </table:table-cell>
          <table:table-cell table:formula="of:=ROUND(72000000/[.A588];0)" office:value-type="float" office:value="522">
            <text:p>522</text:p>
          </table:table-cell>
          <table:table-cell table:formula="of:=[.C588]/([.E588]+1)-1" office:value-type="float" office:value="0">
            <text:p>0</text:p>
          </table:table-cell>
          <table:table-cell office:value-type="float" office:value="521">
            <text:p>521</text:p>
          </table:table-cell>
          <table:table-cell table:formula="of:=72000000/([.D588]+1)/([.E588]+1)" office:value-type="float" office:value="137931.034482759">
            <text:p>137931,034482759</text:p>
          </table:table-cell>
          <table:table-cell table:formula="of:=ABS([.A588]-[.F588])/[.A588]" office:value-type="float" office:value="0.000499750124937618">
            <text:p>0,000500</text:p>
          </table:table-cell>
          <table:table-cell table:formula="of:=IF([.G58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88]+1000" office:value-type="float" office:value="139000">
            <text:p>139000</text:p>
          </table:table-cell>
          <table:table-cell table:formula="of:=72000000/[.A589]" office:value-type="float" office:value="517.985611510791">
            <text:p>517,9856115108</text:p>
          </table:table-cell>
          <table:table-cell table:formula="of:=ROUND(72000000/[.A589];0)" office:value-type="float" office:value="518">
            <text:p>518</text:p>
          </table:table-cell>
          <table:table-cell table:formula="of:=[.C589]/([.E589]+1)-1" office:value-type="float" office:value="0">
            <text:p>0</text:p>
          </table:table-cell>
          <table:table-cell office:value-type="float" office:value="517">
            <text:p>517</text:p>
          </table:table-cell>
          <table:table-cell table:formula="of:=72000000/([.D589]+1)/([.E589]+1)" office:value-type="float" office:value="138996.138996139">
            <text:p>138996,138996139</text:p>
          </table:table-cell>
          <table:table-cell table:formula="of:=ABS([.A589]-[.F589])/[.A589]" office:value-type="float" office:value="0.0000277770061942869">
            <text:p>0,000028</text:p>
          </table:table-cell>
          <table:table-cell table:formula="of:=IF([.G58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89]+1000" office:value-type="float" office:value="140000">
            <text:p>140000</text:p>
          </table:table-cell>
          <table:table-cell table:formula="of:=72000000/[.A590]" office:value-type="float" office:value="514.285714285714">
            <text:p>514,2857142857</text:p>
          </table:table-cell>
          <table:table-cell table:formula="of:=ROUND(72000000/[.A590];0)" office:value-type="float" office:value="514">
            <text:p>514</text:p>
          </table:table-cell>
          <table:table-cell table:formula="of:=[.C590]/([.E590]+1)-1" office:value-type="float" office:value="0">
            <text:p>0</text:p>
          </table:table-cell>
          <table:table-cell office:value-type="float" office:value="513">
            <text:p>513</text:p>
          </table:table-cell>
          <table:table-cell table:formula="of:=72000000/([.D590]+1)/([.E590]+1)" office:value-type="float" office:value="140077.821011673">
            <text:p>140077,821011673</text:p>
          </table:table-cell>
          <table:table-cell table:formula="of:=ABS([.A590]-[.F590])/[.A590]" office:value-type="float" office:value="0.000555864369094031">
            <text:p>0,000556</text:p>
          </table:table-cell>
          <table:table-cell table:formula="of:=IF([.G59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90]+1000" office:value-type="float" office:value="141000">
            <text:p>141000</text:p>
          </table:table-cell>
          <table:table-cell table:formula="of:=72000000/[.A591]" office:value-type="float" office:value="510.63829787234">
            <text:p>510,6382978723</text:p>
          </table:table-cell>
          <table:table-cell table:formula="of:=ROUND(72000000/[.A591];0)" office:value-type="float" office:value="511">
            <text:p>511</text:p>
          </table:table-cell>
          <table:table-cell table:formula="of:=[.C591]/([.E591]+1)-1" office:value-type="float" office:value="0">
            <text:p>0</text:p>
          </table:table-cell>
          <table:table-cell office:value-type="float" office:value="510">
            <text:p>510</text:p>
          </table:table-cell>
          <table:table-cell table:formula="of:=72000000/([.D591]+1)/([.E591]+1)" office:value-type="float" office:value="140900.195694716">
            <text:p>140900,195694716</text:p>
          </table:table-cell>
          <table:table-cell table:formula="of:=ABS([.A591]-[.F591])/[.A591]" office:value-type="float" office:value="0.000707831952367093">
            <text:p>0,000708</text:p>
          </table:table-cell>
          <table:table-cell table:formula="of:=IF([.G59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91]+1000" office:value-type="float" office:value="142000">
            <text:p>142000</text:p>
          </table:table-cell>
          <table:table-cell table:formula="of:=72000000/[.A592]" office:value-type="float" office:value="507.042253521127">
            <text:p>507,0422535211</text:p>
          </table:table-cell>
          <table:table-cell table:formula="of:=ROUND(72000000/[.A592];0)" office:value-type="float" office:value="507">
            <text:p>507</text:p>
          </table:table-cell>
          <table:table-cell table:formula="of:=[.C592]/([.E592]+1)-1" office:value-type="float" office:value="0">
            <text:p>0</text:p>
          </table:table-cell>
          <table:table-cell office:value-type="float" office:value="506">
            <text:p>506</text:p>
          </table:table-cell>
          <table:table-cell table:formula="of:=72000000/([.D592]+1)/([.E592]+1)" office:value-type="float" office:value="142011.834319527">
            <text:p>142011,834319527</text:p>
          </table:table-cell>
          <table:table-cell table:formula="of:=ABS([.A592]-[.F592])/[.A592]" office:value-type="float" office:value="0.0000833402783564836">
            <text:p>0,000083</text:p>
          </table:table-cell>
          <table:table-cell table:formula="of:=IF([.G59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92]+1000" office:value-type="float" office:value="143000">
            <text:p>143000</text:p>
          </table:table-cell>
          <table:table-cell table:formula="of:=72000000/[.A593]" office:value-type="float" office:value="503.496503496504">
            <text:p>503,4965034965</text:p>
          </table:table-cell>
          <table:table-cell table:formula="of:=ROUND(72000000/[.A593];0)" office:value-type="float" office:value="503">
            <text:p>503</text:p>
          </table:table-cell>
          <table:table-cell table:formula="of:=[.C593]/([.E593]+1)-1" office:value-type="float" office:value="0">
            <text:p>0</text:p>
          </table:table-cell>
          <table:table-cell office:value-type="float" office:value="502">
            <text:p>502</text:p>
          </table:table-cell>
          <table:table-cell table:formula="of:=72000000/([.D593]+1)/([.E593]+1)" office:value-type="float" office:value="143141.153081511">
            <text:p>143141,153081511</text:p>
          </table:table-cell>
          <table:table-cell table:formula="of:=ABS([.A593]-[.F593])/[.A593]" office:value-type="float" office:value="0.000987084486090515">
            <text:p>0,000987</text:p>
          </table:table-cell>
          <table:table-cell table:formula="of:=IF([.G59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44000">
            <text:p>144000</text:p>
          </table:table-cell>
          <table:table-cell table:formula="of:=72000000/[.A594]" office:value-type="float" office:value="500">
            <text:p>500</text:p>
          </table:table-cell>
          <table:table-cell table:formula="of:=ROUND(72000000/[.A594];0)" office:value-type="float" office:value="500">
            <text:p>500</text:p>
          </table:table-cell>
          <table:table-cell table:formula="of:=[.C594]/([.E594]+1)-1" office:value-type="float" office:value="0">
            <text:p>0</text:p>
          </table:table-cell>
          <table:table-cell office:value-type="float" office:value="499">
            <text:p>499</text:p>
          </table:table-cell>
          <table:table-cell table:formula="of:=72000000/([.D594]+1)/([.E594]+1)" office:value-type="float" office:value="144000">
            <text:p>144000</text:p>
          </table:table-cell>
          <table:table-cell table:formula="of:=ABS([.A594]-[.F594])/[.A594]" office:value-type="float" office:value="0">
            <text:p>0,000000</text:p>
          </table:table-cell>
          <table:table-cell table:formula="of:=IF([.G59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94]+1000" office:value-type="float" office:value="145000">
            <text:p>145000</text:p>
          </table:table-cell>
          <table:table-cell table:formula="of:=72000000/[.A595]" office:value-type="float" office:value="496.551724137931">
            <text:p>496,5517241379</text:p>
          </table:table-cell>
          <table:table-cell table:formula="of:=ROUND(72000000/[.A595];0)" office:value-type="float" office:value="497">
            <text:p>497</text:p>
          </table:table-cell>
          <table:table-cell table:formula="of:=[.C595]/([.E595]+1)-1" office:value-type="float" office:value="0">
            <text:p>0</text:p>
          </table:table-cell>
          <table:table-cell office:value-type="float" office:value="496">
            <text:p>496</text:p>
          </table:table-cell>
          <table:table-cell table:formula="of:=72000000/([.D595]+1)/([.E595]+1)" office:value-type="float" office:value="144869.215291751">
            <text:p>144869,215291751</text:p>
          </table:table-cell>
          <table:table-cell table:formula="of:=ABS([.A595]-[.F595])/[.A595]" office:value-type="float" office:value="0.000901963505168959">
            <text:p>0,000902</text:p>
          </table:table-cell>
          <table:table-cell table:formula="of:=IF([.G59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95]+1000" office:value-type="float" office:value="146000">
            <text:p>146000</text:p>
          </table:table-cell>
          <table:table-cell table:formula="of:=72000000/[.A596]" office:value-type="float" office:value="493.150684931507">
            <text:p>493,1506849315</text:p>
          </table:table-cell>
          <table:table-cell table:formula="of:=ROUND(72000000/[.A596];0)" office:value-type="float" office:value="493">
            <text:p>493</text:p>
          </table:table-cell>
          <table:table-cell table:formula="of:=[.C596]/([.E596]+1)-1" office:value-type="float" office:value="0">
            <text:p>0</text:p>
          </table:table-cell>
          <table:table-cell office:value-type="float" office:value="492">
            <text:p>492</text:p>
          </table:table-cell>
          <table:table-cell table:formula="of:=72000000/([.D596]+1)/([.E596]+1)" office:value-type="float" office:value="146044.62474645">
            <text:p>146044,62474645</text:p>
          </table:table-cell>
          <table:table-cell table:formula="of:=ABS([.A596]-[.F596])/[.A596]" office:value-type="float" office:value="0.000305648948289797">
            <text:p>0,000306</text:p>
          </table:table-cell>
          <table:table-cell table:formula="of:=IF([.G59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96]+1000" office:value-type="float" office:value="147000">
            <text:p>147000</text:p>
          </table:table-cell>
          <table:table-cell table:formula="of:=72000000/[.A597]" office:value-type="float" office:value="489.795918367347">
            <text:p>489,7959183673</text:p>
          </table:table-cell>
          <table:table-cell table:formula="of:=ROUND(72000000/[.A597];0)" office:value-type="float" office:value="490">
            <text:p>490</text:p>
          </table:table-cell>
          <table:table-cell table:formula="of:=[.C597]/([.E597]+1)-1" office:value-type="float" office:value="0">
            <text:p>0</text:p>
          </table:table-cell>
          <table:table-cell office:value-type="float" office:value="489">
            <text:p>489</text:p>
          </table:table-cell>
          <table:table-cell table:formula="of:=72000000/([.D597]+1)/([.E597]+1)" office:value-type="float" office:value="146938.775510204">
            <text:p>146938,775510204</text:p>
          </table:table-cell>
          <table:table-cell table:formula="of:=ABS([.A597]-[.F597])/[.A597]" office:value-type="float" office:value="0.000416493127863382">
            <text:p>0,000416</text:p>
          </table:table-cell>
          <table:table-cell table:formula="of:=IF([.G59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48100">
            <text:p>148100</text:p>
          </table:table-cell>
          <table:table-cell table:formula="of:=72000000/[.A598]" office:value-type="float" office:value="486.158001350439">
            <text:p>486,1580013504</text:p>
          </table:table-cell>
          <table:table-cell table:formula="of:=ROUND(72000000/[.A598];0)" office:value-type="float" office:value="486">
            <text:p>486</text:p>
          </table:table-cell>
          <table:table-cell table:formula="of:=[.C598]/([.E598]+1)-1" office:value-type="float" office:value="0">
            <text:p>0</text:p>
          </table:table-cell>
          <table:table-cell office:value-type="float" office:value="485">
            <text:p>485</text:p>
          </table:table-cell>
          <table:table-cell table:formula="of:=72000000/([.D598]+1)/([.E598]+1)" office:value-type="float" office:value="148148.148148148">
            <text:p>148148,148148148</text:p>
          </table:table-cell>
          <table:table-cell table:formula="of:=ABS([.A598]-[.F598])/[.A598]" office:value-type="float" office:value="0.000325105659339271">
            <text:p>0,000325</text:p>
          </table:table-cell>
          <table:table-cell table:formula="of:=IF([.G59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598]+1000" office:value-type="float" office:value="149100">
            <text:p>149100</text:p>
          </table:table-cell>
          <table:table-cell table:formula="of:=72000000/[.A599]" office:value-type="float" office:value="482.897384305835">
            <text:p>482,8973843058</text:p>
          </table:table-cell>
          <table:table-cell table:formula="of:=ROUND(72000000/[.A599];0)" office:value-type="float" office:value="483">
            <text:p>483</text:p>
          </table:table-cell>
          <table:table-cell table:formula="of:=[.C599]/([.E599]+1)-1" office:value-type="float" office:value="0">
            <text:p>0</text:p>
          </table:table-cell>
          <table:table-cell office:value-type="float" office:value="482">
            <text:p>482</text:p>
          </table:table-cell>
          <table:table-cell table:formula="of:=72000000/([.D599]+1)/([.E599]+1)" office:value-type="float" office:value="149068.322981366">
            <text:p>149068,322981366</text:p>
          </table:table-cell>
          <table:table-cell table:formula="of:=ABS([.A599]-[.F599])/[.A599]" office:value-type="float" office:value="0.000212454853343721">
            <text:p>0,000212</text:p>
          </table:table-cell>
          <table:table-cell table:formula="of:=IF([.G59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50000">
            <text:p>150000</text:p>
          </table:table-cell>
          <table:table-cell table:formula="of:=72000000/[.A600]" office:value-type="float" office:value="480">
            <text:p>480</text:p>
          </table:table-cell>
          <table:table-cell table:formula="of:=ROUND(72000000/[.A600];0)" office:value-type="float" office:value="480">
            <text:p>480</text:p>
          </table:table-cell>
          <table:table-cell table:formula="of:=[.C600]/([.E600]+1)-1" office:value-type="float" office:value="0">
            <text:p>0</text:p>
          </table:table-cell>
          <table:table-cell office:value-type="float" office:value="479">
            <text:p>479</text:p>
          </table:table-cell>
          <table:table-cell table:formula="of:=72000000/([.D600]+1)/([.E600]+1)" office:value-type="float" office:value="150000">
            <text:p>150000</text:p>
          </table:table-cell>
          <table:table-cell table:formula="of:=ABS([.A600]-[.F600])/[.A600]" office:value-type="float" office:value="0">
            <text:p>0,000000</text:p>
          </table:table-cell>
          <table:table-cell table:formula="of:=IF([.G60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00]+1000" office:value-type="float" office:value="151000">
            <text:p>151000</text:p>
          </table:table-cell>
          <table:table-cell table:formula="of:=72000000/[.A601]" office:value-type="float" office:value="476.82119205298">
            <text:p>476,821192053</text:p>
          </table:table-cell>
          <table:table-cell table:formula="of:=ROUND(72000000/[.A601];0)" office:value-type="float" office:value="477">
            <text:p>477</text:p>
          </table:table-cell>
          <table:table-cell table:formula="of:=[.C601]/([.E601]+1)-1" office:value-type="float" office:value="0">
            <text:p>0</text:p>
          </table:table-cell>
          <table:table-cell office:value-type="float" office:value="476">
            <text:p>476</text:p>
          </table:table-cell>
          <table:table-cell table:formula="of:=72000000/([.D601]+1)/([.E601]+1)" office:value-type="float" office:value="150943.396226415">
            <text:p>150943,396226415</text:p>
          </table:table-cell>
          <table:table-cell table:formula="of:=ABS([.A601]-[.F601])/[.A601]" office:value-type="float" office:value="0.000374859427714632">
            <text:p>0,000375</text:p>
          </table:table-cell>
          <table:table-cell table:formula="of:=IF([.G60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01]+1000" office:value-type="float" office:value="152000">
            <text:p>152000</text:p>
          </table:table-cell>
          <table:table-cell table:formula="of:=72000000/[.A602]" office:value-type="float" office:value="473.684210526316">
            <text:p>473,6842105263</text:p>
          </table:table-cell>
          <table:table-cell table:formula="of:=ROUND(72000000/[.A602];0)" office:value-type="float" office:value="474">
            <text:p>474</text:p>
          </table:table-cell>
          <table:table-cell table:formula="of:=[.C602]/([.E602]+1)-1" office:value-type="float" office:value="0">
            <text:p>0</text:p>
          </table:table-cell>
          <table:table-cell office:value-type="float" office:value="473">
            <text:p>473</text:p>
          </table:table-cell>
          <table:table-cell table:formula="of:=72000000/([.D602]+1)/([.E602]+1)" office:value-type="float" office:value="151898.734177215">
            <text:p>151898,734177215</text:p>
          </table:table-cell>
          <table:table-cell table:formula="of:=ABS([.A602]-[.F602])/[.A602]" office:value-type="float" office:value="0.000666222518321056">
            <text:p>0,000666</text:p>
          </table:table-cell>
          <table:table-cell table:formula="of:=IF([.G60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02]+1000" office:value-type="float" office:value="153000">
            <text:p>153000</text:p>
          </table:table-cell>
          <table:table-cell table:formula="of:=72000000/[.A603]" office:value-type="float" office:value="470.588235294118">
            <text:p>470,5882352941</text:p>
          </table:table-cell>
          <table:table-cell table:formula="of:=ROUND(72000000/[.A603];0)" office:value-type="float" office:value="471">
            <text:p>471</text:p>
          </table:table-cell>
          <table:table-cell table:formula="of:=[.C603]/([.E603]+1)-1" office:value-type="float" office:value="0">
            <text:p>0</text:p>
          </table:table-cell>
          <table:table-cell office:value-type="float" office:value="470">
            <text:p>470</text:p>
          </table:table-cell>
          <table:table-cell table:formula="of:=72000000/([.D603]+1)/([.E603]+1)" office:value-type="float" office:value="152866.242038217">
            <text:p>152866,242038217</text:p>
          </table:table-cell>
          <table:table-cell table:formula="of:=ABS([.A603]-[.F603])/[.A603]" office:value-type="float" office:value="0.00087423504433622">
            <text:p>0,000874</text:p>
          </table:table-cell>
          <table:table-cell table:formula="of:=IF([.G60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03]+1000" office:value-type="float" office:value="154000">
            <text:p>154000</text:p>
          </table:table-cell>
          <table:table-cell table:formula="of:=72000000/[.A604]" office:value-type="float" office:value="467.532467532468">
            <text:p>467,5324675325</text:p>
          </table:table-cell>
          <table:table-cell table:formula="of:=ROUND(72000000/[.A604];0)" office:value-type="float" office:value="468">
            <text:p>468</text:p>
          </table:table-cell>
          <table:table-cell table:formula="of:=[.C604]/([.E604]+1)-1" office:value-type="float" office:value="0">
            <text:p>0</text:p>
          </table:table-cell>
          <table:table-cell office:value-type="float" office:value="467">
            <text:p>467</text:p>
          </table:table-cell>
          <table:table-cell table:formula="of:=72000000/([.D604]+1)/([.E604]+1)" office:value-type="float" office:value="153846.153846154">
            <text:p>153846,153846154</text:p>
          </table:table-cell>
          <table:table-cell table:formula="of:=ABS([.A604]-[.F604])/[.A604]" office:value-type="float" office:value="0.000999000999001014">
            <text:p>0,000999</text:p>
          </table:table-cell>
          <table:table-cell table:formula="of:=IF([.G60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54800">
            <text:p>154800</text:p>
          </table:table-cell>
          <table:table-cell table:formula="of:=72000000/[.A605]" office:value-type="float" office:value="465.116279069767">
            <text:p>465,1162790698</text:p>
          </table:table-cell>
          <table:table-cell table:formula="of:=ROUND(72000000/[.A605];0)" office:value-type="float" office:value="465">
            <text:p>465</text:p>
          </table:table-cell>
          <table:table-cell table:formula="of:=[.C605]/([.E605]+1)-1" office:value-type="float" office:value="0">
            <text:p>0</text:p>
          </table:table-cell>
          <table:table-cell office:value-type="float" office:value="464">
            <text:p>464</text:p>
          </table:table-cell>
          <table:table-cell table:formula="of:=72000000/([.D605]+1)/([.E605]+1)" office:value-type="float" office:value="154838.709677419">
            <text:p>154838,709677419</text:p>
          </table:table-cell>
          <table:table-cell table:formula="of:=ABS([.A605]-[.F605])/[.A605]" office:value-type="float" office:value="0.000250062515628962">
            <text:p>0,000250</text:p>
          </table:table-cell>
          <table:table-cell table:formula="of:=IF([.G60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05]+1000" office:value-type="float" office:value="155800">
            <text:p>155800</text:p>
          </table:table-cell>
          <table:table-cell table:formula="of:=72000000/[.A606]" office:value-type="float" office:value="462.130937098845">
            <text:p>462,1309370988</text:p>
          </table:table-cell>
          <table:table-cell table:formula="of:=ROUND(72000000/[.A606];0)" office:value-type="float" office:value="462">
            <text:p>462</text:p>
          </table:table-cell>
          <table:table-cell table:formula="of:=[.C606]/([.E606]+1)-1" office:value-type="float" office:value="0">
            <text:p>0</text:p>
          </table:table-cell>
          <table:table-cell office:value-type="float" office:value="461">
            <text:p>461</text:p>
          </table:table-cell>
          <table:table-cell table:formula="of:=72000000/([.D606]+1)/([.E606]+1)" office:value-type="float" office:value="155844.155844156">
            <text:p>155844,155844156</text:p>
          </table:table-cell>
          <table:table-cell table:formula="of:=ABS([.A606]-[.F606])/[.A606]" office:value-type="float" office:value="0.00028341363386293">
            <text:p>0,000283</text:p>
          </table:table-cell>
          <table:table-cell table:formula="of:=IF([.G60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06]+1000" office:value-type="float" office:value="156800">
            <text:p>156800</text:p>
          </table:table-cell>
          <table:table-cell table:formula="of:=72000000/[.A607]" office:value-type="float" office:value="459.183673469388">
            <text:p>459,1836734694</text:p>
          </table:table-cell>
          <table:table-cell table:formula="of:=ROUND(72000000/[.A607];0)" office:value-type="float" office:value="459">
            <text:p>459</text:p>
          </table:table-cell>
          <table:table-cell table:formula="of:=[.C607]/([.E607]+1)-1" office:value-type="float" office:value="0">
            <text:p>0</text:p>
          </table:table-cell>
          <table:table-cell office:value-type="float" office:value="458">
            <text:p>458</text:p>
          </table:table-cell>
          <table:table-cell table:formula="of:=72000000/([.D607]+1)/([.E607]+1)" office:value-type="float" office:value="156862.745098039">
            <text:p>156862,745098039</text:p>
          </table:table-cell>
          <table:table-cell table:formula="of:=ABS([.A607]-[.F607])/[.A607]" office:value-type="float" office:value="0.000400160064025618">
            <text:p>0,000400</text:p>
          </table:table-cell>
          <table:table-cell table:formula="of:=IF([.G60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07]+1000" office:value-type="float" office:value="157800">
            <text:p>157800</text:p>
          </table:table-cell>
          <table:table-cell table:formula="of:=72000000/[.A608]" office:value-type="float" office:value="456.273764258555">
            <text:p>456,2737642586</text:p>
          </table:table-cell>
          <table:table-cell table:formula="of:=ROUND(72000000/[.A608];0)" office:value-type="float" office:value="456">
            <text:p>456</text:p>
          </table:table-cell>
          <table:table-cell table:formula="of:=[.C608]/([.E608]+1)-1" office:value-type="float" office:value="0">
            <text:p>0</text:p>
          </table:table-cell>
          <table:table-cell office:value-type="float" office:value="455">
            <text:p>455</text:p>
          </table:table-cell>
          <table:table-cell table:formula="of:=72000000/([.D608]+1)/([.E608]+1)" office:value-type="float" office:value="157894.736842105">
            <text:p>157894,736842105</text:p>
          </table:table-cell>
          <table:table-cell table:formula="of:=ABS([.A608]-[.F608])/[.A608]" office:value-type="float" office:value="0.00060036021612961">
            <text:p>0,000600</text:p>
          </table:table-cell>
          <table:table-cell table:formula="of:=IF([.G60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08]+1000" office:value-type="float" office:value="158800">
            <text:p>158800</text:p>
          </table:table-cell>
          <table:table-cell table:formula="of:=72000000/[.A609]" office:value-type="float" office:value="453.400503778338">
            <text:p>453,4005037783</text:p>
          </table:table-cell>
          <table:table-cell table:formula="of:=ROUND(72000000/[.A609];0)" office:value-type="float" office:value="453">
            <text:p>453</text:p>
          </table:table-cell>
          <table:table-cell table:formula="of:=[.C609]/([.E609]+1)-1" office:value-type="float" office:value="0">
            <text:p>0</text:p>
          </table:table-cell>
          <table:table-cell office:value-type="float" office:value="452">
            <text:p>452</text:p>
          </table:table-cell>
          <table:table-cell table:formula="of:=72000000/([.D609]+1)/([.E609]+1)" office:value-type="float" office:value="158940.397350993">
            <text:p>158940,397350993</text:p>
          </table:table-cell>
          <table:table-cell table:formula="of:=ABS([.A609]-[.F609])/[.A609]" office:value-type="float" office:value="0.000884114300965905">
            <text:p>0,000884</text:p>
          </table:table-cell>
          <table:table-cell table:formula="of:=IF([.G60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60000">
            <text:p>160000</text:p>
          </table:table-cell>
          <table:table-cell table:formula="of:=72000000/[.A610]" office:value-type="float" office:value="450">
            <text:p>450</text:p>
          </table:table-cell>
          <table:table-cell table:formula="of:=ROUND(72000000/[.A610];0)" office:value-type="float" office:value="450">
            <text:p>450</text:p>
          </table:table-cell>
          <table:table-cell table:formula="of:=[.C610]/([.E610]+1)-1" office:value-type="float" office:value="0">
            <text:p>0</text:p>
          </table:table-cell>
          <table:table-cell office:value-type="float" office:value="449">
            <text:p>449</text:p>
          </table:table-cell>
          <table:table-cell table:formula="of:=72000000/([.D610]+1)/([.E610]+1)" office:value-type="float" office:value="160000">
            <text:p>160000</text:p>
          </table:table-cell>
          <table:table-cell table:formula="of:=ABS([.A610]-[.F610])/[.A610]" office:value-type="float" office:value="0">
            <text:p>0,000000</text:p>
          </table:table-cell>
          <table:table-cell table:formula="of:=IF([.G61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10]+1000" office:value-type="float" office:value="161000">
            <text:p>161000</text:p>
          </table:table-cell>
          <table:table-cell table:formula="of:=72000000/[.A611]" office:value-type="float" office:value="447.204968944099">
            <text:p>447,2049689441</text:p>
          </table:table-cell>
          <table:table-cell table:formula="of:=ROUND(72000000/[.A611];0)" office:value-type="float" office:value="447">
            <text:p>447</text:p>
          </table:table-cell>
          <table:table-cell table:formula="of:=[.C611]/([.E611]+1)-1" office:value-type="float" office:value="0">
            <text:p>0</text:p>
          </table:table-cell>
          <table:table-cell office:value-type="float" office:value="446">
            <text:p>446</text:p>
          </table:table-cell>
          <table:table-cell table:formula="of:=72000000/([.D611]+1)/([.E611]+1)" office:value-type="float" office:value="161073.825503356">
            <text:p>161073,825503356</text:p>
          </table:table-cell>
          <table:table-cell table:formula="of:=ABS([.A611]-[.F611])/[.A611]" office:value-type="float" office:value="0.00045854349910377">
            <text:p>0,000459</text:p>
          </table:table-cell>
          <table:table-cell table:formula="of:=IF([.G61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62200">
            <text:p>162200</text:p>
          </table:table-cell>
          <table:table-cell table:formula="of:=72000000/[.A612]" office:value-type="float" office:value="443.896424167694">
            <text:p>443,8964241677</text:p>
          </table:table-cell>
          <table:table-cell table:formula="of:=ROUND(72000000/[.A612];0)" office:value-type="float" office:value="444">
            <text:p>444</text:p>
          </table:table-cell>
          <table:table-cell table:formula="of:=[.C612]/([.E612]+1)-1" office:value-type="float" office:value="0">
            <text:p>0</text:p>
          </table:table-cell>
          <table:table-cell office:value-type="float" office:value="443">
            <text:p>443</text:p>
          </table:table-cell>
          <table:table-cell table:formula="of:=72000000/([.D612]+1)/([.E612]+1)" office:value-type="float" office:value="162162.162162162">
            <text:p>162162,162162162</text:p>
          </table:table-cell>
          <table:table-cell table:formula="of:=ABS([.A612]-[.F612])/[.A612]" office:value-type="float" office:value="0.000233278901589644">
            <text:p>0,000233</text:p>
          </table:table-cell>
          <table:table-cell table:formula="of:=IF([.G61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12]+1000" office:value-type="float" office:value="163200">
            <text:p>163200</text:p>
          </table:table-cell>
          <table:table-cell table:formula="of:=72000000/[.A613]" office:value-type="float" office:value="441.176470588235">
            <text:p>441,1764705882</text:p>
          </table:table-cell>
          <table:table-cell table:formula="of:=ROUND(72000000/[.A613];0)" office:value-type="float" office:value="441">
            <text:p>441</text:p>
          </table:table-cell>
          <table:table-cell table:formula="of:=[.C613]/([.E613]+1)-1" office:value-type="float" office:value="0">
            <text:p>0</text:p>
          </table:table-cell>
          <table:table-cell office:value-type="float" office:value="440">
            <text:p>440</text:p>
          </table:table-cell>
          <table:table-cell table:formula="of:=72000000/([.D613]+1)/([.E613]+1)" office:value-type="float" office:value="163265.306122449">
            <text:p>163265,306122449</text:p>
          </table:table-cell>
          <table:table-cell table:formula="of:=ABS([.A613]-[.F613])/[.A613]" office:value-type="float" office:value="0.000400160064025698">
            <text:p>0,000400</text:p>
          </table:table-cell>
          <table:table-cell table:formula="of:=IF([.G61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64400">
            <text:p>164400</text:p>
          </table:table-cell>
          <table:table-cell table:formula="of:=72000000/[.A614]" office:value-type="float" office:value="437.956204379562">
            <text:p>437,9562043796</text:p>
          </table:table-cell>
          <table:table-cell table:formula="of:=ROUND(72000000/[.A614];0)" office:value-type="float" office:value="438">
            <text:p>438</text:p>
          </table:table-cell>
          <table:table-cell table:formula="of:=[.C614]/([.E614]+1)-1" office:value-type="float" office:value="0">
            <text:p>0</text:p>
          </table:table-cell>
          <table:table-cell office:value-type="float" office:value="437">
            <text:p>437</text:p>
          </table:table-cell>
          <table:table-cell table:formula="of:=72000000/([.D614]+1)/([.E614]+1)" office:value-type="float" office:value="164383.561643836">
            <text:p>164383,561643836</text:p>
          </table:table-cell>
          <table:table-cell table:formula="of:=ABS([.A614]-[.F614])/[.A614]" office:value-type="float" office:value="0.0000999900009998612">
            <text:p>0,000100</text:p>
          </table:table-cell>
          <table:table-cell table:formula="of:=IF([.G61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14]+1000" office:value-type="float" office:value="165400">
            <text:p>165400</text:p>
          </table:table-cell>
          <table:table-cell table:formula="of:=72000000/[.A615]" office:value-type="float" office:value="435.308343409915">
            <text:p>435,3083434099</text:p>
          </table:table-cell>
          <table:table-cell table:formula="of:=ROUND(72000000/[.A615];0)" office:value-type="float" office:value="435">
            <text:p>435</text:p>
          </table:table-cell>
          <table:table-cell table:formula="of:=[.C615]/([.E615]+1)-1" office:value-type="float" office:value="0">
            <text:p>0</text:p>
          </table:table-cell>
          <table:table-cell office:value-type="float" office:value="434">
            <text:p>434</text:p>
          </table:table-cell>
          <table:table-cell table:formula="of:=72000000/([.D615]+1)/([.E615]+1)" office:value-type="float" office:value="165517.24137931">
            <text:p>165517,24137931</text:p>
          </table:table-cell>
          <table:table-cell table:formula="of:=ABS([.A615]-[.F615])/[.A615]" office:value-type="float" office:value="0.000708835425092792">
            <text:p>0,000709</text:p>
          </table:table-cell>
          <table:table-cell table:formula="of:=IF([.G61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66300">
            <text:p>166300</text:p>
          </table:table-cell>
          <table:table-cell table:formula="of:=72000000/[.A616]" office:value-type="float" office:value="432.952495490078">
            <text:p>432,9524954901</text:p>
          </table:table-cell>
          <table:table-cell table:formula="of:=ROUND(72000000/[.A616];0)" office:value-type="float" office:value="433">
            <text:p>433</text:p>
          </table:table-cell>
          <table:table-cell table:formula="of:=[.C616]/([.E616]+1)-1" office:value-type="float" office:value="0">
            <text:p>0</text:p>
          </table:table-cell>
          <table:table-cell office:value-type="float" office:value="432">
            <text:p>432</text:p>
          </table:table-cell>
          <table:table-cell table:formula="of:=72000000/([.D616]+1)/([.E616]+1)" office:value-type="float" office:value="166281.755196305">
            <text:p>166281,755196305</text:p>
          </table:table-cell>
          <table:table-cell table:formula="of:=ABS([.A616]-[.F616])/[.A616]" office:value-type="float" office:value="0.000109710184576991">
            <text:p>0,000110</text:p>
          </table:table-cell>
          <table:table-cell table:formula="of:=IF([.G61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67400">
            <text:p>167400</text:p>
          </table:table-cell>
          <table:table-cell table:formula="of:=72000000/[.A617]" office:value-type="float" office:value="430.10752688172">
            <text:p>430,1075268817</text:p>
          </table:table-cell>
          <table:table-cell table:formula="of:=ROUND(72000000/[.A617];0)" office:value-type="float" office:value="430">
            <text:p>430</text:p>
          </table:table-cell>
          <table:table-cell table:formula="of:=[.C617]/([.E617]+1)-1" office:value-type="float" office:value="0">
            <text:p>0</text:p>
          </table:table-cell>
          <table:table-cell office:value-type="float" office:value="429">
            <text:p>429</text:p>
          </table:table-cell>
          <table:table-cell table:formula="of:=72000000/([.D617]+1)/([.E617]+1)" office:value-type="float" office:value="167441.860465116">
            <text:p>167441,860465116</text:p>
          </table:table-cell>
          <table:table-cell table:formula="of:=ABS([.A617]-[.F617])/[.A617]" office:value-type="float" office:value="0.000250062515628883">
            <text:p>0,000250</text:p>
          </table:table-cell>
          <table:table-cell table:formula="of:=IF([.G61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68200">
            <text:p>168200</text:p>
          </table:table-cell>
          <table:table-cell table:formula="of:=72000000/[.A618]" office:value-type="float" office:value="428.061831153389">
            <text:p>428,0618311534</text:p>
          </table:table-cell>
          <table:table-cell table:formula="of:=ROUND(72000000/[.A618];0)" office:value-type="float" office:value="428">
            <text:p>428</text:p>
          </table:table-cell>
          <table:table-cell table:formula="of:=[.C618]/([.E618]+1)-1" office:value-type="float" office:value="0">
            <text:p>0</text:p>
          </table:table-cell>
          <table:table-cell office:value-type="float" office:value="427">
            <text:p>427</text:p>
          </table:table-cell>
          <table:table-cell table:formula="of:=72000000/([.D618]+1)/([.E618]+1)" office:value-type="float" office:value="168224.299065421">
            <text:p>168224,299065421</text:p>
          </table:table-cell>
          <table:table-cell table:formula="of:=ABS([.A618]-[.F618])/[.A618]" office:value-type="float" office:value="0.000144465311656062">
            <text:p>0,000144</text:p>
          </table:table-cell>
          <table:table-cell table:formula="of:=IF([.G61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69000">
            <text:p>169000</text:p>
          </table:table-cell>
          <table:table-cell table:formula="of:=72000000/[.A619]" office:value-type="float" office:value="426.03550295858">
            <text:p>426,0355029586</text:p>
          </table:table-cell>
          <table:table-cell table:formula="of:=ROUND(72000000/[.A619];0)" office:value-type="float" office:value="426">
            <text:p>426</text:p>
          </table:table-cell>
          <table:table-cell table:formula="of:=[.C619]/([.E619]+1)-1" office:value-type="float" office:value="0">
            <text:p>0</text:p>
          </table:table-cell>
          <table:table-cell office:value-type="float" office:value="425">
            <text:p>425</text:p>
          </table:table-cell>
          <table:table-cell table:formula="of:=72000000/([.D619]+1)/([.E619]+1)" office:value-type="float" office:value="169014.084507042">
            <text:p>169014,084507042</text:p>
          </table:table-cell>
          <table:table-cell table:formula="of:=ABS([.A619]-[.F619])/[.A619]" office:value-type="float" office:value="0.0000833402783565152">
            <text:p>0,000083</text:p>
          </table:table-cell>
          <table:table-cell table:formula="of:=IF([.G61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69800">
            <text:p>169800</text:p>
          </table:table-cell>
          <table:table-cell table:formula="of:=72000000/[.A620]" office:value-type="float" office:value="424.028268551237">
            <text:p>424,0282685512</text:p>
          </table:table-cell>
          <table:table-cell table:formula="of:=ROUND(72000000/[.A620];0)" office:value-type="float" office:value="424">
            <text:p>424</text:p>
          </table:table-cell>
          <table:table-cell table:formula="of:=[.C620]/([.E620]+1)-1" office:value-type="float" office:value="0">
            <text:p>0</text:p>
          </table:table-cell>
          <table:table-cell office:value-type="float" office:value="423">
            <text:p>423</text:p>
          </table:table-cell>
          <table:table-cell table:formula="of:=72000000/([.D620]+1)/([.E620]+1)" office:value-type="float" office:value="169811.320754717">
            <text:p>169811,320754717</text:p>
          </table:table-cell>
          <table:table-cell table:formula="of:=ABS([.A620]-[.F620])/[.A620]" office:value-type="float" office:value="0.000066671111407466">
            <text:p>0,000067</text:p>
          </table:table-cell>
          <table:table-cell table:formula="of:=IF([.G62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70600">
            <text:p>170600</text:p>
          </table:table-cell>
          <table:table-cell table:formula="of:=72000000/[.A621]" office:value-type="float" office:value="422.039859320047">
            <text:p>422,03985932</text:p>
          </table:table-cell>
          <table:table-cell table:formula="of:=ROUND(72000000/[.A621];0)" office:value-type="float" office:value="422">
            <text:p>422</text:p>
          </table:table-cell>
          <table:table-cell table:formula="of:=[.C621]/([.E621]+1)-1" office:value-type="float" office:value="0">
            <text:p>0</text:p>
          </table:table-cell>
          <table:table-cell office:value-type="float" office:value="421">
            <text:p>421</text:p>
          </table:table-cell>
          <table:table-cell table:formula="of:=72000000/([.D621]+1)/([.E621]+1)" office:value-type="float" office:value="170616.113744076">
            <text:p>170616,113744076</text:p>
          </table:table-cell>
          <table:table-cell table:formula="of:=ABS([.A621]-[.F621])/[.A621]" office:value-type="float" office:value="0.000094453365039962">
            <text:p>0,000094</text:p>
          </table:table-cell>
          <table:table-cell table:formula="of:=IF([.G62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71400">
            <text:p>171400</text:p>
          </table:table-cell>
          <table:table-cell table:formula="of:=72000000/[.A622]" office:value-type="float" office:value="420.070011668611">
            <text:p>420,0700116686</text:p>
          </table:table-cell>
          <table:table-cell table:formula="of:=ROUND(72000000/[.A622];0)" office:value-type="float" office:value="420">
            <text:p>420</text:p>
          </table:table-cell>
          <table:table-cell table:formula="of:=[.C622]/([.E622]+1)-1" office:value-type="float" office:value="0">
            <text:p>0</text:p>
          </table:table-cell>
          <table:table-cell office:value-type="float" office:value="419">
            <text:p>419</text:p>
          </table:table-cell>
          <table:table-cell table:formula="of:=72000000/([.D622]+1)/([.E622]+1)" office:value-type="float" office:value="171428.571428571">
            <text:p>171428,571428571</text:p>
          </table:table-cell>
          <table:table-cell table:formula="of:=ABS([.A622]-[.F622])/[.A622]" office:value-type="float" office:value="0.000166694449074797">
            <text:p>0,000167</text:p>
          </table:table-cell>
          <table:table-cell table:formula="of:=IF([.G62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72000">
            <text:p>172000</text:p>
          </table:table-cell>
          <table:table-cell table:formula="of:=72000000/[.A623]" office:value-type="float" office:value="418.604651162791">
            <text:p>418,6046511628</text:p>
          </table:table-cell>
          <table:table-cell table:formula="of:=ROUND(72000000/[.A623];0)" office:value-type="float" office:value="419">
            <text:p>419</text:p>
          </table:table-cell>
          <table:table-cell table:formula="of:=[.C623]/([.E623]+1)-1" office:value-type="float" office:value="0">
            <text:p>0</text:p>
          </table:table-cell>
          <table:table-cell office:value-type="float" office:value="418">
            <text:p>418</text:p>
          </table:table-cell>
          <table:table-cell table:formula="of:=72000000/([.D623]+1)/([.E623]+1)" office:value-type="float" office:value="171837.708830549">
            <text:p>171837,708830549</text:p>
          </table:table-cell>
          <table:table-cell table:formula="of:=ABS([.A623]-[.F623])/[.A623]" office:value-type="float" office:value="0.000943553310762116">
            <text:p>0,000944</text:p>
          </table:table-cell>
          <table:table-cell table:formula="of:=IF([.G62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23]+1000" office:value-type="float" office:value="173000">
            <text:p>173000</text:p>
          </table:table-cell>
          <table:table-cell table:formula="of:=72000000/[.A624]" office:value-type="float" office:value="416.184971098266">
            <text:p>416,1849710983</text:p>
          </table:table-cell>
          <table:table-cell table:formula="of:=ROUND(72000000/[.A624];0)" office:value-type="float" office:value="416">
            <text:p>416</text:p>
          </table:table-cell>
          <table:table-cell table:formula="of:=[.C624]/([.E624]+1)-1" office:value-type="float" office:value="0">
            <text:p>0</text:p>
          </table:table-cell>
          <table:table-cell office:value-type="float" office:value="415">
            <text:p>415</text:p>
          </table:table-cell>
          <table:table-cell table:formula="of:=72000000/([.D624]+1)/([.E624]+1)" office:value-type="float" office:value="173076.923076923">
            <text:p>173076,923076923</text:p>
          </table:table-cell>
          <table:table-cell table:formula="of:=ABS([.A624]-[.F624])/[.A624]" office:value-type="float" office:value="0.000444642063139095">
            <text:p>0,000445</text:p>
          </table:table-cell>
          <table:table-cell table:formula="of:=IF([.G62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24]+1000" office:value-type="float" office:value="174000">
            <text:p>174000</text:p>
          </table:table-cell>
          <table:table-cell table:formula="of:=72000000/[.A625]" office:value-type="float" office:value="413.793103448276">
            <text:p>413,7931034483</text:p>
          </table:table-cell>
          <table:table-cell table:formula="of:=ROUND(72000000/[.A625];0)" office:value-type="float" office:value="414">
            <text:p>414</text:p>
          </table:table-cell>
          <table:table-cell table:formula="of:=[.C625]/([.E625]+1)-1" office:value-type="float" office:value="0">
            <text:p>0</text:p>
          </table:table-cell>
          <table:table-cell office:value-type="float" office:value="413">
            <text:p>413</text:p>
          </table:table-cell>
          <table:table-cell table:formula="of:=72000000/([.D625]+1)/([.E625]+1)" office:value-type="float" office:value="173913.043478261">
            <text:p>173913,043478261</text:p>
          </table:table-cell>
          <table:table-cell table:formula="of:=ABS([.A625]-[.F625])/[.A625]" office:value-type="float" office:value="0.00049975012493756">
            <text:p>0,000500</text:p>
          </table:table-cell>
          <table:table-cell table:formula="of:=IF([.G62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75100">
            <text:p>175100</text:p>
          </table:table-cell>
          <table:table-cell table:formula="of:=72000000/[.A626]" office:value-type="float" office:value="411.193603655054">
            <text:p>411,1936036551</text:p>
          </table:table-cell>
          <table:table-cell table:formula="of:=ROUND(72000000/[.A626];0)" office:value-type="float" office:value="411">
            <text:p>411</text:p>
          </table:table-cell>
          <table:table-cell table:formula="of:=[.C626]/([.E626]+1)-1" office:value-type="float" office:value="0">
            <text:p>0</text:p>
          </table:table-cell>
          <table:table-cell office:value-type="float" office:value="410">
            <text:p>410</text:p>
          </table:table-cell>
          <table:table-cell table:formula="of:=72000000/([.D626]+1)/([.E626]+1)" office:value-type="float" office:value="175182.481751825">
            <text:p>175182,481751825</text:p>
          </table:table-cell>
          <table:table-cell table:formula="of:=ABS([.A626]-[.F626])/[.A626]" office:value-type="float" office:value="0.000471055121786502">
            <text:p>0,000471</text:p>
          </table:table-cell>
          <table:table-cell table:formula="of:=IF([.G62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76000">
            <text:p>176000</text:p>
          </table:table-cell>
          <table:table-cell table:formula="of:=72000000/[.A627]" office:value-type="float" office:value="409.090909090909">
            <text:p>409,0909090909</text:p>
          </table:table-cell>
          <table:table-cell table:formula="of:=ROUND(72000000/[.A627];0)" office:value-type="float" office:value="409">
            <text:p>409</text:p>
          </table:table-cell>
          <table:table-cell table:formula="of:=[.C627]/([.E627]+1)-1" office:value-type="float" office:value="0">
            <text:p>0</text:p>
          </table:table-cell>
          <table:table-cell office:value-type="float" office:value="408">
            <text:p>408</text:p>
          </table:table-cell>
          <table:table-cell table:formula="of:=72000000/([.D627]+1)/([.E627]+1)" office:value-type="float" office:value="176039.119804401">
            <text:p>176039,119804401</text:p>
          </table:table-cell>
          <table:table-cell table:formula="of:=ABS([.A627]-[.F627])/[.A627]" office:value-type="float" office:value="0.000222271615914658">
            <text:p>0,000222</text:p>
          </table:table-cell>
          <table:table-cell table:formula="of:=IF([.G62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77000">
            <text:p>177000</text:p>
          </table:table-cell>
          <table:table-cell table:formula="of:=72000000/[.A628]" office:value-type="float" office:value="406.779661016949">
            <text:p>406,779661017</text:p>
          </table:table-cell>
          <table:table-cell table:formula="of:=ROUND(72000000/[.A628];0)" office:value-type="float" office:value="407">
            <text:p>407</text:p>
          </table:table-cell>
          <table:table-cell table:formula="of:=[.C628]/([.E628]+1)-1" office:value-type="float" office:value="0">
            <text:p>0</text:p>
          </table:table-cell>
          <table:table-cell office:value-type="float" office:value="406">
            <text:p>406</text:p>
          </table:table-cell>
          <table:table-cell table:formula="of:=72000000/([.D628]+1)/([.E628]+1)" office:value-type="float" office:value="176904.176904177">
            <text:p>176904,176904177</text:p>
          </table:table-cell>
          <table:table-cell table:formula="of:=ABS([.A628]-[.F628])/[.A628]" office:value-type="float" office:value="0.000541373422729295">
            <text:p>0,000541</text:p>
          </table:table-cell>
          <table:table-cell table:formula="of:=IF([.G62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78200">
            <text:p>178200</text:p>
          </table:table-cell>
          <table:table-cell table:formula="of:=72000000/[.A629]" office:value-type="float" office:value="404.040404040404">
            <text:p>404,0404040404</text:p>
          </table:table-cell>
          <table:table-cell table:formula="of:=ROUND(72000000/[.A629];0)" office:value-type="float" office:value="404">
            <text:p>404</text:p>
          </table:table-cell>
          <table:table-cell table:formula="of:=[.C629]/([.E629]+1)-1" office:value-type="float" office:value="0">
            <text:p>0</text:p>
          </table:table-cell>
          <table:table-cell office:value-type="float" office:value="403">
            <text:p>403</text:p>
          </table:table-cell>
          <table:table-cell table:formula="of:=72000000/([.D629]+1)/([.E629]+1)" office:value-type="float" office:value="178217.821782178">
            <text:p>178217,821782178</text:p>
          </table:table-cell>
          <table:table-cell table:formula="of:=ABS([.A629]-[.F629])/[.A629]" office:value-type="float" office:value="0.000100010001000092">
            <text:p>0,000100</text:p>
          </table:table-cell>
          <table:table-cell table:formula="of:=IF([.G62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80000">
            <text:p>180000</text:p>
          </table:table-cell>
          <table:table-cell table:formula="of:=72000000/[.A630]" office:value-type="float" office:value="400">
            <text:p>400</text:p>
          </table:table-cell>
          <table:table-cell table:formula="of:=ROUND(72000000/[.A630];0)" office:value-type="float" office:value="400">
            <text:p>400</text:p>
          </table:table-cell>
          <table:table-cell table:formula="of:=[.C630]/([.E630]+1)-1" office:value-type="float" office:value="0">
            <text:p>0</text:p>
          </table:table-cell>
          <table:table-cell office:value-type="float" office:value="399">
            <text:p>399</text:p>
          </table:table-cell>
          <table:table-cell table:formula="of:=72000000/([.D630]+1)/([.E630]+1)" office:value-type="float" office:value="180000">
            <text:p>180000</text:p>
          </table:table-cell>
          <table:table-cell table:formula="of:=ABS([.A630]-[.F630])/[.A630]" office:value-type="float" office:value="0">
            <text:p>0,000000</text:p>
          </table:table-cell>
          <table:table-cell table:formula="of:=IF([.G63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30]+1000" office:value-type="float" office:value="181000">
            <text:p>181000</text:p>
          </table:table-cell>
          <table:table-cell table:formula="of:=72000000/[.A631]" office:value-type="float" office:value="397.790055248619">
            <text:p>397,7900552486</text:p>
          </table:table-cell>
          <table:table-cell table:formula="of:=ROUND(72000000/[.A631];0)" office:value-type="float" office:value="398">
            <text:p>398</text:p>
          </table:table-cell>
          <table:table-cell table:formula="of:=[.C631]/([.E631]+1)-1" office:value-type="float" office:value="0">
            <text:p>0</text:p>
          </table:table-cell>
          <table:table-cell office:value-type="float" office:value="397">
            <text:p>397</text:p>
          </table:table-cell>
          <table:table-cell table:formula="of:=72000000/([.D631]+1)/([.E631]+1)" office:value-type="float" office:value="180904.522613065">
            <text:p>180904,522613065</text:p>
          </table:table-cell>
          <table:table-cell table:formula="of:=ABS([.A631]-[.F631])/[.A631]" office:value-type="float" office:value="0.000527499375329739">
            <text:p>0,000527</text:p>
          </table:table-cell>
          <table:table-cell table:formula="of:=IF([.G63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31]+1000" office:value-type="float" office:value="182000">
            <text:p>182000</text:p>
          </table:table-cell>
          <table:table-cell table:formula="of:=72000000/[.A632]" office:value-type="float" office:value="395.604395604396">
            <text:p>395,6043956044</text:p>
          </table:table-cell>
          <table:table-cell table:formula="of:=ROUND(72000000/[.A632];0)" office:value-type="float" office:value="396">
            <text:p>396</text:p>
          </table:table-cell>
          <table:table-cell table:formula="of:=[.C632]/([.E632]+1)-1" office:value-type="float" office:value="0">
            <text:p>0</text:p>
          </table:table-cell>
          <table:table-cell office:value-type="float" office:value="395">
            <text:p>395</text:p>
          </table:table-cell>
          <table:table-cell table:formula="of:=72000000/([.D632]+1)/([.E632]+1)" office:value-type="float" office:value="181818.181818182">
            <text:p>181818,181818182</text:p>
          </table:table-cell>
          <table:table-cell table:formula="of:=ABS([.A632]-[.F632])/[.A632]" office:value-type="float" office:value="0.00099900099900097">
            <text:p>0,000999</text:p>
          </table:table-cell>
          <table:table-cell table:formula="of:=IF([.G63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83200">
            <text:p>183200</text:p>
          </table:table-cell>
          <table:table-cell table:formula="of:=72000000/[.A633]" office:value-type="float" office:value="393.013100436681">
            <text:p>393,0131004367</text:p>
          </table:table-cell>
          <table:table-cell table:formula="of:=ROUND(72000000/[.A633];0)" office:value-type="float" office:value="393">
            <text:p>393</text:p>
          </table:table-cell>
          <table:table-cell table:formula="of:=[.C633]/([.E633]+1)-1" office:value-type="float" office:value="0">
            <text:p>0</text:p>
          </table:table-cell>
          <table:table-cell office:value-type="float" office:value="392">
            <text:p>392</text:p>
          </table:table-cell>
          <table:table-cell table:formula="of:=72000000/([.D633]+1)/([.E633]+1)" office:value-type="float" office:value="183206.106870229">
            <text:p>183206,106870229</text:p>
          </table:table-cell>
          <table:table-cell table:formula="of:=ABS([.A633]-[.F633])/[.A633]" office:value-type="float" office:value="0.0000333344444814779">
            <text:p>0,000033</text:p>
          </table:table-cell>
          <table:table-cell table:formula="of:=IF([.G63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84000">
            <text:p>184000</text:p>
          </table:table-cell>
          <table:table-cell table:formula="of:=72000000/[.A634]" office:value-type="float" office:value="391.304347826087">
            <text:p>391,3043478261</text:p>
          </table:table-cell>
          <table:table-cell table:formula="of:=ROUND(72000000/[.A634];0)" office:value-type="float" office:value="391">
            <text:p>391</text:p>
          </table:table-cell>
          <table:table-cell table:formula="of:=[.C634]/([.E634]+1)-1" office:value-type="float" office:value="0">
            <text:p>0</text:p>
          </table:table-cell>
          <table:table-cell office:value-type="float" office:value="390">
            <text:p>390</text:p>
          </table:table-cell>
          <table:table-cell table:formula="of:=72000000/([.D634]+1)/([.E634]+1)" office:value-type="float" office:value="184143.222506394">
            <text:p>184143,222506394</text:p>
          </table:table-cell>
          <table:table-cell table:formula="of:=ABS([.A634]-[.F634])/[.A634]" office:value-type="float" office:value="0.000778383186923115">
            <text:p>0,000778</text:p>
          </table:table-cell>
          <table:table-cell table:formula="of:=IF([.G63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34]+1000" office:value-type="float" office:value="185000">
            <text:p>185000</text:p>
          </table:table-cell>
          <table:table-cell table:formula="of:=72000000/[.A635]" office:value-type="float" office:value="389.189189189189">
            <text:p>389,1891891892</text:p>
          </table:table-cell>
          <table:table-cell table:formula="of:=ROUND(72000000/[.A635];0)" office:value-type="float" office:value="389">
            <text:p>389</text:p>
          </table:table-cell>
          <table:table-cell table:formula="of:=[.C635]/([.E635]+1)-1" office:value-type="float" office:value="0">
            <text:p>0</text:p>
          </table:table-cell>
          <table:table-cell office:value-type="float" office:value="388">
            <text:p>388</text:p>
          </table:table-cell>
          <table:table-cell table:formula="of:=72000000/([.D635]+1)/([.E635]+1)" office:value-type="float" office:value="185089.974293059">
            <text:p>185089,974293059</text:p>
          </table:table-cell>
          <table:table-cell table:formula="of:=ABS([.A635]-[.F635])/[.A635]" office:value-type="float" office:value="0.000486347530049278">
            <text:p>0,000486</text:p>
          </table:table-cell>
          <table:table-cell table:formula="of:=IF([.G63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35]+1000" office:value-type="float" office:value="186000">
            <text:p>186000</text:p>
          </table:table-cell>
          <table:table-cell table:formula="of:=72000000/[.A636]" office:value-type="float" office:value="387.096774193548">
            <text:p>387,0967741935</text:p>
          </table:table-cell>
          <table:table-cell table:formula="of:=ROUND(72000000/[.A636];0)" office:value-type="float" office:value="387">
            <text:p>387</text:p>
          </table:table-cell>
          <table:table-cell table:formula="of:=[.C636]/([.E636]+1)-1" office:value-type="float" office:value="0">
            <text:p>0</text:p>
          </table:table-cell>
          <table:table-cell office:value-type="float" office:value="386">
            <text:p>386</text:p>
          </table:table-cell>
          <table:table-cell table:formula="of:=72000000/([.D636]+1)/([.E636]+1)" office:value-type="float" office:value="186046.511627907">
            <text:p>186046,511627907</text:p>
          </table:table-cell>
          <table:table-cell table:formula="of:=ABS([.A636]-[.F636])/[.A636]" office:value-type="float" office:value="0.000250062515628831">
            <text:p>0,000250</text:p>
          </table:table-cell>
          <table:table-cell table:formula="of:=IF([.G63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36]+1000" office:value-type="float" office:value="187000">
            <text:p>187000</text:p>
          </table:table-cell>
          <table:table-cell table:formula="of:=72000000/[.A637]" office:value-type="float" office:value="385.026737967914">
            <text:p>385,0267379679</text:p>
          </table:table-cell>
          <table:table-cell table:formula="of:=ROUND(72000000/[.A637];0)" office:value-type="float" office:value="385">
            <text:p>385</text:p>
          </table:table-cell>
          <table:table-cell table:formula="of:=[.C637]/([.E637]+1)-1" office:value-type="float" office:value="0">
            <text:p>0</text:p>
          </table:table-cell>
          <table:table-cell office:value-type="float" office:value="384">
            <text:p>384</text:p>
          </table:table-cell>
          <table:table-cell table:formula="of:=72000000/([.D637]+1)/([.E637]+1)" office:value-type="float" office:value="187012.987012987">
            <text:p>187012,987012987</text:p>
          </table:table-cell>
          <table:table-cell table:formula="of:=ABS([.A637]-[.F637])/[.A637]" office:value-type="float" office:value="0.0000694492673102945">
            <text:p>0,000069</text:p>
          </table:table-cell>
          <table:table-cell table:formula="of:=IF([.G63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37]+1000" office:value-type="float" office:value="188000">
            <text:p>188000</text:p>
          </table:table-cell>
          <table:table-cell table:formula="of:=72000000/[.A638]" office:value-type="float" office:value="382.978723404255">
            <text:p>382,9787234043</text:p>
          </table:table-cell>
          <table:table-cell table:formula="of:=ROUND(72000000/[.A638];0)" office:value-type="float" office:value="383">
            <text:p>383</text:p>
          </table:table-cell>
          <table:table-cell table:formula="of:=[.C638]/([.E638]+1)-1" office:value-type="float" office:value="0">
            <text:p>0</text:p>
          </table:table-cell>
          <table:table-cell office:value-type="float" office:value="382">
            <text:p>382</text:p>
          </table:table-cell>
          <table:table-cell table:formula="of:=72000000/([.D638]+1)/([.E638]+1)" office:value-type="float" office:value="187989.55613577">
            <text:p>187989,55613577</text:p>
          </table:table-cell>
          <table:table-cell table:formula="of:=ABS([.A638]-[.F638])/[.A638]" office:value-type="float" office:value="0.0000555524693073165">
            <text:p>0,000056</text:p>
          </table:table-cell>
          <table:table-cell table:formula="of:=IF([.G63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38]+1000" office:value-type="float" office:value="189000">
            <text:p>189000</text:p>
          </table:table-cell>
          <table:table-cell table:formula="of:=72000000/[.A639]" office:value-type="float" office:value="380.952380952381">
            <text:p>380,9523809524</text:p>
          </table:table-cell>
          <table:table-cell table:formula="of:=ROUND(72000000/[.A639];0)" office:value-type="float" office:value="381">
            <text:p>381</text:p>
          </table:table-cell>
          <table:table-cell table:formula="of:=[.C639]/([.E639]+1)-1" office:value-type="float" office:value="0">
            <text:p>0</text:p>
          </table:table-cell>
          <table:table-cell office:value-type="float" office:value="380">
            <text:p>380</text:p>
          </table:table-cell>
          <table:table-cell table:formula="of:=72000000/([.D639]+1)/([.E639]+1)" office:value-type="float" office:value="188976.377952756">
            <text:p>188976,377952756</text:p>
          </table:table-cell>
          <table:table-cell table:formula="of:=ABS([.A639]-[.F639])/[.A639]" office:value-type="float" office:value="0.000124984376952939">
            <text:p>0,000125</text:p>
          </table:table-cell>
          <table:table-cell table:formula="of:=IF([.G63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39]+1000" office:value-type="float" office:value="190000">
            <text:p>190000</text:p>
          </table:table-cell>
          <table:table-cell table:formula="of:=72000000/[.A640]" office:value-type="float" office:value="378.947368421053">
            <text:p>378,9473684211</text:p>
          </table:table-cell>
          <table:table-cell table:formula="of:=ROUND(72000000/[.A640];0)" office:value-type="float" office:value="379">
            <text:p>379</text:p>
          </table:table-cell>
          <table:table-cell table:formula="of:=[.C640]/([.E640]+1)-1" office:value-type="float" office:value="0">
            <text:p>0</text:p>
          </table:table-cell>
          <table:table-cell office:value-type="float" office:value="378">
            <text:p>378</text:p>
          </table:table-cell>
          <table:table-cell table:formula="of:=72000000/([.D640]+1)/([.E640]+1)" office:value-type="float" office:value="189973.614775726">
            <text:p>189973,614775726</text:p>
          </table:table-cell>
          <table:table-cell table:formula="of:=ABS([.A640]-[.F640])/[.A640]" office:value-type="float" office:value="0.000138869601444304">
            <text:p>0,000139</text:p>
          </table:table-cell>
          <table:table-cell table:formula="of:=IF([.G64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40]+1000" office:value-type="float" office:value="191000">
            <text:p>191000</text:p>
          </table:table-cell>
          <table:table-cell table:formula="of:=72000000/[.A641]" office:value-type="float" office:value="376.96335078534">
            <text:p>376,9633507853</text:p>
          </table:table-cell>
          <table:table-cell table:formula="of:=ROUND(72000000/[.A641];0)" office:value-type="float" office:value="377">
            <text:p>377</text:p>
          </table:table-cell>
          <table:table-cell table:formula="of:=[.C641]/([.E641]+1)-1" office:value-type="float" office:value="0">
            <text:p>0</text:p>
          </table:table-cell>
          <table:table-cell office:value-type="float" office:value="376">
            <text:p>376</text:p>
          </table:table-cell>
          <table:table-cell table:formula="of:=72000000/([.D641]+1)/([.E641]+1)" office:value-type="float" office:value="190981.432360743">
            <text:p>190981,432360743</text:p>
          </table:table-cell>
          <table:table-cell table:formula="of:=ABS([.A641]-[.F641])/[.A641]" office:value-type="float" office:value="0.0000972127709805926">
            <text:p>0,000097</text:p>
          </table:table-cell>
          <table:table-cell table:formula="of:=IF([.G64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41]+1000" office:value-type="float" office:value="192000">
            <text:p>192000</text:p>
          </table:table-cell>
          <table:table-cell table:formula="of:=72000000/[.A642]" office:value-type="float" office:value="375">
            <text:p>375</text:p>
          </table:table-cell>
          <table:table-cell table:formula="of:=ROUND(72000000/[.A642];0)" office:value-type="float" office:value="375">
            <text:p>375</text:p>
          </table:table-cell>
          <table:table-cell table:formula="of:=[.C642]/([.E642]+1)-1" office:value-type="float" office:value="0">
            <text:p>0</text:p>
          </table:table-cell>
          <table:table-cell office:value-type="float" office:value="374">
            <text:p>374</text:p>
          </table:table-cell>
          <table:table-cell table:formula="of:=72000000/([.D642]+1)/([.E642]+1)" office:value-type="float" office:value="192000">
            <text:p>192000</text:p>
          </table:table-cell>
          <table:table-cell table:formula="of:=ABS([.A642]-[.F642])/[.A642]" office:value-type="float" office:value="0">
            <text:p>0,000000</text:p>
          </table:table-cell>
          <table:table-cell table:formula="of:=IF([.G64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42]+1000" office:value-type="float" office:value="193000">
            <text:p>193000</text:p>
          </table:table-cell>
          <table:table-cell table:formula="of:=72000000/[.A643]" office:value-type="float" office:value="373.056994818653">
            <text:p>373,0569948187</text:p>
          </table:table-cell>
          <table:table-cell table:formula="of:=ROUND(72000000/[.A643];0)" office:value-type="float" office:value="373">
            <text:p>373</text:p>
          </table:table-cell>
          <table:table-cell table:formula="of:=[.C643]/([.E643]+1)-1" office:value-type="float" office:value="0">
            <text:p>0</text:p>
          </table:table-cell>
          <table:table-cell office:value-type="float" office:value="372">
            <text:p>372</text:p>
          </table:table-cell>
          <table:table-cell table:formula="of:=72000000/([.D643]+1)/([.E643]+1)" office:value-type="float" office:value="193029.490616622">
            <text:p>193029,490616622</text:p>
          </table:table-cell>
          <table:table-cell table:formula="of:=ABS([.A643]-[.F643])/[.A643]" office:value-type="float" office:value="0.000152801122393645">
            <text:p>0,000153</text:p>
          </table:table-cell>
          <table:table-cell table:formula="of:=IF([.G64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43]+1000" office:value-type="float" office:value="194000">
            <text:p>194000</text:p>
          </table:table-cell>
          <table:table-cell table:formula="of:=72000000/[.A644]" office:value-type="float" office:value="371.134020618557">
            <text:p>371,1340206186</text:p>
          </table:table-cell>
          <table:table-cell table:formula="of:=ROUND(72000000/[.A644];0)" office:value-type="float" office:value="371">
            <text:p>371</text:p>
          </table:table-cell>
          <table:table-cell table:formula="of:=[.C644]/([.E644]+1)-1" office:value-type="float" office:value="0">
            <text:p>0</text:p>
          </table:table-cell>
          <table:table-cell office:value-type="float" office:value="370">
            <text:p>370</text:p>
          </table:table-cell>
          <table:table-cell table:formula="of:=72000000/([.D644]+1)/([.E644]+1)" office:value-type="float" office:value="194070.080862534">
            <text:p>194070,080862534</text:p>
          </table:table-cell>
          <table:table-cell table:formula="of:=ABS([.A644]-[.F644])/[.A644]" office:value-type="float" office:value="0.000361241559451956">
            <text:p>0,000361</text:p>
          </table:table-cell>
          <table:table-cell table:formula="of:=IF([.G64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44]+1000" office:value-type="float" office:value="195000">
            <text:p>195000</text:p>
          </table:table-cell>
          <table:table-cell table:formula="of:=72000000/[.A645]" office:value-type="float" office:value="369.230769230769">
            <text:p>369,2307692308</text:p>
          </table:table-cell>
          <table:table-cell table:formula="of:=ROUND(72000000/[.A645];0)" office:value-type="float" office:value="369">
            <text:p>369</text:p>
          </table:table-cell>
          <table:table-cell table:formula="of:=[.C645]/([.E645]+1)-1" office:value-type="float" office:value="0">
            <text:p>0</text:p>
          </table:table-cell>
          <table:table-cell office:value-type="float" office:value="368">
            <text:p>368</text:p>
          </table:table-cell>
          <table:table-cell table:formula="of:=72000000/([.D645]+1)/([.E645]+1)" office:value-type="float" office:value="195121.951219512">
            <text:p>195121,951219512</text:p>
          </table:table-cell>
          <table:table-cell table:formula="of:=ABS([.A645]-[.F645])/[.A645]" office:value-type="float" office:value="0.000625390869293374">
            <text:p>0,000625</text:p>
          </table:table-cell>
          <table:table-cell table:formula="of:=IF([.G64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45]+1000" office:value-type="float" office:value="196000">
            <text:p>196000</text:p>
          </table:table-cell>
          <table:table-cell table:formula="of:=72000000/[.A646]" office:value-type="float" office:value="367.34693877551">
            <text:p>367,3469387755</text:p>
          </table:table-cell>
          <table:table-cell table:formula="of:=ROUND(72000000/[.A646];0)" office:value-type="float" office:value="367">
            <text:p>367</text:p>
          </table:table-cell>
          <table:table-cell table:formula="of:=[.C646]/([.E646]+1)-1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72000000/([.D646]+1)/([.E646]+1)" office:value-type="float" office:value="196185.286103542">
            <text:p>196185,286103542</text:p>
          </table:table-cell>
          <table:table-cell table:formula="of:=ABS([.A646]-[.F646])/[.A646]" office:value-type="float" office:value="0.000945337262970534">
            <text:p>0,000945</text:p>
          </table:table-cell>
          <table:table-cell table:formula="of:=IF([.G64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97300">
            <text:p>197300</text:p>
          </table:table-cell>
          <table:table-cell table:formula="of:=72000000/[.A647]" office:value-type="float" office:value="364.926507856057">
            <text:p>364,9265078561</text:p>
          </table:table-cell>
          <table:table-cell table:formula="of:=ROUND(72000000/[.A647];0)" office:value-type="float" office:value="365">
            <text:p>365</text:p>
          </table:table-cell>
          <table:table-cell table:formula="of:=[.C647]/([.E647]+1)-1" office:value-type="float" office:value="0">
            <text:p>0</text:p>
          </table:table-cell>
          <table:table-cell office:value-type="float" office:value="364">
            <text:p>364</text:p>
          </table:table-cell>
          <table:table-cell table:formula="of:=72000000/([.D647]+1)/([.E647]+1)" office:value-type="float" office:value="197260.273972603">
            <text:p>197260,273972603</text:p>
          </table:table-cell>
          <table:table-cell table:formula="of:=ABS([.A647]-[.F647])/[.A647]" office:value-type="float" office:value="0.000201348339570523">
            <text:p>0,000201</text:p>
          </table:table-cell>
          <table:table-cell table:formula="of:=IF([.G64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98000">
            <text:p>198000</text:p>
          </table:table-cell>
          <table:table-cell table:formula="of:=72000000/[.A648]" office:value-type="float" office:value="363.636363636364">
            <text:p>363,6363636364</text:p>
          </table:table-cell>
          <table:table-cell table:formula="of:=ROUND(72000000/[.A648];0)" office:value-type="float" office:value="364">
            <text:p>364</text:p>
          </table:table-cell>
          <table:table-cell table:formula="of:=[.C648]/([.E648]+1)-1" office:value-type="float" office:value="0">
            <text:p>0</text:p>
          </table:table-cell>
          <table:table-cell office:value-type="float" office:value="363">
            <text:p>363</text:p>
          </table:table-cell>
          <table:table-cell table:formula="of:=72000000/([.D648]+1)/([.E648]+1)" office:value-type="float" office:value="197802.197802198">
            <text:p>197802,197802198</text:p>
          </table:table-cell>
          <table:table-cell table:formula="of:=ABS([.A648]-[.F648])/[.A648]" office:value-type="float" office:value="0.000999000999001014">
            <text:p>0,000999</text:p>
          </table:table-cell>
          <table:table-cell table:formula="of:=IF([.G64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48]+1000" office:value-type="float" office:value="199000">
            <text:p>199000</text:p>
          </table:table-cell>
          <table:table-cell table:formula="of:=72000000/[.A649]" office:value-type="float" office:value="361.809045226131">
            <text:p>361,8090452261</text:p>
          </table:table-cell>
          <table:table-cell table:formula="of:=ROUND(72000000/[.A649];0)" office:value-type="float" office:value="362">
            <text:p>362</text:p>
          </table:table-cell>
          <table:table-cell table:formula="of:=[.C649]/([.E649]+1)-1" office:value-type="float" office:value="0">
            <text:p>0</text:p>
          </table:table-cell>
          <table:table-cell office:value-type="float" office:value="361">
            <text:p>361</text:p>
          </table:table-cell>
          <table:table-cell table:formula="of:=72000000/([.D649]+1)/([.E649]+1)" office:value-type="float" office:value="198895.027624309">
            <text:p>198895,027624309</text:p>
          </table:table-cell>
          <table:table-cell table:formula="of:=ABS([.A649]-[.F649])/[.A649]" office:value-type="float" office:value="0.000527499375329733">
            <text:p>0,000527</text:p>
          </table:table-cell>
          <table:table-cell table:formula="of:=IF([.G64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49]+1000" office:value-type="float" office:value="200000">
            <text:p>200000</text:p>
          </table:table-cell>
          <table:table-cell table:formula="of:=72000000/[.A650]" office:value-type="float" office:value="360">
            <text:p>360</text:p>
          </table:table-cell>
          <table:table-cell table:formula="of:=ROUND(72000000/[.A650];0)" office:value-type="float" office:value="360">
            <text:p>360</text:p>
          </table:table-cell>
          <table:table-cell table:formula="of:=[.C650]/([.E650]+1)-1" office:value-type="float" office:value="0">
            <text:p>0</text:p>
          </table:table-cell>
          <table:table-cell office:value-type="float" office:value="359">
            <text:p>359</text:p>
          </table:table-cell>
          <table:table-cell table:formula="of:=72000000/([.D650]+1)/([.E650]+1)" office:value-type="float" office:value="200000">
            <text:p>200000</text:p>
          </table:table-cell>
          <table:table-cell table:formula="of:=ABS([.A650]-[.F650])/[.A650]" office:value-type="float" office:value="0">
            <text:p>0,000000</text:p>
          </table:table-cell>
          <table:table-cell table:formula="of:=IF([.G65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50]+1000" office:value-type="float" office:value="201000">
            <text:p>201000</text:p>
          </table:table-cell>
          <table:table-cell table:formula="of:=72000000/[.A651]" office:value-type="float" office:value="358.208955223881">
            <text:p>358,2089552239</text:p>
          </table:table-cell>
          <table:table-cell table:formula="of:=ROUND(72000000/[.A651];0)" office:value-type="float" office:value="358">
            <text:p>358</text:p>
          </table:table-cell>
          <table:table-cell table:formula="of:=[.C651]/([.E651]+1)-1" office:value-type="float" office:value="0">
            <text:p>0</text:p>
          </table:table-cell>
          <table:table-cell office:value-type="float" office:value="357">
            <text:p>357</text:p>
          </table:table-cell>
          <table:table-cell table:formula="of:=72000000/([.D651]+1)/([.E651]+1)" office:value-type="float" office:value="201117.318435754">
            <text:p>201117,318435754</text:p>
          </table:table-cell>
          <table:table-cell table:formula="of:=ABS([.A651]-[.F651])/[.A651]" office:value-type="float" office:value="0.00058367380972234">
            <text:p>0,000584</text:p>
          </table:table-cell>
          <table:table-cell table:formula="of:=IF([.G65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02200">
            <text:p>202200</text:p>
          </table:table-cell>
          <table:table-cell table:formula="of:=72000000/[.A652]" office:value-type="float" office:value="356.083086053412">
            <text:p>356,0830860534</text:p>
          </table:table-cell>
          <table:table-cell table:formula="of:=ROUND(72000000/[.A652];0)" office:value-type="float" office:value="356">
            <text:p>356</text:p>
          </table:table-cell>
          <table:table-cell table:formula="of:=[.C652]/([.E652]+1)-1"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f:=72000000/([.D652]+1)/([.E652]+1)" office:value-type="float" office:value="202247.191011236">
            <text:p>202247,191011236</text:p>
          </table:table-cell>
          <table:table-cell table:formula="of:=ABS([.A652]-[.F652])/[.A652]" office:value-type="float" office:value="0.00023338779048448">
            <text:p>0,000233</text:p>
          </table:table-cell>
          <table:table-cell table:formula="of:=IF([.G65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03000">
            <text:p>203000</text:p>
          </table:table-cell>
          <table:table-cell table:formula="of:=72000000/[.A653]" office:value-type="float" office:value="354.679802955665">
            <text:p>354,6798029557</text:p>
          </table:table-cell>
          <table:table-cell table:formula="of:=ROUND(72000000/[.A653];0)" office:value-type="float" office:value="355">
            <text:p>355</text:p>
          </table:table-cell>
          <table:table-cell table:formula="of:=[.C653]/([.E653]+1)-1" office:value-type="float" office:value="0">
            <text:p>0</text:p>
          </table:table-cell>
          <table:table-cell office:value-type="float" office:value="354">
            <text:p>354</text:p>
          </table:table-cell>
          <table:table-cell table:formula="of:=72000000/([.D653]+1)/([.E653]+1)" office:value-type="float" office:value="202816.901408451">
            <text:p>202816,901408451</text:p>
          </table:table-cell>
          <table:table-cell table:formula="of:=ABS([.A653]-[.F653])/[.A653]" office:value-type="float" office:value="0.00090196350516893">
            <text:p>0,000902</text:p>
          </table:table-cell>
          <table:table-cell table:formula="of:=IF([.G65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53]+1000" office:value-type="float" office:value="204000">
            <text:p>204000</text:p>
          </table:table-cell>
          <table:table-cell table:formula="of:=72000000/[.A654]" office:value-type="float" office:value="352.941176470588">
            <text:p>352,9411764706</text:p>
          </table:table-cell>
          <table:table-cell table:formula="of:=ROUND(72000000/[.A654];0)" office:value-type="float" office:value="353">
            <text:p>353</text:p>
          </table:table-cell>
          <table:table-cell table:formula="of:=[.C654]/([.E654]+1)-1" office:value-type="float" office:value="0">
            <text:p>0</text:p>
          </table:table-cell>
          <table:table-cell office:value-type="float" office:value="352">
            <text:p>352</text:p>
          </table:table-cell>
          <table:table-cell table:formula="of:=72000000/([.D654]+1)/([.E654]+1)" office:value-type="float" office:value="203966.005665722">
            <text:p>203966,005665722</text:p>
          </table:table-cell>
          <table:table-cell table:formula="of:=ABS([.A654]-[.F654])/[.A654]" office:value-type="float" office:value="0.000166638893517694">
            <text:p>0,000167</text:p>
          </table:table-cell>
          <table:table-cell table:formula="of:=IF([.G65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54]+1000" office:value-type="float" office:value="205000">
            <text:p>205000</text:p>
          </table:table-cell>
          <table:table-cell table:formula="of:=72000000/[.A655]" office:value-type="float" office:value="351.219512195122">
            <text:p>351,2195121951</text:p>
          </table:table-cell>
          <table:table-cell table:formula="of:=ROUND(72000000/[.A655];0)" office:value-type="float" office:value="351">
            <text:p>351</text:p>
          </table:table-cell>
          <table:table-cell table:formula="of:=[.C655]/([.E655]+1)-1" office:value-type="float" office:value="0">
            <text:p>0</text:p>
          </table:table-cell>
          <table:table-cell office:value-type="float" office:value="350">
            <text:p>350</text:p>
          </table:table-cell>
          <table:table-cell table:formula="of:=72000000/([.D655]+1)/([.E655]+1)" office:value-type="float" office:value="205128.205128205">
            <text:p>205128,205128205</text:p>
          </table:table-cell>
          <table:table-cell table:formula="of:=ABS([.A655]-[.F655])/[.A655]" office:value-type="float" office:value="0.000625390869293294">
            <text:p>0,000625</text:p>
          </table:table-cell>
          <table:table-cell table:formula="of:=IF([.G65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05700">
            <text:p>205700</text:p>
          </table:table-cell>
          <table:table-cell table:formula="of:=72000000/[.A656]" office:value-type="float" office:value="350.024307243559">
            <text:p>350,0243072436</text:p>
          </table:table-cell>
          <table:table-cell table:formula="of:=ROUND(72000000/[.A656];0)" office:value-type="float" office:value="350">
            <text:p>350</text:p>
          </table:table-cell>
          <table:table-cell table:formula="of:=[.C656]/([.E656]+1)-1" office:value-type="float" office:value="0">
            <text:p>0</text:p>
          </table:table-cell>
          <table:table-cell office:value-type="float" office:value="349">
            <text:p>349</text:p>
          </table:table-cell>
          <table:table-cell table:formula="of:=72000000/([.D656]+1)/([.E656]+1)" office:value-type="float" office:value="205714.285714286">
            <text:p>205714,285714286</text:p>
          </table:table-cell>
          <table:table-cell table:formula="of:=ABS([.A656]-[.F656])/[.A656]" office:value-type="float" office:value="0.0000694492673102097">
            <text:p>0,000069</text:p>
          </table:table-cell>
          <table:table-cell table:formula="of:=IF([.G65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06500">
            <text:p>206500</text:p>
          </table:table-cell>
          <table:table-cell table:formula="of:=72000000/[.A657]" office:value-type="float" office:value="348.668280871671">
            <text:p>348,6682808717</text:p>
          </table:table-cell>
          <table:table-cell table:formula="of:=ROUND(72000000/[.A657];0)" office:value-type="float" office:value="349">
            <text:p>349</text:p>
          </table:table-cell>
          <table:table-cell table:formula="of:=[.C657]/([.E657]+1)-1"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72000000/([.D657]+1)/([.E657]+1)" office:value-type="float" office:value="206303.724928367">
            <text:p>206303,724928367</text:p>
          </table:table-cell>
          <table:table-cell table:formula="of:=ABS([.A657]-[.F657])/[.A657]" office:value-type="float" office:value="0.000950484608393472">
            <text:p>0,000950</text:p>
          </table:table-cell>
          <table:table-cell table:formula="of:=IF([.G65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57]+1000" office:value-type="float" office:value="207500">
            <text:p>207500</text:p>
          </table:table-cell>
          <table:table-cell table:formula="of:=72000000/[.A658]" office:value-type="float" office:value="346.987951807229">
            <text:p>346,9879518072</text:p>
          </table:table-cell>
          <table:table-cell table:formula="of:=ROUND(72000000/[.A658];0)" office:value-type="float" office:value="347">
            <text:p>347</text:p>
          </table:table-cell>
          <table:table-cell table:formula="of:=[.C658]/([.E658]+1)-1" office:value-type="float" office:value="0">
            <text:p>0</text:p>
          </table:table-cell>
          <table:table-cell office:value-type="float" office:value="346">
            <text:p>346</text:p>
          </table:table-cell>
          <table:table-cell table:formula="of:=72000000/([.D658]+1)/([.E658]+1)" office:value-type="float" office:value="207492.795389049">
            <text:p>207492,795389049</text:p>
          </table:table-cell>
          <table:table-cell table:formula="of:=ABS([.A658]-[.F658])/[.A658]" office:value-type="float" office:value="0.0000347210166313831">
            <text:p>0,000035</text:p>
          </table:table-cell>
          <table:table-cell table:formula="of:=IF([.G65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58]+1000" office:value-type="float" office:value="208500">
            <text:p>208500</text:p>
          </table:table-cell>
          <table:table-cell table:formula="of:=72000000/[.A659]" office:value-type="float" office:value="345.323741007194">
            <text:p>345,3237410072</text:p>
          </table:table-cell>
          <table:table-cell table:formula="of:=ROUND(72000000/[.A659];0)" office:value-type="float" office:value="345">
            <text:p>345</text:p>
          </table:table-cell>
          <table:table-cell table:formula="of:=[.C659]/([.E659]+1)-1" office:value-type="float" office:value="0">
            <text:p>0</text:p>
          </table:table-cell>
          <table:table-cell office:value-type="float" office:value="344">
            <text:p>344</text:p>
          </table:table-cell>
          <table:table-cell table:formula="of:=72000000/([.D659]+1)/([.E659]+1)" office:value-type="float" office:value="208695.652173913">
            <text:p>208695,652173913</text:p>
          </table:table-cell>
          <table:table-cell table:formula="of:=ABS([.A659]-[.F659])/[.A659]" office:value-type="float" office:value="0.000938379730997865">
            <text:p>0,000938</text:p>
          </table:table-cell>
          <table:table-cell table:formula="of:=IF([.G65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59]+1000" office:value-type="float" office:value="209500">
            <text:p>209500</text:p>
          </table:table-cell>
          <table:table-cell table:formula="of:=72000000/[.A660]" office:value-type="float" office:value="343.675417661098">
            <text:p>343,6754176611</text:p>
          </table:table-cell>
          <table:table-cell table:formula="of:=ROUND(72000000/[.A660];0)" office:value-type="float" office:value="344">
            <text:p>344</text:p>
          </table:table-cell>
          <table:table-cell table:formula="of:=[.C660]/([.E660]+1)-1" office:value-type="float" office:value="0">
            <text:p>0</text:p>
          </table:table-cell>
          <table:table-cell office:value-type="float" office:value="343">
            <text:p>343</text:p>
          </table:table-cell>
          <table:table-cell table:formula="of:=72000000/([.D660]+1)/([.E660]+1)" office:value-type="float" office:value="209302.325581395">
            <text:p>209302,325581395</text:p>
          </table:table-cell>
          <table:table-cell table:formula="of:=ABS([.A660]-[.F660])/[.A660]" office:value-type="float" office:value="0.000943553310762013">
            <text:p>0,000944</text:p>
          </table:table-cell>
          <table:table-cell table:formula="of:=IF([.G66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60]+1000" office:value-type="float" office:value="210500">
            <text:p>210500</text:p>
          </table:table-cell>
          <table:table-cell table:formula="of:=72000000/[.A661]" office:value-type="float" office:value="342.042755344418">
            <text:p>342,0427553444</text:p>
          </table:table-cell>
          <table:table-cell table:formula="of:=ROUND(72000000/[.A661];0)" office:value-type="float" office:value="342">
            <text:p>342</text:p>
          </table:table-cell>
          <table:table-cell table:formula="of:=[.C661]/([.E661]+1)-1" office:value-type="float" office:value="0">
            <text:p>0</text:p>
          </table:table-cell>
          <table:table-cell office:value-type="float" office:value="341">
            <text:p>341</text:p>
          </table:table-cell>
          <table:table-cell table:formula="of:=72000000/([.D661]+1)/([.E661]+1)" office:value-type="float" office:value="210526.315789474">
            <text:p>210526,315789474</text:p>
          </table:table-cell>
          <table:table-cell table:formula="of:=ABS([.A661]-[.F661])/[.A661]" office:value-type="float" office:value="0.000125015626953347">
            <text:p>0,000125</text:p>
          </table:table-cell>
          <table:table-cell table:formula="of:=IF([.G66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11800">
            <text:p>211800</text:p>
          </table:table-cell>
          <table:table-cell table:formula="of:=72000000/[.A662]" office:value-type="float" office:value="339.943342776204">
            <text:p>339,9433427762</text:p>
          </table:table-cell>
          <table:table-cell table:formula="of:=ROUND(72000000/[.A662];0)" office:value-type="float" office:value="340">
            <text:p>340</text:p>
          </table:table-cell>
          <table:table-cell table:formula="of:=[.C662]/([.E662]+1)-1" office:value-type="float" office:value="0">
            <text:p>0</text:p>
          </table:table-cell>
          <table:table-cell office:value-type="float" office:value="339">
            <text:p>339</text:p>
          </table:table-cell>
          <table:table-cell table:formula="of:=72000000/([.D662]+1)/([.E662]+1)" office:value-type="float" office:value="211764.705882353">
            <text:p>211764,705882353</text:p>
          </table:table-cell>
          <table:table-cell table:formula="of:=ABS([.A662]-[.F662])/[.A662]" office:value-type="float" office:value="0.000166638893517699">
            <text:p>0,000167</text:p>
          </table:table-cell>
          <table:table-cell table:formula="of:=IF([.G66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12500">
            <text:p>212500</text:p>
          </table:table-cell>
          <table:table-cell table:formula="of:=72000000/[.A663]" office:value-type="float" office:value="338.823529411765">
            <text:p>338,8235294118</text:p>
          </table:table-cell>
          <table:table-cell table:formula="of:=ROUND(72000000/[.A663];0)" office:value-type="float" office:value="339">
            <text:p>339</text:p>
          </table:table-cell>
          <table:table-cell table:formula="of:=[.C663]/([.E663]+1)-1" office:value-type="float" office:value="0">
            <text:p>0</text:p>
          </table:table-cell>
          <table:table-cell office:value-type="float" office:value="338">
            <text:p>338</text:p>
          </table:table-cell>
          <table:table-cell table:formula="of:=72000000/([.D663]+1)/([.E663]+1)" office:value-type="float" office:value="212389.380530973">
            <text:p>212389,380530973</text:p>
          </table:table-cell>
          <table:table-cell table:formula="of:=ABS([.A663]-[.F663])/[.A663]" office:value-type="float" office:value="0.000520562207183718">
            <text:p>0,000521</text:p>
          </table:table-cell>
          <table:table-cell table:formula="of:=IF([.G66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13000">
            <text:p>213000</text:p>
          </table:table-cell>
          <table:table-cell table:formula="of:=72000000/[.A664]" office:value-type="float" office:value="338.028169014084">
            <text:p>338,0281690141</text:p>
          </table:table-cell>
          <table:table-cell table:formula="of:=ROUND(72000000/[.A664];0)" office:value-type="float" office:value="338">
            <text:p>338</text:p>
          </table:table-cell>
          <table:table-cell table:formula="of:=[.C664]/([.E664]+1)-1" office:value-type="float" office:value="0">
            <text:p>0</text:p>
          </table:table-cell>
          <table:table-cell office:value-type="float" office:value="337">
            <text:p>337</text:p>
          </table:table-cell>
          <table:table-cell table:formula="of:=72000000/([.D664]+1)/([.E664]+1)" office:value-type="float" office:value="213017.75147929">
            <text:p>213017,75147929</text:p>
          </table:table-cell>
          <table:table-cell table:formula="of:=ABS([.A664]-[.F664])/[.A664]" office:value-type="float" office:value="0.0000833402783564836">
            <text:p>0,000083</text:p>
          </table:table-cell>
          <table:table-cell table:formula="of:=IF([.G66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13500">
            <text:p>213500</text:p>
          </table:table-cell>
          <table:table-cell table:formula="of:=72000000/[.A665]" office:value-type="float" office:value="337.236533957845">
            <text:p>337,2365339578</text:p>
          </table:table-cell>
          <table:table-cell table:formula="of:=ROUND(72000000/[.A665];0)" office:value-type="float" office:value="337">
            <text:p>337</text:p>
          </table:table-cell>
          <table:table-cell table:formula="of:=[.C665]/([.E665]+1)-1" office:value-type="float" office:value="0">
            <text:p>0</text:p>
          </table:table-cell>
          <table:table-cell office:value-type="float" office:value="336">
            <text:p>336</text:p>
          </table:table-cell>
          <table:table-cell table:formula="of:=72000000/([.D665]+1)/([.E665]+1)" office:value-type="float" office:value="213649.851632047">
            <text:p>213649,851632047</text:p>
          </table:table-cell>
          <table:table-cell table:formula="of:=ABS([.A665]-[.F665])/[.A665]" office:value-type="float" office:value="0.000701881180550228">
            <text:p>0,000702</text:p>
          </table:table-cell>
          <table:table-cell table:formula="of:=IF([.G66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65]+1000" office:value-type="float" office:value="214500">
            <text:p>214500</text:p>
          </table:table-cell>
          <table:table-cell table:formula="of:=72000000/[.A666]" office:value-type="float" office:value="335.664335664336">
            <text:p>335,6643356643</text:p>
          </table:table-cell>
          <table:table-cell table:formula="of:=ROUND(72000000/[.A666];0)" office:value-type="float" office:value="336">
            <text:p>336</text:p>
          </table:table-cell>
          <table:table-cell table:formula="of:=[.C666]/([.E666]+1)-1" office:value-type="float" office:value="0">
            <text:p>0</text:p>
          </table:table-cell>
          <table:table-cell office:value-type="float" office:value="335">
            <text:p>335</text:p>
          </table:table-cell>
          <table:table-cell table:formula="of:=72000000/([.D666]+1)/([.E666]+1)" office:value-type="float" office:value="214285.714285714">
            <text:p>214285,714285714</text:p>
          </table:table-cell>
          <table:table-cell table:formula="of:=ABS([.A666]-[.F666])/[.A666]" office:value-type="float" office:value="0.00099900099900098">
            <text:p>0,000999</text:p>
          </table:table-cell>
          <table:table-cell table:formula="of:=IF([.G66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66]+1000" office:value-type="float" office:value="215500">
            <text:p>215500</text:p>
          </table:table-cell>
          <table:table-cell table:formula="of:=72000000/[.A667]" office:value-type="float" office:value="334.106728538283">
            <text:p>334,1067285383</text:p>
          </table:table-cell>
          <table:table-cell table:formula="of:=ROUND(72000000/[.A667];0)" office:value-type="float" office:value="334">
            <text:p>334</text:p>
          </table:table-cell>
          <table:table-cell table:formula="of:=[.C667]/([.E667]+1)-1" office:value-type="float" office:value="0">
            <text:p>0</text:p>
          </table:table-cell>
          <table:table-cell office:value-type="float" office:value="333">
            <text:p>333</text:p>
          </table:table-cell>
          <table:table-cell table:formula="of:=72000000/([.D667]+1)/([.E667]+1)" office:value-type="float" office:value="215568.862275449">
            <text:p>215568,862275449</text:p>
          </table:table-cell>
          <table:table-cell table:formula="of:=ABS([.A667]-[.F667])/[.A667]" office:value-type="float" office:value="0.000319546521805538">
            <text:p>0,000320</text:p>
          </table:table-cell>
          <table:table-cell table:formula="of:=IF([.G66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16200">
            <text:p>216200</text:p>
          </table:table-cell>
          <table:table-cell table:formula="of:=72000000/[.A668]" office:value-type="float" office:value="333.024976873265">
            <text:p>333,0249768733</text:p>
          </table:table-cell>
          <table:table-cell table:formula="of:=ROUND(72000000/[.A668];0)" office:value-type="float" office:value="333">
            <text:p>333</text:p>
          </table:table-cell>
          <table:table-cell table:formula="of:=[.C668]/([.E668]+1)-1" office:value-type="float" office:value="0">
            <text:p>0</text:p>
          </table:table-cell>
          <table:table-cell office:value-type="float" office:value="332">
            <text:p>332</text:p>
          </table:table-cell>
          <table:table-cell table:formula="of:=72000000/([.D668]+1)/([.E668]+1)" office:value-type="float" office:value="216216.216216216">
            <text:p>216216,216216216</text:p>
          </table:table-cell>
          <table:table-cell table:formula="of:=ABS([.A668]-[.F668])/[.A668]" office:value-type="float" office:value="0.0000750056254218921">
            <text:p>0,000075</text:p>
          </table:table-cell>
          <table:table-cell table:formula="of:=IF([.G66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17000">
            <text:p>217000</text:p>
          </table:table-cell>
          <table:table-cell table:formula="of:=72000000/[.A669]" office:value-type="float" office:value="331.797235023041">
            <text:p>331,797235023</text:p>
          </table:table-cell>
          <table:table-cell table:formula="of:=ROUND(72000000/[.A669];0)" office:value-type="float" office:value="332">
            <text:p>332</text:p>
          </table:table-cell>
          <table:table-cell table:formula="of:=[.C669]/([.E669]+1)-1" office:value-type="float" office:value="0">
            <text:p>0</text:p>
          </table:table-cell>
          <table:table-cell office:value-type="float" office:value="331">
            <text:p>331</text:p>
          </table:table-cell>
          <table:table-cell table:formula="of:=72000000/([.D669]+1)/([.E669]+1)" office:value-type="float" office:value="216867.469879518">
            <text:p>216867,469879518</text:p>
          </table:table-cell>
          <table:table-cell table:formula="of:=ABS([.A669]-[.F669])/[.A669]" office:value-type="float" office:value="0.000610737882405257">
            <text:p>0,000611</text:p>
          </table:table-cell>
          <table:table-cell table:formula="of:=IF([.G66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69]+1000" office:value-type="float" office:value="218000">
            <text:p>218000</text:p>
          </table:table-cell>
          <table:table-cell table:formula="of:=72000000/[.A670]" office:value-type="float" office:value="330.275229357798">
            <text:p>330,2752293578</text:p>
          </table:table-cell>
          <table:table-cell table:formula="of:=ROUND(72000000/[.A670];0)" office:value-type="float" office:value="330">
            <text:p>330</text:p>
          </table:table-cell>
          <table:table-cell table:formula="of:=[.C670]/([.E670]+1)-1" office:value-type="float" office:value="0">
            <text:p>0</text:p>
          </table:table-cell>
          <table:table-cell office:value-type="float" office:value="329">
            <text:p>329</text:p>
          </table:table-cell>
          <table:table-cell table:formula="of:=72000000/([.D670]+1)/([.E670]+1)" office:value-type="float" office:value="218181.818181818">
            <text:p>218181,818181818</text:p>
          </table:table-cell>
          <table:table-cell table:formula="of:=ABS([.A670]-[.F670])/[.A670]" office:value-type="float" office:value="0.000834028356964113">
            <text:p>0,000834</text:p>
          </table:table-cell>
          <table:table-cell table:formula="of:=IF([.G67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70]+1000" office:value-type="float" office:value="219000">
            <text:p>219000</text:p>
          </table:table-cell>
          <table:table-cell table:formula="of:=72000000/[.A671]" office:value-type="float" office:value="328.767123287671">
            <text:p>328,7671232877</text:p>
          </table:table-cell>
          <table:table-cell table:formula="of:=ROUND(72000000/[.A671];0)" office:value-type="float" office:value="329">
            <text:p>329</text:p>
          </table:table-cell>
          <table:table-cell table:formula="of:=[.C671]/([.E671]+1)-1"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72000000/([.D671]+1)/([.E671]+1)" office:value-type="float" office:value="218844.984802432">
            <text:p>218844,984802432</text:p>
          </table:table-cell>
          <table:table-cell table:formula="of:=ABS([.A671]-[.F671])/[.A671]" office:value-type="float" office:value="0.000707831952367116">
            <text:p>0,000708</text:p>
          </table:table-cell>
          <table:table-cell table:formula="of:=IF([.G67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71]+1000" office:value-type="float" office:value="220000">
            <text:p>220000</text:p>
          </table:table-cell>
          <table:table-cell table:formula="of:=72000000/[.A672]" office:value-type="float" office:value="327.272727272727">
            <text:p>327,2727272727</text:p>
          </table:table-cell>
          <table:table-cell table:formula="of:=ROUND(72000000/[.A672];0)" office:value-type="float" office:value="327">
            <text:p>327</text:p>
          </table:table-cell>
          <table:table-cell table:formula="of:=[.C672]/([.E672]+1)-1" office:value-type="float" office:value="0">
            <text:p>0</text:p>
          </table:table-cell>
          <table:table-cell office:value-type="float" office:value="326">
            <text:p>326</text:p>
          </table:table-cell>
          <table:table-cell table:formula="of:=72000000/([.D672]+1)/([.E672]+1)" office:value-type="float" office:value="220183.486238532">
            <text:p>220183,486238532</text:p>
          </table:table-cell>
          <table:table-cell table:formula="of:=ABS([.A672]-[.F672])/[.A672]" office:value-type="float" office:value="0.000834028356964171">
            <text:p>0,000834</text:p>
          </table:table-cell>
          <table:table-cell table:formula="of:=IF([.G67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72]+1000" office:value-type="float" office:value="221000">
            <text:p>221000</text:p>
          </table:table-cell>
          <table:table-cell table:formula="of:=72000000/[.A673]" office:value-type="float" office:value="325.79185520362">
            <text:p>325,7918552036</text:p>
          </table:table-cell>
          <table:table-cell table:formula="of:=ROUND(72000000/[.A673];0)" office:value-type="float" office:value="326">
            <text:p>326</text:p>
          </table:table-cell>
          <table:table-cell table:formula="of:=[.C673]/([.E673]+1)-1" office:value-type="float" office:value="0">
            <text:p>0</text:p>
          </table:table-cell>
          <table:table-cell office:value-type="float" office:value="325">
            <text:p>325</text:p>
          </table:table-cell>
          <table:table-cell table:formula="of:=72000000/([.D673]+1)/([.E673]+1)" office:value-type="float" office:value="220858.895705521">
            <text:p>220858,895705521</text:p>
          </table:table-cell>
          <table:table-cell table:formula="of:=ABS([.A673]-[.F673])/[.A673]" office:value-type="float" office:value="0.000638480970491018">
            <text:p>0,000638</text:p>
          </table:table-cell>
          <table:table-cell table:formula="of:=IF([.G67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22200">
            <text:p>222200</text:p>
          </table:table-cell>
          <table:table-cell table:formula="of:=72000000/[.A674]" office:value-type="float" office:value="324.032403240324">
            <text:p>324,0324032403</text:p>
          </table:table-cell>
          <table:table-cell table:formula="of:=ROUND(72000000/[.A674];0)" office:value-type="float" office:value="324">
            <text:p>324</text:p>
          </table:table-cell>
          <table:table-cell table:formula="of:=[.C674]/([.E674]+1)-1" office:value-type="float" office:value="0">
            <text:p>0</text:p>
          </table:table-cell>
          <table:table-cell office:value-type="float" office:value="323">
            <text:p>323</text:p>
          </table:table-cell>
          <table:table-cell table:formula="of:=72000000/([.D674]+1)/([.E674]+1)" office:value-type="float" office:value="222222.222222222">
            <text:p>222222,222222222</text:p>
          </table:table-cell>
          <table:table-cell table:formula="of:=ABS([.A674]-[.F674])/[.A674]" office:value-type="float" office:value="0.000100010001000085">
            <text:p>0,000100</text:p>
          </table:table-cell>
          <table:table-cell table:formula="of:=IF([.G67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23000">
            <text:p>223000</text:p>
          </table:table-cell>
          <table:table-cell table:formula="of:=72000000/[.A675]" office:value-type="float" office:value="322.869955156951">
            <text:p>322,869955157</text:p>
          </table:table-cell>
          <table:table-cell table:formula="of:=ROUND(72000000/[.A675];0)" office:value-type="float" office:value="323">
            <text:p>323</text:p>
          </table:table-cell>
          <table:table-cell table:formula="of:=[.C675]/([.E675]+1)-1" office:value-type="float" office:value="0">
            <text:p>0</text:p>
          </table:table-cell>
          <table:table-cell office:value-type="float" office:value="322">
            <text:p>322</text:p>
          </table:table-cell>
          <table:table-cell table:formula="of:=72000000/([.D675]+1)/([.E675]+1)" office:value-type="float" office:value="222910.216718266">
            <text:p>222910,216718266</text:p>
          </table:table-cell>
          <table:table-cell table:formula="of:=ABS([.A675]-[.F675])/[.A675]" office:value-type="float" office:value="0.000402615613155819">
            <text:p>0,000403</text:p>
          </table:table-cell>
          <table:table-cell table:formula="of:=IF([.G67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24300">
            <text:p>224300</text:p>
          </table:table-cell>
          <table:table-cell table:formula="of:=72000000/[.A676]" office:value-type="float" office:value="320.998662505573">
            <text:p>320,9986625056</text:p>
          </table:table-cell>
          <table:table-cell table:formula="of:=ROUND(72000000/[.A676];0)" office:value-type="float" office:value="321">
            <text:p>321</text:p>
          </table:table-cell>
          <table:table-cell table:formula="of:=[.C676]/([.E676]+1)-1" office:value-type="float" office:value="0">
            <text:p>0</text:p>
          </table:table-cell>
          <table:table-cell office:value-type="float" office:value="320">
            <text:p>320</text:p>
          </table:table-cell>
          <table:table-cell table:formula="of:=72000000/([.D676]+1)/([.E676]+1)" office:value-type="float" office:value="224299.065420561">
            <text:p>224299,065420561</text:p>
          </table:table-cell>
          <table:table-cell table:formula="of:=ABS([.A676]-[.F676])/[.A676]" office:value-type="float" office:value="0.00000416664930565093">
            <text:p>0,000004</text:p>
          </table:table-cell>
          <table:table-cell table:formula="of:=IF([.G67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25000">
            <text:p>225000</text:p>
          </table:table-cell>
          <table:table-cell table:formula="of:=72000000/[.A677]" office:value-type="float" office:value="320">
            <text:p>320</text:p>
          </table:table-cell>
          <table:table-cell table:formula="of:=ROUND(72000000/[.A677];0)" office:value-type="float" office:value="320">
            <text:p>320</text:p>
          </table:table-cell>
          <table:table-cell table:formula="of:=[.C677]/([.E677]+1)-1" office:value-type="float" office:value="0">
            <text:p>0</text:p>
          </table:table-cell>
          <table:table-cell office:value-type="float" office:value="319">
            <text:p>319</text:p>
          </table:table-cell>
          <table:table-cell table:formula="of:=72000000/([.D677]+1)/([.E677]+1)" office:value-type="float" office:value="225000">
            <text:p>225000</text:p>
          </table:table-cell>
          <table:table-cell table:formula="of:=ABS([.A677]-[.F677])/[.A677]" office:value-type="float" office:value="0">
            <text:p>0,000000</text:p>
          </table:table-cell>
          <table:table-cell table:formula="of:=IF([.G67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25700">
            <text:p>225700</text:p>
          </table:table-cell>
          <table:table-cell table:formula="of:=72000000/[.A678]" office:value-type="float" office:value="319.007532122286">
            <text:p>319,0075321223</text:p>
          </table:table-cell>
          <table:table-cell table:formula="of:=ROUND(72000000/[.A678];0)" office:value-type="float" office:value="319">
            <text:p>319</text:p>
          </table:table-cell>
          <table:table-cell table:formula="of:=[.C678]/([.E678]+1)-1" office:value-type="float" office:value="0">
            <text:p>0</text:p>
          </table:table-cell>
          <table:table-cell office:value-type="float" office:value="318">
            <text:p>318</text:p>
          </table:table-cell>
          <table:table-cell table:formula="of:=72000000/([.D678]+1)/([.E678]+1)" office:value-type="float" office:value="225705.329153605">
            <text:p>225705,329153605</text:p>
          </table:table-cell>
          <table:table-cell table:formula="of:=ABS([.A678]-[.F678])/[.A678]" office:value-type="float" office:value="0.0000236116686088135">
            <text:p>0,000024</text:p>
          </table:table-cell>
          <table:table-cell table:formula="of:=IF([.G67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27000">
            <text:p>227000</text:p>
          </table:table-cell>
          <table:table-cell table:formula="of:=72000000/[.A679]" office:value-type="float" office:value="317.180616740088">
            <text:p>317,1806167401</text:p>
          </table:table-cell>
          <table:table-cell table:formula="of:=ROUND(72000000/[.A679];0)" office:value-type="float" office:value="317">
            <text:p>317</text:p>
          </table:table-cell>
          <table:table-cell table:formula="of:=[.C679]/([.E679]+1)-1" office:value-type="float" office:value="0">
            <text:p>0</text:p>
          </table:table-cell>
          <table:table-cell office:value-type="float" office:value="316">
            <text:p>316</text:p>
          </table:table-cell>
          <table:table-cell table:formula="of:=72000000/([.D679]+1)/([.E679]+1)" office:value-type="float" office:value="227129.337539432">
            <text:p>227129,337539432</text:p>
          </table:table-cell>
          <table:table-cell table:formula="of:=ABS([.A679]-[.F679])/[.A679]" office:value-type="float" office:value="0.000569768896176929">
            <text:p>0,000570</text:p>
          </table:table-cell>
          <table:table-cell table:formula="of:=IF([.G67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79]+1000" office:value-type="float" office:value="228000">
            <text:p>228000</text:p>
          </table:table-cell>
          <table:table-cell table:formula="of:=72000000/[.A680]" office:value-type="float" office:value="315.789473684211">
            <text:p>315,7894736842</text:p>
          </table:table-cell>
          <table:table-cell table:formula="of:=ROUND(72000000/[.A680];0)" office:value-type="float" office:value="316">
            <text:p>316</text:p>
          </table:table-cell>
          <table:table-cell table:formula="of:=[.C680]/([.E680]+1)-1" office:value-type="float" office:value="0">
            <text:p>0</text:p>
          </table:table-cell>
          <table:table-cell office:value-type="float" office:value="315">
            <text:p>315</text:p>
          </table:table-cell>
          <table:table-cell table:formula="of:=72000000/([.D680]+1)/([.E680]+1)" office:value-type="float" office:value="227848.101265823">
            <text:p>227848,101265823</text:p>
          </table:table-cell>
          <table:table-cell table:formula="of:=ABS([.A680]-[.F680])/[.A680]" office:value-type="float" office:value="0.000666222518321056">
            <text:p>0,000666</text:p>
          </table:table-cell>
          <table:table-cell table:formula="of:=IF([.G68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29300">
            <text:p>229300</text:p>
          </table:table-cell>
          <table:table-cell table:formula="of:=72000000/[.A681]" office:value-type="float" office:value="313.999127780201">
            <text:p>313,9991277802</text:p>
          </table:table-cell>
          <table:table-cell table:formula="of:=ROUND(72000000/[.A681];0)" office:value-type="float" office:value="314">
            <text:p>314</text:p>
          </table:table-cell>
          <table:table-cell table:formula="of:=[.C681]/([.E681]+1)-1" office:value-type="float" office:value="0">
            <text:p>0</text:p>
          </table:table-cell>
          <table:table-cell office:value-type="float" office:value="313">
            <text:p>313</text:p>
          </table:table-cell>
          <table:table-cell table:formula="of:=72000000/([.D681]+1)/([.E681]+1)" office:value-type="float" office:value="229299.363057325">
            <text:p>229299,363057325</text:p>
          </table:table-cell>
          <table:table-cell table:formula="of:=ABS([.A681]-[.F681])/[.A681]" office:value-type="float" office:value="0.00000277777006176438">
            <text:p>0,000003</text:p>
          </table:table-cell>
          <table:table-cell table:formula="of:=IF([.G68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30000">
            <text:p>230000</text:p>
          </table:table-cell>
          <table:table-cell table:formula="of:=72000000/[.A682]" office:value-type="float" office:value="313.04347826087">
            <text:p>313,0434782609</text:p>
          </table:table-cell>
          <table:table-cell table:formula="of:=ROUND(72000000/[.A682];0)" office:value-type="float" office:value="313">
            <text:p>313</text:p>
          </table:table-cell>
          <table:table-cell table:formula="of:=[.C682]/([.E682]+1)-1"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72000000/([.D682]+1)/([.E682]+1)" office:value-type="float" office:value="230031.948881789">
            <text:p>230031,948881789</text:p>
          </table:table-cell>
          <table:table-cell table:formula="of:=ABS([.A682]-[.F682])/[.A682]" office:value-type="float" office:value="0.000138908181691912">
            <text:p>0,000139</text:p>
          </table:table-cell>
          <table:table-cell table:formula="of:=IF([.G68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82]+1000" office:value-type="float" office:value="231000">
            <text:p>231000</text:p>
          </table:table-cell>
          <table:table-cell table:formula="of:=72000000/[.A683]" office:value-type="float" office:value="311.688311688312">
            <text:p>311,6883116883</text:p>
          </table:table-cell>
          <table:table-cell table:formula="of:=ROUND(72000000/[.A683];0)" office:value-type="float" office:value="312">
            <text:p>312</text:p>
          </table:table-cell>
          <table:table-cell table:formula="of:=[.C683]/([.E683]+1)-1" office:value-type="float" office:value="0">
            <text:p>0</text:p>
          </table:table-cell>
          <table:table-cell office:value-type="float" office:value="311">
            <text:p>311</text:p>
          </table:table-cell>
          <table:table-cell table:formula="of:=72000000/([.D683]+1)/([.E683]+1)" office:value-type="float" office:value="230769.230769231">
            <text:p>230769,230769231</text:p>
          </table:table-cell>
          <table:table-cell table:formula="of:=ABS([.A683]-[.F683])/[.A683]" office:value-type="float" office:value="0.000999000999000951">
            <text:p>0,000999</text:p>
          </table:table-cell>
          <table:table-cell table:formula="of:=IF([.G68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32300">
            <text:p>232300</text:p>
          </table:table-cell>
          <table:table-cell table:formula="of:=72000000/[.A684]" office:value-type="float" office:value="309.944037882049">
            <text:p>309,944037882</text:p>
          </table:table-cell>
          <table:table-cell table:formula="of:=ROUND(72000000/[.A684];0)" office:value-type="float" office:value="310">
            <text:p>310</text:p>
          </table:table-cell>
          <table:table-cell table:formula="of:=[.C684]/([.E684]+1)-1" office:value-type="float" office:value="0">
            <text:p>0</text:p>
          </table:table-cell>
          <table:table-cell office:value-type="float" office:value="309">
            <text:p>309</text:p>
          </table:table-cell>
          <table:table-cell table:formula="of:=72000000/([.D684]+1)/([.E684]+1)" office:value-type="float" office:value="232258.064516129">
            <text:p>232258,064516129</text:p>
          </table:table-cell>
          <table:table-cell table:formula="of:=ABS([.A684]-[.F684])/[.A684]" office:value-type="float" office:value="0.000180522961132026">
            <text:p>0,000181</text:p>
          </table:table-cell>
          <table:table-cell table:formula="of:=IF([.G68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33000">
            <text:p>233000</text:p>
          </table:table-cell>
          <table:table-cell table:formula="of:=72000000/[.A685]" office:value-type="float" office:value="309.012875536481">
            <text:p>309,0128755365</text:p>
          </table:table-cell>
          <table:table-cell table:formula="of:=ROUND(72000000/[.A685];0)" office:value-type="float" office:value="309">
            <text:p>309</text:p>
          </table:table-cell>
          <table:table-cell table:formula="of:=[.C685]/([.E685]+1)-1" office:value-type="float" office:value="0">
            <text:p>0</text:p>
          </table:table-cell>
          <table:table-cell office:value-type="float" office:value="308">
            <text:p>308</text:p>
          </table:table-cell>
          <table:table-cell table:formula="of:=72000000/([.D685]+1)/([.E685]+1)" office:value-type="float" office:value="233009.708737864">
            <text:p>233009,708737864</text:p>
          </table:table-cell>
          <table:table-cell table:formula="of:=ABS([.A685]-[.F685])/[.A685]" office:value-type="float" office:value="0.0000416684028500933">
            <text:p>0,000042</text:p>
          </table:table-cell>
          <table:table-cell table:formula="of:=IF([.G68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85]+1000" office:value-type="float" office:value="234000">
            <text:p>234000</text:p>
          </table:table-cell>
          <table:table-cell table:formula="of:=72000000/[.A686]" office:value-type="float" office:value="307.692307692308">
            <text:p>307,6923076923</text:p>
          </table:table-cell>
          <table:table-cell table:formula="of:=ROUND(72000000/[.A686];0)" office:value-type="float" office:value="308">
            <text:p>308</text:p>
          </table:table-cell>
          <table:table-cell table:formula="of:=[.C686]/([.E686]+1)-1" office:value-type="float" office:value="0">
            <text:p>0</text:p>
          </table:table-cell>
          <table:table-cell office:value-type="float" office:value="307">
            <text:p>307</text:p>
          </table:table-cell>
          <table:table-cell table:formula="of:=72000000/([.D686]+1)/([.E686]+1)" office:value-type="float" office:value="233766.233766234">
            <text:p>233766,233766234</text:p>
          </table:table-cell>
          <table:table-cell table:formula="of:=ABS([.A686]-[.F686])/[.A686]" office:value-type="float" office:value="0.000999000999001059">
            <text:p>0,000999</text:p>
          </table:table-cell>
          <table:table-cell table:formula="of:=IF([.G68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35300">
            <text:p>235300</text:p>
          </table:table-cell>
          <table:table-cell table:formula="of:=72000000/[.A687]" office:value-type="float" office:value="305.992350191245">
            <text:p>305,9923501912</text:p>
          </table:table-cell>
          <table:table-cell table:formula="of:=ROUND(72000000/[.A687];0)" office:value-type="float" office:value="306">
            <text:p>306</text:p>
          </table:table-cell>
          <table:table-cell table:formula="of:=[.C687]/([.E687]+1)-1" office:value-type="float" office:value="0">
            <text:p>0</text:p>
          </table:table-cell>
          <table:table-cell office:value-type="float" office:value="305">
            <text:p>305</text:p>
          </table:table-cell>
          <table:table-cell table:formula="of:=72000000/([.D687]+1)/([.E687]+1)" office:value-type="float" office:value="235294.117647059">
            <text:p>235294,117647059</text:p>
          </table:table-cell>
          <table:table-cell table:formula="of:=ABS([.A687]-[.F687])/[.A687]" office:value-type="float" office:value="0.0000249993750156173">
            <text:p>0,000025</text:p>
          </table:table-cell>
          <table:table-cell table:formula="of:=IF([.G68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36000">
            <text:p>236000</text:p>
          </table:table-cell>
          <table:table-cell table:formula="of:=72000000/[.A688]" office:value-type="float" office:value="305.084745762712">
            <text:p>305,0847457627</text:p>
          </table:table-cell>
          <table:table-cell table:formula="of:=ROUND(72000000/[.A688];0)" office:value-type="float" office:value="305">
            <text:p>305</text:p>
          </table:table-cell>
          <table:table-cell table:formula="of:=[.C688]/([.E688]+1)-1" office:value-type="float" office:value="0">
            <text:p>0</text:p>
          </table:table-cell>
          <table:table-cell office:value-type="float" office:value="304">
            <text:p>304</text:p>
          </table:table-cell>
          <table:table-cell table:formula="of:=72000000/([.D688]+1)/([.E688]+1)" office:value-type="float" office:value="236065.573770492">
            <text:p>236065,573770492</text:p>
          </table:table-cell>
          <table:table-cell table:formula="of:=ABS([.A688]-[.F688])/[.A688]" office:value-type="float" office:value="0.000277854959711075">
            <text:p>0,000278</text:p>
          </table:table-cell>
          <table:table-cell table:formula="of:=IF([.G68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88]+1000" office:value-type="float" office:value="237000">
            <text:p>237000</text:p>
          </table:table-cell>
          <table:table-cell table:formula="of:=72000000/[.A689]" office:value-type="float" office:value="303.79746835443">
            <text:p>303,7974683544</text:p>
          </table:table-cell>
          <table:table-cell table:formula="of:=ROUND(72000000/[.A689];0)" office:value-type="float" office:value="304">
            <text:p>304</text:p>
          </table:table-cell>
          <table:table-cell table:formula="of:=[.C689]/([.E689]+1)-1" office:value-type="float" office:value="0">
            <text:p>0</text:p>
          </table:table-cell>
          <table:table-cell office:value-type="float" office:value="303">
            <text:p>303</text:p>
          </table:table-cell>
          <table:table-cell table:formula="of:=72000000/([.D689]+1)/([.E689]+1)" office:value-type="float" office:value="236842.105263158">
            <text:p>236842,105263158</text:p>
          </table:table-cell>
          <table:table-cell table:formula="of:=ABS([.A689]-[.F689])/[.A689]" office:value-type="float" office:value="0.000666222518321126">
            <text:p>0,000666</text:p>
          </table:table-cell>
          <table:table-cell table:formula="of:=IF([.G68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40000">
            <text:p>240000</text:p>
          </table:table-cell>
          <table:table-cell table:formula="of:=72000000/[.A690]" office:value-type="float" office:value="300">
            <text:p>300</text:p>
          </table:table-cell>
          <table:table-cell table:formula="of:=ROUND(72000000/[.A690];0)" office:value-type="float" office:value="300">
            <text:p>300</text:p>
          </table:table-cell>
          <table:table-cell table:formula="of:=[.C690]/([.E690]+1)-1" office:value-type="float" office:value="0">
            <text:p>0</text:p>
          </table:table-cell>
          <table:table-cell office:value-type="float" office:value="299">
            <text:p>299</text:p>
          </table:table-cell>
          <table:table-cell table:formula="of:=72000000/([.D690]+1)/([.E690]+1)" office:value-type="float" office:value="240000">
            <text:p>240000</text:p>
          </table:table-cell>
          <table:table-cell table:formula="of:=ABS([.A690]-[.F690])/[.A690]" office:value-type="float" office:value="0">
            <text:p>0,000000</text:p>
          </table:table-cell>
          <table:table-cell table:formula="of:=IF([.G69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90]+1000" office:value-type="float" office:value="241000">
            <text:p>241000</text:p>
          </table:table-cell>
          <table:table-cell table:formula="of:=72000000/[.A691]" office:value-type="float" office:value="298.755186721992">
            <text:p>298,755186722</text:p>
          </table:table-cell>
          <table:table-cell table:formula="of:=ROUND(72000000/[.A691];0)" office:value-type="float" office:value="299">
            <text:p>299</text:p>
          </table:table-cell>
          <table:table-cell table:formula="of:=[.C691]/([.E691]+1)-1" office:value-type="float" office:value="0">
            <text:p>0</text:p>
          </table:table-cell>
          <table:table-cell office:value-type="float" office:value="298">
            <text:p>298</text:p>
          </table:table-cell>
          <table:table-cell table:formula="of:=72000000/([.D691]+1)/([.E691]+1)" office:value-type="float" office:value="240802.675585284">
            <text:p>240802,675585284</text:p>
          </table:table-cell>
          <table:table-cell table:formula="of:=ABS([.A691]-[.F691])/[.A691]" office:value-type="float" office:value="0.000818773505044497">
            <text:p>0,000819</text:p>
          </table:table-cell>
          <table:table-cell table:formula="of:=IF([.G69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41600">
            <text:p>241600</text:p>
          </table:table-cell>
          <table:table-cell table:formula="of:=72000000/[.A692]" office:value-type="float" office:value="298.013245033113">
            <text:p>298,0132450331</text:p>
          </table:table-cell>
          <table:table-cell table:formula="of:=ROUND(72000000/[.A692];0)" office:value-type="float" office:value="298">
            <text:p>298</text:p>
          </table:table-cell>
          <table:table-cell table:formula="of:=[.C692]/([.E692]+1)-1" office:value-type="float" office:value="0">
            <text:p>0</text:p>
          </table:table-cell>
          <table:table-cell office:value-type="float" office:value="297">
            <text:p>297</text:p>
          </table:table-cell>
          <table:table-cell table:formula="of:=72000000/([.D692]+1)/([.E692]+1)" office:value-type="float" office:value="241610.738255034">
            <text:p>241610,738255034</text:p>
          </table:table-cell>
          <table:table-cell table:formula="of:=ABS([.A692]-[.F692])/[.A692]" office:value-type="float" office:value="0.0000444464198408964">
            <text:p>0,000044</text:p>
          </table:table-cell>
          <table:table-cell table:formula="of:=IF([.G69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43200">
            <text:p>243200</text:p>
          </table:table-cell>
          <table:table-cell table:formula="of:=72000000/[.A693]" office:value-type="float" office:value="296.052631578947">
            <text:p>296,0526315789</text:p>
          </table:table-cell>
          <table:table-cell table:formula="of:=ROUND(72000000/[.A693];0)" office:value-type="float" office:value="296">
            <text:p>296</text:p>
          </table:table-cell>
          <table:table-cell table:formula="of:=[.C693]/([.E693]+1)-1" office:value-type="float" office:value="0">
            <text:p>0</text:p>
          </table:table-cell>
          <table:table-cell office:value-type="float" office:value="295">
            <text:p>295</text:p>
          </table:table-cell>
          <table:table-cell table:formula="of:=72000000/([.D693]+1)/([.E693]+1)" office:value-type="float" office:value="243243.243243243">
            <text:p>243243,243243243</text:p>
          </table:table-cell>
          <table:table-cell table:formula="of:=ABS([.A693]-[.F693])/[.A693]" office:value-type="float" office:value="0.000177809388335749">
            <text:p>0,000178</text:p>
          </table:table-cell>
          <table:table-cell table:formula="of:=IF([.G69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44000">
            <text:p>244000</text:p>
          </table:table-cell>
          <table:table-cell table:formula="of:=72000000/[.A694]" office:value-type="float" office:value="295.081967213115">
            <text:p>295,0819672131</text:p>
          </table:table-cell>
          <table:table-cell table:formula="of:=ROUND(72000000/[.A694];0)" office:value-type="float" office:value="295">
            <text:p>295</text:p>
          </table:table-cell>
          <table:table-cell table:formula="of:=[.C694]/([.E694]+1)-1" office:value-type="float" office:value="0">
            <text:p>0</text:p>
          </table:table-cell>
          <table:table-cell office:value-type="float" office:value="294">
            <text:p>294</text:p>
          </table:table-cell>
          <table:table-cell table:formula="of:=72000000/([.D694]+1)/([.E694]+1)" office:value-type="float" office:value="244067.796610169">
            <text:p>244067,796610169</text:p>
          </table:table-cell>
          <table:table-cell table:formula="of:=ABS([.A694]-[.F694])/[.A694]" office:value-type="float" office:value="0.000277854959711029">
            <text:p>0,000278</text:p>
          </table:table-cell>
          <table:table-cell table:formula="of:=IF([.G69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94]+1000" office:value-type="float" office:value="245000">
            <text:p>245000</text:p>
          </table:table-cell>
          <table:table-cell table:formula="of:=72000000/[.A695]" office:value-type="float" office:value="293.877551020408">
            <text:p>293,8775510204</text:p>
          </table:table-cell>
          <table:table-cell table:formula="of:=ROUND(72000000/[.A695];0)" office:value-type="float" office:value="294">
            <text:p>294</text:p>
          </table:table-cell>
          <table:table-cell table:formula="of:=[.C695]/([.E695]+1)-1" office:value-type="float" office:value="0">
            <text:p>0</text:p>
          </table:table-cell>
          <table:table-cell office:value-type="float" office:value="293">
            <text:p>293</text:p>
          </table:table-cell>
          <table:table-cell table:formula="of:=72000000/([.D695]+1)/([.E695]+1)" office:value-type="float" office:value="244897.959183673">
            <text:p>244897,959183673</text:p>
          </table:table-cell>
          <table:table-cell table:formula="of:=ABS([.A695]-[.F695])/[.A695]" office:value-type="float" office:value="0.000416493127863422">
            <text:p>0,000416</text:p>
          </table:table-cell>
          <table:table-cell table:formula="of:=IF([.G69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45700">
            <text:p>245700</text:p>
          </table:table-cell>
          <table:table-cell table:formula="of:=72000000/[.A696]" office:value-type="float" office:value="293.040293040293">
            <text:p>293,0402930403</text:p>
          </table:table-cell>
          <table:table-cell table:formula="of:=ROUND(72000000/[.A696];0)" office:value-type="float" office:value="293">
            <text:p>293</text:p>
          </table:table-cell>
          <table:table-cell table:formula="of:=[.C696]/([.E696]+1)-1"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72000000/([.D696]+1)/([.E696]+1)" office:value-type="float" office:value="245733.788395904">
            <text:p>245733,788395904</text:p>
          </table:table-cell>
          <table:table-cell table:formula="of:=ABS([.A696]-[.F696])/[.A696]" office:value-type="float" office:value="0.000137518908849984">
            <text:p>0,000138</text:p>
          </table:table-cell>
          <table:table-cell table:formula="of:=IF([.G69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47400">
            <text:p>247400</text:p>
          </table:table-cell>
          <table:table-cell table:formula="of:=72000000/[.A697]" office:value-type="float" office:value="291.026677445432">
            <text:p>291,0266774454</text:p>
          </table:table-cell>
          <table:table-cell table:formula="of:=ROUND(72000000/[.A697];0)" office:value-type="float" office:value="291">
            <text:p>291</text:p>
          </table:table-cell>
          <table:table-cell table:formula="of:=[.C697]/([.E697]+1)-1"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72000000/([.D697]+1)/([.E697]+1)" office:value-type="float" office:value="247422.680412371">
            <text:p>247422,680412371</text:p>
          </table:table-cell>
          <table:table-cell table:formula="of:=ABS([.A697]-[.F697])/[.A697]" office:value-type="float" office:value="0.0000916750702148267">
            <text:p>0,000092</text:p>
          </table:table-cell>
          <table:table-cell table:formula="of:=IF([.G69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48280">
            <text:p>248280</text:p>
          </table:table-cell>
          <table:table-cell table:formula="of:=72000000/[.A698]" office:value-type="float" office:value="289.995166747221">
            <text:p>289,9951667472</text:p>
          </table:table-cell>
          <table:table-cell table:formula="of:=ROUND(72000000/[.A698];0)" office:value-type="float" office:value="290">
            <text:p>290</text:p>
          </table:table-cell>
          <table:table-cell table:formula="of:=[.C698]/([.E698]+1)-1" office:value-type="float" office:value="0">
            <text:p>0</text:p>
          </table:table-cell>
          <table:table-cell office:value-type="float" office:value="289">
            <text:p>289</text:p>
          </table:table-cell>
          <table:table-cell table:formula="of:=72000000/([.D698]+1)/([.E698]+1)" office:value-type="float" office:value="248275.862068966">
            <text:p>248275,862068966</text:p>
          </table:table-cell>
          <table:table-cell table:formula="of:=ABS([.A698]-[.F698])/[.A698]" office:value-type="float" office:value="0.0000166663888935589">
            <text:p>0,000017</text:p>
          </table:table-cell>
          <table:table-cell table:formula="of:=IF([.G69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698]+1000" office:value-type="float" office:value="249280">
            <text:p>249280</text:p>
          </table:table-cell>
          <table:table-cell table:formula="of:=72000000/[.A699]" office:value-type="float" office:value="288.831835686778">
            <text:p>288,8318356868</text:p>
          </table:table-cell>
          <table:table-cell table:formula="of:=ROUND(72000000/[.A699];0)" office:value-type="float" office:value="289">
            <text:p>289</text:p>
          </table:table-cell>
          <table:table-cell table:formula="of:=[.C699]/([.E699]+1)-1" office:value-type="float" office:value="0">
            <text:p>0</text:p>
          </table:table-cell>
          <table:table-cell office:value-type="float" office:value="288">
            <text:p>288</text:p>
          </table:table-cell>
          <table:table-cell table:formula="of:=72000000/([.D699]+1)/([.E699]+1)" office:value-type="float" office:value="249134.948096886">
            <text:p>249134,948096886</text:p>
          </table:table-cell>
          <table:table-cell table:formula="of:=ABS([.A699]-[.F699])/[.A699]" office:value-type="float" office:value="0.000581883436754607">
            <text:p>0,000582</text:p>
          </table:table-cell>
          <table:table-cell table:formula="of:=IF([.G69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50000">
            <text:p>250000</text:p>
          </table:table-cell>
          <table:table-cell table:formula="of:=72000000/[.A700]" office:value-type="float" office:value="288">
            <text:p>288</text:p>
          </table:table-cell>
          <table:table-cell table:formula="of:=ROUND(72000000/[.A700];0)" office:value-type="float" office:value="288">
            <text:p>288</text:p>
          </table:table-cell>
          <table:table-cell table:formula="of:=[.C700]/([.E700]+1)-1" office:value-type="float" office:value="0">
            <text:p>0</text:p>
          </table:table-cell>
          <table:table-cell office:value-type="float" office:value="287">
            <text:p>287</text:p>
          </table:table-cell>
          <table:table-cell table:formula="of:=72000000/([.D700]+1)/([.E700]+1)" office:value-type="float" office:value="250000">
            <text:p>250000</text:p>
          </table:table-cell>
          <table:table-cell table:formula="of:=ABS([.A700]-[.F700])/[.A700]" office:value-type="float" office:value="0">
            <text:p>0,000000</text:p>
          </table:table-cell>
          <table:table-cell table:formula="of:=IF([.G70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00]+1000" office:value-type="float" office:value="251000">
            <text:p>251000</text:p>
          </table:table-cell>
          <table:table-cell table:formula="of:=72000000/[.A701]" office:value-type="float" office:value="286.852589641434">
            <text:p>286,8525896414</text:p>
          </table:table-cell>
          <table:table-cell table:formula="of:=ROUND(72000000/[.A701];0)" office:value-type="float" office:value="287">
            <text:p>287</text:p>
          </table:table-cell>
          <table:table-cell table:formula="of:=[.C701]/([.E701]+1)-1" office:value-type="float" office:value="0">
            <text:p>0</text:p>
          </table:table-cell>
          <table:table-cell office:value-type="float" office:value="286">
            <text:p>286</text:p>
          </table:table-cell>
          <table:table-cell table:formula="of:=72000000/([.D701]+1)/([.E701]+1)" office:value-type="float" office:value="250871.080139373">
            <text:p>250871,080139373</text:p>
          </table:table-cell>
          <table:table-cell table:formula="of:=ABS([.A701]-[.F701])/[.A701]" office:value-type="float" office:value="0.000513624942737777">
            <text:p>0,000514</text:p>
          </table:table-cell>
          <table:table-cell table:formula="of:=IF([.G70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01]+1000" office:value-type="float" office:value="252000">
            <text:p>252000</text:p>
          </table:table-cell>
          <table:table-cell table:formula="of:=72000000/[.A702]" office:value-type="float" office:value="285.714285714286">
            <text:p>285,7142857143</text:p>
          </table:table-cell>
          <table:table-cell table:formula="of:=ROUND(72000000/[.A702];0)" office:value-type="float" office:value="286">
            <text:p>286</text:p>
          </table:table-cell>
          <table:table-cell table:formula="of:=[.C702]/([.E702]+1)-1" office:value-type="float" office:value="0">
            <text:p>0</text:p>
          </table:table-cell>
          <table:table-cell office:value-type="float" office:value="285">
            <text:p>285</text:p>
          </table:table-cell>
          <table:table-cell table:formula="of:=72000000/([.D702]+1)/([.E702]+1)" office:value-type="float" office:value="251748.251748252">
            <text:p>251748,251748252</text:p>
          </table:table-cell>
          <table:table-cell table:formula="of:=ABS([.A702]-[.F702])/[.A702]" office:value-type="float" office:value="0.000999000999000961">
            <text:p>0,000999</text:p>
          </table:table-cell>
          <table:table-cell table:formula="of:=IF([.G70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52600">
            <text:p>252600</text:p>
          </table:table-cell>
          <table:table-cell table:formula="of:=72000000/[.A703]" office:value-type="float" office:value="285.035629453682">
            <text:p>285,0356294537</text:p>
          </table:table-cell>
          <table:table-cell table:formula="of:=ROUND(72000000/[.A703];0)" office:value-type="float" office:value="285">
            <text:p>285</text:p>
          </table:table-cell>
          <table:table-cell table:formula="of:=[.C703]/([.E703]+1)-1" office:value-type="float" office:value="0">
            <text:p>0</text:p>
          </table:table-cell>
          <table:table-cell office:value-type="float" office:value="284">
            <text:p>284</text:p>
          </table:table-cell>
          <table:table-cell table:formula="of:=72000000/([.D703]+1)/([.E703]+1)" office:value-type="float" office:value="252631.578947368">
            <text:p>252631,578947368</text:p>
          </table:table-cell>
          <table:table-cell table:formula="of:=ABS([.A703]-[.F703])/[.A703]" office:value-type="float" office:value="0.000125015626953393">
            <text:p>0,000125</text:p>
          </table:table-cell>
          <table:table-cell table:formula="of:=IF([.G70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54400">
            <text:p>254400</text:p>
          </table:table-cell>
          <table:table-cell table:formula="of:=72000000/[.A704]" office:value-type="float" office:value="283.018867924528">
            <text:p>283,0188679245</text:p>
          </table:table-cell>
          <table:table-cell table:formula="of:=ROUND(72000000/[.A704];0)" office:value-type="float" office:value="283">
            <text:p>283</text:p>
          </table:table-cell>
          <table:table-cell table:formula="of:=[.C704]/([.E704]+1)-1" office:value-type="float" office:value="0">
            <text:p>0</text:p>
          </table:table-cell>
          <table:table-cell office:value-type="float" office:value="282">
            <text:p>282</text:p>
          </table:table-cell>
          <table:table-cell table:formula="of:=72000000/([.D704]+1)/([.E704]+1)" office:value-type="float" office:value="254416.961130742">
            <text:p>254416,961130742</text:p>
          </table:table-cell>
          <table:table-cell table:formula="of:=ABS([.A704]-[.F704])/[.A704]" office:value-type="float" office:value="0.0000666711114073972">
            <text:p>0,000067</text:p>
          </table:table-cell>
          <table:table-cell table:formula="of:=IF([.G70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55300">
            <text:p>255300</text:p>
          </table:table-cell>
          <table:table-cell table:formula="of:=72000000/[.A705]" office:value-type="float" office:value="282.021151586369">
            <text:p>282,0211515864</text:p>
          </table:table-cell>
          <table:table-cell table:formula="of:=ROUND(72000000/[.A705];0)" office:value-type="float" office:value="282">
            <text:p>282</text:p>
          </table:table-cell>
          <table:table-cell table:formula="of:=[.C705]/([.E705]+1)-1" office:value-type="float" office:value="0">
            <text:p>0</text:p>
          </table:table-cell>
          <table:table-cell office:value-type="float" office:value="281">
            <text:p>281</text:p>
          </table:table-cell>
          <table:table-cell table:formula="of:=72000000/([.D705]+1)/([.E705]+1)" office:value-type="float" office:value="255319.14893617">
            <text:p>255319,14893617</text:p>
          </table:table-cell>
          <table:table-cell table:formula="of:=ABS([.A705]-[.F705])/[.A705]" office:value-type="float" office:value="0.0000750056254219018">
            <text:p>0,000075</text:p>
          </table:table-cell>
          <table:table-cell table:formula="of:=IF([.G70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56000">
            <text:p>256000</text:p>
          </table:table-cell>
          <table:table-cell table:formula="of:=72000000/[.A706]" office:value-type="float" office:value="281.25">
            <text:p>281,25</text:p>
          </table:table-cell>
          <table:table-cell table:formula="of:=ROUND(72000000/[.A706];0)" office:value-type="float" office:value="281">
            <text:p>281</text:p>
          </table:table-cell>
          <table:table-cell table:formula="of:=[.C706]/([.E706]+1)-1" office:value-type="float" office:value="0">
            <text:p>0</text:p>
          </table:table-cell>
          <table:table-cell office:value-type="float" office:value="280">
            <text:p>280</text:p>
          </table:table-cell>
          <table:table-cell table:formula="of:=72000000/([.D706]+1)/([.E706]+1)" office:value-type="float" office:value="256227.758007117">
            <text:p>256227,758007117</text:p>
          </table:table-cell>
          <table:table-cell table:formula="of:=ABS([.A706]-[.F706])/[.A706]" office:value-type="float" office:value="0.000889679715302464">
            <text:p>0,000890</text:p>
          </table:table-cell>
          <table:table-cell table:formula="of:=IF([.G70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06]+1000" office:value-type="float" office:value="257000">
            <text:p>257000</text:p>
          </table:table-cell>
          <table:table-cell table:formula="of:=72000000/[.A707]" office:value-type="float" office:value="280.155642023346">
            <text:p>280,1556420233</text:p>
          </table:table-cell>
          <table:table-cell table:formula="of:=ROUND(72000000/[.A707];0)" office:value-type="float" office:value="280">
            <text:p>280</text:p>
          </table:table-cell>
          <table:table-cell table:formula="of:=[.C707]/([.E707]+1)-1" office:value-type="float" office:value="0">
            <text:p>0</text:p>
          </table:table-cell>
          <table:table-cell office:value-type="float" office:value="279">
            <text:p>279</text:p>
          </table:table-cell>
          <table:table-cell table:formula="of:=72000000/([.D707]+1)/([.E707]+1)" office:value-type="float" office:value="257142.857142857">
            <text:p>257142,857142857</text:p>
          </table:table-cell>
          <table:table-cell table:formula="of:=ABS([.A707]-[.F707])/[.A707]" office:value-type="float" office:value="0.000555864369093893">
            <text:p>0,000556</text:p>
          </table:table-cell>
          <table:table-cell table:formula="of:=IF([.G70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07]+1000" office:value-type="float" office:value="258000">
            <text:p>258000</text:p>
          </table:table-cell>
          <table:table-cell table:formula="of:=72000000/[.A708]" office:value-type="float" office:value="279.06976744186">
            <text:p>279,0697674419</text:p>
          </table:table-cell>
          <table:table-cell table:formula="of:=ROUND(72000000/[.A708];0)" office:value-type="float" office:value="279">
            <text:p>279</text:p>
          </table:table-cell>
          <table:table-cell table:formula="of:=[.C708]/([.E708]+1)-1" office:value-type="float" office:value="0">
            <text:p>0</text:p>
          </table:table-cell>
          <table:table-cell office:value-type="float" office:value="278">
            <text:p>278</text:p>
          </table:table-cell>
          <table:table-cell table:formula="of:=72000000/([.D708]+1)/([.E708]+1)" office:value-type="float" office:value="258064.516129032">
            <text:p>258064,516129032</text:p>
          </table:table-cell>
          <table:table-cell table:formula="of:=ABS([.A708]-[.F708])/[.A708]" office:value-type="float" office:value="0.000250062515628962">
            <text:p>0,000250</text:p>
          </table:table-cell>
          <table:table-cell table:formula="of:=IF([.G70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08]+1000" office:value-type="float" office:value="259000">
            <text:p>259000</text:p>
          </table:table-cell>
          <table:table-cell table:formula="of:=72000000/[.A709]" office:value-type="float" office:value="277.992277992278">
            <text:p>277,9922779923</text:p>
          </table:table-cell>
          <table:table-cell table:formula="of:=ROUND(72000000/[.A709];0)" office:value-type="float" office:value="278">
            <text:p>278</text:p>
          </table:table-cell>
          <table:table-cell table:formula="of:=[.C709]/([.E709]+1)-1" office:value-type="float" office:value="0">
            <text:p>0</text:p>
          </table:table-cell>
          <table:table-cell office:value-type="float" office:value="277">
            <text:p>277</text:p>
          </table:table-cell>
          <table:table-cell table:formula="of:=72000000/([.D709]+1)/([.E709]+1)" office:value-type="float" office:value="258992.805755396">
            <text:p>258992,805755396</text:p>
          </table:table-cell>
          <table:table-cell table:formula="of:=ABS([.A709]-[.F709])/[.A709]" office:value-type="float" office:value="0.0000277770061943047">
            <text:p>0,000028</text:p>
          </table:table-cell>
          <table:table-cell table:formula="of:=IF([.G70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09]+1000" office:value-type="float" office:value="260000">
            <text:p>260000</text:p>
          </table:table-cell>
          <table:table-cell table:formula="of:=72000000/[.A710]" office:value-type="float" office:value="276.923076923077">
            <text:p>276,9230769231</text:p>
          </table:table-cell>
          <table:table-cell table:formula="of:=ROUND(72000000/[.A710];0)" office:value-type="float" office:value="277">
            <text:p>277</text:p>
          </table:table-cell>
          <table:table-cell table:formula="of:=[.C710]/([.E710]+1)-1" office:value-type="float" office:value="0">
            <text:p>0</text:p>
          </table:table-cell>
          <table:table-cell office:value-type="float" office:value="276">
            <text:p>276</text:p>
          </table:table-cell>
          <table:table-cell table:formula="of:=72000000/([.D710]+1)/([.E710]+1)" office:value-type="float" office:value="259927.797833935">
            <text:p>259927,797833935</text:p>
          </table:table-cell>
          <table:table-cell table:formula="of:=ABS([.A710]-[.F710])/[.A710]" office:value-type="float" office:value="0.000277700638711506">
            <text:p>0,000278</text:p>
          </table:table-cell>
          <table:table-cell table:formula="of:=IF([.G71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10]+1000" office:value-type="float" office:value="261000">
            <text:p>261000</text:p>
          </table:table-cell>
          <table:table-cell table:formula="of:=72000000/[.A711]" office:value-type="float" office:value="275.862068965517">
            <text:p>275,8620689655</text:p>
          </table:table-cell>
          <table:table-cell table:formula="of:=ROUND(72000000/[.A711];0)" office:value-type="float" office:value="276">
            <text:p>276</text:p>
          </table:table-cell>
          <table:table-cell table:formula="of:=[.C711]/([.E711]+1)-1"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72000000/([.D711]+1)/([.E711]+1)" office:value-type="float" office:value="260869.565217391">
            <text:p>260869,565217391</text:p>
          </table:table-cell>
          <table:table-cell table:formula="of:=ABS([.A711]-[.F711])/[.A711]" office:value-type="float" office:value="0.00049975012493756">
            <text:p>0,000500</text:p>
          </table:table-cell>
          <table:table-cell table:formula="of:=IF([.G71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11]+1000" office:value-type="float" office:value="262000">
            <text:p>262000</text:p>
          </table:table-cell>
          <table:table-cell table:formula="of:=72000000/[.A712]" office:value-type="float" office:value="274.809160305344">
            <text:p>274,8091603053</text:p>
          </table:table-cell>
          <table:table-cell table:formula="of:=ROUND(72000000/[.A712];0)" office:value-type="float" office:value="275">
            <text:p>275</text:p>
          </table:table-cell>
          <table:table-cell table:formula="of:=[.C712]/([.E712]+1)-1" office:value-type="float" office:value="0">
            <text:p>0</text:p>
          </table:table-cell>
          <table:table-cell office:value-type="float" office:value="274">
            <text:p>274</text:p>
          </table:table-cell>
          <table:table-cell table:formula="of:=72000000/([.D712]+1)/([.E712]+1)" office:value-type="float" office:value="261818.181818182">
            <text:p>261818,181818182</text:p>
          </table:table-cell>
          <table:table-cell table:formula="of:=ABS([.A712]-[.F712])/[.A712]" office:value-type="float" office:value="0.000693962526023575">
            <text:p>0,000694</text:p>
          </table:table-cell>
          <table:table-cell table:formula="of:=IF([.G71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12]+1000" office:value-type="float" office:value="263000">
            <text:p>263000</text:p>
          </table:table-cell>
          <table:table-cell table:formula="of:=72000000/[.A713]" office:value-type="float" office:value="273.764258555133">
            <text:p>273,7642585551</text:p>
          </table:table-cell>
          <table:table-cell table:formula="of:=ROUND(72000000/[.A713];0)" office:value-type="float" office:value="274">
            <text:p>274</text:p>
          </table:table-cell>
          <table:table-cell table:formula="of:=[.C713]/([.E713]+1)-1" office:value-type="float" office:value="0">
            <text:p>0</text:p>
          </table:table-cell>
          <table:table-cell office:value-type="float" office:value="273">
            <text:p>273</text:p>
          </table:table-cell>
          <table:table-cell table:formula="of:=72000000/([.D713]+1)/([.E713]+1)" office:value-type="float" office:value="262773.722627737">
            <text:p>262773,722627737</text:p>
          </table:table-cell>
          <table:table-cell table:formula="of:=ABS([.A713]-[.F713])/[.A713]" office:value-type="float" office:value="0.000860370236740646">
            <text:p>0,000860</text:p>
          </table:table-cell>
          <table:table-cell table:formula="of:=IF([.G71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13]+1000" office:value-type="float" office:value="264000">
            <text:p>264000</text:p>
          </table:table-cell>
          <table:table-cell table:formula="of:=72000000/[.A714]" office:value-type="float" office:value="272.727272727273">
            <text:p>272,7272727273</text:p>
          </table:table-cell>
          <table:table-cell table:formula="of:=ROUND(72000000/[.A714];0)" office:value-type="float" office:value="273">
            <text:p>273</text:p>
          </table:table-cell>
          <table:table-cell table:formula="of:=[.C714]/([.E714]+1)-1" office:value-type="float" office:value="0">
            <text:p>0</text:p>
          </table:table-cell>
          <table:table-cell office:value-type="float" office:value="272">
            <text:p>272</text:p>
          </table:table-cell>
          <table:table-cell table:formula="of:=72000000/([.D714]+1)/([.E714]+1)" office:value-type="float" office:value="263736.263736264">
            <text:p>263736,263736264</text:p>
          </table:table-cell>
          <table:table-cell table:formula="of:=ABS([.A714]-[.F714])/[.A714]" office:value-type="float" office:value="0.000999000999001014">
            <text:p>0,000999</text:p>
          </table:table-cell>
          <table:table-cell table:formula="of:=IF([.G71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64700">
            <text:p>264700</text:p>
          </table:table-cell>
          <table:table-cell table:formula="of:=72000000/[.A715]" office:value-type="float" office:value="272.006044578768">
            <text:p>272,0060445788</text:p>
          </table:table-cell>
          <table:table-cell table:formula="of:=ROUND(72000000/[.A715];0)" office:value-type="float" office:value="272">
            <text:p>272</text:p>
          </table:table-cell>
          <table:table-cell table:formula="of:=[.C715]/([.E715]+1)-1" office:value-type="float" office:value="0">
            <text:p>0</text:p>
          </table:table-cell>
          <table:table-cell office:value-type="float" office:value="271">
            <text:p>271</text:p>
          </table:table-cell>
          <table:table-cell table:formula="of:=72000000/([.D715]+1)/([.E715]+1)" office:value-type="float" office:value="264705.882352941">
            <text:p>264705,882352941</text:p>
          </table:table-cell>
          <table:table-cell table:formula="of:=ABS([.A715]-[.F715])/[.A715]" office:value-type="float" office:value="0.0000222227160604604">
            <text:p>0,000022</text:p>
          </table:table-cell>
          <table:table-cell table:formula="of:=IF([.G71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65700">
            <text:p>265700</text:p>
          </table:table-cell>
          <table:table-cell table:formula="of:=72000000/[.A716]" office:value-type="float" office:value="270.982310876929">
            <text:p>270,9823108769</text:p>
          </table:table-cell>
          <table:table-cell table:formula="of:=ROUND(72000000/[.A716];0)" office:value-type="float" office:value="271">
            <text:p>271</text:p>
          </table:table-cell>
          <table:table-cell table:formula="of:=[.C716]/([.E716]+1)-1" office:value-type="float" office:value="0">
            <text:p>0</text:p>
          </table:table-cell>
          <table:table-cell office:value-type="float" office:value="270">
            <text:p>270</text:p>
          </table:table-cell>
          <table:table-cell table:formula="of:=72000000/([.D716]+1)/([.E716]+1)" office:value-type="float" office:value="265682.656826568">
            <text:p>265682,656826568</text:p>
          </table:table-cell>
          <table:table-cell table:formula="of:=ABS([.A716]-[.F716])/[.A716]" office:value-type="float" office:value="0.0000652735168677322">
            <text:p>0,000065</text:p>
          </table:table-cell>
          <table:table-cell table:formula="of:=IF([.G71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66700">
            <text:p>266700</text:p>
          </table:table-cell>
          <table:table-cell table:formula="of:=72000000/[.A717]" office:value-type="float" office:value="269.966254218223">
            <text:p>269,9662542182</text:p>
          </table:table-cell>
          <table:table-cell table:formula="of:=ROUND(72000000/[.A717];0)" office:value-type="float" office:value="270">
            <text:p>270</text:p>
          </table:table-cell>
          <table:table-cell table:formula="of:=[.C717]/([.E717]+1)-1" office:value-type="float" office:value="0">
            <text:p>0</text:p>
          </table:table-cell>
          <table:table-cell office:value-type="float" office:value="269">
            <text:p>269</text:p>
          </table:table-cell>
          <table:table-cell table:formula="of:=72000000/([.D717]+1)/([.E717]+1)" office:value-type="float" office:value="266666.666666667">
            <text:p>266666,666666667</text:p>
          </table:table-cell>
          <table:table-cell table:formula="of:=ABS([.A717]-[.F717])/[.A717]" office:value-type="float" office:value="0.000124984376952808">
            <text:p>0,000125</text:p>
          </table:table-cell>
          <table:table-cell table:formula="of:=IF([.G71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67700">
            <text:p>267700</text:p>
          </table:table-cell>
          <table:table-cell table:formula="of:=72000000/[.A718]" office:value-type="float" office:value="268.957788569294">
            <text:p>268,9577885693</text:p>
          </table:table-cell>
          <table:table-cell table:formula="of:=ROUND(72000000/[.A718];0)" office:value-type="float" office:value="269">
            <text:p>269</text:p>
          </table:table-cell>
          <table:table-cell table:formula="of:=[.C718]/([.E718]+1)-1" office:value-type="float" office:value="0">
            <text:p>0</text:p>
          </table:table-cell>
          <table:table-cell office:value-type="float" office:value="268">
            <text:p>268</text:p>
          </table:table-cell>
          <table:table-cell table:formula="of:=72000000/([.D718]+1)/([.E718]+1)" office:value-type="float" office:value="267657.992565056">
            <text:p>267657,992565056</text:p>
          </table:table-cell>
          <table:table-cell table:formula="of:=ABS([.A718]-[.F718])/[.A718]" office:value-type="float" office:value="0.000156919816750896">
            <text:p>0,000157</text:p>
          </table:table-cell>
          <table:table-cell table:formula="of:=IF([.G71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68700">
            <text:p>268700</text:p>
          </table:table-cell>
          <table:table-cell table:formula="of:=72000000/[.A719]" office:value-type="float" office:value="267.956829177521">
            <text:p>267,9568291775</text:p>
          </table:table-cell>
          <table:table-cell table:formula="of:=ROUND(72000000/[.A719];0)" office:value-type="float" office:value="268">
            <text:p>268</text:p>
          </table:table-cell>
          <table:table-cell table:formula="of:=[.C719]/([.E719]+1)-1" office:value-type="float" office:value="0">
            <text:p>0</text:p>
          </table:table-cell>
          <table:table-cell office:value-type="float" office:value="267">
            <text:p>267</text:p>
          </table:table-cell>
          <table:table-cell table:formula="of:=72000000/([.D719]+1)/([.E719]+1)" office:value-type="float" office:value="268656.71641791">
            <text:p>268656,71641791</text:p>
          </table:table-cell>
          <table:table-cell table:formula="of:=ABS([.A719]-[.F719])/[.A719]" office:value-type="float" office:value="0.000161085158502148">
            <text:p>0,000161</text:p>
          </table:table-cell>
          <table:table-cell table:formula="of:=IF([.G71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69700">
            <text:p>269700</text:p>
          </table:table-cell>
          <table:table-cell table:formula="of:=72000000/[.A720]" office:value-type="float" office:value="266.963292547275">
            <text:p>266,9632925473</text:p>
          </table:table-cell>
          <table:table-cell table:formula="of:=ROUND(72000000/[.A720];0)" office:value-type="float" office:value="267">
            <text:p>267</text:p>
          </table:table-cell>
          <table:table-cell table:formula="of:=[.C720]/([.E720]+1)-1" office:value-type="float" office:value="0">
            <text:p>0</text:p>
          </table:table-cell>
          <table:table-cell office:value-type="float" office:value="266">
            <text:p>266</text:p>
          </table:table-cell>
          <table:table-cell table:formula="of:=72000000/([.D720]+1)/([.E720]+1)" office:value-type="float" office:value="269662.921348315">
            <text:p>269662,921348315</text:p>
          </table:table-cell>
          <table:table-cell table:formula="of:=ABS([.A720]-[.F720])/[.A720]" office:value-type="float" office:value="0.000137481096349218">
            <text:p>0,000137</text:p>
          </table:table-cell>
          <table:table-cell table:formula="of:=IF([.G72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70800">
            <text:p>270800</text:p>
          </table:table-cell>
          <table:table-cell table:formula="of:=72000000/[.A721]" office:value-type="float" office:value="265.878877400295">
            <text:p>265,8788774003</text:p>
          </table:table-cell>
          <table:table-cell table:formula="of:=ROUND(72000000/[.A721];0)" office:value-type="float" office:value="266">
            <text:p>266</text:p>
          </table:table-cell>
          <table:table-cell table:formula="of:=[.C721]/([.E721]+1)-1" office:value-type="float" office:value="0">
            <text:p>0</text:p>
          </table:table-cell>
          <table:table-cell office:value-type="float" office:value="265">
            <text:p>265</text:p>
          </table:table-cell>
          <table:table-cell table:formula="of:=72000000/([.D721]+1)/([.E721]+1)" office:value-type="float" office:value="270676.691729323">
            <text:p>270676,691729323</text:p>
          </table:table-cell>
          <table:table-cell table:formula="of:=ABS([.A721]-[.F721])/[.A721]" office:value-type="float" office:value="0.000455348119190184">
            <text:p>0,000455</text:p>
          </table:table-cell>
          <table:table-cell table:formula="of:=IF([.G72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71700">
            <text:p>271700</text:p>
          </table:table-cell>
          <table:table-cell table:formula="of:=72000000/[.A722]" office:value-type="float" office:value="264.998159735002">
            <text:p>264,998159735</text:p>
          </table:table-cell>
          <table:table-cell table:formula="of:=ROUND(72000000/[.A722];0)" office:value-type="float" office:value="265">
            <text:p>265</text:p>
          </table:table-cell>
          <table:table-cell table:formula="of:=[.C722]/([.E722]+1)-1"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72000000/([.D722]+1)/([.E722]+1)" office:value-type="float" office:value="271698.113207547">
            <text:p>271698,113207547</text:p>
          </table:table-cell>
          <table:table-cell table:formula="of:=ABS([.A722]-[.F722])/[.A722]" office:value-type="float" office:value="0.00000694439621947474">
            <text:p>0,000007</text:p>
          </table:table-cell>
          <table:table-cell table:formula="of:=IF([.G72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73000">
            <text:p>273000</text:p>
          </table:table-cell>
          <table:table-cell table:formula="of:=72000000/[.A723]" office:value-type="float" office:value="263.736263736264">
            <text:p>263,7362637363</text:p>
          </table:table-cell>
          <table:table-cell table:formula="of:=ROUND(72000000/[.A723];0)" office:value-type="float" office:value="264">
            <text:p>264</text:p>
          </table:table-cell>
          <table:table-cell table:formula="of:=[.C723]/([.E723]+1)-1" office:value-type="float" office:value="0">
            <text:p>0</text:p>
          </table:table-cell>
          <table:table-cell office:value-type="float" office:value="263">
            <text:p>263</text:p>
          </table:table-cell>
          <table:table-cell table:formula="of:=72000000/([.D723]+1)/([.E723]+1)" office:value-type="float" office:value="272727.272727273">
            <text:p>272727,272727273</text:p>
          </table:table-cell>
          <table:table-cell table:formula="of:=ABS([.A723]-[.F723])/[.A723]" office:value-type="float" office:value="0.000999000999001077">
            <text:p>0,000999</text:p>
          </table:table-cell>
          <table:table-cell table:formula="of:=IF([.G72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23]+1000" office:value-type="float" office:value="274000">
            <text:p>274000</text:p>
          </table:table-cell>
          <table:table-cell table:formula="of:=72000000/[.A724]" office:value-type="float" office:value="262.773722627737">
            <text:p>262,7737226277</text:p>
          </table:table-cell>
          <table:table-cell table:formula="of:=ROUND(72000000/[.A724];0)" office:value-type="float" office:value="263">
            <text:p>263</text:p>
          </table:table-cell>
          <table:table-cell table:formula="of:=[.C724]/([.E724]+1)-1" office:value-type="float" office:value="0">
            <text:p>0</text:p>
          </table:table-cell>
          <table:table-cell office:value-type="float" office:value="262">
            <text:p>262</text:p>
          </table:table-cell>
          <table:table-cell table:formula="of:=72000000/([.D724]+1)/([.E724]+1)" office:value-type="float" office:value="273764.258555133">
            <text:p>273764,258555133</text:p>
          </table:table-cell>
          <table:table-cell table:formula="of:=ABS([.A724]-[.F724])/[.A724]" office:value-type="float" office:value="0.000860370236740619">
            <text:p>0,000860</text:p>
          </table:table-cell>
          <table:table-cell table:formula="of:=IF([.G72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24]+1000" office:value-type="float" office:value="275000">
            <text:p>275000</text:p>
          </table:table-cell>
          <table:table-cell table:formula="of:=72000000/[.A725]" office:value-type="float" office:value="261.818181818182">
            <text:p>261,8181818182</text:p>
          </table:table-cell>
          <table:table-cell table:formula="of:=ROUND(72000000/[.A725];0)" office:value-type="float" office:value="262">
            <text:p>262</text:p>
          </table:table-cell>
          <table:table-cell table:formula="of:=[.C725]/([.E725]+1)-1" office:value-type="float" office:value="0">
            <text:p>0</text:p>
          </table:table-cell>
          <table:table-cell office:value-type="float" office:value="261">
            <text:p>261</text:p>
          </table:table-cell>
          <table:table-cell table:formula="of:=72000000/([.D725]+1)/([.E725]+1)" office:value-type="float" office:value="274809.160305344">
            <text:p>274809,160305344</text:p>
          </table:table-cell>
          <table:table-cell table:formula="of:=ABS([.A725]-[.F725])/[.A725]" office:value-type="float" office:value="0.0006939625260236">
            <text:p>0,000694</text:p>
          </table:table-cell>
          <table:table-cell table:formula="of:=IF([.G72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25]+1000" office:value-type="float" office:value="276000">
            <text:p>276000</text:p>
          </table:table-cell>
          <table:table-cell table:formula="of:=72000000/[.A726]" office:value-type="float" office:value="260.869565217391">
            <text:p>260,8695652174</text:p>
          </table:table-cell>
          <table:table-cell table:formula="of:=ROUND(72000000/[.A726];0)" office:value-type="float" office:value="261">
            <text:p>261</text:p>
          </table:table-cell>
          <table:table-cell table:formula="of:=[.C726]/([.E726]+1)-1" office:value-type="float" office:value="0">
            <text:p>0</text:p>
          </table:table-cell>
          <table:table-cell office:value-type="float" office:value="260">
            <text:p>260</text:p>
          </table:table-cell>
          <table:table-cell table:formula="of:=72000000/([.D726]+1)/([.E726]+1)" office:value-type="float" office:value="275862.068965517">
            <text:p>275862,068965517</text:p>
          </table:table-cell>
          <table:table-cell table:formula="of:=ABS([.A726]-[.F726])/[.A726]" office:value-type="float" office:value="0.000499750124937618">
            <text:p>0,000500</text:p>
          </table:table-cell>
          <table:table-cell table:formula="of:=IF([.G72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26]+1000" office:value-type="float" office:value="277000">
            <text:p>277000</text:p>
          </table:table-cell>
          <table:table-cell table:formula="of:=72000000/[.A727]" office:value-type="float" office:value="259.927797833935">
            <text:p>259,9277978339</text:p>
          </table:table-cell>
          <table:table-cell table:formula="of:=ROUND(72000000/[.A727];0)" office:value-type="float" office:value="260">
            <text:p>260</text:p>
          </table:table-cell>
          <table:table-cell table:formula="of:=[.C727]/([.E727]+1)-1"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72000000/([.D727]+1)/([.E727]+1)" office:value-type="float" office:value="276923.076923077">
            <text:p>276923,076923077</text:p>
          </table:table-cell>
          <table:table-cell table:formula="of:=ABS([.A727]-[.F727])/[.A727]" office:value-type="float" office:value="0.000277700638711421">
            <text:p>0,000278</text:p>
          </table:table-cell>
          <table:table-cell table:formula="of:=IF([.G72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27]+1000" office:value-type="float" office:value="278000">
            <text:p>278000</text:p>
          </table:table-cell>
          <table:table-cell table:formula="of:=72000000/[.A728]" office:value-type="float" office:value="258.992805755396">
            <text:p>258,9928057554</text:p>
          </table:table-cell>
          <table:table-cell table:formula="of:=ROUND(72000000/[.A728];0)" office:value-type="float" office:value="259">
            <text:p>259</text:p>
          </table:table-cell>
          <table:table-cell table:formula="of:=[.C728]/([.E728]+1)-1" office:value-type="float" office:value="0">
            <text:p>0</text:p>
          </table:table-cell>
          <table:table-cell office:value-type="float" office:value="258">
            <text:p>258</text:p>
          </table:table-cell>
          <table:table-cell table:formula="of:=72000000/([.D728]+1)/([.E728]+1)" office:value-type="float" office:value="277992.277992278">
            <text:p>277992,277992278</text:p>
          </table:table-cell>
          <table:table-cell table:formula="of:=ABS([.A728]-[.F728])/[.A728]" office:value-type="float" office:value="0.0000277770061942869">
            <text:p>0,000028</text:p>
          </table:table-cell>
          <table:table-cell table:formula="of:=IF([.G72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28]+1000" office:value-type="float" office:value="279000">
            <text:p>279000</text:p>
          </table:table-cell>
          <table:table-cell table:formula="of:=72000000/[.A729]" office:value-type="float" office:value="258.064516129032">
            <text:p>258,064516129</text:p>
          </table:table-cell>
          <table:table-cell table:formula="of:=ROUND(72000000/[.A729];0)" office:value-type="float" office:value="258">
            <text:p>258</text:p>
          </table:table-cell>
          <table:table-cell table:formula="of:=[.C729]/([.E729]+1)-1" office:value-type="float" office:value="0">
            <text:p>0</text:p>
          </table:table-cell>
          <table:table-cell office:value-type="float" office:value="257">
            <text:p>257</text:p>
          </table:table-cell>
          <table:table-cell table:formula="of:=72000000/([.D729]+1)/([.E729]+1)" office:value-type="float" office:value="279069.76744186">
            <text:p>279069,76744186</text:p>
          </table:table-cell>
          <table:table-cell table:formula="of:=ABS([.A729]-[.F729])/[.A729]" office:value-type="float" office:value="0.000250062515628883">
            <text:p>0,000250</text:p>
          </table:table-cell>
          <table:table-cell table:formula="of:=IF([.G72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29]+1000" office:value-type="float" office:value="280000">
            <text:p>280000</text:p>
          </table:table-cell>
          <table:table-cell table:formula="of:=72000000/[.A730]" office:value-type="float" office:value="257.142857142857">
            <text:p>257,1428571429</text:p>
          </table:table-cell>
          <table:table-cell table:formula="of:=ROUND(72000000/[.A730];0)" office:value-type="float" office:value="257">
            <text:p>257</text:p>
          </table:table-cell>
          <table:table-cell table:formula="of:=[.C730]/([.E730]+1)-1" office:value-type="float" office:value="0">
            <text:p>0</text:p>
          </table:table-cell>
          <table:table-cell office:value-type="float" office:value="256">
            <text:p>256</text:p>
          </table:table-cell>
          <table:table-cell table:formula="of:=72000000/([.D730]+1)/([.E730]+1)" office:value-type="float" office:value="280155.642023346">
            <text:p>280155,642023346</text:p>
          </table:table-cell>
          <table:table-cell table:formula="of:=ABS([.A730]-[.F730])/[.A730]" office:value-type="float" office:value="0.000555864369094031">
            <text:p>0,000556</text:p>
          </table:table-cell>
          <table:table-cell table:formula="of:=IF([.G73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30]+1000" office:value-type="float" office:value="281000">
            <text:p>281000</text:p>
          </table:table-cell>
          <table:table-cell table:formula="of:=72000000/[.A731]" office:value-type="float" office:value="256.227758007117">
            <text:p>256,2277580071</text:p>
          </table:table-cell>
          <table:table-cell table:formula="of:=ROUND(72000000/[.A731];0)" office:value-type="float" office:value="256">
            <text:p>256</text:p>
          </table:table-cell>
          <table:table-cell table:formula="of:=[.C731]/([.E731]+1)-1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72000000/([.D731]+1)/([.E731]+1)" office:value-type="float" office:value="281250">
            <text:p>281250</text:p>
          </table:table-cell>
          <table:table-cell table:formula="of:=ABS([.A731]-[.F731])/[.A731]" office:value-type="float" office:value="0.000889679715302491">
            <text:p>0,000890</text:p>
          </table:table-cell>
          <table:table-cell table:formula="of:=IF([.G73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82400">
            <text:p>282400</text:p>
          </table:table-cell>
          <table:table-cell table:formula="of:=72000000/[.A732]" office:value-type="float" office:value="254.957507082153">
            <text:p>254,9575070822</text:p>
          </table:table-cell>
          <table:table-cell table:formula="of:=ROUND(72000000/[.A732];0)" office:value-type="float" office:value="255">
            <text:p>255</text:p>
          </table:table-cell>
          <table:table-cell table:formula="of:=[.C732]/([.E732]+1)-1"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72000000/([.D732]+1)/([.E732]+1)" office:value-type="float" office:value="282352.941176471">
            <text:p>282352,941176471</text:p>
          </table:table-cell>
          <table:table-cell table:formula="of:=ABS([.A732]-[.F732])/[.A732]" office:value-type="float" office:value="0.000166638893517699">
            <text:p>0,000167</text:p>
          </table:table-cell>
          <table:table-cell table:formula="of:=IF([.G73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83500">
            <text:p>283500</text:p>
          </table:table-cell>
          <table:table-cell table:formula="of:=72000000/[.A733]" office:value-type="float" office:value="253.968253968254">
            <text:p>253,9682539683</text:p>
          </table:table-cell>
          <table:table-cell table:formula="of:=ROUND(72000000/[.A733];0)" office:value-type="float" office:value="254">
            <text:p>254</text:p>
          </table:table-cell>
          <table:table-cell table:formula="of:=[.C733]/([.E733]+1)-1"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72000000/([.D733]+1)/([.E733]+1)" office:value-type="float" office:value="283464.566929134">
            <text:p>283464,566929134</text:p>
          </table:table-cell>
          <table:table-cell table:formula="of:=ABS([.A733]-[.F733])/[.A733]" office:value-type="float" office:value="0.000124984376952939">
            <text:p>0,000125</text:p>
          </table:table-cell>
          <table:table-cell table:formula="of:=IF([.G73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84600">
            <text:p>284600</text:p>
          </table:table-cell>
          <table:table-cell table:formula="of:=72000000/[.A734]" office:value-type="float" office:value="252.986647926915">
            <text:p>252,9866479269</text:p>
          </table:table-cell>
          <table:table-cell table:formula="of:=ROUND(72000000/[.A734];0)" office:value-type="float" office:value="253">
            <text:p>253</text:p>
          </table:table-cell>
          <table:table-cell table:formula="of:=[.C734]/([.E734]+1)-1"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72000000/([.D734]+1)/([.E734]+1)" office:value-type="float" office:value="284584.980237154">
            <text:p>284584,980237154</text:p>
          </table:table-cell>
          <table:table-cell table:formula="of:=ABS([.A734]-[.F734])/[.A734]" office:value-type="float" office:value="0.0000527749924308726">
            <text:p>0,000053</text:p>
          </table:table-cell>
          <table:table-cell table:formula="of:=IF([.G73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86000">
            <text:p>286000</text:p>
          </table:table-cell>
          <table:table-cell table:formula="of:=72000000/[.A735]" office:value-type="float" office:value="251.748251748252">
            <text:p>251,7482517483</text:p>
          </table:table-cell>
          <table:table-cell table:formula="of:=ROUND(72000000/[.A735];0)" office:value-type="float" office:value="252">
            <text:p>252</text:p>
          </table:table-cell>
          <table:table-cell table:formula="of:=[.C735]/([.E735]+1)-1" office:value-type="float" office:value="0">
            <text:p>0</text:p>
          </table:table-cell>
          <table:table-cell office:value-type="float" office:value="251">
            <text:p>251</text:p>
          </table:table-cell>
          <table:table-cell table:formula="of:=72000000/([.D735]+1)/([.E735]+1)" office:value-type="float" office:value="285714.285714286">
            <text:p>285714,285714286</text:p>
          </table:table-cell>
          <table:table-cell table:formula="of:=ABS([.A735]-[.F735])/[.A735]" office:value-type="float" office:value="0.000999000999000912">
            <text:p>0,000999</text:p>
          </table:table-cell>
          <table:table-cell table:formula="of:=IF([.G73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35]+1000" office:value-type="float" office:value="287000">
            <text:p>287000</text:p>
          </table:table-cell>
          <table:table-cell table:formula="of:=72000000/[.A736]" office:value-type="float" office:value="250.871080139373">
            <text:p>250,8710801394</text:p>
          </table:table-cell>
          <table:table-cell table:formula="of:=ROUND(72000000/[.A736];0)" office:value-type="float" office:value="251">
            <text:p>251</text:p>
          </table:table-cell>
          <table:table-cell table:formula="of:=[.C736]/([.E736]+1)-1" office:value-type="float" office:value="0">
            <text:p>0</text:p>
          </table:table-cell>
          <table:table-cell office:value-type="float" office:value="250">
            <text:p>250</text:p>
          </table:table-cell>
          <table:table-cell table:formula="of:=72000000/([.D736]+1)/([.E736]+1)" office:value-type="float" office:value="286852.589641434">
            <text:p>286852,589641434</text:p>
          </table:table-cell>
          <table:table-cell table:formula="of:=ABS([.A736]-[.F736])/[.A736]" office:value-type="float" office:value="0.000513624942737781">
            <text:p>0,000514</text:p>
          </table:table-cell>
          <table:table-cell table:formula="of:=IF([.G73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88000">
            <text:p>288000</text:p>
          </table:table-cell>
          <table:table-cell table:formula="of:=72000000/[.A737]" office:value-type="float" office:value="250">
            <text:p>250</text:p>
          </table:table-cell>
          <table:table-cell table:formula="of:=ROUND(72000000/[.A737];0)" office:value-type="float" office:value="250">
            <text:p>250</text:p>
          </table:table-cell>
          <table:table-cell table:formula="of:=[.C737]/([.E737]+1)-1" office:value-type="float" office:value="0">
            <text:p>0</text:p>
          </table:table-cell>
          <table:table-cell office:value-type="float" office:value="249">
            <text:p>249</text:p>
          </table:table-cell>
          <table:table-cell table:formula="of:=72000000/([.D737]+1)/([.E737]+1)" office:value-type="float" office:value="288000">
            <text:p>288000</text:p>
          </table:table-cell>
          <table:table-cell table:formula="of:=ABS([.A737]-[.F737])/[.A737]" office:value-type="float" office:value="0">
            <text:p>0,000000</text:p>
          </table:table-cell>
          <table:table-cell table:formula="of:=IF([.G73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737]+1000" office:value-type="float" office:value="289000">
            <text:p>289000</text:p>
          </table:table-cell>
          <table:table-cell table:formula="of:=72000000/[.A738]" office:value-type="float" office:value="249.134948096886">
            <text:p>249,1349480969</text:p>
          </table:table-cell>
          <table:table-cell table:formula="of:=ROUND(72000000/[.A738];0)" office:value-type="float" office:value="249">
            <text:p>249</text:p>
          </table:table-cell>
          <table:table-cell table:formula="of:=[.C738]/([.E738]+1)-1" office:value-type="float" office:value="0">
            <text:p>0</text:p>
          </table:table-cell>
          <table:table-cell office:value-type="float" office:value="248">
            <text:p>248</text:p>
          </table:table-cell>
          <table:table-cell table:formula="of:=72000000/([.D738]+1)/([.E738]+1)" office:value-type="float" office:value="289156.626506024">
            <text:p>289156,626506024</text:p>
          </table:table-cell>
          <table:table-cell table:formula="of:=ABS([.A738]-[.F738])/[.A738]" office:value-type="float" office:value="0.000541960228457088">
            <text:p>0,000542</text:p>
          </table:table-cell>
          <table:table-cell table:formula="of:=IF([.G73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90300">
            <text:p>290300</text:p>
          </table:table-cell>
          <table:table-cell table:formula="of:=72000000/[.A739]" office:value-type="float" office:value="248.019290389252">
            <text:p>248,0192903893</text:p>
          </table:table-cell>
          <table:table-cell table:formula="of:=ROUND(72000000/[.A739];0)" office:value-type="float" office:value="248">
            <text:p>248</text:p>
          </table:table-cell>
          <table:table-cell table:formula="of:=[.C739]/([.E739]+1)-1" office:value-type="float" office:value="0">
            <text:p>0</text:p>
          </table:table-cell>
          <table:table-cell office:value-type="float" office:value="247">
            <text:p>247</text:p>
          </table:table-cell>
          <table:table-cell table:formula="of:=72000000/([.D739]+1)/([.E739]+1)" office:value-type="float" office:value="290322.580645161">
            <text:p>290322,580645161</text:p>
          </table:table-cell>
          <table:table-cell table:formula="of:=ABS([.A739]-[.F739])/[.A739]" office:value-type="float" office:value="0.0000777838276309798">
            <text:p>0,000078</text:p>
          </table:table-cell>
          <table:table-cell table:formula="of:=IF([.G73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91500">
            <text:p>291500</text:p>
          </table:table-cell>
          <table:table-cell table:formula="of:=72000000/[.A740]" office:value-type="float" office:value="246.998284734134">
            <text:p>246,9982847341</text:p>
          </table:table-cell>
          <table:table-cell table:formula="of:=ROUND(72000000/[.A740];0)" office:value-type="float" office:value="247">
            <text:p>247</text:p>
          </table:table-cell>
          <table:table-cell table:formula="of:=[.C740]/([.E740]+1)-1" office:value-type="float" office:value="0">
            <text:p>0</text:p>
          </table:table-cell>
          <table:table-cell office:value-type="float" office:value="246">
            <text:p>246</text:p>
          </table:table-cell>
          <table:table-cell table:formula="of:=72000000/([.D740]+1)/([.E740]+1)" office:value-type="float" office:value="291497.975708502">
            <text:p>291497,975708502</text:p>
          </table:table-cell>
          <table:table-cell table:formula="of:=ABS([.A740]-[.F740])/[.A740]" office:value-type="float" office:value="0.00000694439621956933">
            <text:p>0,000007</text:p>
          </table:table-cell>
          <table:table-cell table:formula="of:=IF([.G74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92700">
            <text:p>292700</text:p>
          </table:table-cell>
          <table:table-cell table:formula="of:=72000000/[.A741]" office:value-type="float" office:value="245.985650837035">
            <text:p>245,985650837</text:p>
          </table:table-cell>
          <table:table-cell table:formula="of:=ROUND(72000000/[.A741];0)" office:value-type="float" office:value="246">
            <text:p>246</text:p>
          </table:table-cell>
          <table:table-cell table:formula="of:=[.C741]/([.E741]+1)-1" office:value-type="float" office:value="0">
            <text:p>0</text:p>
          </table:table-cell>
          <table:table-cell office:value-type="float" office:value="245">
            <text:p>245</text:p>
          </table:table-cell>
          <table:table-cell table:formula="of:=72000000/([.D741]+1)/([.E741]+1)" office:value-type="float" office:value="292682.926829268">
            <text:p>292682,926829268</text:p>
          </table:table-cell>
          <table:table-cell table:formula="of:=ABS([.A741]-[.F741])/[.A741]" office:value-type="float" office:value="0.0000583299307540733">
            <text:p>0,000058</text:p>
          </table:table-cell>
          <table:table-cell table:formula="of:=IF([.G74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93900">
            <text:p>293900</text:p>
          </table:table-cell>
          <table:table-cell table:formula="of:=72000000/[.A742]" office:value-type="float" office:value="244.981286151752">
            <text:p>244,9812861518</text:p>
          </table:table-cell>
          <table:table-cell table:formula="of:=ROUND(72000000/[.A742];0)" office:value-type="float" office:value="245">
            <text:p>245</text:p>
          </table:table-cell>
          <table:table-cell table:formula="of:=[.C742]/([.E742]+1)-1" office:value-type="float" office:value="0">
            <text:p>0</text:p>
          </table:table-cell>
          <table:table-cell office:value-type="float" office:value="244">
            <text:p>244</text:p>
          </table:table-cell>
          <table:table-cell table:formula="of:=72000000/([.D742]+1)/([.E742]+1)" office:value-type="float" office:value="293877.551020408">
            <text:p>293877,551020408</text:p>
          </table:table-cell>
          <table:table-cell table:formula="of:=ABS([.A742]-[.F742])/[.A742]" office:value-type="float" office:value="0.0000763830540722503">
            <text:p>0,000076</text:p>
          </table:table-cell>
          <table:table-cell table:formula="of:=IF([.G74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95100">
            <text:p>295100</text:p>
          </table:table-cell>
          <table:table-cell table:formula="of:=72000000/[.A743]" office:value-type="float" office:value="243.985089800068">
            <text:p>243,9850898001</text:p>
          </table:table-cell>
          <table:table-cell table:formula="of:=ROUND(72000000/[.A743];0)" office:value-type="float" office:value="244">
            <text:p>244</text:p>
          </table:table-cell>
          <table:table-cell table:formula="of:=[.C743]/([.E743]+1)-1" office:value-type="float" office:value="0">
            <text:p>0</text:p>
          </table:table-cell>
          <table:table-cell office:value-type="float" office:value="243">
            <text:p>243</text:p>
          </table:table-cell>
          <table:table-cell table:formula="of:=72000000/([.D743]+1)/([.E743]+1)" office:value-type="float" office:value="295081.967213115">
            <text:p>295081,967213115</text:p>
          </table:table-cell>
          <table:table-cell table:formula="of:=ABS([.A743]-[.F743])/[.A743]" office:value-type="float" office:value="0.0000611073767713257">
            <text:p>0,000061</text:p>
          </table:table-cell>
          <table:table-cell table:formula="of:=IF([.G74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96300">
            <text:p>296300</text:p>
          </table:table-cell>
          <table:table-cell table:formula="of:=72000000/[.A744]" office:value-type="float" office:value="242.996962537968">
            <text:p>242,996962538</text:p>
          </table:table-cell>
          <table:table-cell table:formula="of:=ROUND(72000000/[.A744];0)" office:value-type="float" office:value="243">
            <text:p>243</text:p>
          </table:table-cell>
          <table:table-cell table:formula="of:=[.C744]/([.E744]+1)-1" office:value-type="float" office:value="0">
            <text:p>0</text:p>
          </table:table-cell>
          <table:table-cell office:value-type="float" office:value="242">
            <text:p>242</text:p>
          </table:table-cell>
          <table:table-cell table:formula="of:=72000000/([.D744]+1)/([.E744]+1)" office:value-type="float" office:value="296296.296296296">
            <text:p>296296,296296296</text:p>
          </table:table-cell>
          <table:table-cell table:formula="of:=ABS([.A744]-[.F744])/[.A744]" office:value-type="float" office:value="0.0000124998437519677">
            <text:p>0,000012</text:p>
          </table:table-cell>
          <table:table-cell table:formula="of:=IF([.G74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97500">
            <text:p>297500</text:p>
          </table:table-cell>
          <table:table-cell table:formula="of:=72000000/[.A745]" office:value-type="float" office:value="242.016806722689">
            <text:p>242,0168067227</text:p>
          </table:table-cell>
          <table:table-cell table:formula="of:=ROUND(72000000/[.A745];0)" office:value-type="float" office:value="242">
            <text:p>242</text:p>
          </table:table-cell>
          <table:table-cell table:formula="of:=[.C745]/([.E745]+1)-1" office:value-type="float" office:value="0">
            <text:p>0</text:p>
          </table:table-cell>
          <table:table-cell office:value-type="float" office:value="241">
            <text:p>241</text:p>
          </table:table-cell>
          <table:table-cell table:formula="of:=72000000/([.D745]+1)/([.E745]+1)" office:value-type="float" office:value="297520.661157025">
            <text:p>297520,661157025</text:p>
          </table:table-cell>
          <table:table-cell table:formula="of:=ABS([.A745]-[.F745])/[.A745]" office:value-type="float" office:value="0.0000694492673102234">
            <text:p>0,000069</text:p>
          </table:table-cell>
          <table:table-cell table:formula="of:=IF([.G74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298800">
            <text:p>298800</text:p>
          </table:table-cell>
          <table:table-cell table:formula="of:=72000000/[.A746]" office:value-type="float" office:value="240.963855421687">
            <text:p>240,9638554217</text:p>
          </table:table-cell>
          <table:table-cell table:formula="of:=ROUND(72000000/[.A746];0)" office:value-type="float" office:value="241">
            <text:p>241</text:p>
          </table:table-cell>
          <table:table-cell table:formula="of:=[.C746]/([.E746]+1)-1"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72000000/([.D746]+1)/([.E746]+1)" office:value-type="float" office:value="298755.186721992">
            <text:p>298755,186721992</text:p>
          </table:table-cell>
          <table:table-cell table:formula="of:=ABS([.A746]-[.F746])/[.A746]" office:value-type="float" office:value="0.000149977503374533">
            <text:p>0,000150</text:p>
          </table:table-cell>
          <table:table-cell table:formula="of:=IF([.G74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00000">
            <text:p>300000</text:p>
          </table:table-cell>
          <table:table-cell table:formula="of:=72000000/[.A747]" office:value-type="float" office:value="240">
            <text:p>240</text:p>
          </table:table-cell>
          <table:table-cell table:formula="of:=ROUND(72000000/[.A747];0)" office:value-type="float" office:value="240">
            <text:p>240</text:p>
          </table:table-cell>
          <table:table-cell table:formula="of:=[.C747]/([.E747]+1)-1" office:value-type="float" office:value="0">
            <text:p>0</text:p>
          </table:table-cell>
          <table:table-cell office:value-type="float" office:value="239">
            <text:p>239</text:p>
          </table:table-cell>
          <table:table-cell table:formula="of:=72000000/([.D747]+1)/([.E747]+1)" office:value-type="float" office:value="300000">
            <text:p>300000</text:p>
          </table:table-cell>
          <table:table-cell table:formula="of:=ABS([.A747]-[.F747])/[.A747]" office:value-type="float" office:value="0">
            <text:p>0,000000</text:p>
          </table:table-cell>
          <table:table-cell table:formula="of:=IF([.G74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01300">
            <text:p>301300</text:p>
          </table:table-cell>
          <table:table-cell table:formula="of:=72000000/[.A748]" office:value-type="float" office:value="238.964487222038">
            <text:p>238,964487222</text:p>
          </table:table-cell>
          <table:table-cell table:formula="of:=ROUND(72000000/[.A748];0)" office:value-type="float" office:value="239">
            <text:p>239</text:p>
          </table:table-cell>
          <table:table-cell table:formula="of:=[.C748]/([.E748]+1)-1" office:value-type="float" office:value="0">
            <text:p>0</text:p>
          </table:table-cell>
          <table:table-cell office:value-type="float" office:value="238">
            <text:p>238</text:p>
          </table:table-cell>
          <table:table-cell table:formula="of:=72000000/([.D748]+1)/([.E748]+1)" office:value-type="float" office:value="301255.230125523">
            <text:p>301255,230125523</text:p>
          </table:table-cell>
          <table:table-cell table:formula="of:=ABS([.A748]-[.F748])/[.A748]" office:value-type="float" office:value="0.000148589029130442">
            <text:p>0,000149</text:p>
          </table:table-cell>
          <table:table-cell table:formula="of:=IF([.G74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02500">
            <text:p>302500</text:p>
          </table:table-cell>
          <table:table-cell table:formula="of:=72000000/[.A749]" office:value-type="float" office:value="238.01652892562">
            <text:p>238,0165289256</text:p>
          </table:table-cell>
          <table:table-cell table:formula="of:=ROUND(72000000/[.A749];0)" office:value-type="float" office:value="238">
            <text:p>238</text:p>
          </table:table-cell>
          <table:table-cell table:formula="of:=[.C749]/([.E749]+1)-1" office:value-type="float" office:value="0">
            <text:p>0</text:p>
          </table:table-cell>
          <table:table-cell office:value-type="float" office:value="237">
            <text:p>237</text:p>
          </table:table-cell>
          <table:table-cell table:formula="of:=72000000/([.D749]+1)/([.E749]+1)" office:value-type="float" office:value="302521.008403361">
            <text:p>302521,008403361</text:p>
          </table:table-cell>
          <table:table-cell table:formula="of:=ABS([.A749]-[.F749])/[.A749]" office:value-type="float" office:value="0.0000694492673103059">
            <text:p>0,000069</text:p>
          </table:table-cell>
          <table:table-cell table:formula="of:=IF([.G74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03800">
            <text:p>303800</text:p>
          </table:table-cell>
          <table:table-cell table:formula="of:=72000000/[.A750]" office:value-type="float" office:value="236.998025016458">
            <text:p>236,9980250165</text:p>
          </table:table-cell>
          <table:table-cell table:formula="of:=ROUND(72000000/[.A750];0)" office:value-type="float" office:value="237">
            <text:p>237</text:p>
          </table:table-cell>
          <table:table-cell table:formula="of:=[.C750]/([.E750]+1)-1" office:value-type="float" office:value="0">
            <text:p>0</text:p>
          </table:table-cell>
          <table:table-cell office:value-type="float" office:value="236">
            <text:p>236</text:p>
          </table:table-cell>
          <table:table-cell table:formula="of:=72000000/([.D750]+1)/([.E750]+1)" office:value-type="float" office:value="303797.46835443">
            <text:p>303797,46835443</text:p>
          </table:table-cell>
          <table:table-cell table:formula="of:=ABS([.A750]-[.F750])/[.A750]" office:value-type="float" office:value="0.00000833326388940453">
            <text:p>0,000008</text:p>
          </table:table-cell>
          <table:table-cell table:formula="of:=IF([.G75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05100">
            <text:p>305100</text:p>
          </table:table-cell>
          <table:table-cell table:formula="of:=72000000/[.A751]" office:value-type="float" office:value="235.98820058997">
            <text:p>235,98820059</text:p>
          </table:table-cell>
          <table:table-cell table:formula="of:=ROUND(72000000/[.A751];0)" office:value-type="float" office:value="236">
            <text:p>236</text:p>
          </table:table-cell>
          <table:table-cell table:formula="of:=[.C751]/([.E751]+1)-1" office:value-type="float" office:value="0">
            <text:p>0</text:p>
          </table:table-cell>
          <table:table-cell office:value-type="float" office:value="235">
            <text:p>235</text:p>
          </table:table-cell>
          <table:table-cell table:formula="of:=72000000/([.D751]+1)/([.E751]+1)" office:value-type="float" office:value="305084.745762712">
            <text:p>305084,745762712</text:p>
          </table:table-cell>
          <table:table-cell table:formula="of:=ABS([.A751]-[.F751])/[.A751]" office:value-type="float" office:value="0.0000499975001250196">
            <text:p>0,000050</text:p>
          </table:table-cell>
          <table:table-cell table:formula="of:=IF([.G75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06400">
            <text:p>306400</text:p>
          </table:table-cell>
          <table:table-cell table:formula="of:=72000000/[.A752]" office:value-type="float" office:value="234.986945169713">
            <text:p>234,9869451697</text:p>
          </table:table-cell>
          <table:table-cell table:formula="of:=ROUND(72000000/[.A752];0)" office:value-type="float" office:value="235">
            <text:p>235</text:p>
          </table:table-cell>
          <table:table-cell table:formula="of:=[.C752]/([.E752]+1)-1" office:value-type="float" office:value="0">
            <text:p>0</text:p>
          </table:table-cell>
          <table:table-cell office:value-type="float" office:value="234">
            <text:p>234</text:p>
          </table:table-cell>
          <table:table-cell table:formula="of:=72000000/([.D752]+1)/([.E752]+1)" office:value-type="float" office:value="306382.978723404">
            <text:p>306382,978723404</text:p>
          </table:table-cell>
          <table:table-cell table:formula="of:=ABS([.A752]-[.F752])/[.A752]" office:value-type="float" office:value="0.0000555524693073416">
            <text:p>0,000056</text:p>
          </table:table-cell>
          <table:table-cell table:formula="of:=IF([.G75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07700">
            <text:p>307700</text:p>
          </table:table-cell>
          <table:table-cell table:formula="of:=72000000/[.A753]" office:value-type="float" office:value="233.994150146246">
            <text:p>233,9941501462</text:p>
          </table:table-cell>
          <table:table-cell table:formula="of:=ROUND(72000000/[.A753];0)" office:value-type="float" office:value="234">
            <text:p>234</text:p>
          </table:table-cell>
          <table:table-cell table:formula="of:=[.C753]/([.E753]+1)-1" office:value-type="float" office:value="0">
            <text:p>0</text:p>
          </table:table-cell>
          <table:table-cell office:value-type="float" office:value="233">
            <text:p>233</text:p>
          </table:table-cell>
          <table:table-cell table:formula="of:=72000000/([.D753]+1)/([.E753]+1)" office:value-type="float" office:value="307692.307692308">
            <text:p>307692,307692308</text:p>
          </table:table-cell>
          <table:table-cell table:formula="of:=ABS([.A753]-[.F753])/[.A753]" office:value-type="float" office:value="0.0000249993750156392">
            <text:p>0,000025</text:p>
          </table:table-cell>
          <table:table-cell table:formula="of:=IF([.G75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09000">
            <text:p>309000</text:p>
          </table:table-cell>
          <table:table-cell table:formula="of:=72000000/[.A754]" office:value-type="float" office:value="233.009708737864">
            <text:p>233,0097087379</text:p>
          </table:table-cell>
          <table:table-cell table:formula="of:=ROUND(72000000/[.A754];0)" office:value-type="float" office:value="233">
            <text:p>233</text:p>
          </table:table-cell>
          <table:table-cell table:formula="of:=[.C754]/([.E754]+1)-1" office:value-type="float" office:value="0">
            <text:p>0</text:p>
          </table:table-cell>
          <table:table-cell office:value-type="float" office:value="232">
            <text:p>232</text:p>
          </table:table-cell>
          <table:table-cell table:formula="of:=72000000/([.D754]+1)/([.E754]+1)" office:value-type="float" office:value="309012.875536481">
            <text:p>309012,875536481</text:p>
          </table:table-cell>
          <table:table-cell table:formula="of:=ABS([.A754]-[.F754])/[.A754]" office:value-type="float" office:value="0.0000416684028501155">
            <text:p>0,000042</text:p>
          </table:table-cell>
          <table:table-cell table:formula="of:=IF([.G75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10300">
            <text:p>310300</text:p>
          </table:table-cell>
          <table:table-cell table:formula="of:=72000000/[.A755]" office:value-type="float" office:value="232.033515952304">
            <text:p>232,0335159523</text:p>
          </table:table-cell>
          <table:table-cell table:formula="of:=ROUND(72000000/[.A755];0)" office:value-type="float" office:value="232">
            <text:p>232</text:p>
          </table:table-cell>
          <table:table-cell table:formula="of:=[.C755]/([.E755]+1)-1"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72000000/([.D755]+1)/([.E755]+1)" office:value-type="float" office:value="310344.827586207">
            <text:p>310344,827586207</text:p>
          </table:table-cell>
          <table:table-cell table:formula="of:=ABS([.A755]-[.F755])/[.A755]" office:value-type="float" office:value="0.000144465311656135">
            <text:p>0,000144</text:p>
          </table:table-cell>
          <table:table-cell table:formula="of:=IF([.G75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11700">
            <text:p>311700</text:p>
          </table:table-cell>
          <table:table-cell table:formula="of:=72000000/[.A756]" office:value-type="float" office:value="230.991337824832">
            <text:p>230,9913378248</text:p>
          </table:table-cell>
          <table:table-cell table:formula="of:=ROUND(72000000/[.A756];0)" office:value-type="float" office:value="231">
            <text:p>231</text:p>
          </table:table-cell>
          <table:table-cell table:formula="of:=[.C756]/([.E756]+1)-1" office:value-type="float" office:value="0">
            <text:p>0</text:p>
          </table:table-cell>
          <table:table-cell office:value-type="float" office:value="230">
            <text:p>230</text:p>
          </table:table-cell>
          <table:table-cell table:formula="of:=72000000/([.D756]+1)/([.E756]+1)" office:value-type="float" office:value="311688.311688312">
            <text:p>311688,311688312</text:p>
          </table:table-cell>
          <table:table-cell table:formula="of:=ABS([.A756]-[.F756])/[.A756]" office:value-type="float" office:value="0.00003749859380273">
            <text:p>0,000037</text:p>
          </table:table-cell>
          <table:table-cell table:formula="of:=IF([.G75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13000">
            <text:p>313000</text:p>
          </table:table-cell>
          <table:table-cell table:formula="of:=72000000/[.A757]" office:value-type="float" office:value="230.031948881789">
            <text:p>230,0319488818</text:p>
          </table:table-cell>
          <table:table-cell table:formula="of:=ROUND(72000000/[.A757];0)" office:value-type="float" office:value="230">
            <text:p>230</text:p>
          </table:table-cell>
          <table:table-cell table:formula="of:=[.C757]/([.E757]+1)-1" office:value-type="float" office:value="0">
            <text:p>0</text:p>
          </table:table-cell>
          <table:table-cell office:value-type="float" office:value="229">
            <text:p>229</text:p>
          </table:table-cell>
          <table:table-cell table:formula="of:=72000000/([.D757]+1)/([.E757]+1)" office:value-type="float" office:value="313043.47826087">
            <text:p>313043,47826087</text:p>
          </table:table-cell>
          <table:table-cell table:formula="of:=ABS([.A757]-[.F757])/[.A757]" office:value-type="float" office:value="0.00013890818169191">
            <text:p>0,000139</text:p>
          </table:table-cell>
          <table:table-cell table:formula="of:=IF([.G75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14400">
            <text:p>314400</text:p>
          </table:table-cell>
          <table:table-cell table:formula="of:=72000000/[.A758]" office:value-type="float" office:value="229.007633587786">
            <text:p>229,0076335878</text:p>
          </table:table-cell>
          <table:table-cell table:formula="of:=ROUND(72000000/[.A758];0)" office:value-type="float" office:value="229">
            <text:p>229</text:p>
          </table:table-cell>
          <table:table-cell table:formula="of:=[.C758]/([.E758]+1)-1"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72000000/([.D758]+1)/([.E758]+1)" office:value-type="float" office:value="314410.480349345">
            <text:p>314410,480349345</text:p>
          </table:table-cell>
          <table:table-cell table:formula="of:=ABS([.A758]-[.F758])/[.A758]" office:value-type="float" office:value="0.0000333344444814188">
            <text:p>0,000033</text:p>
          </table:table-cell>
          <table:table-cell table:formula="of:=IF([.G75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15800">
            <text:p>315800</text:p>
          </table:table-cell>
          <table:table-cell table:formula="of:=72000000/[.A759]" office:value-type="float" office:value="227.992400253325">
            <text:p>227,9924002533</text:p>
          </table:table-cell>
          <table:table-cell table:formula="of:=ROUND(72000000/[.A759];0)" office:value-type="float" office:value="228">
            <text:p>228</text:p>
          </table:table-cell>
          <table:table-cell table:formula="of:=[.C759]/([.E759]+1)-1" office:value-type="float" office:value="0">
            <text:p>0</text:p>
          </table:table-cell>
          <table:table-cell office:value-type="float" office:value="227">
            <text:p>227</text:p>
          </table:table-cell>
          <table:table-cell table:formula="of:=72000000/([.D759]+1)/([.E759]+1)" office:value-type="float" office:value="315789.47368421">
            <text:p>315789,47368421</text:p>
          </table:table-cell>
          <table:table-cell table:formula="of:=ABS([.A759]-[.F759])/[.A759]" office:value-type="float" office:value="0.0000333322222593259">
            <text:p>0,000033</text:p>
          </table:table-cell>
          <table:table-cell table:formula="of:=IF([.G75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17200">
            <text:p>317200</text:p>
          </table:table-cell>
          <table:table-cell table:formula="of:=72000000/[.A760]" office:value-type="float" office:value="226.986128625473">
            <text:p>226,9861286255</text:p>
          </table:table-cell>
          <table:table-cell table:formula="of:=ROUND(72000000/[.A760];0)" office:value-type="float" office:value="227">
            <text:p>227</text:p>
          </table:table-cell>
          <table:table-cell table:formula="of:=[.C760]/([.E760]+1)-1"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72000000/([.D760]+1)/([.E760]+1)" office:value-type="float" office:value="317180.616740088">
            <text:p>317180,616740088</text:p>
          </table:table-cell>
          <table:table-cell table:formula="of:=ABS([.A760]-[.F760])/[.A760]" office:value-type="float" office:value="0.0000611073767714535">
            <text:p>0,000061</text:p>
          </table:table-cell>
          <table:table-cell table:formula="of:=IF([.G76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18600">
            <text:p>318600</text:p>
          </table:table-cell>
          <table:table-cell table:formula="of:=72000000/[.A761]" office:value-type="float" office:value="225.988700564972">
            <text:p>225,988700565</text:p>
          </table:table-cell>
          <table:table-cell table:formula="of:=ROUND(72000000/[.A761];0)" office:value-type="float" office:value="226">
            <text:p>226</text:p>
          </table:table-cell>
          <table:table-cell table:formula="of:=[.C761]/([.E761]+1)-1" office:value-type="float" office:value="0">
            <text:p>0</text:p>
          </table:table-cell>
          <table:table-cell office:value-type="float" office:value="225">
            <text:p>225</text:p>
          </table:table-cell>
          <table:table-cell table:formula="of:=72000000/([.D761]+1)/([.E761]+1)" office:value-type="float" office:value="318584.07079646">
            <text:p>318584,07079646</text:p>
          </table:table-cell>
          <table:table-cell table:formula="of:=ABS([.A761]-[.F761])/[.A761]" office:value-type="float" office:value="0.0000499975001249081">
            <text:p>0,000050</text:p>
          </table:table-cell>
          <table:table-cell table:formula="of:=IF([.G76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20000">
            <text:p>320000</text:p>
          </table:table-cell>
          <table:table-cell table:formula="of:=72000000/[.A762]" office:value-type="float" office:value="225">
            <text:p>225</text:p>
          </table:table-cell>
          <table:table-cell table:formula="of:=ROUND(72000000/[.A762];0)" office:value-type="float" office:value="225">
            <text:p>225</text:p>
          </table:table-cell>
          <table:table-cell table:formula="of:=[.C762]/([.E762]+1)-1" office:value-type="float" office:value="0">
            <text:p>0</text:p>
          </table:table-cell>
          <table:table-cell office:value-type="float" office:value="224">
            <text:p>224</text:p>
          </table:table-cell>
          <table:table-cell table:formula="of:=72000000/([.D762]+1)/([.E762]+1)" office:value-type="float" office:value="320000">
            <text:p>320000</text:p>
          </table:table-cell>
          <table:table-cell table:formula="of:=ABS([.A762]-[.F762])/[.A762]" office:value-type="float" office:value="0">
            <text:p>0,000000</text:p>
          </table:table-cell>
          <table:table-cell table:formula="of:=IF([.G76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21400">
            <text:p>321400</text:p>
          </table:table-cell>
          <table:table-cell table:formula="of:=72000000/[.A763]" office:value-type="float" office:value="224.019912881145">
            <text:p>224,0199128811</text:p>
          </table:table-cell>
          <table:table-cell table:formula="of:=ROUND(72000000/[.A763];0)" office:value-type="float" office:value="224">
            <text:p>224</text:p>
          </table:table-cell>
          <table:table-cell table:formula="of:=[.C763]/([.E763]+1)-1" office:value-type="float" office:value="0">
            <text:p>0</text:p>
          </table:table-cell>
          <table:table-cell office:value-type="float" office:value="223">
            <text:p>223</text:p>
          </table:table-cell>
          <table:table-cell table:formula="of:=72000000/([.D763]+1)/([.E763]+1)" office:value-type="float" office:value="321428.571428571">
            <text:p>321428,571428571</text:p>
          </table:table-cell>
          <table:table-cell table:formula="of:=ABS([.A763]-[.F763])/[.A763]" office:value-type="float" office:value="0.0000888967908258253">
            <text:p>0,000089</text:p>
          </table:table-cell>
          <table:table-cell table:formula="of:=IF([.G76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22900">
            <text:p>322900</text:p>
          </table:table-cell>
          <table:table-cell table:formula="of:=72000000/[.A764]" office:value-type="float" office:value="222.979250541963">
            <text:p>222,979250542</text:p>
          </table:table-cell>
          <table:table-cell table:formula="of:=ROUND(72000000/[.A764];0)" office:value-type="float" office:value="223">
            <text:p>223</text:p>
          </table:table-cell>
          <table:table-cell table:formula="of:=[.C764]/([.E764]+1)-1" office:value-type="float" office:value="0">
            <text:p>0</text:p>
          </table:table-cell>
          <table:table-cell office:value-type="float" office:value="222">
            <text:p>222</text:p>
          </table:table-cell>
          <table:table-cell table:formula="of:=72000000/([.D764]+1)/([.E764]+1)" office:value-type="float" office:value="322869.955156951">
            <text:p>322869,955156951</text:p>
          </table:table-cell>
          <table:table-cell table:formula="of:=ABS([.A764]-[.F764])/[.A764]" office:value-type="float" office:value="0.0000930468970248141">
            <text:p>0,000093</text:p>
          </table:table-cell>
          <table:table-cell table:formula="of:=IF([.G76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24300">
            <text:p>324300</text:p>
          </table:table-cell>
          <table:table-cell table:formula="of:=72000000/[.A765]" office:value-type="float" office:value="222.016651248844">
            <text:p>222,0166512488</text:p>
          </table:table-cell>
          <table:table-cell table:formula="of:=ROUND(72000000/[.A765];0)" office:value-type="float" office:value="222">
            <text:p>222</text:p>
          </table:table-cell>
          <table:table-cell table:formula="of:=[.C765]/([.E765]+1)-1" office:value-type="float" office:value="0">
            <text:p>0</text:p>
          </table:table-cell>
          <table:table-cell office:value-type="float" office:value="221">
            <text:p>221</text:p>
          </table:table-cell>
          <table:table-cell table:formula="of:=72000000/([.D765]+1)/([.E765]+1)" office:value-type="float" office:value="324324.324324324">
            <text:p>324324,324324324</text:p>
          </table:table-cell>
          <table:table-cell table:formula="of:=ABS([.A765]-[.F765])/[.A765]" office:value-type="float" office:value="0.0000750056254218921">
            <text:p>0,000075</text:p>
          </table:table-cell>
          <table:table-cell table:formula="of:=IF([.G76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25800">
            <text:p>325800</text:p>
          </table:table-cell>
          <table:table-cell table:formula="of:=72000000/[.A766]" office:value-type="float" office:value="220.994475138122">
            <text:p>220,9944751381</text:p>
          </table:table-cell>
          <table:table-cell table:formula="of:=ROUND(72000000/[.A766];0)" office:value-type="float" office:value="221">
            <text:p>221</text:p>
          </table:table-cell>
          <table:table-cell table:formula="of:=[.C766]/([.E766]+1)-1" office:value-type="float" office:value="0">
            <text:p>0</text:p>
          </table:table-cell>
          <table:table-cell office:value-type="float" office:value="220">
            <text:p>220</text:p>
          </table:table-cell>
          <table:table-cell table:formula="of:=72000000/([.D766]+1)/([.E766]+1)" office:value-type="float" office:value="325791.85520362">
            <text:p>325791,85520362</text:p>
          </table:table-cell>
          <table:table-cell table:formula="of:=ABS([.A766]-[.F766])/[.A766]" office:value-type="float" office:value="0.0000249993750155761">
            <text:p>0,000025</text:p>
          </table:table-cell>
          <table:table-cell table:formula="of:=IF([.G76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27300">
            <text:p>327300</text:p>
          </table:table-cell>
          <table:table-cell table:formula="of:=72000000/[.A767]" office:value-type="float" office:value="219.981668194317">
            <text:p>219,9816681943</text:p>
          </table:table-cell>
          <table:table-cell table:formula="of:=ROUND(72000000/[.A767];0)" office:value-type="float" office:value="220">
            <text:p>220</text:p>
          </table:table-cell>
          <table:table-cell table:formula="of:=[.C767]/([.E767]+1)-1" office:value-type="float" office:value="0">
            <text:p>0</text:p>
          </table:table-cell>
          <table:table-cell office:value-type="float" office:value="219">
            <text:p>219</text:p>
          </table:table-cell>
          <table:table-cell table:formula="of:=72000000/([.D767]+1)/([.E767]+1)" office:value-type="float" office:value="327272.727272727">
            <text:p>327272,727272727</text:p>
          </table:table-cell>
          <table:table-cell table:formula="of:=ABS([.A767]-[.F767])/[.A767]" office:value-type="float" office:value="0.0000833263894674797">
            <text:p>0,000083</text:p>
          </table:table-cell>
          <table:table-cell table:formula="of:=IF([.G76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28800">
            <text:p>328800</text:p>
          </table:table-cell>
          <table:table-cell table:formula="of:=72000000/[.A768]" office:value-type="float" office:value="218.978102189781">
            <text:p>218,9781021898</text:p>
          </table:table-cell>
          <table:table-cell table:formula="of:=ROUND(72000000/[.A768];0)" office:value-type="float" office:value="219">
            <text:p>219</text:p>
          </table:table-cell>
          <table:table-cell table:formula="of:=[.C768]/([.E768]+1)-1" office:value-type="float" office:value="0">
            <text:p>0</text:p>
          </table:table-cell>
          <table:table-cell office:value-type="float" office:value="218">
            <text:p>218</text:p>
          </table:table-cell>
          <table:table-cell table:formula="of:=72000000/([.D768]+1)/([.E768]+1)" office:value-type="float" office:value="328767.123287671">
            <text:p>328767,123287671</text:p>
          </table:table-cell>
          <table:table-cell table:formula="of:=ABS([.A768]-[.F768])/[.A768]" office:value-type="float" office:value="0.0000999900009998612">
            <text:p>0,000100</text:p>
          </table:table-cell>
          <table:table-cell table:formula="of:=IF([.G76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30300">
            <text:p>330300</text:p>
          </table:table-cell>
          <table:table-cell table:formula="of:=72000000/[.A769]" office:value-type="float" office:value="217.983651226158">
            <text:p>217,9836512262</text:p>
          </table:table-cell>
          <table:table-cell table:formula="of:=ROUND(72000000/[.A769];0)" office:value-type="float" office:value="218">
            <text:p>218</text:p>
          </table:table-cell>
          <table:table-cell table:formula="of:=[.C769]/([.E769]+1)-1" office:value-type="float" office:value="0">
            <text:p>0</text:p>
          </table:table-cell>
          <table:table-cell table:formula="of:=[.E768]-1" office:value-type="float" office:value="217">
            <text:p>217</text:p>
          </table:table-cell>
          <table:table-cell table:formula="of:=72000000/([.D769]+1)/([.E769]+1)" office:value-type="float" office:value="330275.229357798">
            <text:p>330275,229357798</text:p>
          </table:table-cell>
          <table:table-cell table:formula="of:=ABS([.A769]-[.F769])/[.A769]" office:value-type="float" office:value="0.0000749943754218094">
            <text:p>0,000075</text:p>
          </table:table-cell>
          <table:table-cell table:formula="of:=IF([.G76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31800">
            <text:p>331800</text:p>
          </table:table-cell>
          <table:table-cell table:formula="of:=72000000/[.A770]" office:value-type="float" office:value="216.998191681736">
            <text:p>216,9981916817</text:p>
          </table:table-cell>
          <table:table-cell table:formula="of:=ROUND(72000000/[.A770];0)" office:value-type="float" office:value="217">
            <text:p>217</text:p>
          </table:table-cell>
          <table:table-cell table:formula="of:=[.C770]/([.E770]+1)-1" office:value-type="float" office:value="0">
            <text:p>0</text:p>
          </table:table-cell>
          <table:table-cell table:formula="of:=[.E769]-1" office:value-type="float" office:value="216">
            <text:p>216</text:p>
          </table:table-cell>
          <table:table-cell table:formula="of:=72000000/([.D770]+1)/([.E770]+1)" office:value-type="float" office:value="331797.235023041">
            <text:p>331797,235023041</text:p>
          </table:table-cell>
          <table:table-cell table:formula="of:=ABS([.A770]-[.F770])/[.A770]" office:value-type="float" office:value="0.00000833326388942555">
            <text:p>0,000008</text:p>
          </table:table-cell>
          <table:table-cell table:formula="of:=IF([.G77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33300">
            <text:p>333300</text:p>
          </table:table-cell>
          <table:table-cell table:formula="of:=72000000/[.A771]" office:value-type="float" office:value="216.021602160216">
            <text:p>216,0216021602</text:p>
          </table:table-cell>
          <table:table-cell table:formula="of:=ROUND(72000000/[.A771];0)" office:value-type="float" office:value="216">
            <text:p>216</text:p>
          </table:table-cell>
          <table:table-cell table:formula="of:=[.C771]/([.E771]+1)-1" office:value-type="float" office:value="0">
            <text:p>0</text:p>
          </table:table-cell>
          <table:table-cell table:formula="of:=[.E770]-1" office:value-type="float" office:value="215">
            <text:p>215</text:p>
          </table:table-cell>
          <table:table-cell table:formula="of:=72000000/([.D771]+1)/([.E771]+1)" office:value-type="float" office:value="333333.333333333">
            <text:p>333333,333333333</text:p>
          </table:table-cell>
          <table:table-cell table:formula="of:=ABS([.A771]-[.F771])/[.A771]" office:value-type="float" office:value="0.000100010001000042">
            <text:p>0,000100</text:p>
          </table:table-cell>
          <table:table-cell table:formula="of:=IF([.G77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34900">
            <text:p>334900</text:p>
          </table:table-cell>
          <table:table-cell table:formula="of:=72000000/[.A772]" office:value-type="float" office:value="214.98954911914">
            <text:p>214,9895491191</text:p>
          </table:table-cell>
          <table:table-cell table:formula="of:=ROUND(72000000/[.A772];0)" office:value-type="float" office:value="215">
            <text:p>215</text:p>
          </table:table-cell>
          <table:table-cell table:formula="of:=[.C772]/([.E772]+1)-1" office:value-type="float" office:value="0">
            <text:p>0</text:p>
          </table:table-cell>
          <table:table-cell table:formula="of:=[.E771]-1" office:value-type="float" office:value="214">
            <text:p>214</text:p>
          </table:table-cell>
          <table:table-cell table:formula="of:=72000000/([.D772]+1)/([.E772]+1)" office:value-type="float" office:value="334883.720930233">
            <text:p>334883,720930233</text:p>
          </table:table-cell>
          <table:table-cell table:formula="of:=ABS([.A772]-[.F772])/[.A772]" office:value-type="float" office:value="0.0000486087481858763">
            <text:p>0,000049</text:p>
          </table:table-cell>
          <table:table-cell table:formula="of:=IF([.G77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36500">
            <text:p>336500</text:p>
          </table:table-cell>
          <table:table-cell table:formula="of:=72000000/[.A773]" office:value-type="float" office:value="213.967310549777">
            <text:p>213,9673105498</text:p>
          </table:table-cell>
          <table:table-cell table:formula="of:=ROUND(72000000/[.A773];0)" office:value-type="float" office:value="214">
            <text:p>214</text:p>
          </table:table-cell>
          <table:table-cell table:formula="of:=[.C773]/([.E773]+1)-1" office:value-type="float" office:value="0">
            <text:p>0</text:p>
          </table:table-cell>
          <table:table-cell table:formula="of:=[.E772]-1" office:value-type="float" office:value="213">
            <text:p>213</text:p>
          </table:table-cell>
          <table:table-cell table:formula="of:=72000000/([.D773]+1)/([.E773]+1)" office:value-type="float" office:value="336448.598130841">
            <text:p>336448,598130841</text:p>
          </table:table-cell>
          <table:table-cell table:formula="of:=ABS([.A773]-[.F773])/[.A773]" office:value-type="float" office:value="0.00015275444029391">
            <text:p>0,000153</text:p>
          </table:table-cell>
          <table:table-cell table:formula="of:=IF([.G77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38000">
            <text:p>338000</text:p>
          </table:table-cell>
          <table:table-cell table:formula="of:=72000000/[.A774]" office:value-type="float" office:value="213.01775147929">
            <text:p>213,0177514793</text:p>
          </table:table-cell>
          <table:table-cell table:formula="of:=ROUND(72000000/[.A774];0)" office:value-type="float" office:value="213">
            <text:p>213</text:p>
          </table:table-cell>
          <table:table-cell table:formula="of:=[.C774]/([.E774]+1)-1" office:value-type="float" office:value="0">
            <text:p>0</text:p>
          </table:table-cell>
          <table:table-cell table:formula="of:=[.E773]-1" office:value-type="float" office:value="212">
            <text:p>212</text:p>
          </table:table-cell>
          <table:table-cell table:formula="of:=72000000/([.D774]+1)/([.E774]+1)" office:value-type="float" office:value="338028.169014084">
            <text:p>338028,169014084</text:p>
          </table:table-cell>
          <table:table-cell table:formula="of:=ABS([.A774]-[.F774])/[.A774]" office:value-type="float" office:value="0.0000833402783565152">
            <text:p>0,000083</text:p>
          </table:table-cell>
          <table:table-cell table:formula="of:=IF([.G77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39600">
            <text:p>339600</text:p>
          </table:table-cell>
          <table:table-cell table:formula="of:=72000000/[.A775]" office:value-type="float" office:value="212.014134275618">
            <text:p>212,0141342756</text:p>
          </table:table-cell>
          <table:table-cell table:formula="of:=ROUND(72000000/[.A775];0)" office:value-type="float" office:value="212">
            <text:p>212</text:p>
          </table:table-cell>
          <table:table-cell table:formula="of:=[.C775]/([.E775]+1)-1" office:value-type="float" office:value="0">
            <text:p>0</text:p>
          </table:table-cell>
          <table:table-cell table:formula="of:=[.E774]-1" office:value-type="float" office:value="211">
            <text:p>211</text:p>
          </table:table-cell>
          <table:table-cell table:formula="of:=72000000/([.D775]+1)/([.E775]+1)" office:value-type="float" office:value="339622.641509434">
            <text:p>339622,641509434</text:p>
          </table:table-cell>
          <table:table-cell table:formula="of:=ABS([.A775]-[.F775])/[.A775]" office:value-type="float" office:value="0.000066671111407466">
            <text:p>0,000067</text:p>
          </table:table-cell>
          <table:table-cell table:formula="of:=IF([.G77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41200">
            <text:p>341200</text:p>
          </table:table-cell>
          <table:table-cell table:formula="of:=72000000/[.A776]" office:value-type="float" office:value="211.019929660023">
            <text:p>211,01992966</text:p>
          </table:table-cell>
          <table:table-cell table:formula="of:=ROUND(72000000/[.A776];0)" office:value-type="float" office:value="211">
            <text:p>211</text:p>
          </table:table-cell>
          <table:table-cell table:formula="of:=[.C776]/([.E776]+1)-1" office:value-type="float" office:value="0">
            <text:p>0</text:p>
          </table:table-cell>
          <table:table-cell table:formula="of:=[.E775]-1" office:value-type="float" office:value="210">
            <text:p>210</text:p>
          </table:table-cell>
          <table:table-cell table:formula="of:=72000000/([.D776]+1)/([.E776]+1)" office:value-type="float" office:value="341232.227488152">
            <text:p>341232,227488152</text:p>
          </table:table-cell>
          <table:table-cell table:formula="of:=ABS([.A776]-[.F776])/[.A776]" office:value-type="float" office:value="0.000094453365039962">
            <text:p>0,000094</text:p>
          </table:table-cell>
          <table:table-cell table:formula="of:=IF([.G77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42900">
            <text:p>342900</text:p>
          </table:table-cell>
          <table:table-cell table:formula="of:=72000000/[.A777]" office:value-type="float" office:value="209.97375328084">
            <text:p>209,9737532808</text:p>
          </table:table-cell>
          <table:table-cell table:formula="of:=ROUND(72000000/[.A777];0)" office:value-type="float" office:value="210">
            <text:p>210</text:p>
          </table:table-cell>
          <table:table-cell table:formula="of:=[.C777]/([.E777]+1)-1" office:value-type="float" office:value="0">
            <text:p>0</text:p>
          </table:table-cell>
          <table:table-cell table:formula="of:=[.E776]-1" office:value-type="float" office:value="209">
            <text:p>209</text:p>
          </table:table-cell>
          <table:table-cell table:formula="of:=72000000/([.D777]+1)/([.E777]+1)" office:value-type="float" office:value="342857.142857143">
            <text:p>342857,142857143</text:p>
          </table:table-cell>
          <table:table-cell table:formula="of:=ABS([.A777]-[.F777])/[.A777]" office:value-type="float" office:value="0.000124984376952929">
            <text:p>0,000125</text:p>
          </table:table-cell>
          <table:table-cell table:formula="of:=IF([.G77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44500">
            <text:p>344500</text:p>
          </table:table-cell>
          <table:table-cell table:formula="of:=72000000/[.A778]" office:value-type="float" office:value="208.99854862119">
            <text:p>208,9985486212</text:p>
          </table:table-cell>
          <table:table-cell table:formula="of:=ROUND(72000000/[.A778];0)" office:value-type="float" office:value="209">
            <text:p>209</text:p>
          </table:table-cell>
          <table:table-cell table:formula="of:=[.C778]/([.E778]+1)-1" office:value-type="float" office:value="0">
            <text:p>0</text:p>
          </table:table-cell>
          <table:table-cell table:formula="of:=[.E777]-1" office:value-type="float" office:value="208">
            <text:p>208</text:p>
          </table:table-cell>
          <table:table-cell table:formula="of:=72000000/([.D778]+1)/([.E778]+1)" office:value-type="float" office:value="344497.607655502">
            <text:p>344497,607655502</text:p>
          </table:table-cell>
          <table:table-cell table:formula="of:=ABS([.A778]-[.F778])/[.A778]" office:value-type="float" office:value="0.00000694439621947717">
            <text:p>0,000007</text:p>
          </table:table-cell>
          <table:table-cell table:formula="of:=IF([.G77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46200">
            <text:p>346200</text:p>
          </table:table-cell>
          <table:table-cell table:formula="of:=72000000/[.A779]" office:value-type="float" office:value="207.972270363951">
            <text:p>207,972270364</text:p>
          </table:table-cell>
          <table:table-cell table:formula="of:=ROUND(72000000/[.A779];0)" office:value-type="float" office:value="208">
            <text:p>208</text:p>
          </table:table-cell>
          <table:table-cell table:formula="of:=[.C779]/([.E779]+1)-1" office:value-type="float" office:value="0">
            <text:p>0</text:p>
          </table:table-cell>
          <table:table-cell table:formula="of:=[.E778]-1" office:value-type="float" office:value="207">
            <text:p>207</text:p>
          </table:table-cell>
          <table:table-cell table:formula="of:=72000000/([.D779]+1)/([.E779]+1)" office:value-type="float" office:value="346153.846153846">
            <text:p>346153,846153846</text:p>
          </table:table-cell>
          <table:table-cell table:formula="of:=ABS([.A779]-[.F779])/[.A779]" office:value-type="float" office:value="0.000133315557925688">
            <text:p>0,000133</text:p>
          </table:table-cell>
          <table:table-cell table:formula="of:=IF([.G77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47800">
            <text:p>347800</text:p>
          </table:table-cell>
          <table:table-cell table:formula="of:=72000000/[.A780]" office:value-type="float" office:value="207.015526164462">
            <text:p>207,0155261645</text:p>
          </table:table-cell>
          <table:table-cell table:formula="of:=ROUND(72000000/[.A780];0)" office:value-type="float" office:value="207">
            <text:p>207</text:p>
          </table:table-cell>
          <table:table-cell table:formula="of:=[.C780]/([.E780]+1)-1" office:value-type="float" office:value="0">
            <text:p>0</text:p>
          </table:table-cell>
          <table:table-cell table:formula="of:=[.E779]-1" office:value-type="float" office:value="206">
            <text:p>206</text:p>
          </table:table-cell>
          <table:table-cell table:formula="of:=72000000/([.D780]+1)/([.E780]+1)" office:value-type="float" office:value="347826.086956522">
            <text:p>347826,086956522</text:p>
          </table:table-cell>
          <table:table-cell table:formula="of:=ABS([.A780]-[.F780])/[.A780]" office:value-type="float" office:value="0.0000750056254218775">
            <text:p>0,000075</text:p>
          </table:table-cell>
          <table:table-cell table:formula="of:=IF([.G78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49500">
            <text:p>349500</text:p>
          </table:table-cell>
          <table:table-cell table:formula="of:=72000000/[.A781]" office:value-type="float" office:value="206.008583690987">
            <text:p>206,008583691</text:p>
          </table:table-cell>
          <table:table-cell table:formula="of:=ROUND(72000000/[.A781];0)" office:value-type="float" office:value="206">
            <text:p>206</text:p>
          </table:table-cell>
          <table:table-cell table:formula="of:=[.C781]/([.E781]+1)-1" office:value-type="float" office:value="0">
            <text:p>0</text:p>
          </table:table-cell>
          <table:table-cell table:formula="of:=[.E780]-1" office:value-type="float" office:value="205">
            <text:p>205</text:p>
          </table:table-cell>
          <table:table-cell table:formula="of:=72000000/([.D781]+1)/([.E781]+1)" office:value-type="float" office:value="349514.563106796">
            <text:p>349514,563106796</text:p>
          </table:table-cell>
          <table:table-cell table:formula="of:=ABS([.A781]-[.F781])/[.A781]" office:value-type="float" office:value="0.0000416684028501349">
            <text:p>0,000042</text:p>
          </table:table-cell>
          <table:table-cell table:formula="of:=IF([.G78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51300">
            <text:p>351300</text:p>
          </table:table-cell>
          <table:table-cell table:formula="of:=72000000/[.A782]" office:value-type="float" office:value="204.953031596926">
            <text:p>204,9530315969</text:p>
          </table:table-cell>
          <table:table-cell table:formula="of:=ROUND(72000000/[.A782];0)" office:value-type="float" office:value="205">
            <text:p>205</text:p>
          </table:table-cell>
          <table:table-cell table:formula="of:=[.C782]/([.E782]+1)-1" office:value-type="float" office:value="0">
            <text:p>0</text:p>
          </table:table-cell>
          <table:table-cell table:formula="of:=[.E781]-1" office:value-type="float" office:value="204">
            <text:p>204</text:p>
          </table:table-cell>
          <table:table-cell table:formula="of:=72000000/([.D782]+1)/([.E782]+1)" office:value-type="float" office:value="351219.512195122">
            <text:p>351219,512195122</text:p>
          </table:table-cell>
          <table:table-cell table:formula="of:=ABS([.A782]-[.F782])/[.A782]" office:value-type="float" office:value="0.000229114161337994">
            <text:p>0,000229</text:p>
          </table:table-cell>
          <table:table-cell table:formula="of:=IF([.G78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52900">
            <text:p>352900</text:p>
          </table:table-cell>
          <table:table-cell table:formula="of:=72000000/[.A783]" office:value-type="float" office:value="204.023802776991">
            <text:p>204,023802777</text:p>
          </table:table-cell>
          <table:table-cell table:formula="of:=ROUND(72000000/[.A783];0)" office:value-type="float" office:value="204">
            <text:p>204</text:p>
          </table:table-cell>
          <table:table-cell table:formula="of:=[.C783]/([.E783]+1)-1" office:value-type="float" office:value="0">
            <text:p>0</text:p>
          </table:table-cell>
          <table:table-cell table:formula="of:=[.E782]-1" office:value-type="float" office:value="203">
            <text:p>203</text:p>
          </table:table-cell>
          <table:table-cell table:formula="of:=72000000/([.D783]+1)/([.E783]+1)" office:value-type="float" office:value="352941.176470588">
            <text:p>352941,176470588</text:p>
          </table:table-cell>
          <table:table-cell table:formula="of:=ABS([.A783]-[.F783])/[.A783]" office:value-type="float" office:value="0.000116680279365975">
            <text:p>0,000117</text:p>
          </table:table-cell>
          <table:table-cell table:formula="of:=IF([.G78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54700">
            <text:p>354700</text:p>
          </table:table-cell>
          <table:table-cell table:formula="of:=72000000/[.A784]" office:value-type="float" office:value="202.988440936002">
            <text:p>202,988440936</text:p>
          </table:table-cell>
          <table:table-cell table:formula="of:=ROUND(72000000/[.A784];0)" office:value-type="float" office:value="203">
            <text:p>203</text:p>
          </table:table-cell>
          <table:table-cell table:formula="of:=[.C784]/([.E784]+1)-1" office:value-type="float" office:value="0">
            <text:p>0</text:p>
          </table:table-cell>
          <table:table-cell table:formula="of:=[.E783]-1" office:value-type="float" office:value="202">
            <text:p>202</text:p>
          </table:table-cell>
          <table:table-cell table:formula="of:=72000000/([.D784]+1)/([.E784]+1)" office:value-type="float" office:value="354679.802955665">
            <text:p>354679,802955665</text:p>
          </table:table-cell>
          <table:table-cell table:formula="of:=ABS([.A784]-[.F784])/[.A784]" office:value-type="float" office:value="0.0000569412019592795">
            <text:p>0,000057</text:p>
          </table:table-cell>
          <table:table-cell table:formula="of:=IF([.G78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56400">
            <text:p>356400</text:p>
          </table:table-cell>
          <table:table-cell table:formula="of:=72000000/[.A785]" office:value-type="float" office:value="202.020202020202">
            <text:p>202,0202020202</text:p>
          </table:table-cell>
          <table:table-cell table:formula="of:=ROUND(72000000/[.A785];0)" office:value-type="float" office:value="202">
            <text:p>202</text:p>
          </table:table-cell>
          <table:table-cell table:formula="of:=[.C785]/([.E785]+1)-1" office:value-type="float" office:value="0">
            <text:p>0</text:p>
          </table:table-cell>
          <table:table-cell table:formula="of:=[.E784]-1" office:value-type="float" office:value="201">
            <text:p>201</text:p>
          </table:table-cell>
          <table:table-cell table:formula="of:=72000000/([.D785]+1)/([.E785]+1)" office:value-type="float" office:value="356435.643564356">
            <text:p>356435,643564356</text:p>
          </table:table-cell>
          <table:table-cell table:formula="of:=ABS([.A785]-[.F785])/[.A785]" office:value-type="float" office:value="0.000100010001000092">
            <text:p>0,000100</text:p>
          </table:table-cell>
          <table:table-cell table:formula="of:=IF([.G78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58200">
            <text:p>358200</text:p>
          </table:table-cell>
          <table:table-cell table:formula="of:=72000000/[.A786]" office:value-type="float" office:value="201.005025125628">
            <text:p>201,0050251256</text:p>
          </table:table-cell>
          <table:table-cell table:formula="of:=ROUND(72000000/[.A786];0)" office:value-type="float" office:value="201">
            <text:p>201</text:p>
          </table:table-cell>
          <table:table-cell table:formula="of:=[.C786]/([.E786]+1)-1" office:value-type="float" office:value="0">
            <text:p>0</text:p>
          </table:table-cell>
          <table:table-cell table:formula="of:=[.E785]-1" office:value-type="float" office:value="200">
            <text:p>200</text:p>
          </table:table-cell>
          <table:table-cell table:formula="of:=72000000/([.D786]+1)/([.E786]+1)" office:value-type="float" office:value="358208.955223881">
            <text:p>358208,955223881</text:p>
          </table:table-cell>
          <table:table-cell table:formula="of:=ABS([.A786]-[.F786])/[.A786]" office:value-type="float" office:value="0.0000250006250156108">
            <text:p>0,000025</text:p>
          </table:table-cell>
          <table:table-cell table:formula="of:=IF([.G78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60000">
            <text:p>360000</text:p>
          </table:table-cell>
          <table:table-cell table:formula="of:=72000000/[.A787]" office:value-type="float" office:value="200">
            <text:p>200</text:p>
          </table:table-cell>
          <table:table-cell table:formula="of:=ROUND(72000000/[.A787];0)" office:value-type="float" office:value="200">
            <text:p>200</text:p>
          </table:table-cell>
          <table:table-cell table:formula="of:=[.C787]/([.E787]+1)-1" office:value-type="float" office:value="0">
            <text:p>0</text:p>
          </table:table-cell>
          <table:table-cell table:formula="of:=[.E786]-1" office:value-type="float" office:value="199">
            <text:p>199</text:p>
          </table:table-cell>
          <table:table-cell table:formula="of:=72000000/([.D787]+1)/([.E787]+1)" office:value-type="float" office:value="360000">
            <text:p>360000</text:p>
          </table:table-cell>
          <table:table-cell table:formula="of:=ABS([.A787]-[.F787])/[.A787]" office:value-type="float" office:value="0">
            <text:p>0,000000</text:p>
          </table:table-cell>
          <table:table-cell table:formula="of:=IF([.G78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61800">
            <text:p>361800</text:p>
          </table:table-cell>
          <table:table-cell table:formula="of:=72000000/[.A788]" office:value-type="float" office:value="199.004975124378">
            <text:p>199,0049751244</text:p>
          </table:table-cell>
          <table:table-cell table:formula="of:=ROUND(72000000/[.A788];0)" office:value-type="float" office:value="199">
            <text:p>199</text:p>
          </table:table-cell>
          <table:table-cell table:formula="of:=[.C788]/([.E788]+1)-1" office:value-type="float" office:value="0">
            <text:p>0</text:p>
          </table:table-cell>
          <table:table-cell table:formula="of:=[.E787]-1" office:value-type="float" office:value="198">
            <text:p>198</text:p>
          </table:table-cell>
          <table:table-cell table:formula="of:=72000000/([.D788]+1)/([.E788]+1)" office:value-type="float" office:value="361809.045226131">
            <text:p>361809,045226131</text:p>
          </table:table-cell>
          <table:table-cell table:formula="of:=ABS([.A788]-[.F788])/[.A788]" office:value-type="float" office:value="0.0000250006250155736">
            <text:p>0,000025</text:p>
          </table:table-cell>
          <table:table-cell table:formula="of:=IF([.G78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63600">
            <text:p>363600</text:p>
          </table:table-cell>
          <table:table-cell table:formula="of:=72000000/[.A789]" office:value-type="float" office:value="198.019801980198">
            <text:p>198,0198019802</text:p>
          </table:table-cell>
          <table:table-cell table:formula="of:=ROUND(72000000/[.A789];0)" office:value-type="float" office:value="198">
            <text:p>198</text:p>
          </table:table-cell>
          <table:table-cell table:formula="of:=[.C789]/([.E789]+1)-1" office:value-type="float" office:value="0">
            <text:p>0</text:p>
          </table:table-cell>
          <table:table-cell table:formula="of:=[.E788]-1" office:value-type="float" office:value="197">
            <text:p>197</text:p>
          </table:table-cell>
          <table:table-cell table:formula="of:=72000000/([.D789]+1)/([.E789]+1)" office:value-type="float" office:value="363636.363636364">
            <text:p>363636,363636364</text:p>
          </table:table-cell>
          <table:table-cell table:formula="of:=ABS([.A789]-[.F789])/[.A789]" office:value-type="float" office:value="0.000100010001000129">
            <text:p>0,000100</text:p>
          </table:table-cell>
          <table:table-cell table:formula="of:=IF([.G78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65400">
            <text:p>365400</text:p>
          </table:table-cell>
          <table:table-cell table:formula="of:=72000000/[.A790]" office:value-type="float" office:value="197.044334975369">
            <text:p>197,0443349754</text:p>
          </table:table-cell>
          <table:table-cell table:formula="of:=ROUND(72000000/[.A790];0)" office:value-type="float" office:value="197">
            <text:p>197</text:p>
          </table:table-cell>
          <table:table-cell table:formula="of:=[.C790]/([.E790]+1)-1" office:value-type="float" office:value="0">
            <text:p>0</text:p>
          </table:table-cell>
          <table:table-cell table:formula="of:=[.E789]-1" office:value-type="float" office:value="196">
            <text:p>196</text:p>
          </table:table-cell>
          <table:table-cell table:formula="of:=72000000/([.D790]+1)/([.E790]+1)" office:value-type="float" office:value="365482.233502538">
            <text:p>365482,233502538</text:p>
          </table:table-cell>
          <table:table-cell table:formula="of:=ABS([.A790]-[.F790])/[.A790]" office:value-type="float" office:value="0.000225050636393158">
            <text:p>0,000225</text:p>
          </table:table-cell>
          <table:table-cell table:formula="of:=IF([.G79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67300">
            <text:p>367300</text:p>
          </table:table-cell>
          <table:table-cell table:formula="of:=72000000/[.A791]" office:value-type="float" office:value="196.025047644977">
            <text:p>196,025047645</text:p>
          </table:table-cell>
          <table:table-cell table:formula="of:=ROUND(72000000/[.A791];0)" office:value-type="float" office:value="196">
            <text:p>196</text:p>
          </table:table-cell>
          <table:table-cell table:formula="of:=[.C791]/([.E791]+1)-1" office:value-type="float" office:value="0">
            <text:p>0</text:p>
          </table:table-cell>
          <table:table-cell table:formula="of:=[.E790]-1" office:value-type="float" office:value="195">
            <text:p>195</text:p>
          </table:table-cell>
          <table:table-cell table:formula="of:=72000000/([.D791]+1)/([.E791]+1)" office:value-type="float" office:value="367346.93877551">
            <text:p>367346,93877551</text:p>
          </table:table-cell>
          <table:table-cell table:formula="of:=ABS([.A791]-[.F791])/[.A791]" office:value-type="float" office:value="0.000127794107024715">
            <text:p>0,000128</text:p>
          </table:table-cell>
          <table:table-cell table:formula="of:=IF([.G79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69200">
            <text:p>369200</text:p>
          </table:table-cell>
          <table:table-cell table:formula="of:=72000000/[.A792]" office:value-type="float" office:value="195.01625135428">
            <text:p>195,0162513543</text:p>
          </table:table-cell>
          <table:table-cell table:formula="of:=ROUND(72000000/[.A792];0)" office:value-type="float" office:value="195">
            <text:p>195</text:p>
          </table:table-cell>
          <table:table-cell table:formula="of:=[.C792]/([.E792]+1)-1" office:value-type="float" office:value="0">
            <text:p>0</text:p>
          </table:table-cell>
          <table:table-cell table:formula="of:=[.E791]-1" office:value-type="float" office:value="194">
            <text:p>194</text:p>
          </table:table-cell>
          <table:table-cell table:formula="of:=72000000/([.D792]+1)/([.E792]+1)" office:value-type="float" office:value="369230.769230769">
            <text:p>369230,769230769</text:p>
          </table:table-cell>
          <table:table-cell table:formula="of:=ABS([.A792]-[.F792])/[.A792]" office:value-type="float" office:value="0.0000833402783565782">
            <text:p>0,000083</text:p>
          </table:table-cell>
          <table:table-cell table:formula="of:=IF([.G79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71100">
            <text:p>371100</text:p>
          </table:table-cell>
          <table:table-cell table:formula="of:=72000000/[.A793]" office:value-type="float" office:value="194.017784963622">
            <text:p>194,0177849636</text:p>
          </table:table-cell>
          <table:table-cell table:formula="of:=ROUND(72000000/[.A793];0)" office:value-type="float" office:value="194">
            <text:p>194</text:p>
          </table:table-cell>
          <table:table-cell table:formula="of:=[.C793]/([.E793]+1)-1" office:value-type="float" office:value="0">
            <text:p>0</text:p>
          </table:table-cell>
          <table:table-cell table:formula="of:=[.E792]-1" office:value-type="float" office:value="193">
            <text:p>193</text:p>
          </table:table-cell>
          <table:table-cell table:formula="of:=72000000/([.D793]+1)/([.E793]+1)" office:value-type="float" office:value="371134.020618557">
            <text:p>371134,020618557</text:p>
          </table:table-cell>
          <table:table-cell table:formula="of:=ABS([.A793]-[.F793])/[.A793]" office:value-type="float" office:value="0.0000916750702147875">
            <text:p>0,000092</text:p>
          </table:table-cell>
          <table:table-cell table:formula="of:=IF([.G79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73100">
            <text:p>373100</text:p>
          </table:table-cell>
          <table:table-cell table:formula="of:=72000000/[.A794]" office:value-type="float" office:value="192.977753953364">
            <text:p>192,9777539534</text:p>
          </table:table-cell>
          <table:table-cell table:formula="of:=ROUND(72000000/[.A794];0)" office:value-type="float" office:value="193">
            <text:p>193</text:p>
          </table:table-cell>
          <table:table-cell table:formula="of:=[.C794]/([.E794]+1)-1" office:value-type="float" office:value="0">
            <text:p>0</text:p>
          </table:table-cell>
          <table:table-cell table:formula="of:=[.E793]-1" office:value-type="float" office:value="192">
            <text:p>192</text:p>
          </table:table-cell>
          <table:table-cell table:formula="of:=72000000/([.D794]+1)/([.E794]+1)" office:value-type="float" office:value="373056.994818653">
            <text:p>373056,994818653</text:p>
          </table:table-cell>
          <table:table-cell table:formula="of:=ABS([.A794]-[.F794])/[.A794]" office:value-type="float" office:value="0.000115264490343437">
            <text:p>0,000115</text:p>
          </table:table-cell>
          <table:table-cell table:formula="of:=IF([.G79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75000">
            <text:p>375000</text:p>
          </table:table-cell>
          <table:table-cell table:formula="of:=72000000/[.A795]" office:value-type="float" office:value="192">
            <text:p>192</text:p>
          </table:table-cell>
          <table:table-cell table:formula="of:=ROUND(72000000/[.A795];0)" office:value-type="float" office:value="192">
            <text:p>192</text:p>
          </table:table-cell>
          <table:table-cell table:formula="of:=[.C795]/([.E795]+1)-1" office:value-type="float" office:value="0">
            <text:p>0</text:p>
          </table:table-cell>
          <table:table-cell table:formula="of:=[.E794]-1" office:value-type="float" office:value="191">
            <text:p>191</text:p>
          </table:table-cell>
          <table:table-cell table:formula="of:=72000000/([.D795]+1)/([.E795]+1)" office:value-type="float" office:value="375000">
            <text:p>375000</text:p>
          </table:table-cell>
          <table:table-cell table:formula="of:=ABS([.A795]-[.F795])/[.A795]" office:value-type="float" office:value="0">
            <text:p>0,000000</text:p>
          </table:table-cell>
          <table:table-cell table:formula="of:=IF([.G79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77000">
            <text:p>377000</text:p>
          </table:table-cell>
          <table:table-cell table:formula="of:=72000000/[.A796]" office:value-type="float" office:value="190.981432360743">
            <text:p>190,9814323607</text:p>
          </table:table-cell>
          <table:table-cell table:formula="of:=ROUND(72000000/[.A796];0)" office:value-type="float" office:value="191">
            <text:p>191</text:p>
          </table:table-cell>
          <table:table-cell table:formula="of:=[.C796]/([.E796]+1)-1" office:value-type="float" office:value="0">
            <text:p>0</text:p>
          </table:table-cell>
          <table:table-cell table:formula="of:=[.E795]-1" office:value-type="float" office:value="190">
            <text:p>190</text:p>
          </table:table-cell>
          <table:table-cell table:formula="of:=72000000/([.D796]+1)/([.E796]+1)" office:value-type="float" office:value="376963.35078534">
            <text:p>376963,35078534</text:p>
          </table:table-cell>
          <table:table-cell table:formula="of:=ABS([.A796]-[.F796])/[.A796]" office:value-type="float" office:value="0.0000972127709806395">
            <text:p>0,000097</text:p>
          </table:table-cell>
          <table:table-cell table:formula="of:=IF([.G79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78900">
            <text:p>378900</text:p>
          </table:table-cell>
          <table:table-cell table:formula="of:=72000000/[.A797]" office:value-type="float" office:value="190.023752969121">
            <text:p>190,0237529691</text:p>
          </table:table-cell>
          <table:table-cell table:formula="of:=ROUND(72000000/[.A797];0)" office:value-type="float" office:value="190">
            <text:p>190</text:p>
          </table:table-cell>
          <table:table-cell table:formula="of:=[.C797]/([.E797]+1)-1" office:value-type="float" office:value="0">
            <text:p>0</text:p>
          </table:table-cell>
          <table:table-cell table:formula="of:=[.E796]-1" office:value-type="float" office:value="189">
            <text:p>189</text:p>
          </table:table-cell>
          <table:table-cell table:formula="of:=72000000/([.D797]+1)/([.E797]+1)" office:value-type="float" office:value="378947.368421053">
            <text:p>378947,368421053</text:p>
          </table:table-cell>
          <table:table-cell table:formula="of:=ABS([.A797]-[.F797])/[.A797]" office:value-type="float" office:value="0.000125015626953393">
            <text:p>0,000125</text:p>
          </table:table-cell>
          <table:table-cell table:formula="of:=IF([.G79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81000">
            <text:p>381000</text:p>
          </table:table-cell>
          <table:table-cell table:formula="of:=72000000/[.A798]" office:value-type="float" office:value="188.976377952756">
            <text:p>188,9763779528</text:p>
          </table:table-cell>
          <table:table-cell table:formula="of:=ROUND(72000000/[.A798];0)" office:value-type="float" office:value="189">
            <text:p>189</text:p>
          </table:table-cell>
          <table:table-cell table:formula="of:=[.C798]/([.E798]+1)-1" office:value-type="float" office:value="0">
            <text:p>0</text:p>
          </table:table-cell>
          <table:table-cell table:formula="of:=[.E797]-1" office:value-type="float" office:value="188">
            <text:p>188</text:p>
          </table:table-cell>
          <table:table-cell table:formula="of:=72000000/([.D798]+1)/([.E798]+1)" office:value-type="float" office:value="380952.380952381">
            <text:p>380952,380952381</text:p>
          </table:table-cell>
          <table:table-cell table:formula="of:=ABS([.A798]-[.F798])/[.A798]" office:value-type="float" office:value="0.000124984376952895">
            <text:p>0,000125</text:p>
          </table:table-cell>
          <table:table-cell table:formula="of:=IF([.G79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83000">
            <text:p>383000</text:p>
          </table:table-cell>
          <table:table-cell table:formula="of:=72000000/[.A799]" office:value-type="float" office:value="187.98955613577">
            <text:p>187,9895561358</text:p>
          </table:table-cell>
          <table:table-cell table:formula="of:=ROUND(72000000/[.A799];0)" office:value-type="float" office:value="188">
            <text:p>188</text:p>
          </table:table-cell>
          <table:table-cell table:formula="of:=[.C799]/([.E799]+1)-1" office:value-type="float" office:value="0">
            <text:p>0</text:p>
          </table:table-cell>
          <table:table-cell table:formula="of:=[.E798]-1" office:value-type="float" office:value="187">
            <text:p>187</text:p>
          </table:table-cell>
          <table:table-cell table:formula="of:=72000000/([.D799]+1)/([.E799]+1)" office:value-type="float" office:value="382978.723404255">
            <text:p>382978,723404255</text:p>
          </table:table-cell>
          <table:table-cell table:formula="of:=ABS([.A799]-[.F799])/[.A799]" office:value-type="float" office:value="0.0000555524693071896">
            <text:p>0,000056</text:p>
          </table:table-cell>
          <table:table-cell table:formula="of:=IF([.G79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85000">
            <text:p>385000</text:p>
          </table:table-cell>
          <table:table-cell table:formula="of:=72000000/[.A800]" office:value-type="float" office:value="187.012987012987">
            <text:p>187,012987013</text:p>
          </table:table-cell>
          <table:table-cell table:formula="of:=ROUND(72000000/[.A800];0)" office:value-type="float" office:value="187">
            <text:p>187</text:p>
          </table:table-cell>
          <table:table-cell table:formula="of:=[.C800]/([.E800]+1)-1" office:value-type="float" office:value="0">
            <text:p>0</text:p>
          </table:table-cell>
          <table:table-cell table:formula="of:=[.E799]-1" office:value-type="float" office:value="186">
            <text:p>186</text:p>
          </table:table-cell>
          <table:table-cell table:formula="of:=72000000/([.D800]+1)/([.E800]+1)" office:value-type="float" office:value="385026.737967914">
            <text:p>385026,737967914</text:p>
          </table:table-cell>
          <table:table-cell table:formula="of:=ABS([.A800]-[.F800])/[.A800]" office:value-type="float" office:value="0.0000694492673102234">
            <text:p>0,000069</text:p>
          </table:table-cell>
          <table:table-cell table:formula="of:=IF([.G80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87100">
            <text:p>387100</text:p>
          </table:table-cell>
          <table:table-cell table:formula="of:=72000000/[.A801]" office:value-type="float" office:value="185.998450012917">
            <text:p>185,9984500129</text:p>
          </table:table-cell>
          <table:table-cell table:formula="of:=ROUND(72000000/[.A801];0)" office:value-type="float" office:value="186">
            <text:p>186</text:p>
          </table:table-cell>
          <table:table-cell table:formula="of:=[.C801]/([.E801]+1)-1" office:value-type="float" office:value="0">
            <text:p>0</text:p>
          </table:table-cell>
          <table:table-cell table:formula="of:=[.E800]-1" office:value-type="float" office:value="185">
            <text:p>185</text:p>
          </table:table-cell>
          <table:table-cell table:formula="of:=72000000/([.D801]+1)/([.E801]+1)" office:value-type="float" office:value="387096.774193548">
            <text:p>387096,774193548</text:p>
          </table:table-cell>
          <table:table-cell table:formula="of:=ABS([.A801]-[.F801])/[.A801]" office:value-type="float" office:value="0.00000833326388952579">
            <text:p>0,000008</text:p>
          </table:table-cell>
          <table:table-cell table:formula="of:=IF([.G80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89200">
            <text:p>389200</text:p>
          </table:table-cell>
          <table:table-cell table:formula="of:=72000000/[.A802]" office:value-type="float" office:value="184.994861253854">
            <text:p>184,9948612539</text:p>
          </table:table-cell>
          <table:table-cell table:formula="of:=ROUND(72000000/[.A802];0)" office:value-type="float" office:value="185">
            <text:p>185</text:p>
          </table:table-cell>
          <table:table-cell table:formula="of:=[.C802]/([.E802]+1)-1" office:value-type="float" office:value="0">
            <text:p>0</text:p>
          </table:table-cell>
          <table:table-cell table:formula="of:=[.E801]-1" office:value-type="float" office:value="184">
            <text:p>184</text:p>
          </table:table-cell>
          <table:table-cell table:formula="of:=72000000/([.D802]+1)/([.E802]+1)" office:value-type="float" office:value="389189.189189189">
            <text:p>389189,189189189</text:p>
          </table:table-cell>
          <table:table-cell table:formula="of:=ABS([.A802]-[.F802])/[.A802]" office:value-type="float" office:value="0.0000277770061943168">
            <text:p>0,000028</text:p>
          </table:table-cell>
          <table:table-cell table:formula="of:=IF([.G80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91300">
            <text:p>391300</text:p>
          </table:table-cell>
          <table:table-cell table:formula="of:=72000000/[.A803]" office:value-type="float" office:value="184.002044467161">
            <text:p>184,0020444672</text:p>
          </table:table-cell>
          <table:table-cell table:formula="of:=ROUND(72000000/[.A803];0)" office:value-type="float" office:value="184">
            <text:p>184</text:p>
          </table:table-cell>
          <table:table-cell table:formula="of:=[.C803]/([.E803]+1)-1" office:value-type="float" office:value="0">
            <text:p>0</text:p>
          </table:table-cell>
          <table:table-cell table:formula="of:=[.E802]-1" office:value-type="float" office:value="183">
            <text:p>183</text:p>
          </table:table-cell>
          <table:table-cell table:formula="of:=72000000/([.D803]+1)/([.E803]+1)" office:value-type="float" office:value="391304.347826087">
            <text:p>391304,347826087</text:p>
          </table:table-cell>
          <table:table-cell table:formula="of:=ABS([.A803]-[.F803])/[.A803]" office:value-type="float" office:value="0.0000111112345693183">
            <text:p>0,000011</text:p>
          </table:table-cell>
          <table:table-cell table:formula="of:=IF([.G80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93400">
            <text:p>393400</text:p>
          </table:table-cell>
          <table:table-cell table:formula="of:=72000000/[.A804]" office:value-type="float" office:value="183.019827147941">
            <text:p>183,0198271479</text:p>
          </table:table-cell>
          <table:table-cell table:formula="of:=ROUND(72000000/[.A804];0)" office:value-type="float" office:value="183">
            <text:p>183</text:p>
          </table:table-cell>
          <table:table-cell table:formula="of:=[.C804]/([.E804]+1)-1" office:value-type="float" office:value="0">
            <text:p>0</text:p>
          </table:table-cell>
          <table:table-cell table:formula="of:=[.E803]-1" office:value-type="float" office:value="182">
            <text:p>182</text:p>
          </table:table-cell>
          <table:table-cell table:formula="of:=72000000/([.D804]+1)/([.E804]+1)" office:value-type="float" office:value="393442.62295082">
            <text:p>393442,62295082</text:p>
          </table:table-cell>
          <table:table-cell table:formula="of:=ABS([.A804]-[.F804])/[.A804]" office:value-type="float" office:value="0.000108345070715989">
            <text:p>0,000108</text:p>
          </table:table-cell>
          <table:table-cell table:formula="of:=IF([.G80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95600">
            <text:p>395600</text:p>
          </table:table-cell>
          <table:table-cell table:formula="of:=72000000/[.A805]" office:value-type="float" office:value="182.002022244692">
            <text:p>182,0020222447</text:p>
          </table:table-cell>
          <table:table-cell table:formula="of:=ROUND(72000000/[.A805];0)" office:value-type="float" office:value="182">
            <text:p>182</text:p>
          </table:table-cell>
          <table:table-cell table:formula="of:=[.C805]/([.E805]+1)-1" office:value-type="float" office:value="0">
            <text:p>0</text:p>
          </table:table-cell>
          <table:table-cell table:formula="of:=[.E804]-1" office:value-type="float" office:value="181">
            <text:p>181</text:p>
          </table:table-cell>
          <table:table-cell table:formula="of:=72000000/([.D805]+1)/([.E805]+1)" office:value-type="float" office:value="395604.395604396">
            <text:p>395604,395604396</text:p>
          </table:table-cell>
          <table:table-cell table:formula="of:=ABS([.A805]-[.F805])/[.A805]" office:value-type="float" office:value="0.0000111112345692584">
            <text:p>0,000011</text:p>
          </table:table-cell>
          <table:table-cell table:formula="of:=IF([.G80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398000">
            <text:p>398000</text:p>
          </table:table-cell>
          <table:table-cell table:formula="of:=72000000/[.A806]" office:value-type="float" office:value="180.904522613065">
            <text:p>180,9045226131</text:p>
          </table:table-cell>
          <table:table-cell table:formula="of:=ROUND(72000000/[.A806];0)" office:value-type="float" office:value="181">
            <text:p>181</text:p>
          </table:table-cell>
          <table:table-cell table:formula="of:=[.C806]/([.E806]+1)-1" office:value-type="float" office:value="0">
            <text:p>0</text:p>
          </table:table-cell>
          <table:table-cell table:formula="of:=[.E805]-1" office:value-type="float" office:value="180">
            <text:p>180</text:p>
          </table:table-cell>
          <table:table-cell table:formula="of:=72000000/([.D806]+1)/([.E806]+1)" office:value-type="float" office:value="397790.055248619">
            <text:p>397790,055248619</text:p>
          </table:table-cell>
          <table:table-cell table:formula="of:=ABS([.A806]-[.F806])/[.A806]" office:value-type="float" office:value="0.000527499375329733">
            <text:p>0,000527</text:p>
          </table:table-cell>
          <table:table-cell table:formula="of:=IF([.G80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00000">
            <text:p>400000</text:p>
          </table:table-cell>
          <table:table-cell table:formula="of:=72000000/[.A807]" office:value-type="float" office:value="180">
            <text:p>180</text:p>
          </table:table-cell>
          <table:table-cell table:formula="of:=ROUND(72000000/[.A807];0)" office:value-type="float" office:value="180">
            <text:p>180</text:p>
          </table:table-cell>
          <table:table-cell table:formula="of:=[.C807]/([.E807]+1)-1" office:value-type="float" office:value="0">
            <text:p>0</text:p>
          </table:table-cell>
          <table:table-cell table:formula="of:=[.E806]-1" office:value-type="float" office:value="179">
            <text:p>179</text:p>
          </table:table-cell>
          <table:table-cell table:formula="of:=72000000/([.D807]+1)/([.E807]+1)" office:value-type="float" office:value="400000">
            <text:p>400000</text:p>
          </table:table-cell>
          <table:table-cell table:formula="of:=ABS([.A807]-[.F807])/[.A807]" office:value-type="float" office:value="0">
            <text:p>0,000000</text:p>
          </table:table-cell>
          <table:table-cell table:formula="of:=IF([.G80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02200">
            <text:p>402200</text:p>
          </table:table-cell>
          <table:table-cell table:formula="of:=72000000/[.A808]" office:value-type="float" office:value="179.01541521631">
            <text:p>179,0154152163</text:p>
          </table:table-cell>
          <table:table-cell table:formula="of:=ROUND(72000000/[.A808];0)" office:value-type="float" office:value="179">
            <text:p>179</text:p>
          </table:table-cell>
          <table:table-cell table:formula="of:=[.C808]/([.E808]+1)-1" office:value-type="float" office:value="0">
            <text:p>0</text:p>
          </table:table-cell>
          <table:table-cell table:formula="of:=[.E807]-1" office:value-type="float" office:value="178">
            <text:p>178</text:p>
          </table:table-cell>
          <table:table-cell table:formula="of:=72000000/([.D808]+1)/([.E808]+1)" office:value-type="float" office:value="402234.636871508">
            <text:p>402234,636871508</text:p>
          </table:table-cell>
          <table:table-cell table:formula="of:=ABS([.A808]-[.F808])/[.A808]" office:value-type="float" office:value="0.0000861185268731498">
            <text:p>0,000086</text:p>
          </table:table-cell>
          <table:table-cell table:formula="of:=IF([.G80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04500">
            <text:p>404500</text:p>
          </table:table-cell>
          <table:table-cell table:formula="of:=72000000/[.A809]" office:value-type="float" office:value="177.997527812114">
            <text:p>177,9975278121</text:p>
          </table:table-cell>
          <table:table-cell table:formula="of:=ROUND(72000000/[.A809];0)" office:value-type="float" office:value="178">
            <text:p>178</text:p>
          </table:table-cell>
          <table:table-cell table:formula="of:=[.C809]/([.E809]+1)-1" office:value-type="float" office:value="0">
            <text:p>0</text:p>
          </table:table-cell>
          <table:table-cell table:formula="of:=[.E808]-1" office:value-type="float" office:value="177">
            <text:p>177</text:p>
          </table:table-cell>
          <table:table-cell table:formula="of:=72000000/([.D809]+1)/([.E809]+1)" office:value-type="float" office:value="404494.382022472">
            <text:p>404494,382022472</text:p>
          </table:table-cell>
          <table:table-cell table:formula="of:=ABS([.A809]-[.F809])/[.A809]" office:value-type="float" office:value="0.0000138886959902995">
            <text:p>0,000014</text:p>
          </table:table-cell>
          <table:table-cell table:formula="of:=IF([.G80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06800">
            <text:p>406800</text:p>
          </table:table-cell>
          <table:table-cell table:formula="of:=72000000/[.A810]" office:value-type="float" office:value="176.991150442478">
            <text:p>176,9911504425</text:p>
          </table:table-cell>
          <table:table-cell table:formula="of:=ROUND(72000000/[.A810];0)" office:value-type="float" office:value="177">
            <text:p>177</text:p>
          </table:table-cell>
          <table:table-cell table:formula="of:=[.C810]/([.E810]+1)-1" office:value-type="float" office:value="0">
            <text:p>0</text:p>
          </table:table-cell>
          <table:table-cell table:formula="of:=[.E809]-1" office:value-type="float" office:value="176">
            <text:p>176</text:p>
          </table:table-cell>
          <table:table-cell table:formula="of:=72000000/([.D810]+1)/([.E810]+1)" office:value-type="float" office:value="406779.661016949">
            <text:p>406779,661016949</text:p>
          </table:table-cell>
          <table:table-cell table:formula="of:=ABS([.A810]-[.F810])/[.A810]" office:value-type="float" office:value="0.0000499975001249719">
            <text:p>0,000050</text:p>
          </table:table-cell>
          <table:table-cell table:formula="of:=IF([.G81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09100">
            <text:p>409100</text:p>
          </table:table-cell>
          <table:table-cell table:formula="of:=72000000/[.A811]" office:value-type="float" office:value="175.996088975801">
            <text:p>175,9960889758</text:p>
          </table:table-cell>
          <table:table-cell table:formula="of:=ROUND(72000000/[.A811];0)" office:value-type="float" office:value="176">
            <text:p>176</text:p>
          </table:table-cell>
          <table:table-cell table:formula="of:=[.C811]/([.E811]+1)-1" office:value-type="float" office:value="0">
            <text:p>0</text:p>
          </table:table-cell>
          <table:table-cell table:formula="of:=[.E810]-1" office:value-type="float" office:value="175">
            <text:p>175</text:p>
          </table:table-cell>
          <table:table-cell table:formula="of:=72000000/([.D811]+1)/([.E811]+1)" office:value-type="float" office:value="409090.909090909">
            <text:p>409090,909090909</text:p>
          </table:table-cell>
          <table:table-cell table:formula="of:=ABS([.A811]-[.F811])/[.A811]" office:value-type="float" office:value="0.0000222217284059707">
            <text:p>0,000022</text:p>
          </table:table-cell>
          <table:table-cell table:formula="of:=IF([.G81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11500">
            <text:p>411500</text:p>
          </table:table-cell>
          <table:table-cell table:formula="of:=72000000/[.A812]" office:value-type="float" office:value="174.969623329283">
            <text:p>174,9696233293</text:p>
          </table:table-cell>
          <table:table-cell table:formula="of:=ROUND(72000000/[.A812];0)" office:value-type="float" office:value="175">
            <text:p>175</text:p>
          </table:table-cell>
          <table:table-cell table:formula="of:=[.C812]/([.E812]+1)-1" office:value-type="float" office:value="0">
            <text:p>0</text:p>
          </table:table-cell>
          <table:table-cell table:formula="of:=[.E811]-1" office:value-type="float" office:value="174">
            <text:p>174</text:p>
          </table:table-cell>
          <table:table-cell table:formula="of:=72000000/([.D812]+1)/([.E812]+1)" office:value-type="float" office:value="411428.571428571">
            <text:p>411428,571428571</text:p>
          </table:table-cell>
          <table:table-cell table:formula="of:=ABS([.A812]-[.F812])/[.A812]" office:value-type="float" office:value="0.000173580975525103">
            <text:p>0,000174</text:p>
          </table:table-cell>
          <table:table-cell table:formula="of:=IF([.G81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13800">
            <text:p>413800</text:p>
          </table:table-cell>
          <table:table-cell table:formula="of:=72000000/[.A813]" office:value-type="float" office:value="173.997100048333">
            <text:p>173,9971000483</text:p>
          </table:table-cell>
          <table:table-cell table:formula="of:=ROUND(72000000/[.A813];0)" office:value-type="float" office:value="174">
            <text:p>174</text:p>
          </table:table-cell>
          <table:table-cell table:formula="of:=[.C813]/([.E813]+1)-1" office:value-type="float" office:value="0">
            <text:p>0</text:p>
          </table:table-cell>
          <table:table-cell table:formula="of:=[.E812]-1" office:value-type="float" office:value="173">
            <text:p>173</text:p>
          </table:table-cell>
          <table:table-cell table:formula="of:=72000000/([.D813]+1)/([.E813]+1)" office:value-type="float" office:value="413793.103448276">
            <text:p>413793,103448276</text:p>
          </table:table-cell>
          <table:table-cell table:formula="of:=ABS([.A813]-[.F813])/[.A813]" office:value-type="float" office:value="0.0000166663888934651">
            <text:p>0,000017</text:p>
          </table:table-cell>
          <table:table-cell table:formula="of:=IF([.G81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16200">
            <text:p>416200</text:p>
          </table:table-cell>
          <table:table-cell table:formula="of:=72000000/[.A814]" office:value-type="float" office:value="172.993753003364">
            <text:p>172,9937530034</text:p>
          </table:table-cell>
          <table:table-cell table:formula="of:=ROUND(72000000/[.A814];0)" office:value-type="float" office:value="173">
            <text:p>173</text:p>
          </table:table-cell>
          <table:table-cell table:formula="of:=[.C814]/([.E814]+1)-1" office:value-type="float" office:value="0">
            <text:p>0</text:p>
          </table:table-cell>
          <table:table-cell table:formula="of:=[.E813]-1" office:value-type="float" office:value="172">
            <text:p>172</text:p>
          </table:table-cell>
          <table:table-cell table:formula="of:=72000000/([.D814]+1)/([.E814]+1)" office:value-type="float" office:value="416184.971098266">
            <text:p>416184,971098266</text:p>
          </table:table-cell>
          <table:table-cell table:formula="of:=ABS([.A814]-[.F814])/[.A814]" office:value-type="float" office:value="0.0000361098071458393">
            <text:p>0,000036</text:p>
          </table:table-cell>
          <table:table-cell table:formula="of:=IF([.G81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18600">
            <text:p>418600</text:p>
          </table:table-cell>
          <table:table-cell table:formula="of:=72000000/[.A815]" office:value-type="float" office:value="172.001911132346">
            <text:p>172,0019111323</text:p>
          </table:table-cell>
          <table:table-cell table:formula="of:=ROUND(72000000/[.A815];0)" office:value-type="float" office:value="172">
            <text:p>172</text:p>
          </table:table-cell>
          <table:table-cell table:formula="of:=[.C815]/([.E815]+1)-1" office:value-type="float" office:value="0">
            <text:p>0</text:p>
          </table:table-cell>
          <table:table-cell table:formula="of:=[.E814]-1" office:value-type="float" office:value="171">
            <text:p>171</text:p>
          </table:table-cell>
          <table:table-cell table:formula="of:=72000000/([.D815]+1)/([.E815]+1)" office:value-type="float" office:value="418604.651162791">
            <text:p>418604,651162791</text:p>
          </table:table-cell>
          <table:table-cell table:formula="of:=ABS([.A815]-[.F815])/[.A815]" office:value-type="float" office:value="0.0000111112345693183">
            <text:p>0,000011</text:p>
          </table:table-cell>
          <table:table-cell table:formula="of:=IF([.G81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21100">
            <text:p>421100</text:p>
          </table:table-cell>
          <table:table-cell table:formula="of:=72000000/[.A816]" office:value-type="float" office:value="170.980764663975">
            <text:p>170,980764664</text:p>
          </table:table-cell>
          <table:table-cell table:formula="of:=ROUND(72000000/[.A816];0)" office:value-type="float" office:value="171">
            <text:p>171</text:p>
          </table:table-cell>
          <table:table-cell office:value-type="float" office:value="0">
            <text:p>0</text:p>
          </table:table-cell>
          <table:table-cell table:formula="of:=[.E815]-1" office:value-type="float" office:value="170">
            <text:p>170</text:p>
          </table:table-cell>
          <table:table-cell table:formula="of:=72000000/([.D816]+1)/([.E816]+1)" office:value-type="float" office:value="421052.631578947">
            <text:p>421052,631578947</text:p>
          </table:table-cell>
          <table:table-cell table:formula="of:=ABS([.A816]-[.F816])/[.A816]" office:value-type="float" office:value="0.00011248734517369">
            <text:p>0,000112</text:p>
          </table:table-cell>
          <table:table-cell table:formula="of:=IF([.G81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23500">
            <text:p>423500</text:p>
          </table:table-cell>
          <table:table-cell table:formula="of:=72000000/[.A817]" office:value-type="float" office:value="170.011806375443">
            <text:p>170,0118063754</text:p>
          </table:table-cell>
          <table:table-cell table:formula="of:=ROUND(72000000/[.A817];0)" office:value-type="float" office:value="170">
            <text:p>170</text:p>
          </table:table-cell>
          <table:table-cell office:value-type="float" office:value="0">
            <text:p>0</text:p>
          </table:table-cell>
          <table:table-cell table:formula="of:=[.E816]-1" office:value-type="float" office:value="169">
            <text:p>169</text:p>
          </table:table-cell>
          <table:table-cell table:formula="of:=72000000/([.D817]+1)/([.E817]+1)" office:value-type="float" office:value="423529.411764706">
            <text:p>423529,411764706</text:p>
          </table:table-cell>
          <table:table-cell table:formula="of:=ABS([.A817]-[.F817])/[.A817]" office:value-type="float" office:value="0.0000694492673102784">
            <text:p>0,000069</text:p>
          </table:table-cell>
          <table:table-cell table:formula="of:=IF([.G81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26000">
            <text:p>426000</text:p>
          </table:table-cell>
          <table:table-cell table:formula="of:=72000000/[.A818]" office:value-type="float" office:value="169.014084507042">
            <text:p>169,014084507</text:p>
          </table:table-cell>
          <table:table-cell table:formula="of:=ROUND(72000000/[.A818];0)" office:value-type="float" office:value="169">
            <text:p>169</text:p>
          </table:table-cell>
          <table:table-cell office:value-type="float" office:value="0">
            <text:p>0</text:p>
          </table:table-cell>
          <table:table-cell table:formula="of:=[.E817]-1" office:value-type="float" office:value="168">
            <text:p>168</text:p>
          </table:table-cell>
          <table:table-cell table:formula="of:=72000000/([.D818]+1)/([.E818]+1)" office:value-type="float" office:value="426035.50295858">
            <text:p>426035,50295858</text:p>
          </table:table-cell>
          <table:table-cell table:formula="of:=ABS([.A818]-[.F818])/[.A818]" office:value-type="float" office:value="0.0000833402783564836">
            <text:p>0,000083</text:p>
          </table:table-cell>
          <table:table-cell table:formula="of:=IF([.G81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28600">
            <text:p>428600</text:p>
          </table:table-cell>
          <table:table-cell table:formula="of:=72000000/[.A819]" office:value-type="float" office:value="167.988800746617">
            <text:p>167,9888007466</text:p>
          </table:table-cell>
          <table:table-cell table:formula="of:=ROUND(72000000/[.A819];0)"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[.E818]-1" office:value-type="float" office:value="167">
            <text:p>167</text:p>
          </table:table-cell>
          <table:table-cell table:formula="of:=72000000/([.D819]+1)/([.E819]+1)" office:value-type="float" office:value="428571.428571429">
            <text:p>428571,428571429</text:p>
          </table:table-cell>
          <table:table-cell table:formula="of:=ABS([.A819]-[.F819])/[.A819]" office:value-type="float" office:value="0.0000666622225184794">
            <text:p>0,000067</text:p>
          </table:table-cell>
          <table:table-cell table:formula="of:=IF([.G81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31100">
            <text:p>431100</text:p>
          </table:table-cell>
          <table:table-cell table:formula="of:=72000000/[.A820]" office:value-type="float" office:value="167.014613778706">
            <text:p>167,0146137787</text:p>
          </table:table-cell>
          <table:table-cell table:formula="of:=ROUND(72000000/[.A820];0)" office:value-type="float" office:value="167">
            <text:p>167</text:p>
          </table:table-cell>
          <table:table-cell office:value-type="float" office:value="0">
            <text:p>0</text:p>
          </table:table-cell>
          <table:table-cell table:formula="of:=[.E819]-1" office:value-type="float" office:value="166">
            <text:p>166</text:p>
          </table:table-cell>
          <table:table-cell table:formula="of:=72000000/([.D820]+1)/([.E820]+1)" office:value-type="float" office:value="431137.724550898">
            <text:p>431137,724550898</text:p>
          </table:table-cell>
          <table:table-cell table:formula="of:=ABS([.A820]-[.F820])/[.A820]" office:value-type="float" office:value="0.0000875076569199417">
            <text:p>0,000088</text:p>
          </table:table-cell>
          <table:table-cell table:formula="of:=IF([.G82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33700">
            <text:p>433700</text:p>
          </table:table-cell>
          <table:table-cell table:formula="of:=72000000/[.A821]" office:value-type="float" office:value="166.013373299516">
            <text:p>166,0133732995</text:p>
          </table:table-cell>
          <table:table-cell table:formula="of:=ROUND(72000000/[.A821];0)" office:value-type="float" office:value="166">
            <text:p>166</text:p>
          </table:table-cell>
          <table:table-cell office:value-type="float" office:value="0">
            <text:p>0</text:p>
          </table:table-cell>
          <table:table-cell table:formula="of:=[.E820]-1" office:value-type="float" office:value="165">
            <text:p>165</text:p>
          </table:table-cell>
          <table:table-cell table:formula="of:=72000000/([.D821]+1)/([.E821]+1)" office:value-type="float" office:value="433734.939759036">
            <text:p>433734,939759036</text:p>
          </table:table-cell>
          <table:table-cell table:formula="of:=ABS([.A821]-[.F821])/[.A821]" office:value-type="float" office:value="0.0000805620452758096">
            <text:p>0,000081</text:p>
          </table:table-cell>
          <table:table-cell table:formula="of:=IF([.G82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36400">
            <text:p>436400</text:p>
          </table:table-cell>
          <table:table-cell table:formula="of:=72000000/[.A822]" office:value-type="float" office:value="164.986251145738">
            <text:p>164,9862511457</text:p>
          </table:table-cell>
          <table:table-cell table:formula="of:=ROUND(72000000/[.A822];0)" office:value-type="float" office:value="165">
            <text:p>165</text:p>
          </table:table-cell>
          <table:table-cell office:value-type="float" office:value="0">
            <text:p>0</text:p>
          </table:table-cell>
          <table:table-cell table:formula="of:=[.E821]-1" office:value-type="float" office:value="164">
            <text:p>164</text:p>
          </table:table-cell>
          <table:table-cell table:formula="of:=72000000/([.D822]+1)/([.E822]+1)" office:value-type="float" office:value="436363.636363636">
            <text:p>436363,636363636</text:p>
          </table:table-cell>
          <table:table-cell table:formula="of:=ABS([.A822]-[.F822])/[.A822]" office:value-type="float" office:value="0.0000833263894675686">
            <text:p>0,000083</text:p>
          </table:table-cell>
          <table:table-cell table:formula="of:=IF([.G82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39000">
            <text:p>439000</text:p>
          </table:table-cell>
          <table:table-cell table:formula="of:=72000000/[.A823]" office:value-type="float" office:value="164.009111617312">
            <text:p>164,0091116173</text:p>
          </table:table-cell>
          <table:table-cell table:formula="of:=ROUND(72000000/[.A823];0)" office:value-type="float" office:value="164">
            <text:p>164</text:p>
          </table:table-cell>
          <table:table-cell office:value-type="float" office:value="0">
            <text:p>0</text:p>
          </table:table-cell>
          <table:table-cell table:formula="of:=[.E822]-1" office:value-type="float" office:value="163">
            <text:p>163</text:p>
          </table:table-cell>
          <table:table-cell table:formula="of:=72000000/([.D823]+1)/([.E823]+1)" office:value-type="float" office:value="439024.390243903">
            <text:p>439024,390243903</text:p>
          </table:table-cell>
          <table:table-cell table:formula="of:=ABS([.A823]-[.F823])/[.A823]" office:value-type="float" office:value="0.0000555586421468183">
            <text:p>0,000056</text:p>
          </table:table-cell>
          <table:table-cell table:formula="of:=IF([.G82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41800">
            <text:p>441800</text:p>
          </table:table-cell>
          <table:table-cell table:formula="of:=72000000/[.A824]" office:value-type="float" office:value="162.969669533726">
            <text:p>162,9696695337</text:p>
          </table:table-cell>
          <table:table-cell table:formula="of:=ROUND(72000000/[.A824];0)"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E823]-1" office:value-type="float" office:value="162">
            <text:p>162</text:p>
          </table:table-cell>
          <table:table-cell table:formula="of:=72000000/([.D824]+1)/([.E824]+1)" office:value-type="float" office:value="441717.791411043">
            <text:p>441717,791411043</text:p>
          </table:table-cell>
          <table:table-cell table:formula="of:=ABS([.A824]-[.F824])/[.A824]" office:value-type="float" office:value="0.00018607648021057">
            <text:p>0,000186</text:p>
          </table:table-cell>
          <table:table-cell table:formula="of:=IF([.G82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44400">
            <text:p>444400</text:p>
          </table:table-cell>
          <table:table-cell table:formula="of:=72000000/[.A825]" office:value-type="float" office:value="162.016201620162">
            <text:p>162,0162016202</text:p>
          </table:table-cell>
          <table:table-cell table:formula="of:=ROUND(72000000/[.A825];0)" office:value-type="float" office:value="162">
            <text:p>162</text:p>
          </table:table-cell>
          <table:table-cell office:value-type="float" office:value="0">
            <text:p>0</text:p>
          </table:table-cell>
          <table:table-cell table:formula="of:=[.E824]-1" office:value-type="float" office:value="161">
            <text:p>161</text:p>
          </table:table-cell>
          <table:table-cell table:formula="of:=72000000/([.D825]+1)/([.E825]+1)" office:value-type="float" office:value="444444.444444444">
            <text:p>444444,444444444</text:p>
          </table:table-cell>
          <table:table-cell table:formula="of:=ABS([.A825]-[.F825])/[.A825]" office:value-type="float" office:value="0.000100010001000085">
            <text:p>0,000100</text:p>
          </table:table-cell>
          <table:table-cell table:formula="of:=IF([.G82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47200">
            <text:p>447200</text:p>
          </table:table-cell>
          <table:table-cell table:formula="of:=72000000/[.A826]" office:value-type="float" office:value="161.001788908766">
            <text:p>161,0017889088</text:p>
          </table:table-cell>
          <table:table-cell table:formula="of:=ROUND(72000000/[.A826];0)" office:value-type="float" office:value="161">
            <text:p>161</text:p>
          </table:table-cell>
          <table:table-cell office:value-type="float" office:value="0">
            <text:p>0</text:p>
          </table:table-cell>
          <table:table-cell table:formula="of:=[.E825]-1" office:value-type="float" office:value="160">
            <text:p>160</text:p>
          </table:table-cell>
          <table:table-cell table:formula="of:=72000000/([.D826]+1)/([.E826]+1)" office:value-type="float" office:value="447204.968944099">
            <text:p>447204,968944099</text:p>
          </table:table-cell>
          <table:table-cell table:formula="of:=ABS([.A826]-[.F826])/[.A826]" office:value-type="float" office:value="0.0000111112345692811">
            <text:p>0,000011</text:p>
          </table:table-cell>
          <table:table-cell table:formula="of:=IF([.G82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50000">
            <text:p>450000</text:p>
          </table:table-cell>
          <table:table-cell table:formula="of:=72000000/[.A827]" office:value-type="float" office:value="160">
            <text:p>160</text:p>
          </table:table-cell>
          <table:table-cell table:formula="of:=ROUND(72000000/[.A827];0)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f:=[.E826]-1" office:value-type="float" office:value="159">
            <text:p>159</text:p>
          </table:table-cell>
          <table:table-cell table:formula="of:=72000000/([.D827]+1)/([.E827]+1)" office:value-type="float" office:value="450000">
            <text:p>450000</text:p>
          </table:table-cell>
          <table:table-cell table:formula="of:=ABS([.A827]-[.F827])/[.A827]" office:value-type="float" office:value="0">
            <text:p>0,000000</text:p>
          </table:table-cell>
          <table:table-cell table:formula="of:=IF([.G82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52800">
            <text:p>452800</text:p>
          </table:table-cell>
          <table:table-cell table:formula="of:=72000000/[.A828]" office:value-type="float" office:value="159.010600706714">
            <text:p>159,0106007067</text:p>
          </table:table-cell>
          <table:table-cell table:formula="of:=ROUND(72000000/[.A828];0)" office:value-type="float" office:value="159">
            <text:p>159</text:p>
          </table:table-cell>
          <table:table-cell office:value-type="float" office:value="0">
            <text:p>0</text:p>
          </table:table-cell>
          <table:table-cell table:formula="of:=[.E827]-1" office:value-type="float" office:value="158">
            <text:p>158</text:p>
          </table:table-cell>
          <table:table-cell table:formula="of:=72000000/([.D828]+1)/([.E828]+1)" office:value-type="float" office:value="452830.188679245">
            <text:p>452830,188679245</text:p>
          </table:table-cell>
          <table:table-cell table:formula="of:=ABS([.A828]-[.F828])/[.A828]" office:value-type="float" office:value="0.000066671111407466">
            <text:p>0,000067</text:p>
          </table:table-cell>
          <table:table-cell table:formula="of:=IF([.G82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55700">
            <text:p>455700</text:p>
          </table:table-cell>
          <table:table-cell table:formula="of:=72000000/[.A829]" office:value-type="float" office:value="157.998683344305">
            <text:p>157,9986833443</text:p>
          </table:table-cell>
          <table:table-cell table:formula="of:=ROUND(72000000/[.A829];0)" office:value-type="float" office:value="158">
            <text:p>158</text:p>
          </table:table-cell>
          <table:table-cell office:value-type="float" office:value="0">
            <text:p>0</text:p>
          </table:table-cell>
          <table:table-cell table:formula="of:=[.E828]-1" office:value-type="float" office:value="157">
            <text:p>157</text:p>
          </table:table-cell>
          <table:table-cell table:formula="of:=72000000/([.D829]+1)/([.E829]+1)" office:value-type="float" office:value="455696.202531646">
            <text:p>455696,202531646</text:p>
          </table:table-cell>
          <table:table-cell table:formula="of:=ABS([.A829]-[.F829])/[.A829]" office:value-type="float" office:value="0.00000833326388940453">
            <text:p>0,000008</text:p>
          </table:table-cell>
          <table:table-cell table:formula="of:=IF([.G82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58600">
            <text:p>458600</text:p>
          </table:table-cell>
          <table:table-cell table:formula="of:=72000000/[.A830]" office:value-type="float" office:value="156.9995638901">
            <text:p>156,9995638901</text:p>
          </table:table-cell>
          <table:table-cell table:formula="of:=ROUND(72000000/[.A830];0)" office:value-type="float" office:value="157">
            <text:p>157</text:p>
          </table:table-cell>
          <table:table-cell office:value-type="float" office:value="0">
            <text:p>0</text:p>
          </table:table-cell>
          <table:table-cell table:formula="of:=[.E829]-1" office:value-type="float" office:value="156">
            <text:p>156</text:p>
          </table:table-cell>
          <table:table-cell table:formula="of:=72000000/([.D830]+1)/([.E830]+1)" office:value-type="float" office:value="458598.72611465">
            <text:p>458598,72611465</text:p>
          </table:table-cell>
          <table:table-cell table:formula="of:=ABS([.A830]-[.F830])/[.A830]" office:value-type="float" office:value="0.00000277777006176438">
            <text:p>0,000003</text:p>
          </table:table-cell>
          <table:table-cell table:formula="of:=IF([.G83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61500">
            <text:p>461500</text:p>
          </table:table-cell>
          <table:table-cell table:formula="of:=72000000/[.A831]" office:value-type="float" office:value="156.013001083424">
            <text:p>156,0130010834</text:p>
          </table:table-cell>
          <table:table-cell table:formula="of:=ROUND(72000000/[.A831];0)" office:value-type="float" office:value="156">
            <text:p>156</text:p>
          </table:table-cell>
          <table:table-cell office:value-type="float" office:value="0">
            <text:p>0</text:p>
          </table:table-cell>
          <table:table-cell table:formula="of:=[.E830]-1" office:value-type="float" office:value="155">
            <text:p>155</text:p>
          </table:table-cell>
          <table:table-cell table:formula="of:=72000000/([.D831]+1)/([.E831]+1)" office:value-type="float" office:value="461538.461538462">
            <text:p>461538,461538462</text:p>
          </table:table-cell>
          <table:table-cell table:formula="of:=ABS([.A831]-[.F831])/[.A831]" office:value-type="float" office:value="0.0000833402783565782">
            <text:p>0,000083</text:p>
          </table:table-cell>
          <table:table-cell table:formula="of:=IF([.G83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64500">
            <text:p>464500</text:p>
          </table:table-cell>
          <table:table-cell table:formula="of:=72000000/[.A832]" office:value-type="float" office:value="155.005382131324">
            <text:p>155,0053821313</text:p>
          </table:table-cell>
          <table:table-cell table:formula="of:=ROUND(72000000/[.A832];0)" office:value-type="float" office:value="155">
            <text:p>155</text:p>
          </table:table-cell>
          <table:table-cell office:value-type="float" office:value="0">
            <text:p>0</text:p>
          </table:table-cell>
          <table:table-cell table:formula="of:=[.E831]-1" office:value-type="float" office:value="154">
            <text:p>154</text:p>
          </table:table-cell>
          <table:table-cell table:formula="of:=72000000/([.D832]+1)/([.E832]+1)" office:value-type="float" office:value="464516.129032258">
            <text:p>464516,129032258</text:p>
          </table:table-cell>
          <table:table-cell table:formula="of:=ABS([.A832]-[.F832])/[.A832]" office:value-type="float" office:value="0.0000347234278967939">
            <text:p>0,000035</text:p>
          </table:table-cell>
          <table:table-cell table:formula="of:=IF([.G83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67500">
            <text:p>467500</text:p>
          </table:table-cell>
          <table:table-cell table:formula="of:=72000000/[.A833]" office:value-type="float" office:value="154.010695187166">
            <text:p>154,0106951872</text:p>
          </table:table-cell>
          <table:table-cell table:formula="of:=ROUND(72000000/[.A833];0)" office:value-type="float" office:value="154">
            <text:p>154</text:p>
          </table:table-cell>
          <table:table-cell office:value-type="float" office:value="0">
            <text:p>0</text:p>
          </table:table-cell>
          <table:table-cell table:formula="of:=[.E832]-1" office:value-type="float" office:value="153">
            <text:p>153</text:p>
          </table:table-cell>
          <table:table-cell table:formula="of:=72000000/([.D833]+1)/([.E833]+1)" office:value-type="float" office:value="467532.467532468">
            <text:p>467532,467532468</text:p>
          </table:table-cell>
          <table:table-cell table:formula="of:=ABS([.A833]-[.F833])/[.A833]" office:value-type="float" office:value="0.00006944926731017">
            <text:p>0,000069</text:p>
          </table:table-cell>
          <table:table-cell table:formula="of:=IF([.G83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70600">
            <text:p>470600</text:p>
          </table:table-cell>
          <table:table-cell table:formula="of:=72000000/[.A834]" office:value-type="float" office:value="152.996175095623">
            <text:p>152,9961750956</text:p>
          </table:table-cell>
          <table:table-cell table:formula="of:=ROUND(72000000/[.A834];0)" office:value-type="float" office:value="153">
            <text:p>153</text:p>
          </table:table-cell>
          <table:table-cell office:value-type="float" office:value="0">
            <text:p>0</text:p>
          </table:table-cell>
          <table:table-cell table:formula="of:=[.E833]-1" office:value-type="float" office:value="152">
            <text:p>152</text:p>
          </table:table-cell>
          <table:table-cell table:formula="of:=72000000/([.D834]+1)/([.E834]+1)" office:value-type="float" office:value="470588.235294118">
            <text:p>470588,235294118</text:p>
          </table:table-cell>
          <table:table-cell table:formula="of:=ABS([.A834]-[.F834])/[.A834]" office:value-type="float" office:value="0.0000249993750156173">
            <text:p>0,000025</text:p>
          </table:table-cell>
          <table:table-cell table:formula="of:=IF([.G83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73700">
            <text:p>473700</text:p>
          </table:table-cell>
          <table:table-cell table:formula="of:=72000000/[.A835]" office:value-type="float" office:value="151.994933502217">
            <text:p>151,9949335022</text:p>
          </table:table-cell>
          <table:table-cell table:formula="of:=ROUND(72000000/[.A835];0)" office:value-type="float" office:value="152">
            <text:p>152</text:p>
          </table:table-cell>
          <table:table-cell office:value-type="float" office:value="0">
            <text:p>0</text:p>
          </table:table-cell>
          <table:table-cell table:formula="of:=[.E834]-1" office:value-type="float" office:value="151">
            <text:p>151</text:p>
          </table:table-cell>
          <table:table-cell table:formula="of:=72000000/([.D835]+1)/([.E835]+1)" office:value-type="float" office:value="473684.210526316">
            <text:p>473684,210526316</text:p>
          </table:table-cell>
          <table:table-cell table:formula="of:=ABS([.A835]-[.F835])/[.A835]" office:value-type="float" office:value="0.0000333322222592645">
            <text:p>0,000033</text:p>
          </table:table-cell>
          <table:table-cell table:formula="of:=IF([.G83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76800">
            <text:p>476800</text:p>
          </table:table-cell>
          <table:table-cell table:formula="of:=72000000/[.A836]" office:value-type="float" office:value="151.006711409396">
            <text:p>151,0067114094</text:p>
          </table:table-cell>
          <table:table-cell table:formula="of:=ROUND(72000000/[.A836];0)" office:value-type="float" office:value="151">
            <text:p>151</text:p>
          </table:table-cell>
          <table:table-cell office:value-type="float" office:value="0">
            <text:p>0</text:p>
          </table:table-cell>
          <table:table-cell table:formula="of:=[.E835]-1" office:value-type="float" office:value="150">
            <text:p>150</text:p>
          </table:table-cell>
          <table:table-cell table:formula="of:=72000000/([.D836]+1)/([.E836]+1)" office:value-type="float" office:value="476821.19205298">
            <text:p>476821,19205298</text:p>
          </table:table-cell>
          <table:table-cell table:formula="of:=ABS([.A836]-[.F836])/[.A836]" office:value-type="float" office:value="0.0000444464198408729">
            <text:p>0,000044</text:p>
          </table:table-cell>
          <table:table-cell table:formula="of:=IF([.G83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80000">
            <text:p>480000</text:p>
          </table:table-cell>
          <table:table-cell table:formula="of:=72000000/[.A837]" office:value-type="float" office:value="150">
            <text:p>150</text:p>
          </table:table-cell>
          <table:table-cell table:formula="of:=ROUND(72000000/[.A837];0)" office:value-type="float" office:value="150">
            <text:p>150</text:p>
          </table:table-cell>
          <table:table-cell office:value-type="float" office:value="0">
            <text:p>0</text:p>
          </table:table-cell>
          <table:table-cell table:formula="of:=[.E836]-1" office:value-type="float" office:value="149">
            <text:p>149</text:p>
          </table:table-cell>
          <table:table-cell table:formula="of:=72000000/([.D837]+1)/([.E837]+1)" office:value-type="float" office:value="480000">
            <text:p>480000</text:p>
          </table:table-cell>
          <table:table-cell table:formula="of:=ABS([.A837]-[.F837])/[.A837]" office:value-type="float" office:value="0">
            <text:p>0,000000</text:p>
          </table:table-cell>
          <table:table-cell table:formula="of:=IF([.G83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83200">
            <text:p>483200</text:p>
          </table:table-cell>
          <table:table-cell table:formula="of:=72000000/[.A838]" office:value-type="float" office:value="149.006622516556">
            <text:p>149,0066225166</text:p>
          </table:table-cell>
          <table:table-cell table:formula="of:=ROUND(72000000/[.A838];0)" office:value-type="float" office:value="149">
            <text:p>149</text:p>
          </table:table-cell>
          <table:table-cell office:value-type="float" office:value="0">
            <text:p>0</text:p>
          </table:table-cell>
          <table:table-cell table:formula="of:=[.E837]-1" office:value-type="float" office:value="148">
            <text:p>148</text:p>
          </table:table-cell>
          <table:table-cell table:formula="of:=72000000/([.D838]+1)/([.E838]+1)" office:value-type="float" office:value="483221.476510067">
            <text:p>483221,476510067</text:p>
          </table:table-cell>
          <table:table-cell table:formula="of:=ABS([.A838]-[.F838])/[.A838]" office:value-type="float" office:value="0.0000444464198408964">
            <text:p>0,000044</text:p>
          </table:table-cell>
          <table:table-cell table:formula="of:=IF([.G83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86500">
            <text:p>486500</text:p>
          </table:table-cell>
          <table:table-cell table:formula="of:=72000000/[.A839]" office:value-type="float" office:value="147.995889003083">
            <text:p>147,9958890031</text:p>
          </table:table-cell>
          <table:table-cell table:formula="of:=ROUND(72000000/[.A839];0)" office:value-type="float" office:value="148">
            <text:p>148</text:p>
          </table:table-cell>
          <table:table-cell office:value-type="float" office:value="0">
            <text:p>0</text:p>
          </table:table-cell>
          <table:table-cell table:formula="of:=[.E838]-1" office:value-type="float" office:value="147">
            <text:p>147</text:p>
          </table:table-cell>
          <table:table-cell table:formula="of:=72000000/([.D839]+1)/([.E839]+1)" office:value-type="float" office:value="486486.486486487">
            <text:p>486486,486486487</text:p>
          </table:table-cell>
          <table:table-cell table:formula="of:=ABS([.A839]-[.F839])/[.A839]" office:value-type="float" office:value="0.0000277770061942271">
            <text:p>0,000028</text:p>
          </table:table-cell>
          <table:table-cell table:formula="of:=IF([.G83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89800">
            <text:p>489800</text:p>
          </table:table-cell>
          <table:table-cell table:formula="of:=72000000/[.A840]" office:value-type="float" office:value="146.998775010208">
            <text:p>146,9987750102</text:p>
          </table:table-cell>
          <table:table-cell table:formula="of:=ROUND(72000000/[.A840];0)" office:value-type="float" office:value="147">
            <text:p>147</text:p>
          </table:table-cell>
          <table:table-cell office:value-type="float" office:value="0">
            <text:p>0</text:p>
          </table:table-cell>
          <table:table-cell table:formula="of:=[.E839]-1" office:value-type="float" office:value="146">
            <text:p>146</text:p>
          </table:table-cell>
          <table:table-cell table:formula="of:=72000000/([.D840]+1)/([.E840]+1)" office:value-type="float" office:value="489795.918367347">
            <text:p>489795,918367347</text:p>
          </table:table-cell>
          <table:table-cell table:formula="of:=ABS([.A840]-[.F840])/[.A840]" office:value-type="float" office:value="0.00000833326388949912">
            <text:p>0,000008</text:p>
          </table:table-cell>
          <table:table-cell table:formula="of:=IF([.G84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93200">
            <text:p>493200</text:p>
          </table:table-cell>
          <table:table-cell table:formula="of:=72000000/[.A841]" office:value-type="float" office:value="145.985401459854">
            <text:p>145,9854014599</text:p>
          </table:table-cell>
          <table:table-cell table:formula="of:=ROUND(72000000/[.A841];0)" office:value-type="float" office:value="146">
            <text:p>146</text:p>
          </table:table-cell>
          <table:table-cell office:value-type="float" office:value="0">
            <text:p>0</text:p>
          </table:table-cell>
          <table:table-cell table:formula="of:=[.E840]-1" office:value-type="float" office:value="145">
            <text:p>145</text:p>
          </table:table-cell>
          <table:table-cell table:formula="of:=72000000/([.D841]+1)/([.E841]+1)" office:value-type="float" office:value="493150.684931507">
            <text:p>493150,684931507</text:p>
          </table:table-cell>
          <table:table-cell table:formula="of:=ABS([.A841]-[.F841])/[.A841]" office:value-type="float" office:value="0.0000999900009998612">
            <text:p>0,000100</text:p>
          </table:table-cell>
          <table:table-cell table:formula="of:=IF([.G84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496600">
            <text:p>496600</text:p>
          </table:table-cell>
          <table:table-cell table:formula="of:=72000000/[.A842]" office:value-type="float" office:value="144.985904148208">
            <text:p>144,9859041482</text:p>
          </table:table-cell>
          <table:table-cell table:formula="of:=ROUND(72000000/[.A842];0)" office:value-type="float" office:value="145">
            <text:p>145</text:p>
          </table:table-cell>
          <table:table-cell office:value-type="float" office:value="0">
            <text:p>0</text:p>
          </table:table-cell>
          <table:table-cell table:formula="of:=[.E841]-1" office:value-type="float" office:value="144">
            <text:p>144</text:p>
          </table:table-cell>
          <table:table-cell table:formula="of:=72000000/([.D842]+1)/([.E842]+1)" office:value-type="float" office:value="496551.724137931">
            <text:p>496551,724137931</text:p>
          </table:table-cell>
          <table:table-cell table:formula="of:=ABS([.A842]-[.F842])/[.A842]" office:value-type="float" office:value="0.0000972127709806395">
            <text:p>0,000097</text:p>
          </table:table-cell>
          <table:table-cell table:formula="of:=IF([.G84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00000">
            <text:p>500000</text:p>
          </table:table-cell>
          <table:table-cell table:formula="of:=72000000/[.A843]" office:value-type="float" office:value="144">
            <text:p>144</text:p>
          </table:table-cell>
          <table:table-cell table:formula="of:=ROUND(72000000/[.A843];0)" office:value-type="float" office:value="144">
            <text:p>144</text:p>
          </table:table-cell>
          <table:table-cell office:value-type="float" office:value="0">
            <text:p>0</text:p>
          </table:table-cell>
          <table:table-cell table:formula="of:=[.E842]-1" office:value-type="float" office:value="143">
            <text:p>143</text:p>
          </table:table-cell>
          <table:table-cell table:formula="of:=72000000/([.D843]+1)/([.E843]+1)" office:value-type="float" office:value="500000">
            <text:p>500000</text:p>
          </table:table-cell>
          <table:table-cell table:formula="of:=ABS([.A843]-[.F843])/[.A843]" office:value-type="float" office:value="0">
            <text:p>0,000000</text:p>
          </table:table-cell>
          <table:table-cell table:formula="of:=IF([.G84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03500">
            <text:p>503500</text:p>
          </table:table-cell>
          <table:table-cell table:formula="of:=72000000/[.A844]" office:value-type="float" office:value="142.999006951341">
            <text:p>142,9990069513</text:p>
          </table:table-cell>
          <table:table-cell table:formula="of:=ROUND(72000000/[.A844];0)" office:value-type="float" office:value="143">
            <text:p>143</text:p>
          </table:table-cell>
          <table:table-cell office:value-type="float" office:value="0">
            <text:p>0</text:p>
          </table:table-cell>
          <table:table-cell table:formula="of:=[.E843]-1" office:value-type="float" office:value="142">
            <text:p>142</text:p>
          </table:table-cell>
          <table:table-cell table:formula="of:=72000000/([.D844]+1)/([.E844]+1)" office:value-type="float" office:value="503496.503496504">
            <text:p>503496,503496504</text:p>
          </table:table-cell>
          <table:table-cell table:formula="of:=ABS([.A844]-[.F844])/[.A844]" office:value-type="float" office:value="0.0000069443962194327">
            <text:p>0,000007</text:p>
          </table:table-cell>
          <table:table-cell table:formula="of:=IF([.G84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07000">
            <text:p>507000</text:p>
          </table:table-cell>
          <table:table-cell table:formula="of:=72000000/[.A845]" office:value-type="float" office:value="142.011834319527">
            <text:p>142,0118343195</text:p>
          </table:table-cell>
          <table:table-cell table:formula="of:=ROUND(72000000/[.A845];0)" office:value-type="float" office:value="142">
            <text:p>142</text:p>
          </table:table-cell>
          <table:table-cell office:value-type="float" office:value="0">
            <text:p>0</text:p>
          </table:table-cell>
          <table:table-cell table:formula="of:=[.E844]-1" office:value-type="float" office:value="141">
            <text:p>141</text:p>
          </table:table-cell>
          <table:table-cell table:formula="of:=72000000/([.D845]+1)/([.E845]+1)" office:value-type="float" office:value="507042.253521127">
            <text:p>507042,253521127</text:p>
          </table:table-cell>
          <table:table-cell table:formula="of:=ABS([.A845]-[.F845])/[.A845]" office:value-type="float" office:value="0.0000833402783565152">
            <text:p>0,000083</text:p>
          </table:table-cell>
          <table:table-cell table:formula="of:=IF([.G84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10600">
            <text:p>510600</text:p>
          </table:table-cell>
          <table:table-cell table:formula="of:=72000000/[.A846]" office:value-type="float" office:value="141.010575793185">
            <text:p>141,0105757932</text:p>
          </table:table-cell>
          <table:table-cell table:formula="of:=ROUND(72000000/[.A846];0)" office:value-type="float" office:value="141">
            <text:p>141</text:p>
          </table:table-cell>
          <table:table-cell office:value-type="float" office:value="0">
            <text:p>0</text:p>
          </table:table-cell>
          <table:table-cell table:formula="of:=[.E845]-1" office:value-type="float" office:value="140">
            <text:p>140</text:p>
          </table:table-cell>
          <table:table-cell table:formula="of:=72000000/([.D846]+1)/([.E846]+1)" office:value-type="float" office:value="510638.29787234">
            <text:p>510638,29787234</text:p>
          </table:table-cell>
          <table:table-cell table:formula="of:=ABS([.A846]-[.F846])/[.A846]" office:value-type="float" office:value="0.0000750056254219018">
            <text:p>0,000075</text:p>
          </table:table-cell>
          <table:table-cell table:formula="of:=IF([.G84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14300">
            <text:p>514300</text:p>
          </table:table-cell>
          <table:table-cell table:formula="of:=72000000/[.A847]" office:value-type="float" office:value="139.996111219133">
            <text:p>139,9961112191</text:p>
          </table:table-cell>
          <table:table-cell table:formula="of:=ROUND(72000000/[.A847];0)" office:value-type="float" office:value="140">
            <text:p>140</text:p>
          </table:table-cell>
          <table:table-cell office:value-type="float" office:value="0">
            <text:p>0</text:p>
          </table:table-cell>
          <table:table-cell table:formula="of:=[.E846]-1" office:value-type="float" office:value="139">
            <text:p>139</text:p>
          </table:table-cell>
          <table:table-cell table:formula="of:=72000000/([.D847]+1)/([.E847]+1)" office:value-type="float" office:value="514285.714285714">
            <text:p>514285,714285714</text:p>
          </table:table-cell>
          <table:table-cell table:formula="of:=ABS([.A847]-[.F847])/[.A847]" office:value-type="float" office:value="0.0000277770061943209">
            <text:p>0,000028</text:p>
          </table:table-cell>
          <table:table-cell table:formula="of:=IF([.G84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18000">
            <text:p>518000</text:p>
          </table:table-cell>
          <table:table-cell table:formula="of:=72000000/[.A848]" office:value-type="float" office:value="138.996138996139">
            <text:p>138,9961389961</text:p>
          </table:table-cell>
          <table:table-cell table:formula="of:=ROUND(72000000/[.A848];0)" office:value-type="float" office:value="139">
            <text:p>139</text:p>
          </table:table-cell>
          <table:table-cell office:value-type="float" office:value="0">
            <text:p>0</text:p>
          </table:table-cell>
          <table:table-cell table:formula="of:=[.E847]-1" office:value-type="float" office:value="138">
            <text:p>138</text:p>
          </table:table-cell>
          <table:table-cell table:formula="of:=72000000/([.D848]+1)/([.E848]+1)" office:value-type="float" office:value="517985.611510791">
            <text:p>517985,611510791</text:p>
          </table:table-cell>
          <table:table-cell table:formula="of:=ABS([.A848]-[.F848])/[.A848]" office:value-type="float" office:value="0.0000277770061943047">
            <text:p>0,000028</text:p>
          </table:table-cell>
          <table:table-cell table:formula="of:=IF([.G84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21700">
            <text:p>521700</text:p>
          </table:table-cell>
          <table:table-cell table:formula="of:=72000000/[.A849]" office:value-type="float" office:value="138.010350776308">
            <text:p>138,0103507763</text:p>
          </table:table-cell>
          <table:table-cell table:formula="of:=ROUND(72000000/[.A849];0)" office:value-type="float" office:value="138">
            <text:p>138</text:p>
          </table:table-cell>
          <table:table-cell office:value-type="float" office:value="0">
            <text:p>0</text:p>
          </table:table-cell>
          <table:table-cell table:formula="of:=[.E848]-1" office:value-type="float" office:value="137">
            <text:p>137</text:p>
          </table:table-cell>
          <table:table-cell table:formula="of:=72000000/([.D849]+1)/([.E849]+1)" office:value-type="float" office:value="521739.130434783">
            <text:p>521739,130434783</text:p>
          </table:table-cell>
          <table:table-cell table:formula="of:=ABS([.A849]-[.F849])/[.A849]" office:value-type="float" office:value="0.0000750056254218775">
            <text:p>0,000075</text:p>
          </table:table-cell>
          <table:table-cell table:formula="of:=IF([.G84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25500">
            <text:p>525500</text:p>
          </table:table-cell>
          <table:table-cell table:formula="of:=72000000/[.A850]" office:value-type="float" office:value="137.012369172217">
            <text:p>137,0123691722</text:p>
          </table:table-cell>
          <table:table-cell table:formula="of:=ROUND(72000000/[.A850];0)" office:value-type="float" office:value="137">
            <text:p>137</text:p>
          </table:table-cell>
          <table:table-cell office:value-type="float" office:value="0">
            <text:p>0</text:p>
          </table:table-cell>
          <table:table-cell table:formula="of:=[.E849]-1" office:value-type="float" office:value="136">
            <text:p>136</text:p>
          </table:table-cell>
          <table:table-cell table:formula="of:=72000000/([.D850]+1)/([.E850]+1)" office:value-type="float" office:value="525547.445255474">
            <text:p>525547,445255474</text:p>
          </table:table-cell>
          <table:table-cell table:formula="of:=ABS([.A850]-[.F850])/[.A850]" office:value-type="float" office:value="0.0000902859285907141">
            <text:p>0,000090</text:p>
          </table:table-cell>
          <table:table-cell table:formula="of:=IF([.G85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29400">
            <text:p>529400</text:p>
          </table:table-cell>
          <table:table-cell table:formula="of:=72000000/[.A851]" office:value-type="float" office:value="136.003022289384">
            <text:p>136,0030222894</text:p>
          </table:table-cell>
          <table:table-cell table:formula="of:=ROUND(72000000/[.A851];0)" office:value-type="float" office:value="136">
            <text:p>136</text:p>
          </table:table-cell>
          <table:table-cell office:value-type="float" office:value="0">
            <text:p>0</text:p>
          </table:table-cell>
          <table:table-cell table:formula="of:=[.E850]-1" office:value-type="float" office:value="135">
            <text:p>135</text:p>
          </table:table-cell>
          <table:table-cell table:formula="of:=72000000/([.D851]+1)/([.E851]+1)" office:value-type="float" office:value="529411.764705882">
            <text:p>529411,764705882</text:p>
          </table:table-cell>
          <table:table-cell table:formula="of:=ABS([.A851]-[.F851])/[.A851]" office:value-type="float" office:value="0.0000222227160604604">
            <text:p>0,000022</text:p>
          </table:table-cell>
          <table:table-cell table:formula="of:=IF([.G85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33300">
            <text:p>533300</text:p>
          </table:table-cell>
          <table:table-cell table:formula="of:=72000000/[.A852]" office:value-type="float" office:value="135.008438027377">
            <text:p>135,0084380274</text:p>
          </table:table-cell>
          <table:table-cell table:formula="of:=ROUND(72000000/[.A852];0)"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[.E851]-1" office:value-type="float" office:value="134">
            <text:p>134</text:p>
          </table:table-cell>
          <table:table-cell table:formula="of:=72000000/([.D852]+1)/([.E852]+1)" office:value-type="float" office:value="533333.333333333">
            <text:p>533333,333333333</text:p>
          </table:table-cell>
          <table:table-cell table:formula="of:=ABS([.A852]-[.F852])/[.A852]" office:value-type="float" office:value="0.0000625039064942286">
            <text:p>0,000063</text:p>
          </table:table-cell>
          <table:table-cell table:formula="of:=IF([.G85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37300">
            <text:p>537300</text:p>
          </table:table-cell>
          <table:table-cell table:formula="of:=72000000/[.A853]" office:value-type="float" office:value="134.003350083752">
            <text:p>134,0033500838</text:p>
          </table:table-cell>
          <table:table-cell table:formula="of:=ROUND(72000000/[.A853];0)" office:value-type="float" office:value="134">
            <text:p>134</text:p>
          </table:table-cell>
          <table:table-cell office:value-type="float" office:value="0">
            <text:p>0</text:p>
          </table:table-cell>
          <table:table-cell table:formula="of:=[.E852]-1" office:value-type="float" office:value="133">
            <text:p>133</text:p>
          </table:table-cell>
          <table:table-cell table:formula="of:=72000000/([.D853]+1)/([.E853]+1)" office:value-type="float" office:value="537313.432835821">
            <text:p>537313,432835821</text:p>
          </table:table-cell>
          <table:table-cell table:formula="of:=ABS([.A853]-[.F853])/[.A853]" office:value-type="float" office:value="0.0000250006250157192">
            <text:p>0,000025</text:p>
          </table:table-cell>
          <table:table-cell table:formula="of:=IF([.G85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41400">
            <text:p>541400</text:p>
          </table:table-cell>
          <table:table-cell table:formula="of:=72000000/[.A854]" office:value-type="float" office:value="132.988548208349">
            <text:p>132,9885482083</text:p>
          </table:table-cell>
          <table:table-cell table:formula="of:=ROUND(72000000/[.A854];0)" office:value-type="float" office:value="133">
            <text:p>133</text:p>
          </table:table-cell>
          <table:table-cell office:value-type="float" office:value="0">
            <text:p>0</text:p>
          </table:table-cell>
          <table:table-cell table:formula="of:=[.E853]-1" office:value-type="float" office:value="132">
            <text:p>132</text:p>
          </table:table-cell>
          <table:table-cell table:formula="of:=72000000/([.D854]+1)/([.E854]+1)" office:value-type="float" office:value="541353.383458647">
            <text:p>541353,383458647</text:p>
          </table:table-cell>
          <table:table-cell table:formula="of:=ABS([.A854]-[.F854])/[.A854]" office:value-type="float" office:value="0.000086103696626161">
            <text:p>0,000086</text:p>
          </table:table-cell>
          <table:table-cell table:formula="of:=IF([.G85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45500">
            <text:p>545500</text:p>
          </table:table-cell>
          <table:table-cell table:formula="of:=72000000/[.A855]" office:value-type="float" office:value="131.98900091659">
            <text:p>131,9890009166</text:p>
          </table:table-cell>
          <table:table-cell table:formula="of:=ROUND(72000000/[.A855];0)" office:value-type="float" office:value="132">
            <text:p>132</text:p>
          </table:table-cell>
          <table:table-cell office:value-type="float" office:value="0">
            <text:p>0</text:p>
          </table:table-cell>
          <table:table-cell table:formula="of:=[.E854]-1" office:value-type="float" office:value="131">
            <text:p>131</text:p>
          </table:table-cell>
          <table:table-cell table:formula="of:=72000000/([.D855]+1)/([.E855]+1)" office:value-type="float" office:value="545454.545454545">
            <text:p>545454,545454545</text:p>
          </table:table-cell>
          <table:table-cell table:formula="of:=ABS([.A855]-[.F855])/[.A855]" office:value-type="float" office:value="0.000083326389467622">
            <text:p>0,000083</text:p>
          </table:table-cell>
          <table:table-cell table:formula="of:=IF([.G85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49600">
            <text:p>549600</text:p>
          </table:table-cell>
          <table:table-cell table:formula="of:=72000000/[.A856]" office:value-type="float" office:value="131.004366812227">
            <text:p>131,0043668122</text:p>
          </table:table-cell>
          <table:table-cell table:formula="of:=ROUND(72000000/[.A856];0)" office:value-type="float" office:value="131">
            <text:p>131</text:p>
          </table:table-cell>
          <table:table-cell office:value-type="float" office:value="0">
            <text:p>0</text:p>
          </table:table-cell>
          <table:table-cell table:formula="of:=[.E855]-1" office:value-type="float" office:value="130">
            <text:p>130</text:p>
          </table:table-cell>
          <table:table-cell table:formula="of:=72000000/([.D856]+1)/([.E856]+1)" office:value-type="float" office:value="549618.320610687">
            <text:p>549618,320610687</text:p>
          </table:table-cell>
          <table:table-cell table:formula="of:=ABS([.A856]-[.F856])/[.A856]" office:value-type="float" office:value="0.0000333344444814779">
            <text:p>0,000033</text:p>
          </table:table-cell>
          <table:table-cell table:formula="of:=IF([.G85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53800">
            <text:p>553800</text:p>
          </table:table-cell>
          <table:table-cell table:formula="of:=72000000/[.A857]" office:value-type="float" office:value="130.010834236186">
            <text:p>130,0108342362</text:p>
          </table:table-cell>
          <table:table-cell table:formula="of:=ROUND(72000000/[.A857];0)" office:value-type="float" office:value="130">
            <text:p>130</text:p>
          </table:table-cell>
          <table:table-cell office:value-type="float" office:value="0">
            <text:p>0</text:p>
          </table:table-cell>
          <table:table-cell table:formula="of:=[.E856]-1" office:value-type="float" office:value="129">
            <text:p>129</text:p>
          </table:table-cell>
          <table:table-cell table:formula="of:=72000000/([.D857]+1)/([.E857]+1)" office:value-type="float" office:value="553846.153846154">
            <text:p>553846,153846154</text:p>
          </table:table-cell>
          <table:table-cell table:formula="of:=ABS([.A857]-[.F857])/[.A857]" office:value-type="float" office:value="0.0000833402783565782">
            <text:p>0,000083</text:p>
          </table:table-cell>
          <table:table-cell table:formula="of:=IF([.G85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58100">
            <text:p>558100</text:p>
          </table:table-cell>
          <table:table-cell table:formula="of:=72000000/[.A858]" office:value-type="float" office:value="129.009138147285">
            <text:p>129,0091381473</text:p>
          </table:table-cell>
          <table:table-cell table:formula="of:=ROUND(72000000/[.A858];0)" office:value-type="float" office:value="129">
            <text:p>129</text:p>
          </table:table-cell>
          <table:table-cell office:value-type="float" office:value="0">
            <text:p>0</text:p>
          </table:table-cell>
          <table:table-cell table:formula="of:=[.E857]-1" office:value-type="float" office:value="128">
            <text:p>128</text:p>
          </table:table-cell>
          <table:table-cell table:formula="of:=72000000/([.D858]+1)/([.E858]+1)" office:value-type="float" office:value="558139.534883721">
            <text:p>558139,534883721</text:p>
          </table:table-cell>
          <table:table-cell table:formula="of:=ABS([.A858]-[.F858])/[.A858]" office:value-type="float" office:value="0.0000708383510498418">
            <text:p>0,000071</text:p>
          </table:table-cell>
          <table:table-cell table:formula="of:=IF([.G85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62500">
            <text:p>562500</text:p>
          </table:table-cell>
          <table:table-cell table:formula="of:=72000000/[.A859]" office:value-type="float" office:value="128">
            <text:p>128</text:p>
          </table:table-cell>
          <table:table-cell table:formula="of:=ROUND(72000000/[.A859];0)"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[.E858]-1" office:value-type="float" office:value="127">
            <text:p>127</text:p>
          </table:table-cell>
          <table:table-cell table:formula="of:=72000000/([.D859]+1)/([.E859]+1)" office:value-type="float" office:value="562500">
            <text:p>562500</text:p>
          </table:table-cell>
          <table:table-cell table:formula="of:=ABS([.A859]-[.F859])/[.A859]" office:value-type="float" office:value="0">
            <text:p>0,000000</text:p>
          </table:table-cell>
          <table:table-cell table:formula="of:=IF([.G85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66900">
            <text:p>566900</text:p>
          </table:table-cell>
          <table:table-cell table:formula="of:=72000000/[.A860]" office:value-type="float" office:value="127.00652672429">
            <text:p>127,0065267243</text:p>
          </table:table-cell>
          <table:table-cell table:formula="of:=ROUND(72000000/[.A860];0)" office:value-type="float" office:value="127">
            <text:p>127</text:p>
          </table:table-cell>
          <table:table-cell office:value-type="float" office:value="0">
            <text:p>0</text:p>
          </table:table-cell>
          <table:table-cell table:formula="of:=[.E859]-1" office:value-type="float" office:value="126">
            <text:p>126</text:p>
          </table:table-cell>
          <table:table-cell table:formula="of:=72000000/([.D860]+1)/([.E860]+1)" office:value-type="float" office:value="566929.133858268">
            <text:p>566929,133858268</text:p>
          </table:table-cell>
          <table:table-cell table:formula="of:=ABS([.A860]-[.F860])/[.A860]" office:value-type="float" office:value="0.0000513915298424476">
            <text:p>0,000051</text:p>
          </table:table-cell>
          <table:table-cell table:formula="of:=IF([.G86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71400">
            <text:p>571400</text:p>
          </table:table-cell>
          <table:table-cell table:formula="of:=72000000/[.A861]" office:value-type="float" office:value="126.006300315016">
            <text:p>126,006300315</text:p>
          </table:table-cell>
          <table:table-cell table:formula="of:=ROUND(72000000/[.A861];0)"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[.E860]-1" office:value-type="float" office:value="125">
            <text:p>125</text:p>
          </table:table-cell>
          <table:table-cell table:formula="of:=72000000/([.D861]+1)/([.E861]+1)" office:value-type="float" office:value="571428.571428571">
            <text:p>571428,571428571</text:p>
          </table:table-cell>
          <table:table-cell table:formula="of:=ABS([.A861]-[.F861])/[.A861]" office:value-type="float" office:value="0.0000500025001250936">
            <text:p>0,000050</text:p>
          </table:table-cell>
          <table:table-cell table:formula="of:=IF([.G86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76000">
            <text:p>576000</text:p>
          </table:table-cell>
          <table:table-cell table:formula="of:=72000000/[.A862]" office:value-type="float" office:value="125">
            <text:p>125</text:p>
          </table:table-cell>
          <table:table-cell table:formula="of:=ROUND(72000000/[.A862];0)" office:value-type="float" office:value="125">
            <text:p>125</text:p>
          </table:table-cell>
          <table:table-cell office:value-type="float" office:value="0">
            <text:p>0</text:p>
          </table:table-cell>
          <table:table-cell table:formula="of:=[.E861]-1" office:value-type="float" office:value="124">
            <text:p>124</text:p>
          </table:table-cell>
          <table:table-cell table:formula="of:=72000000/([.D862]+1)/([.E862]+1)" office:value-type="float" office:value="576000">
            <text:p>576000</text:p>
          </table:table-cell>
          <table:table-cell table:formula="of:=ABS([.A862]-[.F862])/[.A862]" office:value-type="float" office:value="0">
            <text:p>0,000000</text:p>
          </table:table-cell>
          <table:table-cell table:formula="of:=IF([.G86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80600">
            <text:p>580600</text:p>
          </table:table-cell>
          <table:table-cell table:formula="of:=72000000/[.A863]" office:value-type="float" office:value="124.009645194626">
            <text:p>124,0096451946</text:p>
          </table:table-cell>
          <table:table-cell table:formula="of:=ROUND(72000000/[.A863];0)" office:value-type="float" office:value="124">
            <text:p>124</text:p>
          </table:table-cell>
          <table:table-cell office:value-type="float" office:value="0">
            <text:p>0</text:p>
          </table:table-cell>
          <table:table-cell table:formula="of:=[.E862]-1" office:value-type="float" office:value="123">
            <text:p>123</text:p>
          </table:table-cell>
          <table:table-cell table:formula="of:=72000000/([.D863]+1)/([.E863]+1)" office:value-type="float" office:value="580645.161290323">
            <text:p>580645,161290323</text:p>
          </table:table-cell>
          <table:table-cell table:formula="of:=ABS([.A863]-[.F863])/[.A863]" office:value-type="float" office:value="0.0000777838276309798">
            <text:p>0,000078</text:p>
          </table:table-cell>
          <table:table-cell table:formula="of:=IF([.G86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85400">
            <text:p>585400</text:p>
          </table:table-cell>
          <table:table-cell table:formula="of:=72000000/[.A864]" office:value-type="float" office:value="122.992825418517">
            <text:p>122,9928254185</text:p>
          </table:table-cell>
          <table:table-cell table:formula="of:=ROUND(72000000/[.A864];0)" office:value-type="float" office:value="123">
            <text:p>123</text:p>
          </table:table-cell>
          <table:table-cell office:value-type="float" office:value="0">
            <text:p>0</text:p>
          </table:table-cell>
          <table:table-cell table:formula="of:=[.E863]-1" office:value-type="float" office:value="122">
            <text:p>122</text:p>
          </table:table-cell>
          <table:table-cell table:formula="of:=72000000/([.D864]+1)/([.E864]+1)" office:value-type="float" office:value="585365.853658537">
            <text:p>585365,853658537</text:p>
          </table:table-cell>
          <table:table-cell table:formula="of:=ABS([.A864]-[.F864])/[.A864]" office:value-type="float" office:value="0.0000583299307540733">
            <text:p>0,000058</text:p>
          </table:table-cell>
          <table:table-cell table:formula="of:=IF([.G86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90200">
            <text:p>590200</text:p>
          </table:table-cell>
          <table:table-cell table:formula="of:=72000000/[.A865]" office:value-type="float" office:value="121.992544900034">
            <text:p>121,9925449</text:p>
          </table:table-cell>
          <table:table-cell table:formula="of:=ROUND(72000000/[.A865];0)" office:value-type="float" office:value="122">
            <text:p>122</text:p>
          </table:table-cell>
          <table:table-cell office:value-type="float" office:value="0">
            <text:p>0</text:p>
          </table:table-cell>
          <table:table-cell table:formula="of:=[.E864]-1" office:value-type="float" office:value="121">
            <text:p>121</text:p>
          </table:table-cell>
          <table:table-cell table:formula="of:=72000000/([.D865]+1)/([.E865]+1)" office:value-type="float" office:value="590163.93442623">
            <text:p>590163,93442623</text:p>
          </table:table-cell>
          <table:table-cell table:formula="of:=ABS([.A865]-[.F865])/[.A865]" office:value-type="float" office:value="0.0000611073767713257">
            <text:p>0,000061</text:p>
          </table:table-cell>
          <table:table-cell table:formula="of:=IF([.G86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595000">
            <text:p>595000</text:p>
          </table:table-cell>
          <table:table-cell table:formula="of:=72000000/[.A866]" office:value-type="float" office:value="121.008403361345">
            <text:p>121,0084033613</text:p>
          </table:table-cell>
          <table:table-cell table:formula="of:=ROUND(72000000/[.A866];0)" office:value-type="float" office:value="121">
            <text:p>121</text:p>
          </table:table-cell>
          <table:table-cell office:value-type="float" office:value="0">
            <text:p>0</text:p>
          </table:table-cell>
          <table:table-cell table:formula="of:=[.E865]-1" office:value-type="float" office:value="120">
            <text:p>120</text:p>
          </table:table-cell>
          <table:table-cell table:formula="of:=72000000/([.D866]+1)/([.E866]+1)" office:value-type="float" office:value="595041.32231405">
            <text:p>595041,32231405</text:p>
          </table:table-cell>
          <table:table-cell table:formula="of:=ABS([.A866]-[.F866])/[.A866]" office:value-type="float" office:value="0.0000694492673102234">
            <text:p>0,000069</text:p>
          </table:table-cell>
          <table:table-cell table:formula="of:=IF([.G86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table:formula="of:=[.A866]+5000" office:value-type="float" office:value="600000">
            <text:p>600000</text:p>
          </table:table-cell>
          <table:table-cell table:formula="of:=72000000/[.A867]" office:value-type="float" office:value="120">
            <text:p>120</text:p>
          </table:table-cell>
          <table:table-cell table:formula="of:=ROUND(72000000/[.A867];0)"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[.E866]-1" office:value-type="float" office:value="119">
            <text:p>119</text:p>
          </table:table-cell>
          <table:table-cell table:formula="of:=72000000/([.D867]+1)/([.E867]+1)" office:value-type="float" office:value="600000">
            <text:p>600000</text:p>
          </table:table-cell>
          <table:table-cell table:formula="of:=ABS([.A867]-[.F867])/[.A867]" office:value-type="float" office:value="0">
            <text:p>0,000000</text:p>
          </table:table-cell>
          <table:table-cell table:formula="of:=IF([.G86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05000">
            <text:p>605000</text:p>
          </table:table-cell>
          <table:table-cell table:formula="of:=72000000/[.A868]" office:value-type="float" office:value="119.00826446281">
            <text:p>119,0082644628</text:p>
          </table:table-cell>
          <table:table-cell table:formula="of:=ROUND(72000000/[.A868];0)" office:value-type="float" office:value="119">
            <text:p>119</text:p>
          </table:table-cell>
          <table:table-cell office:value-type="float" office:value="0">
            <text:p>0</text:p>
          </table:table-cell>
          <table:table-cell table:formula="of:=[.E867]-1" office:value-type="float" office:value="118">
            <text:p>118</text:p>
          </table:table-cell>
          <table:table-cell table:formula="of:=72000000/([.D868]+1)/([.E868]+1)" office:value-type="float" office:value="605042.016806723">
            <text:p>605042,016806723</text:p>
          </table:table-cell>
          <table:table-cell table:formula="of:=ABS([.A868]-[.F868])/[.A868]" office:value-type="float" office:value="0.0000694492673103059">
            <text:p>0,000069</text:p>
          </table:table-cell>
          <table:table-cell table:formula="of:=IF([.G86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10200">
            <text:p>610200</text:p>
          </table:table-cell>
          <table:table-cell table:formula="of:=72000000/[.A869]" office:value-type="float" office:value="117.994100294985">
            <text:p>117,994100295</text:p>
          </table:table-cell>
          <table:table-cell table:formula="of:=ROUND(72000000/[.A869];0)" office:value-type="float" office:value="118">
            <text:p>118</text:p>
          </table:table-cell>
          <table:table-cell office:value-type="float" office:value="0">
            <text:p>0</text:p>
          </table:table-cell>
          <table:table-cell table:formula="of:=[.E868]-1" office:value-type="float" office:value="117">
            <text:p>117</text:p>
          </table:table-cell>
          <table:table-cell table:formula="of:=72000000/([.D869]+1)/([.E869]+1)" office:value-type="float" office:value="610169.491525424">
            <text:p>610169,491525424</text:p>
          </table:table-cell>
          <table:table-cell table:formula="of:=ABS([.A869]-[.F869])/[.A869]" office:value-type="float" office:value="0.0000499975001250196">
            <text:p>0,000050</text:p>
          </table:table-cell>
          <table:table-cell table:formula="of:=IF([.G86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15300">
            <text:p>615300</text:p>
          </table:table-cell>
          <table:table-cell table:formula="of:=72000000/[.A870]" office:value-type="float" office:value="117.016089712335">
            <text:p>117,0160897123</text:p>
          </table:table-cell>
          <table:table-cell table:formula="of:=ROUND(72000000/[.A870];0)" office:value-type="float" office:value="117">
            <text:p>117</text:p>
          </table:table-cell>
          <table:table-cell office:value-type="float" office:value="0">
            <text:p>0</text:p>
          </table:table-cell>
          <table:table-cell table:formula="of:=[.E869]-1" office:value-type="float" office:value="116">
            <text:p>116</text:p>
          </table:table-cell>
          <table:table-cell table:formula="of:=72000000/([.D870]+1)/([.E870]+1)" office:value-type="float" office:value="615384.615384615">
            <text:p>615384,615384615</text:p>
          </table:table-cell>
          <table:table-cell table:formula="of:=ABS([.A870]-[.F870])/[.A870]" office:value-type="float" office:value="0.000137518908849952">
            <text:p>0,000138</text:p>
          </table:table-cell>
          <table:table-cell table:formula="of:=IF([.G87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20700">
            <text:p>620700</text:p>
          </table:table-cell>
          <table:table-cell table:formula="of:=72000000/[.A871]" office:value-type="float" office:value="115.998066698888">
            <text:p>115,9980666989</text:p>
          </table:table-cell>
          <table:table-cell table:formula="of:=ROUND(72000000/[.A871];0)" office:value-type="float" office:value="116">
            <text:p>116</text:p>
          </table:table-cell>
          <table:table-cell office:value-type="float" office:value="0">
            <text:p>0</text:p>
          </table:table-cell>
          <table:table-cell table:formula="of:=[.E870]-1" office:value-type="float" office:value="115">
            <text:p>115</text:p>
          </table:table-cell>
          <table:table-cell table:formula="of:=72000000/([.D871]+1)/([.E871]+1)" office:value-type="float" office:value="620689.655172414">
            <text:p>620689,655172414</text:p>
          </table:table-cell>
          <table:table-cell table:formula="of:=ABS([.A871]-[.F871])/[.A871]" office:value-type="float" office:value="0.000016666388893512">
            <text:p>0,000017</text:p>
          </table:table-cell>
          <table:table-cell table:formula="of:=IF([.G87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26100">
            <text:p>626100</text:p>
          </table:table-cell>
          <table:table-cell table:formula="of:=72000000/[.A872]" office:value-type="float" office:value="114.997604216579">
            <text:p>114,9976042166</text:p>
          </table:table-cell>
          <table:table-cell table:formula="of:=ROUND(72000000/[.A872];0)"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[.E871]-1" office:value-type="float" office:value="114">
            <text:p>114</text:p>
          </table:table-cell>
          <table:table-cell table:formula="of:=72000000/([.D872]+1)/([.E872]+1)" office:value-type="float" office:value="626086.956521739">
            <text:p>626086,956521739</text:p>
          </table:table-cell>
          <table:table-cell table:formula="of:=ABS([.A872]-[.F872])/[.A872]" office:value-type="float" office:value="0.0000208328993145895">
            <text:p>0,000021</text:p>
          </table:table-cell>
          <table:table-cell table:formula="of:=IF([.G87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31600">
            <text:p>631600</text:p>
          </table:table-cell>
          <table:table-cell table:formula="of:=72000000/[.A873]" office:value-type="float" office:value="113.996200126662">
            <text:p>113,9962001267</text:p>
          </table:table-cell>
          <table:table-cell table:formula="of:=ROUND(72000000/[.A873];0)" office:value-type="float" office:value="114">
            <text:p>114</text:p>
          </table:table-cell>
          <table:table-cell office:value-type="float" office:value="0">
            <text:p>0</text:p>
          </table:table-cell>
          <table:table-cell table:formula="of:=[.E872]-1" office:value-type="float" office:value="113">
            <text:p>113</text:p>
          </table:table-cell>
          <table:table-cell table:formula="of:=72000000/([.D873]+1)/([.E873]+1)" office:value-type="float" office:value="631578.947368421">
            <text:p>631578,947368421</text:p>
          </table:table-cell>
          <table:table-cell table:formula="of:=ABS([.A873]-[.F873])/[.A873]" office:value-type="float" office:value="0.0000333322222593259">
            <text:p>0,000033</text:p>
          </table:table-cell>
          <table:table-cell table:formula="of:=IF([.G87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37200">
            <text:p>637200</text:p>
          </table:table-cell>
          <table:table-cell table:formula="of:=72000000/[.A874]" office:value-type="float" office:value="112.994350282486">
            <text:p>112,9943502825</text:p>
          </table:table-cell>
          <table:table-cell table:formula="of:=ROUND(72000000/[.A874];0)" office:value-type="float" office:value="113">
            <text:p>113</text:p>
          </table:table-cell>
          <table:table-cell office:value-type="float" office:value="0">
            <text:p>0</text:p>
          </table:table-cell>
          <table:table-cell table:formula="of:=[.E873]-1" office:value-type="float" office:value="112">
            <text:p>112</text:p>
          </table:table-cell>
          <table:table-cell table:formula="of:=72000000/([.D874]+1)/([.E874]+1)" office:value-type="float" office:value="637168.14159292">
            <text:p>637168,14159292</text:p>
          </table:table-cell>
          <table:table-cell table:formula="of:=ABS([.A874]-[.F874])/[.A874]" office:value-type="float" office:value="0.0000499975001249081">
            <text:p>0,000050</text:p>
          </table:table-cell>
          <table:table-cell table:formula="of:=IF([.G87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42900">
            <text:p>642900</text:p>
          </table:table-cell>
          <table:table-cell table:formula="of:=72000000/[.A875]" office:value-type="float" office:value="111.992533831078">
            <text:p>111,9925338311</text:p>
          </table:table-cell>
          <table:table-cell table:formula="of:=ROUND(72000000/[.A875];0)" office:value-type="float" office:value="112">
            <text:p>112</text:p>
          </table:table-cell>
          <table:table-cell office:value-type="float" office:value="0">
            <text:p>0</text:p>
          </table:table-cell>
          <table:table-cell table:formula="of:=[.E874]-1" office:value-type="float" office:value="111">
            <text:p>111</text:p>
          </table:table-cell>
          <table:table-cell table:formula="of:=72000000/([.D875]+1)/([.E875]+1)" office:value-type="float" office:value="642857.142857143">
            <text:p>642857,142857143</text:p>
          </table:table-cell>
          <table:table-cell table:formula="of:=ABS([.A875]-[.F875])/[.A875]" office:value-type="float" office:value="0.0000666622225185246">
            <text:p>0,000067</text:p>
          </table:table-cell>
          <table:table-cell table:formula="of:=IF([.G87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48600">
            <text:p>648600</text:p>
          </table:table-cell>
          <table:table-cell table:formula="of:=72000000/[.A876]" office:value-type="float" office:value="111.008325624422">
            <text:p>111,0083256244</text:p>
          </table:table-cell>
          <table:table-cell table:formula="of:=ROUND(72000000/[.A876];0)"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.E875]-1" office:value-type="float" office:value="110">
            <text:p>110</text:p>
          </table:table-cell>
          <table:table-cell table:formula="of:=72000000/([.D876]+1)/([.E876]+1)" office:value-type="float" office:value="648648.648648649">
            <text:p>648648,648648649</text:p>
          </table:table-cell>
          <table:table-cell table:formula="of:=ABS([.A876]-[.F876])/[.A876]" office:value-type="float" office:value="0.0000750056254218921">
            <text:p>0,000075</text:p>
          </table:table-cell>
          <table:table-cell table:formula="of:=IF([.G87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54500">
            <text:p>654500</text:p>
          </table:table-cell>
          <table:table-cell table:formula="of:=72000000/[.A877]" office:value-type="float" office:value="110.007639419404">
            <text:p>110,0076394194</text:p>
          </table:table-cell>
          <table:table-cell table:formula="of:=ROUND(72000000/[.A877];0)"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[.E876]-1" office:value-type="float" office:value="109">
            <text:p>109</text:p>
          </table:table-cell>
          <table:table-cell table:formula="of:=72000000/([.D877]+1)/([.E877]+1)" office:value-type="float" office:value="654545.454545455">
            <text:p>654545,454545455</text:p>
          </table:table-cell>
          <table:table-cell table:formula="of:=ABS([.A877]-[.F877])/[.A877]" office:value-type="float" office:value="0.0000694492673102945">
            <text:p>0,000069</text:p>
          </table:table-cell>
          <table:table-cell table:formula="of:=IF([.G87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60600">
            <text:p>660600</text:p>
          </table:table-cell>
          <table:table-cell table:formula="of:=72000000/[.A878]" office:value-type="float" office:value="108.991825613079">
            <text:p>108,9918256131</text:p>
          </table:table-cell>
          <table:table-cell table:formula="of:=ROUND(72000000/[.A878];0)" office:value-type="float" office:value="109">
            <text:p>109</text:p>
          </table:table-cell>
          <table:table-cell office:value-type="float" office:value="0">
            <text:p>0</text:p>
          </table:table-cell>
          <table:table-cell table:formula="of:=[.E877]-1" office:value-type="float" office:value="108">
            <text:p>108</text:p>
          </table:table-cell>
          <table:table-cell table:formula="of:=72000000/([.D878]+1)/([.E878]+1)" office:value-type="float" office:value="660550.458715596">
            <text:p>660550,458715596</text:p>
          </table:table-cell>
          <table:table-cell table:formula="of:=ABS([.A878]-[.F878])/[.A878]" office:value-type="float" office:value="0.0000749943754218094">
            <text:p>0,000075</text:p>
          </table:table-cell>
          <table:table-cell table:formula="of:=IF([.G87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66700">
            <text:p>666700</text:p>
          </table:table-cell>
          <table:table-cell table:formula="of:=72000000/[.A879]" office:value-type="float" office:value="107.994600269987">
            <text:p>107,99460027</text:p>
          </table:table-cell>
          <table:table-cell table:formula="of:=ROUND(72000000/[.A879];0)" office:value-type="float" office:value="108">
            <text:p>108</text:p>
          </table:table-cell>
          <table:table-cell office:value-type="float" office:value="0">
            <text:p>0</text:p>
          </table:table-cell>
          <table:table-cell table:formula="of:=[.E878]-1" office:value-type="float" office:value="107">
            <text:p>107</text:p>
          </table:table-cell>
          <table:table-cell table:formula="of:=72000000/([.D879]+1)/([.E879]+1)" office:value-type="float" office:value="666666.666666667">
            <text:p>666666,666666667</text:p>
          </table:table-cell>
          <table:table-cell table:formula="of:=ABS([.A879]-[.F879])/[.A879]" office:value-type="float" office:value="0.000049997500125052">
            <text:p>0,000050</text:p>
          </table:table-cell>
          <table:table-cell table:formula="of:=IF([.G87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72900">
            <text:p>672900</text:p>
          </table:table-cell>
          <table:table-cell table:formula="of:=72000000/[.A880]" office:value-type="float" office:value="106.999554168524">
            <text:p>106,9995541685</text:p>
          </table:table-cell>
          <table:table-cell table:formula="of:=ROUND(72000000/[.A880];0)" office:value-type="float" office:value="107">
            <text:p>107</text:p>
          </table:table-cell>
          <table:table-cell office:value-type="float" office:value="0">
            <text:p>0</text:p>
          </table:table-cell>
          <table:table-cell table:formula="of:=[.E879]-1" office:value-type="float" office:value="106">
            <text:p>106</text:p>
          </table:table-cell>
          <table:table-cell table:formula="of:=72000000/([.D880]+1)/([.E880]+1)" office:value-type="float" office:value="672897.196261682">
            <text:p>672897,196261682</text:p>
          </table:table-cell>
          <table:table-cell table:formula="of:=ABS([.A880]-[.F880])/[.A880]" office:value-type="float" office:value="0.00000416664930569419">
            <text:p>0,000004</text:p>
          </table:table-cell>
          <table:table-cell table:formula="of:=IF([.G88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79200">
            <text:p>679200</text:p>
          </table:table-cell>
          <table:table-cell table:formula="of:=72000000/[.A881]" office:value-type="float" office:value="106.007067137809">
            <text:p>106,0070671378</text:p>
          </table:table-cell>
          <table:table-cell table:formula="of:=ROUND(72000000/[.A881];0)" office:value-type="float" office:value="106">
            <text:p>106</text:p>
          </table:table-cell>
          <table:table-cell office:value-type="float" office:value="0">
            <text:p>0</text:p>
          </table:table-cell>
          <table:table-cell table:formula="of:=[.E880]-1" office:value-type="float" office:value="105">
            <text:p>105</text:p>
          </table:table-cell>
          <table:table-cell table:formula="of:=72000000/([.D881]+1)/([.E881]+1)" office:value-type="float" office:value="679245.283018868">
            <text:p>679245,283018868</text:p>
          </table:table-cell>
          <table:table-cell table:formula="of:=ABS([.A881]-[.F881])/[.A881]" office:value-type="float" office:value="0.000066671111407466">
            <text:p>0,000067</text:p>
          </table:table-cell>
          <table:table-cell table:formula="of:=IF([.G88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85700">
            <text:p>685700</text:p>
          </table:table-cell>
          <table:table-cell table:formula="of:=72000000/[.A882]" office:value-type="float" office:value="105.002187545574">
            <text:p>105,0021875456</text:p>
          </table:table-cell>
          <table:table-cell table:formula="of:=ROUND(72000000/[.A882];0)" office:value-type="float" office:value="105">
            <text:p>105</text:p>
          </table:table-cell>
          <table:table-cell office:value-type="float" office:value="0">
            <text:p>0</text:p>
          </table:table-cell>
          <table:table-cell table:formula="of:=[.E881]-1" office:value-type="float" office:value="104">
            <text:p>104</text:p>
          </table:table-cell>
          <table:table-cell table:formula="of:=72000000/([.D882]+1)/([.E882]+1)" office:value-type="float" office:value="685714.285714286">
            <text:p>685714,285714286</text:p>
          </table:table-cell>
          <table:table-cell table:formula="of:=ABS([.A882]-[.F882])/[.A882]" office:value-type="float" office:value="0.000020833767370105">
            <text:p>0,000021</text:p>
          </table:table-cell>
          <table:table-cell table:formula="of:=IF([.G88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92300">
            <text:p>692300</text:p>
          </table:table-cell>
          <table:table-cell table:formula="of:=72000000/[.A883]" office:value-type="float" office:value="104.001155568395">
            <text:p>104,0011555684</text:p>
          </table:table-cell>
          <table:table-cell table:formula="of:=ROUND(72000000/[.A883];0)" office:value-type="float" office:value="104">
            <text:p>104</text:p>
          </table:table-cell>
          <table:table-cell office:value-type="float" office:value="0">
            <text:p>0</text:p>
          </table:table-cell>
          <table:table-cell table:formula="of:=[.E882]-1" office:value-type="float" office:value="103">
            <text:p>103</text:p>
          </table:table-cell>
          <table:table-cell table:formula="of:=72000000/([.D883]+1)/([.E883]+1)" office:value-type="float" office:value="692307.692307692">
            <text:p>692307,692307692</text:p>
          </table:table-cell>
          <table:table-cell table:formula="of:=ABS([.A883]-[.F883])/[.A883]" office:value-type="float" office:value="0.0000111112345691954">
            <text:p>0,000011</text:p>
          </table:table-cell>
          <table:table-cell table:formula="of:=IF([.G88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699000">
            <text:p>699000</text:p>
          </table:table-cell>
          <table:table-cell table:formula="of:=72000000/[.A884]" office:value-type="float" office:value="103.004291845494">
            <text:p>103,0042918455</text:p>
          </table:table-cell>
          <table:table-cell table:formula="of:=ROUND(72000000/[.A884];0)" office:value-type="float" office:value="103">
            <text:p>103</text:p>
          </table:table-cell>
          <table:table-cell office:value-type="float" office:value="0">
            <text:p>0</text:p>
          </table:table-cell>
          <table:table-cell table:formula="of:=[.E883]-1" office:value-type="float" office:value="102">
            <text:p>102</text:p>
          </table:table-cell>
          <table:table-cell table:formula="of:=72000000/([.D884]+1)/([.E884]+1)" office:value-type="float" office:value="699029.126213592">
            <text:p>699029,126213592</text:p>
          </table:table-cell>
          <table:table-cell table:formula="of:=ABS([.A884]-[.F884])/[.A884]" office:value-type="float" office:value="0.0000416684028501349">
            <text:p>0,000042</text:p>
          </table:table-cell>
          <table:table-cell table:formula="of:=IF([.G88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05900">
            <text:p>705900</text:p>
          </table:table-cell>
          <table:table-cell table:formula="of:=72000000/[.A885]" office:value-type="float" office:value="101.997450063748">
            <text:p>101,9974500637</text:p>
          </table:table-cell>
          <table:table-cell table:formula="of:=ROUND(72000000/[.A885];0)" office:value-type="float" office:value="102">
            <text:p>102</text:p>
          </table:table-cell>
          <table:table-cell office:value-type="float" office:value="0">
            <text:p>0</text:p>
          </table:table-cell>
          <table:table-cell table:formula="of:=[.E884]-1" office:value-type="float" office:value="101">
            <text:p>101</text:p>
          </table:table-cell>
          <table:table-cell table:formula="of:=72000000/([.D885]+1)/([.E885]+1)" office:value-type="float" office:value="705882.352941177">
            <text:p>705882,352941177</text:p>
          </table:table-cell>
          <table:table-cell table:formula="of:=ABS([.A885]-[.F885])/[.A885]" office:value-type="float" office:value="0.0000249993750155761">
            <text:p>0,000025</text:p>
          </table:table-cell>
          <table:table-cell table:formula="of:=IF([.G88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12900">
            <text:p>712900</text:p>
          </table:table-cell>
          <table:table-cell table:formula="of:=72000000/[.A886]" office:value-type="float" office:value="100.99593210829">
            <text:p>100,9959321083</text:p>
          </table:table-cell>
          <table:table-cell table:formula="of:=ROUND(72000000/[.A886];0)" office:value-type="float" office:value="101">
            <text:p>101</text:p>
          </table:table-cell>
          <table:table-cell office:value-type="float" office:value="0">
            <text:p>0</text:p>
          </table:table-cell>
          <table:table-cell table:formula="of:=[.E885]-1" office:value-type="float" office:value="100">
            <text:p>100</text:p>
          </table:table-cell>
          <table:table-cell table:formula="of:=72000000/([.D886]+1)/([.E886]+1)" office:value-type="float" office:value="712871.287128713">
            <text:p>712871,287128713</text:p>
          </table:table-cell>
          <table:table-cell table:formula="of:=ABS([.A886]-[.F886])/[.A886]" office:value-type="float" office:value="0.0000402761555437431">
            <text:p>0,000040</text:p>
          </table:table-cell>
          <table:table-cell table:formula="of:=IF([.G88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20000">
            <text:p>720000</text:p>
          </table:table-cell>
          <table:table-cell table:formula="of:=72000000/[.A887]" office:value-type="float" office:value="100">
            <text:p>100</text:p>
          </table:table-cell>
          <table:table-cell table:formula="of:=ROUND(72000000/[.A887];0)"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E886]-1" office:value-type="float" office:value="99">
            <text:p>99</text:p>
          </table:table-cell>
          <table:table-cell table:formula="of:=72000000/([.D887]+1)/([.E887]+1)" office:value-type="float" office:value="720000">
            <text:p>720000</text:p>
          </table:table-cell>
          <table:table-cell table:formula="of:=ABS([.A887]-[.F887])/[.A887]" office:value-type="float" office:value="0">
            <text:p>0,000000</text:p>
          </table:table-cell>
          <table:table-cell table:formula="of:=IF([.G88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27300">
            <text:p>727300</text:p>
          </table:table-cell>
          <table:table-cell table:formula="of:=72000000/[.A888]" office:value-type="float" office:value="98.9962876392135">
            <text:p>98,9962876392</text:p>
          </table:table-cell>
          <table:table-cell table:formula="of:=ROUND(72000000/[.A888];0)" office:value-type="float" office:value="99">
            <text:p>99</text:p>
          </table:table-cell>
          <table:table-cell office:value-type="float" office:value="0">
            <text:p>0</text:p>
          </table:table-cell>
          <table:table-cell table:formula="of:=[.E887]-1" office:value-type="float" office:value="98">
            <text:p>98</text:p>
          </table:table-cell>
          <table:table-cell table:formula="of:=72000000/([.D888]+1)/([.E888]+1)" office:value-type="float" office:value="727272.727272727">
            <text:p>727272,727272727</text:p>
          </table:table-cell>
          <table:table-cell table:formula="of:=ABS([.A888]-[.F888])/[.A888]" office:value-type="float" office:value="0.0000374985938027033">
            <text:p>0,000037</text:p>
          </table:table-cell>
          <table:table-cell table:formula="of:=IF([.G88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34700">
            <text:p>734700</text:p>
          </table:table-cell>
          <table:table-cell table:formula="of:=72000000/[.A889]" office:value-type="float" office:value="97.9991833401388">
            <text:p>97,9991833401</text:p>
          </table:table-cell>
          <table:table-cell table:formula="of:=ROUND(72000000/[.A889];0)" office:value-type="float" office:value="98">
            <text:p>98</text:p>
          </table:table-cell>
          <table:table-cell office:value-type="float" office:value="0">
            <text:p>0</text:p>
          </table:table-cell>
          <table:table-cell table:formula="of:=[.E888]-1" office:value-type="float" office:value="97">
            <text:p>97</text:p>
          </table:table-cell>
          <table:table-cell table:formula="of:=72000000/([.D889]+1)/([.E889]+1)" office:value-type="float" office:value="734693.87755102">
            <text:p>734693,87755102</text:p>
          </table:table-cell>
          <table:table-cell table:formula="of:=ABS([.A889]-[.F889])/[.A889]" office:value-type="float" office:value="0.00000833326388953873">
            <text:p>0,000008</text:p>
          </table:table-cell>
          <table:table-cell table:formula="of:=IF([.G88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42300">
            <text:p>742300</text:p>
          </table:table-cell>
          <table:table-cell table:formula="of:=72000000/[.A890]" office:value-type="float" office:value="96.9958237909201">
            <text:p>96,9958237909</text:p>
          </table:table-cell>
          <table:table-cell table:formula="of:=ROUND(72000000/[.A890];0)" office:value-type="float" office:value="97">
            <text:p>97</text:p>
          </table:table-cell>
          <table:table-cell office:value-type="float" office:value="0">
            <text:p>0</text:p>
          </table:table-cell>
          <table:table-cell table:formula="of:=[.E889]-1" office:value-type="float" office:value="96">
            <text:p>96</text:p>
          </table:table-cell>
          <table:table-cell table:formula="of:=72000000/([.D890]+1)/([.E890]+1)" office:value-type="float" office:value="742268.041237113">
            <text:p>742268,041237113</text:p>
          </table:table-cell>
          <table:table-cell table:formula="of:=ABS([.A890]-[.F890])/[.A890]" office:value-type="float" office:value="0.0000430537018544857">
            <text:p>0,000043</text:p>
          </table:table-cell>
          <table:table-cell table:formula="of:=IF([.G89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50000">
            <text:p>750000</text:p>
          </table:table-cell>
          <table:table-cell table:formula="of:=72000000/[.A891]" office:value-type="float" office:value="96">
            <text:p>96</text:p>
          </table:table-cell>
          <table:table-cell table:formula="of:=ROUND(72000000/[.A891];0)" office:value-type="float" office:value="96">
            <text:p>96</text:p>
          </table:table-cell>
          <table:table-cell office:value-type="float" office:value="0">
            <text:p>0</text:p>
          </table:table-cell>
          <table:table-cell table:formula="of:=[.E890]-1" office:value-type="float" office:value="95">
            <text:p>95</text:p>
          </table:table-cell>
          <table:table-cell table:formula="of:=72000000/([.D891]+1)/([.E891]+1)" office:value-type="float" office:value="750000">
            <text:p>750000</text:p>
          </table:table-cell>
          <table:table-cell table:formula="of:=ABS([.A891]-[.F891])/[.A891]" office:value-type="float" office:value="0">
            <text:p>0,000000</text:p>
          </table:table-cell>
          <table:table-cell table:formula="of:=IF([.G89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57900">
            <text:p>757900</text:p>
          </table:table-cell>
          <table:table-cell table:formula="of:=72000000/[.A892]" office:value-type="float" office:value="94.9993402823592">
            <text:p>94,9993402824</text:p>
          </table:table-cell>
          <table:table-cell table:formula="of:=ROUND(72000000/[.A892];0)" office:value-type="float" office:value="95">
            <text:p>95</text:p>
          </table:table-cell>
          <table:table-cell office:value-type="float" office:value="0">
            <text:p>0</text:p>
          </table:table-cell>
          <table:table-cell table:formula="of:=[.E891]-1" office:value-type="float" office:value="94">
            <text:p>94</text:p>
          </table:table-cell>
          <table:table-cell table:formula="of:=72000000/([.D892]+1)/([.E892]+1)" office:value-type="float" office:value="757894.736842105">
            <text:p>757894,736842105</text:p>
          </table:table-cell>
          <table:table-cell table:formula="of:=ABS([.A892]-[.F892])/[.A892]" office:value-type="float" office:value="0.00000694439621944645">
            <text:p>0,000007</text:p>
          </table:table-cell>
          <table:table-cell table:formula="of:=IF([.G89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66000">
            <text:p>766000</text:p>
          </table:table-cell>
          <table:table-cell table:formula="of:=72000000/[.A893]" office:value-type="float" office:value="93.9947780678851">
            <text:p>93,9947780679</text:p>
          </table:table-cell>
          <table:table-cell table:formula="of:=ROUND(72000000/[.A893];0)" office:value-type="float" office:value="94">
            <text:p>94</text:p>
          </table:table-cell>
          <table:table-cell office:value-type="float" office:value="0">
            <text:p>0</text:p>
          </table:table-cell>
          <table:table-cell table:formula="of:=[.E892]-1" office:value-type="float" office:value="93">
            <text:p>93</text:p>
          </table:table-cell>
          <table:table-cell table:formula="of:=72000000/([.D893]+1)/([.E893]+1)" office:value-type="float" office:value="765957.446808511">
            <text:p>765957,446808511</text:p>
          </table:table-cell>
          <table:table-cell table:formula="of:=ABS([.A893]-[.F893])/[.A893]" office:value-type="float" office:value="0.0000555524693071896">
            <text:p>0,000056</text:p>
          </table:table-cell>
          <table:table-cell table:formula="of:=IF([.G89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74200">
            <text:p>774200</text:p>
          </table:table-cell>
          <table:table-cell table:formula="of:=72000000/[.A894]" office:value-type="float" office:value="92.9992250064583">
            <text:p>92,9992250065</text:p>
          </table:table-cell>
          <table:table-cell table:formula="of:=ROUND(72000000/[.A894];0)" office:value-type="float" office:value="93">
            <text:p>93</text:p>
          </table:table-cell>
          <table:table-cell office:value-type="float" office:value="0">
            <text:p>0</text:p>
          </table:table-cell>
          <table:table-cell table:formula="of:=[.E893]-1" office:value-type="float" office:value="92">
            <text:p>92</text:p>
          </table:table-cell>
          <table:table-cell table:formula="of:=72000000/([.D894]+1)/([.E894]+1)" office:value-type="float" office:value="774193.548387097">
            <text:p>774193,548387097</text:p>
          </table:table-cell>
          <table:table-cell table:formula="of:=ABS([.A894]-[.F894])/[.A894]" office:value-type="float" office:value="0.00000833326388952579">
            <text:p>0,000008</text:p>
          </table:table-cell>
          <table:table-cell table:formula="of:=IF([.G89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82600">
            <text:p>782600</text:p>
          </table:table-cell>
          <table:table-cell table:formula="of:=72000000/[.A895]" office:value-type="float" office:value="92.0010222335804">
            <text:p>92,0010222336</text:p>
          </table:table-cell>
          <table:table-cell table:formula="of:=ROUND(72000000/[.A895];0)" office:value-type="float" office:value="92">
            <text:p>92</text:p>
          </table:table-cell>
          <table:table-cell office:value-type="float" office:value="0">
            <text:p>0</text:p>
          </table:table-cell>
          <table:table-cell table:formula="of:=[.E894]-1" office:value-type="float" office:value="91">
            <text:p>91</text:p>
          </table:table-cell>
          <table:table-cell table:formula="of:=72000000/([.D895]+1)/([.E895]+1)" office:value-type="float" office:value="782608.695652174">
            <text:p>782608,695652174</text:p>
          </table:table-cell>
          <table:table-cell table:formula="of:=ABS([.A895]-[.F895])/[.A895]" office:value-type="float" office:value="0.0000111112345693183">
            <text:p>0,000011</text:p>
          </table:table-cell>
          <table:table-cell table:formula="of:=IF([.G89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791200">
            <text:p>791200</text:p>
          </table:table-cell>
          <table:table-cell table:formula="of:=72000000/[.A896]" office:value-type="float" office:value="91.0010111223458">
            <text:p>91,0010111223</text:p>
          </table:table-cell>
          <table:table-cell table:formula="of:=ROUND(72000000/[.A896];0)" office:value-type="float" office:value="91">
            <text:p>91</text:p>
          </table:table-cell>
          <table:table-cell office:value-type="float" office:value="0">
            <text:p>0</text:p>
          </table:table-cell>
          <table:table-cell table:formula="of:=[.E895]-1" office:value-type="float" office:value="90">
            <text:p>90</text:p>
          </table:table-cell>
          <table:table-cell table:formula="of:=72000000/([.D896]+1)/([.E896]+1)" office:value-type="float" office:value="791208.791208791">
            <text:p>791208,791208791</text:p>
          </table:table-cell>
          <table:table-cell table:formula="of:=ABS([.A896]-[.F896])/[.A896]" office:value-type="float" office:value="0.0000111112345692584">
            <text:p>0,000011</text:p>
          </table:table-cell>
          <table:table-cell table:formula="of:=IF([.G89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800000">
            <text:p>800000</text:p>
          </table:table-cell>
          <table:table-cell table:formula="of:=72000000/[.A897]" office:value-type="float" office:value="90">
            <text:p>90</text:p>
          </table:table-cell>
          <table:table-cell table:formula="of:=ROUND(72000000/[.A897];0)"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[.E896]-1" office:value-type="float" office:value="89">
            <text:p>89</text:p>
          </table:table-cell>
          <table:table-cell table:formula="of:=72000000/([.D897]+1)/([.E897]+1)" office:value-type="float" office:value="800000">
            <text:p>800000</text:p>
          </table:table-cell>
          <table:table-cell table:formula="of:=ABS([.A897]-[.F897])/[.A897]" office:value-type="float" office:value="0">
            <text:p>0,000000</text:p>
          </table:table-cell>
          <table:table-cell table:formula="of:=IF([.G89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809000">
            <text:p>809000</text:p>
          </table:table-cell>
          <table:table-cell table:formula="of:=72000000/[.A898]" office:value-type="float" office:value="88.9987639060569">
            <text:p>88,9987639061</text:p>
          </table:table-cell>
          <table:table-cell table:formula="of:=ROUND(72000000/[.A898];0)"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[.E897]-1" office:value-type="float" office:value="88">
            <text:p>88</text:p>
          </table:table-cell>
          <table:table-cell table:formula="of:=72000000/([.D898]+1)/([.E898]+1)" office:value-type="float" office:value="808988.764044944">
            <text:p>808988,764044944</text:p>
          </table:table-cell>
          <table:table-cell table:formula="of:=ABS([.A898]-[.F898])/[.A898]" office:value-type="float" office:value="0.0000138886959902995">
            <text:p>0,000014</text:p>
          </table:table-cell>
          <table:table-cell table:formula="of:=IF([.G89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818200">
            <text:p>818200</text:p>
          </table:table-cell>
          <table:table-cell table:formula="of:=72000000/[.A899]" office:value-type="float" office:value="87.9980444879003">
            <text:p>87,9980444879</text:p>
          </table:table-cell>
          <table:table-cell table:formula="of:=ROUND(72000000/[.A899];0)" office:value-type="float" office:value="88">
            <text:p>88</text:p>
          </table:table-cell>
          <table:table-cell office:value-type="float" office:value="0">
            <text:p>0</text:p>
          </table:table-cell>
          <table:table-cell table:formula="of:=[.E898]-1" office:value-type="float" office:value="87">
            <text:p>87</text:p>
          </table:table-cell>
          <table:table-cell table:formula="of:=72000000/([.D899]+1)/([.E899]+1)" office:value-type="float" office:value="818181.818181818">
            <text:p>818181,818181818</text:p>
          </table:table-cell>
          <table:table-cell table:formula="of:=ABS([.A899]-[.F899])/[.A899]" office:value-type="float" office:value="0.0000222217284059707">
            <text:p>0,000022</text:p>
          </table:table-cell>
          <table:table-cell table:formula="of:=IF([.G89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827600">
            <text:p>827600</text:p>
          </table:table-cell>
          <table:table-cell table:formula="of:=72000000/[.A900]" office:value-type="float" office:value="86.9985500241663">
            <text:p>86,9985500242</text:p>
          </table:table-cell>
          <table:table-cell table:formula="of:=ROUND(72000000/[.A900];0)"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.E899]-1" office:value-type="float" office:value="86">
            <text:p>86</text:p>
          </table:table-cell>
          <table:table-cell table:formula="of:=72000000/([.D900]+1)/([.E900]+1)" office:value-type="float" office:value="827586.206896552">
            <text:p>827586,206896552</text:p>
          </table:table-cell>
          <table:table-cell table:formula="of:=ABS([.A900]-[.F900])/[.A900]" office:value-type="float" office:value="0.0000166663888934651">
            <text:p>0,000017</text:p>
          </table:table-cell>
          <table:table-cell table:formula="of:=IF([.G90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837200">
            <text:p>837200</text:p>
          </table:table-cell>
          <table:table-cell table:formula="of:=72000000/[.A901]" office:value-type="float" office:value="86.000955566173">
            <text:p>86,0009555662</text:p>
          </table:table-cell>
          <table:table-cell table:formula="of:=ROUND(72000000/[.A901];0)" office:value-type="float" office:value="86">
            <text:p>86</text:p>
          </table:table-cell>
          <table:table-cell office:value-type="float" office:value="0">
            <text:p>0</text:p>
          </table:table-cell>
          <table:table-cell table:formula="of:=[.E900]-1" office:value-type="float" office:value="85">
            <text:p>85</text:p>
          </table:table-cell>
          <table:table-cell table:formula="of:=72000000/([.D901]+1)/([.E901]+1)" office:value-type="float" office:value="837209.302325581">
            <text:p>837209,302325581</text:p>
          </table:table-cell>
          <table:table-cell table:formula="of:=ABS([.A901]-[.F901])/[.A901]" office:value-type="float" office:value="0.0000111112345693183">
            <text:p>0,000011</text:p>
          </table:table-cell>
          <table:table-cell table:formula="of:=IF([.G90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847100">
            <text:p>847100</text:p>
          </table:table-cell>
          <table:table-cell table:formula="of:=72000000/[.A902]" office:value-type="float" office:value="84.9958682564042">
            <text:p>84,9958682564</text:p>
          </table:table-cell>
          <table:table-cell table:formula="of:=ROUND(72000000/[.A902];0)"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E901]-1" office:value-type="float" office:value="84">
            <text:p>84</text:p>
          </table:table-cell>
          <table:table-cell table:formula="of:=72000000/([.D902]+1)/([.E902]+1)" office:value-type="float" office:value="847058.823529412">
            <text:p>847058,823529412</text:p>
          </table:table-cell>
          <table:table-cell table:formula="of:=ABS([.A902]-[.F902])/[.A902]" office:value-type="float" office:value="0.0000486087481858036">
            <text:p>0,000049</text:p>
          </table:table-cell>
          <table:table-cell table:formula="of:=IF([.G90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857100">
            <text:p>857100</text:p>
          </table:table-cell>
          <table:table-cell table:formula="of:=72000000/[.A903]" office:value-type="float" office:value="84.0042002100105">
            <text:p>84,00420021</text:p>
          </table:table-cell>
          <table:table-cell table:formula="of:=ROUND(72000000/[.A903];0)"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E902]-1" office:value-type="float" office:value="83">
            <text:p>83</text:p>
          </table:table-cell>
          <table:table-cell table:formula="of:=72000000/([.D903]+1)/([.E903]+1)" office:value-type="float" office:value="857142.857142857">
            <text:p>857142,857142857</text:p>
          </table:table-cell>
          <table:table-cell table:formula="of:=ABS([.A903]-[.F903])/[.A903]" office:value-type="float" office:value="0.0000500025001250257">
            <text:p>0,000050</text:p>
          </table:table-cell>
          <table:table-cell table:formula="of:=IF([.G90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867400">
            <text:p>867400</text:p>
          </table:table-cell>
          <table:table-cell table:formula="of:=72000000/[.A904]" office:value-type="float" office:value="83.0066866497579">
            <text:p>83,0066866498</text:p>
          </table:table-cell>
          <table:table-cell table:formula="of:=ROUND(72000000/[.A904];0)" office:value-type="float" office:value="83">
            <text:p>83</text:p>
          </table:table-cell>
          <table:table-cell office:value-type="float" office:value="0">
            <text:p>0</text:p>
          </table:table-cell>
          <table:table-cell table:formula="of:=[.E903]-1" office:value-type="float" office:value="82">
            <text:p>82</text:p>
          </table:table-cell>
          <table:table-cell table:formula="of:=72000000/([.D904]+1)/([.E904]+1)" office:value-type="float" office:value="867469.879518072">
            <text:p>867469,879518072</text:p>
          </table:table-cell>
          <table:table-cell table:formula="of:=ABS([.A904]-[.F904])/[.A904]" office:value-type="float" office:value="0.0000805620452758096">
            <text:p>0,000081</text:p>
          </table:table-cell>
          <table:table-cell table:formula="of:=IF([.G90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878000">
            <text:p>878000</text:p>
          </table:table-cell>
          <table:table-cell table:formula="of:=72000000/[.A905]" office:value-type="float" office:value="82.004555808656">
            <text:p>82,0045558087</text:p>
          </table:table-cell>
          <table:table-cell table:formula="of:=ROUND(72000000/[.A905];0)"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E904]-1" office:value-type="float" office:value="81">
            <text:p>81</text:p>
          </table:table-cell>
          <table:table-cell table:formula="of:=72000000/([.D905]+1)/([.E905]+1)" office:value-type="float" office:value="878048.780487805">
            <text:p>878048,780487805</text:p>
          </table:table-cell>
          <table:table-cell table:formula="of:=ABS([.A905]-[.F905])/[.A905]" office:value-type="float" office:value="0.0000555586421468183">
            <text:p>0,000056</text:p>
          </table:table-cell>
          <table:table-cell table:formula="of:=IF([.G90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888900">
            <text:p>888900</text:p>
          </table:table-cell>
          <table:table-cell table:formula="of:=72000000/[.A906]" office:value-type="float" office:value="80.9989875126561">
            <text:p>80,9989875127</text:p>
          </table:table-cell>
          <table:table-cell table:formula="of:=ROUND(72000000/[.A906];0)"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f:=[.E905]-1" office:value-type="float" office:value="80">
            <text:p>80</text:p>
          </table:table-cell>
          <table:table-cell table:formula="of:=72000000/([.D906]+1)/([.E906]+1)" office:value-type="float" office:value="888888.888888889">
            <text:p>888888,888888889</text:p>
          </table:table-cell>
          <table:table-cell table:formula="of:=ABS([.A906]-[.F906])/[.A906]" office:value-type="float" office:value="0.0000124998437519677">
            <text:p>0,000012</text:p>
          </table:table-cell>
          <table:table-cell table:formula="of:=IF([.G90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900000">
            <text:p>900000</text:p>
          </table:table-cell>
          <table:table-cell table:formula="of:=72000000/[.A907]" office:value-type="float" office:value="80">
            <text:p>80</text:p>
          </table:table-cell>
          <table:table-cell table:formula="of:=ROUND(72000000/[.A907];0)"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E906]-1" office:value-type="float" office:value="79">
            <text:p>79</text:p>
          </table:table-cell>
          <table:table-cell table:formula="of:=72000000/([.D907]+1)/([.E907]+1)" office:value-type="float" office:value="900000">
            <text:p>900000</text:p>
          </table:table-cell>
          <table:table-cell table:formula="of:=ABS([.A907]-[.F907])/[.A907]" office:value-type="float" office:value="0">
            <text:p>0,000000</text:p>
          </table:table-cell>
          <table:table-cell table:formula="of:=IF([.G90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911400">
            <text:p>911400</text:p>
          </table:table-cell>
          <table:table-cell table:formula="of:=72000000/[.A908]" office:value-type="float" office:value="78.9993416721527">
            <text:p>78,9993416722</text:p>
          </table:table-cell>
          <table:table-cell table:formula="of:=ROUND(72000000/[.A908];0)"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E907]-1" office:value-type="float" office:value="78">
            <text:p>78</text:p>
          </table:table-cell>
          <table:table-cell table:formula="of:=72000000/([.D908]+1)/([.E908]+1)" office:value-type="float" office:value="911392.405063291">
            <text:p>911392,405063291</text:p>
          </table:table-cell>
          <table:table-cell table:formula="of:=ABS([.A908]-[.F908])/[.A908]" office:value-type="float" office:value="0.00000833326388940453">
            <text:p>0,000008</text:p>
          </table:table-cell>
          <table:table-cell table:formula="of:=IF([.G90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923100">
            <text:p>923100</text:p>
          </table:table-cell>
          <table:table-cell table:formula="of:=72000000/[.A909]" office:value-type="float" office:value="77.9980500487488">
            <text:p>77,9980500487</text:p>
          </table:table-cell>
          <table:table-cell table:formula="of:=ROUND(72000000/[.A909];0)"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E908]-1" office:value-type="float" office:value="77">
            <text:p>77</text:p>
          </table:table-cell>
          <table:table-cell table:formula="of:=72000000/([.D909]+1)/([.E909]+1)" office:value-type="float" office:value="923076.923076923">
            <text:p>923076,923076923</text:p>
          </table:table-cell>
          <table:table-cell table:formula="of:=ABS([.A909]-[.F909])/[.A909]" office:value-type="float" office:value="0.0000249993750155761">
            <text:p>0,000025</text:p>
          </table:table-cell>
          <table:table-cell table:formula="of:=IF([.G90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935100">
            <text:p>935100</text:p>
          </table:table-cell>
          <table:table-cell table:formula="of:=72000000/[.A910]" office:value-type="float" office:value="76.9971126082772">
            <text:p>76,9971126083</text:p>
          </table:table-cell>
          <table:table-cell table:formula="of:=ROUND(72000000/[.A910];0)"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E909]-1" office:value-type="float" office:value="76">
            <text:p>76</text:p>
          </table:table-cell>
          <table:table-cell table:formula="of:=72000000/([.D910]+1)/([.E910]+1)" office:value-type="float" office:value="935064.935064935">
            <text:p>935064,935064935</text:p>
          </table:table-cell>
          <table:table-cell table:formula="of:=ABS([.A910]-[.F910])/[.A910]" office:value-type="float" office:value="0.0000374985938027922">
            <text:p>0,000037</text:p>
          </table:table-cell>
          <table:table-cell table:formula="of:=IF([.G91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947400">
            <text:p>947400</text:p>
          </table:table-cell>
          <table:table-cell table:formula="of:=72000000/[.A911]" office:value-type="float" office:value="75.9974667511083">
            <text:p>75,9974667511</text:p>
          </table:table-cell>
          <table:table-cell table:formula="of:=ROUND(72000000/[.A911];0)"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f:=[.E910]-1" office:value-type="float" office:value="75">
            <text:p>75</text:p>
          </table:table-cell>
          <table:table-cell table:formula="of:=72000000/([.D911]+1)/([.E911]+1)" office:value-type="float" office:value="947368.421052632">
            <text:p>947368,421052632</text:p>
          </table:table-cell>
          <table:table-cell table:formula="of:=ABS([.A911]-[.F911])/[.A911]" office:value-type="float" office:value="0.0000333322222592645">
            <text:p>0,000033</text:p>
          </table:table-cell>
          <table:table-cell table:formula="of:=IF([.G91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960000">
            <text:p>960000</text:p>
          </table:table-cell>
          <table:table-cell table:formula="of:=72000000/[.A912]" office:value-type="float" office:value="75">
            <text:p>75</text:p>
          </table:table-cell>
          <table:table-cell table:formula="of:=ROUND(72000000/[.A912];0)"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E911]-1" office:value-type="float" office:value="74">
            <text:p>74</text:p>
          </table:table-cell>
          <table:table-cell table:formula="of:=72000000/([.D912]+1)/([.E912]+1)" office:value-type="float" office:value="960000">
            <text:p>960000</text:p>
          </table:table-cell>
          <table:table-cell table:formula="of:=ABS([.A912]-[.F912])/[.A912]" office:value-type="float" office:value="0">
            <text:p>0,000000</text:p>
          </table:table-cell>
          <table:table-cell table:formula="of:=IF([.G91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973000">
            <text:p>973000</text:p>
          </table:table-cell>
          <table:table-cell table:formula="of:=72000000/[.A913]" office:value-type="float" office:value="73.9979445015416">
            <text:p>73,9979445015</text:p>
          </table:table-cell>
          <table:table-cell table:formula="of:=ROUND(72000000/[.A913];0)"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E912]-1" office:value-type="float" office:value="73">
            <text:p>73</text:p>
          </table:table-cell>
          <table:table-cell table:formula="of:=72000000/([.D913]+1)/([.E913]+1)" office:value-type="float" office:value="972972.972972973">
            <text:p>972972,972972973</text:p>
          </table:table-cell>
          <table:table-cell table:formula="of:=ABS([.A913]-[.F913])/[.A913]" office:value-type="float" office:value="0.0000277770061942271">
            <text:p>0,000028</text:p>
          </table:table-cell>
          <table:table-cell table:formula="of:=IF([.G91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986300">
            <text:p>986300</text:p>
          </table:table-cell>
          <table:table-cell table:formula="of:=72000000/[.A914]" office:value-type="float" office:value="73.0001013890297">
            <text:p>73,000101389</text:p>
          </table:table-cell>
          <table:table-cell table:formula="of:=ROUND(72000000/[.A914];0)" office:value-type="float" office:value="73">
            <text:p>73</text:p>
          </table:table-cell>
          <table:table-cell office:value-type="float" office:value="0">
            <text:p>0</text:p>
          </table:table-cell>
          <table:table-cell table:formula="of:=[.E913]-1" office:value-type="float" office:value="72">
            <text:p>72</text:p>
          </table:table-cell>
          <table:table-cell table:formula="of:=72000000/([.D914]+1)/([.E914]+1)" office:value-type="float" office:value="986301.369863014">
            <text:p>986301,369863014</text:p>
          </table:table-cell>
          <table:table-cell table:formula="of:=ABS([.A914]-[.F914])/[.A914]" office:value-type="float" office:value="0.00000138889081794272">
            <text:p>0,000001</text:p>
          </table:table-cell>
          <table:table-cell table:formula="of:=IF([.G91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000000">
            <text:p>1000000</text:p>
          </table:table-cell>
          <table:table-cell table:formula="of:=72000000/[.A915]" office:value-type="float" office:value="72">
            <text:p>72</text:p>
          </table:table-cell>
          <table:table-cell table:formula="of:=ROUND(72000000/[.A915];0)" office:value-type="float" office:value="72">
            <text:p>72</text:p>
          </table:table-cell>
          <table:table-cell office:value-type="float" office:value="0">
            <text:p>0</text:p>
          </table:table-cell>
          <table:table-cell table:formula="of:=[.E914]-1" office:value-type="float" office:value="71">
            <text:p>71</text:p>
          </table:table-cell>
          <table:table-cell table:formula="of:=72000000/([.D915]+1)/([.E915]+1)" office:value-type="float" office:value="1000000">
            <text:p>1000000</text:p>
          </table:table-cell>
          <table:table-cell table:formula="of:=ABS([.A915]-[.F915])/[.A915]" office:value-type="float" office:value="0">
            <text:p>0,000000</text:p>
          </table:table-cell>
          <table:table-cell table:formula="of:=IF([.G91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014100">
            <text:p>1014100</text:p>
          </table:table-cell>
          <table:table-cell table:formula="of:=72000000/[.A916]" office:value-type="float" office:value="70.9989152943497">
            <text:p>70,9989152943</text:p>
          </table:table-cell>
          <table:table-cell table:formula="of:=ROUND(72000000/[.A916];0)"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E915]-1" office:value-type="float" office:value="70">
            <text:p>70</text:p>
          </table:table-cell>
          <table:table-cell table:formula="of:=72000000/([.D916]+1)/([.E916]+1)" office:value-type="float" office:value="1014084.50704225">
            <text:p>1014084,50704225</text:p>
          </table:table-cell>
          <table:table-cell table:formula="of:=ABS([.A916]-[.F916])/[.A916]" office:value-type="float" office:value="0.0000152775443708644">
            <text:p>0,000015</text:p>
          </table:table-cell>
          <table:table-cell table:formula="of:=IF([.G91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028600">
            <text:p>1028600</text:p>
          </table:table-cell>
          <table:table-cell table:formula="of:=72000000/[.A917]" office:value-type="float" office:value="69.9980556095664">
            <text:p>69,9980556096</text:p>
          </table:table-cell>
          <table:table-cell table:formula="of:=ROUND(72000000/[.A917];0)"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E916]-1" office:value-type="float" office:value="69">
            <text:p>69</text:p>
          </table:table-cell>
          <table:table-cell table:formula="of:=72000000/([.D917]+1)/([.E917]+1)" office:value-type="float" office:value="1028571.42857143">
            <text:p>1028571,42857143</text:p>
          </table:table-cell>
          <table:table-cell table:formula="of:=ABS([.A917]-[.F917])/[.A917]" office:value-type="float" office:value="0.0000277770061943209">
            <text:p>0,000028</text:p>
          </table:table-cell>
          <table:table-cell table:formula="of:=IF([.G91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043500">
            <text:p>1043500</text:p>
          </table:table-cell>
          <table:table-cell table:formula="of:=72000000/[.A918]" office:value-type="float" office:value="68.9985625299473">
            <text:p>68,9985625299</text:p>
          </table:table-cell>
          <table:table-cell table:formula="of:=ROUND(72000000/[.A918];0)" office:value-type="float" office:value="69">
            <text:p>69</text:p>
          </table:table-cell>
          <table:table-cell office:value-type="float" office:value="0">
            <text:p>0</text:p>
          </table:table-cell>
          <table:table-cell table:formula="of:=[.E917]-1" office:value-type="float" office:value="68">
            <text:p>68</text:p>
          </table:table-cell>
          <table:table-cell table:formula="of:=72000000/([.D918]+1)/([.E918]+1)" office:value-type="float" office:value="1043478.26086957">
            <text:p>1043478,26086957</text:p>
          </table:table-cell>
          <table:table-cell table:formula="of:=ABS([.A918]-[.F918])/[.A918]" office:value-type="float" office:value="0.0000208328993146267">
            <text:p>0,000021</text:p>
          </table:table-cell>
          <table:table-cell table:formula="of:=IF([.G91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058800">
            <text:p>1058800</text:p>
          </table:table-cell>
          <table:table-cell table:formula="of:=72000000/[.A919]" office:value-type="float" office:value="68.0015111446921">
            <text:p>68,0015111447</text:p>
          </table:table-cell>
          <table:table-cell table:formula="of:=ROUND(72000000/[.A919];0)" office:value-type="float" office:value="68">
            <text:p>68</text:p>
          </table:table-cell>
          <table:table-cell office:value-type="float" office:value="0">
            <text:p>0</text:p>
          </table:table-cell>
          <table:table-cell table:formula="of:=[.E918]-1" office:value-type="float" office:value="67">
            <text:p>67</text:p>
          </table:table-cell>
          <table:table-cell table:formula="of:=72000000/([.D919]+1)/([.E919]+1)" office:value-type="float" office:value="1058823.52941176">
            <text:p>1058823,52941176</text:p>
          </table:table-cell>
          <table:table-cell table:formula="of:=ABS([.A919]-[.F919])/[.A919]" office:value-type="float" office:value="0.0000222227160604604">
            <text:p>0,000022</text:p>
          </table:table-cell>
          <table:table-cell table:formula="of:=IF([.G91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074600">
            <text:p>1074600</text:p>
          </table:table-cell>
          <table:table-cell table:formula="of:=72000000/[.A920]" office:value-type="float" office:value="67.001675041876">
            <text:p>67,0016750419</text:p>
          </table:table-cell>
          <table:table-cell table:formula="of:=ROUND(72000000/[.A920];0)"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[.E919]-1" office:value-type="float" office:value="66">
            <text:p>66</text:p>
          </table:table-cell>
          <table:table-cell table:formula="of:=72000000/([.D920]+1)/([.E920]+1)" office:value-type="float" office:value="1074626.86567164">
            <text:p>1074626,86567164</text:p>
          </table:table-cell>
          <table:table-cell table:formula="of:=ABS([.A920]-[.F920])/[.A920]" office:value-type="float" office:value="0.0000250006250157192">
            <text:p>0,000025</text:p>
          </table:table-cell>
          <table:table-cell table:formula="of:=IF([.G92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091000">
            <text:p>1091000</text:p>
          </table:table-cell>
          <table:table-cell table:formula="of:=72000000/[.A921]" office:value-type="float" office:value="65.9945004582951">
            <text:p>65,9945004583</text:p>
          </table:table-cell>
          <table:table-cell table:formula="of:=ROUND(72000000/[.A921];0)"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f:=[.E920]-1" office:value-type="float" office:value="65">
            <text:p>65</text:p>
          </table:table-cell>
          <table:table-cell table:formula="of:=72000000/([.D921]+1)/([.E921]+1)" office:value-type="float" office:value="1090909.09090909">
            <text:p>1090909,09090909</text:p>
          </table:table-cell>
          <table:table-cell table:formula="of:=ABS([.A921]-[.F921])/[.A921]" office:value-type="float" office:value="0.000083326389467622">
            <text:p>0,000083</text:p>
          </table:table-cell>
          <table:table-cell table:formula="of:=IF([.G92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107700">
            <text:p>1107700</text:p>
          </table:table-cell>
          <table:table-cell table:formula="of:=72000000/[.A922]" office:value-type="float" office:value="64.9995486142457">
            <text:p>64,9995486142</text:p>
          </table:table-cell>
          <table:table-cell table:formula="of:=ROUND(72000000/[.A922];0)"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[.E921]-1" office:value-type="float" office:value="64">
            <text:p>64</text:p>
          </table:table-cell>
          <table:table-cell table:formula="of:=72000000/([.D922]+1)/([.E922]+1)" office:value-type="float" office:value="1107692.30769231">
            <text:p>1107692,30769231</text:p>
          </table:table-cell>
          <table:table-cell table:formula="of:=ABS([.A922]-[.F922])/[.A922]" office:value-type="float" office:value="0.00000694439621942219">
            <text:p>0,000007</text:p>
          </table:table-cell>
          <table:table-cell table:formula="of:=IF([.G92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125000">
            <text:p>1125000</text:p>
          </table:table-cell>
          <table:table-cell table:formula="of:=72000000/[.A923]" office:value-type="float" office:value="64">
            <text:p>64</text:p>
          </table:table-cell>
          <table:table-cell table:formula="of:=ROUND(72000000/[.A923];0)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E922]-1" office:value-type="float" office:value="63">
            <text:p>63</text:p>
          </table:table-cell>
          <table:table-cell table:formula="of:=72000000/([.D923]+1)/([.E923]+1)" office:value-type="float" office:value="1125000">
            <text:p>1125000</text:p>
          </table:table-cell>
          <table:table-cell table:formula="of:=ABS([.A923]-[.F923])/[.A923]" office:value-type="float" office:value="0">
            <text:p>0,000000</text:p>
          </table:table-cell>
          <table:table-cell table:formula="of:=IF([.G92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142900">
            <text:p>1142900</text:p>
          </table:table-cell>
          <table:table-cell table:formula="of:=72000000/[.A924]" office:value-type="float" office:value="62.9976375885904">
            <text:p>62,9976375886</text:p>
          </table:table-cell>
          <table:table-cell table:formula="of:=ROUND(72000000/[.A924];0)" office:value-type="float" office:value="63">
            <text:p>63</text:p>
          </table:table-cell>
          <table:table-cell office:value-type="float" office:value="0">
            <text:p>0</text:p>
          </table:table-cell>
          <table:table-cell table:formula="of:=[.E923]-1" office:value-type="float" office:value="62">
            <text:p>62</text:p>
          </table:table-cell>
          <table:table-cell table:formula="of:=72000000/([.D924]+1)/([.E924]+1)" office:value-type="float" office:value="1142857.14285714">
            <text:p>1142857,14285714</text:p>
          </table:table-cell>
          <table:table-cell table:formula="of:=ABS([.A924]-[.F924])/[.A924]" office:value-type="float" office:value="0.0000374985938026451">
            <text:p>0,000037</text:p>
          </table:table-cell>
          <table:table-cell table:formula="of:=IF([.G92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161300">
            <text:p>1161300</text:p>
          </table:table-cell>
          <table:table-cell table:formula="of:=72000000/[.A925]" office:value-type="float" office:value="61.9994833376389">
            <text:p>61,9994833376</text:p>
          </table:table-cell>
          <table:table-cell table:formula="of:=ROUND(72000000/[.A925];0)" office:value-type="float" office:value="62">
            <text:p>62</text:p>
          </table:table-cell>
          <table:table-cell office:value-type="float" office:value="0">
            <text:p>0</text:p>
          </table:table-cell>
          <table:table-cell table:formula="of:=[.E924]-1" office:value-type="float" office:value="61">
            <text:p>61</text:p>
          </table:table-cell>
          <table:table-cell table:formula="of:=72000000/([.D925]+1)/([.E925]+1)" office:value-type="float" office:value="1161290.32258065">
            <text:p>1161290,32258065</text:p>
          </table:table-cell>
          <table:table-cell table:formula="of:=ABS([.A925]-[.F925])/[.A925]" office:value-type="float" office:value="0.00000833326388952579">
            <text:p>0,000008</text:p>
          </table:table-cell>
          <table:table-cell table:formula="of:=IF([.G92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180300">
            <text:p>1180300</text:p>
          </table:table-cell>
          <table:table-cell table:formula="of:=72000000/[.A926]" office:value-type="float" office:value="61.0014403117851">
            <text:p>61,0014403118</text:p>
          </table:table-cell>
          <table:table-cell table:formula="of:=ROUND(72000000/[.A926];0)"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f:=[.E925]-1" office:value-type="float" office:value="60">
            <text:p>60</text:p>
          </table:table-cell>
          <table:table-cell table:formula="of:=72000000/([.D926]+1)/([.E926]+1)" office:value-type="float" office:value="1180327.86885246">
            <text:p>1180327,86885246</text:p>
          </table:table-cell>
          <table:table-cell table:formula="of:=ABS([.A926]-[.F926])/[.A926]" office:value-type="float" office:value="0.0000236116686089359">
            <text:p>0,000024</text:p>
          </table:table-cell>
          <table:table-cell table:formula="of:=IF([.G92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200000">
            <text:p>1200000</text:p>
          </table:table-cell>
          <table:table-cell table:formula="of:=72000000/[.A927]" office:value-type="float" office:value="60">
            <text:p>60</text:p>
          </table:table-cell>
          <table:table-cell table:formula="of:=ROUND(72000000/[.A927];0)"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[.E926]-1" office:value-type="float" office:value="59">
            <text:p>59</text:p>
          </table:table-cell>
          <table:table-cell table:formula="of:=72000000/([.D927]+1)/([.E927]+1)" office:value-type="float" office:value="1200000">
            <text:p>1200000</text:p>
          </table:table-cell>
          <table:table-cell table:formula="of:=ABS([.A927]-[.F927])/[.A927]" office:value-type="float" office:value="0">
            <text:p>0,000000</text:p>
          </table:table-cell>
          <table:table-cell table:formula="of:=IF([.G927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220300">
            <text:p>1220300</text:p>
          </table:table-cell>
          <table:table-cell table:formula="of:=72000000/[.A928]" office:value-type="float" office:value="59.0018847824306">
            <text:p>59,0018847824</text:p>
          </table:table-cell>
          <table:table-cell table:formula="of:=ROUND(72000000/[.A928];0)" office:value-type="float" office:value="59">
            <text:p>59</text:p>
          </table:table-cell>
          <table:table-cell office:value-type="float" office:value="0">
            <text:p>0</text:p>
          </table:table-cell>
          <table:table-cell table:formula="of:=[.E927]-1" office:value-type="float" office:value="58">
            <text:p>58</text:p>
          </table:table-cell>
          <table:table-cell table:formula="of:=72000000/([.D928]+1)/([.E928]+1)" office:value-type="float" office:value="1220338.98305085">
            <text:p>1220338,98305085</text:p>
          </table:table-cell>
          <table:table-cell table:formula="of:=ABS([.A928]-[.F928])/[.A928]" office:value-type="float" office:value="0.0000319454649245481">
            <text:p>0,000032</text:p>
          </table:table-cell>
          <table:table-cell table:formula="of:=IF([.G928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241400">
            <text:p>1241400</text:p>
          </table:table-cell>
          <table:table-cell table:formula="of:=72000000/[.A929]" office:value-type="float" office:value="57.9990333494442">
            <text:p>57,9990333494</text:p>
          </table:table-cell>
          <table:table-cell table:formula="of:=ROUND(72000000/[.A929];0)"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[.E928]-1" office:value-type="float" office:value="57">
            <text:p>57</text:p>
          </table:table-cell>
          <table:table-cell table:formula="of:=72000000/([.D929]+1)/([.E929]+1)" office:value-type="float" office:value="1241379.31034483">
            <text:p>1241379,31034483</text:p>
          </table:table-cell>
          <table:table-cell table:formula="of:=ABS([.A929]-[.F929])/[.A929]" office:value-type="float" office:value="0.000016666388893512">
            <text:p>0,000017</text:p>
          </table:table-cell>
          <table:table-cell table:formula="of:=IF([.G929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263200">
            <text:p>1263200</text:p>
          </table:table-cell>
          <table:table-cell table:formula="of:=72000000/[.A930]" office:value-type="float" office:value="56.9981000633312">
            <text:p>56,9981000633</text:p>
          </table:table-cell>
          <table:table-cell table:formula="of:=ROUND(72000000/[.A930];0)"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E929]-1" office:value-type="float" office:value="56">
            <text:p>56</text:p>
          </table:table-cell>
          <table:table-cell table:formula="of:=72000000/([.D930]+1)/([.E930]+1)" office:value-type="float" office:value="1263157.89473684">
            <text:p>1263157,89473684</text:p>
          </table:table-cell>
          <table:table-cell table:formula="of:=ABS([.A930]-[.F930])/[.A930]" office:value-type="float" office:value="0.0000333322222593259">
            <text:p>0,000033</text:p>
          </table:table-cell>
          <table:table-cell table:formula="of:=IF([.G930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285700">
            <text:p>1285700</text:p>
          </table:table-cell>
          <table:table-cell table:formula="of:=72000000/[.A931]" office:value-type="float" office:value="56.0006222291359">
            <text:p>56,0006222291</text:p>
          </table:table-cell>
          <table:table-cell table:formula="of:=ROUND(72000000/[.A931];0)"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E930]-1" office:value-type="float" office:value="55">
            <text:p>55</text:p>
          </table:table-cell>
          <table:table-cell table:formula="of:=72000000/([.D931]+1)/([.E931]+1)" office:value-type="float" office:value="1285714.28571429">
            <text:p>1285714,28571429</text:p>
          </table:table-cell>
          <table:table-cell table:formula="of:=ABS([.A931]-[.F931])/[.A931]" office:value-type="float" office:value="0.0000111112345692471">
            <text:p>0,000011</text:p>
          </table:table-cell>
          <table:table-cell table:formula="of:=IF([.G931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309100">
            <text:p>1309100</text:p>
          </table:table-cell>
          <table:table-cell table:formula="of:=72000000/[.A932]" office:value-type="float" office:value="54.9996180582079">
            <text:p>54,9996180582</text:p>
          </table:table-cell>
          <table:table-cell table:formula="of:=ROUND(72000000/[.A932];0)"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E931]-1" office:value-type="float" office:value="54">
            <text:p>54</text:p>
          </table:table-cell>
          <table:table-cell table:formula="of:=72000000/([.D932]+1)/([.E932]+1)" office:value-type="float" office:value="1309090.90909091">
            <text:p>1309090,90909091</text:p>
          </table:table-cell>
          <table:table-cell table:formula="of:=ABS([.A932]-[.F932])/[.A932]" office:value-type="float" office:value="0.00000694439621940602">
            <text:p>0,000007</text:p>
          </table:table-cell>
          <table:table-cell table:formula="of:=IF([.G932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333300">
            <text:p>1333300</text:p>
          </table:table-cell>
          <table:table-cell table:formula="of:=72000000/[.A933]" office:value-type="float" office:value="54.0013500337509">
            <text:p>54,0013500338</text:p>
          </table:table-cell>
          <table:table-cell table:formula="of:=ROUND(72000000/[.A933];0)"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E932]-1" office:value-type="float" office:value="53">
            <text:p>53</text:p>
          </table:table-cell>
          <table:table-cell table:formula="of:=72000000/([.D933]+1)/([.E933]+1)" office:value-type="float" office:value="1333333.33333333">
            <text:p>1333333,33333333</text:p>
          </table:table-cell>
          <table:table-cell table:formula="of:=ABS([.A933]-[.F933])/[.A933]" office:value-type="float" office:value="0.0000250006250155672">
            <text:p>0,000025</text:p>
          </table:table-cell>
          <table:table-cell table:formula="of:=IF([.G933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358500">
            <text:p>1358500</text:p>
          </table:table-cell>
          <table:table-cell table:formula="of:=72000000/[.A934]" office:value-type="float" office:value="52.9996319470004">
            <text:p>52,999631947</text:p>
          </table:table-cell>
          <table:table-cell table:formula="of:=ROUND(72000000/[.A934];0)"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E933]-1" office:value-type="float" office:value="52">
            <text:p>52</text:p>
          </table:table-cell>
          <table:table-cell table:formula="of:=72000000/([.D934]+1)/([.E934]+1)" office:value-type="float" office:value="1358490.56603774">
            <text:p>1358490,56603774</text:p>
          </table:table-cell>
          <table:table-cell table:formula="of:=ABS([.A934]-[.F934])/[.A934]" office:value-type="float" office:value="0.00000694439621943189">
            <text:p>0,000007</text:p>
          </table:table-cell>
          <table:table-cell table:formula="of:=IF([.G934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384600">
            <text:p>1384600</text:p>
          </table:table-cell>
          <table:table-cell table:formula="of:=72000000/[.A935]" office:value-type="float" office:value="52.0005777841976">
            <text:p>52,0005777842</text:p>
          </table:table-cell>
          <table:table-cell table:formula="of:=ROUND(72000000/[.A935];0)"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E934]-1" office:value-type="float" office:value="51">
            <text:p>51</text:p>
          </table:table-cell>
          <table:table-cell table:formula="of:=72000000/([.D935]+1)/([.E935]+1)" office:value-type="float" office:value="1384615.38461538">
            <text:p>1384615,38461538</text:p>
          </table:table-cell>
          <table:table-cell table:formula="of:=ABS([.A935]-[.F935])/[.A935]" office:value-type="float" office:value="0.0000111112345691954">
            <text:p>0,000011</text:p>
          </table:table-cell>
          <table:table-cell table:formula="of:=IF([.G935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>
          <table:table-cell office:value-type="float" office:value="1411800">
            <text:p>1411800</text:p>
          </table:table-cell>
          <table:table-cell table:formula="of:=72000000/[.A936]" office:value-type="float" office:value="50.9987250318742">
            <text:p>50,9987250319</text:p>
          </table:table-cell>
          <table:table-cell table:formula="of:=ROUND(72000000/[.A936];0)"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E935]-1" office:value-type="float" office:value="50">
            <text:p>50</text:p>
          </table:table-cell>
          <table:table-cell table:formula="of:=72000000/([.D936]+1)/([.E936]+1)" office:value-type="float" office:value="1411764.70588235">
            <text:p>1411764,70588235</text:p>
          </table:table-cell>
          <table:table-cell table:formula="of:=ABS([.A936]-[.F936])/[.A936]" office:value-type="float" office:value="0.0000249993750155761">
            <text:p>0,000025</text:p>
          </table:table-cell>
          <table:table-cell table:formula="of:=IF([.G936]&lt;0.001;&quot;tak&quot;;&quot;nie&quot;)" office:value-type="string" office:string-value="tak">
            <text:p>tak</text:p>
          </table:table-cell>
          <table:table-cell table:number-columns-repeated="1009"/>
        </table:table-row>
        <table:table-row table:style-name="ro1" table:number-rows-repeated="1047639">
          <table:table-cell table:number-columns-repeated="1017"/>
        </table:table-row>
        <table:table-row table:style-name="ro1"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percentage-style style:name="N109">
      <number:number number:decimal-places="4" number:min-integer-digits="1"/>
      <number:text>%</number:text>
    </number:percentage-style>
    <number:number-style style:name="N110">
      <number:number number:decimal-places="6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1.10.2016</text:date>, <text:time>18:43:5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l</meta:initial-creator>
    <meta:creation-date>2016-09-19T20:24:50.54</meta:creation-date>
    <meta:generator>OpenOffice/4.1.2$Win32 OpenOffice.org_project/412m3$Build-9782</meta:generator>
    <dc:date>2016-10-01T18:43:55.39</dc:date>
    <dc:creator>m l</dc:creator>
    <meta:editing-duration>P1DT5H29M43S</meta:editing-duration>
    <meta:editing-cycles>487</meta:editing-cycles>
    <meta:document-statistic meta:table-count="2" meta:cell-count="7578" meta:object-count="0"/>
  </office:meta>
</office:document-meta>
</file>